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937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425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411in"/>
    </style:style>
    <style:style style:name="co7" style:family="table-column">
      <style:table-column-properties fo:break-before="auto" style:column-width="1.6181in"/>
    </style:style>
    <style:style style:name="co8" style:family="table-column">
      <style:table-column-properties fo:break-before="auto" style:column-width="1.5484in"/>
    </style:style>
    <style:style style:name="co9" style:family="table-column">
      <style:table-column-properties fo:break-before="auto" style:column-width="1.4799in"/>
    </style:style>
    <style:style style:name="co10" style:family="table-column">
      <style:table-column-properties fo:break-before="auto" style:column-width="1.7563in"/>
    </style:style>
    <style:style style:name="co11" style:family="table-column">
      <style:table-column-properties fo:break-before="auto" style:column-width="1.8252in"/>
    </style:style>
    <style:style style:name="co12" style:family="table-column">
      <style:table-column-properties fo:break-before="auto" style:column-width="2.1701in"/>
    </style:style>
    <style:style style:name="co13" style:family="table-column">
      <style:table-column-properties fo:break-before="auto" style:column-width="2.0319in"/>
    </style:style>
    <style:style style:name="co14" style:family="table-column">
      <style:table-column-properties fo:break-before="auto" style:column-width="2.1016in"/>
    </style:style>
    <style:style style:name="co15" style:family="table-column">
      <style:table-column-properties fo:break-before="auto" style:column-width="1.6866in"/>
    </style:style>
    <style:style style:name="co16" style:family="table-column">
      <style:table-column-properties fo:break-before="auto" style:column-width="2.4457in"/>
    </style:style>
    <style:style style:name="co17" style:family="table-column">
      <style:table-column-properties fo:break-before="auto" style:column-width="2.3075in"/>
    </style:style>
    <style:style style:name="co18" style:family="table-column">
      <style:table-column-properties fo:break-before="auto" style:column-width="2.3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00ff"/>
    </style:style>
    <style:style style:name="ce2" style:family="table-cell" style:parent-style-name="Default">
      <style:table-cell-properties fo:background-color="#ff420e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ackground-color="#ccccff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ccccff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00ffff"/>
    </style:style>
    <style:style style:name="ce8" style:family="table-cell" style:parent-style-name="cellWorst" style:data-style-name="N1"/>
    <style:style style:name="ce9" style:family="table-cell" style:parent-style-name="cellBest" style:data-style-name="N1"/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llBest"/>
        <table:table-column table:style-name="co5" table:default-cell-style-name="Default"/>
        <table:table-column table:style-name="co3" table:number-columns-repeated="3" table:default-cell-style-name="Default"/>
        <table:table-column table:style-name="co3" table:default-cell-style-name="cellBes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3" table:default-cell-style-name="cellBest"/>
        <table:table-column table:style-name="co1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11" table:default-cell-style-name="cellWorst"/>
        <table:table-column table:style-name="co3" table:default-cell-style-name="cellWors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4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3" table:default-cell-style-name="cellBest"/>
        <table:table-column table:style-name="co12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4" table:default-cell-style-name="cellWorst"/>
        <table:table-column table:style-name="co3" table:default-cell-style-name="cellWorst"/>
        <table:table-column table:style-name="co3" table:number-columns-repeated="2" table:default-cell-style-name="Default"/>
        <table:table-column table:style-name="co3" table:default-cell-style-name="cellWorst"/>
        <table:table-column table:style-name="co16" table:default-cell-style-name="Default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8" table:default-cell-style-name="Default"/>
        <table:table-column table:style-name="co3" table:number-columns-repeated="19" table:default-cell-style-name="Default"/>
        <table:table-row table:style-name="ro1">
          <table:table-cell/>
          <table:table-cell office:value-type="string">
            <text:p>bm-1/toh-vsids-n1</text:p>
          </table:table-cell>
          <table:table-cell table:number-columns-repeated="3"/>
          <table:table-cell table:style-name="ce1" office:value-type="string">
            <text:p>bm-1/toh-hvsids-n1</text:p>
          </table:table-cell>
          <table:table-cell table:style-name="ce1" table:number-columns-repeated="4"/>
          <table:table-cell office:value-type="string">
            <text:p>bm-1/toh-none-n1</text:p>
          </table:table-cell>
          <table:table-cell table:number-columns-repeated="3"/>
          <table:table-cell table:style-name="Default"/>
          <table:table-cell office:value-type="string">
            <text:p>bm-1/toh-neutral-n1</text:p>
          </table:table-cell>
          <table:table-cell table:number-columns-repeated="4"/>
          <table:table-cell office:value-type="string">
            <text:p>bm-1/toh-pref_false-n1</text:p>
          </table:table-cell>
          <table:table-cell table:number-columns-repeated="4"/>
          <table:table-cell office:value-type="string">
            <text:p>bm-1/toh-pref_true-n1</text:p>
          </table:table-cell>
          <table:table-cell table:number-columns-repeated="4"/>
          <table:table-cell office:value-type="string">
            <text:p>bm-1/toh-factor2-n1</text:p>
          </table:table-cell>
          <table:table-cell table:number-columns-repeated="4"/>
          <table:table-cell office:value-type="string">
            <text:p>bm-1/toh-factor4-n1</text:p>
          </table:table-cell>
          <table:table-cell table:number-columns-repeated="4"/>
          <table:table-cell office:value-type="string">
            <text:p>bm-1/toh-factor8-n1</text:p>
          </table:table-cell>
          <table:table-cell table:number-columns-repeated="4"/>
          <table:table-cell office:value-type="string">
            <text:p>bm-1/toh-factor16-n1</text:p>
          </table:table-cell>
          <table:table-cell table:number-columns-repeated="4"/>
          <table:table-cell office:value-type="string">
            <text:p>bm-1/toh-init2-n1</text:p>
          </table:table-cell>
          <table:table-cell table:number-columns-repeated="4"/>
          <table:table-cell office:value-type="string">
            <text:p>bm-1/toh-init4-n1</text:p>
          </table:table-cell>
          <table:table-cell table:number-columns-repeated="4"/>
          <table:table-cell office:value-type="string">
            <text:p>bm-1/toh-init8-n1</text:p>
          </table:table-cell>
          <table:table-cell table:number-columns-repeated="4"/>
          <table:table-cell office:value-type="string">
            <text:p>bm-1/toh-init16-n1</text:p>
          </table:table-cell>
          <table:table-cell table:number-columns-repeated="4"/>
          <table:table-cell office:value-type="string">
            <text:p>bm-1/toh-level1-n1</text:p>
          </table:table-cell>
          <table:table-cell table:number-columns-repeated="4"/>
          <table:table-cell office:value-type="string">
            <text:p>bm-1/toh-level-1-n1</text:p>
          </table:table-cell>
          <table:table-cell table:number-columns-repeated="3"/>
          <table:table-cell table:style-name="Default"/>
          <table:table-cell office:value-type="string">
            <text:p>bm-1/toh-ordered_factor-n1</text:p>
          </table:table-cell>
          <table:table-cell table:number-columns-repeated="4"/>
          <table:table-cell office:value-type="string">
            <text:p>bm-1/toh-ordered_init-n1</text:p>
          </table:table-cell>
          <table:table-cell table:number-columns-repeated="4"/>
          <table:table-cell table:style-name="Default" office:value-type="string">
            <text:p>bm-1/toh-ordered_level-n1</text:p>
          </table:table-cell>
          <table:table-cell table:style-name="Default"/>
          <table:table-cell table:number-columns-repeated="3"/>
          <table:table-cell office:value-type="string">
            <text:p>bm-1/toh-ordered_inv_factor-n1</text:p>
          </table:table-cell>
          <table:table-cell table:number-columns-repeated="4"/>
          <table:table-cell office:value-type="string">
            <text:p>bm-1/toh-ordered_inv_init-n1</text:p>
          </table:table-cell>
          <table:table-cell table:number-columns-repeated="4"/>
          <table:table-cell office:value-type="string">
            <text:p>bm-1/toh-ordered_inv_level-n1</text:p>
          </table:table-cell>
          <table:table-cell table:number-columns-repeated="4"/>
          <table:table-cell office:value-type="string">
            <text:p>bm-1/toh-flu-neutral-n1</text:p>
          </table:table-cell>
          <table:table-cell table:number-columns-repeated="4"/>
          <table:table-cell office:value-type="string">
            <text:p>bm-1/toh-flu-pref_false-n1</text:p>
          </table:table-cell>
          <table:table-cell table:number-columns-repeated="4"/>
          <table:table-cell office:value-type="string">
            <text:p>bm-1/toh-flu-pref_true-n1</text:p>
          </table:table-cell>
          <table:table-cell table:number-columns-repeated="4"/>
          <table:table-cell office:value-type="string">
            <text:p>bm-1/toh-flu-factor2-n1</text:p>
          </table:table-cell>
          <table:table-cell table:number-columns-repeated="4"/>
          <table:table-cell office:value-type="string">
            <text:p>bm-1/toh-flu-factor4-n1</text:p>
          </table:table-cell>
          <table:table-cell table:number-columns-repeated="4"/>
          <table:table-cell office:value-type="string">
            <text:p>bm-1/toh-flu-factor8-n1</text:p>
          </table:table-cell>
          <table:table-cell table:number-columns-repeated="4"/>
          <table:table-cell office:value-type="string">
            <text:p>bm-1/toh-flu-factor16-n1</text:p>
          </table:table-cell>
          <table:table-cell table:number-columns-repeated="4"/>
          <table:table-cell office:value-type="string">
            <text:p>bm-1/toh-flu-init2-n1</text:p>
          </table:table-cell>
          <table:table-cell table:number-columns-repeated="4"/>
          <table:table-cell office:value-type="string">
            <text:p>bm-1/toh-flu-init4-n1</text:p>
          </table:table-cell>
          <table:table-cell table:number-columns-repeated="4"/>
          <table:table-cell office:value-type="string">
            <text:p>bm-1/toh-flu-init8-n1</text:p>
          </table:table-cell>
          <table:table-cell table:number-columns-repeated="4"/>
          <table:table-cell office:value-type="string">
            <text:p>bm-1/toh-flu-init16-n1</text:p>
          </table:table-cell>
          <table:table-cell table:number-columns-repeated="4"/>
          <table:table-cell office:value-type="string">
            <text:p>bm-1/toh-flu-level1-n1</text:p>
          </table:table-cell>
          <table:table-cell table:number-columns-repeated="4"/>
          <table:table-cell office:value-type="string">
            <text:p>bm-1/toh-flu-level-1-n1</text:p>
          </table:table-cell>
          <table:table-cell table:number-columns-repeated="3"/>
          <table:table-cell table:style-name="Default"/>
          <table:table-cell office:value-type="string">
            <text:p>bm-1/toh-flu-ordered_factor-n1</text:p>
          </table:table-cell>
          <table:table-cell table:number-columns-repeated="4"/>
          <table:table-cell office:value-type="string">
            <text:p>bm-1/toh-flu-ordered_init-n1</text:p>
          </table:table-cell>
          <table:table-cell table:number-columns-repeated="4"/>
          <table:table-cell table:style-name="Default" office:value-type="string">
            <text:p>bm-1/toh-flu-ordered_level-n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bm-1/toh-flu-ordered_inv_factor-n1</text:p>
          </table:table-cell>
          <table:table-cell table:number-columns-repeated="4"/>
          <table:table-cell office:value-type="string">
            <text:p>bm-1/toh-flu-ordered_inv_init-n1</text:p>
          </table:table-cell>
          <table:table-cell table:number-columns-repeated="4"/>
          <table:table-cell office:value-type="string">
            <text:p>bm-1/toh-flu-ordered_inv_level-n1</text:p>
          </table:table-cell>
          <table:table-cell table:number-columns-repeated="4"/>
          <table:table-cell office:value-type="string">
            <text:p>min</text:p>
          </table:table-cell>
          <table:table-cell table:number-columns-repeated="4"/>
          <table:table-cell office:value-type="string">
            <text:p>median</text:p>
          </table:table-cell>
          <table:table-cell table:number-columns-repeated="4"/>
          <table:table-cell office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</table:table-row>
        <table:table-row table:style-name="ro1">
          <table:table-cell office:value-type="string">
            <text:p>./31-hanoi_tower-60-0.asp</text:p>
          </table:table-cell>
          <table:table-cell office:value-type="float" office:value="71.9866">
            <text:p>71.9866</text:p>
          </table:table-cell>
          <table:table-cell office:value-type="float" office:value="0">
            <text:p>0</text:p>
          </table:table-cell>
          <table:table-cell office:value-type="float" office:value="339402">
            <text:p>339402</text:p>
          </table:table-cell>
          <table:table-cell office:value-type="float" office:value="413340">
            <text:p>413340</text:p>
          </table:table-cell>
          <table:table-cell office:value-type="float" office:value="81.783">
            <text:p>81.783</text:p>
          </table:table-cell>
          <table:table-cell office:value-type="float" office:value="0">
            <text:p>0</text:p>
          </table:table-cell>
          <table:table-cell office:value-type="float" office:value="339402">
            <text:p>339402</text:p>
          </table:table-cell>
          <table:table-cell office:value-type="float" office:value="413340">
            <text:p>413340</text:p>
          </table:table-cell>
          <table:table-cell office:value-type="float" office:value="0">
            <text:p>0</text:p>
          </table:table-cell>
          <table:table-cell office:value-type="float" office:value="70.5242">
            <text:p>70.5242</text:p>
          </table:table-cell>
          <table:table-cell office:value-type="float" office:value="0">
            <text:p>0</text:p>
          </table:table-cell>
          <table:table-cell office:value-type="float" office:value="339402">
            <text:p>339402</text:p>
          </table:table-cell>
          <table:table-cell office:value-type="float" office:value="413340">
            <text:p>413340</text:p>
          </table:table-cell>
          <table:table-cell office:value-type="float" office:value="0">
            <text:p>0</text:p>
          </table:table-cell>
          <table:table-cell office:value-type="float" office:value="66.2836">
            <text:p>66.2836</text:p>
          </table:table-cell>
          <table:table-cell office:value-type="float" office:value="0">
            <text:p>0</text:p>
          </table:table-cell>
          <table:table-cell office:value-type="float" office:value="339402">
            <text:p>339402</text:p>
          </table:table-cell>
          <table:table-cell office:value-type="float" office:value="413340">
            <text:p>413340</text:p>
          </table:table-cell>
          <table:table-cell office:value-type="float" office:value="175387">
            <text:p>175387</text:p>
          </table:table-cell>
          <table:table-cell office:value-type="float" office:value="38.4819">
            <text:p>38.4819</text:p>
          </table:table-cell>
          <table:table-cell office:value-type="float" office:value="0">
            <text:p>0</text:p>
          </table:table-cell>
          <table:table-cell office:value-type="float" office:value="184423">
            <text:p>184423</text:p>
          </table:table-cell>
          <table:table-cell office:value-type="float" office:value="361726">
            <text:p>361726</text:p>
          </table:table-cell>
          <table:table-cell office:value-type="float" office:value="166297">
            <text:p>166297</text:p>
          </table:table-cell>
          <table:table-cell office:value-type="float" office:value="31.9292">
            <text:p>31.9292</text:p>
          </table:table-cell>
          <table:table-cell office:value-type="float" office:value="0">
            <text:p>0</text:p>
          </table:table-cell>
          <table:table-cell office:value-type="float" office:value="175104">
            <text:p>175104</text:p>
          </table:table-cell>
          <table:table-cell office:value-type="float" office:value="217766">
            <text:p>217766</text:p>
          </table:table-cell>
          <table:table-cell office:value-type="float" office:value="101822">
            <text:p>101822</text:p>
          </table:table-cell>
          <table:table-cell office:value-type="float" office:value="62.9792">
            <text:p>62.9792</text:p>
          </table:table-cell>
          <table:table-cell office:value-type="float" office:value="0">
            <text:p>0</text:p>
          </table:table-cell>
          <table:table-cell office:value-type="float" office:value="258060">
            <text:p>258060</text:p>
          </table:table-cell>
          <table:table-cell office:value-type="float" office:value="291839">
            <text:p>291839</text:p>
          </table:table-cell>
          <table:table-cell office:value-type="float" office:value="283786">
            <text:p>283786</text:p>
          </table:table-cell>
          <table:table-cell office:value-type="float" office:value="73.0734">
            <text:p>73.0734</text:p>
          </table:table-cell>
          <table:table-cell office:value-type="float" office:value="0">
            <text:p>0</text:p>
          </table:table-cell>
          <table:table-cell office:value-type="float" office:value="345976">
            <text:p>345976</text:p>
          </table:table-cell>
          <table:table-cell office:value-type="float" office:value="384854">
            <text:p>384854</text:p>
          </table:table-cell>
          <table:table-cell office:value-type="float" office:value="383688">
            <text:p>383688</text:p>
          </table:table-cell>
          <table:table-cell office:value-type="float" office:value="82.5354">
            <text:p>82.5354</text:p>
          </table:table-cell>
          <table:table-cell office:value-type="float" office:value="0">
            <text:p>0</text:p>
          </table:table-cell>
          <table:table-cell office:value-type="float" office:value="324179">
            <text:p>324179</text:p>
          </table:table-cell>
          <table:table-cell office:value-type="float" office:value="363147">
            <text:p>363147</text:p>
          </table:table-cell>
          <table:table-cell office:value-type="float" office:value="362408">
            <text:p>362408</text:p>
          </table:table-cell>
          <table:table-cell office:value-type="float" office:value="76.4719">
            <text:p>76.4719</text:p>
          </table:table-cell>
          <table:table-cell office:value-type="float" office:value="0">
            <text:p>0</text:p>
          </table:table-cell>
          <table:table-cell office:value-type="float" office:value="354832">
            <text:p>354832</text:p>
          </table:table-cell>
          <table:table-cell office:value-type="float" office:value="396796">
            <text:p>396796</text:p>
          </table:table-cell>
          <table:table-cell office:value-type="float" office:value="396024">
            <text:p>396024</text:p>
          </table:table-cell>
          <table:table-cell office:value-type="float" office:value="42.6214">
            <text:p>42.6214</text:p>
          </table:table-cell>
          <table:table-cell office:value-type="float" office:value="0">
            <text:p>0</text:p>
          </table:table-cell>
          <table:table-cell office:value-type="float" office:value="224899">
            <text:p>224899</text:p>
          </table:table-cell>
          <table:table-cell office:value-type="float" office:value="275827">
            <text:p>275827</text:p>
          </table:table-cell>
          <table:table-cell office:value-type="float" office:value="131462">
            <text:p>131462</text:p>
          </table:table-cell>
          <table:table-cell office:value-type="float" office:value="20.1742">
            <text:p>20.1742</text:p>
          </table:table-cell>
          <table:table-cell office:value-type="float" office:value="0">
            <text:p>0</text:p>
          </table:table-cell>
          <table:table-cell office:value-type="float" office:value="113028">
            <text:p>113028</text:p>
          </table:table-cell>
          <table:table-cell office:value-type="float" office:value="144413">
            <text:p>144413</text:p>
          </table:table-cell>
          <table:table-cell office:value-type="float" office:value="66237">
            <text:p>66237</text:p>
          </table:table-cell>
          <table:table-cell office:value-type="float" office:value="43.144">
            <text:p>43.144</text:p>
          </table:table-cell>
          <table:table-cell office:value-type="float" office:value="0">
            <text:p>0</text:p>
          </table:table-cell>
          <table:table-cell office:value-type="float" office:value="222666">
            <text:p>222666</text:p>
          </table:table-cell>
          <table:table-cell office:value-type="float" office:value="270947">
            <text:p>270947</text:p>
          </table:table-cell>
          <table:table-cell office:value-type="float" office:value="117594">
            <text:p>117594</text:p>
          </table:table-cell>
          <table:table-cell office:value-type="float" office:value="34.6723">
            <text:p>34.6723</text:p>
          </table:table-cell>
          <table:table-cell office:value-type="float" office:value="0">
            <text:p>0</text:p>
          </table:table-cell>
          <table:table-cell office:value-type="float" office:value="187036">
            <text:p>187036</text:p>
          </table:table-cell>
          <table:table-cell office:value-type="float" office:value="232142">
            <text:p>232142</text:p>
          </table:table-cell>
          <table:table-cell office:value-type="float" office:value="96926">
            <text:p>96926</text:p>
          </table:table-cell>
          <table:table-cell office:value-type="float" office:value="59.4274">
            <text:p>59.4274</text:p>
          </table:table-cell>
          <table:table-cell office:value-type="float" office:value="0">
            <text:p>0</text:p>
          </table:table-cell>
          <table:table-cell office:value-type="float" office:value="285994">
            <text:p>285994</text:p>
          </table:table-cell>
          <table:table-cell table:number-columns-repeated="2" office:value-type="float" office:value="318225">
            <text:p>318225</text:p>
          </table:table-cell>
          <table:table-cell office:value-type="float" office:value="9.71732">
            <text:p>9.71732</text:p>
          </table:table-cell>
          <table:table-cell office:value-type="float" office:value="0">
            <text:p>0</text:p>
          </table:table-cell>
          <table:table-cell office:value-type="float" office:value="63679">
            <text:p>63679</text:p>
          </table:table-cell>
          <table:table-cell office:value-type="float" office:value="102059">
            <text:p>102059</text:p>
          </table:table-cell>
          <table:table-cell office:value-type="float" office:value="0">
            <text:p>0</text:p>
          </table:table-cell>
          <table:table-cell office:value-type="float" office:value="14.0972">
            <text:p>14.0972</text:p>
          </table:table-cell>
          <table:table-cell office:value-type="float" office:value="0">
            <text:p>0</text:p>
          </table:table-cell>
          <table:table-cell office:value-type="float" office:value="70045">
            <text:p>70045</text:p>
          </table:table-cell>
          <table:table-cell office:value-type="float" office:value="82385">
            <text:p>82385</text:p>
          </table:table-cell>
          <table:table-cell office:value-type="float" office:value="81988">
            <text:p>81988</text:p>
          </table:table-cell>
          <table:table-cell office:value-type="float" office:value="117.983">
            <text:p>117.983</text:p>
          </table:table-cell>
          <table:table-cell office:value-type="float" office:value="0">
            <text:p>0</text:p>
          </table:table-cell>
          <table:table-cell office:value-type="float" office:value="529653">
            <text:p>529653</text:p>
          </table:table-cell>
          <table:table-cell office:value-type="float" office:value="639685">
            <text:p>639685</text:p>
          </table:table-cell>
          <table:table-cell office:value-type="float" office:value="241056">
            <text:p>24105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468951">
            <text:p>1468951</text:p>
          </table:table-cell>
          <table:table-cell table:number-columns-repeated="2" office:value-type="float" office:value="1578972">
            <text:p>1578972</text:p>
          </table:table-cell>
          <table:table-cell office:value-type="float" office:value="254.848">
            <text:p>254.848</text:p>
          </table:table-cell>
          <table:table-cell office:value-type="float" office:value="0">
            <text:p>0</text:p>
          </table:table-cell>
          <table:table-cell office:value-type="float" office:value="808997">
            <text:p>808997</text:p>
          </table:table-cell>
          <table:table-cell office:value-type="float" office:value="883753">
            <text:p>883753</text:p>
          </table:table-cell>
          <table:table-cell office:value-type="float" office:value="882797">
            <text:p>882797</text:p>
          </table:table-cell>
          <table:table-cell office:value-type="float" office:value="19.7072">
            <text:p>19.7072</text:p>
          </table:table-cell>
          <table:table-cell office:value-type="float" office:value="0">
            <text:p>0</text:p>
          </table:table-cell>
          <table:table-cell office:value-type="float" office:value="117275">
            <text:p>117275</text:p>
          </table:table-cell>
          <table:table-cell office:value-type="float" office:value="149706">
            <text:p>149706</text:p>
          </table:table-cell>
          <table:table-cell office:value-type="float" office:value="73096">
            <text:p>7309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216996">
            <text:p>2216996</text:p>
          </table:table-cell>
          <table:table-cell table:style-name="cellWorst" office:value-type="float" office:value="2236602">
            <text:p>2236602</text:p>
          </table:table-cell>
          <table:table-cell table:style-name="cellWorst" office:value-type="float" office:value="2236602">
            <text:p>2236602</text:p>
          </table:table-cell>
          <table:table-cell office:value-type="float" office:value="71.5727">
            <text:p>71.5727</text:p>
          </table:table-cell>
          <table:table-cell office:value-type="float" office:value="0">
            <text:p>0</text:p>
          </table:table-cell>
          <table:table-cell office:value-type="float" office:value="339402">
            <text:p>339402</text:p>
          </table:table-cell>
          <table:table-cell office:value-type="float" office:value="413340">
            <text:p>413340</text:p>
          </table:table-cell>
          <table:table-cell office:value-type="float" office:value="175387">
            <text:p>175387</text:p>
          </table:table-cell>
          <table:table-cell office:value-type="float" office:value="23.8382">
            <text:p>23.8382</text:p>
          </table:table-cell>
          <table:table-cell office:value-type="float" office:value="0">
            <text:p>0</text:p>
          </table:table-cell>
          <table:table-cell office:value-type="float" office:value="130337">
            <text:p>130337</text:p>
          </table:table-cell>
          <table:table-cell office:value-type="float" office:value="164321">
            <text:p>164321</text:p>
          </table:table-cell>
          <table:table-cell office:value-type="float" office:value="34673">
            <text:p>34673</text:p>
          </table:table-cell>
          <table:table-cell office:value-type="float" office:value="40.2204">
            <text:p>40.2204</text:p>
          </table:table-cell>
          <table:table-cell office:value-type="float" office:value="0">
            <text:p>0</text:p>
          </table:table-cell>
          <table:table-cell office:value-type="float" office:value="226034">
            <text:p>226034</text:p>
          </table:table-cell>
          <table:table-cell office:value-type="float" office:value="278354">
            <text:p>278354</text:p>
          </table:table-cell>
          <table:table-cell office:value-type="float" office:value="59767">
            <text:p>59767</text:p>
          </table:table-cell>
          <table:table-cell office:value-type="float" office:value="19.4871">
            <text:p>19.4871</text:p>
          </table:table-cell>
          <table:table-cell office:value-type="float" office:value="0">
            <text:p>0</text:p>
          </table:table-cell>
          <table:table-cell office:value-type="float" office:value="102318">
            <text:p>102318</text:p>
          </table:table-cell>
          <table:table-cell office:value-type="float" office:value="157139">
            <text:p>157139</text:p>
          </table:table-cell>
          <table:table-cell office:value-type="float" office:value="146965">
            <text:p>146965</text:p>
          </table:table-cell>
          <table:table-cell office:value-type="float" office:value="17.3055">
            <text:p>17.3055</text:p>
          </table:table-cell>
          <table:table-cell office:value-type="float" office:value="0">
            <text:p>0</text:p>
          </table:table-cell>
          <table:table-cell office:value-type="float" office:value="93517">
            <text:p>93517</text:p>
          </table:table-cell>
          <table:table-cell office:value-type="float" office:value="155530">
            <text:p>155530</text:p>
          </table:table-cell>
          <table:table-cell office:value-type="float" office:value="153185">
            <text:p>153185</text:p>
          </table:table-cell>
          <table:table-cell office:value-type="float" office:value="9.31429">
            <text:p>9.31429</text:p>
          </table:table-cell>
          <table:table-cell office:value-type="float" office:value="0">
            <text:p>0</text:p>
          </table:table-cell>
          <table:table-cell office:value-type="float" office:value="59681">
            <text:p>59681</text:p>
          </table:table-cell>
          <table:table-cell office:value-type="float" office:value="101904">
            <text:p>101904</text:p>
          </table:table-cell>
          <table:table-cell office:value-type="float" office:value="100672">
            <text:p>100672</text:p>
          </table:table-cell>
          <table:table-cell office:value-type="float" office:value="7.86279">
            <text:p>7.86279</text:p>
          </table:table-cell>
          <table:table-cell office:value-type="float" office:value="0">
            <text:p>0</text:p>
          </table:table-cell>
          <table:table-cell office:value-type="float" office:value="45351">
            <text:p>45351</text:p>
          </table:table-cell>
          <table:table-cell office:value-type="float" office:value="83891">
            <text:p>83891</text:p>
          </table:table-cell>
          <table:table-cell office:value-type="float" office:value="82713">
            <text:p>82713</text:p>
          </table:table-cell>
          <table:table-cell office:value-type="float" office:value="70.6719">
            <text:p>70.6719</text:p>
          </table:table-cell>
          <table:table-cell office:value-type="float" office:value="0">
            <text:p>0</text:p>
          </table:table-cell>
          <table:table-cell office:value-type="float" office:value="344448">
            <text:p>344448</text:p>
          </table:table-cell>
          <table:table-cell office:value-type="float" office:value="539388">
            <text:p>539388</text:p>
          </table:table-cell>
          <table:table-cell office:value-type="float" office:value="98652">
            <text:p>98652</text:p>
          </table:table-cell>
          <table:table-cell office:value-type="float" office:value="58.601">
            <text:p>58.601</text:p>
          </table:table-cell>
          <table:table-cell office:value-type="float" office:value="0">
            <text:p>0</text:p>
          </table:table-cell>
          <table:table-cell office:value-type="float" office:value="326580">
            <text:p>326580</text:p>
          </table:table-cell>
          <table:table-cell office:value-type="float" office:value="533626">
            <text:p>533626</text:p>
          </table:table-cell>
          <table:table-cell office:value-type="float" office:value="98875">
            <text:p>98875</text:p>
          </table:table-cell>
          <table:table-cell office:value-type="float" office:value="151.808">
            <text:p>151.808</text:p>
          </table:table-cell>
          <table:table-cell office:value-type="float" office:value="0">
            <text:p>0</text:p>
          </table:table-cell>
          <table:table-cell office:value-type="float" office:value="614371">
            <text:p>614371</text:p>
          </table:table-cell>
          <table:table-cell office:value-type="float" office:value="947223">
            <text:p>947223</text:p>
          </table:table-cell>
          <table:table-cell office:value-type="float" office:value="181142">
            <text:p>181142</text:p>
          </table:table-cell>
          <table:table-cell office:value-type="float" office:value="97.7585">
            <text:p>97.7585</text:p>
          </table:table-cell>
          <table:table-cell office:value-type="float" office:value="0">
            <text:p>0</text:p>
          </table:table-cell>
          <table:table-cell office:value-type="float" office:value="419586">
            <text:p>419586</text:p>
          </table:table-cell>
          <table:table-cell office:value-type="float" office:value="679087">
            <text:p>679087</text:p>
          </table:table-cell>
          <table:table-cell office:value-type="float" office:value="130985">
            <text:p>130985</text:p>
          </table:table-cell>
          <table:table-cell table:style-name="cellBest" office:value-type="float" office:value="4.45231">
            <text:p>4.45231</text:p>
          </table:table-cell>
          <table:table-cell office:value-type="float" office:value="0">
            <text:p>0</text:p>
          </table:table-cell>
          <table:table-cell table:style-name="cellBest" office:value-type="float" office:value="33583">
            <text:p>33583</text:p>
          </table:table-cell>
          <table:table-cell table:style-name="cellBest" office:value-type="float" office:value="64853">
            <text:p>64853</text:p>
          </table:table-cell>
          <table:table-cell office:value-type="float" office:value="64853">
            <text:p>64853</text:p>
          </table:table-cell>
          <table:table-cell office:value-type="float" office:value="103.533">
            <text:p>103.533</text:p>
          </table:table-cell>
          <table:table-cell office:value-type="float" office:value="0">
            <text:p>0</text:p>
          </table:table-cell>
          <table:table-cell office:value-type="float" office:value="465751">
            <text:p>465751</text:p>
          </table:table-cell>
          <table:table-cell office:value-type="float" office:value="547423">
            <text:p>547423</text:p>
          </table:table-cell>
          <table:table-cell office:value-type="float" office:value="0">
            <text:p>0</text:p>
          </table:table-cell>
          <table:table-cell office:value-type="float" office:value="11.0173">
            <text:p>11.0173</text:p>
          </table:table-cell>
          <table:table-cell office:value-type="float" office:value="0">
            <text:p>0</text:p>
          </table:table-cell>
          <table:table-cell office:value-type="float" office:value="66199">
            <text:p>66199</text:p>
          </table:table-cell>
          <table:table-cell office:value-type="float" office:value="114976">
            <text:p>114976</text:p>
          </table:table-cell>
          <table:table-cell office:value-type="float" office:value="113141">
            <text:p>113141</text:p>
          </table:table-cell>
          <table:table-cell office:value-type="float" office:value="51.7561">
            <text:p>51.7561</text:p>
          </table:table-cell>
          <table:table-cell office:value-type="float" office:value="0">
            <text:p>0</text:p>
          </table:table-cell>
          <table:table-cell office:value-type="float" office:value="239695">
            <text:p>239695</text:p>
          </table:table-cell>
          <table:table-cell office:value-type="float" office:value="439876">
            <text:p>439876</text:p>
          </table:table-cell>
          <table:table-cell office:value-type="float" office:value="86625">
            <text:p>8662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617004">
            <text:p>617004</text:p>
          </table:table-cell>
          <table:table-cell office:value-type="float" office:value="1536255">
            <text:p>1536255</text:p>
          </table:table-cell>
          <table:table-cell table:style-name="Default" office:value-type="float" office:value="1536255">
            <text:p>1536255</text:p>
          </table:table-cell>
          <table:table-cell office:value-type="float" office:value="6.24129">
            <text:p>6.24129</text:p>
          </table:table-cell>
          <table:table-cell office:value-type="float" office:value="0">
            <text:p>0</text:p>
          </table:table-cell>
          <table:table-cell office:value-type="float" office:value="42245">
            <text:p>42245</text:p>
          </table:table-cell>
          <table:table-cell office:value-type="float" office:value="78526">
            <text:p>78526</text:p>
          </table:table-cell>
          <table:table-cell office:value-type="float" office:value="77231">
            <text:p>77231</text:p>
          </table:table-cell>
          <table:table-cell office:value-type="float" office:value="47.8498">
            <text:p>47.8498</text:p>
          </table:table-cell>
          <table:table-cell office:value-type="float" office:value="0">
            <text:p>0</text:p>
          </table:table-cell>
          <table:table-cell office:value-type="float" office:value="254649">
            <text:p>254649</text:p>
          </table:table-cell>
          <table:table-cell office:value-type="float" office:value="309560">
            <text:p>309560</text:p>
          </table:table-cell>
          <table:table-cell office:value-type="float" office:value="60636">
            <text:p>6063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731816">
            <text:p>1731816</text:p>
          </table:table-cell>
          <table:table-cell table:number-columns-repeated="2" office:value-type="float" office:value="1793074">
            <text:p>1793074</text:p>
          </table:table-cell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4.45231">
            <text:p>4.45231</text:p>
          </table:table-cell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0">
            <text:p>0</text:p>
          </table:table-cell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33583">
            <text:p>33583</text:p>
          </table:table-cell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64853">
            <text:p>64853</text:p>
          </table:table-cell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0">
            <text:p>0</text:p>
          </table:table-cell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58.601">
            <text:p>58.601</text:p>
          </table:table-cell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0">
            <text:p>0</text:p>
          </table:table-cell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258060">
            <text:p>258060</text:p>
          </table:table-cell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361726">
            <text:p>361726</text:p>
          </table:table-cell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115367.5">
            <text:p>115367.5</text:p>
          </table:table-cell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600">
            <text:p>600</text:p>
          </table:table-cell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1">
            <text:p>1</text:p>
          </table:table-cell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2216996">
            <text:p>2216996</text:p>
          </table:table-cell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2236602">
            <text:p>2236602</text:p>
          </table:table-cell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2236602">
            <text:p>2236602</text:p>
          </table:table-cell>
        </table:table-row>
        <table:table-row table:style-name="ro1">
          <table:table-cell office:value-type="string">
            <text:p>./32-hanoi_tower-60-0.asp</text:p>
          </table:table-cell>
          <table:table-cell office:value-type="float" office:value="91.2934">
            <text:p>91.2934</text:p>
          </table:table-cell>
          <table:table-cell office:value-type="float" office:value="0">
            <text:p>0</text:p>
          </table:table-cell>
          <table:table-cell office:value-type="float" office:value="372835">
            <text:p>372835</text:p>
          </table:table-cell>
          <table:table-cell office:value-type="float" office:value="456583">
            <text:p>456583</text:p>
          </table:table-cell>
          <table:table-cell office:value-type="float" office:value="100.939">
            <text:p>100.939</text:p>
          </table:table-cell>
          <table:table-cell office:value-type="float" office:value="0">
            <text:p>0</text:p>
          </table:table-cell>
          <table:table-cell office:value-type="float" office:value="372835">
            <text:p>372835</text:p>
          </table:table-cell>
          <table:table-cell office:value-type="float" office:value="456583">
            <text:p>456583</text:p>
          </table:table-cell>
          <table:table-cell office:value-type="float" office:value="0">
            <text:p>0</text:p>
          </table:table-cell>
          <table:table-cell office:value-type="float" office:value="77.7917">
            <text:p>77.7917</text:p>
          </table:table-cell>
          <table:table-cell office:value-type="float" office:value="0">
            <text:p>0</text:p>
          </table:table-cell>
          <table:table-cell office:value-type="float" office:value="372835">
            <text:p>372835</text:p>
          </table:table-cell>
          <table:table-cell office:value-type="float" office:value="456583">
            <text:p>456583</text:p>
          </table:table-cell>
          <table:table-cell office:value-type="float" office:value="0">
            <text:p>0</text:p>
          </table:table-cell>
          <table:table-cell office:value-type="float" office:value="77.6871">
            <text:p>77.6871</text:p>
          </table:table-cell>
          <table:table-cell office:value-type="float" office:value="0">
            <text:p>0</text:p>
          </table:table-cell>
          <table:table-cell office:value-type="float" office:value="372835">
            <text:p>372835</text:p>
          </table:table-cell>
          <table:table-cell office:value-type="float" office:value="456583">
            <text:p>456583</text:p>
          </table:table-cell>
          <table:table-cell office:value-type="float" office:value="168697">
            <text:p>168697</text:p>
          </table:table-cell>
          <table:table-cell office:value-type="float" office:value="38.5329">
            <text:p>38.5329</text:p>
          </table:table-cell>
          <table:table-cell office:value-type="float" office:value="0">
            <text:p>0</text:p>
          </table:table-cell>
          <table:table-cell office:value-type="float" office:value="204149">
            <text:p>204149</text:p>
          </table:table-cell>
          <table:table-cell office:value-type="float" office:value="345488">
            <text:p>345488</text:p>
          </table:table-cell>
          <table:table-cell office:value-type="float" office:value="193494">
            <text:p>193494</text:p>
          </table:table-cell>
          <table:table-cell office:value-type="float" office:value="37.5382">
            <text:p>37.5382</text:p>
          </table:table-cell>
          <table:table-cell office:value-type="float" office:value="0">
            <text:p>0</text:p>
          </table:table-cell>
          <table:table-cell office:value-type="float" office:value="202354">
            <text:p>202354</text:p>
          </table:table-cell>
          <table:table-cell office:value-type="float" office:value="249786">
            <text:p>249786</text:p>
          </table:table-cell>
          <table:table-cell office:value-type="float" office:value="107885">
            <text:p>107885</text:p>
          </table:table-cell>
          <table:table-cell office:value-type="float" office:value="243.875">
            <text:p>243.875</text:p>
          </table:table-cell>
          <table:table-cell office:value-type="float" office:value="0">
            <text:p>0</text:p>
          </table:table-cell>
          <table:table-cell office:value-type="float" office:value="849690">
            <text:p>849690</text:p>
          </table:table-cell>
          <table:table-cell office:value-type="float" office:value="937545">
            <text:p>937545</text:p>
          </table:table-cell>
          <table:table-cell office:value-type="float" office:value="914591">
            <text:p>914591</text:p>
          </table:table-cell>
          <table:table-cell office:value-type="float" office:value="91.7083">
            <text:p>91.7083</text:p>
          </table:table-cell>
          <table:table-cell office:value-type="float" office:value="0">
            <text:p>0</text:p>
          </table:table-cell>
          <table:table-cell office:value-type="float" office:value="413311">
            <text:p>413311</text:p>
          </table:table-cell>
          <table:table-cell office:value-type="float" office:value="463715">
            <text:p>463715</text:p>
          </table:table-cell>
          <table:table-cell office:value-type="float" office:value="462040">
            <text:p>462040</text:p>
          </table:table-cell>
          <table:table-cell office:value-type="float" office:value="76.6472">
            <text:p>76.6472</text:p>
          </table:table-cell>
          <table:table-cell office:value-type="float" office:value="0">
            <text:p>0</text:p>
          </table:table-cell>
          <table:table-cell office:value-type="float" office:value="349538">
            <text:p>349538</text:p>
          </table:table-cell>
          <table:table-cell office:value-type="float" office:value="393833">
            <text:p>393833</text:p>
          </table:table-cell>
          <table:table-cell office:value-type="float" office:value="392496">
            <text:p>392496</text:p>
          </table:table-cell>
          <table:table-cell office:value-type="float" office:value="76.299">
            <text:p>76.299</text:p>
          </table:table-cell>
          <table:table-cell office:value-type="float" office:value="0">
            <text:p>0</text:p>
          </table:table-cell>
          <table:table-cell office:value-type="float" office:value="360042">
            <text:p>360042</text:p>
          </table:table-cell>
          <table:table-cell office:value-type="float" office:value="402208">
            <text:p>402208</text:p>
          </table:table-cell>
          <table:table-cell office:value-type="float" office:value="401383">
            <text:p>401383</text:p>
          </table:table-cell>
          <table:table-cell office:value-type="float" office:value="59.7793">
            <text:p>59.7793</text:p>
          </table:table-cell>
          <table:table-cell office:value-type="float" office:value="0">
            <text:p>0</text:p>
          </table:table-cell>
          <table:table-cell office:value-type="float" office:value="277243">
            <text:p>277243</text:p>
          </table:table-cell>
          <table:table-cell office:value-type="float" office:value="336486">
            <text:p>336486</text:p>
          </table:table-cell>
          <table:table-cell office:value-type="float" office:value="150035">
            <text:p>150035</text:p>
          </table:table-cell>
          <table:table-cell office:value-type="float" office:value="144.606">
            <text:p>144.606</text:p>
          </table:table-cell>
          <table:table-cell office:value-type="float" office:value="0">
            <text:p>0</text:p>
          </table:table-cell>
          <table:table-cell office:value-type="float" office:value="591285">
            <text:p>591285</text:p>
          </table:table-cell>
          <table:table-cell office:value-type="float" office:value="709198">
            <text:p>709198</text:p>
          </table:table-cell>
          <table:table-cell office:value-type="float" office:value="289517">
            <text:p>289517</text:p>
          </table:table-cell>
          <table:table-cell office:value-type="float" office:value="58.8585">
            <text:p>58.8585</text:p>
          </table:table-cell>
          <table:table-cell office:value-type="float" office:value="0">
            <text:p>0</text:p>
          </table:table-cell>
          <table:table-cell office:value-type="float" office:value="297711">
            <text:p>297711</text:p>
          </table:table-cell>
          <table:table-cell office:value-type="float" office:value="368697">
            <text:p>368697</text:p>
          </table:table-cell>
          <table:table-cell office:value-type="float" office:value="147782">
            <text:p>147782</text:p>
          </table:table-cell>
          <table:table-cell office:value-type="float" office:value="21.3749">
            <text:p>21.3749</text:p>
          </table:table-cell>
          <table:table-cell office:value-type="float" office:value="0">
            <text:p>0</text:p>
          </table:table-cell>
          <table:table-cell office:value-type="float" office:value="115875">
            <text:p>115875</text:p>
          </table:table-cell>
          <table:table-cell office:value-type="float" office:value="147026">
            <text:p>147026</text:p>
          </table:table-cell>
          <table:table-cell office:value-type="float" office:value="73362">
            <text:p>73362</text:p>
          </table:table-cell>
          <table:table-cell office:value-type="float" office:value="58.7564">
            <text:p>58.7564</text:p>
          </table:table-cell>
          <table:table-cell office:value-type="float" office:value="0">
            <text:p>0</text:p>
          </table:table-cell>
          <table:table-cell office:value-type="float" office:value="293941">
            <text:p>293941</text:p>
          </table:table-cell>
          <table:table-cell table:number-columns-repeated="2" office:value-type="float" office:value="329109">
            <text:p>329109</text:p>
          </table:table-cell>
          <table:table-cell office:value-type="float" office:value="18.5193">
            <text:p>18.5193</text:p>
          </table:table-cell>
          <table:table-cell office:value-type="float" office:value="0">
            <text:p>0</text:p>
          </table:table-cell>
          <table:table-cell office:value-type="float" office:value="105037">
            <text:p>105037</text:p>
          </table:table-cell>
          <table:table-cell office:value-type="float" office:value="151919">
            <text:p>151919</text:p>
          </table:table-cell>
          <table:table-cell office:value-type="float" office:value="0">
            <text:p>0</text:p>
          </table:table-cell>
          <table:table-cell office:value-type="float" office:value="39.0979">
            <text:p>39.0979</text:p>
          </table:table-cell>
          <table:table-cell office:value-type="float" office:value="0">
            <text:p>0</text:p>
          </table:table-cell>
          <table:table-cell office:value-type="float" office:value="163864">
            <text:p>163864</text:p>
          </table:table-cell>
          <table:table-cell office:value-type="float" office:value="185253">
            <text:p>185253</text:p>
          </table:table-cell>
          <table:table-cell office:value-type="float" office:value="184776">
            <text:p>184776</text:p>
          </table:table-cell>
          <table:table-cell office:value-type="float" office:value="96.1768">
            <text:p>96.1768</text:p>
          </table:table-cell>
          <table:table-cell office:value-type="float" office:value="0">
            <text:p>0</text:p>
          </table:table-cell>
          <table:table-cell office:value-type="float" office:value="405451">
            <text:p>405451</text:p>
          </table:table-cell>
          <table:table-cell office:value-type="float" office:value="497895">
            <text:p>497895</text:p>
          </table:table-cell>
          <table:table-cell office:value-type="float" office:value="229976">
            <text:p>22997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835408">
            <text:p>835408</text:p>
          </table:table-cell>
          <table:table-cell table:number-columns-repeated="2" office:value-type="float" office:value="871760">
            <text:p>871760</text:p>
          </table:table-cell>
          <table:table-cell office:value-type="float" office:value="250.881">
            <text:p>250.881</text:p>
          </table:table-cell>
          <table:table-cell office:value-type="float" office:value="0">
            <text:p>0</text:p>
          </table:table-cell>
          <table:table-cell office:value-type="float" office:value="913346">
            <text:p>913346</text:p>
          </table:table-cell>
          <table:table-cell office:value-type="float" office:value="997291">
            <text:p>997291</text:p>
          </table:table-cell>
          <table:table-cell office:value-type="float" office:value="996346">
            <text:p>996346</text:p>
          </table:table-cell>
          <table:table-cell office:value-type="float" office:value="31.4707">
            <text:p>31.4707</text:p>
          </table:table-cell>
          <table:table-cell office:value-type="float" office:value="0">
            <text:p>0</text:p>
          </table:table-cell>
          <table:table-cell office:value-type="float" office:value="173259">
            <text:p>173259</text:p>
          </table:table-cell>
          <table:table-cell office:value-type="float" office:value="220926">
            <text:p>220926</text:p>
          </table:table-cell>
          <table:table-cell office:value-type="float" office:value="99614">
            <text:p>9961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1872158">
            <text:p>1872158</text:p>
          </table:table-cell>
          <table:table-cell table:number-columns-repeated="2" office:value-type="float" office:value="1887520">
            <text:p>1887520</text:p>
          </table:table-cell>
          <table:table-cell office:value-type="float" office:value="82.5542">
            <text:p>82.5542</text:p>
          </table:table-cell>
          <table:table-cell office:value-type="float" office:value="0">
            <text:p>0</text:p>
          </table:table-cell>
          <table:table-cell office:value-type="float" office:value="372835">
            <text:p>372835</text:p>
          </table:table-cell>
          <table:table-cell office:value-type="float" office:value="456583">
            <text:p>456583</text:p>
          </table:table-cell>
          <table:table-cell office:value-type="float" office:value="168697">
            <text:p>168697</text:p>
          </table:table-cell>
          <table:table-cell office:value-type="float" office:value="69.4683">
            <text:p>69.4683</text:p>
          </table:table-cell>
          <table:table-cell office:value-type="float" office:value="0">
            <text:p>0</text:p>
          </table:table-cell>
          <table:table-cell office:value-type="float" office:value="325174">
            <text:p>325174</text:p>
          </table:table-cell>
          <table:table-cell office:value-type="float" office:value="405133">
            <text:p>405133</text:p>
          </table:table-cell>
          <table:table-cell office:value-type="float" office:value="95319">
            <text:p>95319</text:p>
          </table:table-cell>
          <table:table-cell office:value-type="float" office:value="111.136">
            <text:p>111.136</text:p>
          </table:table-cell>
          <table:table-cell office:value-type="float" office:value="0">
            <text:p>0</text:p>
          </table:table-cell>
          <table:table-cell office:value-type="float" office:value="495468">
            <text:p>495468</text:p>
          </table:table-cell>
          <table:table-cell office:value-type="float" office:value="608431">
            <text:p>608431</text:p>
          </table:table-cell>
          <table:table-cell office:value-type="float" office:value="163786">
            <text:p>163786</text:p>
          </table:table-cell>
          <table:table-cell office:value-type="float" office:value="17.3119">
            <text:p>17.3119</text:p>
          </table:table-cell>
          <table:table-cell office:value-type="float" office:value="0">
            <text:p>0</text:p>
          </table:table-cell>
          <table:table-cell office:value-type="float" office:value="97007">
            <text:p>97007</text:p>
          </table:table-cell>
          <table:table-cell office:value-type="float" office:value="154154">
            <text:p>154154</text:p>
          </table:table-cell>
          <table:table-cell office:value-type="float" office:value="142229">
            <text:p>142229</text:p>
          </table:table-cell>
          <table:table-cell office:value-type="float" office:value="10.0278">
            <text:p>10.0278</text:p>
          </table:table-cell>
          <table:table-cell office:value-type="float" office:value="0">
            <text:p>0</text:p>
          </table:table-cell>
          <table:table-cell office:value-type="float" office:value="61503">
            <text:p>61503</text:p>
          </table:table-cell>
          <table:table-cell office:value-type="float" office:value="113312">
            <text:p>113312</text:p>
          </table:table-cell>
          <table:table-cell office:value-type="float" office:value="110484">
            <text:p>110484</text:p>
          </table:table-cell>
          <table:table-cell table:style-name="cellBest" office:value-type="float" office:value="7.56648">
            <text:p>7.56648</text:p>
          </table:table-cell>
          <table:table-cell office:value-type="float" office:value="0">
            <text:p>0</text:p>
          </table:table-cell>
          <table:table-cell table:style-name="cellBest" office:value-type="float" office:value="47127">
            <text:p>47127</text:p>
          </table:table-cell>
          <table:table-cell table:style-name="cellBest" office:value-type="float" office:value="89212">
            <text:p>89212</text:p>
          </table:table-cell>
          <table:table-cell office:value-type="float" office:value="87574">
            <text:p>87574</text:p>
          </table:table-cell>
          <table:table-cell office:value-type="float" office:value="13.7193">
            <text:p>13.7193</text:p>
          </table:table-cell>
          <table:table-cell office:value-type="float" office:value="0">
            <text:p>0</text:p>
          </table:table-cell>
          <table:table-cell office:value-type="float" office:value="78469">
            <text:p>78469</text:p>
          </table:table-cell>
          <table:table-cell office:value-type="float" office:value="133493">
            <text:p>133493</text:p>
          </table:table-cell>
          <table:table-cell office:value-type="float" office:value="131973">
            <text:p>131973</text:p>
          </table:table-cell>
          <table:table-cell office:value-type="float" office:value="76.1101">
            <text:p>76.1101</text:p>
          </table:table-cell>
          <table:table-cell office:value-type="float" office:value="0">
            <text:p>0</text:p>
          </table:table-cell>
          <table:table-cell office:value-type="float" office:value="404157">
            <text:p>404157</text:p>
          </table:table-cell>
          <table:table-cell office:value-type="float" office:value="676052">
            <text:p>676052</text:p>
          </table:table-cell>
          <table:table-cell office:value-type="float" office:value="130323">
            <text:p>130323</text:p>
          </table:table-cell>
          <table:table-cell office:value-type="float" office:value="138.876">
            <text:p>138.876</text:p>
          </table:table-cell>
          <table:table-cell office:value-type="float" office:value="0">
            <text:p>0</text:p>
          </table:table-cell>
          <table:table-cell office:value-type="float" office:value="596533">
            <text:p>596533</text:p>
          </table:table-cell>
          <table:table-cell office:value-type="float" office:value="962305">
            <text:p>962305</text:p>
          </table:table-cell>
          <table:table-cell office:value-type="float" office:value="216270">
            <text:p>216270</text:p>
          </table:table-cell>
          <table:table-cell office:value-type="float" office:value="67.8745">
            <text:p>67.8745</text:p>
          </table:table-cell>
          <table:table-cell office:value-type="float" office:value="0">
            <text:p>0</text:p>
          </table:table-cell>
          <table:table-cell office:value-type="float" office:value="326425">
            <text:p>326425</text:p>
          </table:table-cell>
          <table:table-cell office:value-type="float" office:value="534525">
            <text:p>534525</text:p>
          </table:table-cell>
          <table:table-cell office:value-type="float" office:value="106810">
            <text:p>106810</text:p>
          </table:table-cell>
          <table:table-cell office:value-type="float" office:value="156.53">
            <text:p>156.53</text:p>
          </table:table-cell>
          <table:table-cell office:value-type="float" office:value="0">
            <text:p>0</text:p>
          </table:table-cell>
          <table:table-cell office:value-type="float" office:value="590380">
            <text:p>590380</text:p>
          </table:table-cell>
          <table:table-cell office:value-type="float" office:value="975041">
            <text:p>975041</text:p>
          </table:table-cell>
          <table:table-cell office:value-type="float" office:value="191088">
            <text:p>191088</text:p>
          </table:table-cell>
          <table:table-cell office:value-type="float" office:value="10.4673">
            <text:p>10.4673</text:p>
          </table:table-cell>
          <table:table-cell office:value-type="float" office:value="0">
            <text:p>0</text:p>
          </table:table-cell>
          <table:table-cell office:value-type="float" office:value="68368">
            <text:p>68368</text:p>
          </table:table-cell>
          <table:table-cell table:number-columns-repeated="2" office:value-type="float" office:value="134916">
            <text:p>134916</text:p>
          </table:table-cell>
          <table:table-cell office:value-type="float" office:value="61.8264">
            <text:p>61.8264</text:p>
          </table:table-cell>
          <table:table-cell office:value-type="float" office:value="0">
            <text:p>0</text:p>
          </table:table-cell>
          <table:table-cell office:value-type="float" office:value="273544">
            <text:p>273544</text:p>
          </table:table-cell>
          <table:table-cell office:value-type="float" office:value="320659">
            <text:p>320659</text:p>
          </table:table-cell>
          <table:table-cell office:value-type="float" office:value="0">
            <text:p>0</text:p>
          </table:table-cell>
          <table:table-cell office:value-type="float" office:value="13.4354">
            <text:p>13.4354</text:p>
          </table:table-cell>
          <table:table-cell office:value-type="float" office:value="0">
            <text:p>0</text:p>
          </table:table-cell>
          <table:table-cell office:value-type="float" office:value="84272">
            <text:p>84272</text:p>
          </table:table-cell>
          <table:table-cell office:value-type="float" office:value="146489">
            <text:p>146489</text:p>
          </table:table-cell>
          <table:table-cell office:value-type="float" office:value="145093">
            <text:p>145093</text:p>
          </table:table-cell>
          <table:table-cell office:value-type="float" office:value="37.431">
            <text:p>37.431</text:p>
          </table:table-cell>
          <table:table-cell office:value-type="float" office:value="0">
            <text:p>0</text:p>
          </table:table-cell>
          <table:table-cell office:value-type="float" office:value="200254">
            <text:p>200254</text:p>
          </table:table-cell>
          <table:table-cell office:value-type="float" office:value="379368">
            <text:p>379368</text:p>
          </table:table-cell>
          <table:table-cell office:value-type="float" office:value="64952">
            <text:p>6495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215920">
            <text:p>1215920</text:p>
          </table:table-cell>
          <table:table-cell table:style-name="cellWorst" office:value-type="float" office:value="2669233">
            <text:p>2669233</text:p>
          </table:table-cell>
          <table:table-cell office:value-type="float" office:value="2669233">
            <text:p>2669233</text:p>
          </table:table-cell>
          <table:table-cell office:value-type="float" office:value="9.97532">
            <text:p>9.97532</text:p>
          </table:table-cell>
          <table:table-cell office:value-type="float" office:value="0">
            <text:p>0</text:p>
          </table:table-cell>
          <table:table-cell office:value-type="float" office:value="66114">
            <text:p>66114</text:p>
          </table:table-cell>
          <table:table-cell office:value-type="float" office:value="117879">
            <text:p>117879</text:p>
          </table:table-cell>
          <table:table-cell office:value-type="float" office:value="116691">
            <text:p>116691</text:p>
          </table:table-cell>
          <table:table-cell office:value-type="float" office:value="106.012">
            <text:p>106.012</text:p>
          </table:table-cell>
          <table:table-cell office:value-type="float" office:value="0">
            <text:p>0</text:p>
          </table:table-cell>
          <table:table-cell office:value-type="float" office:value="458306">
            <text:p>458306</text:p>
          </table:table-cell>
          <table:table-cell office:value-type="float" office:value="553981">
            <text:p>553981</text:p>
          </table:table-cell>
          <table:table-cell office:value-type="float" office:value="129374">
            <text:p>12937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708766">
            <text:p>1708766</text:p>
          </table:table-cell>
          <table:table-cell table:number-columns-repeated="2" office:value-type="float" office:value="1765834">
            <text:p>1765834</text:p>
          </table:table-cell>
          <table:table-cell table:formula="of:=MI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 office:value="7.56648">
            <text:p>7.56648</text:p>
          </table:table-cell>
          <table:table-cell table:formula="of:=MI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 office:value="0">
            <text:p>0</text:p>
          </table:table-cell>
          <table:table-cell table:formula="of:=MI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 office:value="47127">
            <text:p>47127</text:p>
          </table:table-cell>
          <table:table-cell table:formula="of:=MI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 office:value="89212">
            <text:p>89212</text:p>
          </table:table-cell>
          <table:table-cell table:formula="of:=MI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 office:value="0">
            <text:p>0</text:p>
          </table:table-cell>
          <table:table-cell table:formula="of:=MEDIA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 office:value="76.1101">
            <text:p>76.1101</text:p>
          </table:table-cell>
          <table:table-cell table:formula="of:=MEDIA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 office:value="0">
            <text:p>0</text:p>
          </table:table-cell>
          <table:table-cell table:formula="of:=MEDIA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 office:value="349538">
            <text:p>349538</text:p>
          </table:table-cell>
          <table:table-cell table:formula="of:=MEDIA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 office:value="405133">
            <text:p>405133</text:p>
          </table:table-cell>
          <table:table-cell table:formula="of:=MEDIA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 office:value="148908.5">
            <text:p>148908.5</text:p>
          </table:table-cell>
          <table:table-cell table:formula="of:=MAX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 office:value="600">
            <text:p>600</text:p>
          </table:table-cell>
          <table:table-cell table:formula="of:=MAX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 office:value="1">
            <text:p>1</text:p>
          </table:table-cell>
          <table:table-cell table:formula="of:=MAX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 office:value="1872158">
            <text:p>1872158</text:p>
          </table:table-cell>
          <table:table-cell table:formula="of:=MAX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 office:value="2669233">
            <text:p>2669233</text:p>
          </table:table-cell>
          <table:table-cell table:formula="of:=MAX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 office:value="2669233">
            <text:p>2669233</text:p>
          </table:table-cell>
        </table:table-row>
        <table:table-row table:style-name="ro1">
          <table:table-cell office:value-type="string">
            <text:p>./33-hanoi_tower-60-0.asp</text:p>
          </table:table-cell>
          <table:table-cell office:value-type="float" office:value="84.5433">
            <text:p>84.5433</text:p>
          </table:table-cell>
          <table:table-cell office:value-type="float" office:value="0">
            <text:p>0</text:p>
          </table:table-cell>
          <table:table-cell office:value-type="float" office:value="386127">
            <text:p>386127</text:p>
          </table:table-cell>
          <table:table-cell office:value-type="float" office:value="473504">
            <text:p>473504</text:p>
          </table:table-cell>
          <table:table-cell office:value-type="float" office:value="73.9874">
            <text:p>73.9874</text:p>
          </table:table-cell>
          <table:table-cell office:value-type="float" office:value="0">
            <text:p>0</text:p>
          </table:table-cell>
          <table:table-cell office:value-type="float" office:value="386127">
            <text:p>386127</text:p>
          </table:table-cell>
          <table:table-cell office:value-type="float" office:value="473504">
            <text:p>473504</text:p>
          </table:table-cell>
          <table:table-cell office:value-type="float" office:value="0">
            <text:p>0</text:p>
          </table:table-cell>
          <table:table-cell office:value-type="float" office:value="86.8953">
            <text:p>86.8953</text:p>
          </table:table-cell>
          <table:table-cell office:value-type="float" office:value="0">
            <text:p>0</text:p>
          </table:table-cell>
          <table:table-cell office:value-type="float" office:value="386127">
            <text:p>386127</text:p>
          </table:table-cell>
          <table:table-cell office:value-type="float" office:value="473504">
            <text:p>473504</text:p>
          </table:table-cell>
          <table:table-cell office:value-type="float" office:value="0">
            <text:p>0</text:p>
          </table:table-cell>
          <table:table-cell office:value-type="float" office:value="79.3544">
            <text:p>79.3544</text:p>
          </table:table-cell>
          <table:table-cell office:value-type="float" office:value="0">
            <text:p>0</text:p>
          </table:table-cell>
          <table:table-cell office:value-type="float" office:value="386127">
            <text:p>386127</text:p>
          </table:table-cell>
          <table:table-cell office:value-type="float" office:value="473504">
            <text:p>473504</text:p>
          </table:table-cell>
          <table:table-cell office:value-type="float" office:value="200010">
            <text:p>200010</text:p>
          </table:table-cell>
          <table:table-cell office:value-type="float" office:value="113.54">
            <text:p>113.54</text:p>
          </table:table-cell>
          <table:table-cell office:value-type="float" office:value="0">
            <text:p>0</text:p>
          </table:table-cell>
          <table:table-cell office:value-type="float" office:value="445460">
            <text:p>445460</text:p>
          </table:table-cell>
          <table:table-cell office:value-type="float" office:value="883160">
            <text:p>883160</text:p>
          </table:table-cell>
          <table:table-cell office:value-type="float" office:value="428664">
            <text:p>428664</text:p>
          </table:table-cell>
          <table:table-cell office:value-type="float" office:value="67.1591">
            <text:p>67.1591</text:p>
          </table:table-cell>
          <table:table-cell office:value-type="float" office:value="0">
            <text:p>0</text:p>
          </table:table-cell>
          <table:table-cell office:value-type="float" office:value="346366">
            <text:p>346366</text:p>
          </table:table-cell>
          <table:table-cell office:value-type="float" office:value="423332">
            <text:p>423332</text:p>
          </table:table-cell>
          <table:table-cell office:value-type="float" office:value="191944">
            <text:p>191944</text:p>
          </table:table-cell>
          <table:table-cell office:value-type="float" office:value="57.727">
            <text:p>57.727</text:p>
          </table:table-cell>
          <table:table-cell office:value-type="float" office:value="0">
            <text:p>0</text:p>
          </table:table-cell>
          <table:table-cell office:value-type="float" office:value="282864">
            <text:p>282864</text:p>
          </table:table-cell>
          <table:table-cell office:value-type="float" office:value="321053">
            <text:p>321053</text:p>
          </table:table-cell>
          <table:table-cell office:value-type="float" office:value="312956">
            <text:p>312956</text:p>
          </table:table-cell>
          <table:table-cell office:value-type="float" office:value="511.683">
            <text:p>511.683</text:p>
          </table:table-cell>
          <table:table-cell office:value-type="float" office:value="0">
            <text:p>0</text:p>
          </table:table-cell>
          <table:table-cell office:value-type="float" office:value="2173764">
            <text:p>2173764</text:p>
          </table:table-cell>
          <table:table-cell office:value-type="float" office:value="2412442">
            <text:p>2412442</text:p>
          </table:table-cell>
          <table:table-cell office:value-type="float" office:value="2403678">
            <text:p>2403678</text:p>
          </table:table-cell>
          <table:table-cell office:value-type="float" office:value="260.545">
            <text:p>260.545</text:p>
          </table:table-cell>
          <table:table-cell office:value-type="float" office:value="0">
            <text:p>0</text:p>
          </table:table-cell>
          <table:table-cell office:value-type="float" office:value="1168500">
            <text:p>1168500</text:p>
          </table:table-cell>
          <table:table-cell office:value-type="float" office:value="1296816">
            <text:p>1296816</text:p>
          </table:table-cell>
          <table:table-cell office:value-type="float" office:value="1295296">
            <text:p>1295296</text:p>
          </table:table-cell>
          <table:table-cell office:value-type="float" office:value="450.846">
            <text:p>450.846</text:p>
          </table:table-cell>
          <table:table-cell office:value-type="float" office:value="0">
            <text:p>0</text:p>
          </table:table-cell>
          <table:table-cell office:value-type="float" office:value="1680118">
            <text:p>1680118</text:p>
          </table:table-cell>
          <table:table-cell office:value-type="float" office:value="1844855">
            <text:p>1844855</text:p>
          </table:table-cell>
          <table:table-cell office:value-type="float" office:value="1843452">
            <text:p>1843452</text:p>
          </table:table-cell>
          <table:table-cell office:value-type="float" office:value="164.481">
            <text:p>164.481</text:p>
          </table:table-cell>
          <table:table-cell office:value-type="float" office:value="0">
            <text:p>0</text:p>
          </table:table-cell>
          <table:table-cell office:value-type="float" office:value="724881">
            <text:p>724881</text:p>
          </table:table-cell>
          <table:table-cell office:value-type="float" office:value="880043">
            <text:p>880043</text:p>
          </table:table-cell>
          <table:table-cell office:value-type="float" office:value="357916">
            <text:p>357916</text:p>
          </table:table-cell>
          <table:table-cell office:value-type="float" office:value="28.0209">
            <text:p>28.0209</text:p>
          </table:table-cell>
          <table:table-cell office:value-type="float" office:value="0">
            <text:p>0</text:p>
          </table:table-cell>
          <table:table-cell office:value-type="float" office:value="139765">
            <text:p>139765</text:p>
          </table:table-cell>
          <table:table-cell office:value-type="float" office:value="175672">
            <text:p>175672</text:p>
          </table:table-cell>
          <table:table-cell office:value-type="float" office:value="84289">
            <text:p>84289</text:p>
          </table:table-cell>
          <table:table-cell office:value-type="float" office:value="48.887">
            <text:p>48.887</text:p>
          </table:table-cell>
          <table:table-cell office:value-type="float" office:value="0">
            <text:p>0</text:p>
          </table:table-cell>
          <table:table-cell office:value-type="float" office:value="247899">
            <text:p>247899</text:p>
          </table:table-cell>
          <table:table-cell office:value-type="float" office:value="306186">
            <text:p>306186</text:p>
          </table:table-cell>
          <table:table-cell office:value-type="float" office:value="140372">
            <text:p>140372</text:p>
          </table:table-cell>
          <table:table-cell office:value-type="float" office:value="60.1484">
            <text:p>60.1484</text:p>
          </table:table-cell>
          <table:table-cell office:value-type="float" office:value="0">
            <text:p>0</text:p>
          </table:table-cell>
          <table:table-cell office:value-type="float" office:value="255534">
            <text:p>255534</text:p>
          </table:table-cell>
          <table:table-cell office:value-type="float" office:value="314234">
            <text:p>314234</text:p>
          </table:table-cell>
          <table:table-cell office:value-type="float" office:value="146525">
            <text:p>146525</text:p>
          </table:table-cell>
          <table:table-cell office:value-type="float" office:value="148.243">
            <text:p>148.243</text:p>
          </table:table-cell>
          <table:table-cell office:value-type="float" office:value="0">
            <text:p>0</text:p>
          </table:table-cell>
          <table:table-cell office:value-type="float" office:value="642599">
            <text:p>642599</text:p>
          </table:table-cell>
          <table:table-cell table:number-columns-repeated="2" office:value-type="float" office:value="715443">
            <text:p>715443</text:p>
          </table:table-cell>
          <table:table-cell office:value-type="float" office:value="24.0565">
            <text:p>24.0565</text:p>
          </table:table-cell>
          <table:table-cell office:value-type="float" office:value="0">
            <text:p>0</text:p>
          </table:table-cell>
          <table:table-cell office:value-type="float" office:value="118258">
            <text:p>118258</text:p>
          </table:table-cell>
          <table:table-cell office:value-type="float" office:value="185410">
            <text:p>185410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42173">
            <text:p>1642173</text:p>
          </table:table-cell>
          <table:table-cell office:value-type="float" office:value="1781266">
            <text:p>1781266</text:p>
          </table:table-cell>
          <table:table-cell office:value-type="float" office:value="1779417">
            <text:p>1779417</text:p>
          </table:table-cell>
          <table:table-cell office:value-type="float" office:value="99.4669">
            <text:p>99.4669</text:p>
          </table:table-cell>
          <table:table-cell office:value-type="float" office:value="0">
            <text:p>0</text:p>
          </table:table-cell>
          <table:table-cell office:value-type="float" office:value="463238">
            <text:p>463238</text:p>
          </table:table-cell>
          <table:table-cell office:value-type="float" office:value="564575">
            <text:p>564575</text:p>
          </table:table-cell>
          <table:table-cell office:value-type="float" office:value="236935">
            <text:p>23693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827305">
            <text:p>827305</text:p>
          </table:table-cell>
          <table:table-cell table:number-columns-repeated="2" office:value-type="float" office:value="864028">
            <text:p>86402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22899">
            <text:p>1622899</text:p>
          </table:table-cell>
          <table:table-cell office:value-type="float" office:value="1782608">
            <text:p>1782608</text:p>
          </table:table-cell>
          <table:table-cell office:value-type="float" office:value="1781473">
            <text:p>1781473</text:p>
          </table:table-cell>
          <table:table-cell office:value-type="float" office:value="209.697">
            <text:p>209.697</text:p>
          </table:table-cell>
          <table:table-cell office:value-type="float" office:value="0">
            <text:p>0</text:p>
          </table:table-cell>
          <table:table-cell office:value-type="float" office:value="797707">
            <text:p>797707</text:p>
          </table:table-cell>
          <table:table-cell office:value-type="float" office:value="957605">
            <text:p>957605</text:p>
          </table:table-cell>
          <table:table-cell office:value-type="float" office:value="377151">
            <text:p>37715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435991">
            <text:p>2435991</text:p>
          </table:table-cell>
          <table:table-cell table:number-columns-repeated="2" office:value-type="float" office:value="2455458">
            <text:p>2455458</text:p>
          </table:table-cell>
          <table:table-cell office:value-type="float" office:value="93.8413">
            <text:p>93.8413</text:p>
          </table:table-cell>
          <table:table-cell office:value-type="float" office:value="0">
            <text:p>0</text:p>
          </table:table-cell>
          <table:table-cell office:value-type="float" office:value="386127">
            <text:p>386127</text:p>
          </table:table-cell>
          <table:table-cell office:value-type="float" office:value="473504">
            <text:p>473504</text:p>
          </table:table-cell>
          <table:table-cell office:value-type="float" office:value="200010">
            <text:p>200010</text:p>
          </table:table-cell>
          <table:table-cell office:value-type="float" office:value="68.0249">
            <text:p>68.0249</text:p>
          </table:table-cell>
          <table:table-cell office:value-type="float" office:value="0">
            <text:p>0</text:p>
          </table:table-cell>
          <table:table-cell office:value-type="float" office:value="338567">
            <text:p>338567</text:p>
          </table:table-cell>
          <table:table-cell office:value-type="float" office:value="410852">
            <text:p>410852</text:p>
          </table:table-cell>
          <table:table-cell office:value-type="float" office:value="83856">
            <text:p>83856</text:p>
          </table:table-cell>
          <table:table-cell office:value-type="float" office:value="45.557">
            <text:p>45.557</text:p>
          </table:table-cell>
          <table:table-cell office:value-type="float" office:value="0">
            <text:p>0</text:p>
          </table:table-cell>
          <table:table-cell office:value-type="float" office:value="223085">
            <text:p>223085</text:p>
          </table:table-cell>
          <table:table-cell office:value-type="float" office:value="281020">
            <text:p>281020</text:p>
          </table:table-cell>
          <table:table-cell office:value-type="float" office:value="65818">
            <text:p>65818</text:p>
          </table:table-cell>
          <table:table-cell table:style-name="cellBest" office:value-type="float" office:value="3.271">
            <text:p>3.271</text:p>
          </table:table-cell>
          <table:table-cell office:value-type="float" office:value="0">
            <text:p>0</text:p>
          </table:table-cell>
          <table:table-cell table:style-name="cellBest" office:value-type="float" office:value="24221">
            <text:p>24221</text:p>
          </table:table-cell>
          <table:table-cell table:style-name="cellBest" office:value-type="float" office:value="45266">
            <text:p>45266</text:p>
          </table:table-cell>
          <table:table-cell office:value-type="float" office:value="39748">
            <text:p>39748</text:p>
          </table:table-cell>
          <table:table-cell office:value-type="float" office:value="13.3808">
            <text:p>13.3808</text:p>
          </table:table-cell>
          <table:table-cell office:value-type="float" office:value="0">
            <text:p>0</text:p>
          </table:table-cell>
          <table:table-cell office:value-type="float" office:value="72318">
            <text:p>72318</text:p>
          </table:table-cell>
          <table:table-cell office:value-type="float" office:value="119517">
            <text:p>119517</text:p>
          </table:table-cell>
          <table:table-cell office:value-type="float" office:value="117726">
            <text:p>117726</text:p>
          </table:table-cell>
          <table:table-cell office:value-type="float" office:value="7.82301">
            <text:p>7.82301</text:p>
          </table:table-cell>
          <table:table-cell office:value-type="float" office:value="0">
            <text:p>0</text:p>
          </table:table-cell>
          <table:table-cell office:value-type="float" office:value="49314">
            <text:p>49314</text:p>
          </table:table-cell>
          <table:table-cell office:value-type="float" office:value="86002">
            <text:p>86002</text:p>
          </table:table-cell>
          <table:table-cell office:value-type="float" office:value="85012">
            <text:p>85012</text:p>
          </table:table-cell>
          <table:table-cell office:value-type="float" office:value="18.5227">
            <text:p>18.5227</text:p>
          </table:table-cell>
          <table:table-cell office:value-type="float" office:value="0">
            <text:p>0</text:p>
          </table:table-cell>
          <table:table-cell office:value-type="float" office:value="99117">
            <text:p>99117</text:p>
          </table:table-cell>
          <table:table-cell office:value-type="float" office:value="167425">
            <text:p>167425</text:p>
          </table:table-cell>
          <table:table-cell office:value-type="float" office:value="166140">
            <text:p>166140</text:p>
          </table:table-cell>
          <table:table-cell office:value-type="float" office:value="75.9268">
            <text:p>75.9268</text:p>
          </table:table-cell>
          <table:table-cell office:value-type="float" office:value="0">
            <text:p>0</text:p>
          </table:table-cell>
          <table:table-cell office:value-type="float" office:value="344886">
            <text:p>344886</text:p>
          </table:table-cell>
          <table:table-cell office:value-type="float" office:value="593776">
            <text:p>593776</text:p>
          </table:table-cell>
          <table:table-cell office:value-type="float" office:value="109256">
            <text:p>109256</text:p>
          </table:table-cell>
          <table:table-cell office:value-type="float" office:value="118.585">
            <text:p>118.585</text:p>
          </table:table-cell>
          <table:table-cell office:value-type="float" office:value="0">
            <text:p>0</text:p>
          </table:table-cell>
          <table:table-cell office:value-type="float" office:value="532977">
            <text:p>532977</text:p>
          </table:table-cell>
          <table:table-cell office:value-type="float" office:value="937252">
            <text:p>937252</text:p>
          </table:table-cell>
          <table:table-cell office:value-type="float" office:value="186906">
            <text:p>186906</text:p>
          </table:table-cell>
          <table:table-cell office:value-type="float" office:value="34.2323">
            <text:p>34.2323</text:p>
          </table:table-cell>
          <table:table-cell office:value-type="float" office:value="0">
            <text:p>0</text:p>
          </table:table-cell>
          <table:table-cell office:value-type="float" office:value="163989">
            <text:p>163989</text:p>
          </table:table-cell>
          <table:table-cell office:value-type="float" office:value="302447">
            <text:p>302447</text:p>
          </table:table-cell>
          <table:table-cell office:value-type="float" office:value="57242">
            <text:p>57242</text:p>
          </table:table-cell>
          <table:table-cell office:value-type="float" office:value="78.4366">
            <text:p>78.4366</text:p>
          </table:table-cell>
          <table:table-cell office:value-type="float" office:value="0">
            <text:p>0</text:p>
          </table:table-cell>
          <table:table-cell office:value-type="float" office:value="387474">
            <text:p>387474</text:p>
          </table:table-cell>
          <table:table-cell office:value-type="float" office:value="687848">
            <text:p>687848</text:p>
          </table:table-cell>
          <table:table-cell office:value-type="float" office:value="145025">
            <text:p>145025</text:p>
          </table:table-cell>
          <table:table-cell office:value-type="float" office:value="19.6383">
            <text:p>19.6383</text:p>
          </table:table-cell>
          <table:table-cell office:value-type="float" office:value="0">
            <text:p>0</text:p>
          </table:table-cell>
          <table:table-cell office:value-type="float" office:value="128741">
            <text:p>128741</text:p>
          </table:table-cell>
          <table:table-cell table:number-columns-repeated="2" office:value-type="float" office:value="223919">
            <text:p>223919</text:p>
          </table:table-cell>
          <table:table-cell office:value-type="float" office:value="178.502">
            <text:p>178.502</text:p>
          </table:table-cell>
          <table:table-cell office:value-type="float" office:value="0">
            <text:p>0</text:p>
          </table:table-cell>
          <table:table-cell office:value-type="float" office:value="729728">
            <text:p>729728</text:p>
          </table:table-cell>
          <table:table-cell office:value-type="float" office:value="846740">
            <text:p>846740</text:p>
          </table:table-cell>
          <table:table-cell office:value-type="float" office:value="0">
            <text:p>0</text:p>
          </table:table-cell>
          <table:table-cell office:value-type="float" office:value="15.3219">
            <text:p>15.3219</text:p>
          </table:table-cell>
          <table:table-cell office:value-type="float" office:value="0">
            <text:p>0</text:p>
          </table:table-cell>
          <table:table-cell office:value-type="float" office:value="92299">
            <text:p>92299</text:p>
          </table:table-cell>
          <table:table-cell office:value-type="float" office:value="166736">
            <text:p>166736</text:p>
          </table:table-cell>
          <table:table-cell office:value-type="float" office:value="165382">
            <text:p>165382</text:p>
          </table:table-cell>
          <table:table-cell office:value-type="float" office:value="74.4269">
            <text:p>74.4269</text:p>
          </table:table-cell>
          <table:table-cell office:value-type="float" office:value="0">
            <text:p>0</text:p>
          </table:table-cell>
          <table:table-cell office:value-type="float" office:value="317418">
            <text:p>317418</text:p>
          </table:table-cell>
          <table:table-cell office:value-type="float" office:value="612006">
            <text:p>612006</text:p>
          </table:table-cell>
          <table:table-cell office:value-type="float" office:value="105241">
            <text:p>10524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066584">
            <text:p>1066584</text:p>
          </table:table-cell>
          <table:table-cell table:style-name="cellWorst" office:value-type="float" office:value="2544461">
            <text:p>2544461</text:p>
          </table:table-cell>
          <table:table-cell office:value-type="float" office:value="2544461">
            <text:p>2544461</text:p>
          </table:table-cell>
          <table:table-cell office:value-type="float" office:value="24.3039">
            <text:p>24.3039</text:p>
          </table:table-cell>
          <table:table-cell office:value-type="float" office:value="0">
            <text:p>0</text:p>
          </table:table-cell>
          <table:table-cell office:value-type="float" office:value="142707">
            <text:p>142707</text:p>
          </table:table-cell>
          <table:table-cell office:value-type="float" office:value="230449">
            <text:p>230449</text:p>
          </table:table-cell>
          <table:table-cell office:value-type="float" office:value="228890">
            <text:p>228890</text:p>
          </table:table-cell>
          <table:table-cell office:value-type="float" office:value="162.699">
            <text:p>162.699</text:p>
          </table:table-cell>
          <table:table-cell office:value-type="float" office:value="0">
            <text:p>0</text:p>
          </table:table-cell>
          <table:table-cell office:value-type="float" office:value="675920">
            <text:p>675920</text:p>
          </table:table-cell>
          <table:table-cell office:value-type="float" office:value="813591">
            <text:p>813591</text:p>
          </table:table-cell>
          <table:table-cell office:value-type="float" office:value="193301">
            <text:p>19330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70479">
            <text:p>1870479</text:p>
          </table:table-cell>
          <table:table-cell table:number-columns-repeated="2" office:value-type="float" office:value="1935953">
            <text:p>1935953</text:p>
          </table:table-cell>
          <table:table-cell table:formula="of:=MI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 office:value="3.271">
            <text:p>3.271</text:p>
          </table:table-cell>
          <table:table-cell table:formula="of:=MI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 office:value="0">
            <text:p>0</text:p>
          </table:table-cell>
          <table:table-cell table:formula="of:=MI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 office:value="24221">
            <text:p>24221</text:p>
          </table:table-cell>
          <table:table-cell table:formula="of:=MI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 office:value="45266">
            <text:p>45266</text:p>
          </table:table-cell>
          <table:table-cell table:formula="of:=MI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 office:value="0">
            <text:p>0</text:p>
          </table:table-cell>
          <table:table-cell table:formula="of:=MEDIA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 office:value="79.3544">
            <text:p>79.3544</text:p>
          </table:table-cell>
          <table:table-cell table:formula="of:=MEDIA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 office:value="0">
            <text:p>0</text:p>
          </table:table-cell>
          <table:table-cell table:formula="of:=MEDIA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 office:value="386127">
            <text:p>386127</text:p>
          </table:table-cell>
          <table:table-cell table:formula="of:=MEDIA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 office:value="473504">
            <text:p>473504</text:p>
          </table:table-cell>
          <table:table-cell table:formula="of:=MEDIA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 office:value="192622.5">
            <text:p>192622.5</text:p>
          </table:table-cell>
          <table:table-cell table:formula="of:=MAX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 office:value="600">
            <text:p>600</text:p>
          </table:table-cell>
          <table:table-cell table:formula="of:=MAX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 office:value="1">
            <text:p>1</text:p>
          </table:table-cell>
          <table:table-cell table:formula="of:=MAX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 office:value="2435991">
            <text:p>2435991</text:p>
          </table:table-cell>
          <table:table-cell table:formula="of:=MAX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 office:value="2544461">
            <text:p>2544461</text:p>
          </table:table-cell>
          <table:table-cell table:formula="of:=MAX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 office:value="2544461">
            <text:p>2544461</text:p>
          </table:table-cell>
        </table:table-row>
        <table:table-row table:style-name="ro1">
          <table:table-cell office:value-type="string">
            <text:p>./34-hanoi_tower-60-0.asp</text:p>
          </table:table-cell>
          <table:table-cell office:value-type="float" office:value="83.486">
            <text:p>83.486</text:p>
          </table:table-cell>
          <table:table-cell office:value-type="float" office:value="0">
            <text:p>0</text:p>
          </table:table-cell>
          <table:table-cell office:value-type="float" office:value="343787">
            <text:p>343787</text:p>
          </table:table-cell>
          <table:table-cell office:value-type="float" office:value="426254">
            <text:p>426254</text:p>
          </table:table-cell>
          <table:table-cell office:value-type="float" office:value="84.0995">
            <text:p>84.0995</text:p>
          </table:table-cell>
          <table:table-cell office:value-type="float" office:value="0">
            <text:p>0</text:p>
          </table:table-cell>
          <table:table-cell office:value-type="float" office:value="343787">
            <text:p>343787</text:p>
          </table:table-cell>
          <table:table-cell office:value-type="float" office:value="426254">
            <text:p>426254</text:p>
          </table:table-cell>
          <table:table-cell office:value-type="float" office:value="0">
            <text:p>0</text:p>
          </table:table-cell>
          <table:table-cell office:value-type="float" office:value="68.1479">
            <text:p>68.1479</text:p>
          </table:table-cell>
          <table:table-cell office:value-type="float" office:value="0">
            <text:p>0</text:p>
          </table:table-cell>
          <table:table-cell office:value-type="float" office:value="343787">
            <text:p>343787</text:p>
          </table:table-cell>
          <table:table-cell office:value-type="float" office:value="426254">
            <text:p>426254</text:p>
          </table:table-cell>
          <table:table-cell office:value-type="float" office:value="0">
            <text:p>0</text:p>
          </table:table-cell>
          <table:table-cell office:value-type="float" office:value="78.7849">
            <text:p>78.7849</text:p>
          </table:table-cell>
          <table:table-cell office:value-type="float" office:value="0">
            <text:p>0</text:p>
          </table:table-cell>
          <table:table-cell office:value-type="float" office:value="343787">
            <text:p>343787</text:p>
          </table:table-cell>
          <table:table-cell office:value-type="float" office:value="426254">
            <text:p>426254</text:p>
          </table:table-cell>
          <table:table-cell office:value-type="float" office:value="179029">
            <text:p>179029</text:p>
          </table:table-cell>
          <table:table-cell office:value-type="float" office:value="34.2703">
            <text:p>34.2703</text:p>
          </table:table-cell>
          <table:table-cell office:value-type="float" office:value="0">
            <text:p>0</text:p>
          </table:table-cell>
          <table:table-cell office:value-type="float" office:value="147172">
            <text:p>147172</text:p>
          </table:table-cell>
          <table:table-cell office:value-type="float" office:value="333630">
            <text:p>333630</text:p>
          </table:table-cell>
          <table:table-cell office:value-type="float" office:value="156007">
            <text:p>156007</text:p>
          </table:table-cell>
          <table:table-cell office:value-type="float" office:value="147.979">
            <text:p>147.979</text:p>
          </table:table-cell>
          <table:table-cell office:value-type="float" office:value="0">
            <text:p>0</text:p>
          </table:table-cell>
          <table:table-cell office:value-type="float" office:value="619348">
            <text:p>619348</text:p>
          </table:table-cell>
          <table:table-cell office:value-type="float" office:value="750127">
            <text:p>750127</text:p>
          </table:table-cell>
          <table:table-cell office:value-type="float" office:value="289574">
            <text:p>289574</text:p>
          </table:table-cell>
          <table:table-cell office:value-type="float" office:value="75.9925">
            <text:p>75.9925</text:p>
          </table:table-cell>
          <table:table-cell office:value-type="float" office:value="0">
            <text:p>0</text:p>
          </table:table-cell>
          <table:table-cell office:value-type="float" office:value="344788">
            <text:p>344788</text:p>
          </table:table-cell>
          <table:table-cell office:value-type="float" office:value="387287">
            <text:p>387287</text:p>
          </table:table-cell>
          <table:table-cell office:value-type="float" office:value="377454">
            <text:p>377454</text:p>
          </table:table-cell>
          <table:table-cell office:value-type="float" office:value="29.8688">
            <text:p>29.8688</text:p>
          </table:table-cell>
          <table:table-cell office:value-type="float" office:value="0">
            <text:p>0</text:p>
          </table:table-cell>
          <table:table-cell office:value-type="float" office:value="177739">
            <text:p>177739</text:p>
          </table:table-cell>
          <table:table-cell office:value-type="float" office:value="204051">
            <text:p>204051</text:p>
          </table:table-cell>
          <table:table-cell office:value-type="float" office:value="202764">
            <text:p>202764</text:p>
          </table:table-cell>
          <table:table-cell office:value-type="float" office:value="189.673">
            <text:p>189.673</text:p>
          </table:table-cell>
          <table:table-cell office:value-type="float" office:value="0">
            <text:p>0</text:p>
          </table:table-cell>
          <table:table-cell office:value-type="float" office:value="822384">
            <text:p>822384</text:p>
          </table:table-cell>
          <table:table-cell office:value-type="float" office:value="915796">
            <text:p>915796</text:p>
          </table:table-cell>
          <table:table-cell office:value-type="float" office:value="914452">
            <text:p>914452</text:p>
          </table:table-cell>
          <table:table-cell office:value-type="float" office:value="408.586">
            <text:p>408.586</text:p>
          </table:table-cell>
          <table:table-cell office:value-type="float" office:value="0">
            <text:p>0</text:p>
          </table:table-cell>
          <table:table-cell office:value-type="float" office:value="1614598">
            <text:p>1614598</text:p>
          </table:table-cell>
          <table:table-cell office:value-type="float" office:value="1771799">
            <text:p>1771799</text:p>
          </table:table-cell>
          <table:table-cell office:value-type="float" office:value="1770650">
            <text:p>1770650</text:p>
          </table:table-cell>
          <table:table-cell office:value-type="float" office:value="10.5082">
            <text:p>10.5082</text:p>
          </table:table-cell>
          <table:table-cell office:value-type="float" office:value="0">
            <text:p>0</text:p>
          </table:table-cell>
          <table:table-cell office:value-type="float" office:value="69742">
            <text:p>69742</text:p>
          </table:table-cell>
          <table:table-cell office:value-type="float" office:value="92180">
            <text:p>92180</text:p>
          </table:table-cell>
          <table:table-cell office:value-type="float" office:value="51192">
            <text:p>51192</text:p>
          </table:table-cell>
          <table:table-cell office:value-type="float" office:value="171.328">
            <text:p>171.328</text:p>
          </table:table-cell>
          <table:table-cell office:value-type="float" office:value="0">
            <text:p>0</text:p>
          </table:table-cell>
          <table:table-cell office:value-type="float" office:value="624786">
            <text:p>624786</text:p>
          </table:table-cell>
          <table:table-cell office:value-type="float" office:value="754155">
            <text:p>754155</text:p>
          </table:table-cell>
          <table:table-cell office:value-type="float" office:value="312292">
            <text:p>312292</text:p>
          </table:table-cell>
          <table:table-cell office:value-type="float" office:value="94.7968">
            <text:p>94.7968</text:p>
          </table:table-cell>
          <table:table-cell office:value-type="float" office:value="0">
            <text:p>0</text:p>
          </table:table-cell>
          <table:table-cell office:value-type="float" office:value="427261">
            <text:p>427261</text:p>
          </table:table-cell>
          <table:table-cell office:value-type="float" office:value="526904">
            <text:p>526904</text:p>
          </table:table-cell>
          <table:table-cell office:value-type="float" office:value="214687">
            <text:p>214687</text:p>
          </table:table-cell>
          <table:table-cell office:value-type="float" office:value="107.424">
            <text:p>107.424</text:p>
          </table:table-cell>
          <table:table-cell office:value-type="float" office:value="0">
            <text:p>0</text:p>
          </table:table-cell>
          <table:table-cell office:value-type="float" office:value="474553">
            <text:p>474553</text:p>
          </table:table-cell>
          <table:table-cell office:value-type="float" office:value="581010">
            <text:p>581010</text:p>
          </table:table-cell>
          <table:table-cell office:value-type="float" office:value="233407">
            <text:p>233407</text:p>
          </table:table-cell>
          <table:table-cell office:value-type="float" office:value="359.368">
            <text:p>359.368</text:p>
          </table:table-cell>
          <table:table-cell office:value-type="float" office:value="0">
            <text:p>0</text:p>
          </table:table-cell>
          <table:table-cell office:value-type="float" office:value="1514318">
            <text:p>1514318</text:p>
          </table:table-cell>
          <table:table-cell table:number-columns-repeated="2" office:value-type="float" office:value="1665652">
            <text:p>1665652</text:p>
          </table:table-cell>
          <table:table-cell office:value-type="float" office:value="16.2326">
            <text:p>16.2326</text:p>
          </table:table-cell>
          <table:table-cell office:value-type="float" office:value="0">
            <text:p>0</text:p>
          </table:table-cell>
          <table:table-cell office:value-type="float" office:value="96813">
            <text:p>96813</text:p>
          </table:table-cell>
          <table:table-cell office:value-type="float" office:value="149481">
            <text:p>149481</text:p>
          </table:table-cell>
          <table:table-cell office:value-type="float" office:value="0">
            <text:p>0</text:p>
          </table:table-cell>
          <table:table-cell office:value-type="float" office:value="300.002">
            <text:p>300.002</text:p>
          </table:table-cell>
          <table:table-cell office:value-type="float" office:value="0">
            <text:p>0</text:p>
          </table:table-cell>
          <table:table-cell office:value-type="float" office:value="942410">
            <text:p>942410</text:p>
          </table:table-cell>
          <table:table-cell office:value-type="float" office:value="1031840">
            <text:p>1031840</text:p>
          </table:table-cell>
          <table:table-cell office:value-type="float" office:value="1030245">
            <text:p>1030245</text:p>
          </table:table-cell>
          <table:table-cell office:value-type="float" office:value="81.1892">
            <text:p>81.1892</text:p>
          </table:table-cell>
          <table:table-cell office:value-type="float" office:value="0">
            <text:p>0</text:p>
          </table:table-cell>
          <table:table-cell office:value-type="float" office:value="386308">
            <text:p>386308</text:p>
          </table:table-cell>
          <table:table-cell office:value-type="float" office:value="472644">
            <text:p>472644</text:p>
          </table:table-cell>
          <table:table-cell office:value-type="float" office:value="204394">
            <text:p>20439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924189">
            <text:p>924189</text:p>
          </table:table-cell>
          <table:table-cell table:number-columns-repeated="2" office:value-type="float" office:value="1014449">
            <text:p>101444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792383">
            <text:p>1792383</text:p>
          </table:table-cell>
          <table:table-cell office:value-type="float" office:value="1938282">
            <text:p>1938282</text:p>
          </table:table-cell>
          <table:table-cell office:value-type="float" office:value="1937400">
            <text:p>1937400</text:p>
          </table:table-cell>
          <table:table-cell office:value-type="float" office:value="109.149">
            <text:p>109.149</text:p>
          </table:table-cell>
          <table:table-cell office:value-type="float" office:value="0">
            <text:p>0</text:p>
          </table:table-cell>
          <table:table-cell office:value-type="float" office:value="440196">
            <text:p>440196</text:p>
          </table:table-cell>
          <table:table-cell office:value-type="float" office:value="541254">
            <text:p>541254</text:p>
          </table:table-cell>
          <table:table-cell office:value-type="float" office:value="222774">
            <text:p>22277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1956599">
            <text:p>1956599</text:p>
          </table:table-cell>
          <table:table-cell table:style-name="cellWorst" office:value-type="float" office:value="1973683">
            <text:p>1973683</text:p>
          </table:table-cell>
          <table:table-cell table:style-name="cellWorst" office:value-type="float" office:value="1973683">
            <text:p>1973683</text:p>
          </table:table-cell>
          <table:table-cell office:value-type="float" office:value="68.5062">
            <text:p>68.5062</text:p>
          </table:table-cell>
          <table:table-cell office:value-type="float" office:value="0">
            <text:p>0</text:p>
          </table:table-cell>
          <table:table-cell office:value-type="float" office:value="343787">
            <text:p>343787</text:p>
          </table:table-cell>
          <table:table-cell office:value-type="float" office:value="426254">
            <text:p>426254</text:p>
          </table:table-cell>
          <table:table-cell office:value-type="float" office:value="179029">
            <text:p>179029</text:p>
          </table:table-cell>
          <table:table-cell office:value-type="float" office:value="66.8829">
            <text:p>66.8829</text:p>
          </table:table-cell>
          <table:table-cell office:value-type="float" office:value="0">
            <text:p>0</text:p>
          </table:table-cell>
          <table:table-cell office:value-type="float" office:value="321951">
            <text:p>321951</text:p>
          </table:table-cell>
          <table:table-cell office:value-type="float" office:value="397151">
            <text:p>397151</text:p>
          </table:table-cell>
          <table:table-cell office:value-type="float" office:value="87738">
            <text:p>87738</text:p>
          </table:table-cell>
          <table:table-cell office:value-type="float" office:value="333.873">
            <text:p>333.873</text:p>
          </table:table-cell>
          <table:table-cell office:value-type="float" office:value="0">
            <text:p>0</text:p>
          </table:table-cell>
          <table:table-cell office:value-type="float" office:value="1169764">
            <text:p>1169764</text:p>
          </table:table-cell>
          <table:table-cell office:value-type="float" office:value="1413194">
            <text:p>1413194</text:p>
          </table:table-cell>
          <table:table-cell office:value-type="float" office:value="384029">
            <text:p>384029</text:p>
          </table:table-cell>
          <table:table-cell office:value-type="float" office:value="16.6542">
            <text:p>16.6542</text:p>
          </table:table-cell>
          <table:table-cell office:value-type="float" office:value="0">
            <text:p>0</text:p>
          </table:table-cell>
          <table:table-cell office:value-type="float" office:value="89183">
            <text:p>89183</text:p>
          </table:table-cell>
          <table:table-cell office:value-type="float" office:value="144763">
            <text:p>144763</text:p>
          </table:table-cell>
          <table:table-cell office:value-type="float" office:value="134149">
            <text:p>134149</text:p>
          </table:table-cell>
          <table:table-cell office:value-type="float" office:value="29.6308">
            <text:p>29.6308</text:p>
          </table:table-cell>
          <table:table-cell office:value-type="float" office:value="0">
            <text:p>0</text:p>
          </table:table-cell>
          <table:table-cell office:value-type="float" office:value="138514">
            <text:p>138514</text:p>
          </table:table-cell>
          <table:table-cell office:value-type="float" office:value="225689">
            <text:p>225689</text:p>
          </table:table-cell>
          <table:table-cell office:value-type="float" office:value="223073">
            <text:p>223073</text:p>
          </table:table-cell>
          <table:table-cell office:value-type="float" office:value="29.8129">
            <text:p>29.8129</text:p>
          </table:table-cell>
          <table:table-cell office:value-type="float" office:value="0">
            <text:p>0</text:p>
          </table:table-cell>
          <table:table-cell office:value-type="float" office:value="173923">
            <text:p>173923</text:p>
          </table:table-cell>
          <table:table-cell office:value-type="float" office:value="280700">
            <text:p>280700</text:p>
          </table:table-cell>
          <table:table-cell office:value-type="float" office:value="277052">
            <text:p>277052</text:p>
          </table:table-cell>
          <table:table-cell office:value-type="float" office:value="26.1792">
            <text:p>26.1792</text:p>
          </table:table-cell>
          <table:table-cell office:value-type="float" office:value="0">
            <text:p>0</text:p>
          </table:table-cell>
          <table:table-cell office:value-type="float" office:value="130998">
            <text:p>130998</text:p>
          </table:table-cell>
          <table:table-cell office:value-type="float" office:value="213382">
            <text:p>213382</text:p>
          </table:table-cell>
          <table:table-cell office:value-type="float" office:value="211982">
            <text:p>211982</text:p>
          </table:table-cell>
          <table:table-cell office:value-type="float" office:value="177.604">
            <text:p>177.604</text:p>
          </table:table-cell>
          <table:table-cell office:value-type="float" office:value="0">
            <text:p>0</text:p>
          </table:table-cell>
          <table:table-cell office:value-type="float" office:value="838881">
            <text:p>838881</text:p>
          </table:table-cell>
          <table:table-cell office:value-type="float" office:value="1396868">
            <text:p>1396868</text:p>
          </table:table-cell>
          <table:table-cell office:value-type="float" office:value="271739">
            <text:p>271739</text:p>
          </table:table-cell>
          <table:table-cell office:value-type="float" office:value="177.989">
            <text:p>177.989</text:p>
          </table:table-cell>
          <table:table-cell office:value-type="float" office:value="0">
            <text:p>0</text:p>
          </table:table-cell>
          <table:table-cell office:value-type="float" office:value="765913">
            <text:p>765913</text:p>
          </table:table-cell>
          <table:table-cell office:value-type="float" office:value="1224968">
            <text:p>1224968</text:p>
          </table:table-cell>
          <table:table-cell office:value-type="float" office:value="250020">
            <text:p>250020</text:p>
          </table:table-cell>
          <table:table-cell table:style-name="cellBest" office:value-type="float" office:value="4.4095">
            <text:p>4.4095</text:p>
          </table:table-cell>
          <table:table-cell office:value-type="float" office:value="0">
            <text:p>0</text:p>
          </table:table-cell>
          <table:table-cell table:style-name="cellBest" office:value-type="float" office:value="31151">
            <text:p>31151</text:p>
          </table:table-cell>
          <table:table-cell table:style-name="cellBest" office:value-type="float" office:value="67846">
            <text:p>67846</text:p>
          </table:table-cell>
          <table:table-cell office:value-type="float" office:value="14112">
            <text:p>14112</text:p>
          </table:table-cell>
          <table:table-cell office:value-type="float" office:value="77.5341">
            <text:p>77.5341</text:p>
          </table:table-cell>
          <table:table-cell office:value-type="float" office:value="0">
            <text:p>0</text:p>
          </table:table-cell>
          <table:table-cell office:value-type="float" office:value="416974">
            <text:p>416974</text:p>
          </table:table-cell>
          <table:table-cell office:value-type="float" office:value="675823">
            <text:p>675823</text:p>
          </table:table-cell>
          <table:table-cell office:value-type="float" office:value="137453">
            <text:p>137453</text:p>
          </table:table-cell>
          <table:table-cell office:value-type="float" office:value="22.5323">
            <text:p>22.5323</text:p>
          </table:table-cell>
          <table:table-cell office:value-type="float" office:value="0">
            <text:p>0</text:p>
          </table:table-cell>
          <table:table-cell office:value-type="float" office:value="135593">
            <text:p>135593</text:p>
          </table:table-cell>
          <table:table-cell table:number-columns-repeated="2" office:value-type="float" office:value="221115">
            <text:p>221115</text:p>
          </table:table-cell>
          <table:table-cell office:value-type="float" office:value="82.9764">
            <text:p>82.9764</text:p>
          </table:table-cell>
          <table:table-cell office:value-type="float" office:value="0">
            <text:p>0</text:p>
          </table:table-cell>
          <table:table-cell office:value-type="float" office:value="374589">
            <text:p>374589</text:p>
          </table:table-cell>
          <table:table-cell office:value-type="float" office:value="446254">
            <text:p>446254</text:p>
          </table:table-cell>
          <table:table-cell office:value-type="float" office:value="0">
            <text:p>0</text:p>
          </table:table-cell>
          <table:table-cell office:value-type="float" office:value="14.1174">
            <text:p>14.1174</text:p>
          </table:table-cell>
          <table:table-cell office:value-type="float" office:value="0">
            <text:p>0</text:p>
          </table:table-cell>
          <table:table-cell office:value-type="float" office:value="77594">
            <text:p>77594</text:p>
          </table:table-cell>
          <table:table-cell office:value-type="float" office:value="137639">
            <text:p>137639</text:p>
          </table:table-cell>
          <table:table-cell office:value-type="float" office:value="136536">
            <text:p>136536</text:p>
          </table:table-cell>
          <table:table-cell office:value-type="float" office:value="153.903">
            <text:p>153.903</text:p>
          </table:table-cell>
          <table:table-cell office:value-type="float" office:value="0">
            <text:p>0</text:p>
          </table:table-cell>
          <table:table-cell office:value-type="float" office:value="574385">
            <text:p>574385</text:p>
          </table:table-cell>
          <table:table-cell office:value-type="float" office:value="1024736">
            <text:p>1024736</text:p>
          </table:table-cell>
          <table:table-cell office:value-type="float" office:value="230105">
            <text:p>23010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675381">
            <text:p>675381</text:p>
          </table:table-cell>
          <table:table-cell office:value-type="float" office:value="1792357">
            <text:p>1792357</text:p>
          </table:table-cell>
          <table:table-cell table:style-name="Default" office:value-type="float" office:value="1792357">
            <text:p>1792357</text:p>
          </table:table-cell>
          <table:table-cell office:value-type="float" office:value="11.0971">
            <text:p>11.0971</text:p>
          </table:table-cell>
          <table:table-cell office:value-type="float" office:value="0">
            <text:p>0</text:p>
          </table:table-cell>
          <table:table-cell office:value-type="float" office:value="70894">
            <text:p>70894</text:p>
          </table:table-cell>
          <table:table-cell office:value-type="float" office:value="128234">
            <text:p>128234</text:p>
          </table:table-cell>
          <table:table-cell office:value-type="float" office:value="126682">
            <text:p>126682</text:p>
          </table:table-cell>
          <table:table-cell office:value-type="float" office:value="267.337">
            <text:p>267.337</text:p>
          </table:table-cell>
          <table:table-cell office:value-type="float" office:value="0">
            <text:p>0</text:p>
          </table:table-cell>
          <table:table-cell office:value-type="float" office:value="1007076">
            <text:p>1007076</text:p>
          </table:table-cell>
          <table:table-cell office:value-type="float" office:value="1207579">
            <text:p>1207579</text:p>
          </table:table-cell>
          <table:table-cell office:value-type="float" office:value="281653">
            <text:p>28165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460624">
            <text:p>1460624</text:p>
          </table:table-cell>
          <table:table-cell table:number-columns-repeated="2" office:value-type="float" office:value="1509926">
            <text:p>1509926</text:p>
          </table:table-cell>
          <table:table-cell table:formula="of:=MI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 office:value="4.4095">
            <text:p>4.4095</text:p>
          </table:table-cell>
          <table:table-cell table:formula="of:=MI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 office:value="0">
            <text:p>0</text:p>
          </table:table-cell>
          <table:table-cell table:formula="of:=MI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 office:value="31151">
            <text:p>31151</text:p>
          </table:table-cell>
          <table:table-cell table:formula="of:=MI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 office:value="67846">
            <text:p>67846</text:p>
          </table:table-cell>
          <table:table-cell table:formula="of:=MI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 office:value="0">
            <text:p>0</text:p>
          </table:table-cell>
          <table:table-cell table:formula="of:=MEDIA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 office:value="83.486">
            <text:p>83.486</text:p>
          </table:table-cell>
          <table:table-cell table:formula="of:=MEDIA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 office:value="0">
            <text:p>0</text:p>
          </table:table-cell>
          <table:table-cell table:formula="of:=MEDIA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 office:value="386308">
            <text:p>386308</text:p>
          </table:table-cell>
          <table:table-cell table:formula="of:=MEDIA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 office:value="472644">
            <text:p>472644</text:p>
          </table:table-cell>
          <table:table-cell table:formula="of:=MEDIA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 office:value="222923.5">
            <text:p>222923.5</text:p>
          </table:table-cell>
          <table:table-cell table:formula="of:=MAX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 office:value="600">
            <text:p>600</text:p>
          </table:table-cell>
          <table:table-cell table:formula="of:=MAX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 office:value="1">
            <text:p>1</text:p>
          </table:table-cell>
          <table:table-cell table:formula="of:=MAX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 office:value="1956599">
            <text:p>1956599</text:p>
          </table:table-cell>
          <table:table-cell table:formula="of:=MAX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 office:value="1973683">
            <text:p>1973683</text:p>
          </table:table-cell>
          <table:table-cell table:formula="of:=MAX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 office:value="1973683">
            <text:p>1973683</text:p>
          </table:table-cell>
        </table:table-row>
        <table:table-row table:style-name="ro1">
          <table:table-cell office:value-type="string">
            <text:p>./35-hanoi_tower-60-0.asp</text:p>
          </table:table-cell>
          <table:table-cell office:value-type="float" office:value="365.274">
            <text:p>365.274</text:p>
          </table:table-cell>
          <table:table-cell office:value-type="float" office:value="0">
            <text:p>0</text:p>
          </table:table-cell>
          <table:table-cell office:value-type="float" office:value="1355158">
            <text:p>1355158</text:p>
          </table:table-cell>
          <table:table-cell office:value-type="float" office:value="1638419">
            <text:p>1638419</text:p>
          </table:table-cell>
          <table:table-cell office:value-type="float" office:value="324.396">
            <text:p>324.396</text:p>
          </table:table-cell>
          <table:table-cell office:value-type="float" office:value="0">
            <text:p>0</text:p>
          </table:table-cell>
          <table:table-cell office:value-type="float" office:value="1355158">
            <text:p>1355158</text:p>
          </table:table-cell>
          <table:table-cell office:value-type="float" office:value="1638419">
            <text:p>1638419</text:p>
          </table:table-cell>
          <table:table-cell office:value-type="float" office:value="0">
            <text:p>0</text:p>
          </table:table-cell>
          <table:table-cell office:value-type="float" office:value="362.67">
            <text:p>362.67</text:p>
          </table:table-cell>
          <table:table-cell office:value-type="float" office:value="0">
            <text:p>0</text:p>
          </table:table-cell>
          <table:table-cell office:value-type="float" office:value="1355158">
            <text:p>1355158</text:p>
          </table:table-cell>
          <table:table-cell office:value-type="float" office:value="1638419">
            <text:p>1638419</text:p>
          </table:table-cell>
          <table:table-cell office:value-type="float" office:value="0">
            <text:p>0</text:p>
          </table:table-cell>
          <table:table-cell office:value-type="float" office:value="330.636">
            <text:p>330.636</text:p>
          </table:table-cell>
          <table:table-cell office:value-type="float" office:value="0">
            <text:p>0</text:p>
          </table:table-cell>
          <table:table-cell office:value-type="float" office:value="1355158">
            <text:p>1355158</text:p>
          </table:table-cell>
          <table:table-cell office:value-type="float" office:value="1638419">
            <text:p>1638419</text:p>
          </table:table-cell>
          <table:table-cell office:value-type="float" office:value="542722">
            <text:p>54272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952040">
            <text:p>1952040</text:p>
          </table:table-cell>
          <table:table-cell table:style-name="cellWorst" office:value-type="float" office:value="3603679">
            <text:p>3603679</text:p>
          </table:table-cell>
          <table:table-cell office:value-type="float" office:value="1464657">
            <text:p>1464657</text:p>
          </table:table-cell>
          <table:table-cell office:value-type="float" office:value="316.789">
            <text:p>316.789</text:p>
          </table:table-cell>
          <table:table-cell office:value-type="float" office:value="0">
            <text:p>0</text:p>
          </table:table-cell>
          <table:table-cell office:value-type="float" office:value="1218245">
            <text:p>1218245</text:p>
          </table:table-cell>
          <table:table-cell office:value-type="float" office:value="1462647">
            <text:p>1462647</text:p>
          </table:table-cell>
          <table:table-cell office:value-type="float" office:value="540964">
            <text:p>540964</text:p>
          </table:table-cell>
          <table:table-cell office:value-type="float" office:value="367.054">
            <text:p>367.054</text:p>
          </table:table-cell>
          <table:table-cell office:value-type="float" office:value="0">
            <text:p>0</text:p>
          </table:table-cell>
          <table:table-cell office:value-type="float" office:value="1485939">
            <text:p>1485939</text:p>
          </table:table-cell>
          <table:table-cell office:value-type="float" office:value="1640800">
            <text:p>1640800</text:p>
          </table:table-cell>
          <table:table-cell office:value-type="float" office:value="1603362">
            <text:p>1603362</text:p>
          </table:table-cell>
          <table:table-cell office:value-type="float" office:value="211.444">
            <text:p>211.444</text:p>
          </table:table-cell>
          <table:table-cell office:value-type="float" office:value="0">
            <text:p>0</text:p>
          </table:table-cell>
          <table:table-cell office:value-type="float" office:value="904069">
            <text:p>904069</text:p>
          </table:table-cell>
          <table:table-cell office:value-type="float" office:value="1000264">
            <text:p>1000264</text:p>
          </table:table-cell>
          <table:table-cell office:value-type="float" office:value="997399">
            <text:p>997399</text:p>
          </table:table-cell>
          <table:table-cell office:value-type="float" office:value="47.9959">
            <text:p>47.9959</text:p>
          </table:table-cell>
          <table:table-cell office:value-type="float" office:value="0">
            <text:p>0</text:p>
          </table:table-cell>
          <table:table-cell office:value-type="float" office:value="275500">
            <text:p>275500</text:p>
          </table:table-cell>
          <table:table-cell office:value-type="float" office:value="309349">
            <text:p>309349</text:p>
          </table:table-cell>
          <table:table-cell office:value-type="float" office:value="308669">
            <text:p>30866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35696">
            <text:p>2035696</text:p>
          </table:table-cell>
          <table:table-cell office:value-type="float" office:value="2242176">
            <text:p>2242176</text:p>
          </table:table-cell>
          <table:table-cell office:value-type="float" office:value="2240239">
            <text:p>2240239</text:p>
          </table:table-cell>
          <table:table-cell office:value-type="float" office:value="378.099">
            <text:p>378.099</text:p>
          </table:table-cell>
          <table:table-cell office:value-type="float" office:value="0">
            <text:p>0</text:p>
          </table:table-cell>
          <table:table-cell office:value-type="float" office:value="1516464">
            <text:p>1516464</text:p>
          </table:table-cell>
          <table:table-cell office:value-type="float" office:value="1804632">
            <text:p>1804632</text:p>
          </table:table-cell>
          <table:table-cell office:value-type="float" office:value="725385">
            <text:p>725385</text:p>
          </table:table-cell>
          <table:table-cell office:value-type="float" office:value="332.633">
            <text:p>332.633</text:p>
          </table:table-cell>
          <table:table-cell office:value-type="float" office:value="0">
            <text:p>0</text:p>
          </table:table-cell>
          <table:table-cell office:value-type="float" office:value="1166185">
            <text:p>1166185</text:p>
          </table:table-cell>
          <table:table-cell office:value-type="float" office:value="1400518">
            <text:p>1400518</text:p>
          </table:table-cell>
          <table:table-cell office:value-type="float" office:value="469417">
            <text:p>469417</text:p>
          </table:table-cell>
          <table:table-cell office:value-type="float" office:value="283.411">
            <text:p>283.411</text:p>
          </table:table-cell>
          <table:table-cell office:value-type="float" office:value="0">
            <text:p>0</text:p>
          </table:table-cell>
          <table:table-cell office:value-type="float" office:value="1147514">
            <text:p>1147514</text:p>
          </table:table-cell>
          <table:table-cell office:value-type="float" office:value="1384184">
            <text:p>1384184</text:p>
          </table:table-cell>
          <table:table-cell office:value-type="float" office:value="488091">
            <text:p>488091</text:p>
          </table:table-cell>
          <table:table-cell office:value-type="float" office:value="138.036">
            <text:p>138.036</text:p>
          </table:table-cell>
          <table:table-cell office:value-type="float" office:value="0">
            <text:p>0</text:p>
          </table:table-cell>
          <table:table-cell office:value-type="float" office:value="516762">
            <text:p>516762</text:p>
          </table:table-cell>
          <table:table-cell office:value-type="float" office:value="643821">
            <text:p>643821</text:p>
          </table:table-cell>
          <table:table-cell office:value-type="float" office:value="247408">
            <text:p>24740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179001">
            <text:p>2179001</text:p>
          </table:table-cell>
          <table:table-cell table:number-columns-repeated="2" office:value-type="float" office:value="2396680">
            <text:p>2396680</text:p>
          </table:table-cell>
          <table:table-cell office:value-type="float" office:value="43.2793">
            <text:p>43.2793</text:p>
          </table:table-cell>
          <table:table-cell office:value-type="float" office:value="0">
            <text:p>0</text:p>
          </table:table-cell>
          <table:table-cell office:value-type="float" office:value="222451">
            <text:p>222451</text:p>
          </table:table-cell>
          <table:table-cell office:value-type="float" office:value="318210">
            <text:p>318210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996022">
            <text:p>1996022</text:p>
          </table:table-cell>
          <table:table-cell office:value-type="float" office:value="2166396">
            <text:p>2166396</text:p>
          </table:table-cell>
          <table:table-cell office:value-type="float" office:value="2164293">
            <text:p>2164293</text:p>
          </table:table-cell>
          <table:table-cell office:value-type="float" office:value="391.817">
            <text:p>391.817</text:p>
          </table:table-cell>
          <table:table-cell office:value-type="float" office:value="0">
            <text:p>0</text:p>
          </table:table-cell>
          <table:table-cell office:value-type="float" office:value="1443714">
            <text:p>1443714</text:p>
          </table:table-cell>
          <table:table-cell office:value-type="float" office:value="1733182">
            <text:p>1733182</text:p>
          </table:table-cell>
          <table:table-cell office:value-type="float" office:value="612216">
            <text:p>61221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234572">
            <text:p>1234572</text:p>
          </table:table-cell>
          <table:table-cell table:number-columns-repeated="2" office:value-type="float" office:value="1316182">
            <text:p>131618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742127">
            <text:p>1742127</text:p>
          </table:table-cell>
          <table:table-cell office:value-type="float" office:value="1912525">
            <text:p>1912525</text:p>
          </table:table-cell>
          <table:table-cell office:value-type="float" office:value="1910995">
            <text:p>1910995</text:p>
          </table:table-cell>
          <table:table-cell office:value-type="float" office:value="175.898">
            <text:p>175.898</text:p>
          </table:table-cell>
          <table:table-cell office:value-type="float" office:value="0">
            <text:p>0</text:p>
          </table:table-cell>
          <table:table-cell office:value-type="float" office:value="629701">
            <text:p>629701</text:p>
          </table:table-cell>
          <table:table-cell office:value-type="float" office:value="767206">
            <text:p>767206</text:p>
          </table:table-cell>
          <table:table-cell office:value-type="float" office:value="277455">
            <text:p>27745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330780">
            <text:p>2330780</text:p>
          </table:table-cell>
          <table:table-cell table:number-columns-repeated="2" office:value-type="float" office:value="2349621">
            <text:p>2349621</text:p>
          </table:table-cell>
          <table:table-cell office:value-type="float" office:value="375.022">
            <text:p>375.022</text:p>
          </table:table-cell>
          <table:table-cell office:value-type="float" office:value="0">
            <text:p>0</text:p>
          </table:table-cell>
          <table:table-cell office:value-type="float" office:value="1355158">
            <text:p>1355158</text:p>
          </table:table-cell>
          <table:table-cell office:value-type="float" office:value="1638419">
            <text:p>1638419</text:p>
          </table:table-cell>
          <table:table-cell office:value-type="float" office:value="542722">
            <text:p>542722</text:p>
          </table:table-cell>
          <table:table-cell office:value-type="float" office:value="135.596">
            <text:p>135.596</text:p>
          </table:table-cell>
          <table:table-cell office:value-type="float" office:value="0">
            <text:p>0</text:p>
          </table:table-cell>
          <table:table-cell office:value-type="float" office:value="581560">
            <text:p>581560</text:p>
          </table:table-cell>
          <table:table-cell office:value-type="float" office:value="716297">
            <text:p>716297</text:p>
          </table:table-cell>
          <table:table-cell office:value-type="float" office:value="166852">
            <text:p>166852</text:p>
          </table:table-cell>
          <table:table-cell office:value-type="float" office:value="389.358">
            <text:p>389.358</text:p>
          </table:table-cell>
          <table:table-cell office:value-type="float" office:value="0">
            <text:p>0</text:p>
          </table:table-cell>
          <table:table-cell office:value-type="float" office:value="1309742">
            <text:p>1309742</text:p>
          </table:table-cell>
          <table:table-cell office:value-type="float" office:value="1596580">
            <text:p>1596580</text:p>
          </table:table-cell>
          <table:table-cell office:value-type="float" office:value="416595">
            <text:p>416595</text:p>
          </table:table-cell>
          <table:table-cell office:value-type="float" office:value="39.6086">
            <text:p>39.6086</text:p>
          </table:table-cell>
          <table:table-cell office:value-type="float" office:value="0">
            <text:p>0</text:p>
          </table:table-cell>
          <table:table-cell office:value-type="float" office:value="195115">
            <text:p>195115</text:p>
          </table:table-cell>
          <table:table-cell office:value-type="float" office:value="303149">
            <text:p>303149</text:p>
          </table:table-cell>
          <table:table-cell office:value-type="float" office:value="283707">
            <text:p>283707</text:p>
          </table:table-cell>
          <table:table-cell office:value-type="float" office:value="45.8465">
            <text:p>45.8465</text:p>
          </table:table-cell>
          <table:table-cell office:value-type="float" office:value="0">
            <text:p>0</text:p>
          </table:table-cell>
          <table:table-cell office:value-type="float" office:value="191923">
            <text:p>191923</text:p>
          </table:table-cell>
          <table:table-cell office:value-type="float" office:value="304408">
            <text:p>304408</text:p>
          </table:table-cell>
          <table:table-cell office:value-type="float" office:value="300927">
            <text:p>300927</text:p>
          </table:table-cell>
          <table:table-cell table:style-name="cellBest" office:value-type="float" office:value="19.4419">
            <text:p>19.4419</text:p>
          </table:table-cell>
          <table:table-cell office:value-type="float" office:value="0">
            <text:p>0</text:p>
          </table:table-cell>
          <table:table-cell table:style-name="cellBest" office:value-type="float" office:value="109473">
            <text:p>109473</text:p>
          </table:table-cell>
          <table:table-cell table:style-name="cellBest" office:value-type="float" office:value="182927">
            <text:p>182927</text:p>
          </table:table-cell>
          <table:table-cell office:value-type="float" office:value="181403">
            <text:p>181403</text:p>
          </table:table-cell>
          <table:table-cell office:value-type="float" office:value="48.7569">
            <text:p>48.7569</text:p>
          </table:table-cell>
          <table:table-cell office:value-type="float" office:value="0">
            <text:p>0</text:p>
          </table:table-cell>
          <table:table-cell office:value-type="float" office:value="227846">
            <text:p>227846</text:p>
          </table:table-cell>
          <table:table-cell office:value-type="float" office:value="362609">
            <text:p>362609</text:p>
          </table:table-cell>
          <table:table-cell office:value-type="float" office:value="360515">
            <text:p>360515</text:p>
          </table:table-cell>
          <table:table-cell office:value-type="float" office:value="197.019">
            <text:p>197.019</text:p>
          </table:table-cell>
          <table:table-cell office:value-type="float" office:value="0">
            <text:p>0</text:p>
          </table:table-cell>
          <table:table-cell office:value-type="float" office:value="781018">
            <text:p>781018</text:p>
          </table:table-cell>
          <table:table-cell office:value-type="float" office:value="996525">
            <text:p>996525</text:p>
          </table:table-cell>
          <table:table-cell office:value-type="float" office:value="216443">
            <text:p>21644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32610">
            <text:p>2032610</text:p>
          </table:table-cell>
          <table:table-cell office:value-type="float" office:value="2545191">
            <text:p>2545191</text:p>
          </table:table-cell>
          <table:table-cell office:value-type="float" office:value="648178">
            <text:p>648178</text:p>
          </table:table-cell>
          <table:table-cell office:value-type="float" office:value="158.606">
            <text:p>158.606</text:p>
          </table:table-cell>
          <table:table-cell office:value-type="float" office:value="0">
            <text:p>0</text:p>
          </table:table-cell>
          <table:table-cell office:value-type="float" office:value="592329">
            <text:p>592329</text:p>
          </table:table-cell>
          <table:table-cell office:value-type="float" office:value="758311">
            <text:p>758311</text:p>
          </table:table-cell>
          <table:table-cell office:value-type="float" office:value="180437">
            <text:p>180437</text:p>
          </table:table-cell>
          <table:table-cell office:value-type="float" office:value="198.714">
            <text:p>198.714</text:p>
          </table:table-cell>
          <table:table-cell office:value-type="float" office:value="0">
            <text:p>0</text:p>
          </table:table-cell>
          <table:table-cell office:value-type="float" office:value="822257">
            <text:p>822257</text:p>
          </table:table-cell>
          <table:table-cell office:value-type="float" office:value="1025463">
            <text:p>1025463</text:p>
          </table:table-cell>
          <table:table-cell office:value-type="float" office:value="230775">
            <text:p>230775</text:p>
          </table:table-cell>
          <table:table-cell office:value-type="float" office:value="31.2644">
            <text:p>31.2644</text:p>
          </table:table-cell>
          <table:table-cell office:value-type="float" office:value="0">
            <text:p>0</text:p>
          </table:table-cell>
          <table:table-cell office:value-type="float" office:value="167099">
            <text:p>167099</text:p>
          </table:table-cell>
          <table:table-cell table:number-columns-repeated="2" office:value-type="float" office:value="275520">
            <text:p>27552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84468">
            <text:p>1884468</text:p>
          </table:table-cell>
          <table:table-cell office:value-type="float" office:value="2196420">
            <text:p>2196420</text:p>
          </table:table-cell>
          <table:table-cell office:value-type="float" office:value="0">
            <text:p>0</text:p>
          </table:table-cell>
          <table:table-cell office:value-type="float" office:value="40.9026">
            <text:p>40.9026</text:p>
          </table:table-cell>
          <table:table-cell office:value-type="float" office:value="0">
            <text:p>0</text:p>
          </table:table-cell>
          <table:table-cell office:value-type="float" office:value="232016">
            <text:p>232016</text:p>
          </table:table-cell>
          <table:table-cell office:value-type="float" office:value="372550">
            <text:p>372550</text:p>
          </table:table-cell>
          <table:table-cell office:value-type="float" office:value="370789">
            <text:p>370789</text:p>
          </table:table-cell>
          <table:table-cell office:value-type="float" office:value="121.789">
            <text:p>121.789</text:p>
          </table:table-cell>
          <table:table-cell office:value-type="float" office:value="0">
            <text:p>0</text:p>
          </table:table-cell>
          <table:table-cell office:value-type="float" office:value="496873">
            <text:p>496873</text:p>
          </table:table-cell>
          <table:table-cell office:value-type="float" office:value="874155">
            <text:p>874155</text:p>
          </table:table-cell>
          <table:table-cell office:value-type="float" office:value="166942">
            <text:p>16694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450987">
            <text:p>1450987</text:p>
          </table:table-cell>
          <table:table-cell table:number-columns-repeated="2" office:value-type="float" office:value="2810133">
            <text:p>2810133</text:p>
          </table:table-cell>
          <table:table-cell office:value-type="float" office:value="75.7646">
            <text:p>75.7646</text:p>
          </table:table-cell>
          <table:table-cell office:value-type="float" office:value="0">
            <text:p>0</text:p>
          </table:table-cell>
          <table:table-cell office:value-type="float" office:value="334555">
            <text:p>334555</text:p>
          </table:table-cell>
          <table:table-cell office:value-type="float" office:value="528602">
            <text:p>528602</text:p>
          </table:table-cell>
          <table:table-cell office:value-type="float" office:value="525793">
            <text:p>525793</text:p>
          </table:table-cell>
          <table:table-cell office:value-type="float" office:value="118.646">
            <text:p>118.646</text:p>
          </table:table-cell>
          <table:table-cell office:value-type="float" office:value="0">
            <text:p>0</text:p>
          </table:table-cell>
          <table:table-cell office:value-type="float" office:value="564366">
            <text:p>564366</text:p>
          </table:table-cell>
          <table:table-cell office:value-type="float" office:value="677190">
            <text:p>677190</text:p>
          </table:table-cell>
          <table:table-cell office:value-type="float" office:value="155872">
            <text:p>15587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92921">
            <text:p>1692921</text:p>
          </table:table-cell>
          <table:table-cell table:number-columns-repeated="2" office:value-type="float" office:value="1752541">
            <text:p>1752541</text:p>
          </table:table-cell>
          <table:table-cell table:formula="of:=MI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 office:value="19.4419">
            <text:p>19.4419</text:p>
          </table:table-cell>
          <table:table-cell table:formula="of:=MI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 office:value="0">
            <text:p>0</text:p>
          </table:table-cell>
          <table:table-cell table:formula="of:=MI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 office:value="109473">
            <text:p>109473</text:p>
          </table:table-cell>
          <table:table-cell table:formula="of:=MI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 office:value="182927">
            <text:p>182927</text:p>
          </table:table-cell>
          <table:table-cell table:formula="of:=MI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 office:value="0">
            <text:p>0</text:p>
          </table:table-cell>
          <table:table-cell table:formula="of:=MEDIA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 office:value="324.396">
            <text:p>324.396</text:p>
          </table:table-cell>
          <table:table-cell table:formula="of:=MEDIA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 office:value="0">
            <text:p>0</text:p>
          </table:table-cell>
          <table:table-cell table:formula="of:=MEDIA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 office:value="1218245">
            <text:p>1218245</text:p>
          </table:table-cell>
          <table:table-cell table:formula="of:=MEDIA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 office:value="1400518">
            <text:p>1400518</text:p>
          </table:table-cell>
          <table:table-cell table:formula="of:=MEDIA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 office:value="443006">
            <text:p>443006</text:p>
          </table:table-cell>
          <table:table-cell table:formula="of:=MAX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 office:value="600">
            <text:p>600</text:p>
          </table:table-cell>
          <table:table-cell table:formula="of:=MAX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 office:value="1">
            <text:p>1</text:p>
          </table:table-cell>
          <table:table-cell table:formula="of:=MAX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 office:value="2330780">
            <text:p>2330780</text:p>
          </table:table-cell>
          <table:table-cell table:formula="of:=MAX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 office:value="3603679">
            <text:p>3603679</text:p>
          </table:table-cell>
          <table:table-cell table:formula="of:=MAX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 office:value="2810133">
            <text:p>2810133</text:p>
          </table:table-cell>
        </table:table-row>
        <table:table-row table:style-name="ro1">
          <table:table-cell office:value-type="string">
            <text:p>./36-hanoi_tower-80-0.asp</text:p>
          </table:table-cell>
          <table:table-cell office:value-type="float" office:value="57.3785">
            <text:p>57.3785</text:p>
          </table:table-cell>
          <table:table-cell office:value-type="float" office:value="0">
            <text:p>0</text:p>
          </table:table-cell>
          <table:table-cell office:value-type="float" office:value="318265">
            <text:p>318265</text:p>
          </table:table-cell>
          <table:table-cell office:value-type="float" office:value="392769">
            <text:p>392769</text:p>
          </table:table-cell>
          <table:table-cell office:value-type="float" office:value="56.228">
            <text:p>56.228</text:p>
          </table:table-cell>
          <table:table-cell office:value-type="float" office:value="0">
            <text:p>0</text:p>
          </table:table-cell>
          <table:table-cell office:value-type="float" office:value="318265">
            <text:p>318265</text:p>
          </table:table-cell>
          <table:table-cell office:value-type="float" office:value="392769">
            <text:p>392769</text:p>
          </table:table-cell>
          <table:table-cell office:value-type="float" office:value="0">
            <text:p>0</text:p>
          </table:table-cell>
          <table:table-cell office:value-type="float" office:value="59.4824">
            <text:p>59.4824</text:p>
          </table:table-cell>
          <table:table-cell office:value-type="float" office:value="0">
            <text:p>0</text:p>
          </table:table-cell>
          <table:table-cell office:value-type="float" office:value="318265">
            <text:p>318265</text:p>
          </table:table-cell>
          <table:table-cell office:value-type="float" office:value="392769">
            <text:p>392769</text:p>
          </table:table-cell>
          <table:table-cell office:value-type="float" office:value="0">
            <text:p>0</text:p>
          </table:table-cell>
          <table:table-cell office:value-type="float" office:value="55.6177">
            <text:p>55.6177</text:p>
          </table:table-cell>
          <table:table-cell office:value-type="float" office:value="0">
            <text:p>0</text:p>
          </table:table-cell>
          <table:table-cell office:value-type="float" office:value="318265">
            <text:p>318265</text:p>
          </table:table-cell>
          <table:table-cell office:value-type="float" office:value="392769">
            <text:p>392769</text:p>
          </table:table-cell>
          <table:table-cell office:value-type="float" office:value="177882">
            <text:p>177882</text:p>
          </table:table-cell>
          <table:table-cell office:value-type="float" office:value="11.95">
            <text:p>11.95</text:p>
          </table:table-cell>
          <table:table-cell office:value-type="float" office:value="0">
            <text:p>0</text:p>
          </table:table-cell>
          <table:table-cell office:value-type="float" office:value="84940">
            <text:p>84940</text:p>
          </table:table-cell>
          <table:table-cell office:value-type="float" office:value="170587">
            <text:p>170587</text:p>
          </table:table-cell>
          <table:table-cell office:value-type="float" office:value="93761">
            <text:p>93761</text:p>
          </table:table-cell>
          <table:table-cell office:value-type="float" office:value="43.4599">
            <text:p>43.4599</text:p>
          </table:table-cell>
          <table:table-cell office:value-type="float" office:value="0">
            <text:p>0</text:p>
          </table:table-cell>
          <table:table-cell office:value-type="float" office:value="234805">
            <text:p>234805</text:p>
          </table:table-cell>
          <table:table-cell office:value-type="float" office:value="292976">
            <text:p>292976</text:p>
          </table:table-cell>
          <table:table-cell office:value-type="float" office:value="147666">
            <text:p>147666</text:p>
          </table:table-cell>
          <table:table-cell office:value-type="float" office:value="279.411">
            <text:p>279.411</text:p>
          </table:table-cell>
          <table:table-cell office:value-type="float" office:value="0">
            <text:p>0</text:p>
          </table:table-cell>
          <table:table-cell office:value-type="float" office:value="1164246">
            <text:p>1164246</text:p>
          </table:table-cell>
          <table:table-cell office:value-type="float" office:value="1304524">
            <text:p>1304524</text:p>
          </table:table-cell>
          <table:table-cell office:value-type="float" office:value="1280748">
            <text:p>1280748</text:p>
          </table:table-cell>
          <table:table-cell office:value-type="float" office:value="276.948">
            <text:p>276.948</text:p>
          </table:table-cell>
          <table:table-cell office:value-type="float" office:value="0">
            <text:p>0</text:p>
          </table:table-cell>
          <table:table-cell office:value-type="float" office:value="1108742">
            <text:p>1108742</text:p>
          </table:table-cell>
          <table:table-cell office:value-type="float" office:value="1235299">
            <text:p>1235299</text:p>
          </table:table-cell>
          <table:table-cell office:value-type="float" office:value="1232982">
            <text:p>1232982</text:p>
          </table:table-cell>
          <table:table-cell office:value-type="float" office:value="241.435">
            <text:p>241.435</text:p>
          </table:table-cell>
          <table:table-cell office:value-type="float" office:value="0">
            <text:p>0</text:p>
          </table:table-cell>
          <table:table-cell office:value-type="float" office:value="1077886">
            <text:p>1077886</text:p>
          </table:table-cell>
          <table:table-cell office:value-type="float" office:value="1203207">
            <text:p>1203207</text:p>
          </table:table-cell>
          <table:table-cell office:value-type="float" office:value="1202083">
            <text:p>1202083</text:p>
          </table:table-cell>
          <table:table-cell office:value-type="float" office:value="240.03">
            <text:p>240.03</text:p>
          </table:table-cell>
          <table:table-cell office:value-type="float" office:value="0">
            <text:p>0</text:p>
          </table:table-cell>
          <table:table-cell office:value-type="float" office:value="1016159">
            <text:p>1016159</text:p>
          </table:table-cell>
          <table:table-cell office:value-type="float" office:value="1129334">
            <text:p>1129334</text:p>
          </table:table-cell>
          <table:table-cell office:value-type="float" office:value="1128447">
            <text:p>1128447</text:p>
          </table:table-cell>
          <table:table-cell office:value-type="float" office:value="41.8648">
            <text:p>41.8648</text:p>
          </table:table-cell>
          <table:table-cell office:value-type="float" office:value="0">
            <text:p>0</text:p>
          </table:table-cell>
          <table:table-cell office:value-type="float" office:value="239911">
            <text:p>239911</text:p>
          </table:table-cell>
          <table:table-cell office:value-type="float" office:value="300832">
            <text:p>300832</text:p>
          </table:table-cell>
          <table:table-cell office:value-type="float" office:value="145606">
            <text:p>145606</text:p>
          </table:table-cell>
          <table:table-cell office:value-type="float" office:value="130.288">
            <text:p>130.288</text:p>
          </table:table-cell>
          <table:table-cell office:value-type="float" office:value="0">
            <text:p>0</text:p>
          </table:table-cell>
          <table:table-cell office:value-type="float" office:value="551633">
            <text:p>551633</text:p>
          </table:table-cell>
          <table:table-cell office:value-type="float" office:value="671749">
            <text:p>671749</text:p>
          </table:table-cell>
          <table:table-cell office:value-type="float" office:value="310370">
            <text:p>310370</text:p>
          </table:table-cell>
          <table:table-cell office:value-type="float" office:value="132.968">
            <text:p>132.968</text:p>
          </table:table-cell>
          <table:table-cell office:value-type="float" office:value="0">
            <text:p>0</text:p>
          </table:table-cell>
          <table:table-cell office:value-type="float" office:value="632436">
            <text:p>632436</text:p>
          </table:table-cell>
          <table:table-cell office:value-type="float" office:value="770350">
            <text:p>770350</text:p>
          </table:table-cell>
          <table:table-cell office:value-type="float" office:value="302838">
            <text:p>302838</text:p>
          </table:table-cell>
          <table:table-cell office:value-type="float" office:value="13.896">
            <text:p>13.896</text:p>
          </table:table-cell>
          <table:table-cell office:value-type="float" office:value="0">
            <text:p>0</text:p>
          </table:table-cell>
          <table:table-cell office:value-type="float" office:value="82773">
            <text:p>82773</text:p>
          </table:table-cell>
          <table:table-cell office:value-type="float" office:value="107884">
            <text:p>107884</text:p>
          </table:table-cell>
          <table:table-cell office:value-type="float" office:value="54707">
            <text:p>5470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239037">
            <text:p>2239037</text:p>
          </table:table-cell>
          <table:table-cell table:number-columns-repeated="2" office:value-type="float" office:value="2501344">
            <text:p>2501344</text:p>
          </table:table-cell>
          <table:table-cell office:value-type="float" office:value="11.4259">
            <text:p>11.4259</text:p>
          </table:table-cell>
          <table:table-cell office:value-type="float" office:value="0">
            <text:p>0</text:p>
          </table:table-cell>
          <table:table-cell office:value-type="float" office:value="76632">
            <text:p>76632</text:p>
          </table:table-cell>
          <table:table-cell office:value-type="float" office:value="119703">
            <text:p>119703</text:p>
          </table:table-cell>
          <table:table-cell office:value-type="float" office:value="0">
            <text:p>0</text:p>
          </table:table-cell>
          <table:table-cell office:value-type="float" office:value="21.9617">
            <text:p>21.9617</text:p>
          </table:table-cell>
          <table:table-cell office:value-type="float" office:value="0">
            <text:p>0</text:p>
          </table:table-cell>
          <table:table-cell office:value-type="float" office:value="128760">
            <text:p>128760</text:p>
          </table:table-cell>
          <table:table-cell office:value-type="float" office:value="149641">
            <text:p>149641</text:p>
          </table:table-cell>
          <table:table-cell office:value-type="float" office:value="149061">
            <text:p>149061</text:p>
          </table:table-cell>
          <table:table-cell office:value-type="float" office:value="188.144">
            <text:p>188.144</text:p>
          </table:table-cell>
          <table:table-cell office:value-type="float" office:value="0">
            <text:p>0</text:p>
          </table:table-cell>
          <table:table-cell office:value-type="float" office:value="743938">
            <text:p>743938</text:p>
          </table:table-cell>
          <table:table-cell office:value-type="float" office:value="906096">
            <text:p>906096</text:p>
          </table:table-cell>
          <table:table-cell office:value-type="float" office:value="341457">
            <text:p>34145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231245">
            <text:p>1231245</text:p>
          </table:table-cell>
          <table:table-cell table:number-columns-repeated="2" office:value-type="float" office:value="1380910">
            <text:p>138091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93658">
            <text:p>1693658</text:p>
          </table:table-cell>
          <table:table-cell office:value-type="float" office:value="1849241">
            <text:p>1849241</text:p>
          </table:table-cell>
          <table:table-cell office:value-type="float" office:value="1848146">
            <text:p>1848146</text:p>
          </table:table-cell>
          <table:table-cell office:value-type="float" office:value="197.077">
            <text:p>197.077</text:p>
          </table:table-cell>
          <table:table-cell office:value-type="float" office:value="0">
            <text:p>0</text:p>
          </table:table-cell>
          <table:table-cell office:value-type="float" office:value="837939">
            <text:p>837939</text:p>
          </table:table-cell>
          <table:table-cell office:value-type="float" office:value="1014670">
            <text:p>1014670</text:p>
          </table:table-cell>
          <table:table-cell office:value-type="float" office:value="392791">
            <text:p>39279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20868">
            <text:p>2020868</text:p>
          </table:table-cell>
          <table:table-cell table:number-columns-repeated="2" office:value-type="float" office:value="2035078">
            <text:p>2035078</text:p>
          </table:table-cell>
          <table:table-cell office:value-type="float" office:value="61.5418">
            <text:p>61.5418</text:p>
          </table:table-cell>
          <table:table-cell office:value-type="float" office:value="0">
            <text:p>0</text:p>
          </table:table-cell>
          <table:table-cell office:value-type="float" office:value="318265">
            <text:p>318265</text:p>
          </table:table-cell>
          <table:table-cell office:value-type="float" office:value="392769">
            <text:p>392769</text:p>
          </table:table-cell>
          <table:table-cell office:value-type="float" office:value="177882">
            <text:p>177882</text:p>
          </table:table-cell>
          <table:table-cell office:value-type="float" office:value="69.4298">
            <text:p>69.4298</text:p>
          </table:table-cell>
          <table:table-cell office:value-type="float" office:value="0">
            <text:p>0</text:p>
          </table:table-cell>
          <table:table-cell office:value-type="float" office:value="360144">
            <text:p>360144</text:p>
          </table:table-cell>
          <table:table-cell office:value-type="float" office:value="444420">
            <text:p>444420</text:p>
          </table:table-cell>
          <table:table-cell office:value-type="float" office:value="92963">
            <text:p>92963</text:p>
          </table:table-cell>
          <table:table-cell office:value-type="float" office:value="26.8248">
            <text:p>26.8248</text:p>
          </table:table-cell>
          <table:table-cell office:value-type="float" office:value="0">
            <text:p>0</text:p>
          </table:table-cell>
          <table:table-cell office:value-type="float" office:value="155990">
            <text:p>155990</text:p>
          </table:table-cell>
          <table:table-cell office:value-type="float" office:value="197362">
            <text:p>197362</text:p>
          </table:table-cell>
          <table:table-cell office:value-type="float" office:value="44395">
            <text:p>44395</text:p>
          </table:table-cell>
          <table:table-cell office:value-type="float" office:value="23.103">
            <text:p>23.103</text:p>
          </table:table-cell>
          <table:table-cell office:value-type="float" office:value="0">
            <text:p>0</text:p>
          </table:table-cell>
          <table:table-cell office:value-type="float" office:value="137765">
            <text:p>137765</text:p>
          </table:table-cell>
          <table:table-cell office:value-type="float" office:value="219212">
            <text:p>219212</text:p>
          </table:table-cell>
          <table:table-cell office:value-type="float" office:value="203221">
            <text:p>203221</text:p>
          </table:table-cell>
          <table:table-cell office:value-type="float" office:value="10.0913">
            <text:p>10.0913</text:p>
          </table:table-cell>
          <table:table-cell office:value-type="float" office:value="0">
            <text:p>0</text:p>
          </table:table-cell>
          <table:table-cell office:value-type="float" office:value="69968">
            <text:p>69968</text:p>
          </table:table-cell>
          <table:table-cell office:value-type="float" office:value="116541">
            <text:p>116541</text:p>
          </table:table-cell>
          <table:table-cell office:value-type="float" office:value="114648">
            <text:p>114648</text:p>
          </table:table-cell>
          <table:table-cell office:value-type="float" office:value="17.5748">
            <text:p>17.5748</text:p>
          </table:table-cell>
          <table:table-cell office:value-type="float" office:value="0">
            <text:p>0</text:p>
          </table:table-cell>
          <table:table-cell office:value-type="float" office:value="117012">
            <text:p>117012</text:p>
          </table:table-cell>
          <table:table-cell office:value-type="float" office:value="189717">
            <text:p>189717</text:p>
          </table:table-cell>
          <table:table-cell office:value-type="float" office:value="188312">
            <text:p>188312</text:p>
          </table:table-cell>
          <table:table-cell office:value-type="float" office:value="18.5427">
            <text:p>18.5427</text:p>
          </table:table-cell>
          <table:table-cell office:value-type="float" office:value="0">
            <text:p>0</text:p>
          </table:table-cell>
          <table:table-cell office:value-type="float" office:value="100286">
            <text:p>100286</text:p>
          </table:table-cell>
          <table:table-cell office:value-type="float" office:value="168839">
            <text:p>168839</text:p>
          </table:table-cell>
          <table:table-cell office:value-type="float" office:value="167565">
            <text:p>167565</text:p>
          </table:table-cell>
          <table:table-cell office:value-type="float" office:value="54.7417">
            <text:p>54.7417</text:p>
          </table:table-cell>
          <table:table-cell office:value-type="float" office:value="0">
            <text:p>0</text:p>
          </table:table-cell>
          <table:table-cell office:value-type="float" office:value="288295">
            <text:p>288295</text:p>
          </table:table-cell>
          <table:table-cell office:value-type="float" office:value="356846">
            <text:p>356846</text:p>
          </table:table-cell>
          <table:table-cell office:value-type="float" office:value="76309">
            <text:p>76309</text:p>
          </table:table-cell>
          <table:table-cell office:value-type="float" office:value="47.7071">
            <text:p>47.7071</text:p>
          </table:table-cell>
          <table:table-cell office:value-type="float" office:value="0">
            <text:p>0</text:p>
          </table:table-cell>
          <table:table-cell office:value-type="float" office:value="281136">
            <text:p>281136</text:p>
          </table:table-cell>
          <table:table-cell office:value-type="float" office:value="348719">
            <text:p>348719</text:p>
          </table:table-cell>
          <table:table-cell office:value-type="float" office:value="78390">
            <text:p>78390</text:p>
          </table:table-cell>
          <table:table-cell office:value-type="float" office:value="306.079">
            <text:p>306.079</text:p>
          </table:table-cell>
          <table:table-cell office:value-type="float" office:value="0">
            <text:p>0</text:p>
          </table:table-cell>
          <table:table-cell office:value-type="float" office:value="1210173">
            <text:p>1210173</text:p>
          </table:table-cell>
          <table:table-cell office:value-type="float" office:value="1458191">
            <text:p>1458191</text:p>
          </table:table-cell>
          <table:table-cell office:value-type="float" office:value="331335">
            <text:p>331335</text:p>
          </table:table-cell>
          <table:table-cell office:value-type="float" office:value="120.992">
            <text:p>120.992</text:p>
          </table:table-cell>
          <table:table-cell office:value-type="float" office:value="0">
            <text:p>0</text:p>
          </table:table-cell>
          <table:table-cell office:value-type="float" office:value="623103">
            <text:p>623103</text:p>
          </table:table-cell>
          <table:table-cell office:value-type="float" office:value="755278">
            <text:p>755278</text:p>
          </table:table-cell>
          <table:table-cell office:value-type="float" office:value="159405">
            <text:p>159405</text:p>
          </table:table-cell>
          <table:table-cell office:value-type="float" office:value="13.0795">
            <text:p>13.0795</text:p>
          </table:table-cell>
          <table:table-cell office:value-type="float" office:value="0">
            <text:p>0</text:p>
          </table:table-cell>
          <table:table-cell office:value-type="float" office:value="90086">
            <text:p>90086</text:p>
          </table:table-cell>
          <table:table-cell table:number-columns-repeated="2" office:value-type="float" office:value="153765">
            <text:p>153765</text:p>
          </table:table-cell>
          <table:table-cell office:value-type="float" office:value="79.633">
            <text:p>79.633</text:p>
          </table:table-cell>
          <table:table-cell office:value-type="float" office:value="0">
            <text:p>0</text:p>
          </table:table-cell>
          <table:table-cell office:value-type="float" office:value="388897">
            <text:p>388897</text:p>
          </table:table-cell>
          <table:table-cell office:value-type="float" office:value="461391">
            <text:p>461391</text:p>
          </table:table-cell>
          <table:table-cell office:value-type="float" office:value="0">
            <text:p>0</text:p>
          </table:table-cell>
          <table:table-cell table:style-name="cellBest" office:value-type="float" office:value="6.92125">
            <text:p>6.92125</text:p>
          </table:table-cell>
          <table:table-cell office:value-type="float" office:value="0">
            <text:p>0</text:p>
          </table:table-cell>
          <table:table-cell table:style-name="cellBest" office:value-type="float" office:value="53287">
            <text:p>53287</text:p>
          </table:table-cell>
          <table:table-cell table:style-name="cellBest" office:value-type="float" office:value="107399">
            <text:p>107399</text:p>
          </table:table-cell>
          <table:table-cell office:value-type="float" office:value="103982">
            <text:p>103982</text:p>
          </table:table-cell>
          <table:table-cell office:value-type="float" office:value="226.621">
            <text:p>226.621</text:p>
          </table:table-cell>
          <table:table-cell office:value-type="float" office:value="0">
            <text:p>0</text:p>
          </table:table-cell>
          <table:table-cell office:value-type="float" office:value="952820">
            <text:p>952820</text:p>
          </table:table-cell>
          <table:table-cell office:value-type="float" office:value="1647519">
            <text:p>1647519</text:p>
          </table:table-cell>
          <table:table-cell office:value-type="float" office:value="356220">
            <text:p>3562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098699">
            <text:p>1098699</text:p>
          </table:table-cell>
          <table:table-cell table:style-name="cellWorst" office:value-type="float" office:value="2545736">
            <text:p>2545736</text:p>
          </table:table-cell>
          <table:table-cell office:value-type="float" office:value="2545736">
            <text:p>2545736</text:p>
          </table:table-cell>
          <table:table-cell office:value-type="float" office:value="55.104">
            <text:p>55.104</text:p>
          </table:table-cell>
          <table:table-cell office:value-type="float" office:value="0">
            <text:p>0</text:p>
          </table:table-cell>
          <table:table-cell office:value-type="float" office:value="293048">
            <text:p>293048</text:p>
          </table:table-cell>
          <table:table-cell office:value-type="float" office:value="446041">
            <text:p>446041</text:p>
          </table:table-cell>
          <table:table-cell office:value-type="float" office:value="444886">
            <text:p>444886</text:p>
          </table:table-cell>
          <table:table-cell office:value-type="float" office:value="149.017">
            <text:p>149.017</text:p>
          </table:table-cell>
          <table:table-cell office:value-type="float" office:value="0">
            <text:p>0</text:p>
          </table:table-cell>
          <table:table-cell office:value-type="float" office:value="681763">
            <text:p>681763</text:p>
          </table:table-cell>
          <table:table-cell office:value-type="float" office:value="829356">
            <text:p>829356</text:p>
          </table:table-cell>
          <table:table-cell office:value-type="float" office:value="171848">
            <text:p>17184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752252">
            <text:p>1752252</text:p>
          </table:table-cell>
          <table:table-cell table:number-columns-repeated="2" office:value-type="float" office:value="1820297">
            <text:p>1820297</text:p>
          </table:table-cell>
          <table:table-cell table:formula="of:=MI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 office:value="6.92125">
            <text:p>6.92125</text:p>
          </table:table-cell>
          <table:table-cell table:formula="of:=MI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 office:value="0">
            <text:p>0</text:p>
          </table:table-cell>
          <table:table-cell table:formula="of:=MI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 office:value="53287">
            <text:p>53287</text:p>
          </table:table-cell>
          <table:table-cell table:formula="of:=MI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 office:value="107399">
            <text:p>107399</text:p>
          </table:table-cell>
          <table:table-cell table:formula="of:=MI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 office:value="0">
            <text:p>0</text:p>
          </table:table-cell>
          <table:table-cell table:formula="of:=MEDIA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 office:value="61.5418">
            <text:p>61.5418</text:p>
          </table:table-cell>
          <table:table-cell table:formula="of:=MEDIA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 office:value="0">
            <text:p>0</text:p>
          </table:table-cell>
          <table:table-cell table:formula="of:=MEDIA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 office:value="318265">
            <text:p>318265</text:p>
          </table:table-cell>
          <table:table-cell table:formula="of:=MEDIA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 office:value="444420">
            <text:p>444420</text:p>
          </table:table-cell>
          <table:table-cell table:formula="of:=MEDIA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 office:value="177882">
            <text:p>177882</text:p>
          </table:table-cell>
          <table:table-cell table:formula="of:=MAX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 office:value="600">
            <text:p>600</text:p>
          </table:table-cell>
          <table:table-cell table:formula="of:=MAX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 office:value="1">
            <text:p>1</text:p>
          </table:table-cell>
          <table:table-cell table:formula="of:=MAX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 office:value="2239037">
            <text:p>2239037</text:p>
          </table:table-cell>
          <table:table-cell table:formula="of:=MAX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 office:value="2545736">
            <text:p>2545736</text:p>
          </table:table-cell>
          <table:table-cell table:formula="of:=MAX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 office:value="2545736">
            <text:p>2545736</text:p>
          </table:table-cell>
        </table:table-row>
        <table:table-row table:style-name="ro1">
          <table:table-cell office:value-type="string">
            <text:p>./37-hanoi_tower-80-0.asp</text:p>
          </table:table-cell>
          <table:table-cell office:value-type="float" office:value="77.4675">
            <text:p>77.4675</text:p>
          </table:table-cell>
          <table:table-cell office:value-type="float" office:value="0">
            <text:p>0</text:p>
          </table:table-cell>
          <table:table-cell office:value-type="float" office:value="405006">
            <text:p>405006</text:p>
          </table:table-cell>
          <table:table-cell office:value-type="float" office:value="493900">
            <text:p>493900</text:p>
          </table:table-cell>
          <table:table-cell office:value-type="float" office:value="95.9695">
            <text:p>95.9695</text:p>
          </table:table-cell>
          <table:table-cell office:value-type="float" office:value="0">
            <text:p>0</text:p>
          </table:table-cell>
          <table:table-cell office:value-type="float" office:value="405006">
            <text:p>405006</text:p>
          </table:table-cell>
          <table:table-cell office:value-type="float" office:value="493900">
            <text:p>493900</text:p>
          </table:table-cell>
          <table:table-cell office:value-type="float" office:value="0">
            <text:p>0</text:p>
          </table:table-cell>
          <table:table-cell office:value-type="float" office:value="89.2262">
            <text:p>89.2262</text:p>
          </table:table-cell>
          <table:table-cell office:value-type="float" office:value="0">
            <text:p>0</text:p>
          </table:table-cell>
          <table:table-cell office:value-type="float" office:value="405006">
            <text:p>405006</text:p>
          </table:table-cell>
          <table:table-cell office:value-type="float" office:value="493900">
            <text:p>493900</text:p>
          </table:table-cell>
          <table:table-cell office:value-type="float" office:value="0">
            <text:p>0</text:p>
          </table:table-cell>
          <table:table-cell office:value-type="float" office:value="83.2558">
            <text:p>83.2558</text:p>
          </table:table-cell>
          <table:table-cell office:value-type="float" office:value="0">
            <text:p>0</text:p>
          </table:table-cell>
          <table:table-cell office:value-type="float" office:value="405006">
            <text:p>405006</text:p>
          </table:table-cell>
          <table:table-cell office:value-type="float" office:value="493900">
            <text:p>493900</text:p>
          </table:table-cell>
          <table:table-cell office:value-type="float" office:value="236022">
            <text:p>23602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80218">
            <text:p>1880218</text:p>
          </table:table-cell>
          <table:table-cell office:value-type="float" office:value="3504238">
            <text:p>3504238</text:p>
          </table:table-cell>
          <table:table-cell office:value-type="float" office:value="1454379">
            <text:p>1454379</text:p>
          </table:table-cell>
          <table:table-cell office:value-type="float" office:value="552.36">
            <text:p>552.36</text:p>
          </table:table-cell>
          <table:table-cell office:value-type="float" office:value="0">
            <text:p>0</text:p>
          </table:table-cell>
          <table:table-cell office:value-type="float" office:value="2023395">
            <text:p>2023395</text:p>
          </table:table-cell>
          <table:table-cell office:value-type="float" office:value="2416891">
            <text:p>2416891</text:p>
          </table:table-cell>
          <table:table-cell office:value-type="float" office:value="920876">
            <text:p>92087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59985">
            <text:p>2059985</text:p>
          </table:table-cell>
          <table:table-cell office:value-type="float" office:value="2282928">
            <text:p>2282928</text:p>
          </table:table-cell>
          <table:table-cell office:value-type="float" office:value="2238220">
            <text:p>223822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405449">
            <text:p>2405449</text:p>
          </table:table-cell>
          <table:table-cell office:value-type="float" office:value="2681561">
            <text:p>2681561</text:p>
          </table:table-cell>
          <table:table-cell table:style-name="cellWorst" office:value-type="float" office:value="2676904">
            <text:p>2676904</text:p>
          </table:table-cell>
          <table:table-cell office:value-type="float" office:value="283.797">
            <text:p>283.797</text:p>
          </table:table-cell>
          <table:table-cell office:value-type="float" office:value="0">
            <text:p>0</text:p>
          </table:table-cell>
          <table:table-cell office:value-type="float" office:value="1104759">
            <text:p>1104759</text:p>
          </table:table-cell>
          <table:table-cell office:value-type="float" office:value="1231170">
            <text:p>1231170</text:p>
          </table:table-cell>
          <table:table-cell office:value-type="float" office:value="1229956">
            <text:p>1229956</text:p>
          </table:table-cell>
          <table:table-cell office:value-type="float" office:value="72.1426">
            <text:p>72.1426</text:p>
          </table:table-cell>
          <table:table-cell office:value-type="float" office:value="0">
            <text:p>0</text:p>
          </table:table-cell>
          <table:table-cell office:value-type="float" office:value="359240">
            <text:p>359240</text:p>
          </table:table-cell>
          <table:table-cell office:value-type="float" office:value="410753">
            <text:p>410753</text:p>
          </table:table-cell>
          <table:table-cell office:value-type="float" office:value="410102">
            <text:p>410102</text:p>
          </table:table-cell>
          <table:table-cell office:value-type="float" office:value="364.434">
            <text:p>364.434</text:p>
          </table:table-cell>
          <table:table-cell office:value-type="float" office:value="0">
            <text:p>0</text:p>
          </table:table-cell>
          <table:table-cell office:value-type="float" office:value="1501545">
            <text:p>1501545</text:p>
          </table:table-cell>
          <table:table-cell office:value-type="float" office:value="1820287">
            <text:p>1820287</text:p>
          </table:table-cell>
          <table:table-cell office:value-type="float" office:value="705965">
            <text:p>705965</text:p>
          </table:table-cell>
          <table:table-cell office:value-type="float" office:value="177.708">
            <text:p>177.708</text:p>
          </table:table-cell>
          <table:table-cell office:value-type="float" office:value="0">
            <text:p>0</text:p>
          </table:table-cell>
          <table:table-cell office:value-type="float" office:value="738568">
            <text:p>738568</text:p>
          </table:table-cell>
          <table:table-cell office:value-type="float" office:value="892219">
            <text:p>892219</text:p>
          </table:table-cell>
          <table:table-cell office:value-type="float" office:value="391283">
            <text:p>39128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190888">
            <text:p>2190888</text:p>
          </table:table-cell>
          <table:table-cell office:value-type="float" office:value="2602696">
            <text:p>2602696</text:p>
          </table:table-cell>
          <table:table-cell office:value-type="float" office:value="1108651">
            <text:p>1108651</text:p>
          </table:table-cell>
          <table:table-cell office:value-type="float" office:value="424.708">
            <text:p>424.708</text:p>
          </table:table-cell>
          <table:table-cell office:value-type="float" office:value="0">
            <text:p>0</text:p>
          </table:table-cell>
          <table:table-cell office:value-type="float" office:value="1601372">
            <text:p>1601372</text:p>
          </table:table-cell>
          <table:table-cell office:value-type="float" office:value="1916430">
            <text:p>1916430</text:p>
          </table:table-cell>
          <table:table-cell office:value-type="float" office:value="782867">
            <text:p>78286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149380">
            <text:p>2149380</text:p>
          </table:table-cell>
          <table:table-cell table:number-columns-repeated="2" office:value-type="float" office:value="2382406">
            <text:p>2382406</text:p>
          </table:table-cell>
          <table:table-cell office:value-type="float" office:value="75.0234">
            <text:p>75.0234</text:p>
          </table:table-cell>
          <table:table-cell office:value-type="float" office:value="0">
            <text:p>0</text:p>
          </table:table-cell>
          <table:table-cell office:value-type="float" office:value="361753">
            <text:p>361753</text:p>
          </table:table-cell>
          <table:table-cell office:value-type="float" office:value="488717">
            <text:p>488717</text:p>
          </table:table-cell>
          <table:table-cell office:value-type="float" office:value="0">
            <text:p>0</text:p>
          </table:table-cell>
          <table:table-cell office:value-type="float" office:value="86.6182">
            <text:p>86.6182</text:p>
          </table:table-cell>
          <table:table-cell office:value-type="float" office:value="0">
            <text:p>0</text:p>
          </table:table-cell>
          <table:table-cell office:value-type="float" office:value="408191">
            <text:p>408191</text:p>
          </table:table-cell>
          <table:table-cell office:value-type="float" office:value="461286">
            <text:p>461286</text:p>
          </table:table-cell>
          <table:table-cell office:value-type="float" office:value="460196">
            <text:p>460196</text:p>
          </table:table-cell>
          <table:table-cell office:value-type="float" office:value="99.1202">
            <text:p>99.1202</text:p>
          </table:table-cell>
          <table:table-cell office:value-type="float" office:value="0">
            <text:p>0</text:p>
          </table:table-cell>
          <table:table-cell office:value-type="float" office:value="574159">
            <text:p>574159</text:p>
          </table:table-cell>
          <table:table-cell office:value-type="float" office:value="793067">
            <text:p>793067</text:p>
          </table:table-cell>
          <table:table-cell office:value-type="float" office:value="364504">
            <text:p>36450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968962">
            <text:p>968962</text:p>
          </table:table-cell>
          <table:table-cell table:number-columns-repeated="2" office:value-type="float" office:value="1180726">
            <text:p>118072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748334">
            <text:p>1748334</text:p>
          </table:table-cell>
          <table:table-cell office:value-type="float" office:value="1904271">
            <text:p>1904271</text:p>
          </table:table-cell>
          <table:table-cell office:value-type="float" office:value="1903511">
            <text:p>1903511</text:p>
          </table:table-cell>
          <table:table-cell office:value-type="float" office:value="400.004">
            <text:p>400.004</text:p>
          </table:table-cell>
          <table:table-cell office:value-type="float" office:value="0">
            <text:p>0</text:p>
          </table:table-cell>
          <table:table-cell office:value-type="float" office:value="1395830">
            <text:p>1395830</text:p>
          </table:table-cell>
          <table:table-cell office:value-type="float" office:value="1681697">
            <text:p>1681697</text:p>
          </table:table-cell>
          <table:table-cell office:value-type="float" office:value="625344">
            <text:p>62534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930107">
            <text:p>1930107</text:p>
          </table:table-cell>
          <table:table-cell table:number-columns-repeated="2" office:value-type="float" office:value="1944644">
            <text:p>1944644</text:p>
          </table:table-cell>
          <table:table-cell office:value-type="float" office:value="78.387">
            <text:p>78.387</text:p>
          </table:table-cell>
          <table:table-cell office:value-type="float" office:value="0">
            <text:p>0</text:p>
          </table:table-cell>
          <table:table-cell office:value-type="float" office:value="405006">
            <text:p>405006</text:p>
          </table:table-cell>
          <table:table-cell office:value-type="float" office:value="493900">
            <text:p>493900</text:p>
          </table:table-cell>
          <table:table-cell office:value-type="float" office:value="236022">
            <text:p>23602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188316">
            <text:p>2188316</text:p>
          </table:table-cell>
          <table:table-cell office:value-type="float" office:value="2637714">
            <text:p>2637714</text:p>
          </table:table-cell>
          <table:table-cell office:value-type="float" office:value="710128">
            <text:p>710128</text:p>
          </table:table-cell>
          <table:table-cell office:value-type="float" office:value="400.131">
            <text:p>400.131</text:p>
          </table:table-cell>
          <table:table-cell office:value-type="float" office:value="0">
            <text:p>0</text:p>
          </table:table-cell>
          <table:table-cell office:value-type="float" office:value="1488649">
            <text:p>1488649</text:p>
          </table:table-cell>
          <table:table-cell office:value-type="float" office:value="1835342">
            <text:p>1835342</text:p>
          </table:table-cell>
          <table:table-cell office:value-type="float" office:value="592975">
            <text:p>592975</text:p>
          </table:table-cell>
          <table:table-cell table:style-name="cellBest" office:value-type="float" office:value="10.8778">
            <text:p>10.8778</text:p>
          </table:table-cell>
          <table:table-cell office:value-type="float" office:value="0">
            <text:p>0</text:p>
          </table:table-cell>
          <table:table-cell table:style-name="cellBest" office:value-type="float" office:value="76940">
            <text:p>76940</text:p>
          </table:table-cell>
          <table:table-cell table:style-name="cellBest" office:value-type="float" office:value="127046">
            <text:p>127046</text:p>
          </table:table-cell>
          <table:table-cell office:value-type="float" office:value="115513">
            <text:p>115513</text:p>
          </table:table-cell>
          <table:table-cell office:value-type="float" office:value="21.6105">
            <text:p>21.6105</text:p>
          </table:table-cell>
          <table:table-cell office:value-type="float" office:value="0">
            <text:p>0</text:p>
          </table:table-cell>
          <table:table-cell office:value-type="float" office:value="132579">
            <text:p>132579</text:p>
          </table:table-cell>
          <table:table-cell office:value-type="float" office:value="211524">
            <text:p>211524</text:p>
          </table:table-cell>
          <table:table-cell office:value-type="float" office:value="209130">
            <text:p>209130</text:p>
          </table:table-cell>
          <table:table-cell office:value-type="float" office:value="24.3282">
            <text:p>24.3282</text:p>
          </table:table-cell>
          <table:table-cell office:value-type="float" office:value="0">
            <text:p>0</text:p>
          </table:table-cell>
          <table:table-cell office:value-type="float" office:value="145331">
            <text:p>145331</text:p>
          </table:table-cell>
          <table:table-cell office:value-type="float" office:value="236468">
            <text:p>236468</text:p>
          </table:table-cell>
          <table:table-cell office:value-type="float" office:value="234897">
            <text:p>234897</text:p>
          </table:table-cell>
          <table:table-cell office:value-type="float" office:value="18.6513">
            <text:p>18.6513</text:p>
          </table:table-cell>
          <table:table-cell office:value-type="float" office:value="0">
            <text:p>0</text:p>
          </table:table-cell>
          <table:table-cell office:value-type="float" office:value="108427">
            <text:p>108427</text:p>
          </table:table-cell>
          <table:table-cell office:value-type="float" office:value="184352">
            <text:p>184352</text:p>
          </table:table-cell>
          <table:table-cell office:value-type="float" office:value="183370">
            <text:p>183370</text:p>
          </table:table-cell>
          <table:table-cell office:value-type="float" office:value="157.3">
            <text:p>157.3</text:p>
          </table:table-cell>
          <table:table-cell office:value-type="float" office:value="0">
            <text:p>0</text:p>
          </table:table-cell>
          <table:table-cell office:value-type="float" office:value="746377">
            <text:p>746377</text:p>
          </table:table-cell>
          <table:table-cell office:value-type="float" office:value="896936">
            <text:p>896936</text:p>
          </table:table-cell>
          <table:table-cell office:value-type="float" office:value="185268">
            <text:p>185268</text:p>
          </table:table-cell>
          <table:table-cell office:value-type="float" office:value="94.1948">
            <text:p>94.1948</text:p>
          </table:table-cell>
          <table:table-cell office:value-type="float" office:value="0">
            <text:p>0</text:p>
          </table:table-cell>
          <table:table-cell office:value-type="float" office:value="449897">
            <text:p>449897</text:p>
          </table:table-cell>
          <table:table-cell office:value-type="float" office:value="549832">
            <text:p>549832</text:p>
          </table:table-cell>
          <table:table-cell office:value-type="float" office:value="120541">
            <text:p>120541</text:p>
          </table:table-cell>
          <table:table-cell office:value-type="float" office:value="452.591">
            <text:p>452.591</text:p>
          </table:table-cell>
          <table:table-cell office:value-type="float" office:value="0">
            <text:p>0</text:p>
          </table:table-cell>
          <table:table-cell office:value-type="float" office:value="1574645">
            <text:p>1574645</text:p>
          </table:table-cell>
          <table:table-cell office:value-type="float" office:value="1892055">
            <text:p>1892055</text:p>
          </table:table-cell>
          <table:table-cell office:value-type="float" office:value="502604">
            <text:p>502604</text:p>
          </table:table-cell>
          <table:table-cell office:value-type="float" office:value="55.9116">
            <text:p>55.9116</text:p>
          </table:table-cell>
          <table:table-cell office:value-type="float" office:value="0">
            <text:p>0</text:p>
          </table:table-cell>
          <table:table-cell office:value-type="float" office:value="265458">
            <text:p>265458</text:p>
          </table:table-cell>
          <table:table-cell office:value-type="float" office:value="329843">
            <text:p>329843</text:p>
          </table:table-cell>
          <table:table-cell office:value-type="float" office:value="72320">
            <text:p>72320</text:p>
          </table:table-cell>
          <table:table-cell office:value-type="float" office:value="14.4834">
            <text:p>14.4834</text:p>
          </table:table-cell>
          <table:table-cell office:value-type="float" office:value="0">
            <text:p>0</text:p>
          </table:table-cell>
          <table:table-cell office:value-type="float" office:value="82501">
            <text:p>82501</text:p>
          </table:table-cell>
          <table:table-cell table:number-columns-repeated="2" office:value-type="float" office:value="144674">
            <text:p>14467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47203">
            <text:p>2047203</text:p>
          </table:table-cell>
          <table:table-cell office:value-type="float" office:value="2405945">
            <text:p>2405945</text:p>
          </table:table-cell>
          <table:table-cell office:value-type="float" office:value="0">
            <text:p>0</text:p>
          </table:table-cell>
          <table:table-cell office:value-type="float" office:value="12.9814">
            <text:p>12.9814</text:p>
          </table:table-cell>
          <table:table-cell office:value-type="float" office:value="0">
            <text:p>0</text:p>
          </table:table-cell>
          <table:table-cell office:value-type="float" office:value="82501">
            <text:p>82501</text:p>
          </table:table-cell>
          <table:table-cell office:value-type="float" office:value="146457">
            <text:p>146457</text:p>
          </table:table-cell>
          <table:table-cell office:value-type="float" office:value="145292">
            <text:p>14529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293205">
            <text:p>2293205</text:p>
          </table:table-cell>
          <table:table-cell table:style-name="cellWorst" office:value-type="float" office:value="3697889">
            <text:p>3697889</text:p>
          </table:table-cell>
          <table:table-cell office:value-type="float" office:value="963029">
            <text:p>96302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852136">
            <text:p>852136</text:p>
          </table:table-cell>
          <table:table-cell office:value-type="float" office:value="2410395">
            <text:p>2410395</text:p>
          </table:table-cell>
          <table:table-cell table:style-name="Default" office:value-type="float" office:value="2410395">
            <text:p>2410395</text:p>
          </table:table-cell>
          <table:table-cell office:value-type="float" office:value="107.94">
            <text:p>107.94</text:p>
          </table:table-cell>
          <table:table-cell office:value-type="float" office:value="0">
            <text:p>0</text:p>
          </table:table-cell>
          <table:table-cell office:value-type="float" office:value="476517">
            <text:p>476517</text:p>
          </table:table-cell>
          <table:table-cell office:value-type="float" office:value="699452">
            <text:p>699452</text:p>
          </table:table-cell>
          <table:table-cell office:value-type="float" office:value="697870">
            <text:p>697870</text:p>
          </table:table-cell>
          <table:table-cell office:value-type="float" office:value="207.333">
            <text:p>207.333</text:p>
          </table:table-cell>
          <table:table-cell office:value-type="float" office:value="0">
            <text:p>0</text:p>
          </table:table-cell>
          <table:table-cell office:value-type="float" office:value="881014">
            <text:p>881014</text:p>
          </table:table-cell>
          <table:table-cell office:value-type="float" office:value="1070044">
            <text:p>1070044</text:p>
          </table:table-cell>
          <table:table-cell office:value-type="float" office:value="242322">
            <text:p>24232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59666">
            <text:p>1859666</text:p>
          </table:table-cell>
          <table:table-cell table:number-columns-repeated="2" office:value-type="float" office:value="1929711">
            <text:p>1929711</text:p>
          </table:table-cell>
          <table:table-cell table:formula="of:=MI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 office:value="10.8778">
            <text:p>10.8778</text:p>
          </table:table-cell>
          <table:table-cell table:formula="of:=MI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 office:value="0">
            <text:p>0</text:p>
          </table:table-cell>
          <table:table-cell table:formula="of:=MI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 office:value="76940">
            <text:p>76940</text:p>
          </table:table-cell>
          <table:table-cell table:formula="of:=MI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 office:value="127046">
            <text:p>127046</text:p>
          </table:table-cell>
          <table:table-cell table:formula="of:=MI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 office:value="0">
            <text:p>0</text:p>
          </table:table-cell>
          <table:table-cell table:formula="of:=MEDIA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 office:value="207.333">
            <text:p>207.333</text:p>
          </table:table-cell>
          <table:table-cell table:formula="of:=MEDIA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 office:value="0">
            <text:p>0</text:p>
          </table:table-cell>
          <table:table-cell table:formula="of:=MEDIA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 office:value="852136">
            <text:p>852136</text:p>
          </table:table-cell>
          <table:table-cell table:formula="of:=MEDIA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 office:value="1070044">
            <text:p>1070044</text:p>
          </table:table-cell>
          <table:table-cell table:formula="of:=MEDIA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 office:value="481400">
            <text:p>481400</text:p>
          </table:table-cell>
          <table:table-cell table:formula="of:=MAX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 office:value="600">
            <text:p>600</text:p>
          </table:table-cell>
          <table:table-cell table:formula="of:=MAX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 office:value="1">
            <text:p>1</text:p>
          </table:table-cell>
          <table:table-cell table:formula="of:=MAX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 office:value="2405449">
            <text:p>2405449</text:p>
          </table:table-cell>
          <table:table-cell table:formula="of:=MAX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 office:value="3697889">
            <text:p>3697889</text:p>
          </table:table-cell>
          <table:table-cell table:formula="of:=MAX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 office:value="2676904">
            <text:p>2676904</text:p>
          </table:table-cell>
        </table:table-row>
        <table:table-row table:style-name="ro1">
          <table:table-cell office:value-type="string">
            <text:p>./38-hanoi_tower-80-0.asp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333442">
            <text:p>2333442</text:p>
          </table:table-cell>
          <table:table-cell office:value-type="float" office:value="2808685">
            <text:p>280868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44455">
            <text:p>2044455</text:p>
          </table:table-cell>
          <table:table-cell office:value-type="float" office:value="2469907">
            <text:p>2469907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43605">
            <text:p>2043605</text:p>
          </table:table-cell>
          <table:table-cell office:value-type="float" office:value="2468951">
            <text:p>2468951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118171">
            <text:p>2118171</text:p>
          </table:table-cell>
          <table:table-cell office:value-type="float" office:value="2556324">
            <text:p>2556324</text:p>
          </table:table-cell>
          <table:table-cell office:value-type="float" office:value="887322">
            <text:p>887322</text:p>
          </table:table-cell>
          <table:table-cell office:value-type="float" office:value="259.52">
            <text:p>259.52</text:p>
          </table:table-cell>
          <table:table-cell office:value-type="float" office:value="0">
            <text:p>0</text:p>
          </table:table-cell>
          <table:table-cell office:value-type="float" office:value="987357">
            <text:p>987357</text:p>
          </table:table-cell>
          <table:table-cell office:value-type="float" office:value="1569003">
            <text:p>1569003</text:p>
          </table:table-cell>
          <table:table-cell office:value-type="float" office:value="709620">
            <text:p>70962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88099">
            <text:p>1888099</text:p>
          </table:table-cell>
          <table:table-cell office:value-type="float" office:value="2277909">
            <text:p>2277909</text:p>
          </table:table-cell>
          <table:table-cell office:value-type="float" office:value="833054">
            <text:p>833054</text:p>
          </table:table-cell>
          <table:table-cell office:value-type="float" office:value="331.689">
            <text:p>331.689</text:p>
          </table:table-cell>
          <table:table-cell office:value-type="float" office:value="0">
            <text:p>0</text:p>
          </table:table-cell>
          <table:table-cell office:value-type="float" office:value="1309026">
            <text:p>1309026</text:p>
          </table:table-cell>
          <table:table-cell office:value-type="float" office:value="1448259">
            <text:p>1448259</text:p>
          </table:table-cell>
          <table:table-cell office:value-type="float" office:value="1422431">
            <text:p>142243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285733">
            <text:p>2285733</text:p>
          </table:table-cell>
          <table:table-cell office:value-type="float" office:value="2524590">
            <text:p>2524590</text:p>
          </table:table-cell>
          <table:table-cell office:value-type="float" office:value="2519416">
            <text:p>251941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333724">
            <text:p>2333724</text:p>
          </table:table-cell>
          <table:table-cell office:value-type="float" office:value="2615081">
            <text:p>2615081</text:p>
          </table:table-cell>
          <table:table-cell table:style-name="cellWorst" office:value-type="float" office:value="2613245">
            <text:p>261324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144411">
            <text:p>2144411</text:p>
          </table:table-cell>
          <table:table-cell office:value-type="float" office:value="2399092">
            <text:p>2399092</text:p>
          </table:table-cell>
          <table:table-cell office:value-type="float" office:value="2397809">
            <text:p>2397809</text:p>
          </table:table-cell>
          <table:table-cell office:value-type="float" office:value="167.718">
            <text:p>167.718</text:p>
          </table:table-cell>
          <table:table-cell office:value-type="float" office:value="0">
            <text:p>0</text:p>
          </table:table-cell>
          <table:table-cell office:value-type="float" office:value="755278">
            <text:p>755278</text:p>
          </table:table-cell>
          <table:table-cell office:value-type="float" office:value="919894">
            <text:p>919894</text:p>
          </table:table-cell>
          <table:table-cell office:value-type="float" office:value="351229">
            <text:p>351229</text:p>
          </table:table-cell>
          <table:table-cell office:value-type="float" office:value="216.349">
            <text:p>216.349</text:p>
          </table:table-cell>
          <table:table-cell office:value-type="float" office:value="0">
            <text:p>0</text:p>
          </table:table-cell>
          <table:table-cell office:value-type="float" office:value="740445">
            <text:p>740445</text:p>
          </table:table-cell>
          <table:table-cell office:value-type="float" office:value="913633">
            <text:p>913633</text:p>
          </table:table-cell>
          <table:table-cell office:value-type="float" office:value="319865">
            <text:p>319865</text:p>
          </table:table-cell>
          <table:table-cell office:value-type="float" office:value="207.386">
            <text:p>207.386</text:p>
          </table:table-cell>
          <table:table-cell office:value-type="float" office:value="0">
            <text:p>0</text:p>
          </table:table-cell>
          <table:table-cell office:value-type="float" office:value="771228">
            <text:p>771228</text:p>
          </table:table-cell>
          <table:table-cell office:value-type="float" office:value="940622">
            <text:p>940622</text:p>
          </table:table-cell>
          <table:table-cell office:value-type="float" office:value="415883">
            <text:p>415883</text:p>
          </table:table-cell>
          <table:table-cell office:value-type="float" office:value="253.81">
            <text:p>253.81</text:p>
          </table:table-cell>
          <table:table-cell office:value-type="float" office:value="0">
            <text:p>0</text:p>
          </table:table-cell>
          <table:table-cell office:value-type="float" office:value="859845">
            <text:p>859845</text:p>
          </table:table-cell>
          <table:table-cell office:value-type="float" office:value="1058058">
            <text:p>1058058</text:p>
          </table:table-cell>
          <table:table-cell office:value-type="float" office:value="432174">
            <text:p>43217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209762">
            <text:p>2209762</text:p>
          </table:table-cell>
          <table:table-cell table:number-columns-repeated="2" office:value-type="float" office:value="2458729">
            <text:p>2458729</text:p>
          </table:table-cell>
          <table:table-cell office:value-type="float" office:value="25.6756">
            <text:p>25.6756</text:p>
          </table:table-cell>
          <table:table-cell office:value-type="float" office:value="0">
            <text:p>0</text:p>
          </table:table-cell>
          <table:table-cell office:value-type="float" office:value="146733">
            <text:p>146733</text:p>
          </table:table-cell>
          <table:table-cell office:value-type="float" office:value="216254">
            <text:p>216254</text:p>
          </table:table-cell>
          <table:table-cell office:value-type="float" office:value="0">
            <text:p>0</text:p>
          </table:table-cell>
          <table:table-cell office:value-type="float" office:value="148.876">
            <text:p>148.876</text:p>
          </table:table-cell>
          <table:table-cell office:value-type="float" office:value="0">
            <text:p>0</text:p>
          </table:table-cell>
          <table:table-cell office:value-type="float" office:value="569329">
            <text:p>569329</text:p>
          </table:table-cell>
          <table:table-cell office:value-type="float" office:value="640343">
            <text:p>640343</text:p>
          </table:table-cell>
          <table:table-cell office:value-type="float" office:value="639365">
            <text:p>639365</text:p>
          </table:table-cell>
          <table:table-cell office:value-type="float" office:value="175.927">
            <text:p>175.927</text:p>
          </table:table-cell>
          <table:table-cell office:value-type="float" office:value="0">
            <text:p>0</text:p>
          </table:table-cell>
          <table:table-cell office:value-type="float" office:value="663370">
            <text:p>663370</text:p>
          </table:table-cell>
          <table:table-cell office:value-type="float" office:value="1145218">
            <text:p>1145218</text:p>
          </table:table-cell>
          <table:table-cell office:value-type="float" office:value="473824">
            <text:p>47382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243667">
            <text:p>1243667</text:p>
          </table:table-cell>
          <table:table-cell table:number-columns-repeated="2" office:value-type="float" office:value="1370978">
            <text:p>137097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594134">
            <text:p>1594134</text:p>
          </table:table-cell>
          <table:table-cell office:value-type="float" office:value="1733216">
            <text:p>1733216</text:p>
          </table:table-cell>
          <table:table-cell office:value-type="float" office:value="1732493">
            <text:p>173249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108903">
            <text:p>2108903</text:p>
          </table:table-cell>
          <table:table-cell office:value-type="float" office:value="2542167">
            <text:p>2542167</text:p>
          </table:table-cell>
          <table:table-cell office:value-type="float" office:value="978663">
            <text:p>97866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22013">
            <text:p>2022013</text:p>
          </table:table-cell>
          <table:table-cell table:number-columns-repeated="2" office:value-type="float" office:value="2037195">
            <text:p>203719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75734">
            <text:p>1875734</text:p>
          </table:table-cell>
          <table:table-cell office:value-type="float" office:value="2268890">
            <text:p>2268890</text:p>
          </table:table-cell>
          <table:table-cell office:value-type="float" office:value="803916">
            <text:p>80391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80468">
            <text:p>2080468</text:p>
          </table:table-cell>
          <table:table-cell office:value-type="float" office:value="2547355">
            <text:p>2547355</text:p>
          </table:table-cell>
          <table:table-cell office:value-type="float" office:value="725843">
            <text:p>725843</text:p>
          </table:table-cell>
          <table:table-cell office:value-type="float" office:value="180.003">
            <text:p>180.003</text:p>
          </table:table-cell>
          <table:table-cell office:value-type="float" office:value="0">
            <text:p>0</text:p>
          </table:table-cell>
          <table:table-cell office:value-type="float" office:value="727074">
            <text:p>727074</text:p>
          </table:table-cell>
          <table:table-cell office:value-type="float" office:value="905593">
            <text:p>905593</text:p>
          </table:table-cell>
          <table:table-cell office:value-type="float" office:value="273943">
            <text:p>273943</text:p>
          </table:table-cell>
          <table:table-cell office:value-type="float" office:value="22.1663">
            <text:p>22.1663</text:p>
          </table:table-cell>
          <table:table-cell office:value-type="float" office:value="0">
            <text:p>0</text:p>
          </table:table-cell>
          <table:table-cell office:value-type="float" office:value="126173">
            <text:p>126173</text:p>
          </table:table-cell>
          <table:table-cell office:value-type="float" office:value="200497">
            <text:p>200497</text:p>
          </table:table-cell>
          <table:table-cell office:value-type="float" office:value="185789">
            <text:p>185789</text:p>
          </table:table-cell>
          <table:table-cell office:value-type="float" office:value="22.0415">
            <text:p>22.0415</text:p>
          </table:table-cell>
          <table:table-cell office:value-type="float" office:value="0">
            <text:p>0</text:p>
          </table:table-cell>
          <table:table-cell office:value-type="float" office:value="129801">
            <text:p>129801</text:p>
          </table:table-cell>
          <table:table-cell office:value-type="float" office:value="217979">
            <text:p>217979</text:p>
          </table:table-cell>
          <table:table-cell office:value-type="float" office:value="215194">
            <text:p>215194</text:p>
          </table:table-cell>
          <table:table-cell office:value-type="float" office:value="17.9829">
            <text:p>17.9829</text:p>
          </table:table-cell>
          <table:table-cell office:value-type="float" office:value="0">
            <text:p>0</text:p>
          </table:table-cell>
          <table:table-cell office:value-type="float" office:value="113922">
            <text:p>113922</text:p>
          </table:table-cell>
          <table:table-cell office:value-type="float" office:value="194223">
            <text:p>194223</text:p>
          </table:table-cell>
          <table:table-cell office:value-type="float" office:value="192639">
            <text:p>192639</text:p>
          </table:table-cell>
          <table:table-cell office:value-type="float" office:value="47.7776">
            <text:p>47.7776</text:p>
          </table:table-cell>
          <table:table-cell office:value-type="float" office:value="0">
            <text:p>0</text:p>
          </table:table-cell>
          <table:table-cell office:value-type="float" office:value="225519">
            <text:p>225519</text:p>
          </table:table-cell>
          <table:table-cell office:value-type="float" office:value="378877">
            <text:p>378877</text:p>
          </table:table-cell>
          <table:table-cell office:value-type="float" office:value="376306">
            <text:p>376306</text:p>
          </table:table-cell>
          <table:table-cell office:value-type="float" office:value="560.173">
            <text:p>560.173</text:p>
          </table:table-cell>
          <table:table-cell office:value-type="float" office:value="0">
            <text:p>0</text:p>
          </table:table-cell>
          <table:table-cell office:value-type="float" office:value="1857039">
            <text:p>1857039</text:p>
          </table:table-cell>
          <table:table-cell office:value-type="float" office:value="2236296">
            <text:p>2236296</text:p>
          </table:table-cell>
          <table:table-cell office:value-type="float" office:value="532877">
            <text:p>532877</text:p>
          </table:table-cell>
          <table:table-cell office:value-type="float" office:value="403.472">
            <text:p>403.472</text:p>
          </table:table-cell>
          <table:table-cell office:value-type="float" office:value="0">
            <text:p>0</text:p>
          </table:table-cell>
          <table:table-cell office:value-type="float" office:value="1515327">
            <text:p>1515327</text:p>
          </table:table-cell>
          <table:table-cell office:value-type="float" office:value="1845016">
            <text:p>1845016</text:p>
          </table:table-cell>
          <table:table-cell office:value-type="float" office:value="487107">
            <text:p>487107</text:p>
          </table:table-cell>
          <table:table-cell office:value-type="float" office:value="441.424">
            <text:p>441.424</text:p>
          </table:table-cell>
          <table:table-cell office:value-type="float" office:value="0">
            <text:p>0</text:p>
          </table:table-cell>
          <table:table-cell office:value-type="float" office:value="1514150">
            <text:p>1514150</text:p>
          </table:table-cell>
          <table:table-cell office:value-type="float" office:value="1834214">
            <text:p>1834214</text:p>
          </table:table-cell>
          <table:table-cell office:value-type="float" office:value="444591">
            <text:p>444591</text:p>
          </table:table-cell>
          <table:table-cell office:value-type="float" office:value="302.733">
            <text:p>302.733</text:p>
          </table:table-cell>
          <table:table-cell office:value-type="float" office:value="0">
            <text:p>0</text:p>
          </table:table-cell>
          <table:table-cell office:value-type="float" office:value="1070258">
            <text:p>1070258</text:p>
          </table:table-cell>
          <table:table-cell office:value-type="float" office:value="1307065">
            <text:p>1307065</text:p>
          </table:table-cell>
          <table:table-cell office:value-type="float" office:value="318743">
            <text:p>318743</text:p>
          </table:table-cell>
          <table:table-cell office:value-type="float" office:value="37.0289">
            <text:p>37.0289</text:p>
          </table:table-cell>
          <table:table-cell office:value-type="float" office:value="0">
            <text:p>0</text:p>
          </table:table-cell>
          <table:table-cell office:value-type="float" office:value="228907">
            <text:p>228907</text:p>
          </table:table-cell>
          <table:table-cell table:number-columns-repeated="2" office:value-type="float" office:value="374906">
            <text:p>37490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61055">
            <text:p>2061055</text:p>
          </table:table-cell>
          <table:table-cell office:value-type="float" office:value="2398672">
            <text:p>2398672</text:p>
          </table:table-cell>
          <table:table-cell office:value-type="float" office:value="0">
            <text:p>0</text:p>
          </table:table-cell>
          <table:table-cell table:style-name="cellBest" office:value-type="float" office:value="15.9206">
            <text:p>15.9206</text:p>
          </table:table-cell>
          <table:table-cell office:value-type="float" office:value="0">
            <text:p>0</text:p>
          </table:table-cell>
          <table:table-cell table:style-name="cellBest" office:value-type="float" office:value="101841">
            <text:p>101841</text:p>
          </table:table-cell>
          <table:table-cell table:style-name="cellBest" office:value-type="float" office:value="174255">
            <text:p>174255</text:p>
          </table:table-cell>
          <table:table-cell office:value-type="float" office:value="172870">
            <text:p>172870</text:p>
          </table:table-cell>
          <table:table-cell office:value-type="float" office:value="556.736">
            <text:p>556.736</text:p>
          </table:table-cell>
          <table:table-cell office:value-type="float" office:value="0">
            <text:p>0</text:p>
          </table:table-cell>
          <table:table-cell office:value-type="float" office:value="2137589">
            <text:p>2137589</text:p>
          </table:table-cell>
          <table:table-cell table:style-name="cellWorst" office:value-type="float" office:value="3736636">
            <text:p>3736636</text:p>
          </table:table-cell>
          <table:table-cell office:value-type="float" office:value="898186">
            <text:p>89818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980311">
            <text:p>980311</text:p>
          </table:table-cell>
          <table:table-cell office:value-type="float" office:value="2489673">
            <text:p>2489673</text:p>
          </table:table-cell>
          <table:table-cell table:style-name="Default" office:value-type="float" office:value="2489673">
            <text:p>2489673</text:p>
          </table:table-cell>
          <table:table-cell office:value-type="float" office:value="75.29">
            <text:p>75.29</text:p>
          </table:table-cell>
          <table:table-cell office:value-type="float" office:value="0">
            <text:p>0</text:p>
          </table:table-cell>
          <table:table-cell office:value-type="float" office:value="382642">
            <text:p>382642</text:p>
          </table:table-cell>
          <table:table-cell office:value-type="float" office:value="582412">
            <text:p>582412</text:p>
          </table:table-cell>
          <table:table-cell office:value-type="float" office:value="580899">
            <text:p>580899</text:p>
          </table:table-cell>
          <table:table-cell office:value-type="float" office:value="483.147">
            <text:p>483.147</text:p>
          </table:table-cell>
          <table:table-cell office:value-type="float" office:value="0">
            <text:p>0</text:p>
          </table:table-cell>
          <table:table-cell office:value-type="float" office:value="1697734">
            <text:p>1697734</text:p>
          </table:table-cell>
          <table:table-cell office:value-type="float" office:value="2042419">
            <text:p>2042419</text:p>
          </table:table-cell>
          <table:table-cell office:value-type="float" office:value="472095">
            <text:p>47209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02822">
            <text:p>1802822</text:p>
          </table:table-cell>
          <table:table-cell table:number-columns-repeated="2" office:value-type="float" office:value="1864624">
            <text:p>1864624</text:p>
          </table:table-cell>
          <table:table-cell table:formula="of:=MI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 office:value="15.9206">
            <text:p>15.9206</text:p>
          </table:table-cell>
          <table:table-cell table:formula="of:=MI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 office:value="0">
            <text:p>0</text:p>
          </table:table-cell>
          <table:table-cell table:formula="of:=MI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 office:value="101841">
            <text:p>101841</text:p>
          </table:table-cell>
          <table:table-cell table:formula="of:=MI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 office:value="174255">
            <text:p>174255</text:p>
          </table:table-cell>
          <table:table-cell table:formula="of:=MI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 office:value="0">
            <text:p>0</text:p>
          </table:table-cell>
          <table:table-cell table:formula="of:=MEDIA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 office:value="483.147">
            <text:p>483.147</text:p>
          </table:table-cell>
          <table:table-cell table:formula="of:=MEDIA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 office:value="0">
            <text:p>0</text:p>
          </table:table-cell>
          <table:table-cell table:formula="of:=MEDIA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 office:value="1514150">
            <text:p>1514150</text:p>
          </table:table-cell>
          <table:table-cell table:formula="of:=MEDIA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 office:value="1834214">
            <text:p>1834214</text:p>
          </table:table-cell>
          <table:table-cell table:formula="of:=MEDIA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 office:value="509992">
            <text:p>509992</text:p>
          </table:table-cell>
          <table:table-cell table:formula="of:=MAX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 office:value="600">
            <text:p>600</text:p>
          </table:table-cell>
          <table:table-cell table:formula="of:=MAX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 office:value="1">
            <text:p>1</text:p>
          </table:table-cell>
          <table:table-cell table:formula="of:=MAX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 office:value="2333724">
            <text:p>2333724</text:p>
          </table:table-cell>
          <table:table-cell table:formula="of:=MAX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 office:value="3736636">
            <text:p>3736636</text:p>
          </table:table-cell>
          <table:table-cell table:formula="of:=MAX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 office:value="2613245">
            <text:p>2613245</text:p>
          </table:table-cell>
        </table:table-row>
        <table:table-row table:style-name="ro1">
          <table:table-cell office:value-type="string">
            <text:p>./39-hanoi_tower-80-0.asp</text:p>
          </table:table-cell>
          <table:table-cell office:value-type="float" office:value="555.822">
            <text:p>555.822</text:p>
          </table:table-cell>
          <table:table-cell table:style-name="cellBest" office:value-type="float" office:value="0">
            <text:p>0</text:p>
          </table:table-cell>
          <table:table-cell office:value-type="float" office:value="1862472">
            <text:p>1862472</text:p>
          </table:table-cell>
          <table:table-cell office:value-type="float" office:value="2217257">
            <text:p>221725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83999">
            <text:p>1783999</text:p>
          </table:table-cell>
          <table:table-cell office:value-type="float" office:value="2124939">
            <text:p>2124939</text:p>
          </table:table-cell>
          <table:table-cell office:value-type="float" office:value="0">
            <text:p>0</text:p>
          </table:table-cell>
          <table:table-cell office:value-type="float" office:value="527.548">
            <text:p>527.548</text:p>
          </table:table-cell>
          <table:table-cell table:style-name="cellBest" office:value-type="float" office:value="0">
            <text:p>0</text:p>
          </table:table-cell>
          <table:table-cell office:value-type="float" office:value="1862472">
            <text:p>1862472</text:p>
          </table:table-cell>
          <table:table-cell office:value-type="float" office:value="2217257">
            <text:p>2217257</text:p>
          </table:table-cell>
          <table:table-cell office:value-type="float" office:value="0">
            <text:p>0</text:p>
          </table:table-cell>
          <table:table-cell office:value-type="float" office:value="503.948">
            <text:p>503.948</text:p>
          </table:table-cell>
          <table:table-cell table:style-name="cellBest" office:value-type="float" office:value="0">
            <text:p>0</text:p>
          </table:table-cell>
          <table:table-cell office:value-type="float" office:value="1862472">
            <text:p>1862472</text:p>
          </table:table-cell>
          <table:table-cell office:value-type="float" office:value="2217257">
            <text:p>2217257</text:p>
          </table:table-cell>
          <table:table-cell office:value-type="float" office:value="916881">
            <text:p>91688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24858">
            <text:p>2124858</text:p>
          </table:table-cell>
          <table:table-cell table:style-name="cellWorst" office:value-type="float" office:value="3684178">
            <text:p>3684178</text:p>
          </table:table-cell>
          <table:table-cell office:value-type="float" office:value="1187932">
            <text:p>118793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38760">
            <text:p>2038760</text:p>
          </table:table-cell>
          <table:table-cell office:value-type="float" office:value="2469956">
            <text:p>2469956</text:p>
          </table:table-cell>
          <table:table-cell office:value-type="float" office:value="825420">
            <text:p>8254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91816">
            <text:p>2091816</text:p>
          </table:table-cell>
          <table:table-cell office:value-type="float" office:value="2312653">
            <text:p>2312653</text:p>
          </table:table-cell>
          <table:table-cell office:value-type="float" office:value="2260156">
            <text:p>2260156</text:p>
          </table:table-cell>
          <table:table-cell office:value-type="float" office:value="593.606">
            <text:p>593.606</text:p>
          </table:table-cell>
          <table:table-cell table:style-name="cellBest" office:value-type="float" office:value="0">
            <text:p>0</text:p>
          </table:table-cell>
          <table:table-cell office:value-type="float" office:value="2162466">
            <text:p>2162466</text:p>
          </table:table-cell>
          <table:table-cell office:value-type="float" office:value="2415493">
            <text:p>2415493</text:p>
          </table:table-cell>
          <table:table-cell office:value-type="float" office:value="2411743">
            <text:p>241174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57637">
            <text:p>2057637</text:p>
          </table:table-cell>
          <table:table-cell office:value-type="float" office:value="2274346">
            <text:p>2274346</text:p>
          </table:table-cell>
          <table:table-cell office:value-type="float" office:value="2272372">
            <text:p>227237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33091">
            <text:p>2233091</text:p>
          </table:table-cell>
          <table:table-cell office:value-type="float" office:value="2484521">
            <text:p>2484521</text:p>
          </table:table-cell>
          <table:table-cell office:value-type="float" office:value="2483711">
            <text:p>248371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63327">
            <text:p>1863327</text:p>
          </table:table-cell>
          <table:table-cell office:value-type="float" office:value="2274258">
            <text:p>2274258</text:p>
          </table:table-cell>
          <table:table-cell office:value-type="float" office:value="906203">
            <text:p>90620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19578">
            <text:p>1819578</text:p>
          </table:table-cell>
          <table:table-cell office:value-type="float" office:value="2209286">
            <text:p>2209286</text:p>
          </table:table-cell>
          <table:table-cell office:value-type="float" office:value="658638">
            <text:p>65863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07198">
            <text:p>2107198</text:p>
          </table:table-cell>
          <table:table-cell office:value-type="float" office:value="2536876">
            <text:p>2536876</text:p>
          </table:table-cell>
          <table:table-cell office:value-type="float" office:value="921459">
            <text:p>921459</text:p>
          </table:table-cell>
          <table:table-cell office:value-type="float" office:value="489.649">
            <text:p>489.649</text:p>
          </table:table-cell>
          <table:table-cell table:style-name="cellBest" office:value-type="float" office:value="0">
            <text:p>0</text:p>
          </table:table-cell>
          <table:table-cell office:value-type="float" office:value="1673086">
            <text:p>1673086</text:p>
          </table:table-cell>
          <table:table-cell office:value-type="float" office:value="2038950">
            <text:p>2038950</text:p>
          </table:table-cell>
          <table:table-cell office:value-type="float" office:value="767010">
            <text:p>76701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74497">
            <text:p>2174497</text:p>
          </table:table-cell>
          <table:table-cell table:number-columns-repeated="2" office:value-type="float" office:value="2418271">
            <text:p>2418271</text:p>
          </table:table-cell>
          <table:table-cell office:value-type="float" office:value="72.5112">
            <text:p>72.5112</text:p>
          </table:table-cell>
          <table:table-cell table:style-name="cellBest" office:value-type="float" office:value="0">
            <text:p>0</text:p>
          </table:table-cell>
          <table:table-cell office:value-type="float" office:value="367560">
            <text:p>367560</text:p>
          </table:table-cell>
          <table:table-cell office:value-type="float" office:value="631862">
            <text:p>631862</text:p>
          </table:table-cell>
          <table:table-cell office:value-type="float" office:value="0">
            <text:p>0</text:p>
          </table:table-cell>
          <table:table-cell office:value-type="float" office:value="155.806">
            <text:p>155.806</text:p>
          </table:table-cell>
          <table:table-cell table:style-name="cellBest" office:value-type="float" office:value="0">
            <text:p>0</text:p>
          </table:table-cell>
          <table:table-cell office:value-type="float" office:value="623628">
            <text:p>623628</text:p>
          </table:table-cell>
          <table:table-cell office:value-type="float" office:value="702063">
            <text:p>702063</text:p>
          </table:table-cell>
          <table:table-cell office:value-type="float" office:value="701018">
            <text:p>701018</text:p>
          </table:table-cell>
          <table:table-cell office:value-type="float" office:value="39.4719">
            <text:p>39.4719</text:p>
          </table:table-cell>
          <table:table-cell table:style-name="cellBest" office:value-type="float" office:value="0">
            <text:p>0</text:p>
          </table:table-cell>
          <table:table-cell office:value-type="float" office:value="204639">
            <text:p>204639</text:p>
          </table:table-cell>
          <table:table-cell office:value-type="float" office:value="384815">
            <text:p>384815</text:p>
          </table:table-cell>
          <table:table-cell office:value-type="float" office:value="178675">
            <text:p>178675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807163">
            <text:p>807163</text:p>
          </table:table-cell>
          <table:table-cell table:number-columns-repeated="2" office:value-type="float" office:value="1077823">
            <text:p>107782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16900">
            <text:p>1816900</text:p>
          </table:table-cell>
          <table:table-cell office:value-type="float" office:value="1980868">
            <text:p>1980868</text:p>
          </table:table-cell>
          <table:table-cell office:value-type="float" office:value="1979738">
            <text:p>197973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16370">
            <text:p>2116370</text:p>
          </table:table-cell>
          <table:table-cell office:value-type="float" office:value="2554619">
            <text:p>2554619</text:p>
          </table:table-cell>
          <table:table-cell office:value-type="float" office:value="998405">
            <text:p>99840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252515">
            <text:p>2252515</text:p>
          </table:table-cell>
          <table:table-cell table:number-columns-repeated="2" office:value-type="float" office:value="2267886">
            <text:p>2267886</text:p>
          </table:table-cell>
          <table:table-cell office:value-type="float" office:value="513.066">
            <text:p>513.066</text:p>
          </table:table-cell>
          <table:table-cell table:style-name="cellBest" office:value-type="float" office:value="0">
            <text:p>0</text:p>
          </table:table-cell>
          <table:table-cell office:value-type="float" office:value="1862472">
            <text:p>1862472</text:p>
          </table:table-cell>
          <table:table-cell office:value-type="float" office:value="2217257">
            <text:p>2217257</text:p>
          </table:table-cell>
          <table:table-cell office:value-type="float" office:value="916881">
            <text:p>91688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90470">
            <text:p>1790470</text:p>
          </table:table-cell>
          <table:table-cell office:value-type="float" office:value="2205335">
            <text:p>2205335</text:p>
          </table:table-cell>
          <table:table-cell office:value-type="float" office:value="558416">
            <text:p>55841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61421">
            <text:p>1861421</text:p>
          </table:table-cell>
          <table:table-cell office:value-type="float" office:value="2297578">
            <text:p>2297578</text:p>
          </table:table-cell>
          <table:table-cell office:value-type="float" office:value="683966">
            <text:p>683966</text:p>
          </table:table-cell>
          <table:table-cell office:value-type="float" office:value="18.7855">
            <text:p>18.7855</text:p>
          </table:table-cell>
          <table:table-cell table:style-name="cellBest" office:value-type="float" office:value="0">
            <text:p>0</text:p>
          </table:table-cell>
          <table:table-cell office:value-type="float" office:value="115239">
            <text:p>115239</text:p>
          </table:table-cell>
          <table:table-cell office:value-type="float" office:value="183959">
            <text:p>183959</text:p>
          </table:table-cell>
          <table:table-cell office:value-type="float" office:value="168746">
            <text:p>168746</text:p>
          </table:table-cell>
          <table:table-cell office:value-type="float" office:value="45.3894">
            <text:p>45.3894</text:p>
          </table:table-cell>
          <table:table-cell table:style-name="cellBest" office:value-type="float" office:value="0">
            <text:p>0</text:p>
          </table:table-cell>
          <table:table-cell office:value-type="float" office:value="218970">
            <text:p>218970</text:p>
          </table:table-cell>
          <table:table-cell office:value-type="float" office:value="351505">
            <text:p>351505</text:p>
          </table:table-cell>
          <table:table-cell office:value-type="float" office:value="347720">
            <text:p>347720</text:p>
          </table:table-cell>
          <table:table-cell office:value-type="float" office:value="62.9723">
            <text:p>62.9723</text:p>
          </table:table-cell>
          <table:table-cell table:style-name="cellBest" office:value-type="float" office:value="0">
            <text:p>0</text:p>
          </table:table-cell>
          <table:table-cell office:value-type="float" office:value="328045">
            <text:p>328045</text:p>
          </table:table-cell>
          <table:table-cell office:value-type="float" office:value="573058">
            <text:p>573058</text:p>
          </table:table-cell>
          <table:table-cell office:value-type="float" office:value="568977">
            <text:p>568977</text:p>
          </table:table-cell>
          <table:table-cell office:value-type="float" office:value="37.9702">
            <text:p>37.9702</text:p>
          </table:table-cell>
          <table:table-cell table:style-name="cellBest" office:value-type="float" office:value="0">
            <text:p>0</text:p>
          </table:table-cell>
          <table:table-cell office:value-type="float" office:value="215381">
            <text:p>215381</text:p>
          </table:table-cell>
          <table:table-cell office:value-type="float" office:value="352606">
            <text:p>352606</text:p>
          </table:table-cell>
          <table:table-cell office:value-type="float" office:value="350867">
            <text:p>35086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79577">
            <text:p>2179577</text:p>
          </table:table-cell>
          <table:table-cell office:value-type="float" office:value="2637286">
            <text:p>2637286</text:p>
          </table:table-cell>
          <table:table-cell office:value-type="float" office:value="636162">
            <text:p>636162</text:p>
          </table:table-cell>
          <table:table-cell office:value-type="float" office:value="135.332">
            <text:p>135.332</text:p>
          </table:table-cell>
          <table:table-cell table:style-name="cellBest" office:value-type="float" office:value="0">
            <text:p>0</text:p>
          </table:table-cell>
          <table:table-cell office:value-type="float" office:value="547067">
            <text:p>547067</text:p>
          </table:table-cell>
          <table:table-cell office:value-type="float" office:value="675208">
            <text:p>675208</text:p>
          </table:table-cell>
          <table:table-cell office:value-type="float" office:value="134381">
            <text:p>13438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93301">
            <text:p>1793301</text:p>
          </table:table-cell>
          <table:table-cell office:value-type="float" office:value="2164292">
            <text:p>2164292</text:p>
          </table:table-cell>
          <table:table-cell office:value-type="float" office:value="530879">
            <text:p>53087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10150">
            <text:p>2210150</text:p>
          </table:table-cell>
          <table:table-cell office:value-type="float" office:value="2668539">
            <text:p>2668539</text:p>
          </table:table-cell>
          <table:table-cell office:value-type="float" office:value="658888">
            <text:p>658888</text:p>
          </table:table-cell>
          <table:table-cell office:value-type="float" office:value="80.5807">
            <text:p>80.5807</text:p>
          </table:table-cell>
          <table:table-cell table:style-name="cellBest" office:value-type="float" office:value="0">
            <text:p>0</text:p>
          </table:table-cell>
          <table:table-cell office:value-type="float" office:value="432898">
            <text:p>432898</text:p>
          </table:table-cell>
          <table:table-cell table:number-columns-repeated="2" office:value-type="float" office:value="721650">
            <text:p>72165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91183">
            <text:p>1791183</text:p>
          </table:table-cell>
          <table:table-cell office:value-type="float" office:value="2105560">
            <text:p>2105560</text:p>
          </table:table-cell>
          <table:table-cell office:value-type="float" office:value="0">
            <text:p>0</text:p>
          </table:table-cell>
          <table:table-cell table:style-name="cellBest" office:value-type="float" office:value="9.29024">
            <text:p>9.29024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62610">
            <text:p>62610</text:p>
          </table:table-cell>
          <table:table-cell table:style-name="cellBest" office:value-type="float" office:value="109562">
            <text:p>109562</text:p>
          </table:table-cell>
          <table:table-cell office:value-type="float" office:value="108371">
            <text:p>108371</text:p>
          </table:table-cell>
          <table:table-cell office:value-type="float" office:value="412.918">
            <text:p>412.918</text:p>
          </table:table-cell>
          <table:table-cell table:style-name="cellBest" office:value-type="float" office:value="0">
            <text:p>0</text:p>
          </table:table-cell>
          <table:table-cell office:value-type="float" office:value="1428354">
            <text:p>1428354</text:p>
          </table:table-cell>
          <table:table-cell office:value-type="float" office:value="2493096">
            <text:p>2493096</text:p>
          </table:table-cell>
          <table:table-cell office:value-type="float" office:value="563198">
            <text:p>563198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1105493">
            <text:p>1105493</text:p>
          </table:table-cell>
          <table:table-cell table:number-columns-repeated="2" office:value-type="float" office:value="3066820">
            <text:p>3066820</text:p>
          </table:table-cell>
          <table:table-cell office:value-type="float" office:value="234.156">
            <text:p>234.156</text:p>
          </table:table-cell>
          <table:table-cell table:style-name="cellBest" office:value-type="float" office:value="0">
            <text:p>0</text:p>
          </table:table-cell>
          <table:table-cell office:value-type="float" office:value="1005667">
            <text:p>1005667</text:p>
          </table:table-cell>
          <table:table-cell office:value-type="float" office:value="1430846">
            <text:p>1430846</text:p>
          </table:table-cell>
          <table:table-cell office:value-type="float" office:value="1427760">
            <text:p>142776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56645">
            <text:p>2156645</text:p>
          </table:table-cell>
          <table:table-cell office:value-type="float" office:value="2611913">
            <text:p>2611913</text:p>
          </table:table-cell>
          <table:table-cell office:value-type="float" office:value="641244">
            <text:p>64124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579499">
            <text:p>1579499</text:p>
          </table:table-cell>
          <table:table-cell table:number-columns-repeated="2" office:value-type="float" office:value="1638004">
            <text:p>1638004</text:p>
          </table:table-cell>
          <table:table-cell table:formula="of:=MI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 office:value="9.29024">
            <text:p>9.29024</text:p>
          </table:table-cell>
          <table:table-cell table:formula="of:=MI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 office:value="0">
            <text:p>0</text:p>
          </table:table-cell>
          <table:table-cell table:formula="of:=MI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 office:value="62610">
            <text:p>62610</text:p>
          </table:table-cell>
          <table:table-cell table:formula="of:=MI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 office:value="109562">
            <text:p>109562</text:p>
          </table:table-cell>
          <table:table-cell table:formula="of:=MI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 office:value="0">
            <text:p>0</text:p>
          </table:table-cell>
          <table:table-cell table:formula="of:=MEDIA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 office:value="600">
            <text:p>600</text:p>
          </table:table-cell>
          <table:table-cell table:formula="of:=MEDIA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 office:value="1">
            <text:p>1</text:p>
          </table:table-cell>
          <table:table-cell table:formula="of:=MEDIA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 office:value="1816900">
            <text:p>1816900</text:p>
          </table:table-cell>
          <table:table-cell table:formula="of:=MEDIA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 office:value="2217257">
            <text:p>2217257</text:p>
          </table:table-cell>
          <table:table-cell table:formula="of:=MEDIA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 office:value="711334">
            <text:p>711334</text:p>
          </table:table-cell>
          <table:table-cell table:formula="of:=MAX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 office:value="600">
            <text:p>600</text:p>
          </table:table-cell>
          <table:table-cell table:formula="of:=MAX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 office:value="1">
            <text:p>1</text:p>
          </table:table-cell>
          <table:table-cell table:formula="of:=MAX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 office:value="2252515">
            <text:p>2252515</text:p>
          </table:table-cell>
          <table:table-cell table:formula="of:=MAX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 office:value="3684178">
            <text:p>3684178</text:p>
          </table:table-cell>
          <table:table-cell table:formula="of:=MAX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 office:value="3066820">
            <text:p>3066820</text:p>
          </table:table-cell>
        </table:table-row>
        <table:table-row table:style-name="ro1">
          <table:table-cell office:value-type="string">
            <text:p>./40-hanoi_tower-8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627499">
            <text:p>1627499</text:p>
          </table:table-cell>
          <table:table-cell office:value-type="float" office:value="1960385">
            <text:p>196038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697068">
            <text:p>1697068</text:p>
          </table:table-cell>
          <table:table-cell office:value-type="float" office:value="2044243">
            <text:p>204424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658731">
            <text:p>1658731</text:p>
          </table:table-cell>
          <table:table-cell office:value-type="float" office:value="1997635">
            <text:p>1997635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23042">
            <text:p>1723042</text:p>
          </table:table-cell>
          <table:table-cell office:value-type="float" office:value="2075339">
            <text:p>2075339</text:p>
          </table:table-cell>
          <table:table-cell office:value-type="float" office:value="681253">
            <text:p>681253</text:p>
          </table:table-cell>
          <table:table-cell office:value-type="float" office:value="11.8333">
            <text:p>11.8333</text:p>
          </table:table-cell>
          <table:table-cell table:style-name="cellBest" office:value-type="float" office:value="0">
            <text:p>0</text:p>
          </table:table-cell>
          <table:table-cell office:value-type="float" office:value="88346">
            <text:p>88346</text:p>
          </table:table-cell>
          <table:table-cell office:value-type="float" office:value="181078">
            <text:p>181078</text:p>
          </table:table-cell>
          <table:table-cell office:value-type="float" office:value="105202">
            <text:p>105202</text:p>
          </table:table-cell>
          <table:table-cell office:value-type="float" office:value="161.837">
            <text:p>161.837</text:p>
          </table:table-cell>
          <table:table-cell table:style-name="cellBest" office:value-type="float" office:value="0">
            <text:p>0</text:p>
          </table:table-cell>
          <table:table-cell office:value-type="float" office:value="612208">
            <text:p>612208</text:p>
          </table:table-cell>
          <table:table-cell office:value-type="float" office:value="754186">
            <text:p>754186</text:p>
          </table:table-cell>
          <table:table-cell office:value-type="float" office:value="332632">
            <text:p>33263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70634">
            <text:p>2170634</text:p>
          </table:table-cell>
          <table:table-cell office:value-type="float" office:value="2404132">
            <text:p>2404132</text:p>
          </table:table-cell>
          <table:table-cell office:value-type="float" office:value="2363963">
            <text:p>236396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79866">
            <text:p>1979866</text:p>
          </table:table-cell>
          <table:table-cell office:value-type="float" office:value="2192111">
            <text:p>2192111</text:p>
          </table:table-cell>
          <table:table-cell office:value-type="float" office:value="2188863">
            <text:p>218886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50460">
            <text:p>2250460</text:p>
          </table:table-cell>
          <table:table-cell office:value-type="float" office:value="2495878">
            <text:p>2495878</text:p>
          </table:table-cell>
          <table:table-cell office:value-type="float" office:value="2494358">
            <text:p>249435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71239">
            <text:p>2071239</text:p>
          </table:table-cell>
          <table:table-cell office:value-type="float" office:value="2281411">
            <text:p>2281411</text:p>
          </table:table-cell>
          <table:table-cell office:value-type="float" office:value="2280470">
            <text:p>228047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77997">
            <text:p>2177997</text:p>
          </table:table-cell>
          <table:table-cell office:value-type="float" office:value="2633264">
            <text:p>2633264</text:p>
          </table:table-cell>
          <table:table-cell office:value-type="float" office:value="963640">
            <text:p>963640</text:p>
          </table:table-cell>
          <table:table-cell office:value-type="float" office:value="494.058">
            <text:p>494.058</text:p>
          </table:table-cell>
          <table:table-cell table:style-name="cellBest" office:value-type="float" office:value="0">
            <text:p>0</text:p>
          </table:table-cell>
          <table:table-cell office:value-type="float" office:value="1602501">
            <text:p>1602501</text:p>
          </table:table-cell>
          <table:table-cell office:value-type="float" office:value="1940734">
            <text:p>1940734</text:p>
          </table:table-cell>
          <table:table-cell office:value-type="float" office:value="690671">
            <text:p>69067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71666">
            <text:p>2171666</text:p>
          </table:table-cell>
          <table:table-cell office:value-type="float" office:value="2628687">
            <text:p>2628687</text:p>
          </table:table-cell>
          <table:table-cell office:value-type="float" office:value="843831">
            <text:p>84383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06285">
            <text:p>1806285</text:p>
          </table:table-cell>
          <table:table-cell office:value-type="float" office:value="2176110">
            <text:p>2176110</text:p>
          </table:table-cell>
          <table:table-cell office:value-type="float" office:value="753097">
            <text:p>75309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76290">
            <text:p>2176290</text:p>
          </table:table-cell>
          <table:table-cell table:number-columns-repeated="2" office:value-type="float" office:value="2399213">
            <text:p>2399213</text:p>
          </table:table-cell>
          <table:table-cell office:value-type="float" office:value="235.666">
            <text:p>235.666</text:p>
          </table:table-cell>
          <table:table-cell table:style-name="cellBest" office:value-type="float" office:value="0">
            <text:p>0</text:p>
          </table:table-cell>
          <table:table-cell office:value-type="float" office:value="942722">
            <text:p>942722</text:p>
          </table:table-cell>
          <table:table-cell office:value-type="float" office:value="1755331">
            <text:p>1755331</text:p>
          </table:table-cell>
          <table:table-cell office:value-type="float" office:value="0">
            <text:p>0</text:p>
          </table:table-cell>
          <table:table-cell office:value-type="float" office:value="507.332">
            <text:p>507.332</text:p>
          </table:table-cell>
          <table:table-cell table:style-name="cellBest" office:value-type="float" office:value="0">
            <text:p>0</text:p>
          </table:table-cell>
          <table:table-cell office:value-type="float" office:value="1718658">
            <text:p>1718658</text:p>
          </table:table-cell>
          <table:table-cell office:value-type="float" office:value="1889163">
            <text:p>1889163</text:p>
          </table:table-cell>
          <table:table-cell office:value-type="float" office:value="1887278">
            <text:p>1887278</text:p>
          </table:table-cell>
          <table:table-cell office:value-type="float" office:value="45.0622">
            <text:p>45.0622</text:p>
          </table:table-cell>
          <table:table-cell table:style-name="cellBest" office:value-type="float" office:value="0">
            <text:p>0</text:p>
          </table:table-cell>
          <table:table-cell office:value-type="float" office:value="266774">
            <text:p>266774</text:p>
          </table:table-cell>
          <table:table-cell office:value-type="float" office:value="341183">
            <text:p>341183</text:p>
          </table:table-cell>
          <table:table-cell office:value-type="float" office:value="162608">
            <text:p>162608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1205194">
            <text:p>1205194</text:p>
          </table:table-cell>
          <table:table-cell table:number-columns-repeated="2" office:value-type="float" office:value="1350060">
            <text:p>135006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39678">
            <text:p>1839678</text:p>
          </table:table-cell>
          <table:table-cell office:value-type="float" office:value="2001531">
            <text:p>2001531</text:p>
          </table:table-cell>
          <table:table-cell office:value-type="float" office:value="1999790">
            <text:p>199979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69342">
            <text:p>1869342</text:p>
          </table:table-cell>
          <table:table-cell office:value-type="float" office:value="2278701">
            <text:p>2278701</text:p>
          </table:table-cell>
          <table:table-cell office:value-type="float" office:value="823837">
            <text:p>82383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82308">
            <text:p>1982308</text:p>
          </table:table-cell>
          <table:table-cell table:number-columns-repeated="2" office:value-type="float" office:value="1996933">
            <text:p>199693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47719">
            <text:p>1947719</text:p>
          </table:table-cell>
          <table:table-cell office:value-type="float" office:value="2338837">
            <text:p>2338837</text:p>
          </table:table-cell>
          <table:table-cell office:value-type="float" office:value="758072">
            <text:p>75807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70888">
            <text:p>1870888</text:p>
          </table:table-cell>
          <table:table-cell office:value-type="float" office:value="2272708">
            <text:p>2272708</text:p>
          </table:table-cell>
          <table:table-cell office:value-type="float" office:value="503314">
            <text:p>503314</text:p>
          </table:table-cell>
          <table:table-cell office:value-type="float" office:value="557.636">
            <text:p>557.636</text:p>
          </table:table-cell>
          <table:table-cell table:style-name="cellBest" office:value-type="float" office:value="0">
            <text:p>0</text:p>
          </table:table-cell>
          <table:table-cell office:value-type="float" office:value="2256457">
            <text:p>2256457</text:p>
          </table:table-cell>
          <table:table-cell office:value-type="float" office:value="2713606">
            <text:p>2713606</text:p>
          </table:table-cell>
          <table:table-cell office:value-type="float" office:value="691835">
            <text:p>691835</text:p>
          </table:table-cell>
          <table:table-cell office:value-type="float" office:value="38.2762">
            <text:p>38.2762</text:p>
          </table:table-cell>
          <table:table-cell table:style-name="cellBest" office:value-type="float" office:value="0">
            <text:p>0</text:p>
          </table:table-cell>
          <table:table-cell office:value-type="float" office:value="194753">
            <text:p>194753</text:p>
          </table:table-cell>
          <table:table-cell office:value-type="float" office:value="341353">
            <text:p>341353</text:p>
          </table:table-cell>
          <table:table-cell office:value-type="float" office:value="304630">
            <text:p>304630</text:p>
          </table:table-cell>
          <table:table-cell office:value-type="float" office:value="22.3229">
            <text:p>22.3229</text:p>
          </table:table-cell>
          <table:table-cell table:style-name="cellBest" office:value-type="float" office:value="0">
            <text:p>0</text:p>
          </table:table-cell>
          <table:table-cell office:value-type="float" office:value="127535">
            <text:p>127535</text:p>
          </table:table-cell>
          <table:table-cell office:value-type="float" office:value="236082">
            <text:p>236082</text:p>
          </table:table-cell>
          <table:table-cell office:value-type="float" office:value="227858">
            <text:p>227858</text:p>
          </table:table-cell>
          <table:table-cell office:value-type="float" office:value="26.471">
            <text:p>26.471</text:p>
          </table:table-cell>
          <table:table-cell table:style-name="cellBest" office:value-type="float" office:value="0">
            <text:p>0</text:p>
          </table:table-cell>
          <table:table-cell office:value-type="float" office:value="161194">
            <text:p>161194</text:p>
          </table:table-cell>
          <table:table-cell office:value-type="float" office:value="290850">
            <text:p>290850</text:p>
          </table:table-cell>
          <table:table-cell office:value-type="float" office:value="284383">
            <text:p>284383</text:p>
          </table:table-cell>
          <table:table-cell table:style-name="cellBest" office:value-type="float" office:value="6.36795">
            <text:p>6.36795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43330">
            <text:p>43330</text:p>
          </table:table-cell>
          <table:table-cell table:style-name="cellBest" office:value-type="float" office:value="102047">
            <text:p>102047</text:p>
          </table:table-cell>
          <table:table-cell office:value-type="float" office:value="96762">
            <text:p>9676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267491">
            <text:p>2267491</text:p>
          </table:table-cell>
          <table:table-cell office:value-type="float" office:value="2703817">
            <text:p>2703817</text:p>
          </table:table-cell>
          <table:table-cell office:value-type="float" office:value="604729">
            <text:p>604729</text:p>
          </table:table-cell>
          <table:table-cell office:value-type="float" office:value="499.427">
            <text:p>499.427</text:p>
          </table:table-cell>
          <table:table-cell table:style-name="cellBest" office:value-type="float" office:value="0">
            <text:p>0</text:p>
          </table:table-cell>
          <table:table-cell office:value-type="float" office:value="1801712">
            <text:p>1801712</text:p>
          </table:table-cell>
          <table:table-cell office:value-type="float" office:value="2176187">
            <text:p>2176187</text:p>
          </table:table-cell>
          <table:table-cell office:value-type="float" office:value="493618">
            <text:p>49361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11783">
            <text:p>1911783</text:p>
          </table:table-cell>
          <table:table-cell office:value-type="float" office:value="2301489">
            <text:p>2301489</text:p>
          </table:table-cell>
          <table:table-cell office:value-type="float" office:value="464409">
            <text:p>46440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40379">
            <text:p>1840379</text:p>
          </table:table-cell>
          <table:table-cell office:value-type="float" office:value="2228544">
            <text:p>2228544</text:p>
          </table:table-cell>
          <table:table-cell office:value-type="float" office:value="600267">
            <text:p>600267</text:p>
          </table:table-cell>
          <table:table-cell office:value-type="float" office:value="20.6677">
            <text:p>20.6677</text:p>
          </table:table-cell>
          <table:table-cell table:style-name="cellBest" office:value-type="float" office:value="0">
            <text:p>0</text:p>
          </table:table-cell>
          <table:table-cell office:value-type="float" office:value="124266">
            <text:p>124266</text:p>
          </table:table-cell>
          <table:table-cell table:number-columns-repeated="2" office:value-type="float" office:value="223890">
            <text:p>22389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64891">
            <text:p>1864891</text:p>
          </table:table-cell>
          <table:table-cell office:value-type="float" office:value="2169193">
            <text:p>2169193</text:p>
          </table:table-cell>
          <table:table-cell office:value-type="float" office:value="0">
            <text:p>0</text:p>
          </table:table-cell>
          <table:table-cell office:value-type="float" office:value="13.6327">
            <text:p>13.6327</text:p>
          </table:table-cell>
          <table:table-cell table:style-name="cellBest" office:value-type="float" office:value="0">
            <text:p>0</text:p>
          </table:table-cell>
          <table:table-cell office:value-type="float" office:value="89514">
            <text:p>89514</text:p>
          </table:table-cell>
          <table:table-cell office:value-type="float" office:value="177449">
            <text:p>177449</text:p>
          </table:table-cell>
          <table:table-cell office:value-type="float" office:value="172586">
            <text:p>17258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90708">
            <text:p>1890708</text:p>
          </table:table-cell>
          <table:table-cell table:style-name="cellWorst" office:value-type="float" office:value="3202038">
            <text:p>3202038</text:p>
          </table:table-cell>
          <table:table-cell office:value-type="float" office:value="708665">
            <text:p>708665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803630">
            <text:p>803630</text:p>
          </table:table-cell>
          <table:table-cell table:number-columns-repeated="2" office:value-type="float" office:value="3046097">
            <text:p>3046097</text:p>
          </table:table-cell>
          <table:table-cell office:value-type="float" office:value="230.296">
            <text:p>230.296</text:p>
          </table:table-cell>
          <table:table-cell table:style-name="cellBest" office:value-type="float" office:value="0">
            <text:p>0</text:p>
          </table:table-cell>
          <table:table-cell office:value-type="float" office:value="1057213">
            <text:p>1057213</text:p>
          </table:table-cell>
          <table:table-cell office:value-type="float" office:value="1509377">
            <text:p>1509377</text:p>
          </table:table-cell>
          <table:table-cell office:value-type="float" office:value="1507064">
            <text:p>1507064</text:p>
          </table:table-cell>
          <table:table-cell office:value-type="float" office:value="115.148">
            <text:p>115.148</text:p>
          </table:table-cell>
          <table:table-cell table:style-name="cellBest" office:value-type="float" office:value="0">
            <text:p>0</text:p>
          </table:table-cell>
          <table:table-cell office:value-type="float" office:value="525187">
            <text:p>525187</text:p>
          </table:table-cell>
          <table:table-cell office:value-type="float" office:value="656806">
            <text:p>656806</text:p>
          </table:table-cell>
          <table:table-cell office:value-type="float" office:value="154780">
            <text:p>15478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563382">
            <text:p>1563382</text:p>
          </table:table-cell>
          <table:table-cell table:number-columns-repeated="2" office:value-type="float" office:value="1623092">
            <text:p>1623092</text:p>
          </table:table-cell>
          <table:table-cell table:formula="of:=MI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 office:value="6.36795">
            <text:p>6.36795</text:p>
          </table:table-cell>
          <table:table-cell table:formula="of:=MI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 office:value="0">
            <text:p>0</text:p>
          </table:table-cell>
          <table:table-cell table:formula="of:=MI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 office:value="43330">
            <text:p>43330</text:p>
          </table:table-cell>
          <table:table-cell table:formula="of:=MI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 office:value="102047">
            <text:p>102047</text:p>
          </table:table-cell>
          <table:table-cell table:formula="of:=MI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 office:value="0">
            <text:p>0</text:p>
          </table:table-cell>
          <table:table-cell table:formula="of:=MEDIA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 office:value="600">
            <text:p>600</text:p>
          </table:table-cell>
          <table:table-cell table:formula="of:=MEDIA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 office:value="1">
            <text:p>1</text:p>
          </table:table-cell>
          <table:table-cell table:formula="of:=MEDIA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 office:value="1723042">
            <text:p>1723042</text:p>
          </table:table-cell>
          <table:table-cell table:formula="of:=MEDIA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 office:value="2044243">
            <text:p>2044243</text:p>
          </table:table-cell>
          <table:table-cell table:formula="of:=MEDIA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 office:value="685962">
            <text:p>685962</text:p>
          </table:table-cell>
          <table:table-cell table:formula="of:=MAX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 office:value="600">
            <text:p>600</text:p>
          </table:table-cell>
          <table:table-cell table:formula="of:=MAX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 office:value="1">
            <text:p>1</text:p>
          </table:table-cell>
          <table:table-cell table:formula="of:=MAX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 office:value="2267491">
            <text:p>2267491</text:p>
          </table:table-cell>
          <table:table-cell table:formula="of:=MAX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 office:value="3202038">
            <text:p>3202038</text:p>
          </table:table-cell>
          <table:table-cell table:formula="of:=MAX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 office:value="3046097">
            <text:p>3046097</text:p>
          </table:table-cell>
        </table:table-row>
        <table:table-row table:style-name="ro1">
          <table:table-cell office:value-type="string">
            <text:p>./41-hanoi_tower-100-0.asp</text:p>
          </table:table-cell>
          <table:table-cell office:value-type="float" office:value="53.9594">
            <text:p>53.9594</text:p>
          </table:table-cell>
          <table:table-cell office:value-type="float" office:value="0">
            <text:p>0</text:p>
          </table:table-cell>
          <table:table-cell office:value-type="float" office:value="262289">
            <text:p>262289</text:p>
          </table:table-cell>
          <table:table-cell office:value-type="float" office:value="321455">
            <text:p>321455</text:p>
          </table:table-cell>
          <table:table-cell office:value-type="float" office:value="48.1461">
            <text:p>48.1461</text:p>
          </table:table-cell>
          <table:table-cell office:value-type="float" office:value="0">
            <text:p>0</text:p>
          </table:table-cell>
          <table:table-cell office:value-type="float" office:value="262289">
            <text:p>262289</text:p>
          </table:table-cell>
          <table:table-cell office:value-type="float" office:value="321455">
            <text:p>321455</text:p>
          </table:table-cell>
          <table:table-cell office:value-type="float" office:value="0">
            <text:p>0</text:p>
          </table:table-cell>
          <table:table-cell office:value-type="float" office:value="49.0749">
            <text:p>49.0749</text:p>
          </table:table-cell>
          <table:table-cell office:value-type="float" office:value="0">
            <text:p>0</text:p>
          </table:table-cell>
          <table:table-cell office:value-type="float" office:value="262289">
            <text:p>262289</text:p>
          </table:table-cell>
          <table:table-cell office:value-type="float" office:value="321455">
            <text:p>321455</text:p>
          </table:table-cell>
          <table:table-cell office:value-type="float" office:value="0">
            <text:p>0</text:p>
          </table:table-cell>
          <table:table-cell office:value-type="float" office:value="56.5057">
            <text:p>56.5057</text:p>
          </table:table-cell>
          <table:table-cell office:value-type="float" office:value="0">
            <text:p>0</text:p>
          </table:table-cell>
          <table:table-cell office:value-type="float" office:value="262289">
            <text:p>262289</text:p>
          </table:table-cell>
          <table:table-cell office:value-type="float" office:value="321455">
            <text:p>321455</text:p>
          </table:table-cell>
          <table:table-cell office:value-type="float" office:value="161891">
            <text:p>161891</text:p>
          </table:table-cell>
          <table:table-cell office:value-type="float" office:value="28.93">
            <text:p>28.93</text:p>
          </table:table-cell>
          <table:table-cell office:value-type="float" office:value="0">
            <text:p>0</text:p>
          </table:table-cell>
          <table:table-cell office:value-type="float" office:value="152457">
            <text:p>152457</text:p>
          </table:table-cell>
          <table:table-cell office:value-type="float" office:value="307465">
            <text:p>307465</text:p>
          </table:table-cell>
          <table:table-cell office:value-type="float" office:value="165135">
            <text:p>165135</text:p>
          </table:table-cell>
          <table:table-cell office:value-type="float" office:value="41.9772">
            <text:p>41.9772</text:p>
          </table:table-cell>
          <table:table-cell office:value-type="float" office:value="0">
            <text:p>0</text:p>
          </table:table-cell>
          <table:table-cell office:value-type="float" office:value="205011">
            <text:p>205011</text:p>
          </table:table-cell>
          <table:table-cell office:value-type="float" office:value="249584">
            <text:p>249584</text:p>
          </table:table-cell>
          <table:table-cell office:value-type="float" office:value="122076">
            <text:p>122076</text:p>
          </table:table-cell>
          <table:table-cell office:value-type="float" office:value="45.4567">
            <text:p>45.4567</text:p>
          </table:table-cell>
          <table:table-cell office:value-type="float" office:value="0">
            <text:p>0</text:p>
          </table:table-cell>
          <table:table-cell office:value-type="float" office:value="248723">
            <text:p>248723</text:p>
          </table:table-cell>
          <table:table-cell office:value-type="float" office:value="279773">
            <text:p>279773</text:p>
          </table:table-cell>
          <table:table-cell office:value-type="float" office:value="274269">
            <text:p>274269</text:p>
          </table:table-cell>
          <table:table-cell office:value-type="float" office:value="63.3436">
            <text:p>63.3436</text:p>
          </table:table-cell>
          <table:table-cell office:value-type="float" office:value="0">
            <text:p>0</text:p>
          </table:table-cell>
          <table:table-cell office:value-type="float" office:value="300179">
            <text:p>300179</text:p>
          </table:table-cell>
          <table:table-cell office:value-type="float" office:value="336534">
            <text:p>336534</text:p>
          </table:table-cell>
          <table:table-cell office:value-type="float" office:value="335753">
            <text:p>335753</text:p>
          </table:table-cell>
          <table:table-cell office:value-type="float" office:value="87.2457">
            <text:p>87.2457</text:p>
          </table:table-cell>
          <table:table-cell office:value-type="float" office:value="0">
            <text:p>0</text:p>
          </table:table-cell>
          <table:table-cell office:value-type="float" office:value="440731">
            <text:p>440731</text:p>
          </table:table-cell>
          <table:table-cell office:value-type="float" office:value="488812">
            <text:p>488812</text:p>
          </table:table-cell>
          <table:table-cell office:value-type="float" office:value="488203">
            <text:p>488203</text:p>
          </table:table-cell>
          <table:table-cell office:value-type="float" office:value="154.014">
            <text:p>154.014</text:p>
          </table:table-cell>
          <table:table-cell office:value-type="float" office:value="0">
            <text:p>0</text:p>
          </table:table-cell>
          <table:table-cell office:value-type="float" office:value="689342">
            <text:p>689342</text:p>
          </table:table-cell>
          <table:table-cell office:value-type="float" office:value="768483">
            <text:p>768483</text:p>
          </table:table-cell>
          <table:table-cell office:value-type="float" office:value="767959">
            <text:p>767959</text:p>
          </table:table-cell>
          <table:table-cell office:value-type="float" office:value="20.5884">
            <text:p>20.5884</text:p>
          </table:table-cell>
          <table:table-cell office:value-type="float" office:value="0">
            <text:p>0</text:p>
          </table:table-cell>
          <table:table-cell office:value-type="float" office:value="121470">
            <text:p>121470</text:p>
          </table:table-cell>
          <table:table-cell office:value-type="float" office:value="150542">
            <text:p>150542</text:p>
          </table:table-cell>
          <table:table-cell office:value-type="float" office:value="75157">
            <text:p>75157</text:p>
          </table:table-cell>
          <table:table-cell office:value-type="float" office:value="46.4522">
            <text:p>46.4522</text:p>
          </table:table-cell>
          <table:table-cell office:value-type="float" office:value="0">
            <text:p>0</text:p>
          </table:table-cell>
          <table:table-cell office:value-type="float" office:value="254234">
            <text:p>254234</text:p>
          </table:table-cell>
          <table:table-cell office:value-type="float" office:value="306399">
            <text:p>306399</text:p>
          </table:table-cell>
          <table:table-cell office:value-type="float" office:value="152643">
            <text:p>152643</text:p>
          </table:table-cell>
          <table:table-cell office:value-type="float" office:value="25.4997">
            <text:p>25.4997</text:p>
          </table:table-cell>
          <table:table-cell office:value-type="float" office:value="0">
            <text:p>0</text:p>
          </table:table-cell>
          <table:table-cell office:value-type="float" office:value="150775">
            <text:p>150775</text:p>
          </table:table-cell>
          <table:table-cell office:value-type="float" office:value="185944">
            <text:p>185944</text:p>
          </table:table-cell>
          <table:table-cell office:value-type="float" office:value="97806">
            <text:p>97806</text:p>
          </table:table-cell>
          <table:table-cell office:value-type="float" office:value="30.0103">
            <text:p>30.0103</text:p>
          </table:table-cell>
          <table:table-cell office:value-type="float" office:value="0">
            <text:p>0</text:p>
          </table:table-cell>
          <table:table-cell office:value-type="float" office:value="174839">
            <text:p>174839</text:p>
          </table:table-cell>
          <table:table-cell office:value-type="float" office:value="214199">
            <text:p>214199</text:p>
          </table:table-cell>
          <table:table-cell office:value-type="float" office:value="114078">
            <text:p>114078</text:p>
          </table:table-cell>
          <table:table-cell office:value-type="float" office:value="232.044">
            <text:p>232.044</text:p>
          </table:table-cell>
          <table:table-cell office:value-type="float" office:value="0">
            <text:p>0</text:p>
          </table:table-cell>
          <table:table-cell office:value-type="float" office:value="898489">
            <text:p>898489</text:p>
          </table:table-cell>
          <table:table-cell table:number-columns-repeated="2" office:value-type="float" office:value="999113">
            <text:p>999113</text:p>
          </table:table-cell>
          <table:table-cell office:value-type="float" office:value="17.7682">
            <text:p>17.7682</text:p>
          </table:table-cell>
          <table:table-cell office:value-type="float" office:value="0">
            <text:p>0</text:p>
          </table:table-cell>
          <table:table-cell office:value-type="float" office:value="91662">
            <text:p>91662</text:p>
          </table:table-cell>
          <table:table-cell office:value-type="float" office:value="130612">
            <text:p>130612</text:p>
          </table:table-cell>
          <table:table-cell office:value-type="float" office:value="0">
            <text:p>0</text:p>
          </table:table-cell>
          <table:table-cell office:value-type="float" office:value="64.7387">
            <text:p>64.7387</text:p>
          </table:table-cell>
          <table:table-cell office:value-type="float" office:value="0">
            <text:p>0</text:p>
          </table:table-cell>
          <table:table-cell office:value-type="float" office:value="300831">
            <text:p>300831</text:p>
          </table:table-cell>
          <table:table-cell office:value-type="float" office:value="341999">
            <text:p>341999</text:p>
          </table:table-cell>
          <table:table-cell office:value-type="float" office:value="341282">
            <text:p>341282</text:p>
          </table:table-cell>
          <table:table-cell office:value-type="float" office:value="42.9653">
            <text:p>42.9653</text:p>
          </table:table-cell>
          <table:table-cell office:value-type="float" office:value="0">
            <text:p>0</text:p>
          </table:table-cell>
          <table:table-cell office:value-type="float" office:value="228911">
            <text:p>228911</text:p>
          </table:table-cell>
          <table:table-cell office:value-type="float" office:value="275683">
            <text:p>275683</text:p>
          </table:table-cell>
          <table:table-cell office:value-type="float" office:value="137113">
            <text:p>13711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129073">
            <text:p>1129073</text:p>
          </table:table-cell>
          <table:table-cell table:number-columns-repeated="2" office:value-type="float" office:value="1189931">
            <text:p>1189931</text:p>
          </table:table-cell>
          <table:table-cell office:value-type="float" office:value="202.411">
            <text:p>202.411</text:p>
          </table:table-cell>
          <table:table-cell office:value-type="float" office:value="0">
            <text:p>0</text:p>
          </table:table-cell>
          <table:table-cell office:value-type="float" office:value="733572">
            <text:p>733572</text:p>
          </table:table-cell>
          <table:table-cell office:value-type="float" office:value="805529">
            <text:p>805529</text:p>
          </table:table-cell>
          <table:table-cell office:value-type="float" office:value="805110">
            <text:p>805110</text:p>
          </table:table-cell>
          <table:table-cell office:value-type="float" office:value="39.1384">
            <text:p>39.1384</text:p>
          </table:table-cell>
          <table:table-cell office:value-type="float" office:value="0">
            <text:p>0</text:p>
          </table:table-cell>
          <table:table-cell office:value-type="float" office:value="208766">
            <text:p>208766</text:p>
          </table:table-cell>
          <table:table-cell office:value-type="float" office:value="253052">
            <text:p>253052</text:p>
          </table:table-cell>
          <table:table-cell office:value-type="float" office:value="127383">
            <text:p>12738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347208">
            <text:p>2347208</text:p>
          </table:table-cell>
          <table:table-cell table:number-columns-repeated="2" office:value-type="float" office:value="2364766">
            <text:p>2364766</text:p>
          </table:table-cell>
          <table:table-cell office:value-type="float" office:value="51.1968">
            <text:p>51.1968</text:p>
          </table:table-cell>
          <table:table-cell office:value-type="float" office:value="0">
            <text:p>0</text:p>
          </table:table-cell>
          <table:table-cell office:value-type="float" office:value="262289">
            <text:p>262289</text:p>
          </table:table-cell>
          <table:table-cell office:value-type="float" office:value="321455">
            <text:p>321455</text:p>
          </table:table-cell>
          <table:table-cell office:value-type="float" office:value="161891">
            <text:p>161891</text:p>
          </table:table-cell>
          <table:table-cell office:value-type="float" office:value="39.8381">
            <text:p>39.8381</text:p>
          </table:table-cell>
          <table:table-cell office:value-type="float" office:value="0">
            <text:p>0</text:p>
          </table:table-cell>
          <table:table-cell office:value-type="float" office:value="197525">
            <text:p>197525</text:p>
          </table:table-cell>
          <table:table-cell office:value-type="float" office:value="244228">
            <text:p>244228</text:p>
          </table:table-cell>
          <table:table-cell office:value-type="float" office:value="51713">
            <text:p>51713</text:p>
          </table:table-cell>
          <table:table-cell office:value-type="float" office:value="31.1243">
            <text:p>31.1243</text:p>
          </table:table-cell>
          <table:table-cell office:value-type="float" office:value="0">
            <text:p>0</text:p>
          </table:table-cell>
          <table:table-cell office:value-type="float" office:value="171534">
            <text:p>171534</text:p>
          </table:table-cell>
          <table:table-cell office:value-type="float" office:value="210624">
            <text:p>210624</text:p>
          </table:table-cell>
          <table:table-cell office:value-type="float" office:value="47365">
            <text:p>47365</text:p>
          </table:table-cell>
          <table:table-cell office:value-type="float" office:value="8.82895">
            <text:p>8.82895</text:p>
          </table:table-cell>
          <table:table-cell office:value-type="float" office:value="0">
            <text:p>0</text:p>
          </table:table-cell>
          <table:table-cell office:value-type="float" office:value="61480">
            <text:p>61480</text:p>
          </table:table-cell>
          <table:table-cell office:value-type="float" office:value="100307">
            <text:p>100307</text:p>
          </table:table-cell>
          <table:table-cell office:value-type="float" office:value="90279">
            <text:p>90279</text:p>
          </table:table-cell>
          <table:table-cell office:value-type="float" office:value="9.01488">
            <text:p>9.01488</text:p>
          </table:table-cell>
          <table:table-cell office:value-type="float" office:value="0">
            <text:p>0</text:p>
          </table:table-cell>
          <table:table-cell office:value-type="float" office:value="59114">
            <text:p>59114</text:p>
          </table:table-cell>
          <table:table-cell office:value-type="float" office:value="96936">
            <text:p>96936</text:p>
          </table:table-cell>
          <table:table-cell office:value-type="float" office:value="95183">
            <text:p>95183</text:p>
          </table:table-cell>
          <table:table-cell office:value-type="float" office:value="7.83043">
            <text:p>7.83043</text:p>
          </table:table-cell>
          <table:table-cell office:value-type="float" office:value="0">
            <text:p>0</text:p>
          </table:table-cell>
          <table:table-cell office:value-type="float" office:value="53275">
            <text:p>53275</text:p>
          </table:table-cell>
          <table:table-cell office:value-type="float" office:value="90021">
            <text:p>90021</text:p>
          </table:table-cell>
          <table:table-cell office:value-type="float" office:value="88824">
            <text:p>88824</text:p>
          </table:table-cell>
          <table:table-cell table:style-name="cellBest" office:value-type="float" office:value="3.29342">
            <text:p>3.29342</text:p>
          </table:table-cell>
          <table:table-cell office:value-type="float" office:value="0">
            <text:p>0</text:p>
          </table:table-cell>
          <table:table-cell table:style-name="cellBest" office:value-type="float" office:value="21864">
            <text:p>21864</text:p>
          </table:table-cell>
          <table:table-cell table:style-name="cellBest" office:value-type="float" office:value="44175">
            <text:p>44175</text:p>
          </table:table-cell>
          <table:table-cell office:value-type="float" office:value="43345">
            <text:p>43345</text:p>
          </table:table-cell>
          <table:table-cell office:value-type="float" office:value="13.9559">
            <text:p>13.9559</text:p>
          </table:table-cell>
          <table:table-cell office:value-type="float" office:value="0">
            <text:p>0</text:p>
          </table:table-cell>
          <table:table-cell office:value-type="float" office:value="84069">
            <text:p>84069</text:p>
          </table:table-cell>
          <table:table-cell office:value-type="float" office:value="105764">
            <text:p>105764</text:p>
          </table:table-cell>
          <table:table-cell office:value-type="float" office:value="22641">
            <text:p>22641</text:p>
          </table:table-cell>
          <table:table-cell office:value-type="float" office:value="52.8043">
            <text:p>52.8043</text:p>
          </table:table-cell>
          <table:table-cell office:value-type="float" office:value="0">
            <text:p>0</text:p>
          </table:table-cell>
          <table:table-cell office:value-type="float" office:value="283355">
            <text:p>283355</text:p>
          </table:table-cell>
          <table:table-cell office:value-type="float" office:value="341396">
            <text:p>341396</text:p>
          </table:table-cell>
          <table:table-cell office:value-type="float" office:value="71445">
            <text:p>71445</text:p>
          </table:table-cell>
          <table:table-cell office:value-type="float" office:value="42.9685">
            <text:p>42.9685</text:p>
          </table:table-cell>
          <table:table-cell office:value-type="float" office:value="0">
            <text:p>0</text:p>
          </table:table-cell>
          <table:table-cell office:value-type="float" office:value="214505">
            <text:p>214505</text:p>
          </table:table-cell>
          <table:table-cell office:value-type="float" office:value="259319">
            <text:p>259319</text:p>
          </table:table-cell>
          <table:table-cell office:value-type="float" office:value="56383">
            <text:p>56383</text:p>
          </table:table-cell>
          <table:table-cell office:value-type="float" office:value="44.8932">
            <text:p>44.8932</text:p>
          </table:table-cell>
          <table:table-cell office:value-type="float" office:value="0">
            <text:p>0</text:p>
          </table:table-cell>
          <table:table-cell office:value-type="float" office:value="236793">
            <text:p>236793</text:p>
          </table:table-cell>
          <table:table-cell office:value-type="float" office:value="288626">
            <text:p>288626</text:p>
          </table:table-cell>
          <table:table-cell office:value-type="float" office:value="63539">
            <text:p>63539</text:p>
          </table:table-cell>
          <table:table-cell office:value-type="float" office:value="9.6792">
            <text:p>9.6792</text:p>
          </table:table-cell>
          <table:table-cell office:value-type="float" office:value="0">
            <text:p>0</text:p>
          </table:table-cell>
          <table:table-cell office:value-type="float" office:value="62207">
            <text:p>62207</text:p>
          </table:table-cell>
          <table:table-cell table:number-columns-repeated="2" office:value-type="float" office:value="104883">
            <text:p>104883</text:p>
          </table:table-cell>
          <table:table-cell office:value-type="float" office:value="16.5182">
            <text:p>16.5182</text:p>
          </table:table-cell>
          <table:table-cell office:value-type="float" office:value="0">
            <text:p>0</text:p>
          </table:table-cell>
          <table:table-cell office:value-type="float" office:value="92513">
            <text:p>92513</text:p>
          </table:table-cell>
          <table:table-cell office:value-type="float" office:value="112777">
            <text:p>112777</text:p>
          </table:table-cell>
          <table:table-cell office:value-type="float" office:value="0">
            <text:p>0</text:p>
          </table:table-cell>
          <table:table-cell office:value-type="float" office:value="6.5194">
            <text:p>6.5194</text:p>
          </table:table-cell>
          <table:table-cell office:value-type="float" office:value="0">
            <text:p>0</text:p>
          </table:table-cell>
          <table:table-cell office:value-type="float" office:value="42959">
            <text:p>42959</text:p>
          </table:table-cell>
          <table:table-cell office:value-type="float" office:value="74959">
            <text:p>74959</text:p>
          </table:table-cell>
          <table:table-cell office:value-type="float" office:value="73910">
            <text:p>73910</text:p>
          </table:table-cell>
          <table:table-cell office:value-type="float" office:value="95.1923">
            <text:p>95.1923</text:p>
          </table:table-cell>
          <table:table-cell office:value-type="float" office:value="0">
            <text:p>0</text:p>
          </table:table-cell>
          <table:table-cell office:value-type="float" office:value="483153">
            <text:p>483153</text:p>
          </table:table-cell>
          <table:table-cell office:value-type="float" office:value="837442">
            <text:p>837442</text:p>
          </table:table-cell>
          <table:table-cell office:value-type="float" office:value="178568">
            <text:p>17856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329021">
            <text:p>1329021</text:p>
          </table:table-cell>
          <table:table-cell table:style-name="cellWorst" office:value-type="float" office:value="3646277">
            <text:p>3646277</text:p>
          </table:table-cell>
          <table:table-cell office:value-type="float" office:value="3646277">
            <text:p>3646277</text:p>
          </table:table-cell>
          <table:table-cell office:value-type="float" office:value="25.6927">
            <text:p>25.6927</text:p>
          </table:table-cell>
          <table:table-cell office:value-type="float" office:value="0">
            <text:p>0</text:p>
          </table:table-cell>
          <table:table-cell office:value-type="float" office:value="151025">
            <text:p>151025</text:p>
          </table:table-cell>
          <table:table-cell office:value-type="float" office:value="233908">
            <text:p>233908</text:p>
          </table:table-cell>
          <table:table-cell office:value-type="float" office:value="232891">
            <text:p>232891</text:p>
          </table:table-cell>
          <table:table-cell office:value-type="float" office:value="46.9028">
            <text:p>46.9028</text:p>
          </table:table-cell>
          <table:table-cell office:value-type="float" office:value="0">
            <text:p>0</text:p>
          </table:table-cell>
          <table:table-cell office:value-type="float" office:value="256948">
            <text:p>256948</text:p>
          </table:table-cell>
          <table:table-cell office:value-type="float" office:value="312289">
            <text:p>312289</text:p>
          </table:table-cell>
          <table:table-cell office:value-type="float" office:value="61057">
            <text:p>6105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979315">
            <text:p>1979315</text:p>
          </table:table-cell>
          <table:table-cell table:number-columns-repeated="2" office:value-type="float" office:value="2058484">
            <text:p>2058484</text:p>
          </table:table-cell>
          <table:table-cell table:formula="of:=MI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 office:value="3.29342">
            <text:p>3.29342</text:p>
          </table:table-cell>
          <table:table-cell table:formula="of:=MI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 office:value="0">
            <text:p>0</text:p>
          </table:table-cell>
          <table:table-cell table:formula="of:=MI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 office:value="21864">
            <text:p>21864</text:p>
          </table:table-cell>
          <table:table-cell table:formula="of:=MI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 office:value="44175">
            <text:p>44175</text:p>
          </table:table-cell>
          <table:table-cell table:formula="of:=MI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 office:value="0">
            <text:p>0</text:p>
          </table:table-cell>
          <table:table-cell table:formula="of:=MEDIA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 office:value="44.8932">
            <text:p>44.8932</text:p>
          </table:table-cell>
          <table:table-cell table:formula="of:=MEDIA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 office:value="0">
            <text:p>0</text:p>
          </table:table-cell>
          <table:table-cell table:formula="of:=MEDIA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 office:value="236793">
            <text:p>236793</text:p>
          </table:table-cell>
          <table:table-cell table:formula="of:=MEDIA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 office:value="288626">
            <text:p>288626</text:p>
          </table:table-cell>
          <table:table-cell table:formula="of:=MEDIA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 office:value="118077">
            <text:p>118077</text:p>
          </table:table-cell>
          <table:table-cell table:formula="of:=MAX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 office:value="600">
            <text:p>600</text:p>
          </table:table-cell>
          <table:table-cell table:formula="of:=MAX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 office:value="1">
            <text:p>1</text:p>
          </table:table-cell>
          <table:table-cell table:formula="of:=MAX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 office:value="2347208">
            <text:p>2347208</text:p>
          </table:table-cell>
          <table:table-cell table:formula="of:=MAX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 office:value="3646277">
            <text:p>3646277</text:p>
          </table:table-cell>
          <table:table-cell table:formula="of:=MAX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 office:value="3646277">
            <text:p>3646277</text:p>
          </table:table-cell>
        </table:table-row>
        <table:table-row table:style-name="ro1">
          <table:table-cell office:value-type="string">
            <text:p>./42-hanoi_tower-100-0.asp</text:p>
          </table:table-cell>
          <table:table-cell office:value-type="float" office:value="78.6732">
            <text:p>78.6732</text:p>
          </table:table-cell>
          <table:table-cell office:value-type="float" office:value="0">
            <text:p>0</text:p>
          </table:table-cell>
          <table:table-cell office:value-type="float" office:value="366245">
            <text:p>366245</text:p>
          </table:table-cell>
          <table:table-cell office:value-type="float" office:value="443351">
            <text:p>443351</text:p>
          </table:table-cell>
          <table:table-cell office:value-type="float" office:value="80.1092">
            <text:p>80.1092</text:p>
          </table:table-cell>
          <table:table-cell office:value-type="float" office:value="0">
            <text:p>0</text:p>
          </table:table-cell>
          <table:table-cell office:value-type="float" office:value="366245">
            <text:p>366245</text:p>
          </table:table-cell>
          <table:table-cell office:value-type="float" office:value="443351">
            <text:p>443351</text:p>
          </table:table-cell>
          <table:table-cell office:value-type="float" office:value="0">
            <text:p>0</text:p>
          </table:table-cell>
          <table:table-cell office:value-type="float" office:value="73.3029">
            <text:p>73.3029</text:p>
          </table:table-cell>
          <table:table-cell office:value-type="float" office:value="0">
            <text:p>0</text:p>
          </table:table-cell>
          <table:table-cell office:value-type="float" office:value="366245">
            <text:p>366245</text:p>
          </table:table-cell>
          <table:table-cell office:value-type="float" office:value="443351">
            <text:p>443351</text:p>
          </table:table-cell>
          <table:table-cell office:value-type="float" office:value="0">
            <text:p>0</text:p>
          </table:table-cell>
          <table:table-cell office:value-type="float" office:value="84.5912">
            <text:p>84.5912</text:p>
          </table:table-cell>
          <table:table-cell office:value-type="float" office:value="0">
            <text:p>0</text:p>
          </table:table-cell>
          <table:table-cell office:value-type="float" office:value="366245">
            <text:p>366245</text:p>
          </table:table-cell>
          <table:table-cell office:value-type="float" office:value="443351">
            <text:p>443351</text:p>
          </table:table-cell>
          <table:table-cell office:value-type="float" office:value="206520">
            <text:p>206520</text:p>
          </table:table-cell>
          <table:table-cell office:value-type="float" office:value="55.4087">
            <text:p>55.4087</text:p>
          </table:table-cell>
          <table:table-cell office:value-type="float" office:value="0">
            <text:p>0</text:p>
          </table:table-cell>
          <table:table-cell office:value-type="float" office:value="253270">
            <text:p>253270</text:p>
          </table:table-cell>
          <table:table-cell office:value-type="float" office:value="415956">
            <text:p>415956</text:p>
          </table:table-cell>
          <table:table-cell office:value-type="float" office:value="213365">
            <text:p>213365</text:p>
          </table:table-cell>
          <table:table-cell office:value-type="float" office:value="49.1824">
            <text:p>49.1824</text:p>
          </table:table-cell>
          <table:table-cell office:value-type="float" office:value="0">
            <text:p>0</text:p>
          </table:table-cell>
          <table:table-cell office:value-type="float" office:value="271230">
            <text:p>271230</text:p>
          </table:table-cell>
          <table:table-cell office:value-type="float" office:value="330018">
            <text:p>330018</text:p>
          </table:table-cell>
          <table:table-cell office:value-type="float" office:value="155033">
            <text:p>155033</text:p>
          </table:table-cell>
          <table:table-cell office:value-type="float" office:value="123.423">
            <text:p>123.423</text:p>
          </table:table-cell>
          <table:table-cell office:value-type="float" office:value="0">
            <text:p>0</text:p>
          </table:table-cell>
          <table:table-cell office:value-type="float" office:value="565845">
            <text:p>565845</text:p>
          </table:table-cell>
          <table:table-cell office:value-type="float" office:value="634733">
            <text:p>634733</text:p>
          </table:table-cell>
          <table:table-cell office:value-type="float" office:value="621759">
            <text:p>621759</text:p>
          </table:table-cell>
          <table:table-cell office:value-type="float" office:value="149.969">
            <text:p>149.969</text:p>
          </table:table-cell>
          <table:table-cell office:value-type="float" office:value="0">
            <text:p>0</text:p>
          </table:table-cell>
          <table:table-cell office:value-type="float" office:value="697425">
            <text:p>697425</text:p>
          </table:table-cell>
          <table:table-cell office:value-type="float" office:value="779270">
            <text:p>779270</text:p>
          </table:table-cell>
          <table:table-cell office:value-type="float" office:value="777655">
            <text:p>777655</text:p>
          </table:table-cell>
          <table:table-cell office:value-type="float" office:value="311.006">
            <text:p>311.006</text:p>
          </table:table-cell>
          <table:table-cell office:value-type="float" office:value="0">
            <text:p>0</text:p>
          </table:table-cell>
          <table:table-cell office:value-type="float" office:value="1255235">
            <text:p>1255235</text:p>
          </table:table-cell>
          <table:table-cell office:value-type="float" office:value="1397276">
            <text:p>1397276</text:p>
          </table:table-cell>
          <table:table-cell office:value-type="float" office:value="1396118">
            <text:p>1396118</text:p>
          </table:table-cell>
          <table:table-cell office:value-type="float" office:value="60.2813">
            <text:p>60.2813</text:p>
          </table:table-cell>
          <table:table-cell office:value-type="float" office:value="0">
            <text:p>0</text:p>
          </table:table-cell>
          <table:table-cell office:value-type="float" office:value="298091">
            <text:p>298091</text:p>
          </table:table-cell>
          <table:table-cell office:value-type="float" office:value="336747">
            <text:p>336747</text:p>
          </table:table-cell>
          <table:table-cell office:value-type="float" office:value="336165">
            <text:p>336165</text:p>
          </table:table-cell>
          <table:table-cell office:value-type="float" office:value="14.5355">
            <text:p>14.5355</text:p>
          </table:table-cell>
          <table:table-cell office:value-type="float" office:value="0">
            <text:p>0</text:p>
          </table:table-cell>
          <table:table-cell office:value-type="float" office:value="82192">
            <text:p>82192</text:p>
          </table:table-cell>
          <table:table-cell office:value-type="float" office:value="106166">
            <text:p>106166</text:p>
          </table:table-cell>
          <table:table-cell office:value-type="float" office:value="58025">
            <text:p>58025</text:p>
          </table:table-cell>
          <table:table-cell office:value-type="float" office:value="85.5257">
            <text:p>85.5257</text:p>
          </table:table-cell>
          <table:table-cell office:value-type="float" office:value="0">
            <text:p>0</text:p>
          </table:table-cell>
          <table:table-cell office:value-type="float" office:value="372125">
            <text:p>372125</text:p>
          </table:table-cell>
          <table:table-cell office:value-type="float" office:value="453186">
            <text:p>453186</text:p>
          </table:table-cell>
          <table:table-cell office:value-type="float" office:value="205518">
            <text:p>205518</text:p>
          </table:table-cell>
          <table:table-cell office:value-type="float" office:value="48.3705">
            <text:p>48.3705</text:p>
          </table:table-cell>
          <table:table-cell office:value-type="float" office:value="0">
            <text:p>0</text:p>
          </table:table-cell>
          <table:table-cell office:value-type="float" office:value="250271">
            <text:p>250271</text:p>
          </table:table-cell>
          <table:table-cell office:value-type="float" office:value="309120">
            <text:p>309120</text:p>
          </table:table-cell>
          <table:table-cell office:value-type="float" office:value="151128">
            <text:p>151128</text:p>
          </table:table-cell>
          <table:table-cell office:value-type="float" office:value="55.9555">
            <text:p>55.9555</text:p>
          </table:table-cell>
          <table:table-cell office:value-type="float" office:value="0">
            <text:p>0</text:p>
          </table:table-cell>
          <table:table-cell office:value-type="float" office:value="259906">
            <text:p>259906</text:p>
          </table:table-cell>
          <table:table-cell office:value-type="float" office:value="317163">
            <text:p>317163</text:p>
          </table:table-cell>
          <table:table-cell office:value-type="float" office:value="149687">
            <text:p>149687</text:p>
          </table:table-cell>
          <table:table-cell office:value-type="float" office:value="15.8765">
            <text:p>15.8765</text:p>
          </table:table-cell>
          <table:table-cell office:value-type="float" office:value="0">
            <text:p>0</text:p>
          </table:table-cell>
          <table:table-cell office:value-type="float" office:value="89086">
            <text:p>89086</text:p>
          </table:table-cell>
          <table:table-cell table:number-columns-repeated="2" office:value-type="float" office:value="103700">
            <text:p>103700</text:p>
          </table:table-cell>
          <table:table-cell office:value-type="float" office:value="11.9864">
            <text:p>11.9864</text:p>
          </table:table-cell>
          <table:table-cell office:value-type="float" office:value="0">
            <text:p>0</text:p>
          </table:table-cell>
          <table:table-cell office:value-type="float" office:value="77370">
            <text:p>77370</text:p>
          </table:table-cell>
          <table:table-cell office:value-type="float" office:value="117429">
            <text:p>117429</text:p>
          </table:table-cell>
          <table:table-cell office:value-type="float" office:value="0">
            <text:p>0</text:p>
          </table:table-cell>
          <table:table-cell office:value-type="float" office:value="31.8579">
            <text:p>31.8579</text:p>
          </table:table-cell>
          <table:table-cell office:value-type="float" office:value="0">
            <text:p>0</text:p>
          </table:table-cell>
          <table:table-cell office:value-type="float" office:value="154149">
            <text:p>154149</text:p>
          </table:table-cell>
          <table:table-cell office:value-type="float" office:value="177039">
            <text:p>177039</text:p>
          </table:table-cell>
          <table:table-cell office:value-type="float" office:value="176623">
            <text:p>176623</text:p>
          </table:table-cell>
          <table:table-cell office:value-type="float" office:value="53.0252">
            <text:p>53.0252</text:p>
          </table:table-cell>
          <table:table-cell office:value-type="float" office:value="0">
            <text:p>0</text:p>
          </table:table-cell>
          <table:table-cell office:value-type="float" office:value="251720">
            <text:p>251720</text:p>
          </table:table-cell>
          <table:table-cell office:value-type="float" office:value="305728">
            <text:p>305728</text:p>
          </table:table-cell>
          <table:table-cell office:value-type="float" office:value="150302">
            <text:p>15030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386589">
            <text:p>1386589</text:p>
          </table:table-cell>
          <table:table-cell table:number-columns-repeated="2" office:value-type="float" office:value="1452684">
            <text:p>1452684</text:p>
          </table:table-cell>
          <table:table-cell office:value-type="float" office:value="32.2154">
            <text:p>32.2154</text:p>
          </table:table-cell>
          <table:table-cell office:value-type="float" office:value="0">
            <text:p>0</text:p>
          </table:table-cell>
          <table:table-cell office:value-type="float" office:value="135436">
            <text:p>135436</text:p>
          </table:table-cell>
          <table:table-cell office:value-type="float" office:value="153242">
            <text:p>153242</text:p>
          </table:table-cell>
          <table:table-cell office:value-type="float" office:value="152936">
            <text:p>152936</text:p>
          </table:table-cell>
          <table:table-cell office:value-type="float" office:value="6.44117">
            <text:p>6.44117</text:p>
          </table:table-cell>
          <table:table-cell office:value-type="float" office:value="0">
            <text:p>0</text:p>
          </table:table-cell>
          <table:table-cell office:value-type="float" office:value="42433">
            <text:p>42433</text:p>
          </table:table-cell>
          <table:table-cell office:value-type="float" office:value="57664">
            <text:p>57664</text:p>
          </table:table-cell>
          <table:table-cell office:value-type="float" office:value="30217">
            <text:p>3021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104025">
            <text:p>2104025</text:p>
          </table:table-cell>
          <table:table-cell table:number-columns-repeated="2" office:value-type="float" office:value="2120510">
            <text:p>2120510</text:p>
          </table:table-cell>
          <table:table-cell office:value-type="float" office:value="81.8089">
            <text:p>81.8089</text:p>
          </table:table-cell>
          <table:table-cell office:value-type="float" office:value="0">
            <text:p>0</text:p>
          </table:table-cell>
          <table:table-cell office:value-type="float" office:value="366245">
            <text:p>366245</text:p>
          </table:table-cell>
          <table:table-cell office:value-type="float" office:value="443351">
            <text:p>443351</text:p>
          </table:table-cell>
          <table:table-cell office:value-type="float" office:value="206520">
            <text:p>206520</text:p>
          </table:table-cell>
          <table:table-cell office:value-type="float" office:value="45.0644">
            <text:p>45.0644</text:p>
          </table:table-cell>
          <table:table-cell office:value-type="float" office:value="0">
            <text:p>0</text:p>
          </table:table-cell>
          <table:table-cell office:value-type="float" office:value="233899">
            <text:p>233899</text:p>
          </table:table-cell>
          <table:table-cell office:value-type="float" office:value="290185">
            <text:p>290185</text:p>
          </table:table-cell>
          <table:table-cell office:value-type="float" office:value="63033">
            <text:p>63033</text:p>
          </table:table-cell>
          <table:table-cell office:value-type="float" office:value="32.5211">
            <text:p>32.5211</text:p>
          </table:table-cell>
          <table:table-cell office:value-type="float" office:value="0">
            <text:p>0</text:p>
          </table:table-cell>
          <table:table-cell office:value-type="float" office:value="176733">
            <text:p>176733</text:p>
          </table:table-cell>
          <table:table-cell office:value-type="float" office:value="222340">
            <text:p>222340</text:p>
          </table:table-cell>
          <table:table-cell office:value-type="float" office:value="56974">
            <text:p>56974</text:p>
          </table:table-cell>
          <table:table-cell office:value-type="float" office:value="4.94">
            <text:p>4.94</text:p>
          </table:table-cell>
          <table:table-cell office:value-type="float" office:value="0">
            <text:p>0</text:p>
          </table:table-cell>
          <table:table-cell office:value-type="float" office:value="32442">
            <text:p>32442</text:p>
          </table:table-cell>
          <table:table-cell office:value-type="float" office:value="58183">
            <text:p>58183</text:p>
          </table:table-cell>
          <table:table-cell office:value-type="float" office:value="51928">
            <text:p>51928</text:p>
          </table:table-cell>
          <table:table-cell office:value-type="float" office:value="12.2944">
            <text:p>12.2944</text:p>
          </table:table-cell>
          <table:table-cell office:value-type="float" office:value="0">
            <text:p>0</text:p>
          </table:table-cell>
          <table:table-cell office:value-type="float" office:value="70522">
            <text:p>70522</text:p>
          </table:table-cell>
          <table:table-cell office:value-type="float" office:value="117165">
            <text:p>117165</text:p>
          </table:table-cell>
          <table:table-cell office:value-type="float" office:value="115751">
            <text:p>115751</text:p>
          </table:table-cell>
          <table:table-cell table:style-name="cellBest" office:value-type="float" office:value="1.87811">
            <text:p>1.87811</text:p>
          </table:table-cell>
          <table:table-cell office:value-type="float" office:value="0">
            <text:p>0</text:p>
          </table:table-cell>
          <table:table-cell table:style-name="cellBest" office:value-type="float" office:value="14585">
            <text:p>14585</text:p>
          </table:table-cell>
          <table:table-cell table:style-name="cellBest" office:value-type="float" office:value="31039">
            <text:p>31039</text:p>
          </table:table-cell>
          <table:table-cell office:value-type="float" office:value="30343">
            <text:p>30343</text:p>
          </table:table-cell>
          <table:table-cell office:value-type="float" office:value="14.369">
            <text:p>14.369</text:p>
          </table:table-cell>
          <table:table-cell office:value-type="float" office:value="0">
            <text:p>0</text:p>
          </table:table-cell>
          <table:table-cell office:value-type="float" office:value="86767">
            <text:p>86767</text:p>
          </table:table-cell>
          <table:table-cell office:value-type="float" office:value="143115">
            <text:p>143115</text:p>
          </table:table-cell>
          <table:table-cell office:value-type="float" office:value="142325">
            <text:p>142325</text:p>
          </table:table-cell>
          <table:table-cell office:value-type="float" office:value="54.4023">
            <text:p>54.4023</text:p>
          </table:table-cell>
          <table:table-cell office:value-type="float" office:value="0">
            <text:p>0</text:p>
          </table:table-cell>
          <table:table-cell office:value-type="float" office:value="249330">
            <text:p>249330</text:p>
          </table:table-cell>
          <table:table-cell office:value-type="float" office:value="303853">
            <text:p>303853</text:p>
          </table:table-cell>
          <table:table-cell office:value-type="float" office:value="66605">
            <text:p>66605</text:p>
          </table:table-cell>
          <table:table-cell office:value-type="float" office:value="71.5346">
            <text:p>71.5346</text:p>
          </table:table-cell>
          <table:table-cell office:value-type="float" office:value="0">
            <text:p>0</text:p>
          </table:table-cell>
          <table:table-cell office:value-type="float" office:value="356629">
            <text:p>356629</text:p>
          </table:table-cell>
          <table:table-cell office:value-type="float" office:value="435055">
            <text:p>435055</text:p>
          </table:table-cell>
          <table:table-cell office:value-type="float" office:value="93114">
            <text:p>93114</text:p>
          </table:table-cell>
          <table:table-cell office:value-type="float" office:value="43.6295">
            <text:p>43.6295</text:p>
          </table:table-cell>
          <table:table-cell office:value-type="float" office:value="0">
            <text:p>0</text:p>
          </table:table-cell>
          <table:table-cell office:value-type="float" office:value="223204">
            <text:p>223204</text:p>
          </table:table-cell>
          <table:table-cell office:value-type="float" office:value="273105">
            <text:p>273105</text:p>
          </table:table-cell>
          <table:table-cell office:value-type="float" office:value="64235">
            <text:p>64235</text:p>
          </table:table-cell>
          <table:table-cell office:value-type="float" office:value="20.7687">
            <text:p>20.7687</text:p>
          </table:table-cell>
          <table:table-cell office:value-type="float" office:value="0">
            <text:p>0</text:p>
          </table:table-cell>
          <table:table-cell office:value-type="float" office:value="118370">
            <text:p>118370</text:p>
          </table:table-cell>
          <table:table-cell office:value-type="float" office:value="151179">
            <text:p>151179</text:p>
          </table:table-cell>
          <table:table-cell office:value-type="float" office:value="33805">
            <text:p>33805</text:p>
          </table:table-cell>
          <table:table-cell office:value-type="float" office:value="8.44588">
            <text:p>8.44588</text:p>
          </table:table-cell>
          <table:table-cell office:value-type="float" office:value="0">
            <text:p>0</text:p>
          </table:table-cell>
          <table:table-cell office:value-type="float" office:value="49170">
            <text:p>49170</text:p>
          </table:table-cell>
          <table:table-cell table:number-columns-repeated="2" office:value-type="float" office:value="83401">
            <text:p>83401</text:p>
          </table:table-cell>
          <table:table-cell office:value-type="float" office:value="14.4503">
            <text:p>14.4503</text:p>
          </table:table-cell>
          <table:table-cell office:value-type="float" office:value="0">
            <text:p>0</text:p>
          </table:table-cell>
          <table:table-cell office:value-type="float" office:value="92222">
            <text:p>92222</text:p>
          </table:table-cell>
          <table:table-cell office:value-type="float" office:value="112469">
            <text:p>112469</text:p>
          </table:table-cell>
          <table:table-cell office:value-type="float" office:value="0">
            <text:p>0</text:p>
          </table:table-cell>
          <table:table-cell office:value-type="float" office:value="14.3578">
            <text:p>14.3578</text:p>
          </table:table-cell>
          <table:table-cell office:value-type="float" office:value="0">
            <text:p>0</text:p>
          </table:table-cell>
          <table:table-cell office:value-type="float" office:value="88393">
            <text:p>88393</text:p>
          </table:table-cell>
          <table:table-cell office:value-type="float" office:value="144138">
            <text:p>144138</text:p>
          </table:table-cell>
          <table:table-cell office:value-type="float" office:value="142980">
            <text:p>142980</text:p>
          </table:table-cell>
          <table:table-cell office:value-type="float" office:value="47.1526">
            <text:p>47.1526</text:p>
          </table:table-cell>
          <table:table-cell office:value-type="float" office:value="0">
            <text:p>0</text:p>
          </table:table-cell>
          <table:table-cell office:value-type="float" office:value="248052">
            <text:p>248052</text:p>
          </table:table-cell>
          <table:table-cell office:value-type="float" office:value="464693">
            <text:p>464693</text:p>
          </table:table-cell>
          <table:table-cell office:value-type="float" office:value="78188">
            <text:p>7818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974631">
            <text:p>974631</text:p>
          </table:table-cell>
          <table:table-cell table:style-name="cellWorst" office:value-type="float" office:value="2991068">
            <text:p>2991068</text:p>
          </table:table-cell>
          <table:table-cell office:value-type="float" office:value="2991068">
            <text:p>2991068</text:p>
          </table:table-cell>
          <table:table-cell office:value-type="float" office:value="27.7474">
            <text:p>27.7474</text:p>
          </table:table-cell>
          <table:table-cell office:value-type="float" office:value="0">
            <text:p>0</text:p>
          </table:table-cell>
          <table:table-cell office:value-type="float" office:value="141577">
            <text:p>141577</text:p>
          </table:table-cell>
          <table:table-cell office:value-type="float" office:value="223998">
            <text:p>223998</text:p>
          </table:table-cell>
          <table:table-cell office:value-type="float" office:value="223052">
            <text:p>223052</text:p>
          </table:table-cell>
          <table:table-cell office:value-type="float" office:value="69.1936">
            <text:p>69.1936</text:p>
          </table:table-cell>
          <table:table-cell office:value-type="float" office:value="0">
            <text:p>0</text:p>
          </table:table-cell>
          <table:table-cell office:value-type="float" office:value="322250">
            <text:p>322250</text:p>
          </table:table-cell>
          <table:table-cell office:value-type="float" office:value="393643">
            <text:p>393643</text:p>
          </table:table-cell>
          <table:table-cell office:value-type="float" office:value="90928">
            <text:p>9092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48833">
            <text:p>1648833</text:p>
          </table:table-cell>
          <table:table-cell table:number-columns-repeated="2" office:value-type="float" office:value="1711918">
            <text:p>1711918</text:p>
          </table:table-cell>
          <table:table-cell table:formula="of:=MI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 office:value="1.87811">
            <text:p>1.87811</text:p>
          </table:table-cell>
          <table:table-cell table:formula="of:=MI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 office:value="0">
            <text:p>0</text:p>
          </table:table-cell>
          <table:table-cell table:formula="of:=MI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 office:value="14585">
            <text:p>14585</text:p>
          </table:table-cell>
          <table:table-cell table:formula="of:=MI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 office:value="31039">
            <text:p>31039</text:p>
          </table:table-cell>
          <table:table-cell table:formula="of:=MI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 office:value="0">
            <text:p>0</text:p>
          </table:table-cell>
          <table:table-cell table:formula="of:=MEDIA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 office:value="49.1824">
            <text:p>49.1824</text:p>
          </table:table-cell>
          <table:table-cell table:formula="of:=MEDIA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 office:value="0">
            <text:p>0</text:p>
          </table:table-cell>
          <table:table-cell table:formula="of:=MEDIA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 office:value="250271">
            <text:p>250271</text:p>
          </table:table-cell>
          <table:table-cell table:formula="of:=MEDIA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 office:value="309120">
            <text:p>309120</text:p>
          </table:table-cell>
          <table:table-cell table:formula="of:=MEDIA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 office:value="142652.5">
            <text:p>142652.5</text:p>
          </table:table-cell>
          <table:table-cell table:formula="of:=MAX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 office:value="600">
            <text:p>600</text:p>
          </table:table-cell>
          <table:table-cell table:formula="of:=MAX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 office:value="1">
            <text:p>1</text:p>
          </table:table-cell>
          <table:table-cell table:formula="of:=MAX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 office:value="2104025">
            <text:p>2104025</text:p>
          </table:table-cell>
          <table:table-cell table:formula="of:=MAX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 office:value="2991068">
            <text:p>2991068</text:p>
          </table:table-cell>
          <table:table-cell table:formula="of:=MAX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 office:value="2991068">
            <text:p>2991068</text:p>
          </table:table-cell>
        </table:table-row>
        <table:table-row table:style-name="ro1">
          <table:table-cell office:value-type="string">
            <text:p>./43-hanoi_tower-100-0.asp</text:p>
          </table:table-cell>
          <table:table-cell office:value-type="float" office:value="85.7305">
            <text:p>85.7305</text:p>
          </table:table-cell>
          <table:table-cell office:value-type="float" office:value="0">
            <text:p>0</text:p>
          </table:table-cell>
          <table:table-cell office:value-type="float" office:value="378102">
            <text:p>378102</text:p>
          </table:table-cell>
          <table:table-cell office:value-type="float" office:value="473432">
            <text:p>473432</text:p>
          </table:table-cell>
          <table:table-cell office:value-type="float" office:value="86.6627">
            <text:p>86.6627</text:p>
          </table:table-cell>
          <table:table-cell office:value-type="float" office:value="0">
            <text:p>0</text:p>
          </table:table-cell>
          <table:table-cell office:value-type="float" office:value="378102">
            <text:p>378102</text:p>
          </table:table-cell>
          <table:table-cell office:value-type="float" office:value="473432">
            <text:p>473432</text:p>
          </table:table-cell>
          <table:table-cell office:value-type="float" office:value="0">
            <text:p>0</text:p>
          </table:table-cell>
          <table:table-cell office:value-type="float" office:value="76.9656">
            <text:p>76.9656</text:p>
          </table:table-cell>
          <table:table-cell office:value-type="float" office:value="0">
            <text:p>0</text:p>
          </table:table-cell>
          <table:table-cell office:value-type="float" office:value="378102">
            <text:p>378102</text:p>
          </table:table-cell>
          <table:table-cell office:value-type="float" office:value="473432">
            <text:p>473432</text:p>
          </table:table-cell>
          <table:table-cell office:value-type="float" office:value="0">
            <text:p>0</text:p>
          </table:table-cell>
          <table:table-cell office:value-type="float" office:value="78.4072">
            <text:p>78.4072</text:p>
          </table:table-cell>
          <table:table-cell office:value-type="float" office:value="0">
            <text:p>0</text:p>
          </table:table-cell>
          <table:table-cell office:value-type="float" office:value="378102">
            <text:p>378102</text:p>
          </table:table-cell>
          <table:table-cell office:value-type="float" office:value="473432">
            <text:p>473432</text:p>
          </table:table-cell>
          <table:table-cell office:value-type="float" office:value="182127">
            <text:p>182127</text:p>
          </table:table-cell>
          <table:table-cell office:value-type="float" office:value="40.3032">
            <text:p>40.3032</text:p>
          </table:table-cell>
          <table:table-cell office:value-type="float" office:value="0">
            <text:p>0</text:p>
          </table:table-cell>
          <table:table-cell office:value-type="float" office:value="186283">
            <text:p>186283</text:p>
          </table:table-cell>
          <table:table-cell office:value-type="float" office:value="391361">
            <text:p>391361</text:p>
          </table:table-cell>
          <table:table-cell office:value-type="float" office:value="178044">
            <text:p>178044</text:p>
          </table:table-cell>
          <table:table-cell office:value-type="float" office:value="183.412">
            <text:p>183.412</text:p>
          </table:table-cell>
          <table:table-cell office:value-type="float" office:value="0">
            <text:p>0</text:p>
          </table:table-cell>
          <table:table-cell office:value-type="float" office:value="753680">
            <text:p>753680</text:p>
          </table:table-cell>
          <table:table-cell office:value-type="float" office:value="931746">
            <text:p>931746</text:p>
          </table:table-cell>
          <table:table-cell office:value-type="float" office:value="351424">
            <text:p>351424</text:p>
          </table:table-cell>
          <table:table-cell office:value-type="float" office:value="124.605">
            <text:p>124.605</text:p>
          </table:table-cell>
          <table:table-cell office:value-type="float" office:value="0">
            <text:p>0</text:p>
          </table:table-cell>
          <table:table-cell office:value-type="float" office:value="599229">
            <text:p>599229</text:p>
          </table:table-cell>
          <table:table-cell office:value-type="float" office:value="672427">
            <text:p>672427</text:p>
          </table:table-cell>
          <table:table-cell office:value-type="float" office:value="658280">
            <text:p>658280</text:p>
          </table:table-cell>
          <table:table-cell office:value-type="float" office:value="337.14">
            <text:p>337.14</text:p>
          </table:table-cell>
          <table:table-cell office:value-type="float" office:value="0">
            <text:p>0</text:p>
          </table:table-cell>
          <table:table-cell office:value-type="float" office:value="1416496">
            <text:p>1416496</text:p>
          </table:table-cell>
          <table:table-cell office:value-type="float" office:value="1583379">
            <text:p>1583379</text:p>
          </table:table-cell>
          <table:table-cell office:value-type="float" office:value="1580375">
            <text:p>1580375</text:p>
          </table:table-cell>
          <table:table-cell office:value-type="float" office:value="72.2541">
            <text:p>72.2541</text:p>
          </table:table-cell>
          <table:table-cell office:value-type="float" office:value="0">
            <text:p>0</text:p>
          </table:table-cell>
          <table:table-cell office:value-type="float" office:value="365150">
            <text:p>365150</text:p>
          </table:table-cell>
          <table:table-cell office:value-type="float" office:value="415339">
            <text:p>415339</text:p>
          </table:table-cell>
          <table:table-cell office:value-type="float" office:value="414583">
            <text:p>414583</text:p>
          </table:table-cell>
          <table:table-cell office:value-type="float" office:value="229.656">
            <text:p>229.656</text:p>
          </table:table-cell>
          <table:table-cell office:value-type="float" office:value="0">
            <text:p>0</text:p>
          </table:table-cell>
          <table:table-cell office:value-type="float" office:value="1029950">
            <text:p>1029950</text:p>
          </table:table-cell>
          <table:table-cell office:value-type="float" office:value="1158112">
            <text:p>1158112</text:p>
          </table:table-cell>
          <table:table-cell office:value-type="float" office:value="1157453">
            <text:p>1157453</text:p>
          </table:table-cell>
          <table:table-cell office:value-type="float" office:value="26.2861">
            <text:p>26.2861</text:p>
          </table:table-cell>
          <table:table-cell office:value-type="float" office:value="0">
            <text:p>0</text:p>
          </table:table-cell>
          <table:table-cell office:value-type="float" office:value="146204">
            <text:p>146204</text:p>
          </table:table-cell>
          <table:table-cell office:value-type="float" office:value="188696">
            <text:p>188696</text:p>
          </table:table-cell>
          <table:table-cell office:value-type="float" office:value="92460">
            <text:p>92460</text:p>
          </table:table-cell>
          <table:table-cell office:value-type="float" office:value="66.9775">
            <text:p>66.9775</text:p>
          </table:table-cell>
          <table:table-cell office:value-type="float" office:value="0">
            <text:p>0</text:p>
          </table:table-cell>
          <table:table-cell office:value-type="float" office:value="301867">
            <text:p>301867</text:p>
          </table:table-cell>
          <table:table-cell office:value-type="float" office:value="379167">
            <text:p>379167</text:p>
          </table:table-cell>
          <table:table-cell office:value-type="float" office:value="158644">
            <text:p>158644</text:p>
          </table:table-cell>
          <table:table-cell office:value-type="float" office:value="54.4472">
            <text:p>54.4472</text:p>
          </table:table-cell>
          <table:table-cell office:value-type="float" office:value="0">
            <text:p>0</text:p>
          </table:table-cell>
          <table:table-cell office:value-type="float" office:value="276469">
            <text:p>276469</text:p>
          </table:table-cell>
          <table:table-cell office:value-type="float" office:value="350338">
            <text:p>350338</text:p>
          </table:table-cell>
          <table:table-cell office:value-type="float" office:value="145525">
            <text:p>145525</text:p>
          </table:table-cell>
          <table:table-cell office:value-type="float" office:value="107.54">
            <text:p>107.54</text:p>
          </table:table-cell>
          <table:table-cell office:value-type="float" office:value="0">
            <text:p>0</text:p>
          </table:table-cell>
          <table:table-cell office:value-type="float" office:value="470193">
            <text:p>470193</text:p>
          </table:table-cell>
          <table:table-cell office:value-type="float" office:value="579103">
            <text:p>579103</text:p>
          </table:table-cell>
          <table:table-cell office:value-type="float" office:value="246999">
            <text:p>246999</text:p>
          </table:table-cell>
          <table:table-cell office:value-type="float" office:value="65.4164">
            <text:p>65.4164</text:p>
          </table:table-cell>
          <table:table-cell office:value-type="float" office:value="0">
            <text:p>0</text:p>
          </table:table-cell>
          <table:table-cell office:value-type="float" office:value="341726">
            <text:p>341726</text:p>
          </table:table-cell>
          <table:table-cell table:number-columns-repeated="2" office:value-type="float" office:value="391197">
            <text:p>391197</text:p>
          </table:table-cell>
          <table:table-cell office:value-type="float" office:value="16.865">
            <text:p>16.865</text:p>
          </table:table-cell>
          <table:table-cell office:value-type="float" office:value="0">
            <text:p>0</text:p>
          </table:table-cell>
          <table:table-cell office:value-type="float" office:value="108309">
            <text:p>108309</text:p>
          </table:table-cell>
          <table:table-cell office:value-type="float" office:value="160208">
            <text:p>160208</text:p>
          </table:table-cell>
          <table:table-cell office:value-type="float" office:value="0">
            <text:p>0</text:p>
          </table:table-cell>
          <table:table-cell office:value-type="float" office:value="48.1152">
            <text:p>48.1152</text:p>
          </table:table-cell>
          <table:table-cell office:value-type="float" office:value="0">
            <text:p>0</text:p>
          </table:table-cell>
          <table:table-cell office:value-type="float" office:value="197418">
            <text:p>197418</text:p>
          </table:table-cell>
          <table:table-cell office:value-type="float" office:value="228968">
            <text:p>228968</text:p>
          </table:table-cell>
          <table:table-cell office:value-type="float" office:value="228455">
            <text:p>228455</text:p>
          </table:table-cell>
          <table:table-cell office:value-type="float" office:value="5.74874">
            <text:p>5.74874</text:p>
          </table:table-cell>
          <table:table-cell office:value-type="float" office:value="0">
            <text:p>0</text:p>
          </table:table-cell>
          <table:table-cell office:value-type="float" office:value="45285">
            <text:p>45285</text:p>
          </table:table-cell>
          <table:table-cell office:value-type="float" office:value="59139">
            <text:p>59139</text:p>
          </table:table-cell>
          <table:table-cell office:value-type="float" office:value="37643">
            <text:p>3764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225683">
            <text:p>1225683</text:p>
          </table:table-cell>
          <table:table-cell table:number-columns-repeated="2" office:value-type="float" office:value="1315268">
            <text:p>131526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87180">
            <text:p>1887180</text:p>
          </table:table-cell>
          <table:table-cell office:value-type="float" office:value="2066852">
            <text:p>2066852</text:p>
          </table:table-cell>
          <table:table-cell office:value-type="float" office:value="2066098">
            <text:p>2066098</text:p>
          </table:table-cell>
          <table:table-cell office:value-type="float" office:value="72.0834">
            <text:p>72.0834</text:p>
          </table:table-cell>
          <table:table-cell office:value-type="float" office:value="0">
            <text:p>0</text:p>
          </table:table-cell>
          <table:table-cell office:value-type="float" office:value="352023">
            <text:p>352023</text:p>
          </table:table-cell>
          <table:table-cell office:value-type="float" office:value="440201">
            <text:p>440201</text:p>
          </table:table-cell>
          <table:table-cell office:value-type="float" office:value="181339">
            <text:p>18133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1972529">
            <text:p>1972529</text:p>
          </table:table-cell>
          <table:table-cell table:number-columns-repeated="2" office:value-type="float" office:value="1985864">
            <text:p>1985864</text:p>
          </table:table-cell>
          <table:table-cell office:value-type="float" office:value="89.9629">
            <text:p>89.9629</text:p>
          </table:table-cell>
          <table:table-cell office:value-type="float" office:value="0">
            <text:p>0</text:p>
          </table:table-cell>
          <table:table-cell office:value-type="float" office:value="378102">
            <text:p>378102</text:p>
          </table:table-cell>
          <table:table-cell office:value-type="float" office:value="473432">
            <text:p>473432</text:p>
          </table:table-cell>
          <table:table-cell office:value-type="float" office:value="182127">
            <text:p>182127</text:p>
          </table:table-cell>
          <table:table-cell office:value-type="float" office:value="20.2237">
            <text:p>20.2237</text:p>
          </table:table-cell>
          <table:table-cell office:value-type="float" office:value="0">
            <text:p>0</text:p>
          </table:table-cell>
          <table:table-cell office:value-type="float" office:value="123165">
            <text:p>123165</text:p>
          </table:table-cell>
          <table:table-cell office:value-type="float" office:value="158972">
            <text:p>158972</text:p>
          </table:table-cell>
          <table:table-cell office:value-type="float" office:value="34091">
            <text:p>34091</text:p>
          </table:table-cell>
          <table:table-cell table:style-name="cellBest" office:value-type="float" office:value="2.66924">
            <text:p>2.66924</text:p>
          </table:table-cell>
          <table:table-cell office:value-type="float" office:value="0">
            <text:p>0</text:p>
          </table:table-cell>
          <table:table-cell table:style-name="cellBest" office:value-type="float" office:value="20210">
            <text:p>20210</text:p>
          </table:table-cell>
          <table:table-cell table:style-name="cellBest" office:value-type="float" office:value="31101">
            <text:p>31101</text:p>
          </table:table-cell>
          <table:table-cell office:value-type="float" office:value="8806">
            <text:p>8806</text:p>
          </table:table-cell>
          <table:table-cell office:value-type="float" office:value="15.0756">
            <text:p>15.0756</text:p>
          </table:table-cell>
          <table:table-cell office:value-type="float" office:value="0">
            <text:p>0</text:p>
          </table:table-cell>
          <table:table-cell office:value-type="float" office:value="90214">
            <text:p>90214</text:p>
          </table:table-cell>
          <table:table-cell office:value-type="float" office:value="146729">
            <text:p>146729</text:p>
          </table:table-cell>
          <table:table-cell office:value-type="float" office:value="134437">
            <text:p>134437</text:p>
          </table:table-cell>
          <table:table-cell office:value-type="float" office:value="11.5972">
            <text:p>11.5972</text:p>
          </table:table-cell>
          <table:table-cell office:value-type="float" office:value="0">
            <text:p>0</text:p>
          </table:table-cell>
          <table:table-cell office:value-type="float" office:value="70054">
            <text:p>70054</text:p>
          </table:table-cell>
          <table:table-cell office:value-type="float" office:value="117879">
            <text:p>117879</text:p>
          </table:table-cell>
          <table:table-cell office:value-type="float" office:value="116268">
            <text:p>116268</text:p>
          </table:table-cell>
          <table:table-cell office:value-type="float" office:value="14.8648">
            <text:p>14.8648</text:p>
          </table:table-cell>
          <table:table-cell office:value-type="float" office:value="0">
            <text:p>0</text:p>
          </table:table-cell>
          <table:table-cell office:value-type="float" office:value="95183">
            <text:p>95183</text:p>
          </table:table-cell>
          <table:table-cell office:value-type="float" office:value="163990">
            <text:p>163990</text:p>
          </table:table-cell>
          <table:table-cell office:value-type="float" office:value="162236">
            <text:p>162236</text:p>
          </table:table-cell>
          <table:table-cell office:value-type="float" office:value="22.0636">
            <text:p>22.0636</text:p>
          </table:table-cell>
          <table:table-cell office:value-type="float" office:value="0">
            <text:p>0</text:p>
          </table:table-cell>
          <table:table-cell office:value-type="float" office:value="121576">
            <text:p>121576</text:p>
          </table:table-cell>
          <table:table-cell office:value-type="float" office:value="200511">
            <text:p>200511</text:p>
          </table:table-cell>
          <table:table-cell office:value-type="float" office:value="199350">
            <text:p>199350</text:p>
          </table:table-cell>
          <table:table-cell office:value-type="float" office:value="155.702">
            <text:p>155.702</text:p>
          </table:table-cell>
          <table:table-cell office:value-type="float" office:value="0">
            <text:p>0</text:p>
          </table:table-cell>
          <table:table-cell office:value-type="float" office:value="702489">
            <text:p>702489</text:p>
          </table:table-cell>
          <table:table-cell office:value-type="float" office:value="858147">
            <text:p>858147</text:p>
          </table:table-cell>
          <table:table-cell office:value-type="float" office:value="201301">
            <text:p>201301</text:p>
          </table:table-cell>
          <table:table-cell office:value-type="float" office:value="61.8111">
            <text:p>61.8111</text:p>
          </table:table-cell>
          <table:table-cell office:value-type="float" office:value="0">
            <text:p>0</text:p>
          </table:table-cell>
          <table:table-cell office:value-type="float" office:value="299754">
            <text:p>299754</text:p>
          </table:table-cell>
          <table:table-cell office:value-type="float" office:value="373607">
            <text:p>373607</text:p>
          </table:table-cell>
          <table:table-cell office:value-type="float" office:value="77430">
            <text:p>77430</text:p>
          </table:table-cell>
          <table:table-cell office:value-type="float" office:value="58.9287">
            <text:p>58.9287</text:p>
          </table:table-cell>
          <table:table-cell office:value-type="float" office:value="0">
            <text:p>0</text:p>
          </table:table-cell>
          <table:table-cell office:value-type="float" office:value="286029">
            <text:p>286029</text:p>
          </table:table-cell>
          <table:table-cell office:value-type="float" office:value="356460">
            <text:p>356460</text:p>
          </table:table-cell>
          <table:table-cell office:value-type="float" office:value="77519">
            <text:p>77519</text:p>
          </table:table-cell>
          <table:table-cell office:value-type="float" office:value="98.151">
            <text:p>98.151</text:p>
          </table:table-cell>
          <table:table-cell office:value-type="float" office:value="0">
            <text:p>0</text:p>
          </table:table-cell>
          <table:table-cell office:value-type="float" office:value="447965">
            <text:p>447965</text:p>
          </table:table-cell>
          <table:table-cell office:value-type="float" office:value="558078">
            <text:p>558078</text:p>
          </table:table-cell>
          <table:table-cell office:value-type="float" office:value="127814">
            <text:p>127814</text:p>
          </table:table-cell>
          <table:table-cell office:value-type="float" office:value="16.1709">
            <text:p>16.1709</text:p>
          </table:table-cell>
          <table:table-cell office:value-type="float" office:value="0">
            <text:p>0</text:p>
          </table:table-cell>
          <table:table-cell office:value-type="float" office:value="101794">
            <text:p>101794</text:p>
          </table:table-cell>
          <table:table-cell table:number-columns-repeated="2" office:value-type="float" office:value="169710">
            <text:p>169710</text:p>
          </table:table-cell>
          <table:table-cell office:value-type="float" office:value="210.58">
            <text:p>210.58</text:p>
          </table:table-cell>
          <table:table-cell office:value-type="float" office:value="0">
            <text:p>0</text:p>
          </table:table-cell>
          <table:table-cell office:value-type="float" office:value="798333">
            <text:p>798333</text:p>
          </table:table-cell>
          <table:table-cell office:value-type="float" office:value="944903">
            <text:p>944903</text:p>
          </table:table-cell>
          <table:table-cell office:value-type="float" office:value="0">
            <text:p>0</text:p>
          </table:table-cell>
          <table:table-cell office:value-type="float" office:value="17.9936">
            <text:p>17.9936</text:p>
          </table:table-cell>
          <table:table-cell office:value-type="float" office:value="0">
            <text:p>0</text:p>
          </table:table-cell>
          <table:table-cell office:value-type="float" office:value="109998">
            <text:p>109998</text:p>
          </table:table-cell>
          <table:table-cell office:value-type="float" office:value="187370">
            <text:p>187370</text:p>
          </table:table-cell>
          <table:table-cell office:value-type="float" office:value="186009">
            <text:p>186009</text:p>
          </table:table-cell>
          <table:table-cell office:value-type="float" office:value="27.2693">
            <text:p>27.2693</text:p>
          </table:table-cell>
          <table:table-cell office:value-type="float" office:value="0">
            <text:p>0</text:p>
          </table:table-cell>
          <table:table-cell office:value-type="float" office:value="170627">
            <text:p>170627</text:p>
          </table:table-cell>
          <table:table-cell office:value-type="float" office:value="311642">
            <text:p>311642</text:p>
          </table:table-cell>
          <table:table-cell office:value-type="float" office:value="57037">
            <text:p>5703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849120">
            <text:p>849120</text:p>
          </table:table-cell>
          <table:table-cell table:style-name="cellWorst" office:value-type="float" office:value="2715708">
            <text:p>2715708</text:p>
          </table:table-cell>
          <table:table-cell office:value-type="float" office:value="2715708">
            <text:p>2715708</text:p>
          </table:table-cell>
          <table:table-cell office:value-type="float" office:value="36.5735">
            <text:p>36.5735</text:p>
          </table:table-cell>
          <table:table-cell office:value-type="float" office:value="0">
            <text:p>0</text:p>
          </table:table-cell>
          <table:table-cell office:value-type="float" office:value="185162">
            <text:p>185162</text:p>
          </table:table-cell>
          <table:table-cell office:value-type="float" office:value="280733">
            <text:p>280733</text:p>
          </table:table-cell>
          <table:table-cell office:value-type="float" office:value="279578">
            <text:p>279578</text:p>
          </table:table-cell>
          <table:table-cell office:value-type="float" office:value="33.0923">
            <text:p>33.0923</text:p>
          </table:table-cell>
          <table:table-cell office:value-type="float" office:value="0">
            <text:p>0</text:p>
          </table:table-cell>
          <table:table-cell office:value-type="float" office:value="173241">
            <text:p>173241</text:p>
          </table:table-cell>
          <table:table-cell office:value-type="float" office:value="220434">
            <text:p>220434</text:p>
          </table:table-cell>
          <table:table-cell office:value-type="float" office:value="43986">
            <text:p>4398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00505">
            <text:p>1600505</text:p>
          </table:table-cell>
          <table:table-cell table:number-columns-repeated="2" office:value-type="float" office:value="1650668">
            <text:p>1650668</text:p>
          </table:table-cell>
          <table:table-cell table:formula="of:=MI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 office:value="2.66924">
            <text:p>2.66924</text:p>
          </table:table-cell>
          <table:table-cell table:formula="of:=MI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 office:value="0">
            <text:p>0</text:p>
          </table:table-cell>
          <table:table-cell table:formula="of:=MI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 office:value="20210">
            <text:p>20210</text:p>
          </table:table-cell>
          <table:table-cell table:formula="of:=MI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 office:value="31101">
            <text:p>31101</text:p>
          </table:table-cell>
          <table:table-cell table:formula="of:=MI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 office:value="0">
            <text:p>0</text:p>
          </table:table-cell>
          <table:table-cell table:formula="of:=MEDIA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 office:value="66.9775">
            <text:p>66.9775</text:p>
          </table:table-cell>
          <table:table-cell table:formula="of:=MEDIA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 office:value="0">
            <text:p>0</text:p>
          </table:table-cell>
          <table:table-cell table:formula="of:=MEDIA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 office:value="341726">
            <text:p>341726</text:p>
          </table:table-cell>
          <table:table-cell table:formula="of:=MEDIA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 office:value="391361">
            <text:p>391361</text:p>
          </table:table-cell>
          <table:table-cell table:formula="of:=MEDIA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 office:value="179691.5">
            <text:p>179691.5</text:p>
          </table:table-cell>
          <table:table-cell table:formula="of:=MAX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 office:value="600">
            <text:p>600</text:p>
          </table:table-cell>
          <table:table-cell table:formula="of:=MAX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 office:value="1">
            <text:p>1</text:p>
          </table:table-cell>
          <table:table-cell table:formula="of:=MAX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 office:value="1972529">
            <text:p>1972529</text:p>
          </table:table-cell>
          <table:table-cell table:formula="of:=MAX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 office:value="2715708">
            <text:p>2715708</text:p>
          </table:table-cell>
          <table:table-cell table:formula="of:=MAX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 office:value="2715708">
            <text:p>2715708</text:p>
          </table:table-cell>
        </table:table-row>
        <table:table-row table:style-name="ro1">
          <table:table-cell office:value-type="string">
            <text:p>./44-hanoi_tower-100-0.asp</text:p>
          </table:table-cell>
          <table:table-cell office:value-type="float" office:value="249.518">
            <text:p>249.518</text:p>
          </table:table-cell>
          <table:table-cell office:value-type="float" office:value="0">
            <text:p>0</text:p>
          </table:table-cell>
          <table:table-cell office:value-type="float" office:value="1003932">
            <text:p>1003932</text:p>
          </table:table-cell>
          <table:table-cell office:value-type="float" office:value="1225132">
            <text:p>1225132</text:p>
          </table:table-cell>
          <table:table-cell office:value-type="float" office:value="251.877">
            <text:p>251.877</text:p>
          </table:table-cell>
          <table:table-cell office:value-type="float" office:value="0">
            <text:p>0</text:p>
          </table:table-cell>
          <table:table-cell office:value-type="float" office:value="1003932">
            <text:p>1003932</text:p>
          </table:table-cell>
          <table:table-cell office:value-type="float" office:value="1225132">
            <text:p>1225132</text:p>
          </table:table-cell>
          <table:table-cell office:value-type="float" office:value="0">
            <text:p>0</text:p>
          </table:table-cell>
          <table:table-cell office:value-type="float" office:value="243.579">
            <text:p>243.579</text:p>
          </table:table-cell>
          <table:table-cell office:value-type="float" office:value="0">
            <text:p>0</text:p>
          </table:table-cell>
          <table:table-cell office:value-type="float" office:value="1003932">
            <text:p>1003932</text:p>
          </table:table-cell>
          <table:table-cell office:value-type="float" office:value="1225132">
            <text:p>1225132</text:p>
          </table:table-cell>
          <table:table-cell office:value-type="float" office:value="0">
            <text:p>0</text:p>
          </table:table-cell>
          <table:table-cell office:value-type="float" office:value="281.339">
            <text:p>281.339</text:p>
          </table:table-cell>
          <table:table-cell office:value-type="float" office:value="0">
            <text:p>0</text:p>
          </table:table-cell>
          <table:table-cell office:value-type="float" office:value="1003932">
            <text:p>1003932</text:p>
          </table:table-cell>
          <table:table-cell office:value-type="float" office:value="1225132">
            <text:p>1225132</text:p>
          </table:table-cell>
          <table:table-cell office:value-type="float" office:value="495724">
            <text:p>495724</text:p>
          </table:table-cell>
          <table:table-cell office:value-type="float" office:value="256.718">
            <text:p>256.718</text:p>
          </table:table-cell>
          <table:table-cell office:value-type="float" office:value="0">
            <text:p>0</text:p>
          </table:table-cell>
          <table:table-cell office:value-type="float" office:value="975811">
            <text:p>975811</text:p>
          </table:table-cell>
          <table:table-cell office:value-type="float" office:value="1747544">
            <text:p>1747544</text:p>
          </table:table-cell>
          <table:table-cell office:value-type="float" office:value="643556">
            <text:p>643556</text:p>
          </table:table-cell>
          <table:table-cell office:value-type="float" office:value="47.175">
            <text:p>47.175</text:p>
          </table:table-cell>
          <table:table-cell office:value-type="float" office:value="0">
            <text:p>0</text:p>
          </table:table-cell>
          <table:table-cell office:value-type="float" office:value="237079">
            <text:p>237079</text:p>
          </table:table-cell>
          <table:table-cell office:value-type="float" office:value="302930">
            <text:p>302930</text:p>
          </table:table-cell>
          <table:table-cell office:value-type="float" office:value="134959">
            <text:p>134959</text:p>
          </table:table-cell>
          <table:table-cell office:value-type="float" office:value="112.614">
            <text:p>112.614</text:p>
          </table:table-cell>
          <table:table-cell office:value-type="float" office:value="0">
            <text:p>0</text:p>
          </table:table-cell>
          <table:table-cell office:value-type="float" office:value="540501">
            <text:p>540501</text:p>
          </table:table-cell>
          <table:table-cell office:value-type="float" office:value="612849">
            <text:p>612849</text:p>
          </table:table-cell>
          <table:table-cell office:value-type="float" office:value="598161">
            <text:p>598161</text:p>
          </table:table-cell>
          <table:table-cell office:value-type="float" office:value="91.2853">
            <text:p>91.2853</text:p>
          </table:table-cell>
          <table:table-cell office:value-type="float" office:value="0">
            <text:p>0</text:p>
          </table:table-cell>
          <table:table-cell office:value-type="float" office:value="465603">
            <text:p>465603</text:p>
          </table:table-cell>
          <table:table-cell office:value-type="float" office:value="522530">
            <text:p>522530</text:p>
          </table:table-cell>
          <table:table-cell office:value-type="float" office:value="521302">
            <text:p>521302</text:p>
          </table:table-cell>
          <table:table-cell office:value-type="float" office:value="197.294">
            <text:p>197.294</text:p>
          </table:table-cell>
          <table:table-cell office:value-type="float" office:value="0">
            <text:p>0</text:p>
          </table:table-cell>
          <table:table-cell office:value-type="float" office:value="916606">
            <text:p>916606</text:p>
          </table:table-cell>
          <table:table-cell office:value-type="float" office:value="1028806">
            <text:p>1028806</text:p>
          </table:table-cell>
          <table:table-cell office:value-type="float" office:value="1027549">
            <text:p>1027549</text:p>
          </table:table-cell>
          <table:table-cell office:value-type="float" office:value="90.2802">
            <text:p>90.2802</text:p>
          </table:table-cell>
          <table:table-cell office:value-type="float" office:value="0">
            <text:p>0</text:p>
          </table:table-cell>
          <table:table-cell office:value-type="float" office:value="457309">
            <text:p>457309</text:p>
          </table:table-cell>
          <table:table-cell office:value-type="float" office:value="519605">
            <text:p>519605</text:p>
          </table:table-cell>
          <table:table-cell office:value-type="float" office:value="518777">
            <text:p>518777</text:p>
          </table:table-cell>
          <table:table-cell office:value-type="float" office:value="94.776">
            <text:p>94.776</text:p>
          </table:table-cell>
          <table:table-cell office:value-type="float" office:value="0">
            <text:p>0</text:p>
          </table:table-cell>
          <table:table-cell office:value-type="float" office:value="428335">
            <text:p>428335</text:p>
          </table:table-cell>
          <table:table-cell office:value-type="float" office:value="519437">
            <text:p>519437</text:p>
          </table:table-cell>
          <table:table-cell office:value-type="float" office:value="229152">
            <text:p>229152</text:p>
          </table:table-cell>
          <table:table-cell office:value-type="float" office:value="208.017">
            <text:p>208.017</text:p>
          </table:table-cell>
          <table:table-cell office:value-type="float" office:value="0">
            <text:p>0</text:p>
          </table:table-cell>
          <table:table-cell office:value-type="float" office:value="801326">
            <text:p>801326</text:p>
          </table:table-cell>
          <table:table-cell office:value-type="float" office:value="977668">
            <text:p>977668</text:p>
          </table:table-cell>
          <table:table-cell office:value-type="float" office:value="402825">
            <text:p>402825</text:p>
          </table:table-cell>
          <table:table-cell office:value-type="float" office:value="141.444">
            <text:p>141.444</text:p>
          </table:table-cell>
          <table:table-cell office:value-type="float" office:value="0">
            <text:p>0</text:p>
          </table:table-cell>
          <table:table-cell office:value-type="float" office:value="618918">
            <text:p>618918</text:p>
          </table:table-cell>
          <table:table-cell office:value-type="float" office:value="774770">
            <text:p>774770</text:p>
          </table:table-cell>
          <table:table-cell office:value-type="float" office:value="285377">
            <text:p>285377</text:p>
          </table:table-cell>
          <table:table-cell office:value-type="float" office:value="57.2596">
            <text:p>57.2596</text:p>
          </table:table-cell>
          <table:table-cell office:value-type="float" office:value="0">
            <text:p>0</text:p>
          </table:table-cell>
          <table:table-cell office:value-type="float" office:value="255462">
            <text:p>255462</text:p>
          </table:table-cell>
          <table:table-cell office:value-type="float" office:value="319714">
            <text:p>319714</text:p>
          </table:table-cell>
          <table:table-cell office:value-type="float" office:value="151210">
            <text:p>151210</text:p>
          </table:table-cell>
          <table:table-cell office:value-type="float" office:value="370.647">
            <text:p>370.647</text:p>
          </table:table-cell>
          <table:table-cell office:value-type="float" office:value="0">
            <text:p>0</text:p>
          </table:table-cell>
          <table:table-cell office:value-type="float" office:value="1354595">
            <text:p>1354595</text:p>
          </table:table-cell>
          <table:table-cell table:number-columns-repeated="2" office:value-type="float" office:value="1506343">
            <text:p>1506343</text:p>
          </table:table-cell>
          <table:table-cell office:value-type="float" office:value="21.8828">
            <text:p>21.8828</text:p>
          </table:table-cell>
          <table:table-cell office:value-type="float" office:value="0">
            <text:p>0</text:p>
          </table:table-cell>
          <table:table-cell office:value-type="float" office:value="134438">
            <text:p>134438</text:p>
          </table:table-cell>
          <table:table-cell office:value-type="float" office:value="198065">
            <text:p>198065</text:p>
          </table:table-cell>
          <table:table-cell office:value-type="float" office:value="0">
            <text:p>0</text:p>
          </table:table-cell>
          <table:table-cell office:value-type="float" office:value="138.001">
            <text:p>138.001</text:p>
          </table:table-cell>
          <table:table-cell office:value-type="float" office:value="0">
            <text:p>0</text:p>
          </table:table-cell>
          <table:table-cell office:value-type="float" office:value="585018">
            <text:p>585018</text:p>
          </table:table-cell>
          <table:table-cell office:value-type="float" office:value="660758">
            <text:p>660758</text:p>
          </table:table-cell>
          <table:table-cell office:value-type="float" office:value="659806">
            <text:p>659806</text:p>
          </table:table-cell>
          <table:table-cell office:value-type="float" office:value="54.3581">
            <text:p>54.3581</text:p>
          </table:table-cell>
          <table:table-cell office:value-type="float" office:value="0">
            <text:p>0</text:p>
          </table:table-cell>
          <table:table-cell office:value-type="float" office:value="298174">
            <text:p>298174</text:p>
          </table:table-cell>
          <table:table-cell office:value-type="float" office:value="370103">
            <text:p>370103</text:p>
          </table:table-cell>
          <table:table-cell office:value-type="float" office:value="172356">
            <text:p>17235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357733">
            <text:p>1357733</text:p>
          </table:table-cell>
          <table:table-cell table:number-columns-repeated="2" office:value-type="float" office:value="1441188">
            <text:p>144118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08468">
            <text:p>1608468</text:p>
          </table:table-cell>
          <table:table-cell office:value-type="float" office:value="1756227">
            <text:p>1756227</text:p>
          </table:table-cell>
          <table:table-cell office:value-type="float" office:value="1755260">
            <text:p>1755260</text:p>
          </table:table-cell>
          <table:table-cell office:value-type="float" office:value="47.2656">
            <text:p>47.2656</text:p>
          </table:table-cell>
          <table:table-cell office:value-type="float" office:value="0">
            <text:p>0</text:p>
          </table:table-cell>
          <table:table-cell office:value-type="float" office:value="234381">
            <text:p>234381</text:p>
          </table:table-cell>
          <table:table-cell office:value-type="float" office:value="300810">
            <text:p>300810</text:p>
          </table:table-cell>
          <table:table-cell office:value-type="float" office:value="128569">
            <text:p>12856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133856">
            <text:p>2133856</text:p>
          </table:table-cell>
          <table:table-cell table:number-columns-repeated="2" office:value-type="float" office:value="2150703">
            <text:p>2150703</text:p>
          </table:table-cell>
          <table:table-cell office:value-type="float" office:value="296.077">
            <text:p>296.077</text:p>
          </table:table-cell>
          <table:table-cell office:value-type="float" office:value="0">
            <text:p>0</text:p>
          </table:table-cell>
          <table:table-cell office:value-type="float" office:value="1003932">
            <text:p>1003932</text:p>
          </table:table-cell>
          <table:table-cell office:value-type="float" office:value="1225132">
            <text:p>1225132</text:p>
          </table:table-cell>
          <table:table-cell office:value-type="float" office:value="495724">
            <text:p>495724</text:p>
          </table:table-cell>
          <table:table-cell office:value-type="float" office:value="70.2489">
            <text:p>70.2489</text:p>
          </table:table-cell>
          <table:table-cell office:value-type="float" office:value="0">
            <text:p>0</text:p>
          </table:table-cell>
          <table:table-cell office:value-type="float" office:value="337611">
            <text:p>337611</text:p>
          </table:table-cell>
          <table:table-cell office:value-type="float" office:value="426734">
            <text:p>426734</text:p>
          </table:table-cell>
          <table:table-cell office:value-type="float" office:value="96147">
            <text:p>96147</text:p>
          </table:table-cell>
          <table:table-cell office:value-type="float" office:value="13.9713">
            <text:p>13.9713</text:p>
          </table:table-cell>
          <table:table-cell office:value-type="float" office:value="0">
            <text:p>0</text:p>
          </table:table-cell>
          <table:table-cell office:value-type="float" office:value="90573">
            <text:p>90573</text:p>
          </table:table-cell>
          <table:table-cell office:value-type="float" office:value="119467">
            <text:p>119467</text:p>
          </table:table-cell>
          <table:table-cell office:value-type="float" office:value="28997">
            <text:p>28997</text:p>
          </table:table-cell>
          <table:table-cell office:value-type="float" office:value="23.4483">
            <text:p>23.4483</text:p>
          </table:table-cell>
          <table:table-cell office:value-type="float" office:value="0">
            <text:p>0</text:p>
          </table:table-cell>
          <table:table-cell office:value-type="float" office:value="150691">
            <text:p>150691</text:p>
          </table:table-cell>
          <table:table-cell office:value-type="float" office:value="233734">
            <text:p>233734</text:p>
          </table:table-cell>
          <table:table-cell office:value-type="float" office:value="216338">
            <text:p>216338</text:p>
          </table:table-cell>
          <table:table-cell office:value-type="float" office:value="21.3503">
            <text:p>21.3503</text:p>
          </table:table-cell>
          <table:table-cell office:value-type="float" office:value="0">
            <text:p>0</text:p>
          </table:table-cell>
          <table:table-cell office:value-type="float" office:value="131562">
            <text:p>131562</text:p>
          </table:table-cell>
          <table:table-cell office:value-type="float" office:value="211645">
            <text:p>211645</text:p>
          </table:table-cell>
          <table:table-cell office:value-type="float" office:value="209270">
            <text:p>209270</text:p>
          </table:table-cell>
          <table:table-cell office:value-type="float" office:value="10.6136">
            <text:p>10.6136</text:p>
          </table:table-cell>
          <table:table-cell office:value-type="float" office:value="0">
            <text:p>0</text:p>
          </table:table-cell>
          <table:table-cell office:value-type="float" office:value="62756">
            <text:p>62756</text:p>
          </table:table-cell>
          <table:table-cell office:value-type="float" office:value="108260">
            <text:p>108260</text:p>
          </table:table-cell>
          <table:table-cell office:value-type="float" office:value="107124">
            <text:p>107124</text:p>
          </table:table-cell>
          <table:table-cell office:value-type="float" office:value="23.604">
            <text:p>23.604</text:p>
          </table:table-cell>
          <table:table-cell office:value-type="float" office:value="0">
            <text:p>0</text:p>
          </table:table-cell>
          <table:table-cell office:value-type="float" office:value="133481">
            <text:p>133481</text:p>
          </table:table-cell>
          <table:table-cell office:value-type="float" office:value="224414">
            <text:p>224414</text:p>
          </table:table-cell>
          <table:table-cell office:value-type="float" office:value="223058">
            <text:p>223058</text:p>
          </table:table-cell>
          <table:table-cell office:value-type="float" office:value="107.535">
            <text:p>107.535</text:p>
          </table:table-cell>
          <table:table-cell office:value-type="float" office:value="0">
            <text:p>0</text:p>
          </table:table-cell>
          <table:table-cell office:value-type="float" office:value="456548">
            <text:p>456548</text:p>
          </table:table-cell>
          <table:table-cell office:value-type="float" office:value="571094">
            <text:p>571094</text:p>
          </table:table-cell>
          <table:table-cell office:value-type="float" office:value="125909">
            <text:p>125909</text:p>
          </table:table-cell>
          <table:table-cell office:value-type="float" office:value="61.7249">
            <text:p>61.7249</text:p>
          </table:table-cell>
          <table:table-cell office:value-type="float" office:value="0">
            <text:p>0</text:p>
          </table:table-cell>
          <table:table-cell office:value-type="float" office:value="297885">
            <text:p>297885</text:p>
          </table:table-cell>
          <table:table-cell office:value-type="float" office:value="380255">
            <text:p>380255</text:p>
          </table:table-cell>
          <table:table-cell office:value-type="float" office:value="86085">
            <text:p>86085</text:p>
          </table:table-cell>
          <table:table-cell office:value-type="float" office:value="105.742">
            <text:p>105.742</text:p>
          </table:table-cell>
          <table:table-cell office:value-type="float" office:value="0">
            <text:p>0</text:p>
          </table:table-cell>
          <table:table-cell office:value-type="float" office:value="455626">
            <text:p>455626</text:p>
          </table:table-cell>
          <table:table-cell office:value-type="float" office:value="568284">
            <text:p>568284</text:p>
          </table:table-cell>
          <table:table-cell office:value-type="float" office:value="121739">
            <text:p>121739</text:p>
          </table:table-cell>
          <table:table-cell office:value-type="float" office:value="80.2854">
            <text:p>80.2854</text:p>
          </table:table-cell>
          <table:table-cell office:value-type="float" office:value="0">
            <text:p>0</text:p>
          </table:table-cell>
          <table:table-cell office:value-type="float" office:value="386196">
            <text:p>386196</text:p>
          </table:table-cell>
          <table:table-cell office:value-type="float" office:value="484556">
            <text:p>484556</text:p>
          </table:table-cell>
          <table:table-cell office:value-type="float" office:value="97075">
            <text:p>97075</text:p>
          </table:table-cell>
          <table:table-cell office:value-type="float" office:value="35.7912">
            <text:p>35.7912</text:p>
          </table:table-cell>
          <table:table-cell office:value-type="float" office:value="0">
            <text:p>0</text:p>
          </table:table-cell>
          <table:table-cell office:value-type="float" office:value="207258">
            <text:p>207258</text:p>
          </table:table-cell>
          <table:table-cell table:number-columns-repeated="2" office:value-type="float" office:value="326789">
            <text:p>326789</text:p>
          </table:table-cell>
          <table:table-cell table:style-name="cellBest" office:value-type="float" office:value="6.66906">
            <text:p>6.66906</text:p>
          </table:table-cell>
          <table:table-cell office:value-type="float" office:value="0">
            <text:p>0</text:p>
          </table:table-cell>
          <table:table-cell table:style-name="cellBest" office:value-type="float" office:value="45686">
            <text:p>45686</text:p>
          </table:table-cell>
          <table:table-cell table:style-name="cellBest" office:value-type="float" office:value="59871">
            <text:p>59871</text:p>
          </table:table-cell>
          <table:table-cell office:value-type="float" office:value="0">
            <text:p>0</text:p>
          </table:table-cell>
          <table:table-cell office:value-type="float" office:value="42.2465">
            <text:p>42.2465</text:p>
          </table:table-cell>
          <table:table-cell office:value-type="float" office:value="0">
            <text:p>0</text:p>
          </table:table-cell>
          <table:table-cell office:value-type="float" office:value="243349">
            <text:p>243349</text:p>
          </table:table-cell>
          <table:table-cell office:value-type="float" office:value="372117">
            <text:p>372117</text:p>
          </table:table-cell>
          <table:table-cell office:value-type="float" office:value="370158">
            <text:p>370158</text:p>
          </table:table-cell>
          <table:table-cell office:value-type="float" office:value="354.539">
            <text:p>354.539</text:p>
          </table:table-cell>
          <table:table-cell office:value-type="float" office:value="0">
            <text:p>0</text:p>
          </table:table-cell>
          <table:table-cell office:value-type="float" office:value="1438214">
            <text:p>1438214</text:p>
          </table:table-cell>
          <table:table-cell office:value-type="float" office:value="2591183">
            <text:p>2591183</text:p>
          </table:table-cell>
          <table:table-cell office:value-type="float" office:value="487370">
            <text:p>48737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226832">
            <text:p>1226832</text:p>
          </table:table-cell>
          <table:table-cell table:style-name="cellWorst" office:value-type="float" office:value="3406731">
            <text:p>3406731</text:p>
          </table:table-cell>
          <table:table-cell office:value-type="float" office:value="3406731">
            <text:p>3406731</text:p>
          </table:table-cell>
          <table:table-cell office:value-type="float" office:value="38.814">
            <text:p>38.814</text:p>
          </table:table-cell>
          <table:table-cell office:value-type="float" office:value="0">
            <text:p>0</text:p>
          </table:table-cell>
          <table:table-cell office:value-type="float" office:value="228888">
            <text:p>228888</text:p>
          </table:table-cell>
          <table:table-cell office:value-type="float" office:value="350968">
            <text:p>350968</text:p>
          </table:table-cell>
          <table:table-cell office:value-type="float" office:value="350010">
            <text:p>350010</text:p>
          </table:table-cell>
          <table:table-cell office:value-type="float" office:value="56.0979">
            <text:p>56.0979</text:p>
          </table:table-cell>
          <table:table-cell office:value-type="float" office:value="0">
            <text:p>0</text:p>
          </table:table-cell>
          <table:table-cell office:value-type="float" office:value="278763">
            <text:p>278763</text:p>
          </table:table-cell>
          <table:table-cell office:value-type="float" office:value="349067">
            <text:p>349067</text:p>
          </table:table-cell>
          <table:table-cell office:value-type="float" office:value="72446">
            <text:p>7244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704367">
            <text:p>1704367</text:p>
          </table:table-cell>
          <table:table-cell table:number-columns-repeated="2" office:value-type="float" office:value="1772140">
            <text:p>1772140</text:p>
          </table:table-cell>
          <table:table-cell table:formula="of:=MI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 office:value="6.66906">
            <text:p>6.66906</text:p>
          </table:table-cell>
          <table:table-cell table:formula="of:=MI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 office:value="0">
            <text:p>0</text:p>
          </table:table-cell>
          <table:table-cell table:formula="of:=MI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 office:value="45686">
            <text:p>45686</text:p>
          </table:table-cell>
          <table:table-cell table:formula="of:=MI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 office:value="59871">
            <text:p>59871</text:p>
          </table:table-cell>
          <table:table-cell table:formula="of:=MI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 office:value="0">
            <text:p>0</text:p>
          </table:table-cell>
          <table:table-cell table:formula="of:=MEDIA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 office:value="94.776">
            <text:p>94.776</text:p>
          </table:table-cell>
          <table:table-cell table:formula="of:=MEDIA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 office:value="0">
            <text:p>0</text:p>
          </table:table-cell>
          <table:table-cell table:formula="of:=MEDIA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 office:value="456548">
            <text:p>456548</text:p>
          </table:table-cell>
          <table:table-cell table:formula="of:=MEDIA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 office:value="522530">
            <text:p>522530</text:p>
          </table:table-cell>
          <table:table-cell table:formula="of:=MEDIA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 office:value="257264.5">
            <text:p>257264.5</text:p>
          </table:table-cell>
          <table:table-cell table:formula="of:=MAX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 office:value="600">
            <text:p>600</text:p>
          </table:table-cell>
          <table:table-cell table:formula="of:=MAX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 office:value="1">
            <text:p>1</text:p>
          </table:table-cell>
          <table:table-cell table:formula="of:=MAX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 office:value="2133856">
            <text:p>2133856</text:p>
          </table:table-cell>
          <table:table-cell table:formula="of:=MAX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 office:value="3406731">
            <text:p>3406731</text:p>
          </table:table-cell>
          <table:table-cell table:formula="of:=MAX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 office:value="3406731">
            <text:p>3406731</text:p>
          </table:table-cell>
        </table:table-row>
        <table:table-row table:style-name="ro1">
          <table:table-cell office:value-type="string">
            <text:p>./45-hanoi_tower-100-0.asp</text:p>
          </table:table-cell>
          <table:table-cell office:value-type="float" office:value="265.179">
            <text:p>265.179</text:p>
          </table:table-cell>
          <table:table-cell office:value-type="float" office:value="0">
            <text:p>0</text:p>
          </table:table-cell>
          <table:table-cell office:value-type="float" office:value="1056648">
            <text:p>1056648</text:p>
          </table:table-cell>
          <table:table-cell office:value-type="float" office:value="1288731">
            <text:p>1288731</text:p>
          </table:table-cell>
          <table:table-cell office:value-type="float" office:value="320.638">
            <text:p>320.638</text:p>
          </table:table-cell>
          <table:table-cell office:value-type="float" office:value="0">
            <text:p>0</text:p>
          </table:table-cell>
          <table:table-cell office:value-type="float" office:value="1056648">
            <text:p>1056648</text:p>
          </table:table-cell>
          <table:table-cell office:value-type="float" office:value="1288731">
            <text:p>1288731</text:p>
          </table:table-cell>
          <table:table-cell office:value-type="float" office:value="0">
            <text:p>0</text:p>
          </table:table-cell>
          <table:table-cell office:value-type="float" office:value="298.28">
            <text:p>298.28</text:p>
          </table:table-cell>
          <table:table-cell office:value-type="float" office:value="0">
            <text:p>0</text:p>
          </table:table-cell>
          <table:table-cell office:value-type="float" office:value="1056648">
            <text:p>1056648</text:p>
          </table:table-cell>
          <table:table-cell office:value-type="float" office:value="1288731">
            <text:p>1288731</text:p>
          </table:table-cell>
          <table:table-cell office:value-type="float" office:value="0">
            <text:p>0</text:p>
          </table:table-cell>
          <table:table-cell office:value-type="float" office:value="284.013">
            <text:p>284.013</text:p>
          </table:table-cell>
          <table:table-cell office:value-type="float" office:value="0">
            <text:p>0</text:p>
          </table:table-cell>
          <table:table-cell office:value-type="float" office:value="1056648">
            <text:p>1056648</text:p>
          </table:table-cell>
          <table:table-cell office:value-type="float" office:value="1288731">
            <text:p>1288731</text:p>
          </table:table-cell>
          <table:table-cell office:value-type="float" office:value="486310">
            <text:p>48631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39796">
            <text:p>2039796</text:p>
          </table:table-cell>
          <table:table-cell table:style-name="cellWorst" office:value-type="float" office:value="3807632">
            <text:p>3807632</text:p>
          </table:table-cell>
          <table:table-cell office:value-type="float" office:value="1373904">
            <text:p>1373904</text:p>
          </table:table-cell>
          <table:table-cell office:value-type="float" office:value="110.727">
            <text:p>110.727</text:p>
          </table:table-cell>
          <table:table-cell office:value-type="float" office:value="0">
            <text:p>0</text:p>
          </table:table-cell>
          <table:table-cell office:value-type="float" office:value="469600">
            <text:p>469600</text:p>
          </table:table-cell>
          <table:table-cell office:value-type="float" office:value="595049">
            <text:p>595049</text:p>
          </table:table-cell>
          <table:table-cell office:value-type="float" office:value="224163">
            <text:p>224163</text:p>
          </table:table-cell>
          <table:table-cell office:value-type="float" office:value="493.31">
            <text:p>493.31</text:p>
          </table:table-cell>
          <table:table-cell office:value-type="float" office:value="0">
            <text:p>0</text:p>
          </table:table-cell>
          <table:table-cell office:value-type="float" office:value="1915244">
            <text:p>1915244</text:p>
          </table:table-cell>
          <table:table-cell office:value-type="float" office:value="2140002">
            <text:p>2140002</text:p>
          </table:table-cell>
          <table:table-cell office:value-type="float" office:value="2090919">
            <text:p>2090919</text:p>
          </table:table-cell>
          <table:table-cell office:value-type="float" office:value="96.4705">
            <text:p>96.4705</text:p>
          </table:table-cell>
          <table:table-cell office:value-type="float" office:value="0">
            <text:p>0</text:p>
          </table:table-cell>
          <table:table-cell office:value-type="float" office:value="467409">
            <text:p>467409</text:p>
          </table:table-cell>
          <table:table-cell office:value-type="float" office:value="670312">
            <text:p>670312</text:p>
          </table:table-cell>
          <table:table-cell office:value-type="float" office:value="666682">
            <text:p>666682</text:p>
          </table:table-cell>
          <table:table-cell office:value-type="float" office:value="20.7082">
            <text:p>20.7082</text:p>
          </table:table-cell>
          <table:table-cell office:value-type="float" office:value="0">
            <text:p>0</text:p>
          </table:table-cell>
          <table:table-cell office:value-type="float" office:value="106242">
            <text:p>106242</text:p>
          </table:table-cell>
          <table:table-cell office:value-type="float" office:value="167069">
            <text:p>167069</text:p>
          </table:table-cell>
          <table:table-cell office:value-type="float" office:value="166165">
            <text:p>16616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171127">
            <text:p>2171127</text:p>
          </table:table-cell>
          <table:table-cell office:value-type="float" office:value="2414070">
            <text:p>2414070</text:p>
          </table:table-cell>
          <table:table-cell table:style-name="cellWorst" office:value-type="float" office:value="2412238">
            <text:p>2412238</text:p>
          </table:table-cell>
          <table:table-cell office:value-type="float" office:value="105.69">
            <text:p>105.69</text:p>
          </table:table-cell>
          <table:table-cell office:value-type="float" office:value="0">
            <text:p>0</text:p>
          </table:table-cell>
          <table:table-cell office:value-type="float" office:value="460179">
            <text:p>460179</text:p>
          </table:table-cell>
          <table:table-cell office:value-type="float" office:value="564669">
            <text:p>564669</text:p>
          </table:table-cell>
          <table:table-cell office:value-type="float" office:value="253446">
            <text:p>253446</text:p>
          </table:table-cell>
          <table:table-cell office:value-type="float" office:value="122.133">
            <text:p>122.133</text:p>
          </table:table-cell>
          <table:table-cell office:value-type="float" office:value="0">
            <text:p>0</text:p>
          </table:table-cell>
          <table:table-cell office:value-type="float" office:value="509497">
            <text:p>509497</text:p>
          </table:table-cell>
          <table:table-cell office:value-type="float" office:value="640974">
            <text:p>640974</text:p>
          </table:table-cell>
          <table:table-cell office:value-type="float" office:value="256845">
            <text:p>256845</text:p>
          </table:table-cell>
          <table:table-cell office:value-type="float" office:value="35.1562">
            <text:p>35.1562</text:p>
          </table:table-cell>
          <table:table-cell office:value-type="float" office:value="0">
            <text:p>0</text:p>
          </table:table-cell>
          <table:table-cell office:value-type="float" office:value="202023">
            <text:p>202023</text:p>
          </table:table-cell>
          <table:table-cell office:value-type="float" office:value="258236">
            <text:p>258236</text:p>
          </table:table-cell>
          <table:table-cell office:value-type="float" office:value="110404">
            <text:p>110404</text:p>
          </table:table-cell>
          <table:table-cell office:value-type="float" office:value="104.519">
            <text:p>104.519</text:p>
          </table:table-cell>
          <table:table-cell office:value-type="float" office:value="0">
            <text:p>0</text:p>
          </table:table-cell>
          <table:table-cell office:value-type="float" office:value="446639">
            <text:p>446639</text:p>
          </table:table-cell>
          <table:table-cell office:value-type="float" office:value="564727">
            <text:p>564727</text:p>
          </table:table-cell>
          <table:table-cell office:value-type="float" office:value="215654">
            <text:p>215654</text:p>
          </table:table-cell>
          <table:table-cell office:value-type="float" office:value="538.78">
            <text:p>538.78</text:p>
          </table:table-cell>
          <table:table-cell office:value-type="float" office:value="0">
            <text:p>0</text:p>
          </table:table-cell>
          <table:table-cell office:value-type="float" office:value="2133719">
            <text:p>2133719</text:p>
          </table:table-cell>
          <table:table-cell table:number-columns-repeated="2" office:value-type="float" office:value="2367880">
            <text:p>2367880</text:p>
          </table:table-cell>
          <table:table-cell office:value-type="float" office:value="38.2272">
            <text:p>38.2272</text:p>
          </table:table-cell>
          <table:table-cell office:value-type="float" office:value="0">
            <text:p>0</text:p>
          </table:table-cell>
          <table:table-cell office:value-type="float" office:value="200321">
            <text:p>200321</text:p>
          </table:table-cell>
          <table:table-cell office:value-type="float" office:value="288255">
            <text:p>288255</text:p>
          </table:table-cell>
          <table:table-cell office:value-type="float" office:value="0">
            <text:p>0</text:p>
          </table:table-cell>
          <table:table-cell office:value-type="float" office:value="230.262">
            <text:p>230.262</text:p>
          </table:table-cell>
          <table:table-cell office:value-type="float" office:value="0">
            <text:p>0</text:p>
          </table:table-cell>
          <table:table-cell office:value-type="float" office:value="857144">
            <text:p>857144</text:p>
          </table:table-cell>
          <table:table-cell office:value-type="float" office:value="961280">
            <text:p>961280</text:p>
          </table:table-cell>
          <table:table-cell office:value-type="float" office:value="960098">
            <text:p>960098</text:p>
          </table:table-cell>
          <table:table-cell office:value-type="float" office:value="118.109">
            <text:p>118.109</text:p>
          </table:table-cell>
          <table:table-cell office:value-type="float" office:value="0">
            <text:p>0</text:p>
          </table:table-cell>
          <table:table-cell office:value-type="float" office:value="489713">
            <text:p>489713</text:p>
          </table:table-cell>
          <table:table-cell office:value-type="float" office:value="605778">
            <text:p>605778</text:p>
          </table:table-cell>
          <table:table-cell office:value-type="float" office:value="252935">
            <text:p>25293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929233">
            <text:p>929233</text:p>
          </table:table-cell>
          <table:table-cell table:number-columns-repeated="2" office:value-type="float" office:value="988607">
            <text:p>98860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760403">
            <text:p>1760403</text:p>
          </table:table-cell>
          <table:table-cell office:value-type="float" office:value="1919693">
            <text:p>1919693</text:p>
          </table:table-cell>
          <table:table-cell office:value-type="float" office:value="1918530">
            <text:p>1918530</text:p>
          </table:table-cell>
          <table:table-cell office:value-type="float" office:value="82.3207">
            <text:p>82.3207</text:p>
          </table:table-cell>
          <table:table-cell office:value-type="float" office:value="0">
            <text:p>0</text:p>
          </table:table-cell>
          <table:table-cell office:value-type="float" office:value="347574">
            <text:p>347574</text:p>
          </table:table-cell>
          <table:table-cell office:value-type="float" office:value="438318">
            <text:p>438318</text:p>
          </table:table-cell>
          <table:table-cell office:value-type="float" office:value="195564">
            <text:p>19556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50892">
            <text:p>1850892</text:p>
          </table:table-cell>
          <table:table-cell table:number-columns-repeated="2" office:value-type="float" office:value="1863194">
            <text:p>1863194</text:p>
          </table:table-cell>
          <table:table-cell office:value-type="float" office:value="257.325">
            <text:p>257.325</text:p>
          </table:table-cell>
          <table:table-cell office:value-type="float" office:value="0">
            <text:p>0</text:p>
          </table:table-cell>
          <table:table-cell office:value-type="float" office:value="1056648">
            <text:p>1056648</text:p>
          </table:table-cell>
          <table:table-cell office:value-type="float" office:value="1288731">
            <text:p>1288731</text:p>
          </table:table-cell>
          <table:table-cell office:value-type="float" office:value="486310">
            <text:p>486310</text:p>
          </table:table-cell>
          <table:table-cell office:value-type="float" office:value="169.312">
            <text:p>169.312</text:p>
          </table:table-cell>
          <table:table-cell office:value-type="float" office:value="0">
            <text:p>0</text:p>
          </table:table-cell>
          <table:table-cell office:value-type="float" office:value="715392">
            <text:p>715392</text:p>
          </table:table-cell>
          <table:table-cell office:value-type="float" office:value="895520">
            <text:p>895520</text:p>
          </table:table-cell>
          <table:table-cell office:value-type="float" office:value="198704">
            <text:p>198704</text:p>
          </table:table-cell>
          <table:table-cell office:value-type="float" office:value="196.221">
            <text:p>196.221</text:p>
          </table:table-cell>
          <table:table-cell office:value-type="float" office:value="0">
            <text:p>0</text:p>
          </table:table-cell>
          <table:table-cell office:value-type="float" office:value="758512">
            <text:p>758512</text:p>
          </table:table-cell>
          <table:table-cell office:value-type="float" office:value="947656">
            <text:p>947656</text:p>
          </table:table-cell>
          <table:table-cell office:value-type="float" office:value="218479">
            <text:p>218479</text:p>
          </table:table-cell>
          <table:table-cell office:value-type="float" office:value="26.2972">
            <text:p>26.2972</text:p>
          </table:table-cell>
          <table:table-cell office:value-type="float" office:value="0">
            <text:p>0</text:p>
          </table:table-cell>
          <table:table-cell office:value-type="float" office:value="151908">
            <text:p>151908</text:p>
          </table:table-cell>
          <table:table-cell office:value-type="float" office:value="273111">
            <text:p>273111</text:p>
          </table:table-cell>
          <table:table-cell office:value-type="float" office:value="240231">
            <text:p>240231</text:p>
          </table:table-cell>
          <table:table-cell office:value-type="float" office:value="43.8897">
            <text:p>43.8897</text:p>
          </table:table-cell>
          <table:table-cell office:value-type="float" office:value="0">
            <text:p>0</text:p>
          </table:table-cell>
          <table:table-cell office:value-type="float" office:value="213088">
            <text:p>213088</text:p>
          </table:table-cell>
          <table:table-cell office:value-type="float" office:value="355958">
            <text:p>355958</text:p>
          </table:table-cell>
          <table:table-cell office:value-type="float" office:value="349209">
            <text:p>349209</text:p>
          </table:table-cell>
          <table:table-cell office:value-type="float" office:value="36.881">
            <text:p>36.881</text:p>
          </table:table-cell>
          <table:table-cell office:value-type="float" office:value="0">
            <text:p>0</text:p>
          </table:table-cell>
          <table:table-cell office:value-type="float" office:value="214184">
            <text:p>214184</text:p>
          </table:table-cell>
          <table:table-cell office:value-type="float" office:value="377196">
            <text:p>377196</text:p>
          </table:table-cell>
          <table:table-cell office:value-type="float" office:value="371143">
            <text:p>371143</text:p>
          </table:table-cell>
          <table:table-cell office:value-type="float" office:value="26.5505">
            <text:p>26.5505</text:p>
          </table:table-cell>
          <table:table-cell office:value-type="float" office:value="0">
            <text:p>0</text:p>
          </table:table-cell>
          <table:table-cell office:value-type="float" office:value="132196">
            <text:p>132196</text:p>
          </table:table-cell>
          <table:table-cell office:value-type="float" office:value="242613">
            <text:p>242613</text:p>
          </table:table-cell>
          <table:table-cell office:value-type="float" office:value="237138">
            <text:p>237138</text:p>
          </table:table-cell>
          <table:table-cell office:value-type="float" office:value="88.3461">
            <text:p>88.3461</text:p>
          </table:table-cell>
          <table:table-cell office:value-type="float" office:value="0">
            <text:p>0</text:p>
          </table:table-cell>
          <table:table-cell office:value-type="float" office:value="433848">
            <text:p>433848</text:p>
          </table:table-cell>
          <table:table-cell office:value-type="float" office:value="541801">
            <text:p>541801</text:p>
          </table:table-cell>
          <table:table-cell office:value-type="float" office:value="124776">
            <text:p>124776</text:p>
          </table:table-cell>
          <table:table-cell office:value-type="float" office:value="118.431">
            <text:p>118.431</text:p>
          </table:table-cell>
          <table:table-cell office:value-type="float" office:value="0">
            <text:p>0</text:p>
          </table:table-cell>
          <table:table-cell office:value-type="float" office:value="536458">
            <text:p>536458</text:p>
          </table:table-cell>
          <table:table-cell office:value-type="float" office:value="668777">
            <text:p>668777</text:p>
          </table:table-cell>
          <table:table-cell office:value-type="float" office:value="140995">
            <text:p>140995</text:p>
          </table:table-cell>
          <table:table-cell office:value-type="float" office:value="363.469">
            <text:p>363.469</text:p>
          </table:table-cell>
          <table:table-cell office:value-type="float" office:value="0">
            <text:p>0</text:p>
          </table:table-cell>
          <table:table-cell office:value-type="float" office:value="1342943">
            <text:p>1342943</text:p>
          </table:table-cell>
          <table:table-cell office:value-type="float" office:value="1641058">
            <text:p>1641058</text:p>
          </table:table-cell>
          <table:table-cell office:value-type="float" office:value="421596">
            <text:p>421596</text:p>
          </table:table-cell>
          <table:table-cell office:value-type="float" office:value="16.1372">
            <text:p>16.1372</text:p>
          </table:table-cell>
          <table:table-cell office:value-type="float" office:value="0">
            <text:p>0</text:p>
          </table:table-cell>
          <table:table-cell office:value-type="float" office:value="86728">
            <text:p>86728</text:p>
          </table:table-cell>
          <table:table-cell office:value-type="float" office:value="117126">
            <text:p>117126</text:p>
          </table:table-cell>
          <table:table-cell office:value-type="float" office:value="29432">
            <text:p>29432</text:p>
          </table:table-cell>
          <table:table-cell office:value-type="float" office:value="66.3322">
            <text:p>66.3322</text:p>
          </table:table-cell>
          <table:table-cell office:value-type="float" office:value="0">
            <text:p>0</text:p>
          </table:table-cell>
          <table:table-cell office:value-type="float" office:value="310556">
            <text:p>310556</text:p>
          </table:table-cell>
          <table:table-cell table:number-columns-repeated="2" office:value-type="float" office:value="498231">
            <text:p>498231</text:p>
          </table:table-cell>
          <table:table-cell office:value-type="float" office:value="136.526">
            <text:p>136.526</text:p>
          </table:table-cell>
          <table:table-cell office:value-type="float" office:value="0">
            <text:p>0</text:p>
          </table:table-cell>
          <table:table-cell office:value-type="float" office:value="621121">
            <text:p>621121</text:p>
          </table:table-cell>
          <table:table-cell office:value-type="float" office:value="748537">
            <text:p>748537</text:p>
          </table:table-cell>
          <table:table-cell office:value-type="float" office:value="0">
            <text:p>0</text:p>
          </table:table-cell>
          <table:table-cell office:value-type="float" office:value="20.4535">
            <text:p>20.4535</text:p>
          </table:table-cell>
          <table:table-cell office:value-type="float" office:value="0">
            <text:p>0</text:p>
          </table:table-cell>
          <table:table-cell office:value-type="float" office:value="119117">
            <text:p>119117</text:p>
          </table:table-cell>
          <table:table-cell office:value-type="float" office:value="220691">
            <text:p>220691</text:p>
          </table:table-cell>
          <table:table-cell office:value-type="float" office:value="214935">
            <text:p>214935</text:p>
          </table:table-cell>
          <table:table-cell office:value-type="float" office:value="172.12">
            <text:p>172.12</text:p>
          </table:table-cell>
          <table:table-cell office:value-type="float" office:value="0">
            <text:p>0</text:p>
          </table:table-cell>
          <table:table-cell office:value-type="float" office:value="743301">
            <text:p>743301</text:p>
          </table:table-cell>
          <table:table-cell office:value-type="float" office:value="1271927">
            <text:p>1271927</text:p>
          </table:table-cell>
          <table:table-cell office:value-type="float" office:value="248406">
            <text:p>24840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055141">
            <text:p>1055141</text:p>
          </table:table-cell>
          <table:table-cell office:value-type="float" office:value="2200164">
            <text:p>2200164</text:p>
          </table:table-cell>
          <table:table-cell table:style-name="Default" office:value-type="float" office:value="2200164">
            <text:p>2200164</text:p>
          </table:table-cell>
          <table:table-cell office:value-type="float" office:value="66.8143">
            <text:p>66.8143</text:p>
          </table:table-cell>
          <table:table-cell office:value-type="float" office:value="0">
            <text:p>0</text:p>
          </table:table-cell>
          <table:table-cell office:value-type="float" office:value="287656">
            <text:p>287656</text:p>
          </table:table-cell>
          <table:table-cell office:value-type="float" office:value="490767">
            <text:p>490767</text:p>
          </table:table-cell>
          <table:table-cell office:value-type="float" office:value="486622">
            <text:p>486622</text:p>
          </table:table-cell>
          <table:table-cell table:style-name="cellBest" office:value-type="float" office:value="5.28924">
            <text:p>5.28924</text:p>
          </table:table-cell>
          <table:table-cell office:value-type="float" office:value="0">
            <text:p>0</text:p>
          </table:table-cell>
          <table:table-cell table:style-name="cellBest" office:value-type="float" office:value="38088">
            <text:p>38088</text:p>
          </table:table-cell>
          <table:table-cell table:style-name="cellBest" office:value-type="float" office:value="53089">
            <text:p>53089</text:p>
          </table:table-cell>
          <table:table-cell office:value-type="float" office:value="11727">
            <text:p>1172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37593">
            <text:p>1837593</text:p>
          </table:table-cell>
          <table:table-cell table:number-columns-repeated="2" office:value-type="float" office:value="1910190">
            <text:p>1910190</text:p>
          </table:table-cell>
          <table:table-cell table:formula="of:=MI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 office:value="5.28924">
            <text:p>5.28924</text:p>
          </table:table-cell>
          <table:table-cell table:formula="of:=MI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 office:value="0">
            <text:p>0</text:p>
          </table:table-cell>
          <table:table-cell table:formula="of:=MI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 office:value="38088">
            <text:p>38088</text:p>
          </table:table-cell>
          <table:table-cell table:formula="of:=MI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 office:value="53089">
            <text:p>53089</text:p>
          </table:table-cell>
          <table:table-cell table:formula="of:=MI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 office:value="0">
            <text:p>0</text:p>
          </table:table-cell>
          <table:table-cell table:formula="of:=MEDIA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 office:value="122.133">
            <text:p>122.133</text:p>
          </table:table-cell>
          <table:table-cell table:formula="of:=MEDIA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 office:value="0">
            <text:p>0</text:p>
          </table:table-cell>
          <table:table-cell table:formula="of:=MEDIA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 office:value="536458">
            <text:p>536458</text:p>
          </table:table-cell>
          <table:table-cell table:formula="of:=MEDIA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 office:value="670312">
            <text:p>670312</text:p>
          </table:table-cell>
          <table:table-cell table:formula="of:=MEDIA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 office:value="253190.5">
            <text:p>253190.5</text:p>
          </table:table-cell>
          <table:table-cell table:formula="of:=MAX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 office:value="600">
            <text:p>600</text:p>
          </table:table-cell>
          <table:table-cell table:formula="of:=MAX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 office:value="1">
            <text:p>1</text:p>
          </table:table-cell>
          <table:table-cell table:formula="of:=MAX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 office:value="2171127">
            <text:p>2171127</text:p>
          </table:table-cell>
          <table:table-cell table:formula="of:=MAX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 office:value="3807632">
            <text:p>3807632</text:p>
          </table:table-cell>
          <table:table-cell table:formula="of:=MAX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 office:value="2412238">
            <text:p>2412238</text:p>
          </table:table-cell>
        </table:table-row>
        <table:table-row table:style-name="ro1">
          <table:table-cell office:value-type="string">
            <text:p>./46-hanoi_tower-100-0.asp</text:p>
          </table:table-cell>
          <table:table-cell office:value-type="float" office:value="187.662">
            <text:p>187.662</text:p>
          </table:table-cell>
          <table:table-cell office:value-type="float" office:value="0">
            <text:p>0</text:p>
          </table:table-cell>
          <table:table-cell office:value-type="float" office:value="806166">
            <text:p>806166</text:p>
          </table:table-cell>
          <table:table-cell office:value-type="float" office:value="1002680">
            <text:p>1002680</text:p>
          </table:table-cell>
          <table:table-cell office:value-type="float" office:value="194.025">
            <text:p>194.025</text:p>
          </table:table-cell>
          <table:table-cell office:value-type="float" office:value="0">
            <text:p>0</text:p>
          </table:table-cell>
          <table:table-cell office:value-type="float" office:value="806166">
            <text:p>806166</text:p>
          </table:table-cell>
          <table:table-cell office:value-type="float" office:value="1002680">
            <text:p>1002680</text:p>
          </table:table-cell>
          <table:table-cell office:value-type="float" office:value="0">
            <text:p>0</text:p>
          </table:table-cell>
          <table:table-cell office:value-type="float" office:value="188.529">
            <text:p>188.529</text:p>
          </table:table-cell>
          <table:table-cell office:value-type="float" office:value="0">
            <text:p>0</text:p>
          </table:table-cell>
          <table:table-cell office:value-type="float" office:value="806166">
            <text:p>806166</text:p>
          </table:table-cell>
          <table:table-cell office:value-type="float" office:value="1002680">
            <text:p>1002680</text:p>
          </table:table-cell>
          <table:table-cell office:value-type="float" office:value="0">
            <text:p>0</text:p>
          </table:table-cell>
          <table:table-cell office:value-type="float" office:value="215.812">
            <text:p>215.812</text:p>
          </table:table-cell>
          <table:table-cell office:value-type="float" office:value="0">
            <text:p>0</text:p>
          </table:table-cell>
          <table:table-cell office:value-type="float" office:value="806166">
            <text:p>806166</text:p>
          </table:table-cell>
          <table:table-cell office:value-type="float" office:value="1002680">
            <text:p>1002680</text:p>
          </table:table-cell>
          <table:table-cell office:value-type="float" office:value="361467">
            <text:p>361467</text:p>
          </table:table-cell>
          <table:table-cell office:value-type="float" office:value="355.279">
            <text:p>355.279</text:p>
          </table:table-cell>
          <table:table-cell office:value-type="float" office:value="0">
            <text:p>0</text:p>
          </table:table-cell>
          <table:table-cell office:value-type="float" office:value="1491660">
            <text:p>1491660</text:p>
          </table:table-cell>
          <table:table-cell office:value-type="float" office:value="2717464">
            <text:p>2717464</text:p>
          </table:table-cell>
          <table:table-cell office:value-type="float" office:value="976894">
            <text:p>976894</text:p>
          </table:table-cell>
          <table:table-cell office:value-type="float" office:value="175.835">
            <text:p>175.835</text:p>
          </table:table-cell>
          <table:table-cell office:value-type="float" office:value="0">
            <text:p>0</text:p>
          </table:table-cell>
          <table:table-cell office:value-type="float" office:value="747168">
            <text:p>747168</text:p>
          </table:table-cell>
          <table:table-cell office:value-type="float" office:value="932346">
            <text:p>932346</text:p>
          </table:table-cell>
          <table:table-cell office:value-type="float" office:value="337342">
            <text:p>337342</text:p>
          </table:table-cell>
          <table:table-cell office:value-type="float" office:value="128.287">
            <text:p>128.287</text:p>
          </table:table-cell>
          <table:table-cell office:value-type="float" office:value="0">
            <text:p>0</text:p>
          </table:table-cell>
          <table:table-cell office:value-type="float" office:value="624598">
            <text:p>624598</text:p>
          </table:table-cell>
          <table:table-cell office:value-type="float" office:value="704492">
            <text:p>704492</text:p>
          </table:table-cell>
          <table:table-cell office:value-type="float" office:value="685035">
            <text:p>685035</text:p>
          </table:table-cell>
          <table:table-cell office:value-type="float" office:value="50.4765">
            <text:p>50.4765</text:p>
          </table:table-cell>
          <table:table-cell office:value-type="float" office:value="0">
            <text:p>0</text:p>
          </table:table-cell>
          <table:table-cell office:value-type="float" office:value="276784">
            <text:p>276784</text:p>
          </table:table-cell>
          <table:table-cell office:value-type="float" office:value="317680">
            <text:p>317680</text:p>
          </table:table-cell>
          <table:table-cell office:value-type="float" office:value="316549">
            <text:p>316549</text:p>
          </table:table-cell>
          <table:table-cell office:value-type="float" office:value="80.21">
            <text:p>80.21</text:p>
          </table:table-cell>
          <table:table-cell office:value-type="float" office:value="0">
            <text:p>0</text:p>
          </table:table-cell>
          <table:table-cell office:value-type="float" office:value="377455">
            <text:p>377455</text:p>
          </table:table-cell>
          <table:table-cell office:value-type="float" office:value="432984">
            <text:p>432984</text:p>
          </table:table-cell>
          <table:table-cell office:value-type="float" office:value="432019">
            <text:p>432019</text:p>
          </table:table-cell>
          <table:table-cell office:value-type="float" office:value="406.34">
            <text:p>406.34</text:p>
          </table:table-cell>
          <table:table-cell office:value-type="float" office:value="0">
            <text:p>0</text:p>
          </table:table-cell>
          <table:table-cell office:value-type="float" office:value="1573524">
            <text:p>1573524</text:p>
          </table:table-cell>
          <table:table-cell office:value-type="float" office:value="1765787">
            <text:p>1765787</text:p>
          </table:table-cell>
          <table:table-cell office:value-type="float" office:value="1764302">
            <text:p>1764302</text:p>
          </table:table-cell>
          <table:table-cell office:value-type="float" office:value="455.548">
            <text:p>455.548</text:p>
          </table:table-cell>
          <table:table-cell office:value-type="float" office:value="0">
            <text:p>0</text:p>
          </table:table-cell>
          <table:table-cell office:value-type="float" office:value="1607581">
            <text:p>1607581</text:p>
          </table:table-cell>
          <table:table-cell office:value-type="float" office:value="1995178">
            <text:p>1995178</text:p>
          </table:table-cell>
          <table:table-cell office:value-type="float" office:value="647236">
            <text:p>64723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760200">
            <text:p>1760200</text:p>
          </table:table-cell>
          <table:table-cell office:value-type="float" office:value="2170295">
            <text:p>2170295</text:p>
          </table:table-cell>
          <table:table-cell office:value-type="float" office:value="776534">
            <text:p>776534</text:p>
          </table:table-cell>
          <table:table-cell office:value-type="float" office:value="151.341">
            <text:p>151.341</text:p>
          </table:table-cell>
          <table:table-cell office:value-type="float" office:value="0">
            <text:p>0</text:p>
          </table:table-cell>
          <table:table-cell office:value-type="float" office:value="671743">
            <text:p>671743</text:p>
          </table:table-cell>
          <table:table-cell office:value-type="float" office:value="844745">
            <text:p>844745</text:p>
          </table:table-cell>
          <table:table-cell office:value-type="float" office:value="303309">
            <text:p>303309</text:p>
          </table:table-cell>
          <table:table-cell office:value-type="float" office:value="73.2717">
            <text:p>73.2717</text:p>
          </table:table-cell>
          <table:table-cell office:value-type="float" office:value="0">
            <text:p>0</text:p>
          </table:table-cell>
          <table:table-cell office:value-type="float" office:value="305743">
            <text:p>305743</text:p>
          </table:table-cell>
          <table:table-cell office:value-type="float" office:value="381680">
            <text:p>381680</text:p>
          </table:table-cell>
          <table:table-cell office:value-type="float" office:value="181081">
            <text:p>181081</text:p>
          </table:table-cell>
          <table:table-cell office:value-type="float" office:value="156.066">
            <text:p>156.066</text:p>
          </table:table-cell>
          <table:table-cell office:value-type="float" office:value="0">
            <text:p>0</text:p>
          </table:table-cell>
          <table:table-cell office:value-type="float" office:value="731862">
            <text:p>731862</text:p>
          </table:table-cell>
          <table:table-cell table:number-columns-repeated="2" office:value-type="float" office:value="824930">
            <text:p>824930</text:p>
          </table:table-cell>
          <table:table-cell office:value-type="float" office:value="19.3808">
            <text:p>19.3808</text:p>
          </table:table-cell>
          <table:table-cell office:value-type="float" office:value="0">
            <text:p>0</text:p>
          </table:table-cell>
          <table:table-cell office:value-type="float" office:value="116357">
            <text:p>116357</text:p>
          </table:table-cell>
          <table:table-cell office:value-type="float" office:value="174204">
            <text:p>174204</text:p>
          </table:table-cell>
          <table:table-cell office:value-type="float" office:value="0">
            <text:p>0</text:p>
          </table:table-cell>
          <table:table-cell office:value-type="float" office:value="392.619">
            <text:p>392.619</text:p>
          </table:table-cell>
          <table:table-cell office:value-type="float" office:value="0">
            <text:p>0</text:p>
          </table:table-cell>
          <table:table-cell office:value-type="float" office:value="1303863">
            <text:p>1303863</text:p>
          </table:table-cell>
          <table:table-cell office:value-type="float" office:value="1469399">
            <text:p>1469399</text:p>
          </table:table-cell>
          <table:table-cell office:value-type="float" office:value="1467834">
            <text:p>1467834</text:p>
          </table:table-cell>
          <table:table-cell office:value-type="float" office:value="458.203">
            <text:p>458.203</text:p>
          </table:table-cell>
          <table:table-cell office:value-type="float" office:value="0">
            <text:p>0</text:p>
          </table:table-cell>
          <table:table-cell office:value-type="float" office:value="1556401">
            <text:p>1556401</text:p>
          </table:table-cell>
          <table:table-cell office:value-type="float" office:value="1939006">
            <text:p>1939006</text:p>
          </table:table-cell>
          <table:table-cell office:value-type="float" office:value="609362">
            <text:p>60936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156270">
            <text:p>1156270</text:p>
          </table:table-cell>
          <table:table-cell table:number-columns-repeated="2" office:value-type="float" office:value="1242276">
            <text:p>124227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34572">
            <text:p>1834572</text:p>
          </table:table-cell>
          <table:table-cell office:value-type="float" office:value="2001524">
            <text:p>2001524</text:p>
          </table:table-cell>
          <table:table-cell office:value-type="float" office:value="2000027">
            <text:p>200002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113575">
            <text:p>2113575</text:p>
          </table:table-cell>
          <table:table-cell office:value-type="float" office:value="2572284">
            <text:p>2572284</text:p>
          </table:table-cell>
          <table:table-cell office:value-type="float" office:value="808592">
            <text:p>80859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75612">
            <text:p>2075612</text:p>
          </table:table-cell>
          <table:table-cell table:number-columns-repeated="2" office:value-type="float" office:value="2090097">
            <text:p>2090097</text:p>
          </table:table-cell>
          <table:table-cell office:value-type="float" office:value="215.575">
            <text:p>215.575</text:p>
          </table:table-cell>
          <table:table-cell office:value-type="float" office:value="0">
            <text:p>0</text:p>
          </table:table-cell>
          <table:table-cell office:value-type="float" office:value="806166">
            <text:p>806166</text:p>
          </table:table-cell>
          <table:table-cell office:value-type="float" office:value="1002680">
            <text:p>1002680</text:p>
          </table:table-cell>
          <table:table-cell office:value-type="float" office:value="361467">
            <text:p>361467</text:p>
          </table:table-cell>
          <table:table-cell table:style-name="cellBest" office:value-type="float" office:value="6.20479">
            <text:p>6.20479</text:p>
          </table:table-cell>
          <table:table-cell office:value-type="float" office:value="0">
            <text:p>0</text:p>
          </table:table-cell>
          <table:table-cell table:style-name="cellBest" office:value-type="float" office:value="43665">
            <text:p>43665</text:p>
          </table:table-cell>
          <table:table-cell table:style-name="cellBest" office:value-type="float" office:value="61507">
            <text:p>61507</text:p>
          </table:table-cell>
          <table:table-cell office:value-type="float" office:value="14272">
            <text:p>14272</text:p>
          </table:table-cell>
          <table:table-cell office:value-type="float" office:value="49.6714">
            <text:p>49.6714</text:p>
          </table:table-cell>
          <table:table-cell office:value-type="float" office:value="0">
            <text:p>0</text:p>
          </table:table-cell>
          <table:table-cell office:value-type="float" office:value="249341">
            <text:p>249341</text:p>
          </table:table-cell>
          <table:table-cell office:value-type="float" office:value="322791">
            <text:p>322791</text:p>
          </table:table-cell>
          <table:table-cell office:value-type="float" office:value="86156">
            <text:p>86156</text:p>
          </table:table-cell>
          <table:table-cell office:value-type="float" office:value="73.1591">
            <text:p>73.1591</text:p>
          </table:table-cell>
          <table:table-cell office:value-type="float" office:value="0">
            <text:p>0</text:p>
          </table:table-cell>
          <table:table-cell office:value-type="float" office:value="376979">
            <text:p>376979</text:p>
          </table:table-cell>
          <table:table-cell office:value-type="float" office:value="574389">
            <text:p>574389</text:p>
          </table:table-cell>
          <table:table-cell office:value-type="float" office:value="537599">
            <text:p>537599</text:p>
          </table:table-cell>
          <table:table-cell office:value-type="float" office:value="81.9272">
            <text:p>81.9272</text:p>
          </table:table-cell>
          <table:table-cell office:value-type="float" office:value="0">
            <text:p>0</text:p>
          </table:table-cell>
          <table:table-cell office:value-type="float" office:value="386589">
            <text:p>386589</text:p>
          </table:table-cell>
          <table:table-cell office:value-type="float" office:value="593242">
            <text:p>593242</text:p>
          </table:table-cell>
          <table:table-cell office:value-type="float" office:value="588527">
            <text:p>588527</text:p>
          </table:table-cell>
          <table:table-cell office:value-type="float" office:value="146.133">
            <text:p>146.133</text:p>
          </table:table-cell>
          <table:table-cell office:value-type="float" office:value="0">
            <text:p>0</text:p>
          </table:table-cell>
          <table:table-cell office:value-type="float" office:value="695614">
            <text:p>695614</text:p>
          </table:table-cell>
          <table:table-cell office:value-type="float" office:value="1040316">
            <text:p>1040316</text:p>
          </table:table-cell>
          <table:table-cell office:value-type="float" office:value="1036558">
            <text:p>1036558</text:p>
          </table:table-cell>
          <table:table-cell office:value-type="float" office:value="159.423">
            <text:p>159.423</text:p>
          </table:table-cell>
          <table:table-cell office:value-type="float" office:value="0">
            <text:p>0</text:p>
          </table:table-cell>
          <table:table-cell office:value-type="float" office:value="738795">
            <text:p>738795</text:p>
          </table:table-cell>
          <table:table-cell office:value-type="float" office:value="1102990">
            <text:p>1102990</text:p>
          </table:table-cell>
          <table:table-cell office:value-type="float" office:value="1100211">
            <text:p>1100211</text:p>
          </table:table-cell>
          <table:table-cell office:value-type="float" office:value="471.764">
            <text:p>471.764</text:p>
          </table:table-cell>
          <table:table-cell office:value-type="float" office:value="0">
            <text:p>0</text:p>
          </table:table-cell>
          <table:table-cell office:value-type="float" office:value="1527087">
            <text:p>1527087</text:p>
          </table:table-cell>
          <table:table-cell office:value-type="float" office:value="1875504">
            <text:p>1875504</text:p>
          </table:table-cell>
          <table:table-cell office:value-type="float" office:value="392095">
            <text:p>392095</text:p>
          </table:table-cell>
          <table:table-cell office:value-type="float" office:value="13.079">
            <text:p>13.079</text:p>
          </table:table-cell>
          <table:table-cell office:value-type="float" office:value="0">
            <text:p>0</text:p>
          </table:table-cell>
          <table:table-cell office:value-type="float" office:value="90658">
            <text:p>90658</text:p>
          </table:table-cell>
          <table:table-cell office:value-type="float" office:value="121517">
            <text:p>121517</text:p>
          </table:table-cell>
          <table:table-cell office:value-type="float" office:value="26247">
            <text:p>26247</text:p>
          </table:table-cell>
          <table:table-cell office:value-type="float" office:value="101.98">
            <text:p>101.98</text:p>
          </table:table-cell>
          <table:table-cell office:value-type="float" office:value="0">
            <text:p>0</text:p>
          </table:table-cell>
          <table:table-cell office:value-type="float" office:value="447922">
            <text:p>447922</text:p>
          </table:table-cell>
          <table:table-cell office:value-type="float" office:value="565945">
            <text:p>565945</text:p>
          </table:table-cell>
          <table:table-cell office:value-type="float" office:value="127187">
            <text:p>127187</text:p>
          </table:table-cell>
          <table:table-cell office:value-type="float" office:value="564.913">
            <text:p>564.913</text:p>
          </table:table-cell>
          <table:table-cell office:value-type="float" office:value="0">
            <text:p>0</text:p>
          </table:table-cell>
          <table:table-cell office:value-type="float" office:value="2051277">
            <text:p>2051277</text:p>
          </table:table-cell>
          <table:table-cell office:value-type="float" office:value="2510447">
            <text:p>2510447</text:p>
          </table:table-cell>
          <table:table-cell office:value-type="float" office:value="554056">
            <text:p>554056</text:p>
          </table:table-cell>
          <table:table-cell office:value-type="float" office:value="33.7322">
            <text:p>33.7322</text:p>
          </table:table-cell>
          <table:table-cell office:value-type="float" office:value="0">
            <text:p>0</text:p>
          </table:table-cell>
          <table:table-cell office:value-type="float" office:value="194465">
            <text:p>194465</text:p>
          </table:table-cell>
          <table:table-cell table:number-columns-repeated="2" office:value-type="float" office:value="306802">
            <text:p>306802</text:p>
          </table:table-cell>
          <table:table-cell office:value-type="float" office:value="483.08">
            <text:p>483.08</text:p>
          </table:table-cell>
          <table:table-cell office:value-type="float" office:value="0">
            <text:p>0</text:p>
          </table:table-cell>
          <table:table-cell office:value-type="float" office:value="1814412">
            <text:p>1814412</text:p>
          </table:table-cell>
          <table:table-cell office:value-type="float" office:value="2138759">
            <text:p>2138759</text:p>
          </table:table-cell>
          <table:table-cell office:value-type="float" office:value="0">
            <text:p>0</text:p>
          </table:table-cell>
          <table:table-cell office:value-type="float" office:value="21.8617">
            <text:p>21.8617</text:p>
          </table:table-cell>
          <table:table-cell office:value-type="float" office:value="0">
            <text:p>0</text:p>
          </table:table-cell>
          <table:table-cell office:value-type="float" office:value="122424">
            <text:p>122424</text:p>
          </table:table-cell>
          <table:table-cell office:value-type="float" office:value="230463">
            <text:p>230463</text:p>
          </table:table-cell>
          <table:table-cell office:value-type="float" office:value="225498">
            <text:p>225498</text:p>
          </table:table-cell>
          <table:table-cell office:value-type="float" office:value="484.751">
            <text:p>484.751</text:p>
          </table:table-cell>
          <table:table-cell office:value-type="float" office:value="0">
            <text:p>0</text:p>
          </table:table-cell>
          <table:table-cell office:value-type="float" office:value="1696717">
            <text:p>1696717</text:p>
          </table:table-cell>
          <table:table-cell office:value-type="float" office:value="2865342">
            <text:p>2865342</text:p>
          </table:table-cell>
          <table:table-cell office:value-type="float" office:value="637273">
            <text:p>63727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145311">
            <text:p>1145311</text:p>
          </table:table-cell>
          <table:table-cell table:style-name="cellWorst" office:value-type="float" office:value="3587630">
            <text:p>3587630</text:p>
          </table:table-cell>
          <table:table-cell office:value-type="float" office:value="3587630">
            <text:p>3587630</text:p>
          </table:table-cell>
          <table:table-cell office:value-type="float" office:value="376.309">
            <text:p>376.309</text:p>
          </table:table-cell>
          <table:table-cell office:value-type="float" office:value="0">
            <text:p>0</text:p>
          </table:table-cell>
          <table:table-cell office:value-type="float" office:value="1320764">
            <text:p>1320764</text:p>
          </table:table-cell>
          <table:table-cell office:value-type="float" office:value="1889518">
            <text:p>1889518</text:p>
          </table:table-cell>
          <table:table-cell office:value-type="float" office:value="1886610">
            <text:p>188661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940796">
            <text:p>1940796</text:p>
          </table:table-cell>
          <table:table-cell office:value-type="float" office:value="2377061">
            <text:p>2377061</text:p>
          </table:table-cell>
          <table:table-cell office:value-type="float" office:value="546246">
            <text:p>54624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792500">
            <text:p>1792500</text:p>
          </table:table-cell>
          <table:table-cell table:number-columns-repeated="2" office:value-type="float" office:value="1859234">
            <text:p>1859234</text:p>
          </table:table-cell>
          <table:table-cell table:formula="of:=MI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 office:value="6.20479">
            <text:p>6.20479</text:p>
          </table:table-cell>
          <table:table-cell table:formula="of:=MI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 office:value="0">
            <text:p>0</text:p>
          </table:table-cell>
          <table:table-cell table:formula="of:=MI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 office:value="43665">
            <text:p>43665</text:p>
          </table:table-cell>
          <table:table-cell table:formula="of:=MI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 office:value="61507">
            <text:p>61507</text:p>
          </table:table-cell>
          <table:table-cell table:formula="of:=MI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 office:value="0">
            <text:p>0</text:p>
          </table:table-cell>
          <table:table-cell table:formula="of:=MEDIA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 office:value="194.025">
            <text:p>194.025</text:p>
          </table:table-cell>
          <table:table-cell table:formula="of:=MEDIA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 office:value="0">
            <text:p>0</text:p>
          </table:table-cell>
          <table:table-cell table:formula="of:=MEDIA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 office:value="806166">
            <text:p>806166</text:p>
          </table:table-cell>
          <table:table-cell table:formula="of:=MEDIA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 office:value="1002680">
            <text:p>1002680</text:p>
          </table:table-cell>
          <table:table-cell table:formula="of:=MEDIA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 office:value="550151">
            <text:p>550151</text:p>
          </table:table-cell>
          <table:table-cell table:formula="of:=MAX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 office:value="600">
            <text:p>600</text:p>
          </table:table-cell>
          <table:table-cell table:formula="of:=MAX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 office:value="1">
            <text:p>1</text:p>
          </table:table-cell>
          <table:table-cell table:formula="of:=MAX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 office:value="2113575">
            <text:p>2113575</text:p>
          </table:table-cell>
          <table:table-cell table:formula="of:=MAX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 office:value="3587630">
            <text:p>3587630</text:p>
          </table:table-cell>
          <table:table-cell table:formula="of:=MAX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 office:value="3587630">
            <text:p>3587630</text:p>
          </table:table-cell>
        </table:table-row>
        <table:table-row table:style-name="ro1">
          <table:table-cell office:value-type="string">
            <text:p>./47-hanoi_tower-120-0.asp</text:p>
          </table:table-cell>
          <table:table-cell office:value-type="float" office:value="3.83343">
            <text:p>3.83343</text:p>
          </table:table-cell>
          <table:table-cell office:value-type="float" office:value="0">
            <text:p>0</text:p>
          </table:table-cell>
          <table:table-cell office:value-type="float" office:value="31132">
            <text:p>31132</text:p>
          </table:table-cell>
          <table:table-cell office:value-type="float" office:value="39967">
            <text:p>39967</text:p>
          </table:table-cell>
          <table:table-cell office:value-type="float" office:value="4.69171">
            <text:p>4.69171</text:p>
          </table:table-cell>
          <table:table-cell office:value-type="float" office:value="0">
            <text:p>0</text:p>
          </table:table-cell>
          <table:table-cell office:value-type="float" office:value="31132">
            <text:p>31132</text:p>
          </table:table-cell>
          <table:table-cell office:value-type="float" office:value="39967">
            <text:p>39967</text:p>
          </table:table-cell>
          <table:table-cell office:value-type="float" office:value="0">
            <text:p>0</text:p>
          </table:table-cell>
          <table:table-cell office:value-type="float" office:value="3.78038">
            <text:p>3.78038</text:p>
          </table:table-cell>
          <table:table-cell office:value-type="float" office:value="0">
            <text:p>0</text:p>
          </table:table-cell>
          <table:table-cell office:value-type="float" office:value="31132">
            <text:p>31132</text:p>
          </table:table-cell>
          <table:table-cell office:value-type="float" office:value="39967">
            <text:p>39967</text:p>
          </table:table-cell>
          <table:table-cell office:value-type="float" office:value="0">
            <text:p>0</text:p>
          </table:table-cell>
          <table:table-cell office:value-type="float" office:value="3.80126">
            <text:p>3.80126</text:p>
          </table:table-cell>
          <table:table-cell office:value-type="float" office:value="0">
            <text:p>0</text:p>
          </table:table-cell>
          <table:table-cell office:value-type="float" office:value="31132">
            <text:p>31132</text:p>
          </table:table-cell>
          <table:table-cell office:value-type="float" office:value="39967">
            <text:p>39967</text:p>
          </table:table-cell>
          <table:table-cell office:value-type="float" office:value="23920">
            <text:p>23920</text:p>
          </table:table-cell>
          <table:table-cell office:value-type="float" office:value="19.8431">
            <text:p>19.8431</text:p>
          </table:table-cell>
          <table:table-cell office:value-type="float" office:value="0">
            <text:p>0</text:p>
          </table:table-cell>
          <table:table-cell office:value-type="float" office:value="118794">
            <text:p>118794</text:p>
          </table:table-cell>
          <table:table-cell office:value-type="float" office:value="199745">
            <text:p>199745</text:p>
          </table:table-cell>
          <table:table-cell office:value-type="float" office:value="123335">
            <text:p>123335</text:p>
          </table:table-cell>
          <table:table-cell office:value-type="float" office:value="3.24766">
            <text:p>3.24766</text:p>
          </table:table-cell>
          <table:table-cell office:value-type="float" office:value="0">
            <text:p>0</text:p>
          </table:table-cell>
          <table:table-cell office:value-type="float" office:value="25521">
            <text:p>25521</text:p>
          </table:table-cell>
          <table:table-cell office:value-type="float" office:value="34197">
            <text:p>34197</text:p>
          </table:table-cell>
          <table:table-cell office:value-type="float" office:value="16863">
            <text:p>16863</text:p>
          </table:table-cell>
          <table:table-cell office:value-type="float" office:value="15.4019">
            <text:p>15.4019</text:p>
          </table:table-cell>
          <table:table-cell office:value-type="float" office:value="0">
            <text:p>0</text:p>
          </table:table-cell>
          <table:table-cell office:value-type="float" office:value="108005">
            <text:p>108005</text:p>
          </table:table-cell>
          <table:table-cell office:value-type="float" office:value="123595">
            <text:p>123595</text:p>
          </table:table-cell>
          <table:table-cell office:value-type="float" office:value="121867">
            <text:p>121867</text:p>
          </table:table-cell>
          <table:table-cell office:value-type="float" office:value="24.3614">
            <text:p>24.3614</text:p>
          </table:table-cell>
          <table:table-cell office:value-type="float" office:value="0">
            <text:p>0</text:p>
          </table:table-cell>
          <table:table-cell office:value-type="float" office:value="145891">
            <text:p>145891</text:p>
          </table:table-cell>
          <table:table-cell office:value-type="float" office:value="165135">
            <text:p>165135</text:p>
          </table:table-cell>
          <table:table-cell office:value-type="float" office:value="164979">
            <text:p>164979</text:p>
          </table:table-cell>
          <table:table-cell office:value-type="float" office:value="34.439">
            <text:p>34.439</text:p>
          </table:table-cell>
          <table:table-cell office:value-type="float" office:value="0">
            <text:p>0</text:p>
          </table:table-cell>
          <table:table-cell office:value-type="float" office:value="207785">
            <text:p>207785</text:p>
          </table:table-cell>
          <table:table-cell office:value-type="float" office:value="233249">
            <text:p>233249</text:p>
          </table:table-cell>
          <table:table-cell office:value-type="float" office:value="233132">
            <text:p>233132</text:p>
          </table:table-cell>
          <table:table-cell office:value-type="float" office:value="11.0713">
            <text:p>11.0713</text:p>
          </table:table-cell>
          <table:table-cell office:value-type="float" office:value="0">
            <text:p>0</text:p>
          </table:table-cell>
          <table:table-cell office:value-type="float" office:value="77887">
            <text:p>77887</text:p>
          </table:table-cell>
          <table:table-cell office:value-type="float" office:value="89156">
            <text:p>89156</text:p>
          </table:table-cell>
          <table:table-cell office:value-type="float" office:value="89122">
            <text:p>89122</text:p>
          </table:table-cell>
          <table:table-cell office:value-type="float" office:value="2.94012">
            <text:p>2.94012</text:p>
          </table:table-cell>
          <table:table-cell office:value-type="float" office:value="0">
            <text:p>0</text:p>
          </table:table-cell>
          <table:table-cell office:value-type="float" office:value="24410">
            <text:p>24410</text:p>
          </table:table-cell>
          <table:table-cell office:value-type="float" office:value="32134">
            <text:p>32134</text:p>
          </table:table-cell>
          <table:table-cell office:value-type="float" office:value="17272">
            <text:p>17272</text:p>
          </table:table-cell>
          <table:table-cell office:value-type="float" office:value="8.48743">
            <text:p>8.48743</text:p>
          </table:table-cell>
          <table:table-cell office:value-type="float" office:value="0">
            <text:p>0</text:p>
          </table:table-cell>
          <table:table-cell office:value-type="float" office:value="66710">
            <text:p>66710</text:p>
          </table:table-cell>
          <table:table-cell office:value-type="float" office:value="82584">
            <text:p>82584</text:p>
          </table:table-cell>
          <table:table-cell office:value-type="float" office:value="46301">
            <text:p>46301</text:p>
          </table:table-cell>
          <table:table-cell office:value-type="float" office:value="5.84125">
            <text:p>5.84125</text:p>
          </table:table-cell>
          <table:table-cell office:value-type="float" office:value="0">
            <text:p>0</text:p>
          </table:table-cell>
          <table:table-cell office:value-type="float" office:value="42124">
            <text:p>42124</text:p>
          </table:table-cell>
          <table:table-cell office:value-type="float" office:value="53390">
            <text:p>53390</text:p>
          </table:table-cell>
          <table:table-cell office:value-type="float" office:value="28810">
            <text:p>28810</text:p>
          </table:table-cell>
          <table:table-cell office:value-type="float" office:value="11.5753">
            <text:p>11.5753</text:p>
          </table:table-cell>
          <table:table-cell office:value-type="float" office:value="0">
            <text:p>0</text:p>
          </table:table-cell>
          <table:table-cell office:value-type="float" office:value="75085">
            <text:p>75085</text:p>
          </table:table-cell>
          <table:table-cell office:value-type="float" office:value="93983">
            <text:p>93983</text:p>
          </table:table-cell>
          <table:table-cell office:value-type="float" office:value="51816">
            <text:p>51816</text:p>
          </table:table-cell>
          <table:table-cell office:value-type="float" office:value="3.68595">
            <text:p>3.68595</text:p>
          </table:table-cell>
          <table:table-cell office:value-type="float" office:value="0">
            <text:p>0</text:p>
          </table:table-cell>
          <table:table-cell office:value-type="float" office:value="29453">
            <text:p>29453</text:p>
          </table:table-cell>
          <table:table-cell table:number-columns-repeated="2" office:value-type="float" office:value="35240">
            <text:p>35240</text:p>
          </table:table-cell>
          <table:table-cell office:value-type="float" office:value="4.01903">
            <text:p>4.01903</text:p>
          </table:table-cell>
          <table:table-cell office:value-type="float" office:value="0">
            <text:p>0</text:p>
          </table:table-cell>
          <table:table-cell office:value-type="float" office:value="35159">
            <text:p>35159</text:p>
          </table:table-cell>
          <table:table-cell office:value-type="float" office:value="52351">
            <text:p>52351</text:p>
          </table:table-cell>
          <table:table-cell office:value-type="float" office:value="0">
            <text:p>0</text:p>
          </table:table-cell>
          <table:table-cell office:value-type="float" office:value="71.2295">
            <text:p>71.2295</text:p>
          </table:table-cell>
          <table:table-cell office:value-type="float" office:value="0">
            <text:p>0</text:p>
          </table:table-cell>
          <table:table-cell office:value-type="float" office:value="321024">
            <text:p>321024</text:p>
          </table:table-cell>
          <table:table-cell office:value-type="float" office:value="361858">
            <text:p>361858</text:p>
          </table:table-cell>
          <table:table-cell office:value-type="float" office:value="361307">
            <text:p>361307</text:p>
          </table:table-cell>
          <table:table-cell office:value-type="float" office:value="5.94288">
            <text:p>5.94288</text:p>
          </table:table-cell>
          <table:table-cell office:value-type="float" office:value="0">
            <text:p>0</text:p>
          </table:table-cell>
          <table:table-cell office:value-type="float" office:value="43824">
            <text:p>43824</text:p>
          </table:table-cell>
          <table:table-cell office:value-type="float" office:value="54891">
            <text:p>54891</text:p>
          </table:table-cell>
          <table:table-cell office:value-type="float" office:value="33087">
            <text:p>3308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387336">
            <text:p>1387336</text:p>
          </table:table-cell>
          <table:table-cell table:number-columns-repeated="2" office:value-type="float" office:value="1449648">
            <text:p>1449648</text:p>
          </table:table-cell>
          <table:table-cell office:value-type="float" office:value="12.3217">
            <text:p>12.3217</text:p>
          </table:table-cell>
          <table:table-cell office:value-type="float" office:value="0">
            <text:p>0</text:p>
          </table:table-cell>
          <table:table-cell office:value-type="float" office:value="76474">
            <text:p>76474</text:p>
          </table:table-cell>
          <table:table-cell office:value-type="float" office:value="85876">
            <text:p>85876</text:p>
          </table:table-cell>
          <table:table-cell office:value-type="float" office:value="85677">
            <text:p>85677</text:p>
          </table:table-cell>
          <table:table-cell office:value-type="float" office:value="4.50528">
            <text:p>4.50528</text:p>
          </table:table-cell>
          <table:table-cell office:value-type="float" office:value="0">
            <text:p>0</text:p>
          </table:table-cell>
          <table:table-cell office:value-type="float" office:value="37088">
            <text:p>37088</text:p>
          </table:table-cell>
          <table:table-cell office:value-type="float" office:value="47434">
            <text:p>47434</text:p>
          </table:table-cell>
          <table:table-cell office:value-type="float" office:value="27327">
            <text:p>27327</text:p>
          </table:table-cell>
          <table:table-cell office:value-type="float" office:value="372.642">
            <text:p>372.642</text:p>
          </table:table-cell>
          <table:table-cell office:value-type="float" office:value="0">
            <text:p>0</text:p>
          </table:table-cell>
          <table:table-cell office:value-type="float" office:value="1481958">
            <text:p>1481958</text:p>
          </table:table-cell>
          <table:table-cell table:number-columns-repeated="2" office:value-type="float" office:value="1492276">
            <text:p>1492276</text:p>
          </table:table-cell>
          <table:table-cell office:value-type="float" office:value="4.36232">
            <text:p>4.36232</text:p>
          </table:table-cell>
          <table:table-cell office:value-type="float" office:value="0">
            <text:p>0</text:p>
          </table:table-cell>
          <table:table-cell office:value-type="float" office:value="31132">
            <text:p>31132</text:p>
          </table:table-cell>
          <table:table-cell office:value-type="float" office:value="39967">
            <text:p>39967</text:p>
          </table:table-cell>
          <table:table-cell office:value-type="float" office:value="23920">
            <text:p>23920</text:p>
          </table:table-cell>
          <table:table-cell office:value-type="float" office:value="2.76768">
            <text:p>2.76768</text:p>
          </table:table-cell>
          <table:table-cell office:value-type="float" office:value="0">
            <text:p>0</text:p>
          </table:table-cell>
          <table:table-cell office:value-type="float" office:value="22633">
            <text:p>22633</text:p>
          </table:table-cell>
          <table:table-cell office:value-type="float" office:value="30191">
            <text:p>30191</text:p>
          </table:table-cell>
          <table:table-cell office:value-type="float" office:value="6047">
            <text:p>6047</text:p>
          </table:table-cell>
          <table:table-cell office:value-type="float" office:value="5.22091">
            <text:p>5.22091</text:p>
          </table:table-cell>
          <table:table-cell office:value-type="float" office:value="0">
            <text:p>0</text:p>
          </table:table-cell>
          <table:table-cell office:value-type="float" office:value="41482">
            <text:p>41482</text:p>
          </table:table-cell>
          <table:table-cell office:value-type="float" office:value="53736">
            <text:p>53736</text:p>
          </table:table-cell>
          <table:table-cell office:value-type="float" office:value="13189">
            <text:p>13189</text:p>
          </table:table-cell>
          <table:table-cell office:value-type="float" office:value="12.4463">
            <text:p>12.4463</text:p>
          </table:table-cell>
          <table:table-cell office:value-type="float" office:value="0">
            <text:p>0</text:p>
          </table:table-cell>
          <table:table-cell office:value-type="float" office:value="95171">
            <text:p>95171</text:p>
          </table:table-cell>
          <table:table-cell office:value-type="float" office:value="141237">
            <text:p>141237</text:p>
          </table:table-cell>
          <table:table-cell office:value-type="float" office:value="130364">
            <text:p>130364</text:p>
          </table:table-cell>
          <table:table-cell office:value-type="float" office:value="9.28507">
            <text:p>9.28507</text:p>
          </table:table-cell>
          <table:table-cell office:value-type="float" office:value="0">
            <text:p>0</text:p>
          </table:table-cell>
          <table:table-cell office:value-type="float" office:value="67849">
            <text:p>67849</text:p>
          </table:table-cell>
          <table:table-cell office:value-type="float" office:value="104823">
            <text:p>104823</text:p>
          </table:table-cell>
          <table:table-cell office:value-type="float" office:value="103876">
            <text:p>103876</text:p>
          </table:table-cell>
          <table:table-cell table:style-name="cellBest" office:value-type="float" office:value="1.98084">
            <text:p>1.98084</text:p>
          </table:table-cell>
          <table:table-cell office:value-type="float" office:value="0">
            <text:p>0</text:p>
          </table:table-cell>
          <table:table-cell table:style-name="cellBest" office:value-type="float" office:value="16158">
            <text:p>16158</text:p>
          </table:table-cell>
          <table:table-cell table:style-name="cellBest" office:value-type="float" office:value="27882">
            <text:p>27882</text:p>
          </table:table-cell>
          <table:table-cell office:value-type="float" office:value="27567">
            <text:p>27567</text:p>
          </table:table-cell>
          <table:table-cell office:value-type="float" office:value="10.3357">
            <text:p>10.3357</text:p>
          </table:table-cell>
          <table:table-cell office:value-type="float" office:value="0">
            <text:p>0</text:p>
          </table:table-cell>
          <table:table-cell office:value-type="float" office:value="70766">
            <text:p>70766</text:p>
          </table:table-cell>
          <table:table-cell office:value-type="float" office:value="110081">
            <text:p>110081</text:p>
          </table:table-cell>
          <table:table-cell office:value-type="float" office:value="109716">
            <text:p>109716</text:p>
          </table:table-cell>
          <table:table-cell office:value-type="float" office:value="3.57896">
            <text:p>3.57896</text:p>
          </table:table-cell>
          <table:table-cell office:value-type="float" office:value="0">
            <text:p>0</text:p>
          </table:table-cell>
          <table:table-cell office:value-type="float" office:value="30058">
            <text:p>30058</text:p>
          </table:table-cell>
          <table:table-cell office:value-type="float" office:value="38974">
            <text:p>38974</text:p>
          </table:table-cell>
          <table:table-cell office:value-type="float" office:value="7840">
            <text:p>7840</text:p>
          </table:table-cell>
          <table:table-cell office:value-type="float" office:value="5.21632">
            <text:p>5.21632</text:p>
          </table:table-cell>
          <table:table-cell office:value-type="float" office:value="0">
            <text:p>0</text:p>
          </table:table-cell>
          <table:table-cell office:value-type="float" office:value="42037">
            <text:p>42037</text:p>
          </table:table-cell>
          <table:table-cell office:value-type="float" office:value="53554">
            <text:p>53554</text:p>
          </table:table-cell>
          <table:table-cell office:value-type="float" office:value="11015">
            <text:p>11015</text:p>
          </table:table-cell>
          <table:table-cell office:value-type="float" office:value="15.7169">
            <text:p>15.7169</text:p>
          </table:table-cell>
          <table:table-cell office:value-type="float" office:value="0">
            <text:p>0</text:p>
          </table:table-cell>
          <table:table-cell office:value-type="float" office:value="103022">
            <text:p>103022</text:p>
          </table:table-cell>
          <table:table-cell office:value-type="float" office:value="127897">
            <text:p>127897</text:p>
          </table:table-cell>
          <table:table-cell office:value-type="float" office:value="26858">
            <text:p>26858</text:p>
          </table:table-cell>
          <table:table-cell office:value-type="float" office:value="8.95093">
            <text:p>8.95093</text:p>
          </table:table-cell>
          <table:table-cell office:value-type="float" office:value="0">
            <text:p>0</text:p>
          </table:table-cell>
          <table:table-cell office:value-type="float" office:value="61439">
            <text:p>61439</text:p>
          </table:table-cell>
          <table:table-cell office:value-type="float" office:value="78101">
            <text:p>78101</text:p>
          </table:table-cell>
          <table:table-cell office:value-type="float" office:value="18050">
            <text:p>18050</text:p>
          </table:table-cell>
          <table:table-cell office:value-type="float" office:value="7.94232">
            <text:p>7.94232</text:p>
          </table:table-cell>
          <table:table-cell office:value-type="float" office:value="0">
            <text:p>0</text:p>
          </table:table-cell>
          <table:table-cell office:value-type="float" office:value="67190">
            <text:p>67190</text:p>
          </table:table-cell>
          <table:table-cell table:number-columns-repeated="2" office:value-type="float" office:value="103714">
            <text:p>103714</text:p>
          </table:table-cell>
          <table:table-cell office:value-type="float" office:value="12.5029">
            <text:p>12.5029</text:p>
          </table:table-cell>
          <table:table-cell office:value-type="float" office:value="0">
            <text:p>0</text:p>
          </table:table-cell>
          <table:table-cell office:value-type="float" office:value="88596">
            <text:p>88596</text:p>
          </table:table-cell>
          <table:table-cell office:value-type="float" office:value="107204">
            <text:p>107204</text:p>
          </table:table-cell>
          <table:table-cell office:value-type="float" office:value="0">
            <text:p>0</text:p>
          </table:table-cell>
          <table:table-cell office:value-type="float" office:value="18.1103">
            <text:p>18.1103</text:p>
          </table:table-cell>
          <table:table-cell office:value-type="float" office:value="0">
            <text:p>0</text:p>
          </table:table-cell>
          <table:table-cell office:value-type="float" office:value="123716">
            <text:p>123716</text:p>
          </table:table-cell>
          <table:table-cell office:value-type="float" office:value="190956">
            <text:p>190956</text:p>
          </table:table-cell>
          <table:table-cell office:value-type="float" office:value="190238">
            <text:p>190238</text:p>
          </table:table-cell>
          <table:table-cell office:value-type="float" office:value="4.41524">
            <text:p>4.41524</text:p>
          </table:table-cell>
          <table:table-cell office:value-type="float" office:value="0">
            <text:p>0</text:p>
          </table:table-cell>
          <table:table-cell office:value-type="float" office:value="35559">
            <text:p>35559</text:p>
          </table:table-cell>
          <table:table-cell office:value-type="float" office:value="58779">
            <text:p>58779</text:p>
          </table:table-cell>
          <table:table-cell office:value-type="float" office:value="13512">
            <text:p>135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1591205">
            <text:p>1591205</text:p>
          </table:table-cell>
          <table:table-cell table:style-name="cellWorst" office:value-type="float" office:value="3428478">
            <text:p>3428478</text:p>
          </table:table-cell>
          <table:table-cell office:value-type="float" office:value="3428478">
            <text:p>3428478</text:p>
          </table:table-cell>
          <table:table-cell office:value-type="float" office:value="11.0318">
            <text:p>11.0318</text:p>
          </table:table-cell>
          <table:table-cell office:value-type="float" office:value="0">
            <text:p>0</text:p>
          </table:table-cell>
          <table:table-cell office:value-type="float" office:value="73995">
            <text:p>73995</text:p>
          </table:table-cell>
          <table:table-cell office:value-type="float" office:value="108492">
            <text:p>108492</text:p>
          </table:table-cell>
          <table:table-cell office:value-type="float" office:value="108156">
            <text:p>108156</text:p>
          </table:table-cell>
          <table:table-cell office:value-type="float" office:value="11.5024">
            <text:p>11.5024</text:p>
          </table:table-cell>
          <table:table-cell office:value-type="float" office:value="0">
            <text:p>0</text:p>
          </table:table-cell>
          <table:table-cell office:value-type="float" office:value="84529">
            <text:p>84529</text:p>
          </table:table-cell>
          <table:table-cell office:value-type="float" office:value="103849">
            <text:p>103849</text:p>
          </table:table-cell>
          <table:table-cell office:value-type="float" office:value="20447">
            <text:p>20447</text:p>
          </table:table-cell>
          <table:table-cell office:value-type="float" office:value="241.76">
            <text:p>241.76</text:p>
          </table:table-cell>
          <table:table-cell office:value-type="float" office:value="0">
            <text:p>0</text:p>
          </table:table-cell>
          <table:table-cell office:value-type="float" office:value="937974">
            <text:p>937974</text:p>
          </table:table-cell>
          <table:table-cell table:number-columns-repeated="2" office:value-type="float" office:value="975546">
            <text:p>975546</text:p>
          </table:table-cell>
          <table:table-cell table:formula="of:=MI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 office:value="1.98084">
            <text:p>1.98084</text:p>
          </table:table-cell>
          <table:table-cell table:formula="of:=MI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 office:value="0">
            <text:p>0</text:p>
          </table:table-cell>
          <table:table-cell table:formula="of:=MI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 office:value="16158">
            <text:p>16158</text:p>
          </table:table-cell>
          <table:table-cell table:formula="of:=MI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 office:value="27882">
            <text:p>27882</text:p>
          </table:table-cell>
          <table:table-cell table:formula="of:=MI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 office:value="0">
            <text:p>0</text:p>
          </table:table-cell>
          <table:table-cell table:formula="of:=MEDIA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 office:value="8.95093">
            <text:p>8.95093</text:p>
          </table:table-cell>
          <table:table-cell table:formula="of:=MEDIA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 office:value="0">
            <text:p>0</text:p>
          </table:table-cell>
          <table:table-cell table:formula="of:=MEDIA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 office:value="67190">
            <text:p>67190</text:p>
          </table:table-cell>
          <table:table-cell table:formula="of:=MEDIA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 office:value="85876">
            <text:p>85876</text:p>
          </table:table-cell>
          <table:table-cell table:formula="of:=MEDIA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 office:value="34163.5">
            <text:p>34163.5</text:p>
          </table:table-cell>
          <table:table-cell table:formula="of:=MAX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 office:value="600">
            <text:p>600</text:p>
          </table:table-cell>
          <table:table-cell table:formula="of:=MAX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 office:value="1">
            <text:p>1</text:p>
          </table:table-cell>
          <table:table-cell table:formula="of:=MAX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 office:value="1591205">
            <text:p>1591205</text:p>
          </table:table-cell>
          <table:table-cell table:formula="of:=MAX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 office:value="3428478">
            <text:p>3428478</text:p>
          </table:table-cell>
          <table:table-cell table:formula="of:=MAX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 office:value="3428478">
            <text:p>3428478</text:p>
          </table:table-cell>
        </table:table-row>
        <table:table-row table:style-name="ro1">
          <table:table-cell office:value-type="string">
            <text:p>./48-hanoi_tower-120-0.asp</text:p>
          </table:table-cell>
          <table:table-cell office:value-type="float" office:value="18.3336">
            <text:p>18.3336</text:p>
          </table:table-cell>
          <table:table-cell office:value-type="float" office:value="0">
            <text:p>0</text:p>
          </table:table-cell>
          <table:table-cell office:value-type="float" office:value="126243">
            <text:p>126243</text:p>
          </table:table-cell>
          <table:table-cell office:value-type="float" office:value="152386">
            <text:p>152386</text:p>
          </table:table-cell>
          <table:table-cell office:value-type="float" office:value="19.7075">
            <text:p>19.7075</text:p>
          </table:table-cell>
          <table:table-cell office:value-type="float" office:value="0">
            <text:p>0</text:p>
          </table:table-cell>
          <table:table-cell office:value-type="float" office:value="126243">
            <text:p>126243</text:p>
          </table:table-cell>
          <table:table-cell office:value-type="float" office:value="152386">
            <text:p>152386</text:p>
          </table:table-cell>
          <table:table-cell office:value-type="float" office:value="0">
            <text:p>0</text:p>
          </table:table-cell>
          <table:table-cell office:value-type="float" office:value="20.8546">
            <text:p>20.8546</text:p>
          </table:table-cell>
          <table:table-cell office:value-type="float" office:value="0">
            <text:p>0</text:p>
          </table:table-cell>
          <table:table-cell office:value-type="float" office:value="126243">
            <text:p>126243</text:p>
          </table:table-cell>
          <table:table-cell office:value-type="float" office:value="152386">
            <text:p>152386</text:p>
          </table:table-cell>
          <table:table-cell office:value-type="float" office:value="0">
            <text:p>0</text:p>
          </table:table-cell>
          <table:table-cell office:value-type="float" office:value="19.6035">
            <text:p>19.6035</text:p>
          </table:table-cell>
          <table:table-cell office:value-type="float" office:value="0">
            <text:p>0</text:p>
          </table:table-cell>
          <table:table-cell office:value-type="float" office:value="126243">
            <text:p>126243</text:p>
          </table:table-cell>
          <table:table-cell office:value-type="float" office:value="152386">
            <text:p>152386</text:p>
          </table:table-cell>
          <table:table-cell office:value-type="float" office:value="93352">
            <text:p>93352</text:p>
          </table:table-cell>
          <table:table-cell office:value-type="float" office:value="77.6441">
            <text:p>77.6441</text:p>
          </table:table-cell>
          <table:table-cell office:value-type="float" office:value="0">
            <text:p>0</text:p>
          </table:table-cell>
          <table:table-cell office:value-type="float" office:value="414581">
            <text:p>414581</text:p>
          </table:table-cell>
          <table:table-cell office:value-type="float" office:value="662133">
            <text:p>662133</text:p>
          </table:table-cell>
          <table:table-cell office:value-type="float" office:value="406216">
            <text:p>406216</text:p>
          </table:table-cell>
          <table:table-cell office:value-type="float" office:value="12.5846">
            <text:p>12.5846</text:p>
          </table:table-cell>
          <table:table-cell office:value-type="float" office:value="0">
            <text:p>0</text:p>
          </table:table-cell>
          <table:table-cell office:value-type="float" office:value="85792">
            <text:p>85792</text:p>
          </table:table-cell>
          <table:table-cell office:value-type="float" office:value="104313">
            <text:p>104313</text:p>
          </table:table-cell>
          <table:table-cell office:value-type="float" office:value="63895">
            <text:p>63895</text:p>
          </table:table-cell>
          <table:table-cell office:value-type="float" office:value="14.3817">
            <text:p>14.3817</text:p>
          </table:table-cell>
          <table:table-cell office:value-type="float" office:value="0">
            <text:p>0</text:p>
          </table:table-cell>
          <table:table-cell office:value-type="float" office:value="100670">
            <text:p>100670</text:p>
          </table:table-cell>
          <table:table-cell office:value-type="float" office:value="116625">
            <text:p>116625</text:p>
          </table:table-cell>
          <table:table-cell office:value-type="float" office:value="114965">
            <text:p>114965</text:p>
          </table:table-cell>
          <table:table-cell office:value-type="float" office:value="7.25487">
            <text:p>7.25487</text:p>
          </table:table-cell>
          <table:table-cell office:value-type="float" office:value="0">
            <text:p>0</text:p>
          </table:table-cell>
          <table:table-cell office:value-type="float" office:value="51059">
            <text:p>51059</text:p>
          </table:table-cell>
          <table:table-cell office:value-type="float" office:value="59737">
            <text:p>59737</text:p>
          </table:table-cell>
          <table:table-cell office:value-type="float" office:value="59551">
            <text:p>59551</text:p>
          </table:table-cell>
          <table:table-cell office:value-type="float" office:value="13.2841">
            <text:p>13.2841</text:p>
          </table:table-cell>
          <table:table-cell office:value-type="float" office:value="0">
            <text:p>0</text:p>
          </table:table-cell>
          <table:table-cell office:value-type="float" office:value="95931">
            <text:p>95931</text:p>
          </table:table-cell>
          <table:table-cell office:value-type="float" office:value="109399">
            <text:p>109399</text:p>
          </table:table-cell>
          <table:table-cell office:value-type="float" office:value="109321">
            <text:p>109321</text:p>
          </table:table-cell>
          <table:table-cell office:value-type="float" office:value="46.2112">
            <text:p>46.2112</text:p>
          </table:table-cell>
          <table:table-cell office:value-type="float" office:value="0">
            <text:p>0</text:p>
          </table:table-cell>
          <table:table-cell office:value-type="float" office:value="246110">
            <text:p>246110</text:p>
          </table:table-cell>
          <table:table-cell office:value-type="float" office:value="280632">
            <text:p>280632</text:p>
          </table:table-cell>
          <table:table-cell office:value-type="float" office:value="280496">
            <text:p>280496</text:p>
          </table:table-cell>
          <table:table-cell office:value-type="float" office:value="40.3326">
            <text:p>40.3326</text:p>
          </table:table-cell>
          <table:table-cell office:value-type="float" office:value="0">
            <text:p>0</text:p>
          </table:table-cell>
          <table:table-cell office:value-type="float" office:value="262684">
            <text:p>262684</text:p>
          </table:table-cell>
          <table:table-cell office:value-type="float" office:value="313570">
            <text:p>313570</text:p>
          </table:table-cell>
          <table:table-cell office:value-type="float" office:value="179763">
            <text:p>179763</text:p>
          </table:table-cell>
          <table:table-cell table:style-name="cellBest" office:value-type="float" office:value="2.94987">
            <text:p>2.94987</text:p>
          </table:table-cell>
          <table:table-cell office:value-type="float" office:value="0">
            <text:p>0</text:p>
          </table:table-cell>
          <table:table-cell table:style-name="cellBest" office:value-type="float" office:value="23730">
            <text:p>23730</text:p>
          </table:table-cell>
          <table:table-cell table:style-name="cellBest" office:value-type="float" office:value="31047">
            <text:p>31047</text:p>
          </table:table-cell>
          <table:table-cell office:value-type="float" office:value="20627">
            <text:p>20627</text:p>
          </table:table-cell>
          <table:table-cell office:value-type="float" office:value="20.9724">
            <text:p>20.9724</text:p>
          </table:table-cell>
          <table:table-cell office:value-type="float" office:value="0">
            <text:p>0</text:p>
          </table:table-cell>
          <table:table-cell office:value-type="float" office:value="127342">
            <text:p>127342</text:p>
          </table:table-cell>
          <table:table-cell office:value-type="float" office:value="154743">
            <text:p>154743</text:p>
          </table:table-cell>
          <table:table-cell office:value-type="float" office:value="93504">
            <text:p>93504</text:p>
          </table:table-cell>
          <table:table-cell office:value-type="float" office:value="10.9361">
            <text:p>10.9361</text:p>
          </table:table-cell>
          <table:table-cell office:value-type="float" office:value="0">
            <text:p>0</text:p>
          </table:table-cell>
          <table:table-cell office:value-type="float" office:value="77838">
            <text:p>77838</text:p>
          </table:table-cell>
          <table:table-cell office:value-type="float" office:value="94666">
            <text:p>94666</text:p>
          </table:table-cell>
          <table:table-cell office:value-type="float" office:value="57044">
            <text:p>57044</text:p>
          </table:table-cell>
          <table:table-cell office:value-type="float" office:value="32.0236">
            <text:p>32.0236</text:p>
          </table:table-cell>
          <table:table-cell office:value-type="float" office:value="0">
            <text:p>0</text:p>
          </table:table-cell>
          <table:table-cell office:value-type="float" office:value="197582">
            <text:p>197582</text:p>
          </table:table-cell>
          <table:table-cell table:number-columns-repeated="2" office:value-type="float" office:value="226048">
            <text:p>226048</text:p>
          </table:table-cell>
          <table:table-cell office:value-type="float" office:value="20.0054">
            <text:p>20.0054</text:p>
          </table:table-cell>
          <table:table-cell office:value-type="float" office:value="0">
            <text:p>0</text:p>
          </table:table-cell>
          <table:table-cell office:value-type="float" office:value="143720">
            <text:p>143720</text:p>
          </table:table-cell>
          <table:table-cell office:value-type="float" office:value="199333">
            <text:p>199333</text:p>
          </table:table-cell>
          <table:table-cell office:value-type="float" office:value="0">
            <text:p>0</text:p>
          </table:table-cell>
          <table:table-cell office:value-type="float" office:value="402.712">
            <text:p>402.712</text:p>
          </table:table-cell>
          <table:table-cell office:value-type="float" office:value="0">
            <text:p>0</text:p>
          </table:table-cell>
          <table:table-cell office:value-type="float" office:value="1690414">
            <text:p>1690414</text:p>
          </table:table-cell>
          <table:table-cell office:value-type="float" office:value="1880300">
            <text:p>1880300</text:p>
          </table:table-cell>
          <table:table-cell office:value-type="float" office:value="1878920">
            <text:p>1878920</text:p>
          </table:table-cell>
          <table:table-cell office:value-type="float" office:value="10.6047">
            <text:p>10.6047</text:p>
          </table:table-cell>
          <table:table-cell office:value-type="float" office:value="0">
            <text:p>0</text:p>
          </table:table-cell>
          <table:table-cell office:value-type="float" office:value="67324">
            <text:p>67324</text:p>
          </table:table-cell>
          <table:table-cell office:value-type="float" office:value="83322">
            <text:p>83322</text:p>
          </table:table-cell>
          <table:table-cell office:value-type="float" office:value="46514">
            <text:p>4651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483272">
            <text:p>1483272</text:p>
          </table:table-cell>
          <table:table-cell table:number-columns-repeated="2" office:value-type="float" office:value="1561479">
            <text:p>1561479</text:p>
          </table:table-cell>
          <table:table-cell office:value-type="float" office:value="43.6275">
            <text:p>43.6275</text:p>
          </table:table-cell>
          <table:table-cell office:value-type="float" office:value="0">
            <text:p>0</text:p>
          </table:table-cell>
          <table:table-cell office:value-type="float" office:value="213717">
            <text:p>213717</text:p>
          </table:table-cell>
          <table:table-cell office:value-type="float" office:value="234786">
            <text:p>234786</text:p>
          </table:table-cell>
          <table:table-cell office:value-type="float" office:value="234692">
            <text:p>234692</text:p>
          </table:table-cell>
          <table:table-cell office:value-type="float" office:value="14.6504">
            <text:p>14.6504</text:p>
          </table:table-cell>
          <table:table-cell office:value-type="float" office:value="0">
            <text:p>0</text:p>
          </table:table-cell>
          <table:table-cell office:value-type="float" office:value="101776">
            <text:p>101776</text:p>
          </table:table-cell>
          <table:table-cell office:value-type="float" office:value="124013">
            <text:p>124013</text:p>
          </table:table-cell>
          <table:table-cell office:value-type="float" office:value="75936">
            <text:p>75936</text:p>
          </table:table-cell>
          <table:table-cell office:value-type="float" office:value="356.474">
            <text:p>356.474</text:p>
          </table:table-cell>
          <table:table-cell office:value-type="float" office:value="0">
            <text:p>0</text:p>
          </table:table-cell>
          <table:table-cell office:value-type="float" office:value="1383732">
            <text:p>1383732</text:p>
          </table:table-cell>
          <table:table-cell table:number-columns-repeated="2" office:value-type="float" office:value="1393386">
            <text:p>1393386</text:p>
          </table:table-cell>
          <table:table-cell office:value-type="float" office:value="18.3019">
            <text:p>18.3019</text:p>
          </table:table-cell>
          <table:table-cell office:value-type="float" office:value="0">
            <text:p>0</text:p>
          </table:table-cell>
          <table:table-cell office:value-type="float" office:value="126243">
            <text:p>126243</text:p>
          </table:table-cell>
          <table:table-cell office:value-type="float" office:value="152386">
            <text:p>152386</text:p>
          </table:table-cell>
          <table:table-cell office:value-type="float" office:value="93352">
            <text:p>93352</text:p>
          </table:table-cell>
          <table:table-cell office:value-type="float" office:value="4.47383">
            <text:p>4.47383</text:p>
          </table:table-cell>
          <table:table-cell office:value-type="float" office:value="0">
            <text:p>0</text:p>
          </table:table-cell>
          <table:table-cell office:value-type="float" office:value="36258">
            <text:p>36258</text:p>
          </table:table-cell>
          <table:table-cell office:value-type="float" office:value="46087">
            <text:p>46087</text:p>
          </table:table-cell>
          <table:table-cell office:value-type="float" office:value="8494">
            <text:p>8494</text:p>
          </table:table-cell>
          <table:table-cell office:value-type="float" office:value="39.3526">
            <text:p>39.3526</text:p>
          </table:table-cell>
          <table:table-cell office:value-type="float" office:value="0">
            <text:p>0</text:p>
          </table:table-cell>
          <table:table-cell office:value-type="float" office:value="261880">
            <text:p>261880</text:p>
          </table:table-cell>
          <table:table-cell office:value-type="float" office:value="312681">
            <text:p>312681</text:p>
          </table:table-cell>
          <table:table-cell office:value-type="float" office:value="65613">
            <text:p>65613</text:p>
          </table:table-cell>
          <table:table-cell office:value-type="float" office:value="13.0102">
            <text:p>13.0102</text:p>
          </table:table-cell>
          <table:table-cell office:value-type="float" office:value="0">
            <text:p>0</text:p>
          </table:table-cell>
          <table:table-cell office:value-type="float" office:value="99369">
            <text:p>99369</text:p>
          </table:table-cell>
          <table:table-cell office:value-type="float" office:value="149466">
            <text:p>149466</text:p>
          </table:table-cell>
          <table:table-cell office:value-type="float" office:value="136570">
            <text:p>136570</text:p>
          </table:table-cell>
          <table:table-cell office:value-type="float" office:value="8.73231">
            <text:p>8.73231</text:p>
          </table:table-cell>
          <table:table-cell office:value-type="float" office:value="0">
            <text:p>0</text:p>
          </table:table-cell>
          <table:table-cell office:value-type="float" office:value="54714">
            <text:p>54714</text:p>
          </table:table-cell>
          <table:table-cell office:value-type="float" office:value="91906">
            <text:p>91906</text:p>
          </table:table-cell>
          <table:table-cell office:value-type="float" office:value="90961">
            <text:p>90961</text:p>
          </table:table-cell>
          <table:table-cell office:value-type="float" office:value="11.0582">
            <text:p>11.0582</text:p>
          </table:table-cell>
          <table:table-cell office:value-type="float" office:value="0">
            <text:p>0</text:p>
          </table:table-cell>
          <table:table-cell office:value-type="float" office:value="82448">
            <text:p>82448</text:p>
          </table:table-cell>
          <table:table-cell office:value-type="float" office:value="126767">
            <text:p>126767</text:p>
          </table:table-cell>
          <table:table-cell office:value-type="float" office:value="126348">
            <text:p>126348</text:p>
          </table:table-cell>
          <table:table-cell office:value-type="float" office:value="37.578">
            <text:p>37.578</text:p>
          </table:table-cell>
          <table:table-cell office:value-type="float" office:value="0">
            <text:p>0</text:p>
          </table:table-cell>
          <table:table-cell office:value-type="float" office:value="214086">
            <text:p>214086</text:p>
          </table:table-cell>
          <table:table-cell office:value-type="float" office:value="319332">
            <text:p>319332</text:p>
          </table:table-cell>
          <table:table-cell office:value-type="float" office:value="318821">
            <text:p>318821</text:p>
          </table:table-cell>
          <table:table-cell office:value-type="float" office:value="12.9863">
            <text:p>12.9863</text:p>
          </table:table-cell>
          <table:table-cell office:value-type="float" office:value="0">
            <text:p>0</text:p>
          </table:table-cell>
          <table:table-cell office:value-type="float" office:value="90112">
            <text:p>90112</text:p>
          </table:table-cell>
          <table:table-cell office:value-type="float" office:value="111523">
            <text:p>111523</text:p>
          </table:table-cell>
          <table:table-cell office:value-type="float" office:value="23041">
            <text:p>23041</text:p>
          </table:table-cell>
          <table:table-cell office:value-type="float" office:value="7.04606">
            <text:p>7.04606</text:p>
          </table:table-cell>
          <table:table-cell office:value-type="float" office:value="0">
            <text:p>0</text:p>
          </table:table-cell>
          <table:table-cell office:value-type="float" office:value="56928">
            <text:p>56928</text:p>
          </table:table-cell>
          <table:table-cell office:value-type="float" office:value="71029">
            <text:p>71029</text:p>
          </table:table-cell>
          <table:table-cell office:value-type="float" office:value="13911">
            <text:p>13911</text:p>
          </table:table-cell>
          <table:table-cell office:value-type="float" office:value="12.4648">
            <text:p>12.4648</text:p>
          </table:table-cell>
          <table:table-cell office:value-type="float" office:value="0">
            <text:p>0</text:p>
          </table:table-cell>
          <table:table-cell office:value-type="float" office:value="81439">
            <text:p>81439</text:p>
          </table:table-cell>
          <table:table-cell office:value-type="float" office:value="100763">
            <text:p>100763</text:p>
          </table:table-cell>
          <table:table-cell office:value-type="float" office:value="20543">
            <text:p>20543</text:p>
          </table:table-cell>
          <table:table-cell office:value-type="float" office:value="15.0261">
            <text:p>15.0261</text:p>
          </table:table-cell>
          <table:table-cell office:value-type="float" office:value="0">
            <text:p>0</text:p>
          </table:table-cell>
          <table:table-cell office:value-type="float" office:value="91499">
            <text:p>91499</text:p>
          </table:table-cell>
          <table:table-cell office:value-type="float" office:value="113002">
            <text:p>113002</text:p>
          </table:table-cell>
          <table:table-cell office:value-type="float" office:value="22602">
            <text:p>22602</text:p>
          </table:table-cell>
          <table:table-cell office:value-type="float" office:value="30.9858">
            <text:p>30.9858</text:p>
          </table:table-cell>
          <table:table-cell office:value-type="float" office:value="0">
            <text:p>0</text:p>
          </table:table-cell>
          <table:table-cell office:value-type="float" office:value="207423">
            <text:p>207423</text:p>
          </table:table-cell>
          <table:table-cell table:number-columns-repeated="2" office:value-type="float" office:value="314228">
            <text:p>314228</text:p>
          </table:table-cell>
          <table:table-cell office:value-type="float" office:value="3.58423">
            <text:p>3.58423</text:p>
          </table:table-cell>
          <table:table-cell office:value-type="float" office:value="0">
            <text:p>0</text:p>
          </table:table-cell>
          <table:table-cell office:value-type="float" office:value="29274">
            <text:p>29274</text:p>
          </table:table-cell>
          <table:table-cell office:value-type="float" office:value="36361">
            <text:p>36361</text:p>
          </table:table-cell>
          <table:table-cell office:value-type="float" office:value="0">
            <text:p>0</text:p>
          </table:table-cell>
          <table:table-cell office:value-type="float" office:value="22.5571">
            <text:p>22.5571</text:p>
          </table:table-cell>
          <table:table-cell office:value-type="float" office:value="0">
            <text:p>0</text:p>
          </table:table-cell>
          <table:table-cell office:value-type="float" office:value="141725">
            <text:p>141725</text:p>
          </table:table-cell>
          <table:table-cell office:value-type="float" office:value="229157">
            <text:p>229157</text:p>
          </table:table-cell>
          <table:table-cell office:value-type="float" office:value="228477">
            <text:p>228477</text:p>
          </table:table-cell>
          <table:table-cell office:value-type="float" office:value="54.2429">
            <text:p>54.2429</text:p>
          </table:table-cell>
          <table:table-cell office:value-type="float" office:value="0">
            <text:p>0</text:p>
          </table:table-cell>
          <table:table-cell office:value-type="float" office:value="339230">
            <text:p>339230</text:p>
          </table:table-cell>
          <table:table-cell office:value-type="float" office:value="437988">
            <text:p>437988</text:p>
          </table:table-cell>
          <table:table-cell office:value-type="float" office:value="76557">
            <text:p>7655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33881">
            <text:p>1733881</text:p>
          </table:table-cell>
          <table:table-cell table:style-name="cellWorst" office:value-type="float" office:value="2781279">
            <text:p>2781279</text:p>
          </table:table-cell>
          <table:table-cell office:value-type="float" office:value="2781279">
            <text:p>2781279</text:p>
          </table:table-cell>
          <table:table-cell office:value-type="float" office:value="44.3792">
            <text:p>44.3792</text:p>
          </table:table-cell>
          <table:table-cell office:value-type="float" office:value="0">
            <text:p>0</text:p>
          </table:table-cell>
          <table:table-cell office:value-type="float" office:value="226684">
            <text:p>226684</text:p>
          </table:table-cell>
          <table:table-cell office:value-type="float" office:value="323523">
            <text:p>323523</text:p>
          </table:table-cell>
          <table:table-cell office:value-type="float" office:value="322910">
            <text:p>322910</text:p>
          </table:table-cell>
          <table:table-cell office:value-type="float" office:value="20.168">
            <text:p>20.168</text:p>
          </table:table-cell>
          <table:table-cell office:value-type="float" office:value="0">
            <text:p>0</text:p>
          </table:table-cell>
          <table:table-cell office:value-type="float" office:value="143733">
            <text:p>143733</text:p>
          </table:table-cell>
          <table:table-cell office:value-type="float" office:value="172563">
            <text:p>172563</text:p>
          </table:table-cell>
          <table:table-cell office:value-type="float" office:value="31861">
            <text:p>3186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167934">
            <text:p>2167934</text:p>
          </table:table-cell>
          <table:table-cell table:number-columns-repeated="2" office:value-type="float" office:value="2247807">
            <text:p>2247807</text:p>
          </table:table-cell>
          <table:table-cell table:formula="of:=MI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 office:value="2.94987">
            <text:p>2.94987</text:p>
          </table:table-cell>
          <table:table-cell table:formula="of:=MI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 office:value="0">
            <text:p>0</text:p>
          </table:table-cell>
          <table:table-cell table:formula="of:=MI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 office:value="23730">
            <text:p>23730</text:p>
          </table:table-cell>
          <table:table-cell table:formula="of:=MI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 office:value="31047">
            <text:p>31047</text:p>
          </table:table-cell>
          <table:table-cell table:formula="of:=MI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 office:value="0">
            <text:p>0</text:p>
          </table:table-cell>
          <table:table-cell table:formula="of:=MEDIA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 office:value="19.7075">
            <text:p>19.7075</text:p>
          </table:table-cell>
          <table:table-cell table:formula="of:=MEDIA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 office:value="0">
            <text:p>0</text:p>
          </table:table-cell>
          <table:table-cell table:formula="of:=MEDIA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 office:value="126243">
            <text:p>126243</text:p>
          </table:table-cell>
          <table:table-cell table:formula="of:=MEDIA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 office:value="152386">
            <text:p>152386</text:p>
          </table:table-cell>
          <table:table-cell table:formula="of:=MEDIA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 office:value="93352">
            <text:p>93352</text:p>
          </table:table-cell>
          <table:table-cell table:formula="of:=MAX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 office:value="600">
            <text:p>600</text:p>
          </table:table-cell>
          <table:table-cell table:formula="of:=MAX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 office:value="1">
            <text:p>1</text:p>
          </table:table-cell>
          <table:table-cell table:formula="of:=MAX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 office:value="2167934">
            <text:p>2167934</text:p>
          </table:table-cell>
          <table:table-cell table:formula="of:=MAX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 office:value="2781279">
            <text:p>2781279</text:p>
          </table:table-cell>
          <table:table-cell table:formula="of:=MAX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 office:value="2781279">
            <text:p>2781279</text:p>
          </table:table-cell>
        </table:table-row>
        <table:table-row table:style-name="ro1">
          <table:table-cell office:value-type="string">
            <text:p>./49-hanoi_tower-120-0.asp</text:p>
          </table:table-cell>
          <table:table-cell office:value-type="float" office:value="26.0793">
            <text:p>26.0793</text:p>
          </table:table-cell>
          <table:table-cell office:value-type="float" office:value="0">
            <text:p>0</text:p>
          </table:table-cell>
          <table:table-cell office:value-type="float" office:value="164790">
            <text:p>164790</text:p>
          </table:table-cell>
          <table:table-cell office:value-type="float" office:value="196252">
            <text:p>196252</text:p>
          </table:table-cell>
          <table:table-cell office:value-type="float" office:value="25.0299">
            <text:p>25.0299</text:p>
          </table:table-cell>
          <table:table-cell office:value-type="float" office:value="0">
            <text:p>0</text:p>
          </table:table-cell>
          <table:table-cell office:value-type="float" office:value="164790">
            <text:p>164790</text:p>
          </table:table-cell>
          <table:table-cell office:value-type="float" office:value="196252">
            <text:p>196252</text:p>
          </table:table-cell>
          <table:table-cell office:value-type="float" office:value="0">
            <text:p>0</text:p>
          </table:table-cell>
          <table:table-cell office:value-type="float" office:value="25.063">
            <text:p>25.063</text:p>
          </table:table-cell>
          <table:table-cell office:value-type="float" office:value="0">
            <text:p>0</text:p>
          </table:table-cell>
          <table:table-cell office:value-type="float" office:value="164790">
            <text:p>164790</text:p>
          </table:table-cell>
          <table:table-cell office:value-type="float" office:value="196252">
            <text:p>196252</text:p>
          </table:table-cell>
          <table:table-cell office:value-type="float" office:value="0">
            <text:p>0</text:p>
          </table:table-cell>
          <table:table-cell office:value-type="float" office:value="24.3655">
            <text:p>24.3655</text:p>
          </table:table-cell>
          <table:table-cell office:value-type="float" office:value="0">
            <text:p>0</text:p>
          </table:table-cell>
          <table:table-cell office:value-type="float" office:value="164790">
            <text:p>164790</text:p>
          </table:table-cell>
          <table:table-cell office:value-type="float" office:value="196252">
            <text:p>196252</text:p>
          </table:table-cell>
          <table:table-cell office:value-type="float" office:value="117266">
            <text:p>117266</text:p>
          </table:table-cell>
          <table:table-cell office:value-type="float" office:value="22.6779">
            <text:p>22.6779</text:p>
          </table:table-cell>
          <table:table-cell office:value-type="float" office:value="0">
            <text:p>0</text:p>
          </table:table-cell>
          <table:table-cell office:value-type="float" office:value="149534">
            <text:p>149534</text:p>
          </table:table-cell>
          <table:table-cell office:value-type="float" office:value="260050">
            <text:p>260050</text:p>
          </table:table-cell>
          <table:table-cell office:value-type="float" office:value="157259">
            <text:p>157259</text:p>
          </table:table-cell>
          <table:table-cell office:value-type="float" office:value="18.468">
            <text:p>18.468</text:p>
          </table:table-cell>
          <table:table-cell office:value-type="float" office:value="0">
            <text:p>0</text:p>
          </table:table-cell>
          <table:table-cell office:value-type="float" office:value="122158">
            <text:p>122158</text:p>
          </table:table-cell>
          <table:table-cell office:value-type="float" office:value="147268">
            <text:p>147268</text:p>
          </table:table-cell>
          <table:table-cell office:value-type="float" office:value="91119">
            <text:p>91119</text:p>
          </table:table-cell>
          <table:table-cell office:value-type="float" office:value="24.9676">
            <text:p>24.9676</text:p>
          </table:table-cell>
          <table:table-cell office:value-type="float" office:value="0">
            <text:p>0</text:p>
          </table:table-cell>
          <table:table-cell office:value-type="float" office:value="143717">
            <text:p>143717</text:p>
          </table:table-cell>
          <table:table-cell office:value-type="float" office:value="163958">
            <text:p>163958</text:p>
          </table:table-cell>
          <table:table-cell office:value-type="float" office:value="162074">
            <text:p>162074</text:p>
          </table:table-cell>
          <table:table-cell office:value-type="float" office:value="36.1293">
            <text:p>36.1293</text:p>
          </table:table-cell>
          <table:table-cell office:value-type="float" office:value="0">
            <text:p>0</text:p>
          </table:table-cell>
          <table:table-cell office:value-type="float" office:value="212817">
            <text:p>212817</text:p>
          </table:table-cell>
          <table:table-cell office:value-type="float" office:value="242506">
            <text:p>242506</text:p>
          </table:table-cell>
          <table:table-cell office:value-type="float" office:value="242132">
            <text:p>242132</text:p>
          </table:table-cell>
          <table:table-cell office:value-type="float" office:value="11.2752">
            <text:p>11.2752</text:p>
          </table:table-cell>
          <table:table-cell office:value-type="float" office:value="0">
            <text:p>0</text:p>
          </table:table-cell>
          <table:table-cell office:value-type="float" office:value="78707">
            <text:p>78707</text:p>
          </table:table-cell>
          <table:table-cell office:value-type="float" office:value="91486">
            <text:p>91486</text:p>
          </table:table-cell>
          <table:table-cell office:value-type="float" office:value="91373">
            <text:p>91373</text:p>
          </table:table-cell>
          <table:table-cell office:value-type="float" office:value="50.7763">
            <text:p>50.7763</text:p>
          </table:table-cell>
          <table:table-cell office:value-type="float" office:value="0">
            <text:p>0</text:p>
          </table:table-cell>
          <table:table-cell office:value-type="float" office:value="307095">
            <text:p>307095</text:p>
          </table:table-cell>
          <table:table-cell office:value-type="float" office:value="348976">
            <text:p>348976</text:p>
          </table:table-cell>
          <table:table-cell office:value-type="float" office:value="348910">
            <text:p>348910</text:p>
          </table:table-cell>
          <table:table-cell office:value-type="float" office:value="3.46047">
            <text:p>3.46047</text:p>
          </table:table-cell>
          <table:table-cell office:value-type="float" office:value="0">
            <text:p>0</text:p>
          </table:table-cell>
          <table:table-cell office:value-type="float" office:value="26498">
            <text:p>26498</text:p>
          </table:table-cell>
          <table:table-cell office:value-type="float" office:value="34635">
            <text:p>34635</text:p>
          </table:table-cell>
          <table:table-cell office:value-type="float" office:value="19311">
            <text:p>19311</text:p>
          </table:table-cell>
          <table:table-cell office:value-type="float" office:value="37.9618">
            <text:p>37.9618</text:p>
          </table:table-cell>
          <table:table-cell office:value-type="float" office:value="0">
            <text:p>0</text:p>
          </table:table-cell>
          <table:table-cell office:value-type="float" office:value="221864">
            <text:p>221864</text:p>
          </table:table-cell>
          <table:table-cell office:value-type="float" office:value="266508">
            <text:p>266508</text:p>
          </table:table-cell>
          <table:table-cell office:value-type="float" office:value="158023">
            <text:p>158023</text:p>
          </table:table-cell>
          <table:table-cell office:value-type="float" office:value="30.707">
            <text:p>30.707</text:p>
          </table:table-cell>
          <table:table-cell office:value-type="float" office:value="0">
            <text:p>0</text:p>
          </table:table-cell>
          <table:table-cell office:value-type="float" office:value="204399">
            <text:p>204399</text:p>
          </table:table-cell>
          <table:table-cell office:value-type="float" office:value="248807">
            <text:p>248807</text:p>
          </table:table-cell>
          <table:table-cell office:value-type="float" office:value="147509">
            <text:p>147509</text:p>
          </table:table-cell>
          <table:table-cell office:value-type="float" office:value="9.52991">
            <text:p>9.52991</text:p>
          </table:table-cell>
          <table:table-cell office:value-type="float" office:value="0">
            <text:p>0</text:p>
          </table:table-cell>
          <table:table-cell office:value-type="float" office:value="61399">
            <text:p>61399</text:p>
          </table:table-cell>
          <table:table-cell office:value-type="float" office:value="79666">
            <text:p>79666</text:p>
          </table:table-cell>
          <table:table-cell office:value-type="float" office:value="40884">
            <text:p>40884</text:p>
          </table:table-cell>
          <table:table-cell office:value-type="float" office:value="69.4832">
            <text:p>69.4832</text:p>
          </table:table-cell>
          <table:table-cell office:value-type="float" office:value="0">
            <text:p>0</text:p>
          </table:table-cell>
          <table:table-cell office:value-type="float" office:value="405030">
            <text:p>405030</text:p>
          </table:table-cell>
          <table:table-cell table:number-columns-repeated="2" office:value-type="float" office:value="456265">
            <text:p>456265</text:p>
          </table:table-cell>
          <table:table-cell office:value-type="float" office:value="7.21289">
            <text:p>7.21289</text:p>
          </table:table-cell>
          <table:table-cell office:value-type="float" office:value="0">
            <text:p>0</text:p>
          </table:table-cell>
          <table:table-cell office:value-type="float" office:value="53305">
            <text:p>53305</text:p>
          </table:table-cell>
          <table:table-cell office:value-type="float" office:value="78091">
            <text:p>78091</text:p>
          </table:table-cell>
          <table:table-cell office:value-type="float" office:value="0">
            <text:p>0</text:p>
          </table:table-cell>
          <table:table-cell office:value-type="float" office:value="244.336">
            <text:p>244.336</text:p>
          </table:table-cell>
          <table:table-cell office:value-type="float" office:value="0">
            <text:p>0</text:p>
          </table:table-cell>
          <table:table-cell office:value-type="float" office:value="808094">
            <text:p>808094</text:p>
          </table:table-cell>
          <table:table-cell office:value-type="float" office:value="900737">
            <text:p>900737</text:p>
          </table:table-cell>
          <table:table-cell office:value-type="float" office:value="899836">
            <text:p>899836</text:p>
          </table:table-cell>
          <table:table-cell office:value-type="float" office:value="4.15304">
            <text:p>4.15304</text:p>
          </table:table-cell>
          <table:table-cell office:value-type="float" office:value="0">
            <text:p>0</text:p>
          </table:table-cell>
          <table:table-cell office:value-type="float" office:value="33129">
            <text:p>33129</text:p>
          </table:table-cell>
          <table:table-cell office:value-type="float" office:value="43002">
            <text:p>43002</text:p>
          </table:table-cell>
          <table:table-cell office:value-type="float" office:value="24718">
            <text:p>2471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518615">
            <text:p>1518615</text:p>
          </table:table-cell>
          <table:table-cell table:number-columns-repeated="2" office:value-type="float" office:value="1601860">
            <text:p>1601860</text:p>
          </table:table-cell>
          <table:table-cell office:value-type="float" office:value="5.51207">
            <text:p>5.51207</text:p>
          </table:table-cell>
          <table:table-cell office:value-type="float" office:value="0">
            <text:p>0</text:p>
          </table:table-cell>
          <table:table-cell office:value-type="float" office:value="38558">
            <text:p>38558</text:p>
          </table:table-cell>
          <table:table-cell office:value-type="float" office:value="44818">
            <text:p>44818</text:p>
          </table:table-cell>
          <table:table-cell office:value-type="float" office:value="44678">
            <text:p>44678</text:p>
          </table:table-cell>
          <table:table-cell office:value-type="float" office:value="2.73247">
            <text:p>2.73247</text:p>
          </table:table-cell>
          <table:table-cell office:value-type="float" office:value="0">
            <text:p>0</text:p>
          </table:table-cell>
          <table:table-cell office:value-type="float" office:value="21156">
            <text:p>21156</text:p>
          </table:table-cell>
          <table:table-cell office:value-type="float" office:value="28663">
            <text:p>28663</text:p>
          </table:table-cell>
          <table:table-cell office:value-type="float" office:value="17604">
            <text:p>1760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134972">
            <text:p>2134972</text:p>
          </table:table-cell>
          <table:table-cell table:number-columns-repeated="2" office:value-type="float" office:value="2150476">
            <text:p>2150476</text:p>
          </table:table-cell>
          <table:table-cell office:value-type="float" office:value="24.6216">
            <text:p>24.6216</text:p>
          </table:table-cell>
          <table:table-cell office:value-type="float" office:value="0">
            <text:p>0</text:p>
          </table:table-cell>
          <table:table-cell office:value-type="float" office:value="164790">
            <text:p>164790</text:p>
          </table:table-cell>
          <table:table-cell office:value-type="float" office:value="196252">
            <text:p>196252</text:p>
          </table:table-cell>
          <table:table-cell office:value-type="float" office:value="117266">
            <text:p>117266</text:p>
          </table:table-cell>
          <table:table-cell office:value-type="float" office:value="30.502">
            <text:p>30.502</text:p>
          </table:table-cell>
          <table:table-cell office:value-type="float" office:value="0">
            <text:p>0</text:p>
          </table:table-cell>
          <table:table-cell office:value-type="float" office:value="207207">
            <text:p>207207</text:p>
          </table:table-cell>
          <table:table-cell office:value-type="float" office:value="246785">
            <text:p>246785</text:p>
          </table:table-cell>
          <table:table-cell office:value-type="float" office:value="44136">
            <text:p>44136</text:p>
          </table:table-cell>
          <table:table-cell office:value-type="float" office:value="18.992">
            <text:p>18.992</text:p>
          </table:table-cell>
          <table:table-cell office:value-type="float" office:value="0">
            <text:p>0</text:p>
          </table:table-cell>
          <table:table-cell office:value-type="float" office:value="128783">
            <text:p>128783</text:p>
          </table:table-cell>
          <table:table-cell office:value-type="float" office:value="159165">
            <text:p>159165</text:p>
          </table:table-cell>
          <table:table-cell office:value-type="float" office:value="35476">
            <text:p>35476</text:p>
          </table:table-cell>
          <table:table-cell office:value-type="float" office:value="17.104">
            <text:p>17.104</text:p>
          </table:table-cell>
          <table:table-cell office:value-type="float" office:value="0">
            <text:p>0</text:p>
          </table:table-cell>
          <table:table-cell office:value-type="float" office:value="110066">
            <text:p>110066</text:p>
          </table:table-cell>
          <table:table-cell office:value-type="float" office:value="163714">
            <text:p>163714</text:p>
          </table:table-cell>
          <table:table-cell office:value-type="float" office:value="151658">
            <text:p>151658</text:p>
          </table:table-cell>
          <table:table-cell office:value-type="float" office:value="17.7334">
            <text:p>17.7334</text:p>
          </table:table-cell>
          <table:table-cell office:value-type="float" office:value="0">
            <text:p>0</text:p>
          </table:table-cell>
          <table:table-cell office:value-type="float" office:value="113630">
            <text:p>113630</text:p>
          </table:table-cell>
          <table:table-cell office:value-type="float" office:value="175568">
            <text:p>175568</text:p>
          </table:table-cell>
          <table:table-cell office:value-type="float" office:value="174299">
            <text:p>174299</text:p>
          </table:table-cell>
          <table:table-cell office:value-type="float" office:value="10.9842">
            <text:p>10.9842</text:p>
          </table:table-cell>
          <table:table-cell office:value-type="float" office:value="0">
            <text:p>0</text:p>
          </table:table-cell>
          <table:table-cell office:value-type="float" office:value="76820">
            <text:p>76820</text:p>
          </table:table-cell>
          <table:table-cell office:value-type="float" office:value="129192">
            <text:p>129192</text:p>
          </table:table-cell>
          <table:table-cell office:value-type="float" office:value="128699">
            <text:p>128699</text:p>
          </table:table-cell>
          <table:table-cell office:value-type="float" office:value="22.4521">
            <text:p>22.4521</text:p>
          </table:table-cell>
          <table:table-cell office:value-type="float" office:value="0">
            <text:p>0</text:p>
          </table:table-cell>
          <table:table-cell office:value-type="float" office:value="129299">
            <text:p>129299</text:p>
          </table:table-cell>
          <table:table-cell office:value-type="float" office:value="198875">
            <text:p>198875</text:p>
          </table:table-cell>
          <table:table-cell office:value-type="float" office:value="198354">
            <text:p>198354</text:p>
          </table:table-cell>
          <table:table-cell office:value-type="float" office:value="9.71885">
            <text:p>9.71885</text:p>
          </table:table-cell>
          <table:table-cell office:value-type="float" office:value="0">
            <text:p>0</text:p>
          </table:table-cell>
          <table:table-cell office:value-type="float" office:value="70117">
            <text:p>70117</text:p>
          </table:table-cell>
          <table:table-cell office:value-type="float" office:value="87921">
            <text:p>87921</text:p>
          </table:table-cell>
          <table:table-cell office:value-type="float" office:value="17196">
            <text:p>17196</text:p>
          </table:table-cell>
          <table:table-cell office:value-type="float" office:value="11.6493">
            <text:p>11.6493</text:p>
          </table:table-cell>
          <table:table-cell office:value-type="float" office:value="0">
            <text:p>0</text:p>
          </table:table-cell>
          <table:table-cell office:value-type="float" office:value="71244">
            <text:p>71244</text:p>
          </table:table-cell>
          <table:table-cell office:value-type="float" office:value="90494">
            <text:p>90494</text:p>
          </table:table-cell>
          <table:table-cell office:value-type="float" office:value="18943">
            <text:p>18943</text:p>
          </table:table-cell>
          <table:table-cell office:value-type="float" office:value="38.411">
            <text:p>38.411</text:p>
          </table:table-cell>
          <table:table-cell office:value-type="float" office:value="0">
            <text:p>0</text:p>
          </table:table-cell>
          <table:table-cell office:value-type="float" office:value="223134">
            <text:p>223134</text:p>
          </table:table-cell>
          <table:table-cell office:value-type="float" office:value="266738">
            <text:p>266738</text:p>
          </table:table-cell>
          <table:table-cell office:value-type="float" office:value="51185">
            <text:p>51185</text:p>
          </table:table-cell>
          <table:table-cell office:value-type="float" office:value="13.166">
            <text:p>13.166</text:p>
          </table:table-cell>
          <table:table-cell office:value-type="float" office:value="0">
            <text:p>0</text:p>
          </table:table-cell>
          <table:table-cell office:value-type="float" office:value="91736">
            <text:p>91736</text:p>
          </table:table-cell>
          <table:table-cell office:value-type="float" office:value="113914">
            <text:p>113914</text:p>
          </table:table-cell>
          <table:table-cell office:value-type="float" office:value="21773">
            <text:p>21773</text:p>
          </table:table-cell>
          <table:table-cell office:value-type="float" office:value="27.8874">
            <text:p>27.8874</text:p>
          </table:table-cell>
          <table:table-cell office:value-type="float" office:value="0">
            <text:p>0</text:p>
          </table:table-cell>
          <table:table-cell office:value-type="float" office:value="193271">
            <text:p>193271</text:p>
          </table:table-cell>
          <table:table-cell table:number-columns-repeated="2" office:value-type="float" office:value="295240">
            <text:p>295240</text:p>
          </table:table-cell>
          <table:table-cell office:value-type="float" office:value="13.8059">
            <text:p>13.8059</text:p>
          </table:table-cell>
          <table:table-cell office:value-type="float" office:value="0">
            <text:p>0</text:p>
          </table:table-cell>
          <table:table-cell office:value-type="float" office:value="100975">
            <text:p>100975</text:p>
          </table:table-cell>
          <table:table-cell office:value-type="float" office:value="118981">
            <text:p>118981</text:p>
          </table:table-cell>
          <table:table-cell office:value-type="float" office:value="0">
            <text:p>0</text:p>
          </table:table-cell>
          <table:table-cell office:value-type="float" office:value="21.3463">
            <text:p>21.3463</text:p>
          </table:table-cell>
          <table:table-cell office:value-type="float" office:value="0">
            <text:p>0</text:p>
          </table:table-cell>
          <table:table-cell office:value-type="float" office:value="138165">
            <text:p>138165</text:p>
          </table:table-cell>
          <table:table-cell office:value-type="float" office:value="216343">
            <text:p>216343</text:p>
          </table:table-cell>
          <table:table-cell office:value-type="float" office:value="215812">
            <text:p>215812</text:p>
          </table:table-cell>
          <table:table-cell office:value-type="float" office:value="18.5626">
            <text:p>18.5626</text:p>
          </table:table-cell>
          <table:table-cell office:value-type="float" office:value="0">
            <text:p>0</text:p>
          </table:table-cell>
          <table:table-cell office:value-type="float" office:value="126698">
            <text:p>126698</text:p>
          </table:table-cell>
          <table:table-cell office:value-type="float" office:value="175480">
            <text:p>175480</text:p>
          </table:table-cell>
          <table:table-cell office:value-type="float" office:value="29516">
            <text:p>2951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578174">
            <text:p>1578174</text:p>
          </table:table-cell>
          <table:table-cell table:style-name="cellWorst" office:value-type="float" office:value="3216745">
            <text:p>3216745</text:p>
          </table:table-cell>
          <table:table-cell office:value-type="float" office:value="3216745">
            <text:p>3216745</text:p>
          </table:table-cell>
          <table:table-cell office:value-type="float" office:value="13.1264">
            <text:p>13.1264</text:p>
          </table:table-cell>
          <table:table-cell office:value-type="float" office:value="0">
            <text:p>0</text:p>
          </table:table-cell>
          <table:table-cell office:value-type="float" office:value="96614">
            <text:p>96614</text:p>
          </table:table-cell>
          <table:table-cell office:value-type="float" office:value="142368">
            <text:p>142368</text:p>
          </table:table-cell>
          <table:table-cell office:value-type="float" office:value="142023">
            <text:p>142023</text:p>
          </table:table-cell>
          <table:table-cell table:style-name="cellBest" office:value-type="float" office:value="1.83709">
            <text:p>1.83709</text:p>
          </table:table-cell>
          <table:table-cell office:value-type="float" office:value="0">
            <text:p>0</text:p>
          </table:table-cell>
          <table:table-cell table:style-name="cellBest" office:value-type="float" office:value="13628">
            <text:p>13628</text:p>
          </table:table-cell>
          <table:table-cell table:style-name="cellBest" office:value-type="float" office:value="19311">
            <text:p>19311</text:p>
          </table:table-cell>
          <table:table-cell office:value-type="float" office:value="4356">
            <text:p>435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19330">
            <text:p>1819330</text:p>
          </table:table-cell>
          <table:table-cell table:number-columns-repeated="2" office:value-type="float" office:value="1888569">
            <text:p>1888569</text:p>
          </table:table-cell>
          <table:table-cell table:formula="of:=MI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 office:value="1.83709">
            <text:p>1.83709</text:p>
          </table:table-cell>
          <table:table-cell table:formula="of:=MI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 office:value="0">
            <text:p>0</text:p>
          </table:table-cell>
          <table:table-cell table:formula="of:=MI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 office:value="13628">
            <text:p>13628</text:p>
          </table:table-cell>
          <table:table-cell table:formula="of:=MI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 office:value="19311">
            <text:p>19311</text:p>
          </table:table-cell>
          <table:table-cell table:formula="of:=MI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 office:value="0">
            <text:p>0</text:p>
          </table:table-cell>
          <table:table-cell table:formula="of:=MEDIA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 office:value="22.4521">
            <text:p>22.4521</text:p>
          </table:table-cell>
          <table:table-cell table:formula="of:=MEDIA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 office:value="0">
            <text:p>0</text:p>
          </table:table-cell>
          <table:table-cell table:formula="of:=MEDIA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 office:value="138165">
            <text:p>138165</text:p>
          </table:table-cell>
          <table:table-cell table:formula="of:=MEDIA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 office:value="196252">
            <text:p>196252</text:p>
          </table:table-cell>
          <table:table-cell table:formula="of:=MEDIA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 office:value="117266">
            <text:p>117266</text:p>
          </table:table-cell>
          <table:table-cell table:formula="of:=MAX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 office:value="600">
            <text:p>600</text:p>
          </table:table-cell>
          <table:table-cell table:formula="of:=MAX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 office:value="1">
            <text:p>1</text:p>
          </table:table-cell>
          <table:table-cell table:formula="of:=MAX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 office:value="2134972">
            <text:p>2134972</text:p>
          </table:table-cell>
          <table:table-cell table:formula="of:=MAX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 office:value="3216745">
            <text:p>3216745</text:p>
          </table:table-cell>
          <table:table-cell table:formula="of:=MAX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 office:value="3216745">
            <text:p>3216745</text:p>
          </table:table-cell>
        </table:table-row>
        <table:table-row table:style-name="ro1">
          <table:table-cell office:value-type="string">
            <text:p>./50-hanoi_tower-120-0.asp</text:p>
          </table:table-cell>
          <table:table-cell office:value-type="float" office:value="88.9107">
            <text:p>88.9107</text:p>
          </table:table-cell>
          <table:table-cell office:value-type="float" office:value="0">
            <text:p>0</text:p>
          </table:table-cell>
          <table:table-cell office:value-type="float" office:value="424522">
            <text:p>424522</text:p>
          </table:table-cell>
          <table:table-cell office:value-type="float" office:value="523106">
            <text:p>523106</text:p>
          </table:table-cell>
          <table:table-cell office:value-type="float" office:value="91.4644">
            <text:p>91.4644</text:p>
          </table:table-cell>
          <table:table-cell office:value-type="float" office:value="0">
            <text:p>0</text:p>
          </table:table-cell>
          <table:table-cell office:value-type="float" office:value="424522">
            <text:p>424522</text:p>
          </table:table-cell>
          <table:table-cell office:value-type="float" office:value="523106">
            <text:p>523106</text:p>
          </table:table-cell>
          <table:table-cell office:value-type="float" office:value="0">
            <text:p>0</text:p>
          </table:table-cell>
          <table:table-cell office:value-type="float" office:value="85.6006">
            <text:p>85.6006</text:p>
          </table:table-cell>
          <table:table-cell office:value-type="float" office:value="0">
            <text:p>0</text:p>
          </table:table-cell>
          <table:table-cell office:value-type="float" office:value="424522">
            <text:p>424522</text:p>
          </table:table-cell>
          <table:table-cell office:value-type="float" office:value="523106">
            <text:p>523106</text:p>
          </table:table-cell>
          <table:table-cell office:value-type="float" office:value="0">
            <text:p>0</text:p>
          </table:table-cell>
          <table:table-cell office:value-type="float" office:value="85.3194">
            <text:p>85.3194</text:p>
          </table:table-cell>
          <table:table-cell office:value-type="float" office:value="0">
            <text:p>0</text:p>
          </table:table-cell>
          <table:table-cell office:value-type="float" office:value="424522">
            <text:p>424522</text:p>
          </table:table-cell>
          <table:table-cell office:value-type="float" office:value="523106">
            <text:p>523106</text:p>
          </table:table-cell>
          <table:table-cell office:value-type="float" office:value="263030">
            <text:p>263030</text:p>
          </table:table-cell>
          <table:table-cell office:value-type="float" office:value="20.5423">
            <text:p>20.5423</text:p>
          </table:table-cell>
          <table:table-cell office:value-type="float" office:value="0">
            <text:p>0</text:p>
          </table:table-cell>
          <table:table-cell office:value-type="float" office:value="118382">
            <text:p>118382</text:p>
          </table:table-cell>
          <table:table-cell office:value-type="float" office:value="235986">
            <text:p>235986</text:p>
          </table:table-cell>
          <table:table-cell office:value-type="float" office:value="145038">
            <text:p>145038</text:p>
          </table:table-cell>
          <table:table-cell office:value-type="float" office:value="124.968">
            <text:p>124.968</text:p>
          </table:table-cell>
          <table:table-cell office:value-type="float" office:value="0">
            <text:p>0</text:p>
          </table:table-cell>
          <table:table-cell office:value-type="float" office:value="608935">
            <text:p>608935</text:p>
          </table:table-cell>
          <table:table-cell office:value-type="float" office:value="758293">
            <text:p>758293</text:p>
          </table:table-cell>
          <table:table-cell office:value-type="float" office:value="354010">
            <text:p>354010</text:p>
          </table:table-cell>
          <table:table-cell office:value-type="float" office:value="70.3898">
            <text:p>70.3898</text:p>
          </table:table-cell>
          <table:table-cell office:value-type="float" office:value="0">
            <text:p>0</text:p>
          </table:table-cell>
          <table:table-cell office:value-type="float" office:value="350290">
            <text:p>350290</text:p>
          </table:table-cell>
          <table:table-cell office:value-type="float" office:value="393211">
            <text:p>393211</text:p>
          </table:table-cell>
          <table:table-cell office:value-type="float" office:value="386946">
            <text:p>386946</text:p>
          </table:table-cell>
          <table:table-cell office:value-type="float" office:value="57.5524">
            <text:p>57.5524</text:p>
          </table:table-cell>
          <table:table-cell office:value-type="float" office:value="0">
            <text:p>0</text:p>
          </table:table-cell>
          <table:table-cell office:value-type="float" office:value="277858">
            <text:p>277858</text:p>
          </table:table-cell>
          <table:table-cell office:value-type="float" office:value="314998">
            <text:p>314998</text:p>
          </table:table-cell>
          <table:table-cell office:value-type="float" office:value="314160">
            <text:p>314160</text:p>
          </table:table-cell>
          <table:table-cell office:value-type="float" office:value="37.2681">
            <text:p>37.2681</text:p>
          </table:table-cell>
          <table:table-cell office:value-type="float" office:value="0">
            <text:p>0</text:p>
          </table:table-cell>
          <table:table-cell office:value-type="float" office:value="206612">
            <text:p>206612</text:p>
          </table:table-cell>
          <table:table-cell office:value-type="float" office:value="236269">
            <text:p>236269</text:p>
          </table:table-cell>
          <table:table-cell office:value-type="float" office:value="235914">
            <text:p>235914</text:p>
          </table:table-cell>
          <table:table-cell office:value-type="float" office:value="133.948">
            <text:p>133.948</text:p>
          </table:table-cell>
          <table:table-cell office:value-type="float" office:value="0">
            <text:p>0</text:p>
          </table:table-cell>
          <table:table-cell office:value-type="float" office:value="617143">
            <text:p>617143</text:p>
          </table:table-cell>
          <table:table-cell office:value-type="float" office:value="696479">
            <text:p>696479</text:p>
          </table:table-cell>
          <table:table-cell office:value-type="float" office:value="696131">
            <text:p>696131</text:p>
          </table:table-cell>
          <table:table-cell office:value-type="float" office:value="65.6916">
            <text:p>65.6916</text:p>
          </table:table-cell>
          <table:table-cell office:value-type="float" office:value="0">
            <text:p>0</text:p>
          </table:table-cell>
          <table:table-cell office:value-type="float" office:value="326327">
            <text:p>326327</text:p>
          </table:table-cell>
          <table:table-cell office:value-type="float" office:value="410315">
            <text:p>410315</text:p>
          </table:table-cell>
          <table:table-cell office:value-type="float" office:value="181677">
            <text:p>181677</text:p>
          </table:table-cell>
          <table:table-cell office:value-type="float" office:value="38.1806">
            <text:p>38.1806</text:p>
          </table:table-cell>
          <table:table-cell office:value-type="float" office:value="0">
            <text:p>0</text:p>
          </table:table-cell>
          <table:table-cell office:value-type="float" office:value="201429">
            <text:p>201429</text:p>
          </table:table-cell>
          <table:table-cell office:value-type="float" office:value="248458">
            <text:p>248458</text:p>
          </table:table-cell>
          <table:table-cell office:value-type="float" office:value="129527">
            <text:p>129527</text:p>
          </table:table-cell>
          <table:table-cell office:value-type="float" office:value="61.6288">
            <text:p>61.6288</text:p>
          </table:table-cell>
          <table:table-cell office:value-type="float" office:value="0">
            <text:p>0</text:p>
          </table:table-cell>
          <table:table-cell office:value-type="float" office:value="360214">
            <text:p>360214</text:p>
          </table:table-cell>
          <table:table-cell office:value-type="float" office:value="442699">
            <text:p>442699</text:p>
          </table:table-cell>
          <table:table-cell office:value-type="float" office:value="226745">
            <text:p>226745</text:p>
          </table:table-cell>
          <table:table-cell office:value-type="float" office:value="36.9976">
            <text:p>36.9976</text:p>
          </table:table-cell>
          <table:table-cell office:value-type="float" office:value="0">
            <text:p>0</text:p>
          </table:table-cell>
          <table:table-cell office:value-type="float" office:value="187819">
            <text:p>187819</text:p>
          </table:table-cell>
          <table:table-cell office:value-type="float" office:value="231949">
            <text:p>231949</text:p>
          </table:table-cell>
          <table:table-cell office:value-type="float" office:value="125397">
            <text:p>125397</text:p>
          </table:table-cell>
          <table:table-cell office:value-type="float" office:value="264.145">
            <text:p>264.145</text:p>
          </table:table-cell>
          <table:table-cell office:value-type="float" office:value="0">
            <text:p>0</text:p>
          </table:table-cell>
          <table:table-cell office:value-type="float" office:value="1178846">
            <text:p>1178846</text:p>
          </table:table-cell>
          <table:table-cell table:number-columns-repeated="2" office:value-type="float" office:value="1320482">
            <text:p>1320482</text:p>
          </table:table-cell>
          <table:table-cell table:style-name="cellBest" office:value-type="float" office:value="12.2029">
            <text:p>12.2029</text:p>
          </table:table-cell>
          <table:table-cell office:value-type="float" office:value="0">
            <text:p>0</text:p>
          </table:table-cell>
          <table:table-cell table:style-name="cellBest" office:value-type="float" office:value="74669">
            <text:p>74669</text:p>
          </table:table-cell>
          <table:table-cell table:style-name="cellBest" office:value-type="float" office:value="113962">
            <text:p>113962</text:p>
          </table:table-cell>
          <table:table-cell office:value-type="float" office:value="0">
            <text:p>0</text:p>
          </table:table-cell>
          <table:table-cell office:value-type="float" office:value="439.524">
            <text:p>439.524</text:p>
          </table:table-cell>
          <table:table-cell office:value-type="float" office:value="0">
            <text:p>0</text:p>
          </table:table-cell>
          <table:table-cell office:value-type="float" office:value="1437876">
            <text:p>1437876</text:p>
          </table:table-cell>
          <table:table-cell office:value-type="float" office:value="1608432">
            <text:p>1608432</text:p>
          </table:table-cell>
          <table:table-cell office:value-type="float" office:value="1607223">
            <text:p>1607223</text:p>
          </table:table-cell>
          <table:table-cell office:value-type="float" office:value="96.4365">
            <text:p>96.4365</text:p>
          </table:table-cell>
          <table:table-cell office:value-type="float" office:value="0">
            <text:p>0</text:p>
          </table:table-cell>
          <table:table-cell office:value-type="float" office:value="531960">
            <text:p>531960</text:p>
          </table:table-cell>
          <table:table-cell office:value-type="float" office:value="632129">
            <text:p>632129</text:p>
          </table:table-cell>
          <table:table-cell office:value-type="float" office:value="360697">
            <text:p>36069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324497">
            <text:p>1324497</text:p>
          </table:table-cell>
          <table:table-cell table:number-columns-repeated="2" office:value-type="float" office:value="1404485">
            <text:p>140448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66279">
            <text:p>1666279</text:p>
          </table:table-cell>
          <table:table-cell office:value-type="float" office:value="1802233">
            <text:p>1802233</text:p>
          </table:table-cell>
          <table:table-cell office:value-type="float" office:value="1801601">
            <text:p>1801601</text:p>
          </table:table-cell>
          <table:table-cell office:value-type="float" office:value="21.8883">
            <text:p>21.8883</text:p>
          </table:table-cell>
          <table:table-cell office:value-type="float" office:value="0">
            <text:p>0</text:p>
          </table:table-cell>
          <table:table-cell office:value-type="float" office:value="130541">
            <text:p>130541</text:p>
          </table:table-cell>
          <table:table-cell office:value-type="float" office:value="166567">
            <text:p>166567</text:p>
          </table:table-cell>
          <table:table-cell office:value-type="float" office:value="83693">
            <text:p>8369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069860">
            <text:p>2069860</text:p>
          </table:table-cell>
          <table:table-cell table:number-columns-repeated="2" office:value-type="float" office:value="2083600">
            <text:p>2083600</text:p>
          </table:table-cell>
          <table:table-cell office:value-type="float" office:value="83.563">
            <text:p>83.563</text:p>
          </table:table-cell>
          <table:table-cell office:value-type="float" office:value="0">
            <text:p>0</text:p>
          </table:table-cell>
          <table:table-cell office:value-type="float" office:value="424522">
            <text:p>424522</text:p>
          </table:table-cell>
          <table:table-cell office:value-type="float" office:value="523106">
            <text:p>523106</text:p>
          </table:table-cell>
          <table:table-cell office:value-type="float" office:value="263030">
            <text:p>263030</text:p>
          </table:table-cell>
          <table:table-cell office:value-type="float" office:value="55.1527">
            <text:p>55.1527</text:p>
          </table:table-cell>
          <table:table-cell office:value-type="float" office:value="0">
            <text:p>0</text:p>
          </table:table-cell>
          <table:table-cell office:value-type="float" office:value="305536">
            <text:p>305536</text:p>
          </table:table-cell>
          <table:table-cell office:value-type="float" office:value="383189">
            <text:p>383189</text:p>
          </table:table-cell>
          <table:table-cell office:value-type="float" office:value="88896">
            <text:p>88896</text:p>
          </table:table-cell>
          <table:table-cell office:value-type="float" office:value="89.3119">
            <text:p>89.3119</text:p>
          </table:table-cell>
          <table:table-cell office:value-type="float" office:value="0">
            <text:p>0</text:p>
          </table:table-cell>
          <table:table-cell office:value-type="float" office:value="411799">
            <text:p>411799</text:p>
          </table:table-cell>
          <table:table-cell office:value-type="float" office:value="519374">
            <text:p>519374</text:p>
          </table:table-cell>
          <table:table-cell office:value-type="float" office:value="145725">
            <text:p>145725</text:p>
          </table:table-cell>
          <table:table-cell office:value-type="float" office:value="33.0441">
            <text:p>33.0441</text:p>
          </table:table-cell>
          <table:table-cell office:value-type="float" office:value="0">
            <text:p>0</text:p>
          </table:table-cell>
          <table:table-cell office:value-type="float" office:value="216978">
            <text:p>216978</text:p>
          </table:table-cell>
          <table:table-cell office:value-type="float" office:value="319468">
            <text:p>319468</text:p>
          </table:table-cell>
          <table:table-cell office:value-type="float" office:value="297727">
            <text:p>297727</text:p>
          </table:table-cell>
          <table:table-cell office:value-type="float" office:value="71.8849">
            <text:p>71.8849</text:p>
          </table:table-cell>
          <table:table-cell office:value-type="float" office:value="0">
            <text:p>0</text:p>
          </table:table-cell>
          <table:table-cell office:value-type="float" office:value="357767">
            <text:p>357767</text:p>
          </table:table-cell>
          <table:table-cell office:value-type="float" office:value="543562">
            <text:p>543562</text:p>
          </table:table-cell>
          <table:table-cell office:value-type="float" office:value="540433">
            <text:p>540433</text:p>
          </table:table-cell>
          <table:table-cell office:value-type="float" office:value="38.2498">
            <text:p>38.2498</text:p>
          </table:table-cell>
          <table:table-cell office:value-type="float" office:value="0">
            <text:p>0</text:p>
          </table:table-cell>
          <table:table-cell office:value-type="float" office:value="235653">
            <text:p>235653</text:p>
          </table:table-cell>
          <table:table-cell office:value-type="float" office:value="366454">
            <text:p>366454</text:p>
          </table:table-cell>
          <table:table-cell office:value-type="float" office:value="365507">
            <text:p>365507</text:p>
          </table:table-cell>
          <table:table-cell office:value-type="float" office:value="43.529">
            <text:p>43.529</text:p>
          </table:table-cell>
          <table:table-cell office:value-type="float" office:value="0">
            <text:p>0</text:p>
          </table:table-cell>
          <table:table-cell office:value-type="float" office:value="263820">
            <text:p>263820</text:p>
          </table:table-cell>
          <table:table-cell office:value-type="float" office:value="404789">
            <text:p>404789</text:p>
          </table:table-cell>
          <table:table-cell office:value-type="float" office:value="403959">
            <text:p>403959</text:p>
          </table:table-cell>
          <table:table-cell office:value-type="float" office:value="47.4195">
            <text:p>47.4195</text:p>
          </table:table-cell>
          <table:table-cell office:value-type="float" office:value="0">
            <text:p>0</text:p>
          </table:table-cell>
          <table:table-cell office:value-type="float" office:value="276491">
            <text:p>276491</text:p>
          </table:table-cell>
          <table:table-cell office:value-type="float" office:value="340515">
            <text:p>340515</text:p>
          </table:table-cell>
          <table:table-cell office:value-type="float" office:value="79223">
            <text:p>79223</text:p>
          </table:table-cell>
          <table:table-cell office:value-type="float" office:value="41.6327">
            <text:p>41.6327</text:p>
          </table:table-cell>
          <table:table-cell office:value-type="float" office:value="0">
            <text:p>0</text:p>
          </table:table-cell>
          <table:table-cell office:value-type="float" office:value="222101">
            <text:p>222101</text:p>
          </table:table-cell>
          <table:table-cell office:value-type="float" office:value="274100">
            <text:p>274100</text:p>
          </table:table-cell>
          <table:table-cell office:value-type="float" office:value="68344">
            <text:p>68344</text:p>
          </table:table-cell>
          <table:table-cell office:value-type="float" office:value="18.4315">
            <text:p>18.4315</text:p>
          </table:table-cell>
          <table:table-cell office:value-type="float" office:value="0">
            <text:p>0</text:p>
          </table:table-cell>
          <table:table-cell office:value-type="float" office:value="102281">
            <text:p>102281</text:p>
          </table:table-cell>
          <table:table-cell office:value-type="float" office:value="135670">
            <text:p>135670</text:p>
          </table:table-cell>
          <table:table-cell office:value-type="float" office:value="37857">
            <text:p>37857</text:p>
          </table:table-cell>
          <table:table-cell office:value-type="float" office:value="40.2026">
            <text:p>40.2026</text:p>
          </table:table-cell>
          <table:table-cell office:value-type="float" office:value="0">
            <text:p>0</text:p>
          </table:table-cell>
          <table:table-cell office:value-type="float" office:value="234649">
            <text:p>234649</text:p>
          </table:table-cell>
          <table:table-cell office:value-type="float" office:value="290258">
            <text:p>290258</text:p>
          </table:table-cell>
          <table:table-cell office:value-type="float" office:value="55925">
            <text:p>55925</text:p>
          </table:table-cell>
          <table:table-cell office:value-type="float" office:value="17.9259">
            <text:p>17.9259</text:p>
          </table:table-cell>
          <table:table-cell office:value-type="float" office:value="0">
            <text:p>0</text:p>
          </table:table-cell>
          <table:table-cell office:value-type="float" office:value="126584">
            <text:p>126584</text:p>
          </table:table-cell>
          <table:table-cell table:number-columns-repeated="2" office:value-type="float" office:value="195714">
            <text:p>195714</text:p>
          </table:table-cell>
          <table:table-cell office:value-type="float" office:value="84.1376">
            <text:p>84.1376</text:p>
          </table:table-cell>
          <table:table-cell office:value-type="float" office:value="0">
            <text:p>0</text:p>
          </table:table-cell>
          <table:table-cell office:value-type="float" office:value="412263">
            <text:p>412263</text:p>
          </table:table-cell>
          <table:table-cell office:value-type="float" office:value="494082">
            <text:p>494082</text:p>
          </table:table-cell>
          <table:table-cell office:value-type="float" office:value="0">
            <text:p>0</text:p>
          </table:table-cell>
          <table:table-cell office:value-type="float" office:value="68.6711">
            <text:p>68.6711</text:p>
          </table:table-cell>
          <table:table-cell office:value-type="float" office:value="0">
            <text:p>0</text:p>
          </table:table-cell>
          <table:table-cell office:value-type="float" office:value="379951">
            <text:p>379951</text:p>
          </table:table-cell>
          <table:table-cell office:value-type="float" office:value="575891">
            <text:p>575891</text:p>
          </table:table-cell>
          <table:table-cell office:value-type="float" office:value="574461">
            <text:p>574461</text:p>
          </table:table-cell>
          <table:table-cell office:value-type="float" office:value="103.087">
            <text:p>103.087</text:p>
          </table:table-cell>
          <table:table-cell office:value-type="float" office:value="0">
            <text:p>0</text:p>
          </table:table-cell>
          <table:table-cell office:value-type="float" office:value="524701">
            <text:p>524701</text:p>
          </table:table-cell>
          <table:table-cell office:value-type="float" office:value="846214">
            <text:p>846214</text:p>
          </table:table-cell>
          <table:table-cell office:value-type="float" office:value="137495">
            <text:p>13749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211998">
            <text:p>1211998</text:p>
          </table:table-cell>
          <table:table-cell table:style-name="cellWorst" office:value-type="float" office:value="2906380">
            <text:p>2906380</text:p>
          </table:table-cell>
          <table:table-cell office:value-type="float" office:value="2906380">
            <text:p>2906380</text:p>
          </table:table-cell>
          <table:table-cell office:value-type="float" office:value="56.278">
            <text:p>56.278</text:p>
          </table:table-cell>
          <table:table-cell office:value-type="float" office:value="0">
            <text:p>0</text:p>
          </table:table-cell>
          <table:table-cell office:value-type="float" office:value="337617">
            <text:p>337617</text:p>
          </table:table-cell>
          <table:table-cell office:value-type="float" office:value="480427">
            <text:p>480427</text:p>
          </table:table-cell>
          <table:table-cell office:value-type="float" office:value="479945">
            <text:p>479945</text:p>
          </table:table-cell>
          <table:table-cell office:value-type="float" office:value="15.4853">
            <text:p>15.4853</text:p>
          </table:table-cell>
          <table:table-cell office:value-type="float" office:value="0">
            <text:p>0</text:p>
          </table:table-cell>
          <table:table-cell office:value-type="float" office:value="95381">
            <text:p>95381</text:p>
          </table:table-cell>
          <table:table-cell office:value-type="float" office:value="121404">
            <text:p>121404</text:p>
          </table:table-cell>
          <table:table-cell office:value-type="float" office:value="31351">
            <text:p>3135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911293">
            <text:p>1911293</text:p>
          </table:table-cell>
          <table:table-cell table:number-columns-repeated="2" office:value-type="float" office:value="1977190">
            <text:p>1977190</text:p>
          </table:table-cell>
          <table:table-cell table:formula="of:=MI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 office:value="12.2029">
            <text:p>12.2029</text:p>
          </table:table-cell>
          <table:table-cell table:formula="of:=MI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 office:value="0">
            <text:p>0</text:p>
          </table:table-cell>
          <table:table-cell table:formula="of:=MI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 office:value="74669">
            <text:p>74669</text:p>
          </table:table-cell>
          <table:table-cell table:formula="of:=MI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 office:value="113962">
            <text:p>113962</text:p>
          </table:table-cell>
          <table:table-cell table:formula="of:=MI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 office:value="0">
            <text:p>0</text:p>
          </table:table-cell>
          <table:table-cell table:formula="of:=MEDIA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 office:value="68.6711">
            <text:p>68.6711</text:p>
          </table:table-cell>
          <table:table-cell table:formula="of:=MEDIA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 office:value="0">
            <text:p>0</text:p>
          </table:table-cell>
          <table:table-cell table:formula="of:=MEDIA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 office:value="357767">
            <text:p>357767</text:p>
          </table:table-cell>
          <table:table-cell table:formula="of:=MEDIA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 office:value="480427">
            <text:p>480427</text:p>
          </table:table-cell>
          <table:table-cell table:formula="of:=MEDIA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 office:value="249472">
            <text:p>249472</text:p>
          </table:table-cell>
          <table:table-cell table:formula="of:=MAX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 office:value="600">
            <text:p>600</text:p>
          </table:table-cell>
          <table:table-cell table:formula="of:=MAX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 office:value="1">
            <text:p>1</text:p>
          </table:table-cell>
          <table:table-cell table:formula="of:=MAX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 office:value="2069860">
            <text:p>2069860</text:p>
          </table:table-cell>
          <table:table-cell table:formula="of:=MAX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 office:value="2906380">
            <text:p>2906380</text:p>
          </table:table-cell>
          <table:table-cell table:formula="of:=MAX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 office:value="2906380">
            <text:p>2906380</text:p>
          </table:table-cell>
        </table:table-row>
        <table:table-row table:style-name="ro1">
          <table:table-cell office:value-type="string">
            <text:p>./51-hanoi_tower-120-0.asp</text:p>
          </table:table-cell>
          <table:table-cell office:value-type="float" office:value="113.903">
            <text:p>113.903</text:p>
          </table:table-cell>
          <table:table-cell office:value-type="float" office:value="0">
            <text:p>0</text:p>
          </table:table-cell>
          <table:table-cell office:value-type="float" office:value="500726">
            <text:p>500726</text:p>
          </table:table-cell>
          <table:table-cell office:value-type="float" office:value="606723">
            <text:p>606723</text:p>
          </table:table-cell>
          <table:table-cell office:value-type="float" office:value="124.151">
            <text:p>124.151</text:p>
          </table:table-cell>
          <table:table-cell office:value-type="float" office:value="0">
            <text:p>0</text:p>
          </table:table-cell>
          <table:table-cell office:value-type="float" office:value="500726">
            <text:p>500726</text:p>
          </table:table-cell>
          <table:table-cell office:value-type="float" office:value="606723">
            <text:p>606723</text:p>
          </table:table-cell>
          <table:table-cell office:value-type="float" office:value="0">
            <text:p>0</text:p>
          </table:table-cell>
          <table:table-cell office:value-type="float" office:value="101.345">
            <text:p>101.345</text:p>
          </table:table-cell>
          <table:table-cell office:value-type="float" office:value="0">
            <text:p>0</text:p>
          </table:table-cell>
          <table:table-cell office:value-type="float" office:value="500726">
            <text:p>500726</text:p>
          </table:table-cell>
          <table:table-cell office:value-type="float" office:value="606723">
            <text:p>606723</text:p>
          </table:table-cell>
          <table:table-cell office:value-type="float" office:value="0">
            <text:p>0</text:p>
          </table:table-cell>
          <table:table-cell office:value-type="float" office:value="97.4602">
            <text:p>97.4602</text:p>
          </table:table-cell>
          <table:table-cell office:value-type="float" office:value="0">
            <text:p>0</text:p>
          </table:table-cell>
          <table:table-cell office:value-type="float" office:value="500726">
            <text:p>500726</text:p>
          </table:table-cell>
          <table:table-cell office:value-type="float" office:value="606723">
            <text:p>606723</text:p>
          </table:table-cell>
          <table:table-cell office:value-type="float" office:value="305201">
            <text:p>305201</text:p>
          </table:table-cell>
          <table:table-cell office:value-type="float" office:value="423.92">
            <text:p>423.92</text:p>
          </table:table-cell>
          <table:table-cell office:value-type="float" office:value="0">
            <text:p>0</text:p>
          </table:table-cell>
          <table:table-cell office:value-type="float" office:value="1556324">
            <text:p>1556324</text:p>
          </table:table-cell>
          <table:table-cell table:style-name="cellWorst" office:value-type="float" office:value="2579321">
            <text:p>2579321</text:p>
          </table:table-cell>
          <table:table-cell office:value-type="float" office:value="1260572">
            <text:p>1260572</text:p>
          </table:table-cell>
          <table:table-cell office:value-type="float" office:value="134.857">
            <text:p>134.857</text:p>
          </table:table-cell>
          <table:table-cell office:value-type="float" office:value="0">
            <text:p>0</text:p>
          </table:table-cell>
          <table:table-cell office:value-type="float" office:value="689220">
            <text:p>689220</text:p>
          </table:table-cell>
          <table:table-cell office:value-type="float" office:value="841134">
            <text:p>841134</text:p>
          </table:table-cell>
          <table:table-cell office:value-type="float" office:value="402689">
            <text:p>402689</text:p>
          </table:table-cell>
          <table:table-cell office:value-type="float" office:value="120.69">
            <text:p>120.69</text:p>
          </table:table-cell>
          <table:table-cell office:value-type="float" office:value="0">
            <text:p>0</text:p>
          </table:table-cell>
          <table:table-cell office:value-type="float" office:value="547102">
            <text:p>547102</text:p>
          </table:table-cell>
          <table:table-cell office:value-type="float" office:value="619369">
            <text:p>619369</text:p>
          </table:table-cell>
          <table:table-cell office:value-type="float" office:value="595416">
            <text:p>595416</text:p>
          </table:table-cell>
          <table:table-cell office:value-type="float" office:value="136.833">
            <text:p>136.833</text:p>
          </table:table-cell>
          <table:table-cell office:value-type="float" office:value="0">
            <text:p>0</text:p>
          </table:table-cell>
          <table:table-cell office:value-type="float" office:value="641364">
            <text:p>641364</text:p>
          </table:table-cell>
          <table:table-cell office:value-type="float" office:value="718155">
            <text:p>718155</text:p>
          </table:table-cell>
          <table:table-cell office:value-type="float" office:value="716967">
            <text:p>716967</text:p>
          </table:table-cell>
          <table:table-cell office:value-type="float" office:value="182.787">
            <text:p>182.787</text:p>
          </table:table-cell>
          <table:table-cell office:value-type="float" office:value="0">
            <text:p>0</text:p>
          </table:table-cell>
          <table:table-cell office:value-type="float" office:value="887314">
            <text:p>887314</text:p>
          </table:table-cell>
          <table:table-cell office:value-type="float" office:value="989180">
            <text:p>989180</text:p>
          </table:table-cell>
          <table:table-cell office:value-type="float" office:value="988702">
            <text:p>988702</text:p>
          </table:table-cell>
          <table:table-cell office:value-type="float" office:value="259.526">
            <text:p>259.526</text:p>
          </table:table-cell>
          <table:table-cell office:value-type="float" office:value="0">
            <text:p>0</text:p>
          </table:table-cell>
          <table:table-cell office:value-type="float" office:value="1196401">
            <text:p>1196401</text:p>
          </table:table-cell>
          <table:table-cell office:value-type="float" office:value="1325352">
            <text:p>1325352</text:p>
          </table:table-cell>
          <table:table-cell office:value-type="float" office:value="1324805">
            <text:p>1324805</text:p>
          </table:table-cell>
          <table:table-cell office:value-type="float" office:value="76.4783">
            <text:p>76.4783</text:p>
          </table:table-cell>
          <table:table-cell office:value-type="float" office:value="0">
            <text:p>0</text:p>
          </table:table-cell>
          <table:table-cell office:value-type="float" office:value="412036">
            <text:p>412036</text:p>
          </table:table-cell>
          <table:table-cell office:value-type="float" office:value="504709">
            <text:p>504709</text:p>
          </table:table-cell>
          <table:table-cell office:value-type="float" office:value="258511">
            <text:p>258511</text:p>
          </table:table-cell>
          <table:table-cell office:value-type="float" office:value="79.9029">
            <text:p>79.9029</text:p>
          </table:table-cell>
          <table:table-cell office:value-type="float" office:value="0">
            <text:p>0</text:p>
          </table:table-cell>
          <table:table-cell office:value-type="float" office:value="355514">
            <text:p>355514</text:p>
          </table:table-cell>
          <table:table-cell office:value-type="float" office:value="638388">
            <text:p>638388</text:p>
          </table:table-cell>
          <table:table-cell office:value-type="float" office:value="309813">
            <text:p>309813</text:p>
          </table:table-cell>
          <table:table-cell office:value-type="float" office:value="188.09">
            <text:p>188.09</text:p>
          </table:table-cell>
          <table:table-cell office:value-type="float" office:value="0">
            <text:p>0</text:p>
          </table:table-cell>
          <table:table-cell office:value-type="float" office:value="800418">
            <text:p>800418</text:p>
          </table:table-cell>
          <table:table-cell office:value-type="float" office:value="1387983">
            <text:p>1387983</text:p>
          </table:table-cell>
          <table:table-cell office:value-type="float" office:value="737359">
            <text:p>737359</text:p>
          </table:table-cell>
          <table:table-cell office:value-type="float" office:value="116.271">
            <text:p>116.271</text:p>
          </table:table-cell>
          <table:table-cell office:value-type="float" office:value="0">
            <text:p>0</text:p>
          </table:table-cell>
          <table:table-cell office:value-type="float" office:value="532658">
            <text:p>532658</text:p>
          </table:table-cell>
          <table:table-cell office:value-type="float" office:value="665135">
            <text:p>665135</text:p>
          </table:table-cell>
          <table:table-cell office:value-type="float" office:value="303046">
            <text:p>303046</text:p>
          </table:table-cell>
          <table:table-cell office:value-type="float" office:value="166.182">
            <text:p>166.182</text:p>
          </table:table-cell>
          <table:table-cell office:value-type="float" office:value="0">
            <text:p>0</text:p>
          </table:table-cell>
          <table:table-cell office:value-type="float" office:value="821801">
            <text:p>821801</text:p>
          </table:table-cell>
          <table:table-cell table:number-columns-repeated="2" office:value-type="float" office:value="924783">
            <text:p>924783</text:p>
          </table:table-cell>
          <table:table-cell office:value-type="float" office:value="105.457">
            <text:p>105.457</text:p>
          </table:table-cell>
          <table:table-cell office:value-type="float" office:value="0">
            <text:p>0</text:p>
          </table:table-cell>
          <table:table-cell office:value-type="float" office:value="548818">
            <text:p>548818</text:p>
          </table:table-cell>
          <table:table-cell office:value-type="float" office:value="745052">
            <text:p>745052</text:p>
          </table:table-cell>
          <table:table-cell office:value-type="float" office:value="0">
            <text:p>0</text:p>
          </table:table-cell>
          <table:table-cell office:value-type="float" office:value="554.515">
            <text:p>554.515</text:p>
          </table:table-cell>
          <table:table-cell office:value-type="float" office:value="0">
            <text:p>0</text:p>
          </table:table-cell>
          <table:table-cell office:value-type="float" office:value="1509280">
            <text:p>1509280</text:p>
          </table:table-cell>
          <table:table-cell office:value-type="float" office:value="1662868">
            <text:p>1662868</text:p>
          </table:table-cell>
          <table:table-cell office:value-type="float" office:value="1661632">
            <text:p>1661632</text:p>
          </table:table-cell>
          <table:table-cell office:value-type="float" office:value="155.649">
            <text:p>155.649</text:p>
          </table:table-cell>
          <table:table-cell office:value-type="float" office:value="0">
            <text:p>0</text:p>
          </table:table-cell>
          <table:table-cell office:value-type="float" office:value="748214">
            <text:p>748214</text:p>
          </table:table-cell>
          <table:table-cell office:value-type="float" office:value="931930">
            <text:p>931930</text:p>
          </table:table-cell>
          <table:table-cell office:value-type="float" office:value="390232">
            <text:p>39023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370922">
            <text:p>1370922</text:p>
          </table:table-cell>
          <table:table-cell table:number-columns-repeated="2" office:value-type="float" office:value="1483168">
            <text:p>1483168</text:p>
          </table:table-cell>
          <table:table-cell office:value-type="float" office:value="271.607">
            <text:p>271.607</text:p>
          </table:table-cell>
          <table:table-cell office:value-type="float" office:value="0">
            <text:p>0</text:p>
          </table:table-cell>
          <table:table-cell office:value-type="float" office:value="991677">
            <text:p>991677</text:p>
          </table:table-cell>
          <table:table-cell office:value-type="float" office:value="1077413">
            <text:p>1077413</text:p>
          </table:table-cell>
          <table:table-cell office:value-type="float" office:value="1077081">
            <text:p>1077081</text:p>
          </table:table-cell>
          <table:table-cell office:value-type="float" office:value="34.0891">
            <text:p>34.0891</text:p>
          </table:table-cell>
          <table:table-cell office:value-type="float" office:value="0">
            <text:p>0</text:p>
          </table:table-cell>
          <table:table-cell office:value-type="float" office:value="192294">
            <text:p>192294</text:p>
          </table:table-cell>
          <table:table-cell office:value-type="float" office:value="243625">
            <text:p>243625</text:p>
          </table:table-cell>
          <table:table-cell office:value-type="float" office:value="106233">
            <text:p>10623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097174">
            <text:p>2097174</text:p>
          </table:table-cell>
          <table:table-cell table:number-columns-repeated="2" office:value-type="float" office:value="2108824">
            <text:p>2108824</text:p>
          </table:table-cell>
          <table:table-cell office:value-type="float" office:value="91.0016">
            <text:p>91.0016</text:p>
          </table:table-cell>
          <table:table-cell office:value-type="float" office:value="0">
            <text:p>0</text:p>
          </table:table-cell>
          <table:table-cell office:value-type="float" office:value="500726">
            <text:p>500726</text:p>
          </table:table-cell>
          <table:table-cell office:value-type="float" office:value="606723">
            <text:p>606723</text:p>
          </table:table-cell>
          <table:table-cell office:value-type="float" office:value="305201">
            <text:p>305201</text:p>
          </table:table-cell>
          <table:table-cell office:value-type="float" office:value="37.4192">
            <text:p>37.4192</text:p>
          </table:table-cell>
          <table:table-cell office:value-type="float" office:value="0">
            <text:p>0</text:p>
          </table:table-cell>
          <table:table-cell office:value-type="float" office:value="221730">
            <text:p>221730</text:p>
          </table:table-cell>
          <table:table-cell office:value-type="float" office:value="276516">
            <text:p>276516</text:p>
          </table:table-cell>
          <table:table-cell office:value-type="float" office:value="57114">
            <text:p>57114</text:p>
          </table:table-cell>
          <table:table-cell office:value-type="float" office:value="37.7061">
            <text:p>37.7061</text:p>
          </table:table-cell>
          <table:table-cell office:value-type="float" office:value="0">
            <text:p>0</text:p>
          </table:table-cell>
          <table:table-cell office:value-type="float" office:value="201817">
            <text:p>201817</text:p>
          </table:table-cell>
          <table:table-cell office:value-type="float" office:value="263608">
            <text:p>263608</text:p>
          </table:table-cell>
          <table:table-cell office:value-type="float" office:value="75843">
            <text:p>75843</text:p>
          </table:table-cell>
          <table:table-cell office:value-type="float" office:value="69.9334">
            <text:p>69.9334</text:p>
          </table:table-cell>
          <table:table-cell office:value-type="float" office:value="0">
            <text:p>0</text:p>
          </table:table-cell>
          <table:table-cell office:value-type="float" office:value="345159">
            <text:p>345159</text:p>
          </table:table-cell>
          <table:table-cell office:value-type="float" office:value="517779">
            <text:p>517779</text:p>
          </table:table-cell>
          <table:table-cell office:value-type="float" office:value="482845">
            <text:p>482845</text:p>
          </table:table-cell>
          <table:table-cell office:value-type="float" office:value="66.8213">
            <text:p>66.8213</text:p>
          </table:table-cell>
          <table:table-cell office:value-type="float" office:value="0">
            <text:p>0</text:p>
          </table:table-cell>
          <table:table-cell office:value-type="float" office:value="344989">
            <text:p>344989</text:p>
          </table:table-cell>
          <table:table-cell office:value-type="float" office:value="532587">
            <text:p>532587</text:p>
          </table:table-cell>
          <table:table-cell office:value-type="float" office:value="529579">
            <text:p>529579</text:p>
          </table:table-cell>
          <table:table-cell office:value-type="float" office:value="45.1968">
            <text:p>45.1968</text:p>
          </table:table-cell>
          <table:table-cell office:value-type="float" office:value="0">
            <text:p>0</text:p>
          </table:table-cell>
          <table:table-cell office:value-type="float" office:value="273969">
            <text:p>273969</text:p>
          </table:table-cell>
          <table:table-cell office:value-type="float" office:value="420414">
            <text:p>420414</text:p>
          </table:table-cell>
          <table:table-cell office:value-type="float" office:value="419433">
            <text:p>419433</text:p>
          </table:table-cell>
          <table:table-cell office:value-type="float" office:value="94.7114">
            <text:p>94.7114</text:p>
          </table:table-cell>
          <table:table-cell office:value-type="float" office:value="0">
            <text:p>0</text:p>
          </table:table-cell>
          <table:table-cell office:value-type="float" office:value="502722">
            <text:p>502722</text:p>
          </table:table-cell>
          <table:table-cell office:value-type="float" office:value="747079">
            <text:p>747079</text:p>
          </table:table-cell>
          <table:table-cell office:value-type="float" office:value="746035">
            <text:p>746035</text:p>
          </table:table-cell>
          <table:table-cell office:value-type="float" office:value="108.663">
            <text:p>108.663</text:p>
          </table:table-cell>
          <table:table-cell office:value-type="float" office:value="0">
            <text:p>0</text:p>
          </table:table-cell>
          <table:table-cell office:value-type="float" office:value="535224">
            <text:p>535224</text:p>
          </table:table-cell>
          <table:table-cell office:value-type="float" office:value="661989">
            <text:p>661989</text:p>
          </table:table-cell>
          <table:table-cell office:value-type="float" office:value="156422">
            <text:p>156422</text:p>
          </table:table-cell>
          <table:table-cell office:value-type="float" office:value="184.947">
            <text:p>184.947</text:p>
          </table:table-cell>
          <table:table-cell office:value-type="float" office:value="0">
            <text:p>0</text:p>
          </table:table-cell>
          <table:table-cell office:value-type="float" office:value="925740">
            <text:p>925740</text:p>
          </table:table-cell>
          <table:table-cell office:value-type="float" office:value="1122839">
            <text:p>1122839</text:p>
          </table:table-cell>
          <table:table-cell office:value-type="float" office:value="245473">
            <text:p>245473</text:p>
          </table:table-cell>
          <table:table-cell office:value-type="float" office:value="178.62">
            <text:p>178.62</text:p>
          </table:table-cell>
          <table:table-cell office:value-type="float" office:value="0">
            <text:p>0</text:p>
          </table:table-cell>
          <table:table-cell office:value-type="float" office:value="820408">
            <text:p>820408</text:p>
          </table:table-cell>
          <table:table-cell office:value-type="float" office:value="983470">
            <text:p>983470</text:p>
          </table:table-cell>
          <table:table-cell office:value-type="float" office:value="174013">
            <text:p>174013</text:p>
          </table:table-cell>
          <table:table-cell table:style-name="cellBest" office:value-type="float" office:value="21.4042">
            <text:p>21.4042</text:p>
          </table:table-cell>
          <table:table-cell office:value-type="float" office:value="0">
            <text:p>0</text:p>
          </table:table-cell>
          <table:table-cell table:style-name="cellBest" office:value-type="float" office:value="128660">
            <text:p>128660</text:p>
          </table:table-cell>
          <table:table-cell table:style-name="cellBest" office:value-type="float" office:value="166685">
            <text:p>166685</text:p>
          </table:table-cell>
          <table:table-cell office:value-type="float" office:value="46633">
            <text:p>46633</text:p>
          </table:table-cell>
          <table:table-cell office:value-type="float" office:value="98.0743">
            <text:p>98.0743</text:p>
          </table:table-cell>
          <table:table-cell office:value-type="float" office:value="0">
            <text:p>0</text:p>
          </table:table-cell>
          <table:table-cell office:value-type="float" office:value="520912">
            <text:p>520912</text:p>
          </table:table-cell>
          <table:table-cell table:number-columns-repeated="2" office:value-type="float" office:value="781453">
            <text:p>781453</text:p>
          </table:table-cell>
          <table:table-cell office:value-type="float" office:value="116.206">
            <text:p>116.206</text:p>
          </table:table-cell>
          <table:table-cell office:value-type="float" office:value="0">
            <text:p>0</text:p>
          </table:table-cell>
          <table:table-cell office:value-type="float" office:value="546469">
            <text:p>546469</text:p>
          </table:table-cell>
          <table:table-cell office:value-type="float" office:value="654964">
            <text:p>654964</text:p>
          </table:table-cell>
          <table:table-cell office:value-type="float" office:value="0">
            <text:p>0</text:p>
          </table:table-cell>
          <table:table-cell office:value-type="float" office:value="221.826">
            <text:p>221.826</text:p>
          </table:table-cell>
          <table:table-cell office:value-type="float" office:value="0">
            <text:p>0</text:p>
          </table:table-cell>
          <table:table-cell office:value-type="float" office:value="1038443">
            <text:p>1038443</text:p>
          </table:table-cell>
          <table:table-cell office:value-type="float" office:value="1457313">
            <text:p>1457313</text:p>
          </table:table-cell>
          <table:table-cell office:value-type="float" office:value="1455670">
            <text:p>1455670</text:p>
          </table:table-cell>
          <table:table-cell office:value-type="float" office:value="117.811">
            <text:p>117.811</text:p>
          </table:table-cell>
          <table:table-cell office:value-type="float" office:value="0">
            <text:p>0</text:p>
          </table:table-cell>
          <table:table-cell office:value-type="float" office:value="520429">
            <text:p>520429</text:p>
          </table:table-cell>
          <table:table-cell office:value-type="float" office:value="897512">
            <text:p>897512</text:p>
          </table:table-cell>
          <table:table-cell office:value-type="float" office:value="179154">
            <text:p>17915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441143">
            <text:p>1441143</text:p>
          </table:table-cell>
          <table:table-cell table:number-columns-repeated="2" office:value-type="float" office:value="2348358">
            <text:p>2348358</text:p>
          </table:table-cell>
          <table:table-cell office:value-type="float" office:value="148.823">
            <text:p>148.823</text:p>
          </table:table-cell>
          <table:table-cell office:value-type="float" office:value="0">
            <text:p>0</text:p>
          </table:table-cell>
          <table:table-cell office:value-type="float" office:value="731171">
            <text:p>731171</text:p>
          </table:table-cell>
          <table:table-cell office:value-type="float" office:value="1033692">
            <text:p>1033692</text:p>
          </table:table-cell>
          <table:table-cell office:value-type="float" office:value="1032812">
            <text:p>1032812</text:p>
          </table:table-cell>
          <table:table-cell office:value-type="float" office:value="154.753">
            <text:p>154.753</text:p>
          </table:table-cell>
          <table:table-cell office:value-type="float" office:value="0">
            <text:p>0</text:p>
          </table:table-cell>
          <table:table-cell office:value-type="float" office:value="740713">
            <text:p>740713</text:p>
          </table:table-cell>
          <table:table-cell office:value-type="float" office:value="916010">
            <text:p>916010</text:p>
          </table:table-cell>
          <table:table-cell office:value-type="float" office:value="202890">
            <text:p>20289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85781">
            <text:p>1685781</text:p>
          </table:table-cell>
          <table:table-cell table:number-columns-repeated="2" office:value-type="float" office:value="1742263">
            <text:p>1742263</text:p>
          </table:table-cell>
          <table:table-cell table:formula="of:=MI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 office:value="21.4042">
            <text:p>21.4042</text:p>
          </table:table-cell>
          <table:table-cell table:formula="of:=MI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 office:value="0">
            <text:p>0</text:p>
          </table:table-cell>
          <table:table-cell table:formula="of:=MI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 office:value="128660">
            <text:p>128660</text:p>
          </table:table-cell>
          <table:table-cell table:formula="of:=MI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 office:value="166685">
            <text:p>166685</text:p>
          </table:table-cell>
          <table:table-cell table:formula="of:=MI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 office:value="0">
            <text:p>0</text:p>
          </table:table-cell>
          <table:table-cell table:formula="of:=MEDIA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 office:value="120.69">
            <text:p>120.69</text:p>
          </table:table-cell>
          <table:table-cell table:formula="of:=MEDIA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 office:value="0">
            <text:p>0</text:p>
          </table:table-cell>
          <table:table-cell table:formula="of:=MEDIA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 office:value="547102">
            <text:p>547102</text:p>
          </table:table-cell>
          <table:table-cell table:formula="of:=MEDIA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 office:value="747079">
            <text:p>747079</text:p>
          </table:table-cell>
          <table:table-cell table:formula="of:=MEDIA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 office:value="411061">
            <text:p>411061</text:p>
          </table:table-cell>
          <table:table-cell table:formula="of:=MAX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 office:value="600">
            <text:p>600</text:p>
          </table:table-cell>
          <table:table-cell table:formula="of:=MAX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 office:value="1">
            <text:p>1</text:p>
          </table:table-cell>
          <table:table-cell table:formula="of:=MAX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 office:value="2097174">
            <text:p>2097174</text:p>
          </table:table-cell>
          <table:table-cell table:formula="of:=MAX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 office:value="2579321">
            <text:p>2579321</text:p>
          </table:table-cell>
          <table:table-cell table:formula="of:=MAX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 office:value="2348358">
            <text:p>2348358</text:p>
          </table:table-cell>
        </table:table-row>
        <table:table-row table:style-name="ro1">
          <table:table-cell office:value-type="string">
            <text:p>./52-hanoi_tower-120-0.asp</text:p>
          </table:table-cell>
          <table:table-cell office:value-type="float" office:value="490.21">
            <text:p>490.21</text:p>
          </table:table-cell>
          <table:table-cell office:value-type="float" office:value="0">
            <text:p>0</text:p>
          </table:table-cell>
          <table:table-cell office:value-type="float" office:value="2161371">
            <text:p>2161371</text:p>
          </table:table-cell>
          <table:table-cell office:value-type="float" office:value="2628584">
            <text:p>2628584</text:p>
          </table:table-cell>
          <table:table-cell office:value-type="float" office:value="472.89">
            <text:p>472.89</text:p>
          </table:table-cell>
          <table:table-cell office:value-type="float" office:value="0">
            <text:p>0</text:p>
          </table:table-cell>
          <table:table-cell office:value-type="float" office:value="2161371">
            <text:p>2161371</text:p>
          </table:table-cell>
          <table:table-cell office:value-type="float" office:value="2628584">
            <text:p>2628584</text:p>
          </table:table-cell>
          <table:table-cell office:value-type="float" office:value="0">
            <text:p>0</text:p>
          </table:table-cell>
          <table:table-cell office:value-type="float" office:value="569.616">
            <text:p>569.616</text:p>
          </table:table-cell>
          <table:table-cell office:value-type="float" office:value="0">
            <text:p>0</text:p>
          </table:table-cell>
          <table:table-cell office:value-type="float" office:value="2161371">
            <text:p>2161371</text:p>
          </table:table-cell>
          <table:table-cell office:value-type="float" office:value="2628584">
            <text:p>2628584</text:p>
          </table:table-cell>
          <table:table-cell office:value-type="float" office:value="0">
            <text:p>0</text:p>
          </table:table-cell>
          <table:table-cell office:value-type="float" office:value="472.268">
            <text:p>472.268</text:p>
          </table:table-cell>
          <table:table-cell office:value-type="float" office:value="0">
            <text:p>0</text:p>
          </table:table-cell>
          <table:table-cell office:value-type="float" office:value="2161371">
            <text:p>2161371</text:p>
          </table:table-cell>
          <table:table-cell office:value-type="float" office:value="2628584">
            <text:p>2628584</text:p>
          </table:table-cell>
          <table:table-cell office:value-type="float" office:value="1083221">
            <text:p>1083221</text:p>
          </table:table-cell>
          <table:table-cell office:value-type="float" office:value="101.156">
            <text:p>101.156</text:p>
          </table:table-cell>
          <table:table-cell office:value-type="float" office:value="0">
            <text:p>0</text:p>
          </table:table-cell>
          <table:table-cell office:value-type="float" office:value="522919">
            <text:p>522919</text:p>
          </table:table-cell>
          <table:table-cell office:value-type="float" office:value="827450">
            <text:p>827450</text:p>
          </table:table-cell>
          <table:table-cell office:value-type="float" office:value="397640">
            <text:p>397640</text:p>
          </table:table-cell>
          <table:table-cell office:value-type="float" office:value="211.264">
            <text:p>211.264</text:p>
          </table:table-cell>
          <table:table-cell office:value-type="float" office:value="0">
            <text:p>0</text:p>
          </table:table-cell>
          <table:table-cell office:value-type="float" office:value="1111959">
            <text:p>1111959</text:p>
          </table:table-cell>
          <table:table-cell office:value-type="float" office:value="1343073">
            <text:p>1343073</text:p>
          </table:table-cell>
          <table:table-cell office:value-type="float" office:value="585462">
            <text:p>585462</text:p>
          </table:table-cell>
          <table:table-cell office:value-type="float" office:value="445.231">
            <text:p>445.231</text:p>
          </table:table-cell>
          <table:table-cell office:value-type="float" office:value="0">
            <text:p>0</text:p>
          </table:table-cell>
          <table:table-cell office:value-type="float" office:value="1828399">
            <text:p>1828399</text:p>
          </table:table-cell>
          <table:table-cell office:value-type="float" office:value="1999054">
            <text:p>1999054</text:p>
          </table:table-cell>
          <table:table-cell office:value-type="float" office:value="1945540">
            <text:p>1945540</text:p>
          </table:table-cell>
          <table:table-cell office:value-type="float" office:value="539.582">
            <text:p>539.582</text:p>
          </table:table-cell>
          <table:table-cell office:value-type="float" office:value="0">
            <text:p>0</text:p>
          </table:table-cell>
          <table:table-cell office:value-type="float" office:value="2422677">
            <text:p>2422677</text:p>
          </table:table-cell>
          <table:table-cell office:value-type="float" office:value="2666974">
            <text:p>2666974</text:p>
          </table:table-cell>
          <table:table-cell office:value-type="float" office:value="2663879">
            <text:p>266387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285424">
            <text:p>2285424</text:p>
          </table:table-cell>
          <table:table-cell office:value-type="float" office:value="2512231">
            <text:p>2512231</text:p>
          </table:table-cell>
          <table:table-cell office:value-type="float" office:value="2511306">
            <text:p>251130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684200">
            <text:p>2684200</text:p>
          </table:table-cell>
          <table:table-cell office:value-type="float" office:value="2959968">
            <text:p>2959968</text:p>
          </table:table-cell>
          <table:table-cell office:value-type="float" office:value="2959228">
            <text:p>2959228</text:p>
          </table:table-cell>
          <table:table-cell table:style-name="cellBest" office:value-type="float" office:value="46.7956">
            <text:p>46.7956</text:p>
          </table:table-cell>
          <table:table-cell office:value-type="float" office:value="0">
            <text:p>0</text:p>
          </table:table-cell>
          <table:table-cell table:style-name="cellBest" office:value-type="float" office:value="288811">
            <text:p>288811</text:p>
          </table:table-cell>
          <table:table-cell table:style-name="cellBest" office:value-type="float" office:value="359279">
            <text:p>359279</text:p>
          </table:table-cell>
          <table:table-cell office:value-type="float" office:value="161494">
            <text:p>16149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345238">
            <text:p>2345238</text:p>
          </table:table-cell>
          <table:table-cell office:value-type="float" office:value="2831344">
            <text:p>2831344</text:p>
          </table:table-cell>
          <table:table-cell office:value-type="float" office:value="1130581">
            <text:p>1130581</text:p>
          </table:table-cell>
          <table:table-cell office:value-type="float" office:value="479.729">
            <text:p>479.729</text:p>
          </table:table-cell>
          <table:table-cell office:value-type="float" office:value="0">
            <text:p>0</text:p>
          </table:table-cell>
          <table:table-cell office:value-type="float" office:value="2191342">
            <text:p>2191342</text:p>
          </table:table-cell>
          <table:table-cell office:value-type="float" office:value="2623285">
            <text:p>2623285</text:p>
          </table:table-cell>
          <table:table-cell office:value-type="float" office:value="1066889">
            <text:p>1066889</text:p>
          </table:table-cell>
          <table:table-cell office:value-type="float" office:value="523.991">
            <text:p>523.991</text:p>
          </table:table-cell>
          <table:table-cell office:value-type="float" office:value="0">
            <text:p>0</text:p>
          </table:table-cell>
          <table:table-cell office:value-type="float" office:value="2026957">
            <text:p>2026957</text:p>
          </table:table-cell>
          <table:table-cell office:value-type="float" office:value="2468124">
            <text:p>2468124</text:p>
          </table:table-cell>
          <table:table-cell office:value-type="float" office:value="895207">
            <text:p>89520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358982">
            <text:p>2358982</text:p>
          </table:table-cell>
          <table:table-cell table:number-columns-repeated="2" office:value-type="float" office:value="2569813">
            <text:p>2569813</text:p>
          </table:table-cell>
          <table:table-cell office:value-type="float" office:value="159.615">
            <text:p>159.615</text:p>
          </table:table-cell>
          <table:table-cell office:value-type="float" office:value="0">
            <text:p>0</text:p>
          </table:table-cell>
          <table:table-cell office:value-type="float" office:value="816291">
            <text:p>816291</text:p>
          </table:table-cell>
          <table:table-cell office:value-type="float" office:value="1386676">
            <text:p>1386676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21630">
            <text:p>1821630</text:p>
          </table:table-cell>
          <table:table-cell office:value-type="float" office:value="1981889">
            <text:p>1981889</text:p>
          </table:table-cell>
          <table:table-cell office:value-type="float" office:value="1980662">
            <text:p>1980662</text:p>
          </table:table-cell>
          <table:table-cell office:value-type="float" office:value="253.003">
            <text:p>253.003</text:p>
          </table:table-cell>
          <table:table-cell office:value-type="float" office:value="0">
            <text:p>0</text:p>
          </table:table-cell>
          <table:table-cell office:value-type="float" office:value="1244431">
            <text:p>1244431</text:p>
          </table:table-cell>
          <table:table-cell office:value-type="float" office:value="1503667">
            <text:p>1503667</text:p>
          </table:table-cell>
          <table:table-cell office:value-type="float" office:value="700485">
            <text:p>70048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320122">
            <text:p>1320122</text:p>
          </table:table-cell>
          <table:table-cell table:number-columns-repeated="2" office:value-type="float" office:value="1397709">
            <text:p>139770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48321">
            <text:p>1648321</text:p>
          </table:table-cell>
          <table:table-cell office:value-type="float" office:value="1795241">
            <text:p>1795241</text:p>
          </table:table-cell>
          <table:table-cell office:value-type="float" office:value="1794801">
            <text:p>1794801</text:p>
          </table:table-cell>
          <table:table-cell office:value-type="float" office:value="140.988">
            <text:p>140.988</text:p>
          </table:table-cell>
          <table:table-cell office:value-type="float" office:value="0">
            <text:p>0</text:p>
          </table:table-cell>
          <table:table-cell office:value-type="float" office:value="692730">
            <text:p>692730</text:p>
          </table:table-cell>
          <table:table-cell office:value-type="float" office:value="856591">
            <text:p>856591</text:p>
          </table:table-cell>
          <table:table-cell office:value-type="float" office:value="340415">
            <text:p>34041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158818">
            <text:p>2158818</text:p>
          </table:table-cell>
          <table:table-cell table:number-columns-repeated="2" office:value-type="float" office:value="2169227">
            <text:p>2169227</text:p>
          </table:table-cell>
          <table:table-cell office:value-type="float" office:value="598.432">
            <text:p>598.432</text:p>
          </table:table-cell>
          <table:table-cell office:value-type="float" office:value="0">
            <text:p>0</text:p>
          </table:table-cell>
          <table:table-cell office:value-type="float" office:value="2161371">
            <text:p>2161371</text:p>
          </table:table-cell>
          <table:table-cell office:value-type="float" office:value="2628584">
            <text:p>2628584</text:p>
          </table:table-cell>
          <table:table-cell office:value-type="float" office:value="1083221">
            <text:p>1083221</text:p>
          </table:table-cell>
          <table:table-cell office:value-type="float" office:value="246.144">
            <text:p>246.144</text:p>
          </table:table-cell>
          <table:table-cell office:value-type="float" office:value="0">
            <text:p>0</text:p>
          </table:table-cell>
          <table:table-cell office:value-type="float" office:value="1210280">
            <text:p>1210280</text:p>
          </table:table-cell>
          <table:table-cell office:value-type="float" office:value="1472798">
            <text:p>1472798</text:p>
          </table:table-cell>
          <table:table-cell office:value-type="float" office:value="319689">
            <text:p>319689</text:p>
          </table:table-cell>
          <table:table-cell office:value-type="float" office:value="73.3793">
            <text:p>73.3793</text:p>
          </table:table-cell>
          <table:table-cell office:value-type="float" office:value="0">
            <text:p>0</text:p>
          </table:table-cell>
          <table:table-cell office:value-type="float" office:value="400067">
            <text:p>400067</text:p>
          </table:table-cell>
          <table:table-cell office:value-type="float" office:value="511763">
            <text:p>511763</text:p>
          </table:table-cell>
          <table:table-cell office:value-type="float" office:value="134357">
            <text:p>134357</text:p>
          </table:table-cell>
          <table:table-cell office:value-type="float" office:value="241.484">
            <text:p>241.484</text:p>
          </table:table-cell>
          <table:table-cell office:value-type="float" office:value="0">
            <text:p>0</text:p>
          </table:table-cell>
          <table:table-cell office:value-type="float" office:value="1156506">
            <text:p>1156506</text:p>
          </table:table-cell>
          <table:table-cell office:value-type="float" office:value="1651539">
            <text:p>1651539</text:p>
          </table:table-cell>
          <table:table-cell office:value-type="float" office:value="1534586">
            <text:p>1534586</text:p>
          </table:table-cell>
          <table:table-cell office:value-type="float" office:value="170.411">
            <text:p>170.411</text:p>
          </table:table-cell>
          <table:table-cell office:value-type="float" office:value="0">
            <text:p>0</text:p>
          </table:table-cell>
          <table:table-cell office:value-type="float" office:value="806615">
            <text:p>806615</text:p>
          </table:table-cell>
          <table:table-cell office:value-type="float" office:value="1200282">
            <text:p>1200282</text:p>
          </table:table-cell>
          <table:table-cell office:value-type="float" office:value="1194186">
            <text:p>1194186</text:p>
          </table:table-cell>
          <table:table-cell office:value-type="float" office:value="125.761">
            <text:p>125.761</text:p>
          </table:table-cell>
          <table:table-cell office:value-type="float" office:value="0">
            <text:p>0</text:p>
          </table:table-cell>
          <table:table-cell office:value-type="float" office:value="654628">
            <text:p>654628</text:p>
          </table:table-cell>
          <table:table-cell office:value-type="float" office:value="976322">
            <text:p>976322</text:p>
          </table:table-cell>
          <table:table-cell office:value-type="float" office:value="974253">
            <text:p>974253</text:p>
          </table:table-cell>
          <table:table-cell office:value-type="float" office:value="164.966">
            <text:p>164.966</text:p>
          </table:table-cell>
          <table:table-cell office:value-type="float" office:value="0">
            <text:p>0</text:p>
          </table:table-cell>
          <table:table-cell office:value-type="float" office:value="769876">
            <text:p>769876</text:p>
          </table:table-cell>
          <table:table-cell office:value-type="float" office:value="1139612">
            <text:p>1139612</text:p>
          </table:table-cell>
          <table:table-cell office:value-type="float" office:value="1138164">
            <text:p>1138164</text:p>
          </table:table-cell>
          <table:table-cell office:value-type="float" office:value="457.543">
            <text:p>457.543</text:p>
          </table:table-cell>
          <table:table-cell office:value-type="float" office:value="0">
            <text:p>0</text:p>
          </table:table-cell>
          <table:table-cell office:value-type="float" office:value="1899481">
            <text:p>1899481</text:p>
          </table:table-cell>
          <table:table-cell office:value-type="float" office:value="2956497">
            <text:p>2956497</text:p>
          </table:table-cell>
          <table:table-cell office:value-type="float" office:value="480367">
            <text:p>480367</text:p>
          </table:table-cell>
          <table:table-cell office:value-type="float" office:value="76.4093">
            <text:p>76.4093</text:p>
          </table:table-cell>
          <table:table-cell office:value-type="float" office:value="0">
            <text:p>0</text:p>
          </table:table-cell>
          <table:table-cell office:value-type="float" office:value="373853">
            <text:p>373853</text:p>
          </table:table-cell>
          <table:table-cell office:value-type="float" office:value="469186">
            <text:p>469186</text:p>
          </table:table-cell>
          <table:table-cell office:value-type="float" office:value="114100">
            <text:p>114100</text:p>
          </table:table-cell>
          <table:table-cell office:value-type="float" office:value="73.2641">
            <text:p>73.2641</text:p>
          </table:table-cell>
          <table:table-cell office:value-type="float" office:value="0">
            <text:p>0</text:p>
          </table:table-cell>
          <table:table-cell office:value-type="float" office:value="373255">
            <text:p>373255</text:p>
          </table:table-cell>
          <table:table-cell office:value-type="float" office:value="471802">
            <text:p>471802</text:p>
          </table:table-cell>
          <table:table-cell office:value-type="float" office:value="124692">
            <text:p>124692</text:p>
          </table:table-cell>
          <table:table-cell office:value-type="float" office:value="390.183">
            <text:p>390.183</text:p>
          </table:table-cell>
          <table:table-cell office:value-type="float" office:value="0">
            <text:p>0</text:p>
          </table:table-cell>
          <table:table-cell office:value-type="float" office:value="1785526">
            <text:p>1785526</text:p>
          </table:table-cell>
          <table:table-cell office:value-type="float" office:value="2159766">
            <text:p>2159766</text:p>
          </table:table-cell>
          <table:table-cell office:value-type="float" office:value="465050">
            <text:p>465050</text:p>
          </table:table-cell>
          <table:table-cell office:value-type="float" office:value="265.437">
            <text:p>265.437</text:p>
          </table:table-cell>
          <table:table-cell office:value-type="float" office:value="0">
            <text:p>0</text:p>
          </table:table-cell>
          <table:table-cell office:value-type="float" office:value="1308956">
            <text:p>1308956</text:p>
          </table:table-cell>
          <table:table-cell table:number-columns-repeated="2" office:value-type="float" office:value="1998191">
            <text:p>199819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57927">
            <text:p>2057927</text:p>
          </table:table-cell>
          <table:table-cell office:value-type="float" office:value="2457190">
            <text:p>2457190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347345">
            <text:p>2347345</text:p>
          </table:table-cell>
          <table:table-cell office:value-type="float" office:value="3212710">
            <text:p>3212710</text:p>
          </table:table-cell>
          <table:table-cell office:value-type="float" office:value="3209961">
            <text:p>320996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258161">
            <text:p>2258161</text:p>
          </table:table-cell>
          <table:table-cell table:style-name="cellWorst" office:value-type="float" office:value="3824977">
            <text:p>3824977</text:p>
          </table:table-cell>
          <table:table-cell office:value-type="float" office:value="676418">
            <text:p>67641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011894">
            <text:p>1011894</text:p>
          </table:table-cell>
          <table:table-cell table:number-columns-repeated="2" office:value-type="float" office:value="3348653">
            <text:p>3348653</text:p>
          </table:table-cell>
          <table:table-cell office:value-type="float" office:value="191.382">
            <text:p>191.382</text:p>
          </table:table-cell>
          <table:table-cell office:value-type="float" office:value="0">
            <text:p>0</text:p>
          </table:table-cell>
          <table:table-cell office:value-type="float" office:value="861611">
            <text:p>861611</text:p>
          </table:table-cell>
          <table:table-cell office:value-type="float" office:value="1202072">
            <text:p>1202072</text:p>
          </table:table-cell>
          <table:table-cell office:value-type="float" office:value="1200949">
            <text:p>1200949</text:p>
          </table:table-cell>
          <table:table-cell office:value-type="float" office:value="392.722">
            <text:p>392.722</text:p>
          </table:table-cell>
          <table:table-cell office:value-type="float" office:value="0">
            <text:p>0</text:p>
          </table:table-cell>
          <table:table-cell office:value-type="float" office:value="1843739">
            <text:p>1843739</text:p>
          </table:table-cell>
          <table:table-cell office:value-type="float" office:value="2224877">
            <text:p>2224877</text:p>
          </table:table-cell>
          <table:table-cell office:value-type="float" office:value="485702">
            <text:p>48570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541009">
            <text:p>1541009</text:p>
          </table:table-cell>
          <table:table-cell table:number-columns-repeated="2" office:value-type="float" office:value="1586229">
            <text:p>1586229</text:p>
          </table:table-cell>
          <table:table-cell table:formula="of:=MI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 office:value="46.7956">
            <text:p>46.7956</text:p>
          </table:table-cell>
          <table:table-cell table:formula="of:=MI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 office:value="0">
            <text:p>0</text:p>
          </table:table-cell>
          <table:table-cell table:formula="of:=MI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 office:value="288811">
            <text:p>288811</text:p>
          </table:table-cell>
          <table:table-cell table:formula="of:=MI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 office:value="359279">
            <text:p>359279</text:p>
          </table:table-cell>
          <table:table-cell table:formula="of:=MI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 office:value="0">
            <text:p>0</text:p>
          </table:table-cell>
          <table:table-cell table:formula="of:=MEDIA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 office:value="472.268">
            <text:p>472.268</text:p>
          </table:table-cell>
          <table:table-cell table:formula="of:=MEDIA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 office:value="0">
            <text:p>0</text:p>
          </table:table-cell>
          <table:table-cell table:formula="of:=MEDIA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 office:value="1785526">
            <text:p>1785526</text:p>
          </table:table-cell>
          <table:table-cell table:formula="of:=MEDIA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 office:value="1999054">
            <text:p>1999054</text:p>
          </table:table-cell>
          <table:table-cell table:formula="of:=MEDIA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 office:value="1075055">
            <text:p>1075055</text:p>
          </table:table-cell>
          <table:table-cell table:formula="of:=MAX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 office:value="600">
            <text:p>600</text:p>
          </table:table-cell>
          <table:table-cell table:formula="of:=MAX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 office:value="1">
            <text:p>1</text:p>
          </table:table-cell>
          <table:table-cell table:formula="of:=MAX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 office:value="2684200">
            <text:p>2684200</text:p>
          </table:table-cell>
          <table:table-cell table:formula="of:=MAX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 office:value="3824977">
            <text:p>3824977</text:p>
          </table:table-cell>
          <table:table-cell table:formula="of:=MAX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 office:value="3348653">
            <text:p>3348653</text:p>
          </table:table-cell>
        </table:table-row>
        <table:table-row table:style-name="ro1">
          <table:table-cell office:value-type="string">
            <text:p>./53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520784">
            <text:p>2520784</text:p>
          </table:table-cell>
          <table:table-cell office:value-type="float" office:value="2958272">
            <text:p>295827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70040">
            <text:p>2170040</text:p>
          </table:table-cell>
          <table:table-cell office:value-type="float" office:value="2545431">
            <text:p>2545431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15840">
            <text:p>2415840</text:p>
          </table:table-cell>
          <table:table-cell office:value-type="float" office:value="2834376">
            <text:p>2834376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41973">
            <text:p>2441973</text:p>
          </table:table-cell>
          <table:table-cell office:value-type="float" office:value="2865162">
            <text:p>2865162</text:p>
          </table:table-cell>
          <table:table-cell office:value-type="float" office:value="1361768">
            <text:p>1361768</text:p>
          </table:table-cell>
          <table:table-cell office:value-type="float" office:value="536.418">
            <text:p>536.418</text:p>
          </table:table-cell>
          <table:table-cell table:style-name="cellBest" office:value-type="float" office:value="0">
            <text:p>0</text:p>
          </table:table-cell>
          <table:table-cell office:value-type="float" office:value="1977478">
            <text:p>1977478</text:p>
          </table:table-cell>
          <table:table-cell office:value-type="float" office:value="3599393">
            <text:p>3599393</text:p>
          </table:table-cell>
          <table:table-cell office:value-type="float" office:value="1747299">
            <text:p>1747299</text:p>
          </table:table-cell>
          <table:table-cell table:style-name="cellBest" office:value-type="float" office:value="17.8205">
            <text:p>17.8205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122324">
            <text:p>122324</text:p>
          </table:table-cell>
          <table:table-cell table:style-name="cellBest" office:value-type="float" office:value="153803">
            <text:p>153803</text:p>
          </table:table-cell>
          <table:table-cell office:value-type="float" office:value="75614">
            <text:p>7561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93578">
            <text:p>2393578</text:p>
          </table:table-cell>
          <table:table-cell office:value-type="float" office:value="2642227">
            <text:p>2642227</text:p>
          </table:table-cell>
          <table:table-cell office:value-type="float" office:value="2504569">
            <text:p>250456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10708">
            <text:p>2110708</text:p>
          </table:table-cell>
          <table:table-cell office:value-type="float" office:value="2289354">
            <text:p>2289354</text:p>
          </table:table-cell>
          <table:table-cell office:value-type="float" office:value="2286577">
            <text:p>228657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67211">
            <text:p>2467211</text:p>
          </table:table-cell>
          <table:table-cell office:value-type="float" office:value="2691834">
            <text:p>2691834</text:p>
          </table:table-cell>
          <table:table-cell office:value-type="float" office:value="2690796">
            <text:p>2690796</text:p>
          </table:table-cell>
          <table:table-cell office:value-type="float" office:value="206.541">
            <text:p>206.541</text:p>
          </table:table-cell>
          <table:table-cell table:style-name="cellBest" office:value-type="float" office:value="0">
            <text:p>0</text:p>
          </table:table-cell>
          <table:table-cell office:value-type="float" office:value="835052">
            <text:p>835052</text:p>
          </table:table-cell>
          <table:table-cell office:value-type="float" office:value="923627">
            <text:p>923627</text:p>
          </table:table-cell>
          <table:table-cell office:value-type="float" office:value="922925">
            <text:p>922925</text:p>
          </table:table-cell>
          <table:table-cell office:value-type="float" office:value="175.338">
            <text:p>175.338</text:p>
          </table:table-cell>
          <table:table-cell table:style-name="cellBest" office:value-type="float" office:value="0">
            <text:p>0</text:p>
          </table:table-cell>
          <table:table-cell office:value-type="float" office:value="819556">
            <text:p>819556</text:p>
          </table:table-cell>
          <table:table-cell office:value-type="float" office:value="977366">
            <text:p>977366</text:p>
          </table:table-cell>
          <table:table-cell office:value-type="float" office:value="431214">
            <text:p>431214</text:p>
          </table:table-cell>
          <table:table-cell office:value-type="float" office:value="225.644">
            <text:p>225.644</text:p>
          </table:table-cell>
          <table:table-cell table:style-name="cellBest" office:value-type="float" office:value="0">
            <text:p>0</text:p>
          </table:table-cell>
          <table:table-cell office:value-type="float" office:value="959795">
            <text:p>959795</text:p>
          </table:table-cell>
          <table:table-cell office:value-type="float" office:value="1154974">
            <text:p>1154974</text:p>
          </table:table-cell>
          <table:table-cell office:value-type="float" office:value="484255">
            <text:p>48425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77258">
            <text:p>2477258</text:p>
          </table:table-cell>
          <table:table-cell office:value-type="float" office:value="2920929">
            <text:p>2920929</text:p>
          </table:table-cell>
          <table:table-cell office:value-type="float" office:value="1288559">
            <text:p>128855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04022">
            <text:p>2204022</text:p>
          </table:table-cell>
          <table:table-cell office:value-type="float" office:value="2589704">
            <text:p>2589704</text:p>
          </table:table-cell>
          <table:table-cell office:value-type="float" office:value="1052050">
            <text:p>105205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32987">
            <text:p>2232987</text:p>
          </table:table-cell>
          <table:table-cell table:number-columns-repeated="2" office:value-type="float" office:value="2436669">
            <text:p>2436669</text:p>
          </table:table-cell>
          <table:table-cell office:value-type="float" office:value="425.243">
            <text:p>425.243</text:p>
          </table:table-cell>
          <table:table-cell table:style-name="cellBest" office:value-type="float" office:value="0">
            <text:p>0</text:p>
          </table:table-cell>
          <table:table-cell office:value-type="float" office:value="1818914">
            <text:p>1818914</text:p>
          </table:table-cell>
          <table:table-cell office:value-type="float" office:value="2338873">
            <text:p>233887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678632">
            <text:p>1678632</text:p>
          </table:table-cell>
          <table:table-cell office:value-type="float" office:value="1835583">
            <text:p>1835583</text:p>
          </table:table-cell>
          <table:table-cell office:value-type="float" office:value="1833983">
            <text:p>1833983</text:p>
          </table:table-cell>
          <table:table-cell office:value-type="float" office:value="173.925">
            <text:p>173.925</text:p>
          </table:table-cell>
          <table:table-cell table:style-name="cellBest" office:value-type="float" office:value="0">
            <text:p>0</text:p>
          </table:table-cell>
          <table:table-cell office:value-type="float" office:value="848274">
            <text:p>848274</text:p>
          </table:table-cell>
          <table:table-cell office:value-type="float" office:value="1027399">
            <text:p>1027399</text:p>
          </table:table-cell>
          <table:table-cell office:value-type="float" office:value="436019">
            <text:p>436019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1287205">
            <text:p>1287205</text:p>
          </table:table-cell>
          <table:table-cell table:number-columns-repeated="2" office:value-type="float" office:value="1371111">
            <text:p>137111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07346">
            <text:p>1907346</text:p>
          </table:table-cell>
          <table:table-cell office:value-type="float" office:value="2078174">
            <text:p>2078174</text:p>
          </table:table-cell>
          <table:table-cell office:value-type="float" office:value="2077460">
            <text:p>2077460</text:p>
          </table:table-cell>
          <table:table-cell office:value-type="float" office:value="194.806">
            <text:p>194.806</text:p>
          </table:table-cell>
          <table:table-cell table:style-name="cellBest" office:value-type="float" office:value="0">
            <text:p>0</text:p>
          </table:table-cell>
          <table:table-cell office:value-type="float" office:value="888112">
            <text:p>888112</text:p>
          </table:table-cell>
          <table:table-cell office:value-type="float" office:value="1056427">
            <text:p>1056427</text:p>
          </table:table-cell>
          <table:table-cell office:value-type="float" office:value="555454">
            <text:p>55545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41654">
            <text:p>1941654</text:p>
          </table:table-cell>
          <table:table-cell table:number-columns-repeated="2" office:value-type="float" office:value="1953353">
            <text:p>195335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57979">
            <text:p>2457979</text:p>
          </table:table-cell>
          <table:table-cell office:value-type="float" office:value="2884095">
            <text:p>2884095</text:p>
          </table:table-cell>
          <table:table-cell office:value-type="float" office:value="1370794">
            <text:p>137079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42383">
            <text:p>2142383</text:p>
          </table:table-cell>
          <table:table-cell office:value-type="float" office:value="2555716">
            <text:p>2555716</text:p>
          </table:table-cell>
          <table:table-cell office:value-type="float" office:value="451800">
            <text:p>45180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99259">
            <text:p>2399259</text:p>
          </table:table-cell>
          <table:table-cell office:value-type="float" office:value="2943455">
            <text:p>2943455</text:p>
          </table:table-cell>
          <table:table-cell office:value-type="float" office:value="667082">
            <text:p>667082</text:p>
          </table:table-cell>
          <table:table-cell office:value-type="float" office:value="439.884">
            <text:p>439.884</text:p>
          </table:table-cell>
          <table:table-cell table:style-name="cellBest" office:value-type="float" office:value="0">
            <text:p>0</text:p>
          </table:table-cell>
          <table:table-cell office:value-type="float" office:value="1691103">
            <text:p>1691103</text:p>
          </table:table-cell>
          <table:table-cell office:value-type="float" office:value="2281863">
            <text:p>2281863</text:p>
          </table:table-cell>
          <table:table-cell office:value-type="float" office:value="2023101">
            <text:p>2023101</text:p>
          </table:table-cell>
          <table:table-cell office:value-type="float" office:value="462.732">
            <text:p>462.732</text:p>
          </table:table-cell>
          <table:table-cell table:style-name="cellBest" office:value-type="float" office:value="0">
            <text:p>0</text:p>
          </table:table-cell>
          <table:table-cell office:value-type="float" office:value="1893796">
            <text:p>1893796</text:p>
          </table:table-cell>
          <table:table-cell office:value-type="float" office:value="2679507">
            <text:p>2679507</text:p>
          </table:table-cell>
          <table:table-cell office:value-type="float" office:value="2667545">
            <text:p>2667545</text:p>
          </table:table-cell>
          <table:table-cell office:value-type="float" office:value="307.453">
            <text:p>307.453</text:p>
          </table:table-cell>
          <table:table-cell table:style-name="cellBest" office:value-type="float" office:value="0">
            <text:p>0</text:p>
          </table:table-cell>
          <table:table-cell office:value-type="float" office:value="1448178">
            <text:p>1448178</text:p>
          </table:table-cell>
          <table:table-cell office:value-type="float" office:value="2059682">
            <text:p>2059682</text:p>
          </table:table-cell>
          <table:table-cell office:value-type="float" office:value="2056645">
            <text:p>2056645</text:p>
          </table:table-cell>
          <table:table-cell office:value-type="float" office:value="178.329">
            <text:p>178.329</text:p>
          </table:table-cell>
          <table:table-cell table:style-name="cellBest" office:value-type="float" office:value="0">
            <text:p>0</text:p>
          </table:table-cell>
          <table:table-cell office:value-type="float" office:value="909940">
            <text:p>909940</text:p>
          </table:table-cell>
          <table:table-cell office:value-type="float" office:value="1379479">
            <text:p>1379479</text:p>
          </table:table-cell>
          <table:table-cell office:value-type="float" office:value="1376936">
            <text:p>137693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33406">
            <text:p>2433406</text:p>
          </table:table-cell>
          <table:table-cell office:value-type="float" office:value="2874886">
            <text:p>2874886</text:p>
          </table:table-cell>
          <table:table-cell office:value-type="float" office:value="523653">
            <text:p>52365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00861">
            <text:p>2400861</text:p>
          </table:table-cell>
          <table:table-cell office:value-type="float" office:value="2830016">
            <text:p>2830016</text:p>
          </table:table-cell>
          <table:table-cell office:value-type="float" office:value="540277">
            <text:p>540277</text:p>
          </table:table-cell>
          <table:table-cell office:value-type="float" office:value="171.377">
            <text:p>171.377</text:p>
          </table:table-cell>
          <table:table-cell table:style-name="cellBest" office:value-type="float" office:value="0">
            <text:p>0</text:p>
          </table:table-cell>
          <table:table-cell office:value-type="float" office:value="752773">
            <text:p>752773</text:p>
          </table:table-cell>
          <table:table-cell office:value-type="float" office:value="902329">
            <text:p>902329</text:p>
          </table:table-cell>
          <table:table-cell office:value-type="float" office:value="166758">
            <text:p>166758</text:p>
          </table:table-cell>
          <table:table-cell office:value-type="float" office:value="426.403">
            <text:p>426.403</text:p>
          </table:table-cell>
          <table:table-cell table:style-name="cellBest" office:value-type="float" office:value="0">
            <text:p>0</text:p>
          </table:table-cell>
          <table:table-cell office:value-type="float" office:value="1801722">
            <text:p>1801722</text:p>
          </table:table-cell>
          <table:table-cell office:value-type="float" office:value="2157850">
            <text:p>2157850</text:p>
          </table:table-cell>
          <table:table-cell office:value-type="float" office:value="452994">
            <text:p>452994</text:p>
          </table:table-cell>
          <table:table-cell office:value-type="float" office:value="236.943">
            <text:p>236.943</text:p>
          </table:table-cell>
          <table:table-cell table:style-name="cellBest" office:value-type="float" office:value="0">
            <text:p>0</text:p>
          </table:table-cell>
          <table:table-cell office:value-type="float" office:value="1187809">
            <text:p>1187809</text:p>
          </table:table-cell>
          <table:table-cell table:number-columns-repeated="2" office:value-type="float" office:value="1724538">
            <text:p>172453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50674">
            <text:p>2050674</text:p>
          </table:table-cell>
          <table:table-cell office:value-type="float" office:value="2392212">
            <text:p>2392212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99392">
            <text:p>2299392</text:p>
          </table:table-cell>
          <table:table-cell office:value-type="float" office:value="3420270">
            <text:p>3420270</text:p>
          </table:table-cell>
          <table:table-cell table:style-name="cellWorst" office:value-type="float" office:value="3416621">
            <text:p>341662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12219">
            <text:p>2412219</text:p>
          </table:table-cell>
          <table:table-cell table:style-name="cellWorst" office:value-type="float" office:value="4034484">
            <text:p>4034484</text:p>
          </table:table-cell>
          <table:table-cell office:value-type="float" office:value="681915">
            <text:p>681915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983243">
            <text:p>983243</text:p>
          </table:table-cell>
          <table:table-cell office:value-type="float" office:value="3025132">
            <text:p>3025132</text:p>
          </table:table-cell>
          <table:table-cell table:style-name="Default" office:value-type="float" office:value="3025132">
            <text:p>3025132</text:p>
          </table:table-cell>
          <table:table-cell office:value-type="float" office:value="152.992">
            <text:p>152.992</text:p>
          </table:table-cell>
          <table:table-cell table:style-name="cellBest" office:value-type="float" office:value="0">
            <text:p>0</text:p>
          </table:table-cell>
          <table:table-cell office:value-type="float" office:value="769529">
            <text:p>769529</text:p>
          </table:table-cell>
          <table:table-cell office:value-type="float" office:value="1086330">
            <text:p>1086330</text:p>
          </table:table-cell>
          <table:table-cell office:value-type="float" office:value="1085226">
            <text:p>108522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33235">
            <text:p>2433235</text:p>
          </table:table-cell>
          <table:table-cell office:value-type="float" office:value="2877228">
            <text:p>2877228</text:p>
          </table:table-cell>
          <table:table-cell office:value-type="float" office:value="552035">
            <text:p>55203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51956">
            <text:p>1851956</text:p>
          </table:table-cell>
          <table:table-cell table:number-columns-repeated="2" office:value-type="float" office:value="1917914">
            <text:p>1917914</text:p>
          </table:table-cell>
          <table:table-cell table:formula="of:=MI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 office:value="17.8205">
            <text:p>17.8205</text:p>
          </table:table-cell>
          <table:table-cell table:formula="of:=MI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 office:value="0">
            <text:p>0</text:p>
          </table:table-cell>
          <table:table-cell table:formula="of:=MI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 office:value="122324">
            <text:p>122324</text:p>
          </table:table-cell>
          <table:table-cell table:formula="of:=MI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 office:value="153803">
            <text:p>153803</text:p>
          </table:table-cell>
          <table:table-cell table:formula="of:=MI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 office:value="0">
            <text:p>0</text:p>
          </table:table-cell>
          <table:table-cell table:formula="of:=MEDIA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 office:value="600">
            <text:p>600</text:p>
          </table:table-cell>
          <table:table-cell table:formula="of:=MEDIA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 office:value="1">
            <text:p>1</text:p>
          </table:table-cell>
          <table:table-cell table:formula="of:=MEDIA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 office:value="1941654">
            <text:p>1941654</text:p>
          </table:table-cell>
          <table:table-cell table:formula="of:=MEDIA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 office:value="2392212">
            <text:p>2392212</text:p>
          </table:table-cell>
          <table:table-cell table:formula="of:=MEDIA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 office:value="1186892.5">
            <text:p>1186892.5</text:p>
          </table:table-cell>
          <table:table-cell table:formula="of:=MAX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 office:value="600">
            <text:p>600</text:p>
          </table:table-cell>
          <table:table-cell table:formula="of:=MAX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 office:value="1">
            <text:p>1</text:p>
          </table:table-cell>
          <table:table-cell table:formula="of:=MAX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 office:value="2520784">
            <text:p>2520784</text:p>
          </table:table-cell>
          <table:table-cell table:formula="of:=MAX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 office:value="4034484">
            <text:p>4034484</text:p>
          </table:table-cell>
          <table:table-cell table:formula="of:=MAX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 office:value="3416621">
            <text:p>3416621</text:p>
          </table:table-cell>
        </table:table-row>
        <table:table-row table:style-name="ro1">
          <table:table-cell office:value-type="string">
            <text:p>./54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12291">
            <text:p>2212291</text:p>
          </table:table-cell>
          <table:table-cell office:value-type="float" office:value="2630803">
            <text:p>263080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695897">
            <text:p>2695897</text:p>
          </table:table-cell>
          <table:table-cell office:value-type="float" office:value="3197876">
            <text:p>3197876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52524">
            <text:p>2352524</text:p>
          </table:table-cell>
          <table:table-cell office:value-type="float" office:value="2795029">
            <text:p>2795029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25120">
            <text:p>2325120</text:p>
          </table:table-cell>
          <table:table-cell office:value-type="float" office:value="2763220">
            <text:p>2763220</text:p>
          </table:table-cell>
          <table:table-cell office:value-type="float" office:value="967152">
            <text:p>96715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92819">
            <text:p>1992819</text:p>
          </table:table-cell>
          <table:table-cell office:value-type="float" office:value="3502845">
            <text:p>3502845</text:p>
          </table:table-cell>
          <table:table-cell office:value-type="float" office:value="1538340">
            <text:p>15383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30482">
            <text:p>2330482</text:p>
          </table:table-cell>
          <table:table-cell office:value-type="float" office:value="2798947">
            <text:p>2798947</text:p>
          </table:table-cell>
          <table:table-cell office:value-type="float" office:value="1038453">
            <text:p>103845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70302">
            <text:p>2270302</text:p>
          </table:table-cell>
          <table:table-cell office:value-type="float" office:value="2469561">
            <text:p>2469561</text:p>
          </table:table-cell>
          <table:table-cell office:value-type="float" office:value="2248594">
            <text:p>224859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02843">
            <text:p>2402843</text:p>
          </table:table-cell>
          <table:table-cell office:value-type="float" office:value="2626072">
            <text:p>2626072</text:p>
          </table:table-cell>
          <table:table-cell office:value-type="float" office:value="2617911">
            <text:p>261791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36215">
            <text:p>2536215</text:p>
          </table:table-cell>
          <table:table-cell office:value-type="float" office:value="2767491">
            <text:p>2767491</text:p>
          </table:table-cell>
          <table:table-cell office:value-type="float" office:value="2765940">
            <text:p>27659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23169">
            <text:p>2423169</text:p>
          </table:table-cell>
          <table:table-cell office:value-type="float" office:value="2650239">
            <text:p>2650239</text:p>
          </table:table-cell>
          <table:table-cell office:value-type="float" office:value="2649184">
            <text:p>264918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46953">
            <text:p>2446953</text:p>
          </table:table-cell>
          <table:table-cell office:value-type="float" office:value="2937927">
            <text:p>2937927</text:p>
          </table:table-cell>
          <table:table-cell office:value-type="float" office:value="1001712">
            <text:p>10017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05779">
            <text:p>2205779</text:p>
          </table:table-cell>
          <table:table-cell office:value-type="float" office:value="2634454">
            <text:p>2634454</text:p>
          </table:table-cell>
          <table:table-cell office:value-type="float" office:value="849545">
            <text:p>84954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51752">
            <text:p>2551752</text:p>
          </table:table-cell>
          <table:table-cell office:value-type="float" office:value="3013469">
            <text:p>3013469</text:p>
          </table:table-cell>
          <table:table-cell office:value-type="float" office:value="1074601">
            <text:p>107460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23362">
            <text:p>2223362</text:p>
          </table:table-cell>
          <table:table-cell office:value-type="float" office:value="2656701">
            <text:p>2656701</text:p>
          </table:table-cell>
          <table:table-cell office:value-type="float" office:value="909990">
            <text:p>90999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81859">
            <text:p>2381859</text:p>
          </table:table-cell>
          <table:table-cell table:number-columns-repeated="2" office:value-type="float" office:value="2603095">
            <text:p>260309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77791">
            <text:p>2377791</text:p>
          </table:table-cell>
          <table:table-cell table:style-name="cellWorst" office:value-type="float" office:value="4097028">
            <text:p>4097028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71256">
            <text:p>1871256</text:p>
          </table:table-cell>
          <table:table-cell office:value-type="float" office:value="2050364">
            <text:p>2050364</text:p>
          </table:table-cell>
          <table:table-cell office:value-type="float" office:value="2048646">
            <text:p>204864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75913">
            <text:p>2575913</text:p>
          </table:table-cell>
          <table:table-cell office:value-type="float" office:value="3064522">
            <text:p>3064522</text:p>
          </table:table-cell>
          <table:table-cell office:value-type="float" office:value="1086595">
            <text:p>1086595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1271551">
            <text:p>1271551</text:p>
          </table:table-cell>
          <table:table-cell table:style-name="cellBest" office:value-type="float" office:value="1378566">
            <text:p>1378566</text:p>
          </table:table-cell>
          <table:table-cell office:value-type="float" office:value="1378566">
            <text:p>137856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23546">
            <text:p>1923546</text:p>
          </table:table-cell>
          <table:table-cell office:value-type="float" office:value="2092070">
            <text:p>2092070</text:p>
          </table:table-cell>
          <table:table-cell office:value-type="float" office:value="2090933">
            <text:p>209093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76052">
            <text:p>2376052</text:p>
          </table:table-cell>
          <table:table-cell office:value-type="float" office:value="2840120">
            <text:p>2840120</text:p>
          </table:table-cell>
          <table:table-cell office:value-type="float" office:value="988858">
            <text:p>98885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26956">
            <text:p>2226956</text:p>
          </table:table-cell>
          <table:table-cell table:number-columns-repeated="2" office:value-type="float" office:value="2239516">
            <text:p>223951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03719">
            <text:p>2203719</text:p>
          </table:table-cell>
          <table:table-cell office:value-type="float" office:value="2620545">
            <text:p>2620545</text:p>
          </table:table-cell>
          <table:table-cell office:value-type="float" office:value="922372">
            <text:p>92237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48014">
            <text:p>2148014</text:p>
          </table:table-cell>
          <table:table-cell office:value-type="float" office:value="2563896">
            <text:p>2563896</text:p>
          </table:table-cell>
          <table:table-cell office:value-type="float" office:value="594311">
            <text:p>59431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78274">
            <text:p>2278274</text:p>
          </table:table-cell>
          <table:table-cell office:value-type="float" office:value="2756427">
            <text:p>2756427</text:p>
          </table:table-cell>
          <table:table-cell office:value-type="float" office:value="674088">
            <text:p>67408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59460">
            <text:p>2459460</text:p>
          </table:table-cell>
          <table:table-cell office:value-type="float" office:value="3346153">
            <text:p>3346153</text:p>
          </table:table-cell>
          <table:table-cell office:value-type="float" office:value="3089656">
            <text:p>308965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21407">
            <text:p>2321407</text:p>
          </table:table-cell>
          <table:table-cell office:value-type="float" office:value="3235676">
            <text:p>3235676</text:p>
          </table:table-cell>
          <table:table-cell office:value-type="float" office:value="3223720">
            <text:p>32237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87253">
            <text:p>2687253</text:p>
          </table:table-cell>
          <table:table-cell office:value-type="float" office:value="3783105">
            <text:p>3783105</text:p>
          </table:table-cell>
          <table:table-cell table:style-name="cellWorst" office:value-type="float" office:value="3778914">
            <text:p>377891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13095">
            <text:p>2313095</text:p>
          </table:table-cell>
          <table:table-cell office:value-type="float" office:value="3421080">
            <text:p>3421080</text:p>
          </table:table-cell>
          <table:table-cell office:value-type="float" office:value="3413420">
            <text:p>34134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65532">
            <text:p>2165532</text:p>
          </table:table-cell>
          <table:table-cell office:value-type="float" office:value="2561354">
            <text:p>2561354</text:p>
          </table:table-cell>
          <table:table-cell office:value-type="float" office:value="507317">
            <text:p>50731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84001">
            <text:p>2584001</text:p>
          </table:table-cell>
          <table:table-cell office:value-type="float" office:value="3102704">
            <text:p>3102704</text:p>
          </table:table-cell>
          <table:table-cell office:value-type="float" office:value="674038">
            <text:p>67403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80523">
            <text:p>2180523</text:p>
          </table:table-cell>
          <table:table-cell office:value-type="float" office:value="2584329">
            <text:p>2584329</text:p>
          </table:table-cell>
          <table:table-cell office:value-type="float" office:value="580568">
            <text:p>58056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89637">
            <text:p>2389637</text:p>
          </table:table-cell>
          <table:table-cell office:value-type="float" office:value="2846492">
            <text:p>2846492</text:p>
          </table:table-cell>
          <table:table-cell office:value-type="float" office:value="629883">
            <text:p>62988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45469">
            <text:p>2345469</text:p>
          </table:table-cell>
          <table:table-cell table:number-columns-repeated="2" office:value-type="float" office:value="3256430">
            <text:p>325643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06317">
            <text:p>2106317</text:p>
          </table:table-cell>
          <table:table-cell office:value-type="float" office:value="2443596">
            <text:p>2443596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58776">
            <text:p>2358776</text:p>
          </table:table-cell>
          <table:table-cell office:value-type="float" office:value="3393781">
            <text:p>3393781</text:p>
          </table:table-cell>
          <table:table-cell office:value-type="float" office:value="3390667">
            <text:p>339066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03035">
            <text:p>2103035</text:p>
          </table:table-cell>
          <table:table-cell office:value-type="float" office:value="3517648">
            <text:p>3517648</text:p>
          </table:table-cell>
          <table:table-cell office:value-type="float" office:value="631408">
            <text:p>631408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table:style-name="cellBest" office:value-type="float" office:value="881702">
            <text:p>881702</text:p>
          </table:table-cell>
          <table:table-cell office:value-type="float" office:value="2498499">
            <text:p>2498499</text:p>
          </table:table-cell>
          <table:table-cell table:style-name="Default" office:value-type="float" office:value="2498499">
            <text:p>249849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92308">
            <text:p>2292308</text:p>
          </table:table-cell>
          <table:table-cell office:value-type="float" office:value="3398147">
            <text:p>3398147</text:p>
          </table:table-cell>
          <table:table-cell office:value-type="float" office:value="3392174">
            <text:p>339217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20712">
            <text:p>2420712</text:p>
          </table:table-cell>
          <table:table-cell office:value-type="float" office:value="2886506">
            <text:p>2886506</text:p>
          </table:table-cell>
          <table:table-cell office:value-type="float" office:value="650465">
            <text:p>65046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62752">
            <text:p>1962752</text:p>
          </table:table-cell>
          <table:table-cell table:number-columns-repeated="2" office:value-type="float" office:value="2022561">
            <text:p>2022561</text:p>
          </table:table-cell>
          <table:table-cell table:formula="of:=MI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 office:value="600">
            <text:p>600</text:p>
          </table:table-cell>
          <table:table-cell table:formula="of:=MI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 office:value="1">
            <text:p>1</text:p>
          </table:table-cell>
          <table:table-cell table:formula="of:=MI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 office:value="881702">
            <text:p>881702</text:p>
          </table:table-cell>
          <table:table-cell table:formula="of:=MI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 office:value="1378566">
            <text:p>1378566</text:p>
          </table:table-cell>
          <table:table-cell table:formula="of:=MI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 office:value="0">
            <text:p>0</text:p>
          </table:table-cell>
          <table:table-cell table:formula="of:=MEDIA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 office:value="600">
            <text:p>600</text:p>
          </table:table-cell>
          <table:table-cell table:formula="of:=MEDIA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 office:value="1">
            <text:p>1</text:p>
          </table:table-cell>
          <table:table-cell table:formula="of:=MEDIA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 office:value="2321407">
            <text:p>2321407</text:p>
          </table:table-cell>
          <table:table-cell table:formula="of:=MEDIA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 office:value="2767491">
            <text:p>2767491</text:p>
          </table:table-cell>
          <table:table-cell table:formula="of:=MEDIA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 office:value="1080598">
            <text:p>1080598</text:p>
          </table:table-cell>
          <table:table-cell table:formula="of:=MAX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 office:value="600">
            <text:p>600</text:p>
          </table:table-cell>
          <table:table-cell table:formula="of:=MAX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 office:value="1">
            <text:p>1</text:p>
          </table:table-cell>
          <table:table-cell table:formula="of:=MAX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 office:value="2695897">
            <text:p>2695897</text:p>
          </table:table-cell>
          <table:table-cell table:formula="of:=MAX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 office:value="4097028">
            <text:p>4097028</text:p>
          </table:table-cell>
          <table:table-cell table:formula="of:=MAX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 office:value="3778914">
            <text:p>3778914</text:p>
          </table:table-cell>
        </table:table-row>
        <table:table-row table:style-name="ro1">
          <table:table-cell office:value-type="string">
            <text:p>./55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75064">
            <text:p>2475064</text:p>
          </table:table-cell>
          <table:table-cell office:value-type="float" office:value="3002513">
            <text:p>300251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72489">
            <text:p>2072489</text:p>
          </table:table-cell>
          <table:table-cell office:value-type="float" office:value="2510414">
            <text:p>251041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71899">
            <text:p>2271899</text:p>
          </table:table-cell>
          <table:table-cell office:value-type="float" office:value="2749987">
            <text:p>2749987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93316">
            <text:p>2393316</text:p>
          </table:table-cell>
          <table:table-cell office:value-type="float" office:value="2900516">
            <text:p>2900516</text:p>
          </table:table-cell>
          <table:table-cell office:value-type="float" office:value="1072596">
            <text:p>107259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21190">
            <text:p>2021190</text:p>
          </table:table-cell>
          <table:table-cell office:value-type="float" office:value="3542385">
            <text:p>3542385</text:p>
          </table:table-cell>
          <table:table-cell office:value-type="float" office:value="1768250">
            <text:p>176825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23194">
            <text:p>2223194</text:p>
          </table:table-cell>
          <table:table-cell office:value-type="float" office:value="2698754">
            <text:p>2698754</text:p>
          </table:table-cell>
          <table:table-cell office:value-type="float" office:value="973617">
            <text:p>97361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11956">
            <text:p>2311956</text:p>
          </table:table-cell>
          <table:table-cell office:value-type="float" office:value="2528275">
            <text:p>2528275</text:p>
          </table:table-cell>
          <table:table-cell office:value-type="float" office:value="2412173">
            <text:p>241217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69581">
            <text:p>2469581</text:p>
          </table:table-cell>
          <table:table-cell office:value-type="float" office:value="2688494">
            <text:p>2688494</text:p>
          </table:table-cell>
          <table:table-cell office:value-type="float" office:value="2682558">
            <text:p>268255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26730">
            <text:p>2626730</text:p>
          </table:table-cell>
          <table:table-cell office:value-type="float" office:value="2879700">
            <text:p>2879700</text:p>
          </table:table-cell>
          <table:table-cell office:value-type="float" office:value="2877923">
            <text:p>287792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08145">
            <text:p>2308145</text:p>
          </table:table-cell>
          <table:table-cell office:value-type="float" office:value="2515071">
            <text:p>2515071</text:p>
          </table:table-cell>
          <table:table-cell office:value-type="float" office:value="2513821">
            <text:p>251382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39253">
            <text:p>2439253</text:p>
          </table:table-cell>
          <table:table-cell office:value-type="float" office:value="2941966">
            <text:p>2941966</text:p>
          </table:table-cell>
          <table:table-cell office:value-type="float" office:value="1071825">
            <text:p>107182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45474">
            <text:p>2245474</text:p>
          </table:table-cell>
          <table:table-cell office:value-type="float" office:value="2678570">
            <text:p>2678570</text:p>
          </table:table-cell>
          <table:table-cell office:value-type="float" office:value="1117269">
            <text:p>111726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36528">
            <text:p>2536528</text:p>
          </table:table-cell>
          <table:table-cell office:value-type="float" office:value="3063444">
            <text:p>3063444</text:p>
          </table:table-cell>
          <table:table-cell office:value-type="float" office:value="1162621">
            <text:p>116262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84511">
            <text:p>2284511</text:p>
          </table:table-cell>
          <table:table-cell office:value-type="float" office:value="2767334">
            <text:p>2767334</text:p>
          </table:table-cell>
          <table:table-cell office:value-type="float" office:value="1028704">
            <text:p>102870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78320">
            <text:p>2478320</text:p>
          </table:table-cell>
          <table:table-cell table:number-columns-repeated="2" office:value-type="float" office:value="2704902">
            <text:p>270490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20878">
            <text:p>2520878</text:p>
          </table:table-cell>
          <table:table-cell office:value-type="float" office:value="3247000">
            <text:p>324700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00248">
            <text:p>1900248</text:p>
          </table:table-cell>
          <table:table-cell office:value-type="float" office:value="2108145">
            <text:p>2108145</text:p>
          </table:table-cell>
          <table:table-cell office:value-type="float" office:value="2106225">
            <text:p>210622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35568">
            <text:p>2235568</text:p>
          </table:table-cell>
          <table:table-cell office:value-type="float" office:value="2680700">
            <text:p>2680700</text:p>
          </table:table-cell>
          <table:table-cell office:value-type="float" office:value="1071529">
            <text:p>1071529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1282146">
            <text:p>1282146</text:p>
          </table:table-cell>
          <table:table-cell table:style-name="cellBest" office:value-type="float" office:value="1402146">
            <text:p>1402146</text:p>
          </table:table-cell>
          <table:table-cell office:value-type="float" office:value="1402146">
            <text:p>140214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53754">
            <text:p>2053754</text:p>
          </table:table-cell>
          <table:table-cell office:value-type="float" office:value="2228192">
            <text:p>2228192</text:p>
          </table:table-cell>
          <table:table-cell office:value-type="float" office:value="2227060">
            <text:p>222706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59605">
            <text:p>2459605</text:p>
          </table:table-cell>
          <table:table-cell office:value-type="float" office:value="2951321">
            <text:p>2951321</text:p>
          </table:table-cell>
          <table:table-cell office:value-type="float" office:value="1230303">
            <text:p>123030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96350">
            <text:p>1796350</text:p>
          </table:table-cell>
          <table:table-cell table:number-columns-repeated="2" office:value-type="float" office:value="1806266">
            <text:p>180626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98406">
            <text:p>2198406</text:p>
          </table:table-cell>
          <table:table-cell office:value-type="float" office:value="2663599">
            <text:p>2663599</text:p>
          </table:table-cell>
          <table:table-cell office:value-type="float" office:value="989358">
            <text:p>98935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86373">
            <text:p>2486373</text:p>
          </table:table-cell>
          <table:table-cell office:value-type="float" office:value="2978564">
            <text:p>2978564</text:p>
          </table:table-cell>
          <table:table-cell office:value-type="float" office:value="632580">
            <text:p>63258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15833">
            <text:p>2115833</text:p>
          </table:table-cell>
          <table:table-cell office:value-type="float" office:value="2610398">
            <text:p>2610398</text:p>
          </table:table-cell>
          <table:table-cell office:value-type="float" office:value="650404">
            <text:p>65040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88067">
            <text:p>2188067</text:p>
          </table:table-cell>
          <table:table-cell office:value-type="float" office:value="3056013">
            <text:p>3056013</text:p>
          </table:table-cell>
          <table:table-cell office:value-type="float" office:value="2863378">
            <text:p>286337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93776">
            <text:p>2093776</text:p>
          </table:table-cell>
          <table:table-cell office:value-type="float" office:value="3185056">
            <text:p>3185056</text:p>
          </table:table-cell>
          <table:table-cell office:value-type="float" office:value="3156646">
            <text:p>315664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15519">
            <text:p>2615519</text:p>
          </table:table-cell>
          <table:table-cell office:value-type="float" office:value="3690273">
            <text:p>3690273</text:p>
          </table:table-cell>
          <table:table-cell office:value-type="float" office:value="3685527">
            <text:p>368552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24968">
            <text:p>2324968</text:p>
          </table:table-cell>
          <table:table-cell office:value-type="float" office:value="3307819">
            <text:p>3307819</text:p>
          </table:table-cell>
          <table:table-cell office:value-type="float" office:value="3304612">
            <text:p>33046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24728">
            <text:p>2424728</text:p>
          </table:table-cell>
          <table:table-cell office:value-type="float" office:value="2930780">
            <text:p>2930780</text:p>
          </table:table-cell>
          <table:table-cell office:value-type="float" office:value="619569">
            <text:p>619569</text:p>
          </table:table-cell>
          <table:table-cell table:style-name="cellBest" office:value-type="float" office:value="310.252">
            <text:p>310.252</text:p>
          </table:table-cell>
          <table:table-cell table:style-name="cellBest" office:value-type="float" office:value="0">
            <text:p>0</text:p>
          </table:table-cell>
          <table:table-cell office:value-type="float" office:value="1386551">
            <text:p>1386551</text:p>
          </table:table-cell>
          <table:table-cell office:value-type="float" office:value="1674272">
            <text:p>1674272</text:p>
          </table:table-cell>
          <table:table-cell office:value-type="float" office:value="358495">
            <text:p>35849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43945">
            <text:p>2343945</text:p>
          </table:table-cell>
          <table:table-cell office:value-type="float" office:value="2824023">
            <text:p>2824023</text:p>
          </table:table-cell>
          <table:table-cell office:value-type="float" office:value="604920">
            <text:p>6049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60077">
            <text:p>2360077</text:p>
          </table:table-cell>
          <table:table-cell office:value-type="float" office:value="2844343">
            <text:p>2844343</text:p>
          </table:table-cell>
          <table:table-cell office:value-type="float" office:value="607113">
            <text:p>60711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661723">
            <text:p>2661723</text:p>
          </table:table-cell>
          <table:table-cell table:number-columns-repeated="2" office:value-type="float" office:value="4003509">
            <text:p>400350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84256">
            <text:p>2484256</text:p>
          </table:table-cell>
          <table:table-cell office:value-type="float" office:value="2945336">
            <text:p>2945336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69636">
            <text:p>2269636</text:p>
          </table:table-cell>
          <table:table-cell office:value-type="float" office:value="3148825">
            <text:p>3148825</text:p>
          </table:table-cell>
          <table:table-cell office:value-type="float" office:value="3145567">
            <text:p>314556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21659">
            <text:p>2421659</text:p>
          </table:table-cell>
          <table:table-cell office:value-type="float" office:value="3989875">
            <text:p>3989875</text:p>
          </table:table-cell>
          <table:table-cell office:value-type="float" office:value="811154">
            <text:p>811154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table:style-name="cellBest" office:value-type="float" office:value="1088213">
            <text:p>1088213</text:p>
          </table:table-cell>
          <table:table-cell table:style-name="cellWorst" office:value-type="float" office:value="4217370">
            <text:p>4217370</text:p>
          </table:table-cell>
          <table:table-cell office:value-type="float" office:value="4217370">
            <text:p>421737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13777">
            <text:p>2113777</text:p>
          </table:table-cell>
          <table:table-cell office:value-type="float" office:value="2879660">
            <text:p>2879660</text:p>
          </table:table-cell>
          <table:table-cell office:value-type="float" office:value="2877530">
            <text:p>287753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77700">
            <text:p>2377700</text:p>
          </table:table-cell>
          <table:table-cell office:value-type="float" office:value="2877387">
            <text:p>2877387</text:p>
          </table:table-cell>
          <table:table-cell office:value-type="float" office:value="634674">
            <text:p>63467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578444">
            <text:p>1578444</text:p>
          </table:table-cell>
          <table:table-cell table:number-columns-repeated="2" office:value-type="float" office:value="1629261">
            <text:p>1629261</text:p>
          </table:table-cell>
          <table:table-cell table:formula="of:=MI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 office:value="310.252">
            <text:p>310.252</text:p>
          </table:table-cell>
          <table:table-cell table:formula="of:=MI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 office:value="0">
            <text:p>0</text:p>
          </table:table-cell>
          <table:table-cell table:formula="of:=MI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 office:value="1088213">
            <text:p>1088213</text:p>
          </table:table-cell>
          <table:table-cell table:formula="of:=MI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 office:value="1402146">
            <text:p>1402146</text:p>
          </table:table-cell>
          <table:table-cell table:formula="of:=MI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 office:value="0">
            <text:p>0</text:p>
          </table:table-cell>
          <table:table-cell table:formula="of:=MEDIA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 office:value="600">
            <text:p>600</text:p>
          </table:table-cell>
          <table:table-cell table:formula="of:=MEDIA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 office:value="1">
            <text:p>1</text:p>
          </table:table-cell>
          <table:table-cell table:formula="of:=MEDIA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 office:value="2308145">
            <text:p>2308145</text:p>
          </table:table-cell>
          <table:table-cell table:formula="of:=MEDIA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 office:value="2877387">
            <text:p>2877387</text:p>
          </table:table-cell>
          <table:table-cell table:formula="of:=MEDIA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 office:value="1196462">
            <text:p>1196462</text:p>
          </table:table-cell>
          <table:table-cell table:formula="of:=MAX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 office:value="600">
            <text:p>600</text:p>
          </table:table-cell>
          <table:table-cell table:formula="of:=MAX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 office:value="1">
            <text:p>1</text:p>
          </table:table-cell>
          <table:table-cell table:formula="of:=MAX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 office:value="2661723">
            <text:p>2661723</text:p>
          </table:table-cell>
          <table:table-cell table:formula="of:=MAX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 office:value="4217370">
            <text:p>4217370</text:p>
          </table:table-cell>
          <table:table-cell table:formula="of:=MAX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 office:value="4217370">
            <text:p>4217370</text:p>
          </table:table-cell>
        </table:table-row>
        <table:table-row table:style-name="ro1">
          <table:table-cell office:value-type="string">
            <text:p>./56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68767">
            <text:p>2468767</text:p>
          </table:table-cell>
          <table:table-cell office:value-type="float" office:value="2955135">
            <text:p>295513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76379">
            <text:p>2476379</text:p>
          </table:table-cell>
          <table:table-cell office:value-type="float" office:value="2963921">
            <text:p>2963921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55751">
            <text:p>2555751</text:p>
          </table:table-cell>
          <table:table-cell office:value-type="float" office:value="3057395">
            <text:p>3057395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99317">
            <text:p>2299317</text:p>
          </table:table-cell>
          <table:table-cell office:value-type="float" office:value="2755122">
            <text:p>2755122</text:p>
          </table:table-cell>
          <table:table-cell office:value-type="float" office:value="1002467">
            <text:p>100246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94317">
            <text:p>1994317</text:p>
          </table:table-cell>
          <table:table-cell office:value-type="float" office:value="3543622">
            <text:p>3543622</text:p>
          </table:table-cell>
          <table:table-cell office:value-type="float" office:value="1598630">
            <text:p>159863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09949">
            <text:p>2209949</text:p>
          </table:table-cell>
          <table:table-cell office:value-type="float" office:value="2626666">
            <text:p>2626666</text:p>
          </table:table-cell>
          <table:table-cell office:value-type="float" office:value="1091475">
            <text:p>109147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91070">
            <text:p>2291070</text:p>
          </table:table-cell>
          <table:table-cell office:value-type="float" office:value="2492164">
            <text:p>2492164</text:p>
          </table:table-cell>
          <table:table-cell office:value-type="float" office:value="2232565">
            <text:p>223256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57092">
            <text:p>2557092</text:p>
          </table:table-cell>
          <table:table-cell office:value-type="float" office:value="2784362">
            <text:p>2784362</text:p>
          </table:table-cell>
          <table:table-cell office:value-type="float" office:value="2776926">
            <text:p>277692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660415">
            <text:p>2660415</text:p>
          </table:table-cell>
          <table:table-cell office:value-type="float" office:value="2921855">
            <text:p>2921855</text:p>
          </table:table-cell>
          <table:table-cell office:value-type="float" office:value="2919683">
            <text:p>291968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05354">
            <text:p>2605354</text:p>
          </table:table-cell>
          <table:table-cell office:value-type="float" office:value="2838573">
            <text:p>2838573</text:p>
          </table:table-cell>
          <table:table-cell office:value-type="float" office:value="2836938">
            <text:p>283693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42567">
            <text:p>2542567</text:p>
          </table:table-cell>
          <table:table-cell office:value-type="float" office:value="3034544">
            <text:p>3034544</text:p>
          </table:table-cell>
          <table:table-cell office:value-type="float" office:value="1243352">
            <text:p>124335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68665">
            <text:p>2568665</text:p>
          </table:table-cell>
          <table:table-cell office:value-type="float" office:value="3093624">
            <text:p>3093624</text:p>
          </table:table-cell>
          <table:table-cell office:value-type="float" office:value="1190901">
            <text:p>119090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37135">
            <text:p>2537135</text:p>
          </table:table-cell>
          <table:table-cell office:value-type="float" office:value="3073016">
            <text:p>3073016</text:p>
          </table:table-cell>
          <table:table-cell office:value-type="float" office:value="1171535">
            <text:p>117153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08495">
            <text:p>2108495</text:p>
          </table:table-cell>
          <table:table-cell office:value-type="float" office:value="2521014">
            <text:p>2521014</text:p>
          </table:table-cell>
          <table:table-cell office:value-type="float" office:value="952063">
            <text:p>95206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37220">
            <text:p>2337220</text:p>
          </table:table-cell>
          <table:table-cell table:number-columns-repeated="2" office:value-type="float" office:value="2551708">
            <text:p>255170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23440">
            <text:p>2123440</text:p>
          </table:table-cell>
          <table:table-cell office:value-type="float" office:value="3675068">
            <text:p>3675068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34705">
            <text:p>1834705</text:p>
          </table:table-cell>
          <table:table-cell office:value-type="float" office:value="2043167">
            <text:p>2043167</text:p>
          </table:table-cell>
          <table:table-cell office:value-type="float" office:value="2041105">
            <text:p>204110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61622">
            <text:p>2561622</text:p>
          </table:table-cell>
          <table:table-cell office:value-type="float" office:value="3101655">
            <text:p>3101655</text:p>
          </table:table-cell>
          <table:table-cell office:value-type="float" office:value="1079146">
            <text:p>1079146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1238465">
            <text:p>1238465</text:p>
          </table:table-cell>
          <table:table-cell table:style-name="cellBest" office:value-type="float" office:value="1455019">
            <text:p>1455019</text:p>
          </table:table-cell>
          <table:table-cell office:value-type="float" office:value="1455019">
            <text:p>145501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13076">
            <text:p>1913076</text:p>
          </table:table-cell>
          <table:table-cell office:value-type="float" office:value="2077906">
            <text:p>2077906</text:p>
          </table:table-cell>
          <table:table-cell office:value-type="float" office:value="2076506">
            <text:p>207650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93816">
            <text:p>2493816</text:p>
          </table:table-cell>
          <table:table-cell office:value-type="float" office:value="3032530">
            <text:p>3032530</text:p>
          </table:table-cell>
          <table:table-cell office:value-type="float" office:value="1089719">
            <text:p>108971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61334">
            <text:p>2261334</text:p>
          </table:table-cell>
          <table:table-cell table:number-columns-repeated="2" office:value-type="float" office:value="2276850">
            <text:p>227685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32864">
            <text:p>2232864</text:p>
          </table:table-cell>
          <table:table-cell office:value-type="float" office:value="2674873">
            <text:p>2674873</text:p>
          </table:table-cell>
          <table:table-cell office:value-type="float" office:value="977469">
            <text:p>97746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46634">
            <text:p>2446634</text:p>
          </table:table-cell>
          <table:table-cell office:value-type="float" office:value="2944739">
            <text:p>2944739</text:p>
          </table:table-cell>
          <table:table-cell office:value-type="float" office:value="650749">
            <text:p>65074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51865">
            <text:p>2451865</text:p>
          </table:table-cell>
          <table:table-cell office:value-type="float" office:value="2988062">
            <text:p>2988062</text:p>
          </table:table-cell>
          <table:table-cell office:value-type="float" office:value="732856">
            <text:p>73285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69711">
            <text:p>2469711</text:p>
          </table:table-cell>
          <table:table-cell office:value-type="float" office:value="3365856">
            <text:p>3365856</text:p>
          </table:table-cell>
          <table:table-cell office:value-type="float" office:value="3136615">
            <text:p>313661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92159">
            <text:p>1992159</text:p>
          </table:table-cell>
          <table:table-cell office:value-type="float" office:value="2856251">
            <text:p>2856251</text:p>
          </table:table-cell>
          <table:table-cell office:value-type="float" office:value="2842282">
            <text:p>284228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05155">
            <text:p>2405155</text:p>
          </table:table-cell>
          <table:table-cell office:value-type="float" office:value="3519800">
            <text:p>3519800</text:p>
          </table:table-cell>
          <table:table-cell office:value-type="float" office:value="3507987">
            <text:p>350798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10770">
            <text:p>2610770</text:p>
          </table:table-cell>
          <table:table-cell office:value-type="float" office:value="3677883">
            <text:p>3677883</text:p>
          </table:table-cell>
          <table:table-cell office:value-type="float" office:value="3673340">
            <text:p>36733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11229">
            <text:p>2211229</text:p>
          </table:table-cell>
          <table:table-cell office:value-type="float" office:value="2655706">
            <text:p>2655706</text:p>
          </table:table-cell>
          <table:table-cell office:value-type="float" office:value="560824">
            <text:p>56082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04326">
            <text:p>2504326</text:p>
          </table:table-cell>
          <table:table-cell office:value-type="float" office:value="2969771">
            <text:p>2969771</text:p>
          </table:table-cell>
          <table:table-cell office:value-type="float" office:value="534102">
            <text:p>53410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52245">
            <text:p>2152245</text:p>
          </table:table-cell>
          <table:table-cell office:value-type="float" office:value="3187846">
            <text:p>3187846</text:p>
          </table:table-cell>
          <table:table-cell office:value-type="float" office:value="588847">
            <text:p>5888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71072">
            <text:p>2471072</text:p>
          </table:table-cell>
          <table:table-cell table:style-name="cellWorst" office:value-type="float" office:value="4026997">
            <text:p>4026997</text:p>
          </table:table-cell>
          <table:table-cell office:value-type="float" office:value="767744">
            <text:p>76774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73508">
            <text:p>2573508</text:p>
          </table:table-cell>
          <table:table-cell office:value-type="float" office:value="4015803">
            <text:p>4015803</text:p>
          </table:table-cell>
          <table:table-cell table:style-name="cellWorst" office:value-type="float" office:value="4015803">
            <text:p>401580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67319">
            <text:p>1967319</text:p>
          </table:table-cell>
          <table:table-cell office:value-type="float" office:value="2333413">
            <text:p>233341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65373">
            <text:p>2365373</text:p>
          </table:table-cell>
          <table:table-cell office:value-type="float" office:value="3327452">
            <text:p>3327452</text:p>
          </table:table-cell>
          <table:table-cell office:value-type="float" office:value="3324214">
            <text:p>332421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41802">
            <text:p>2041802</text:p>
          </table:table-cell>
          <table:table-cell office:value-type="float" office:value="3441557">
            <text:p>3441557</text:p>
          </table:table-cell>
          <table:table-cell office:value-type="float" office:value="671579">
            <text:p>671579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table:style-name="cellBest" office:value-type="float" office:value="927949">
            <text:p>927949</text:p>
          </table:table-cell>
          <table:table-cell office:value-type="float" office:value="3335251">
            <text:p>3335251</text:p>
          </table:table-cell>
          <table:table-cell table:style-name="Default" office:value-type="float" office:value="3335251">
            <text:p>333525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59212">
            <text:p>2259212</text:p>
          </table:table-cell>
          <table:table-cell office:value-type="float" office:value="3413725">
            <text:p>3413725</text:p>
          </table:table-cell>
          <table:table-cell office:value-type="float" office:value="3404168">
            <text:p>340416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93350">
            <text:p>2093350</text:p>
          </table:table-cell>
          <table:table-cell office:value-type="float" office:value="2526459">
            <text:p>2526459</text:p>
          </table:table-cell>
          <table:table-cell office:value-type="float" office:value="558118">
            <text:p>55811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38059">
            <text:p>1838059</text:p>
          </table:table-cell>
          <table:table-cell table:number-columns-repeated="2" office:value-type="float" office:value="1901374">
            <text:p>1901374</text:p>
          </table:table-cell>
          <table:table-cell table:formula="of:=MIN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 office:value="600">
            <text:p>600</text:p>
          </table:table-cell>
          <table:table-cell table:formula="of:=MIN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 office:value="1">
            <text:p>1</text:p>
          </table:table-cell>
          <table:table-cell table:formula="of:=MIN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 office:value="927949">
            <text:p>927949</text:p>
          </table:table-cell>
          <table:table-cell table:formula="of:=MIN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 office:value="1455019">
            <text:p>1455019</text:p>
          </table:table-cell>
          <table:table-cell table:formula="of:=MIN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 office:value="0">
            <text:p>0</text:p>
          </table:table-cell>
          <table:table-cell table:formula="of:=MEDIAN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 office:value="600">
            <text:p>600</text:p>
          </table:table-cell>
          <table:table-cell table:formula="of:=MEDIAN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 office:value="1">
            <text:p>1</text:p>
          </table:table-cell>
          <table:table-cell table:formula="of:=MEDIAN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 office:value="2337220">
            <text:p>2337220</text:p>
          </table:table-cell>
          <table:table-cell table:formula="of:=MEDIAN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 office:value="2963921">
            <text:p>2963921</text:p>
          </table:table-cell>
          <table:table-cell table:formula="of:=MEDIAN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 office:value="1217126.5">
            <text:p>1217126.5</text:p>
          </table:table-cell>
          <table:table-cell table:formula="of:=MAX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 office:value="600">
            <text:p>600</text:p>
          </table:table-cell>
          <table:table-cell table:formula="of:=MAX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 office:value="1">
            <text:p>1</text:p>
          </table:table-cell>
          <table:table-cell table:formula="of:=MAX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 office:value="2660415">
            <text:p>2660415</text:p>
          </table:table-cell>
          <table:table-cell table:formula="of:=MAX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 office:value="4026997">
            <text:p>4026997</text:p>
          </table:table-cell>
          <table:table-cell table:formula="of:=MAX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 office:value="4015803">
            <text:p>4015803</text:p>
          </table:table-cell>
        </table:table-row>
        <table:table-row table:style-name="ro1">
          <table:table-cell office:value-type="string">
            <text:p>./57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49778">
            <text:p>2349778</text:p>
          </table:table-cell>
          <table:table-cell office:value-type="float" office:value="2811036">
            <text:p>281103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97686">
            <text:p>2197686</text:p>
          </table:table-cell>
          <table:table-cell office:value-type="float" office:value="2627952">
            <text:p>2627952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03487">
            <text:p>2303487</text:p>
          </table:table-cell>
          <table:table-cell office:value-type="float" office:value="2753123">
            <text:p>275312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95525">
            <text:p>2395525</text:p>
          </table:table-cell>
          <table:table-cell office:value-type="float" office:value="2865506">
            <text:p>2865506</text:p>
          </table:table-cell>
          <table:table-cell office:value-type="float" office:value="1334920">
            <text:p>13349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00946">
            <text:p>1700946</text:p>
          </table:table-cell>
          <table:table-cell office:value-type="float" office:value="3092266">
            <text:p>3092266</text:p>
          </table:table-cell>
          <table:table-cell office:value-type="float" office:value="1505672">
            <text:p>150567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41415">
            <text:p>2241415</text:p>
          </table:table-cell>
          <table:table-cell office:value-type="float" office:value="2717473">
            <text:p>2717473</text:p>
          </table:table-cell>
          <table:table-cell office:value-type="float" office:value="1100795">
            <text:p>110079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32572">
            <text:p>2032572</text:p>
          </table:table-cell>
          <table:table-cell office:value-type="float" office:value="2194373">
            <text:p>2194373</text:p>
          </table:table-cell>
          <table:table-cell office:value-type="float" office:value="1961959">
            <text:p>196195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32837">
            <text:p>2332837</text:p>
          </table:table-cell>
          <table:table-cell office:value-type="float" office:value="2738731">
            <text:p>2738731</text:p>
          </table:table-cell>
          <table:table-cell office:value-type="float" office:value="2730078">
            <text:p>273007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11493">
            <text:p>2111493</text:p>
          </table:table-cell>
          <table:table-cell office:value-type="float" office:value="2299552">
            <text:p>2299552</text:p>
          </table:table-cell>
          <table:table-cell office:value-type="float" office:value="2296692">
            <text:p>229669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93926">
            <text:p>2193926</text:p>
          </table:table-cell>
          <table:table-cell office:value-type="float" office:value="3247989">
            <text:p>3247989</text:p>
          </table:table-cell>
          <table:table-cell office:value-type="float" office:value="3241420">
            <text:p>32414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61581">
            <text:p>2361581</text:p>
          </table:table-cell>
          <table:table-cell office:value-type="float" office:value="2890767">
            <text:p>2890767</text:p>
          </table:table-cell>
          <table:table-cell office:value-type="float" office:value="1023405">
            <text:p>102340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59960">
            <text:p>2059960</text:p>
          </table:table-cell>
          <table:table-cell office:value-type="float" office:value="2492062">
            <text:p>2492062</text:p>
          </table:table-cell>
          <table:table-cell office:value-type="float" office:value="978177">
            <text:p>97817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98435">
            <text:p>2398435</text:p>
          </table:table-cell>
          <table:table-cell office:value-type="float" office:value="2900442">
            <text:p>2900442</text:p>
          </table:table-cell>
          <table:table-cell office:value-type="float" office:value="1149488">
            <text:p>114948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50512">
            <text:p>2050512</text:p>
          </table:table-cell>
          <table:table-cell office:value-type="float" office:value="2509645">
            <text:p>2509645</text:p>
          </table:table-cell>
          <table:table-cell office:value-type="float" office:value="1003482">
            <text:p>100348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56330">
            <text:p>2156330</text:p>
          </table:table-cell>
          <table:table-cell table:number-columns-repeated="2" office:value-type="float" office:value="2354150">
            <text:p>235415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51057">
            <text:p>1951057</text:p>
          </table:table-cell>
          <table:table-cell office:value-type="float" office:value="3409677">
            <text:p>3409677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625745">
            <text:p>1625745</text:p>
          </table:table-cell>
          <table:table-cell office:value-type="float" office:value="2689437">
            <text:p>2689437</text:p>
          </table:table-cell>
          <table:table-cell office:value-type="float" office:value="2675566">
            <text:p>267556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99151">
            <text:p>2099151</text:p>
          </table:table-cell>
          <table:table-cell office:value-type="float" office:value="3581114">
            <text:p>3581114</text:p>
          </table:table-cell>
          <table:table-cell office:value-type="float" office:value="1641905">
            <text:p>1641905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968344">
            <text:p>968344</text:p>
          </table:table-cell>
          <table:table-cell table:number-columns-repeated="2" office:value-type="float" office:value="2221374">
            <text:p>222137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25188">
            <text:p>1825188</text:p>
          </table:table-cell>
          <table:table-cell office:value-type="float" office:value="2785493">
            <text:p>2785493</text:p>
          </table:table-cell>
          <table:table-cell office:value-type="float" office:value="2778022">
            <text:p>277802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16341">
            <text:p>2116341</text:p>
          </table:table-cell>
          <table:table-cell office:value-type="float" office:value="2572024">
            <text:p>2572024</text:p>
          </table:table-cell>
          <table:table-cell office:value-type="float" office:value="1101977">
            <text:p>110197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65910">
            <text:p>2365910</text:p>
          </table:table-cell>
          <table:table-cell table:number-columns-repeated="2" office:value-type="float" office:value="2382096">
            <text:p>238209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60908">
            <text:p>2360908</text:p>
          </table:table-cell>
          <table:table-cell office:value-type="float" office:value="2824049">
            <text:p>2824049</text:p>
          </table:table-cell>
          <table:table-cell office:value-type="float" office:value="1317684">
            <text:p>131768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57597">
            <text:p>2157597</text:p>
          </table:table-cell>
          <table:table-cell office:value-type="float" office:value="2605664">
            <text:p>2605664</text:p>
          </table:table-cell>
          <table:table-cell office:value-type="float" office:value="579666">
            <text:p>57966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88918">
            <text:p>2088918</text:p>
          </table:table-cell>
          <table:table-cell office:value-type="float" office:value="2584918">
            <text:p>2584918</text:p>
          </table:table-cell>
          <table:table-cell office:value-type="float" office:value="658288">
            <text:p>658288</text:p>
          </table:table-cell>
          <table:table-cell table:style-name="cellBest" office:value-type="float" office:value="233.747">
            <text:p>233.747</text:p>
          </table:table-cell>
          <table:table-cell table:style-name="cellBest" office:value-type="float" office:value="0">
            <text:p>0</text:p>
          </table:table-cell>
          <table:table-cell office:value-type="float" office:value="1037127">
            <text:p>1037127</text:p>
          </table:table-cell>
          <table:table-cell table:style-name="cellBest" office:value-type="float" office:value="1501758">
            <text:p>1501758</text:p>
          </table:table-cell>
          <table:table-cell office:value-type="float" office:value="1418842">
            <text:p>141884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66918">
            <text:p>1766918</text:p>
          </table:table-cell>
          <table:table-cell office:value-type="float" office:value="2859214">
            <text:p>2859214</text:p>
          </table:table-cell>
          <table:table-cell office:value-type="float" office:value="2822699">
            <text:p>282269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407085">
            <text:p>2407085</text:p>
          </table:table-cell>
          <table:table-cell office:value-type="float" office:value="3738767">
            <text:p>3738767</text:p>
          </table:table-cell>
          <table:table-cell table:style-name="cellWorst" office:value-type="float" office:value="3718837">
            <text:p>371883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73317">
            <text:p>2373317</text:p>
          </table:table-cell>
          <table:table-cell office:value-type="float" office:value="3419450">
            <text:p>3419450</text:p>
          </table:table-cell>
          <table:table-cell office:value-type="float" office:value="3414258">
            <text:p>341425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15508">
            <text:p>1915508</text:p>
          </table:table-cell>
          <table:table-cell office:value-type="float" office:value="2944375">
            <text:p>2944375</text:p>
          </table:table-cell>
          <table:table-cell office:value-type="float" office:value="617260">
            <text:p>61726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00952">
            <text:p>2300952</text:p>
          </table:table-cell>
          <table:table-cell office:value-type="float" office:value="3534818">
            <text:p>3534818</text:p>
          </table:table-cell>
          <table:table-cell office:value-type="float" office:value="760057">
            <text:p>76005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90718">
            <text:p>1790718</text:p>
          </table:table-cell>
          <table:table-cell office:value-type="float" office:value="3157907">
            <text:p>3157907</text:p>
          </table:table-cell>
          <table:table-cell office:value-type="float" office:value="690784">
            <text:p>69078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16420">
            <text:p>2116420</text:p>
          </table:table-cell>
          <table:table-cell office:value-type="float" office:value="3562284">
            <text:p>3562284</text:p>
          </table:table-cell>
          <table:table-cell office:value-type="float" office:value="683059">
            <text:p>68305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48343">
            <text:p>2048343</text:p>
          </table:table-cell>
          <table:table-cell table:number-columns-repeated="2" office:value-type="float" office:value="3261918">
            <text:p>326191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88402">
            <text:p>1988402</text:p>
          </table:table-cell>
          <table:table-cell office:value-type="float" office:value="2336632">
            <text:p>2336632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06732">
            <text:p>2406732</text:p>
          </table:table-cell>
          <table:table-cell office:value-type="float" office:value="3381444">
            <text:p>3381444</text:p>
          </table:table-cell>
          <table:table-cell office:value-type="float" office:value="3376063">
            <text:p>337606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93024">
            <text:p>2293024</text:p>
          </table:table-cell>
          <table:table-cell table:style-name="cellWorst" office:value-type="float" office:value="3965975">
            <text:p>3965975</text:p>
          </table:table-cell>
          <table:table-cell office:value-type="float" office:value="826027">
            <text:p>826027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table:style-name="cellBest" office:value-type="float" office:value="910587">
            <text:p>910587</text:p>
          </table:table-cell>
          <table:table-cell office:value-type="float" office:value="2952816">
            <text:p>2952816</text:p>
          </table:table-cell>
          <table:table-cell table:style-name="Default" office:value-type="float" office:value="2952816">
            <text:p>295281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76464">
            <text:p>2076464</text:p>
          </table:table-cell>
          <table:table-cell office:value-type="float" office:value="3149323">
            <text:p>3149323</text:p>
          </table:table-cell>
          <table:table-cell office:value-type="float" office:value="3141387">
            <text:p>314138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02831">
            <text:p>2302831</text:p>
          </table:table-cell>
          <table:table-cell office:value-type="float" office:value="2786085">
            <text:p>2786085</text:p>
          </table:table-cell>
          <table:table-cell office:value-type="float" office:value="676081">
            <text:p>67608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53358">
            <text:p>1753358</text:p>
          </table:table-cell>
          <table:table-cell table:number-columns-repeated="2" office:value-type="float" office:value="1812640">
            <text:p>1812640</text:p>
          </table:table-cell>
          <table:table-cell table:formula="of:=MIN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 office:value="233.747">
            <text:p>233.747</text:p>
          </table:table-cell>
          <table:table-cell table:formula="of:=MIN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 office:value="0">
            <text:p>0</text:p>
          </table:table-cell>
          <table:table-cell table:formula="of:=MIN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 office:value="910587">
            <text:p>910587</text:p>
          </table:table-cell>
          <table:table-cell table:formula="of:=MIN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 office:value="1501758">
            <text:p>1501758</text:p>
          </table:table-cell>
          <table:table-cell table:formula="of:=MIN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 office:value="0">
            <text:p>0</text:p>
          </table:table-cell>
          <table:table-cell table:formula="of:=MEDIAN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 office:value="600">
            <text:p>600</text:p>
          </table:table-cell>
          <table:table-cell table:formula="of:=MEDIAN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 office:value="1">
            <text:p>1</text:p>
          </table:table-cell>
          <table:table-cell table:formula="of:=MEDIAN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 office:value="2116341">
            <text:p>2116341</text:p>
          </table:table-cell>
          <table:table-cell table:formula="of:=MEDIAN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 office:value="2811036">
            <text:p>2811036</text:p>
          </table:table-cell>
          <table:table-cell table:formula="of:=MEDIAN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 office:value="1376881">
            <text:p>1376881</text:p>
          </table:table-cell>
          <table:table-cell table:formula="of:=MAX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 office:value="600">
            <text:p>600</text:p>
          </table:table-cell>
          <table:table-cell table:formula="of:=MAX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 office:value="1">
            <text:p>1</text:p>
          </table:table-cell>
          <table:table-cell table:formula="of:=MAX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 office:value="2407085">
            <text:p>2407085</text:p>
          </table:table-cell>
          <table:table-cell table:formula="of:=MAX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 office:value="3965975">
            <text:p>3965975</text:p>
          </table:table-cell>
          <table:table-cell table:formula="of:=MAX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 office:value="3718837">
            <text:p>3718837</text:p>
          </table:table-cell>
        </table:table-row>
        <table:table-row table:style-name="ro1">
          <table:table-cell office:value-type="string">
            <text:p>./58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91974">
            <text:p>1791974</text:p>
          </table:table-cell>
          <table:table-cell office:value-type="float" office:value="2145196">
            <text:p>214519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59705">
            <text:p>1959705</text:p>
          </table:table-cell>
          <table:table-cell office:value-type="float" office:value="2347560">
            <text:p>234756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52466">
            <text:p>2052466</text:p>
          </table:table-cell>
          <table:table-cell office:value-type="float" office:value="2458132">
            <text:p>2458132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71074">
            <text:p>2171074</text:p>
          </table:table-cell>
          <table:table-cell office:value-type="float" office:value="2595982">
            <text:p>2595982</text:p>
          </table:table-cell>
          <table:table-cell office:value-type="float" office:value="889010">
            <text:p>88901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28921">
            <text:p>2028921</text:p>
          </table:table-cell>
          <table:table-cell office:value-type="float" office:value="3676140">
            <text:p>3676140</text:p>
          </table:table-cell>
          <table:table-cell office:value-type="float" office:value="1697787">
            <text:p>169778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52959">
            <text:p>2152959</text:p>
          </table:table-cell>
          <table:table-cell office:value-type="float" office:value="2610253">
            <text:p>2610253</text:p>
          </table:table-cell>
          <table:table-cell office:value-type="float" office:value="882281">
            <text:p>88228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46278">
            <text:p>2146278</text:p>
          </table:table-cell>
          <table:table-cell office:value-type="float" office:value="3679828">
            <text:p>3679828</text:p>
          </table:table-cell>
          <table:table-cell office:value-type="float" office:value="3480767">
            <text:p>348076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42566">
            <text:p>2042566</text:p>
          </table:table-cell>
          <table:table-cell office:value-type="float" office:value="2222105">
            <text:p>2222105</text:p>
          </table:table-cell>
          <table:table-cell office:value-type="float" office:value="2215603">
            <text:p>221560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52864">
            <text:p>2152864</text:p>
          </table:table-cell>
          <table:table-cell office:value-type="float" office:value="2371204">
            <text:p>2371204</text:p>
          </table:table-cell>
          <table:table-cell office:value-type="float" office:value="2368621">
            <text:p>236862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70494">
            <text:p>2170494</text:p>
          </table:table-cell>
          <table:table-cell office:value-type="float" office:value="2358096">
            <text:p>2358096</text:p>
          </table:table-cell>
          <table:table-cell office:value-type="float" office:value="2355565">
            <text:p>235556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84498">
            <text:p>1884498</text:p>
          </table:table-cell>
          <table:table-cell office:value-type="float" office:value="2270624">
            <text:p>2270624</text:p>
          </table:table-cell>
          <table:table-cell office:value-type="float" office:value="787490">
            <text:p>78749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61567">
            <text:p>2061567</text:p>
          </table:table-cell>
          <table:table-cell office:value-type="float" office:value="2536347">
            <text:p>2536347</text:p>
          </table:table-cell>
          <table:table-cell office:value-type="float" office:value="822219">
            <text:p>82221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11725">
            <text:p>2211725</text:p>
          </table:table-cell>
          <table:table-cell office:value-type="float" office:value="2696361">
            <text:p>2696361</text:p>
          </table:table-cell>
          <table:table-cell office:value-type="float" office:value="886996">
            <text:p>88699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60104">
            <text:p>2060104</text:p>
          </table:table-cell>
          <table:table-cell office:value-type="float" office:value="2492389">
            <text:p>2492389</text:p>
          </table:table-cell>
          <table:table-cell office:value-type="float" office:value="845878">
            <text:p>84587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04922">
            <text:p>2004922</text:p>
          </table:table-cell>
          <table:table-cell table:number-columns-repeated="2" office:value-type="float" office:value="2206120">
            <text:p>22061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36306">
            <text:p>1936306</text:p>
          </table:table-cell>
          <table:table-cell office:value-type="float" office:value="2479488">
            <text:p>2479488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36854">
            <text:p>1836854</text:p>
          </table:table-cell>
          <table:table-cell office:value-type="float" office:value="2033571">
            <text:p>2033571</text:p>
          </table:table-cell>
          <table:table-cell office:value-type="float" office:value="2031271">
            <text:p>203127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11621">
            <text:p>1811621</text:p>
          </table:table-cell>
          <table:table-cell office:value-type="float" office:value="2977180">
            <text:p>2977180</text:p>
          </table:table-cell>
          <table:table-cell office:value-type="float" office:value="1470689">
            <text:p>1470689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1048887">
            <text:p>1048887</text:p>
          </table:table-cell>
          <table:table-cell table:number-columns-repeated="2" office:value-type="float" office:value="2666160">
            <text:p>266616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683702">
            <text:p>1683702</text:p>
          </table:table-cell>
          <table:table-cell office:value-type="float" office:value="2614139">
            <text:p>2614139</text:p>
          </table:table-cell>
          <table:table-cell office:value-type="float" office:value="2603982">
            <text:p>260398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60533">
            <text:p>2160533</text:p>
          </table:table-cell>
          <table:table-cell office:value-type="float" office:value="2600603">
            <text:p>2600603</text:p>
          </table:table-cell>
          <table:table-cell office:value-type="float" office:value="751990">
            <text:p>75199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64411">
            <text:p>1764411</text:p>
          </table:table-cell>
          <table:table-cell table:style-name="cellBest" office:value-type="float" office:value="1776112">
            <text:p>1776112</text:p>
          </table:table-cell>
          <table:table-cell office:value-type="float" office:value="1776112">
            <text:p>17761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36317">
            <text:p>2136317</text:p>
          </table:table-cell>
          <table:table-cell office:value-type="float" office:value="2555537">
            <text:p>2555537</text:p>
          </table:table-cell>
          <table:table-cell office:value-type="float" office:value="873704">
            <text:p>87370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78117">
            <text:p>1978117</text:p>
          </table:table-cell>
          <table:table-cell office:value-type="float" office:value="2419404">
            <text:p>2419404</text:p>
          </table:table-cell>
          <table:table-cell office:value-type="float" office:value="613370">
            <text:p>61337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84525">
            <text:p>2184525</text:p>
          </table:table-cell>
          <table:table-cell office:value-type="float" office:value="2659195">
            <text:p>2659195</text:p>
          </table:table-cell>
          <table:table-cell office:value-type="float" office:value="678577">
            <text:p>67857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67579">
            <text:p>2167579</text:p>
          </table:table-cell>
          <table:table-cell office:value-type="float" office:value="2925049">
            <text:p>2925049</text:p>
          </table:table-cell>
          <table:table-cell office:value-type="float" office:value="2733629">
            <text:p>273362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85815">
            <text:p>1885815</text:p>
          </table:table-cell>
          <table:table-cell office:value-type="float" office:value="3095784">
            <text:p>3095784</text:p>
          </table:table-cell>
          <table:table-cell office:value-type="float" office:value="3041627">
            <text:p>304162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63112">
            <text:p>2363112</text:p>
          </table:table-cell>
          <table:table-cell table:style-name="cellWorst" office:value-type="float" office:value="3814470">
            <text:p>3814470</text:p>
          </table:table-cell>
          <table:table-cell table:style-name="cellWorst" office:value-type="float" office:value="3789782">
            <text:p>378978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367722">
            <text:p>2367722</text:p>
          </table:table-cell>
          <table:table-cell office:value-type="float" office:value="3808419">
            <text:p>3808419</text:p>
          </table:table-cell>
          <table:table-cell office:value-type="float" office:value="3785951">
            <text:p>378595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54088">
            <text:p>1854088</text:p>
          </table:table-cell>
          <table:table-cell office:value-type="float" office:value="3278563">
            <text:p>3278563</text:p>
          </table:table-cell>
          <table:table-cell office:value-type="float" office:value="745511">
            <text:p>74551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05923">
            <text:p>2005923</text:p>
          </table:table-cell>
          <table:table-cell office:value-type="float" office:value="2946246">
            <text:p>2946246</text:p>
          </table:table-cell>
          <table:table-cell office:value-type="float" office:value="723003">
            <text:p>72300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63002">
            <text:p>2063002</text:p>
          </table:table-cell>
          <table:table-cell office:value-type="float" office:value="3167443">
            <text:p>3167443</text:p>
          </table:table-cell>
          <table:table-cell office:value-type="float" office:value="688105">
            <text:p>68810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61520">
            <text:p>2061520</text:p>
          </table:table-cell>
          <table:table-cell office:value-type="float" office:value="3377437">
            <text:p>3377437</text:p>
          </table:table-cell>
          <table:table-cell office:value-type="float" office:value="660388">
            <text:p>66038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80757">
            <text:p>2080757</text:p>
          </table:table-cell>
          <table:table-cell table:number-columns-repeated="2" office:value-type="float" office:value="3322063">
            <text:p>332206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73261">
            <text:p>1973261</text:p>
          </table:table-cell>
          <table:table-cell office:value-type="float" office:value="2324528">
            <text:p>2324528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68724">
            <text:p>2268724</text:p>
          </table:table-cell>
          <table:table-cell office:value-type="float" office:value="3491315">
            <text:p>3491315</text:p>
          </table:table-cell>
          <table:table-cell office:value-type="float" office:value="3473249">
            <text:p>347324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98750">
            <text:p>2098750</text:p>
          </table:table-cell>
          <table:table-cell office:value-type="float" office:value="3512666">
            <text:p>3512666</text:p>
          </table:table-cell>
          <table:table-cell office:value-type="float" office:value="767316">
            <text:p>767316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table:style-name="cellBest" office:value-type="float" office:value="895293">
            <text:p>895293</text:p>
          </table:table-cell>
          <table:table-cell office:value-type="float" office:value="2784194">
            <text:p>2784194</text:p>
          </table:table-cell>
          <table:table-cell table:style-name="Default" office:value-type="float" office:value="2784194">
            <text:p>278419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99469">
            <text:p>2199469</text:p>
          </table:table-cell>
          <table:table-cell office:value-type="float" office:value="3035757">
            <text:p>3035757</text:p>
          </table:table-cell>
          <table:table-cell office:value-type="float" office:value="3028504">
            <text:p>302850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22354">
            <text:p>2022354</text:p>
          </table:table-cell>
          <table:table-cell office:value-type="float" office:value="2417866">
            <text:p>2417866</text:p>
          </table:table-cell>
          <table:table-cell office:value-type="float" office:value="617472">
            <text:p>61747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71146">
            <text:p>1871146</text:p>
          </table:table-cell>
          <table:table-cell table:number-columns-repeated="2" office:value-type="float" office:value="1932467">
            <text:p>1932467</text:p>
          </table:table-cell>
          <table:table-cell table:formula="of:=MIN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 office:value="600">
            <text:p>600</text:p>
          </table:table-cell>
          <table:table-cell table:formula="of:=MIN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 office:value="1">
            <text:p>1</text:p>
          </table:table-cell>
          <table:table-cell table:formula="of:=MIN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 office:value="895293">
            <text:p>895293</text:p>
          </table:table-cell>
          <table:table-cell table:formula="of:=MIN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 office:value="1776112">
            <text:p>1776112</text:p>
          </table:table-cell>
          <table:table-cell table:formula="of:=MIN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 office:value="0">
            <text:p>0</text:p>
          </table:table-cell>
          <table:table-cell table:formula="of:=MEDIAN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 office:value="600">
            <text:p>600</text:p>
          </table:table-cell>
          <table:table-cell table:formula="of:=MEDIAN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 office:value="1">
            <text:p>1</text:p>
          </table:table-cell>
          <table:table-cell table:formula="of:=MEDIAN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 office:value="2052466">
            <text:p>2052466</text:p>
          </table:table-cell>
          <table:table-cell table:formula="of:=MEDIAN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 office:value="2610253">
            <text:p>2610253</text:p>
          </table:table-cell>
          <table:table-cell table:formula="of:=MEDIAN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 office:value="1179849.5">
            <text:p>1179849.5</text:p>
          </table:table-cell>
          <table:table-cell table:formula="of:=MAX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 office:value="600">
            <text:p>600</text:p>
          </table:table-cell>
          <table:table-cell table:formula="of:=MAX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 office:value="1">
            <text:p>1</text:p>
          </table:table-cell>
          <table:table-cell table:formula="of:=MAX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 office:value="2367722">
            <text:p>2367722</text:p>
          </table:table-cell>
          <table:table-cell table:formula="of:=MAX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 office:value="3814470">
            <text:p>3814470</text:p>
          </table:table-cell>
          <table:table-cell table:formula="of:=MAX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 office:value="3789782">
            <text:p>3789782</text:p>
          </table:table-cell>
        </table:table-row>
        <table:table-row table:style-name="ro1">
          <table:table-cell office:value-type="string">
            <text:p>./59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01732">
            <text:p>2101732</text:p>
          </table:table-cell>
          <table:table-cell office:value-type="float" office:value="2488848">
            <text:p>248884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23037">
            <text:p>2123037</text:p>
          </table:table-cell>
          <table:table-cell office:value-type="float" office:value="2513908">
            <text:p>2513908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16067">
            <text:p>2216067</text:p>
          </table:table-cell>
          <table:table-cell office:value-type="float" office:value="2622618">
            <text:p>2622618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41104">
            <text:p>2041104</text:p>
          </table:table-cell>
          <table:table-cell office:value-type="float" office:value="2417178">
            <text:p>2417178</text:p>
          </table:table-cell>
          <table:table-cell office:value-type="float" office:value="942997">
            <text:p>94299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28049">
            <text:p>1828049</text:p>
          </table:table-cell>
          <table:table-cell office:value-type="float" office:value="3265322">
            <text:p>3265322</text:p>
          </table:table-cell>
          <table:table-cell office:value-type="float" office:value="1612249">
            <text:p>161224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67339">
            <text:p>1967339</text:p>
          </table:table-cell>
          <table:table-cell office:value-type="float" office:value="2324353">
            <text:p>2324353</text:p>
          </table:table-cell>
          <table:table-cell office:value-type="float" office:value="872803">
            <text:p>87280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09760">
            <text:p>2209760</text:p>
          </table:table-cell>
          <table:table-cell office:value-type="float" office:value="2398646">
            <text:p>2398646</text:p>
          </table:table-cell>
          <table:table-cell office:value-type="float" office:value="2092415">
            <text:p>209241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35821">
            <text:p>2135821</text:p>
          </table:table-cell>
          <table:table-cell office:value-type="float" office:value="2288709">
            <text:p>2288709</text:p>
          </table:table-cell>
          <table:table-cell office:value-type="float" office:value="2279574">
            <text:p>227957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77508">
            <text:p>2177508</text:p>
          </table:table-cell>
          <table:table-cell office:value-type="float" office:value="2358377">
            <text:p>2358377</text:p>
          </table:table-cell>
          <table:table-cell office:value-type="float" office:value="2355349">
            <text:p>235534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00442">
            <text:p>2000442</text:p>
          </table:table-cell>
          <table:table-cell office:value-type="float" office:value="2152169">
            <text:p>2152169</text:p>
          </table:table-cell>
          <table:table-cell office:value-type="float" office:value="2149351">
            <text:p>214935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30907">
            <text:p>2130907</text:p>
          </table:table-cell>
          <table:table-cell office:value-type="float" office:value="2532400">
            <text:p>2532400</text:p>
          </table:table-cell>
          <table:table-cell office:value-type="float" office:value="922127">
            <text:p>92212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98169">
            <text:p>1998169</text:p>
          </table:table-cell>
          <table:table-cell office:value-type="float" office:value="2669766">
            <text:p>2669766</text:p>
          </table:table-cell>
          <table:table-cell office:value-type="float" office:value="980922">
            <text:p>98092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21980">
            <text:p>2221980</text:p>
          </table:table-cell>
          <table:table-cell office:value-type="float" office:value="2616762">
            <text:p>2616762</text:p>
          </table:table-cell>
          <table:table-cell office:value-type="float" office:value="941923">
            <text:p>94192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60562">
            <text:p>1960562</text:p>
          </table:table-cell>
          <table:table-cell office:value-type="float" office:value="2337167">
            <text:p>2337167</text:p>
          </table:table-cell>
          <table:table-cell office:value-type="float" office:value="841517">
            <text:p>84151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82903">
            <text:p>2282903</text:p>
          </table:table-cell>
          <table:table-cell table:number-columns-repeated="2" office:value-type="float" office:value="2499382">
            <text:p>249938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29519">
            <text:p>2029519</text:p>
          </table:table-cell>
          <table:table-cell office:value-type="float" office:value="3539650">
            <text:p>353965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67114">
            <text:p>1767114</text:p>
          </table:table-cell>
          <table:table-cell office:value-type="float" office:value="1950215">
            <text:p>1950215</text:p>
          </table:table-cell>
          <table:table-cell office:value-type="float" office:value="1947581">
            <text:p>194758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45373">
            <text:p>1845373</text:p>
          </table:table-cell>
          <table:table-cell office:value-type="float" office:value="3195159">
            <text:p>3195159</text:p>
          </table:table-cell>
          <table:table-cell office:value-type="float" office:value="1454741">
            <text:p>1454741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1149556">
            <text:p>1149556</text:p>
          </table:table-cell>
          <table:table-cell table:style-name="cellBest" office:value-type="float" office:value="1285783">
            <text:p>1285783</text:p>
          </table:table-cell>
          <table:table-cell office:value-type="float" office:value="1285783">
            <text:p>128578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64994">
            <text:p>1864994</text:p>
          </table:table-cell>
          <table:table-cell office:value-type="float" office:value="2890661">
            <text:p>2890661</text:p>
          </table:table-cell>
          <table:table-cell office:value-type="float" office:value="2879091">
            <text:p>287909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04567">
            <text:p>2104567</text:p>
          </table:table-cell>
          <table:table-cell office:value-type="float" office:value="2467913">
            <text:p>2467913</text:p>
          </table:table-cell>
          <table:table-cell office:value-type="float" office:value="942612">
            <text:p>9426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14756">
            <text:p>2014756</text:p>
          </table:table-cell>
          <table:table-cell table:number-columns-repeated="2" office:value-type="float" office:value="2028272">
            <text:p>202827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70749">
            <text:p>1770749</text:p>
          </table:table-cell>
          <table:table-cell office:value-type="float" office:value="2103837">
            <text:p>2103837</text:p>
          </table:table-cell>
          <table:table-cell office:value-type="float" office:value="820906">
            <text:p>82090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78324">
            <text:p>1878324</text:p>
          </table:table-cell>
          <table:table-cell office:value-type="float" office:value="2229720">
            <text:p>2229720</text:p>
          </table:table-cell>
          <table:table-cell office:value-type="float" office:value="503740">
            <text:p>5037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97767">
            <text:p>2097767</text:p>
          </table:table-cell>
          <table:table-cell office:value-type="float" office:value="2574320">
            <text:p>2574320</text:p>
          </table:table-cell>
          <table:table-cell office:value-type="float" office:value="649061">
            <text:p>64906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78018">
            <text:p>1978018</text:p>
          </table:table-cell>
          <table:table-cell office:value-type="float" office:value="3039367">
            <text:p>3039367</text:p>
          </table:table-cell>
          <table:table-cell office:value-type="float" office:value="2732900">
            <text:p>273290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83762">
            <text:p>1783762</text:p>
          </table:table-cell>
          <table:table-cell office:value-type="float" office:value="2518449">
            <text:p>2518449</text:p>
          </table:table-cell>
          <table:table-cell office:value-type="float" office:value="2502823">
            <text:p>250282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97217">
            <text:p>2297217</text:p>
          </table:table-cell>
          <table:table-cell office:value-type="float" office:value="3596265">
            <text:p>3596265</text:p>
          </table:table-cell>
          <table:table-cell office:value-type="float" office:value="3578921">
            <text:p>357892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380755">
            <text:p>2380755</text:p>
          </table:table-cell>
          <table:table-cell table:style-name="cellWorst" office:value-type="float" office:value="3692872">
            <text:p>3692872</text:p>
          </table:table-cell>
          <table:table-cell table:style-name="cellWorst" office:value-type="float" office:value="3677357">
            <text:p>367735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47231">
            <text:p>1947231</text:p>
          </table:table-cell>
          <table:table-cell office:value-type="float" office:value="2628635">
            <text:p>2628635</text:p>
          </table:table-cell>
          <table:table-cell office:value-type="float" office:value="605731">
            <text:p>60573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50387">
            <text:p>2250387</text:p>
          </table:table-cell>
          <table:table-cell office:value-type="float" office:value="2989639">
            <text:p>2989639</text:p>
          </table:table-cell>
          <table:table-cell office:value-type="float" office:value="636340">
            <text:p>6363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36549">
            <text:p>2036549</text:p>
          </table:table-cell>
          <table:table-cell office:value-type="float" office:value="2874841">
            <text:p>2874841</text:p>
          </table:table-cell>
          <table:table-cell office:value-type="float" office:value="594375">
            <text:p>59437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29544">
            <text:p>2229544</text:p>
          </table:table-cell>
          <table:table-cell office:value-type="float" office:value="2783483">
            <text:p>2783483</text:p>
          </table:table-cell>
          <table:table-cell office:value-type="float" office:value="666324">
            <text:p>66632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90206">
            <text:p>2190206</text:p>
          </table:table-cell>
          <table:table-cell table:number-columns-repeated="2" office:value-type="float" office:value="3619980">
            <text:p>361998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74447">
            <text:p>1874447</text:p>
          </table:table-cell>
          <table:table-cell office:value-type="float" office:value="2155014">
            <text:p>215501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61929">
            <text:p>2261929</text:p>
          </table:table-cell>
          <table:table-cell office:value-type="float" office:value="3581268">
            <text:p>3581268</text:p>
          </table:table-cell>
          <table:table-cell office:value-type="float" office:value="3566841">
            <text:p>356684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04021">
            <text:p>2104021</text:p>
          </table:table-cell>
          <table:table-cell office:value-type="float" office:value="3493849">
            <text:p>3493849</text:p>
          </table:table-cell>
          <table:table-cell office:value-type="float" office:value="659453">
            <text:p>659453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table:style-name="cellBest" office:value-type="float" office:value="807689">
            <text:p>807689</text:p>
          </table:table-cell>
          <table:table-cell office:value-type="float" office:value="2584207">
            <text:p>2584207</text:p>
          </table:table-cell>
          <table:table-cell table:style-name="Default" office:value-type="float" office:value="2584207">
            <text:p>258420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20890">
            <text:p>2020890</text:p>
          </table:table-cell>
          <table:table-cell office:value-type="float" office:value="3116500">
            <text:p>3116500</text:p>
          </table:table-cell>
          <table:table-cell office:value-type="float" office:value="3093719">
            <text:p>309371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82583">
            <text:p>1882583</text:p>
          </table:table-cell>
          <table:table-cell office:value-type="float" office:value="2235964">
            <text:p>2235964</text:p>
          </table:table-cell>
          <table:table-cell office:value-type="float" office:value="471190">
            <text:p>47119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631530">
            <text:p>1631530</text:p>
          </table:table-cell>
          <table:table-cell table:number-columns-repeated="2" office:value-type="float" office:value="1679931">
            <text:p>1679931</text:p>
          </table:table-cell>
          <table:table-cell table:formula="of:=MIN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 office:value="600">
            <text:p>600</text:p>
          </table:table-cell>
          <table:table-cell table:formula="of:=MIN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 office:value="1">
            <text:p>1</text:p>
          </table:table-cell>
          <table:table-cell table:formula="of:=MIN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 office:value="807689">
            <text:p>807689</text:p>
          </table:table-cell>
          <table:table-cell table:formula="of:=MIN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 office:value="1285783">
            <text:p>1285783</text:p>
          </table:table-cell>
          <table:table-cell table:formula="of:=MIN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 office:value="0">
            <text:p>0</text:p>
          </table:table-cell>
          <table:table-cell table:formula="of:=MEDIAN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 office:value="600">
            <text:p>600</text:p>
          </table:table-cell>
          <table:table-cell table:formula="of:=MEDIAN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 office:value="1">
            <text:p>1</text:p>
          </table:table-cell>
          <table:table-cell table:formula="of:=MEDIAN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 office:value="2029519">
            <text:p>2029519</text:p>
          </table:table-cell>
          <table:table-cell table:formula="of:=MEDIAN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 office:value="2532400">
            <text:p>2532400</text:p>
          </table:table-cell>
          <table:table-cell table:formula="of:=MEDIAN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 office:value="1133352.5">
            <text:p>1133352.5</text:p>
          </table:table-cell>
          <table:table-cell table:formula="of:=MAX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 office:value="600">
            <text:p>600</text:p>
          </table:table-cell>
          <table:table-cell table:formula="of:=MAX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 office:value="1">
            <text:p>1</text:p>
          </table:table-cell>
          <table:table-cell table:formula="of:=MAX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 office:value="2380755">
            <text:p>2380755</text:p>
          </table:table-cell>
          <table:table-cell table:formula="of:=MAX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 office:value="3692872">
            <text:p>3692872</text:p>
          </table:table-cell>
          <table:table-cell table:formula="of:=MAX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 office:value="3677357">
            <text:p>3677357</text:p>
          </table:table-cell>
        </table:table-row>
        <table:table-row table:style-name="ro1">
          <table:table-cell office:value-type="string">
            <text:p>./60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97257">
            <text:p>2097257</text:p>
          </table:table-cell>
          <table:table-cell office:value-type="float" office:value="2467306">
            <text:p>246730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02905">
            <text:p>2102905</text:p>
          </table:table-cell>
          <table:table-cell office:value-type="float" office:value="2473516">
            <text:p>2473516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25729">
            <text:p>2225729</text:p>
          </table:table-cell>
          <table:table-cell office:value-type="float" office:value="2614314">
            <text:p>261431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28213">
            <text:p>2228213</text:p>
          </table:table-cell>
          <table:table-cell office:value-type="float" office:value="2617177">
            <text:p>2617177</text:p>
          </table:table-cell>
          <table:table-cell office:value-type="float" office:value="1068988">
            <text:p>106898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88081">
            <text:p>1988081</text:p>
          </table:table-cell>
          <table:table-cell office:value-type="float" office:value="3555182">
            <text:p>3555182</text:p>
          </table:table-cell>
          <table:table-cell office:value-type="float" office:value="1620712">
            <text:p>16207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72164">
            <text:p>2272164</text:p>
          </table:table-cell>
          <table:table-cell office:value-type="float" office:value="2677073">
            <text:p>2677073</text:p>
          </table:table-cell>
          <table:table-cell office:value-type="float" office:value="1044120">
            <text:p>10441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76144">
            <text:p>2176144</text:p>
          </table:table-cell>
          <table:table-cell office:value-type="float" office:value="3166457">
            <text:p>3166457</text:p>
          </table:table-cell>
          <table:table-cell office:value-type="float" office:value="3011384">
            <text:p>301138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33282">
            <text:p>2033282</text:p>
          </table:table-cell>
          <table:table-cell office:value-type="float" office:value="3416598">
            <text:p>3416598</text:p>
          </table:table-cell>
          <table:table-cell office:value-type="float" office:value="3368146">
            <text:p>336814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92993">
            <text:p>1892993</text:p>
          </table:table-cell>
          <table:table-cell table:style-name="cellWorst" office:value-type="float" office:value="3649871">
            <text:p>3649871</text:p>
          </table:table-cell>
          <table:table-cell table:style-name="cellWorst" office:value-type="float" office:value="3606230">
            <text:p>360623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06739">
            <text:p>2106739</text:p>
          </table:table-cell>
          <table:table-cell office:value-type="float" office:value="3615189">
            <text:p>3615189</text:p>
          </table:table-cell>
          <table:table-cell office:value-type="float" office:value="3596031">
            <text:p>359603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01112">
            <text:p>2101112</text:p>
          </table:table-cell>
          <table:table-cell office:value-type="float" office:value="2455590">
            <text:p>2455590</text:p>
          </table:table-cell>
          <table:table-cell office:value-type="float" office:value="965364">
            <text:p>96536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62985">
            <text:p>1962985</text:p>
          </table:table-cell>
          <table:table-cell office:value-type="float" office:value="2308269">
            <text:p>2308269</text:p>
          </table:table-cell>
          <table:table-cell office:value-type="float" office:value="920981">
            <text:p>92098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354945">
            <text:p>2354945</text:p>
          </table:table-cell>
          <table:table-cell office:value-type="float" office:value="2767907">
            <text:p>2767907</text:p>
          </table:table-cell>
          <table:table-cell office:value-type="float" office:value="1055147">
            <text:p>10551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83637">
            <text:p>1883637</text:p>
          </table:table-cell>
          <table:table-cell office:value-type="float" office:value="2224884">
            <text:p>2224884</text:p>
          </table:table-cell>
          <table:table-cell office:value-type="float" office:value="908590">
            <text:p>90859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29546">
            <text:p>2229546</text:p>
          </table:table-cell>
          <table:table-cell table:number-columns-repeated="2" office:value-type="float" office:value="2422797">
            <text:p>242279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26218">
            <text:p>1926218</text:p>
          </table:table-cell>
          <table:table-cell office:value-type="float" office:value="3307241">
            <text:p>3307241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05955">
            <text:p>1905955</text:p>
          </table:table-cell>
          <table:table-cell office:value-type="float" office:value="2082180">
            <text:p>2082180</text:p>
          </table:table-cell>
          <table:table-cell office:value-type="float" office:value="2079140">
            <text:p>20791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56773">
            <text:p>1756773</text:p>
          </table:table-cell>
          <table:table-cell office:value-type="float" office:value="2945342">
            <text:p>2945342</text:p>
          </table:table-cell>
          <table:table-cell office:value-type="float" office:value="1385740">
            <text:p>1385740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911019">
            <text:p>911019</text:p>
          </table:table-cell>
          <table:table-cell table:number-columns-repeated="2" office:value-type="float" office:value="1946680">
            <text:p>194668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695615">
            <text:p>1695615</text:p>
          </table:table-cell>
          <table:table-cell office:value-type="float" office:value="1833643">
            <text:p>1833643</text:p>
          </table:table-cell>
          <table:table-cell office:value-type="float" office:value="1831230">
            <text:p>183123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09550">
            <text:p>2309550</text:p>
          </table:table-cell>
          <table:table-cell office:value-type="float" office:value="2692090">
            <text:p>2692090</text:p>
          </table:table-cell>
          <table:table-cell office:value-type="float" office:value="1177083">
            <text:p>117708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67822">
            <text:p>1967822</text:p>
          </table:table-cell>
          <table:table-cell table:number-columns-repeated="2" office:value-type="float" office:value="1981121">
            <text:p>198112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53769">
            <text:p>1953769</text:p>
          </table:table-cell>
          <table:table-cell office:value-type="float" office:value="2297822">
            <text:p>2297822</text:p>
          </table:table-cell>
          <table:table-cell office:value-type="float" office:value="952220">
            <text:p>9522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35077">
            <text:p>2135077</text:p>
          </table:table-cell>
          <table:table-cell office:value-type="float" office:value="2522720">
            <text:p>2522720</text:p>
          </table:table-cell>
          <table:table-cell office:value-type="float" office:value="540359">
            <text:p>54035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07548">
            <text:p>2207548</text:p>
          </table:table-cell>
          <table:table-cell office:value-type="float" office:value="2594907">
            <text:p>2594907</text:p>
          </table:table-cell>
          <table:table-cell office:value-type="float" office:value="581762">
            <text:p>58176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00201">
            <text:p>1900201</text:p>
          </table:table-cell>
          <table:table-cell office:value-type="float" office:value="2808922">
            <text:p>2808922</text:p>
          </table:table-cell>
          <table:table-cell office:value-type="float" office:value="2472370">
            <text:p>247237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22649">
            <text:p>2022649</text:p>
          </table:table-cell>
          <table:table-cell office:value-type="float" office:value="2813875">
            <text:p>2813875</text:p>
          </table:table-cell>
          <table:table-cell office:value-type="float" office:value="2797636">
            <text:p>279763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88683">
            <text:p>2188683</text:p>
          </table:table-cell>
          <table:table-cell office:value-type="float" office:value="3077097">
            <text:p>3077097</text:p>
          </table:table-cell>
          <table:table-cell office:value-type="float" office:value="3068487">
            <text:p>306848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42642">
            <text:p>2242642</text:p>
          </table:table-cell>
          <table:table-cell office:value-type="float" office:value="3363619">
            <text:p>3363619</text:p>
          </table:table-cell>
          <table:table-cell office:value-type="float" office:value="3352041">
            <text:p>335204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91225">
            <text:p>1891225</text:p>
          </table:table-cell>
          <table:table-cell office:value-type="float" office:value="3200451">
            <text:p>3200451</text:p>
          </table:table-cell>
          <table:table-cell office:value-type="float" office:value="583752">
            <text:p>58375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43961">
            <text:p>1943961</text:p>
          </table:table-cell>
          <table:table-cell office:value-type="float" office:value="2694771">
            <text:p>2694771</text:p>
          </table:table-cell>
          <table:table-cell office:value-type="float" office:value="506590">
            <text:p>50659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52427">
            <text:p>2052427</text:p>
          </table:table-cell>
          <table:table-cell office:value-type="float" office:value="2672118">
            <text:p>2672118</text:p>
          </table:table-cell>
          <table:table-cell office:value-type="float" office:value="496591">
            <text:p>49659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04124">
            <text:p>2304124</text:p>
          </table:table-cell>
          <table:table-cell office:value-type="float" office:value="3033409">
            <text:p>3033409</text:p>
          </table:table-cell>
          <table:table-cell office:value-type="float" office:value="577142">
            <text:p>57714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22284">
            <text:p>2322284</text:p>
          </table:table-cell>
          <table:table-cell table:number-columns-repeated="2" office:value-type="float" office:value="3480578">
            <text:p>348057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39719">
            <text:p>1939719</text:p>
          </table:table-cell>
          <table:table-cell office:value-type="float" office:value="2242616">
            <text:p>2242616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03432">
            <text:p>2203432</text:p>
          </table:table-cell>
          <table:table-cell office:value-type="float" office:value="3343500">
            <text:p>3343500</text:p>
          </table:table-cell>
          <table:table-cell office:value-type="float" office:value="3318164">
            <text:p>331816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12744">
            <text:p>1912744</text:p>
          </table:table-cell>
          <table:table-cell office:value-type="float" office:value="3085315">
            <text:p>3085315</text:p>
          </table:table-cell>
          <table:table-cell office:value-type="float" office:value="564011">
            <text:p>564011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table:style-name="cellBest" office:value-type="float" office:value="761453">
            <text:p>761453</text:p>
          </table:table-cell>
          <table:table-cell office:value-type="float" office:value="2148669">
            <text:p>2148669</text:p>
          </table:table-cell>
          <table:table-cell table:style-name="Default" office:value-type="float" office:value="2148669">
            <text:p>214866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97462">
            <text:p>1997462</text:p>
          </table:table-cell>
          <table:table-cell office:value-type="float" office:value="3186256">
            <text:p>3186256</text:p>
          </table:table-cell>
          <table:table-cell office:value-type="float" office:value="3173591">
            <text:p>317359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29062">
            <text:p>2229062</text:p>
          </table:table-cell>
          <table:table-cell office:value-type="float" office:value="2597602">
            <text:p>2597602</text:p>
          </table:table-cell>
          <table:table-cell office:value-type="float" office:value="522905">
            <text:p>52290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560805">
            <text:p>1560805</text:p>
          </table:table-cell>
          <table:table-cell table:style-name="cellBest" office:value-type="float" office:value="1604456">
            <text:p>1604456</text:p>
          </table:table-cell>
          <table:table-cell office:value-type="float" office:value="1604456">
            <text:p>1604456</text:p>
          </table:table-cell>
          <table:table-cell table:formula="of:=MIN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 office:value="600">
            <text:p>600</text:p>
          </table:table-cell>
          <table:table-cell table:formula="of:=MIN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 office:value="1">
            <text:p>1</text:p>
          </table:table-cell>
          <table:table-cell table:formula="of:=MIN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 office:value="761453">
            <text:p>761453</text:p>
          </table:table-cell>
          <table:table-cell table:formula="of:=MIN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 office:value="1604456">
            <text:p>1604456</text:p>
          </table:table-cell>
          <table:table-cell table:formula="of:=MIN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 office:value="0">
            <text:p>0</text:p>
          </table:table-cell>
          <table:table-cell table:formula="of:=MEDIAN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 office:value="600">
            <text:p>600</text:p>
          </table:table-cell>
          <table:table-cell table:formula="of:=MEDIAN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 office:value="1">
            <text:p>1</text:p>
          </table:table-cell>
          <table:table-cell table:formula="of:=MEDIAN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 office:value="2033282">
            <text:p>2033282</text:p>
          </table:table-cell>
          <table:table-cell table:formula="of:=MEDIAN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 office:value="2677073">
            <text:p>2677073</text:p>
          </table:table-cell>
          <table:table-cell table:formula="of:=MEDIAN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 office:value="1281411.5">
            <text:p>1281411.5</text:p>
          </table:table-cell>
          <table:table-cell table:formula="of:=MAX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 office:value="600">
            <text:p>600</text:p>
          </table:table-cell>
          <table:table-cell table:formula="of:=MAX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 office:value="1">
            <text:p>1</text:p>
          </table:table-cell>
          <table:table-cell table:formula="of:=MAX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 office:value="2354945">
            <text:p>2354945</text:p>
          </table:table-cell>
          <table:table-cell table:formula="of:=MAX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 office:value="3649871">
            <text:p>3649871</text:p>
          </table:table-cell>
          <table:table-cell table:formula="of:=MAX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 office:value="3606230">
            <text:p>3606230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64"/>
          <table:table-cell table:style-name="Default"/>
          <table:table-cell table:number-columns-repeated="10"/>
          <table:table-cell table:style-name="Default" table:number-columns-repeated="2"/>
          <table:table-cell table:number-columns-repeated="82"/>
          <table:table-cell table:style-name="Default"/>
          <table:table-cell table:number-columns-repeated="10"/>
          <table:table-cell table:style-name="Default" table:number-columns-repeated="2"/>
          <table:table-cell table:number-columns-repeated="2"/>
          <table:table-cell table:style-name="Default"/>
          <table:table-cell table:number-columns-repeated="30"/>
        </table:table-row>
        <table:table-row table:style-name="ro1">
          <table:table-cell office:value-type="string">
            <text:p>SUM</text:p>
          </table:table-cell>
          <table:table-cell table:formula="of:=SUM([.B3:.B32])" office:value-type="float" office:value="9049.24343">
            <text:p>9049.24343</text:p>
          </table:table-cell>
          <table:table-cell table:formula="of:=SUM([.C3:.C32])" office:value-type="float" office:value="10">
            <text:p>10</text:p>
          </table:table-cell>
          <table:table-cell table:formula="of:=SUM([.D3:.D32])" office:value-type="float" office:value="34643806">
            <text:p>34643806</text:p>
          </table:table-cell>
          <table:table-cell table:formula="of:=SUM([.E3:.E32])" office:value-type="float" office:value="41642004">
            <text:p>41642004</text:p>
          </table:table-cell>
          <table:table-cell table:style-name="ce1" table:formula="of:=SUM([.F3:.F32])" office:value-type="float" office:value="9136.79491">
            <text:p>9136.79491</text:p>
          </table:table-cell>
          <table:table-cell table:formula="of:=SUM([.G3:.G32])" office:value-type="float" office:value="11">
            <text:p>11</text:p>
          </table:table-cell>
          <table:table-cell table:formula="of:=SUM([.H3:.H32])" office:value-type="float" office:value="34126406">
            <text:p>34126406</text:p>
          </table:table-cell>
          <table:table-cell table:style-name="ce1" table:formula="of:=SUM([.I3:.I32])" office:value-type="float" office:value="41016235">
            <text:p>41016235</text:p>
          </table:table-cell>
          <table:table-cell table:formula="of:=SUM([.J3:.J32])" office:value-type="float" office:value="0">
            <text:p>0</text:p>
          </table:table-cell>
          <table:table-cell table:formula="of:=SUM([.K3:.K32])" office:value-type="float" office:value="9078.27668">
            <text:p>9078.27668</text:p>
          </table:table-cell>
          <table:table-cell table:formula="of:=SUM([.L3:.L32])" office:value-type="float" office:value="10">
            <text:p>10</text:p>
          </table:table-cell>
          <table:table-cell table:formula="of:=SUM([.M3:.M32])" office:value-type="float" office:value="34761317">
            <text:p>34761317</text:p>
          </table:table-cell>
          <table:table-cell table:formula="of:=SUM([.N3:.N32])" office:value-type="float" office:value="41765385">
            <text:p>41765385</text:p>
          </table:table-cell>
          <table:table-cell table:formula="of:=SUM([.O3:.O32])" office:value-type="float" office:value="0">
            <text:p>0</text:p>
          </table:table-cell>
          <table:table-cell table:formula="of:=SUM([.P3:.P32])" office:value-type="float" office:value="8979.05346">
            <text:p>8979.05346</text:p>
          </table:table-cell>
          <table:table-cell table:formula="of:=SUM([.Q3:.Q32])" office:value-type="float" office:value="10">
            <text:p>10</text:p>
          </table:table-cell>
          <table:table-cell table:formula="of:=SUM([.R3:.R32])" office:value-type="float" office:value="34802073">
            <text:p>34802073</text:p>
          </table:table-cell>
          <table:table-cell table:formula="of:=SUM([.S3:.S32])" office:value-type="float" office:value="41825351">
            <text:p>41825351</text:p>
          </table:table-cell>
          <table:table-cell table:formula="of:=SUM([.T3:.T32])" office:value-type="float" office:value="16585132">
            <text:p>16585132</text:p>
          </table:table-cell>
          <table:table-cell table:formula="of:=SUM([.U3:.U32])" office:value-type="float" office:value="9046.9687">
            <text:p>9046.9687</text:p>
          </table:table-cell>
          <table:table-cell table:formula="of:=SUM([.V3:.V32])" office:value-type="float" office:value="11">
            <text:p>11</text:p>
          </table:table-cell>
          <table:table-cell table:formula="of:=SUM([.W3:.W32])" office:value-type="float" office:value="31610575">
            <text:p>31610575</text:p>
          </table:table-cell>
          <table:table-cell table:formula="of:=SUM([.X3:.X32])" office:value-type="float" office:value="56566029">
            <text:p>56566029</text:p>
          </table:table-cell>
          <table:table-cell table:formula="of:=SUM([.Y3:.Y32])" office:value-type="float" office:value="25089910">
            <text:p>25089910</text:p>
          </table:table-cell>
          <table:table-cell table:formula="of:=SUM([.Z3:.Z32])" office:value-type="float" office:value="7890.56976">
            <text:p>7890.56976</text:p>
          </table:table-cell>
          <table:table-cell table:formula="of:=SUM([.AA3:.AA32])" office:value-type="float" office:value="9">
            <text:p>9</text:p>
          </table:table-cell>
          <table:table-cell table:formula="of:=SUM([.AB3:.AB32])" office:value-type="float" office:value="30205863">
            <text:p>30205863</text:p>
          </table:table-cell>
          <table:table-cell table:formula="of:=SUM([.AC3:.AC32])" office:value-type="float" office:value="36492849">
            <text:p>36492849</text:p>
          </table:table-cell>
          <table:table-cell table:formula="of:=SUM([.AD3:.AD32])" office:value-type="float" office:value="14210030">
            <text:p>14210030</text:p>
          </table:table-cell>
          <table:table-cell table:formula="of:=SUM([.AE3:.AE32])" office:value-type="float" office:value="9737.4854">
            <text:p>9737.4854</text:p>
          </table:table-cell>
          <table:table-cell table:formula="of:=SUM([.AF3:.AF32])" office:value-type="float" office:value="11">
            <text:p>11</text:p>
          </table:table-cell>
          <table:table-cell table:formula="of:=SUM([.AG3:.AG32])" office:value-type="float" office:value="37421031">
            <text:p>37421031</text:p>
          </table:table-cell>
          <table:table-cell table:formula="of:=SUM([.AH3:.AH32])" office:value-type="float" office:value="43362639">
            <text:p>43362639</text:p>
          </table:table-cell>
          <table:table-cell table:formula="of:=SUM([.AI3:.AI32])" office:value-type="float" office:value="41257324">
            <text:p>41257324</text:p>
          </table:table-cell>
          <table:table-cell table:formula="of:=SUM([.AJ3:.AJ32])" office:value-type="float" office:value="9978.72937">
            <text:p>9978.72937</text:p>
          </table:table-cell>
          <table:table-cell table:formula="of:=SUM([.AK3:.AK32])" office:value-type="float" office:value="11">
            <text:p>11</text:p>
          </table:table-cell>
          <table:table-cell table:formula="of:=SUM([.AL3:.AL32])" office:value-type="float" office:value="39417407">
            <text:p>39417407</text:p>
          </table:table-cell>
          <table:table-cell table:formula="of:=SUM([.AM3:.AM32])" office:value-type="float" office:value="44946015">
            <text:p>44946015</text:p>
          </table:table-cell>
          <table:table-cell table:formula="of:=SUM([.AN3:.AN32])" office:value-type="float" office:value="44796834">
            <text:p>44796834</text:p>
          </table:table-cell>
          <table:table-cell table:formula="of:=SUM([.AO3:.AO32])" office:value-type="float" office:value="9430.3999">
            <text:p>9430.3999</text:p>
          </table:table-cell>
          <table:table-cell table:formula="of:=SUM([.AP3:.AP32])" office:value-type="float" office:value="12">
            <text:p>12</text:p>
          </table:table-cell>
          <table:table-cell table:formula="of:=SUM([.AQ3:.AQ32])" office:value-type="float" office:value="37613188">
            <text:p>37613188</text:p>
          </table:table-cell>
          <table:table-cell table:formula="of:=SUM([.AR3:.AR32])" office:value-type="float" office:value="43140607">
            <text:p>43140607</text:p>
          </table:table-cell>
          <table:table-cell table:formula="of:=SUM([.AS3:.AS32])" office:value-type="float" office:value="43060954">
            <text:p>43060954</text:p>
          </table:table-cell>
          <table:table-cell table:formula="of:=SUM([.AT3:.AT32])" office:value-type="float" office:value="10773.0208">
            <text:p>10773.0208</text:p>
          </table:table-cell>
          <table:table-cell table:formula="of:=SUM([.AU3:.AU32])" office:value-type="float" office:value="13">
            <text:p>13</text:p>
          </table:table-cell>
          <table:table-cell table:formula="of:=SUM([.AV3:.AV32])" office:value-type="float" office:value="41860926">
            <text:p>41860926</text:p>
          </table:table-cell>
          <table:table-cell table:formula="of:=SUM([.AW3:.AW32])" office:value-type="float" office:value="48327265">
            <text:p>48327265</text:p>
          </table:table-cell>
          <table:table-cell table:formula="of:=SUM([.AX3:.AX32])" office:value-type="float" office:value="48273108">
            <text:p>48273108</text:p>
          </table:table-cell>
          <table:table-cell table:formula="of:=SUM([.AY3:.AY32])" office:value-type="float" office:value="7757.96639">
            <text:p>7757.96639</text:p>
          </table:table-cell>
          <table:table-cell table:formula="of:=SUM([.AZ3:.AZ32])" office:value-type="float" office:value="9">
            <text:p>9</text:p>
          </table:table-cell>
          <table:table-cell table:formula="of:=SUM([.BA3:.BA32])" office:value-type="float" office:value="30264441">
            <text:p>30264441</text:p>
          </table:table-cell>
          <table:table-cell table:formula="of:=SUM([.BB3:.BB32])" office:value-type="float" office:value="36558217">
            <text:p>36558217</text:p>
          </table:table-cell>
          <table:table-cell table:formula="of:=SUM([.BC3:.BC32])" office:value-type="float" office:value="14108626">
            <text:p>14108626</text:p>
          </table:table-cell>
          <table:table-cell table:formula="of:=SUM([.BD3:.BD32])" office:value-type="float" office:value="8637.3971">
            <text:p>8637.3971</text:p>
          </table:table-cell>
          <table:table-cell table:formula="of:=SUM([.BE3:.BE32])" office:value-type="float" office:value="10">
            <text:p>10</text:p>
          </table:table-cell>
          <table:table-cell table:formula="of:=SUM([.BF3:.BF32])" office:value-type="float" office:value="31363902">
            <text:p>31363902</text:p>
          </table:table-cell>
          <table:table-cell table:formula="of:=SUM([.BG3:.BG32])" office:value-type="float" office:value="38405661">
            <text:p>38405661</text:p>
          </table:table-cell>
          <table:table-cell table:formula="of:=SUM([.BH3:.BH32])" office:value-type="float" office:value="14684729">
            <text:p>14684729</text:p>
          </table:table-cell>
          <table:table-cell table:formula="of:=SUM([.BI3:.BI32])" office:value-type="float" office:value="8712.67835">
            <text:p>8712.67835</text:p>
          </table:table-cell>
          <table:table-cell table:formula="of:=SUM([.BJ3:.BJ32])" office:value-type="float" office:value="11">
            <text:p>11</text:p>
          </table:table-cell>
          <table:table-cell table:formula="of:=SUM([.BK3:.BK32])" office:value-type="float" office:value="35402263">
            <text:p>35402263</text:p>
          </table:table-cell>
          <table:table-cell table:formula="of:=SUM([.BL3:.BL32])" office:value-type="float" office:value="43022539">
            <text:p>43022539</text:p>
          </table:table-cell>
          <table:table-cell table:formula="of:=SUM([.BM3:.BM32])" office:value-type="float" office:value="16826423">
            <text:p>16826423</text:p>
          </table:table-cell>
          <table:table-cell table:formula="of:=SUM([.BN3:.BN32])" office:value-type="float" office:value="8081.57561">
            <text:p>8081.57561</text:p>
          </table:table-cell>
          <table:table-cell table:formula="of:=SUM([.BO3:.BO32])" office:value-type="float" office:value="9">
            <text:p>9</text:p>
          </table:table-cell>
          <table:table-cell table:formula="of:=SUM([.BP3:.BP32])" office:value-type="float" office:value="29222864">
            <text:p>29222864</text:p>
          </table:table-cell>
          <table:table-cell table:formula="of:=SUM([.BQ3:.BQ32])" office:value-type="float" office:value="35324612">
            <text:p>35324612</text:p>
          </table:table-cell>
          <table:table-cell table:formula="of:=SUM([.BR3:.BR32])" office:value-type="float" office:value="13661860">
            <text:p>13661860</text:p>
          </table:table-cell>
          <table:table-cell table:formula="of:=SUM([.BS3:.BS32])" office:value-type="float" office:value="11540.14445">
            <text:p>11540.14445</text:p>
          </table:table-cell>
          <table:table-cell table:formula="of:=SUM([.BT3:.BT32])" office:value-type="float" office:value="15">
            <text:p>15</text:p>
          </table:table-cell>
          <table:table-cell table:formula="of:=SUM([.BU3:.BU32])" office:value-type="float" office:value="44510077">
            <text:p>44510077</text:p>
          </table:table-cell>
          <table:table-cell table:formula="of:=SUM([.BV3:.BV32])" office:value-type="float" office:value="49089689">
            <text:p>49089689</text:p>
          </table:table-cell>
          <table:table-cell table:formula="of:=SUM([.BW3:.BW32])" office:value-type="float" office:value="49089689">
            <text:p>49089689</text:p>
          </table:table-cell>
          <table:table-cell table:formula="of:=SUM([.BX3:.BX32])" office:value-type="float" office:value="5591.97274">
            <text:p>5591.97274</text:p>
          </table:table-cell>
          <table:table-cell table:formula="of:=SUM([.BY3:.BY32])" office:value-type="float" office:value="7">
            <text:p>7</text:p>
          </table:table-cell>
          <table:table-cell table:formula="of:=SUM([.BZ3:.BZ32])" office:value-type="float" office:value="21586180">
            <text:p>21586180</text:p>
          </table:table-cell>
          <table:table-cell table:formula="of:=SUM([.CA3:.CA32])" office:value-type="float" office:value="33857209">
            <text:p>33857209</text:p>
          </table:table-cell>
          <table:table-cell table:formula="of:=SUM([.CB3:.CB32])" office:value-type="float" office:value="0">
            <text:p>0</text:p>
          </table:table-cell>
          <table:table-cell table:formula="of:=SUM([.CC3:.CC32])" office:value-type="float" office:value="10491.7013">
            <text:p>10491.7013</text:p>
          </table:table-cell>
          <table:table-cell table:formula="of:=SUM([.CD3:.CD32])" office:value-type="float" office:value="11">
            <text:p>11</text:p>
          </table:table-cell>
          <table:table-cell table:formula="of:=SUM([.CE3:.CE32])" office:value-type="float" office:value="33670330">
            <text:p>33670330</text:p>
          </table:table-cell>
          <table:table-cell table:formula="of:=SUM([.CF3:.CF32])" office:value-type="float" office:value="38117825">
            <text:p>38117825</text:p>
          </table:table-cell>
          <table:table-cell table:formula="of:=SUM([.CG3:.CG32])" office:value-type="float" office:value="38064832">
            <text:p>38064832</text:p>
          </table:table-cell>
          <table:table-cell table:formula="of:=SUM([.CH3:.CH32])" office:value-type="float" office:value="6966.48166">
            <text:p>6966.48166</text:p>
          </table:table-cell>
          <table:table-cell table:formula="of:=SUM([.CI3:.CI32])" office:value-type="float" office:value="7">
            <text:p>7</text:p>
          </table:table-cell>
          <table:table-cell table:formula="of:=SUM([.CJ3:.CJ32])" office:value-type="float" office:value="26954625">
            <text:p>26954625</text:p>
          </table:table-cell>
          <table:table-cell table:formula="of:=SUM([.CK3:.CK32])" office:value-type="float" office:value="36855809">
            <text:p>36855809</text:p>
          </table:table-cell>
          <table:table-cell table:formula="of:=SUM([.CL3:.CL32])" office:value-type="float" office:value="15587453">
            <text:p>15587453</text:p>
          </table:table-cell>
          <table:table-cell table:formula="of:=SUM([.CM3:.CM32])" office:value-type="float" office:value="18000">
            <text:p>18000</text:p>
          </table:table-cell>
          <table:table-cell table:formula="of:=SUM([.CN3:.CN32])" office:value-type="float" office:value="30">
            <text:p>30</text:p>
          </table:table-cell>
          <table:table-cell table:formula="of:=SUM([.CO3:.CO32])" office:value-type="float" office:value="35493174">
            <text:p>35493174</text:p>
          </table:table-cell>
          <table:table-cell table:formula="of:=SUM([.CP3:.CP32])" office:value-type="float" office:value="42261030">
            <text:p>42261030</text:p>
          </table:table-cell>
          <table:table-cell table:formula="of:=SUM([.CQ3:.CQ32])" office:value-type="float" office:value="42261030">
            <text:p>42261030</text:p>
          </table:table-cell>
          <table:table-cell table:formula="of:=SUM([.CR3:.CR32])" office:value-type="float" office:value="14273.42367">
            <text:p>14273.42367</text:p>
          </table:table-cell>
          <table:table-cell table:formula="of:=SUM([.CS3:.CS32])" office:value-type="float" office:value="22">
            <text:p>22</text:p>
          </table:table-cell>
          <table:table-cell table:formula="of:=SUM([.CT3:.CT32])" office:value-type="float" office:value="43034334">
            <text:p>43034334</text:p>
          </table:table-cell>
          <table:table-cell table:formula="of:=SUM([.CU3:.CU32])" office:value-type="float" office:value="49327298">
            <text:p>49327298</text:p>
          </table:table-cell>
          <table:table-cell table:formula="of:=SUM([.CV3:.CV32])" office:value-type="float" office:value="49273464">
            <text:p>49273464</text:p>
          </table:table-cell>
          <table:table-cell table:formula="of:=SUM([.CW3:.CW32])" office:value-type="float" office:value="8403.91172">
            <text:p>8403.91172</text:p>
          </table:table-cell>
          <table:table-cell table:formula="of:=SUM([.CX3:.CX32])" office:value-type="float" office:value="11">
            <text:p>11</text:p>
          </table:table-cell>
          <table:table-cell table:formula="of:=SUM([.CY3:.CY32])" office:value-type="float" office:value="31869435">
            <text:p>31869435</text:p>
          </table:table-cell>
          <table:table-cell table:formula="of:=SUM([.CZ3:.CZ32])" office:value-type="float" office:value="38450801">
            <text:p>38450801</text:p>
          </table:table-cell>
          <table:table-cell table:formula="of:=SUM([.DA3:.DA32])" office:value-type="float" office:value="14829998">
            <text:p>14829998</text:p>
          </table:table-cell>
          <table:table-cell table:formula="of:=SUM([.DB3:.DB32])" office:value-type="float" office:value="17529.116">
            <text:p>17529.116</text:p>
          </table:table-cell>
          <table:table-cell table:formula="of:=SUM([.DC3:.DC32])" office:value-type="float" office:value="28">
            <text:p>28</text:p>
          </table:table-cell>
          <table:table-cell table:style-name="cellWorst" table:formula="of:=SUM([.DD3:.DD32])" office:value-type="float" office:value="61170164">
            <text:p>61170164</text:p>
          </table:table-cell>
          <table:table-cell table:formula="of:=SUM([.DE3:.DE32])" office:value-type="float" office:value="61601129">
            <text:p>61601129</text:p>
          </table:table-cell>
          <table:table-cell table:formula="of:=SUM([.DF3:.DF32])" office:value-type="float" office:value="61601129">
            <text:p>61601129</text:p>
          </table:table-cell>
          <table:table-cell table:formula="of:=SUM([.DG3:.DG32])" office:value-type="float" office:value="9156.71922">
            <text:p>9156.71922</text:p>
          </table:table-cell>
          <table:table-cell table:formula="of:=SUM([.DH3:.DH32])" office:value-type="float" office:value="10">
            <text:p>10</text:p>
          </table:table-cell>
          <table:table-cell table:formula="of:=SUM([.DI3:.DI32])" office:value-type="float" office:value="33803382">
            <text:p>33803382</text:p>
          </table:table-cell>
          <table:table-cell table:formula="of:=SUM([.DJ3:.DJ32])" office:value-type="float" office:value="40645909">
            <text:p>40645909</text:p>
          </table:table-cell>
          <table:table-cell table:formula="of:=SUM([.DK3:.DK32])" office:value-type="float" office:value="16163154">
            <text:p>16163154</text:p>
          </table:table-cell>
          <table:table-cell table:formula="of:=SUM([.DL3:.DL32])" office:value-type="float" office:value="8360.5914">
            <text:p>8360.5914</text:p>
          </table:table-cell>
          <table:table-cell table:formula="of:=SUM([.DM3:.DM32])" office:value-type="float" office:value="12">
            <text:p>12</text:p>
          </table:table-cell>
          <table:table-cell table:formula="of:=SUM([.DN3:.DN32])" office:value-type="float" office:value="31015295">
            <text:p>31015295</text:p>
          </table:table-cell>
          <table:table-cell table:formula="of:=SUM([.DO3:.DO32])" office:value-type="float" office:value="37554421">
            <text:p>37554421</text:p>
          </table:table-cell>
          <table:table-cell table:formula="of:=SUM([.DP3:.DP32])" office:value-type="float" office:value="8608013">
            <text:p>8608013</text:p>
          </table:table-cell>
          <table:table-cell table:formula="of:=SUM([.DQ3:.DQ32])" office:value-type="float" office:value="8074.88035">
            <text:p>8074.88035</text:p>
          </table:table-cell>
          <table:table-cell table:formula="of:=SUM([.DR3:.DR32])" office:value-type="float" office:value="9">
            <text:p>9</text:p>
          </table:table-cell>
          <table:table-cell table:formula="of:=SUM([.DS3:.DS32])" office:value-type="float" office:value="30650404">
            <text:p>30650404</text:p>
          </table:table-cell>
          <table:table-cell table:formula="of:=SUM([.DT3:.DT32])" office:value-type="float" office:value="37513048">
            <text:p>37513048</text:p>
          </table:table-cell>
          <table:table-cell table:formula="of:=SUM([.DU3:.DU32])" office:value-type="float" office:value="9586207">
            <text:p>9586207</text:p>
          </table:table-cell>
          <table:table-cell table:style-name="cellBest" table:formula="of:=SUM([.DV3:.DV32])" office:value-type="float" office:value="5021.94375">
            <text:p>5021.94375</text:p>
          </table:table-cell>
          <table:table-cell table:style-name="cellBest" table:formula="of:=SUM([.DW3:.DW32])" office:value-type="float" office:value="6">
            <text:p>6</text:p>
          </table:table-cell>
          <table:table-cell table:formula="of:=SUM([.DX3:.DX32])" office:value-type="float" office:value="19936943">
            <text:p>19936943</text:p>
          </table:table-cell>
          <table:table-cell table:style-name="cellBest" table:formula="of:=SUM([.DY3:.DY32])" office:value-type="float" office:value="28531175">
            <text:p>28531175</text:p>
          </table:table-cell>
          <table:table-cell table:formula="of:=SUM([.DZ3:.DZ32])" office:value-type="float" office:value="26199750">
            <text:p>26199750</text:p>
          </table:table-cell>
          <table:table-cell table:formula="of:=SUM([.EA3:.EA32])" office:value-type="float" office:value="5425.32066">
            <text:p>5425.32066</text:p>
          </table:table-cell>
          <table:table-cell table:formula="of:=SUM([.EB3:.EB32])" office:value-type="float" office:value="7">
            <text:p>7</text:p>
          </table:table-cell>
          <table:table-cell table:style-name="cellBest" table:formula="of:=SUM([.EC3:.EC32])" office:value-type="float" office:value="19673403">
            <text:p>19673403</text:p>
          </table:table-cell>
          <table:table-cell table:formula="of:=SUM([.ED3:.ED32])" office:value-type="float" office:value="29437452">
            <text:p>29437452</text:p>
          </table:table-cell>
          <table:table-cell table:formula="of:=SUM([.EE3:.EE32])" office:value-type="float" office:value="29182465">
            <text:p>29182465</text:p>
          </table:table-cell>
          <table:table-cell table:formula="of:=SUM([.EF3:.EF32])" office:value-type="float" office:value="5182.17256">
            <text:p>5182.17256</text:p>
          </table:table-cell>
          <table:table-cell table:formula="of:=SUM([.EG3:.EG32])" office:value-type="float" office:value="7">
            <text:p>7</text:p>
          </table:table-cell>
          <table:table-cell table:formula="of:=SUM([.EH3:.EH32])" office:value-type="float" office:value="22192497">
            <text:p>22192497</text:p>
          </table:table-cell>
          <table:table-cell table:formula="of:=SUM([.EI3:.EI32])" office:value-type="float" office:value="33362373">
            <text:p>33362373</text:p>
          </table:table-cell>
          <table:table-cell table:formula="of:=SUM([.EJ3:.EJ32])" office:value-type="float" office:value="33224056">
            <text:p>33224056</text:p>
          </table:table-cell>
          <table:table-cell table:formula="of:=SUM([.EK3:.EK32])" office:value-type="float" office:value="5245.55536">
            <text:p>5245.55536</text:p>
          </table:table-cell>
          <table:table-cell table:formula="of:=SUM([.EL3:.EL32])" office:value-type="float" office:value="7">
            <text:p>7</text:p>
          </table:table-cell>
          <table:table-cell table:formula="of:=SUM([.EM3:.EM32])" office:value-type="float" office:value="21983181">
            <text:p>21983181</text:p>
          </table:table-cell>
          <table:table-cell table:formula="of:=SUM([.EN3:.EN32])" office:value-type="float" office:value="33095728">
            <text:p>33095728</text:p>
          </table:table-cell>
          <table:table-cell table:formula="of:=SUM([.EO3:.EO32])" office:value-type="float" office:value="32986584">
            <text:p>32986584</text:p>
          </table:table-cell>
          <table:table-cell table:formula="of:=SUM([.EP3:.EP32])" office:value-type="float" office:value="8901.16141">
            <text:p>8901.16141</text:p>
          </table:table-cell>
          <table:table-cell table:formula="of:=SUM([.EQ3:.EQ32])" office:value-type="float" office:value="10">
            <text:p>10</text:p>
          </table:table-cell>
          <table:table-cell table:formula="of:=SUM([.ER3:.ER32])" office:value-type="float" office:value="33249970">
            <text:p>33249970</text:p>
          </table:table-cell>
          <table:table-cell table:formula="of:=SUM([.ES3:.ES32])" office:value-type="float" office:value="44562122">
            <text:p>44562122</text:p>
          </table:table-cell>
          <table:table-cell table:formula="of:=SUM([.ET3:.ET32])" office:value-type="float" office:value="9322791">
            <text:p>9322791</text:p>
          </table:table-cell>
          <table:table-cell table:formula="of:=SUM([.EU3:.EU32])" office:value-type="float" office:value="7490.72148">
            <text:p>7490.72148</text:p>
          </table:table-cell>
          <table:table-cell table:formula="of:=SUM([.EV3:.EV32])" office:value-type="float" office:value="8">
            <text:p>8</text:p>
          </table:table-cell>
          <table:table-cell table:formula="of:=SUM([.EW3:.EW32])" office:value-type="float" office:value="29783356">
            <text:p>29783356</text:p>
          </table:table-cell>
          <table:table-cell table:formula="of:=SUM([.EX3:.EX32])" office:value-type="float" office:value="38942350">
            <text:p>38942350</text:p>
          </table:table-cell>
          <table:table-cell table:formula="of:=SUM([.EY3:.EY32])" office:value-type="float" office:value="8414290">
            <text:p>8414290</text:p>
          </table:table-cell>
          <table:table-cell table:formula="of:=SUM([.EZ3:.EZ32])" office:value-type="float" office:value="8242.0273">
            <text:p>8242.0273</text:p>
          </table:table-cell>
          <table:table-cell table:formula="of:=SUM([.FA3:.FA32])" office:value-type="float" office:value="9">
            <text:p>9</text:p>
          </table:table-cell>
          <table:table-cell table:formula="of:=SUM([.FB3:.FB32])" office:value-type="float" office:value="29778267">
            <text:p>29778267</text:p>
          </table:table-cell>
          <table:table-cell table:formula="of:=SUM([.FC3:.FC32])" office:value-type="float" office:value="39381940">
            <text:p>39381940</text:p>
          </table:table-cell>
          <table:table-cell table:formula="of:=SUM([.FD3:.FD32])" office:value-type="float" office:value="8528316">
            <text:p>8528316</text:p>
          </table:table-cell>
          <table:table-cell table:formula="of:=SUM([.FE3:.FE32])" office:value-type="float" office:value="8229.09413">
            <text:p>8229.09413</text:p>
          </table:table-cell>
          <table:table-cell table:formula="of:=SUM([.FF3:.FF32])" office:value-type="float" office:value="9">
            <text:p>9</text:p>
          </table:table-cell>
          <table:table-cell table:formula="of:=SUM([.FG3:.FG32])" office:value-type="float" office:value="32100973">
            <text:p>32100973</text:p>
          </table:table-cell>
          <table:table-cell table:formula="of:=SUM([.FH3:.FH32])" office:value-type="float" office:value="42996564">
            <text:p>42996564</text:p>
          </table:table-cell>
          <table:table-cell table:formula="of:=SUM([.FI3:.FI32])" office:value-type="float" office:value="9225350">
            <text:p>9225350</text:p>
          </table:table-cell>
          <table:table-cell table:formula="of:=SUM([.FJ3:.FJ32])" office:value-type="float" office:value="5309.54211">
            <text:p>5309.54211</text:p>
          </table:table-cell>
          <table:table-cell table:formula="of:=SUM([.FK3:.FK32])" office:value-type="float" office:value="7">
            <text:p>7</text:p>
          </table:table-cell>
          <table:table-cell table:formula="of:=SUM([.FL3:.FL32])" office:value-type="float" office:value="22251927">
            <text:p>22251927</text:p>
          </table:table-cell>
          <table:table-cell table:formula="of:=SUM([.FM3:.FM32])" office:value-type="float" office:value="34402383">
            <text:p>34402383</text:p>
          </table:table-cell>
          <table:table-cell table:formula="of:=SUM([.FN3:.FN32])" office:value-type="float" office:value="34402383">
            <text:p>34402383</text:p>
          </table:table-cell>
          <table:table-cell table:formula="of:=SUM([.FO3:.FO32])" office:value-type="float" office:value="10004.53099">
            <text:p>10004.53099</text:p>
          </table:table-cell>
          <table:table-cell table:formula="of:=SUM([.FP3:.FP32])" office:value-type="float" office:value="14">
            <text:p>14</text:p>
          </table:table-cell>
          <table:table-cell table:formula="of:=SUM([.FQ3:.FQ32])" office:value-type="float" office:value="34965495">
            <text:p>34965495</text:p>
          </table:table-cell>
          <table:table-cell table:formula="of:=SUM([.FR3:.FR32])" office:value-type="float" office:value="41057702">
            <text:p>41057702</text:p>
          </table:table-cell>
          <table:table-cell table:formula="of:=SUM([.FS3:.FS32])" office:value-type="float" office:value="0">
            <text:p>0</text:p>
          </table:table-cell>
          <table:table-cell table:formula="of:=SUM([.FT3:.FT32])" office:value-type="float" office:value="6029.48409">
            <text:p>6029.48409</text:p>
          </table:table-cell>
          <table:table-cell table:formula="of:=SUM([.FU3:.FU32])" office:value-type="float" office:value="9">
            <text:p>9</text:p>
          </table:table-cell>
          <table:table-cell table:formula="of:=SUM([.FV3:.FV32])" office:value-type="float" office:value="24271712">
            <text:p>24271712</text:p>
          </table:table-cell>
          <table:table-cell table:formula="of:=SUM([.FW3:.FW32])" office:value-type="float" office:value="35853475">
            <text:p>35853475</text:p>
          </table:table-cell>
          <table:table-cell table:formula="of:=SUM([.FX3:.FX32])" office:value-type="float" office:value="35733537">
            <text:p>35733537</text:p>
          </table:table-cell>
          <table:table-cell table:formula="of:=SUM([.FY3:.FY32])" office:value-type="float" office:value="9714.72394">
            <text:p>9714.72394</text:p>
          </table:table-cell>
          <table:table-cell table:formula="of:=SUM([.FZ3:.FZ32])" office:value-type="float" office:value="11">
            <text:p>11</text:p>
          </table:table-cell>
          <table:table-cell table:formula="of:=SUM([.GA3:.GA32])" office:value-type="float" office:value="36503397">
            <text:p>36503397</text:p>
          </table:table-cell>
          <table:table-cell table:formula="of:=SUM([.GB3:.GB32])" office:value-type="float" office:value="61731867">
            <text:p>61731867</text:p>
          </table:table-cell>
          <table:table-cell table:formula="of:=SUM([.GC3:.GC32])" office:value-type="float" office:value="12555520">
            <text:p>12555520</text:p>
          </table:table-cell>
          <table:table-cell table:formula="of:=SUM([.GD3:.GD32])" office:value-type="float" office:value="18000">
            <text:p>18000</text:p>
          </table:table-cell>
          <table:table-cell table:formula="of:=SUM([.GE3:.GE32])" office:value-type="float" office:value="30">
            <text:p>30</text:p>
          </table:table-cell>
          <table:table-cell table:formula="of:=SUM([.GF3:.GF32])" office:value-type="float" office:value="32270625">
            <text:p>32270625</text:p>
          </table:table-cell>
          <table:table-cell table:style-name="cellWorst" table:formula="of:=SUM([.GG3:.GG32])" office:value-type="float" office:value="85034769">
            <text:p>85034769</text:p>
          </table:table-cell>
          <table:table-cell table:formula="of:=SUM([.GH3:.GH32])" office:value-type="float" office:value="85034769">
            <text:p>85034769</text:p>
          </table:table-cell>
          <table:table-cell table:formula="of:=SUM([.GI3:.GI32])" office:value-type="float" office:value="6220.13151">
            <text:p>6220.13151</text:p>
          </table:table-cell>
          <table:table-cell table:formula="of:=SUM([.GJ3:.GJ32])" office:value-type="float" office:value="7">
            <text:p>7</text:p>
          </table:table-cell>
          <table:table-cell table:formula="of:=SUM([.GK3:.GK32])" office:value-type="float" office:value="24243477">
            <text:p>24243477</text:p>
          </table:table-cell>
          <table:table-cell table:formula="of:=SUM([.GL3:.GL32])" office:value-type="float" office:value="35777982">
            <text:p>35777982</text:p>
          </table:table-cell>
          <table:table-cell table:formula="of:=SUM([.GM3:.GM32])" office:value-type="float" office:value="35675623">
            <text:p>35675623</text:p>
          </table:table-cell>
          <table:table-cell table:formula="of:=SUM([.GN3:.GN32])" office:value-type="float" office:value="8464.23243">
            <text:p>8464.23243</text:p>
          </table:table-cell>
          <table:table-cell table:formula="of:=SUM([.GO3:.GO32])" office:value-type="float" office:value="10">
            <text:p>10</text:p>
          </table:table-cell>
          <table:table-cell table:formula="of:=SUM([.GP3:.GP32])" office:value-type="float" office:value="32596296">
            <text:p>32596296</text:p>
          </table:table-cell>
          <table:table-cell table:formula="of:=SUM([.GQ3:.GQ32])" office:value-type="float" office:value="39241133">
            <text:p>39241133</text:p>
          </table:table-cell>
          <table:table-cell table:formula="of:=SUM([.GR3:.GR32])" office:value-type="float" office:value="8789062">
            <text:p>8789062</text:p>
          </table:table-cell>
          <table:table-cell table:formula="of:=SUM([.GS3:.GS32])" office:value-type="float" office:value="17641.76">
            <text:p>17641.76</text:p>
          </table:table-cell>
          <table:table-cell table:formula="of:=SUM([.GT3:.GT32])" office:value-type="float" office:value="29">
            <text:p>29</text:p>
          </table:table-cell>
          <table:table-cell table:formula="of:=SUM([.GU3:.GU32])" office:value-type="float" office:value="51696711">
            <text:p>51696711</text:p>
          </table:table-cell>
          <table:table-cell table:formula="of:=SUM([.GV3:.GV32])" office:value-type="float" office:value="53513898">
            <text:p>53513898</text:p>
          </table:table-cell>
          <table:table-cell table:formula="of:=SUM([.GW3:.GW32])" office:value-type="float" office:value="53513898">
            <text:p>53513898</text:p>
          </table:table-cell>
          <table:table-cell table:formula="of:=SUM([.GX3:.GX32])" office:value-type="float" office:value="3763.51289">
            <text:p>3763.51289</text:p>
          </table:table-cell>
          <table:table-cell table:formula="of:=SUM([.GY3:.GY32])" office:value-type="float" office:value="5">
            <text:p>5</text:p>
          </table:table-cell>
          <table:table-cell table:formula="of:=SUM([.GZ3:.GZ32])" office:value-type="float" office:value="7708527">
            <text:p>7708527</text:p>
          </table:table-cell>
          <table:table-cell table:formula="of:=SUM([.HA3:.HA32])" office:value-type="float" office:value="12627004">
            <text:p>12627004</text:p>
          </table:table-cell>
          <table:table-cell table:formula="of:=SUM([.HB3:.HB32])" office:value-type="float" office:value="0">
            <text:p>0</text:p>
          </table:table-cell>
          <table:table-cell table:formula="of:=SUM([.HC3:.HC32])" office:value-type="float" office:value="8658.69603">
            <text:p>8658.69603</text:p>
          </table:table-cell>
          <table:table-cell table:formula="of:=SUM([.HD3:.HD32])" office:value-type="float" office:value="10">
            <text:p>10</text:p>
          </table:table-cell>
          <table:table-cell table:formula="of:=SUM([.HE3:.HE32])" office:value-type="float" office:value="31612760">
            <text:p>31612760</text:p>
          </table:table-cell>
          <table:table-cell table:formula="of:=SUM([.HF3:.HF32])" office:value-type="float" office:value="39201179">
            <text:p>39201179</text:p>
          </table:table-cell>
          <table:table-cell table:formula="of:=SUM([.HG3:.HG32])" office:value-type="float" office:value="16823368">
            <text:p>16823368</text:p>
          </table:table-cell>
          <table:table-cell table:formula="of:=SUM([.HH3:.HH32])" office:value-type="float" office:value="18000">
            <text:p>18000</text:p>
          </table:table-cell>
          <table:table-cell table:formula="of:=SUM([.HI3:.HI32])" office:value-type="float" office:value="30">
            <text:p>30</text:p>
          </table:table-cell>
          <table:table-cell table:formula="of:=SUM([.HJ3:.HJ32])" office:value-type="float" office:value="67947731">
            <text:p>67947731</text:p>
          </table:table-cell>
          <table:table-cell table:formula="of:=SUM([.HK3:.HK32])" office:value-type="float" office:value="100285428">
            <text:p>100285428</text:p>
          </table:table-cell>
          <table:table-cell table:formula="of:=SUM([.HL3:.HL32])" office:value-type="float" office:value="93193373">
            <text:p>93193373</text:p>
          </table:table-cell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 office:value="301.641447666667">
            <text:p>301.6414476667</text:p>
          </table:table-cell>
          <table:table-cell table:formula="of:=AVERAGE([.C3:.C32])" office:value-type="float" office:value="0.333333333333333">
            <text:p>0.3333333333</text:p>
          </table:table-cell>
          <table:table-cell table:formula="of:=AVERAGE([.D3:.D32])" office:value-type="float" office:value="1154793.53333333">
            <text:p>1154793.53333333</text:p>
          </table:table-cell>
          <table:table-cell table:formula="of:=AVERAGE([.E3:.E32])" office:value-type="float" office:value="1388066.8">
            <text:p>1388066.8</text:p>
          </table:table-cell>
          <table:table-cell table:formula="of:=AVERAGE([.F3:.F32])" office:value-type="float" office:value="304.559830333333">
            <text:p>304.5598303333</text:p>
          </table:table-cell>
          <table:table-cell table:formula="of:=AVERAGE([.G3:.G32])" office:value-type="float" office:value="0.366666666666667">
            <text:p>0.3666666667</text:p>
          </table:table-cell>
          <table:table-cell table:formula="of:=AVERAGE([.H3:.H32])" office:value-type="float" office:value="1137546.86666667">
            <text:p>1137546.86666667</text:p>
          </table:table-cell>
          <table:table-cell table:formula="of:=AVERAGE([.I3:.I32])" office:value-type="float" office:value="1367207.83333333">
            <text:p>1367207.83333333</text:p>
          </table:table-cell>
          <table:table-cell table:formula="of:=AVERAGE([.J3:.J32])" office:value-type="float" office:value="0">
            <text:p>0</text:p>
          </table:table-cell>
          <table:table-cell table:formula="of:=AVERAGE([.K3:.K32])" office:value-type="float" office:value="302.609222666667">
            <text:p>302.6092226667</text:p>
          </table:table-cell>
          <table:table-cell table:formula="of:=AVERAGE([.L3:.L32])" office:value-type="float" office:value="0.333333333333333">
            <text:p>0.3333333333</text:p>
          </table:table-cell>
          <table:table-cell table:formula="of:=AVERAGE([.M3:.M32])" office:value-type="float" office:value="1158710.56666667">
            <text:p>1158710.56666667</text:p>
          </table:table-cell>
          <table:table-cell table:formula="of:=AVERAGE([.N3:.N32])" office:value-type="float" office:value="1392179.5">
            <text:p>1392179.5</text:p>
          </table:table-cell>
          <table:table-cell table:formula="of:=AVERAGE([.O3:.O32])" office:value-type="float" office:value="0">
            <text:p>0</text:p>
          </table:table-cell>
          <table:table-cell table:formula="of:=AVERAGE([.P3:.P32])" office:value-type="float" office:value="299.301782">
            <text:p>299.301782</text:p>
          </table:table-cell>
          <table:table-cell table:formula="of:=AVERAGE([.Q3:.Q32])" office:value-type="float" office:value="0.333333333333333">
            <text:p>0.3333333333</text:p>
          </table:table-cell>
          <table:table-cell table:formula="of:=AVERAGE([.R3:.R32])" office:value-type="float" office:value="1160069.1">
            <text:p>1160069.1</text:p>
          </table:table-cell>
          <table:table-cell table:formula="of:=AVERAGE([.S3:.S32])" office:value-type="float" office:value="1394178.36666667">
            <text:p>1394178.36666667</text:p>
          </table:table-cell>
          <table:table-cell table:formula="of:=AVERAGE([.T3:.T32])" office:value-type="float" office:value="552837.733333333">
            <text:p>552837.733333333</text:p>
          </table:table-cell>
          <table:table-cell table:formula="of:=AVERAGE([.U3:.U32])" office:value-type="float" office:value="301.565623333333">
            <text:p>301.5656233333</text:p>
          </table:table-cell>
          <table:table-cell table:formula="of:=AVERAGE([.V3:.V32])" office:value-type="float" office:value="0.366666666666667">
            <text:p>0.3666666667</text:p>
          </table:table-cell>
          <table:table-cell table:formula="of:=AVERAGE([.W3:.W32])" office:value-type="float" office:value="1053685.83333333">
            <text:p>1053685.83333333</text:p>
          </table:table-cell>
          <table:table-cell table:formula="of:=AVERAGE([.X3:.X32])" office:value-type="float" office:value="1885534.3">
            <text:p>1885534.3</text:p>
          </table:table-cell>
          <table:table-cell table:formula="of:=AVERAGE([.Y3:.Y32])" office:value-type="float" office:value="836330.333333333">
            <text:p>836330.333333333</text:p>
          </table:table-cell>
          <table:table-cell table:formula="of:=AVERAGE([.Z3:.Z32])" office:value-type="float" office:value="263.018992">
            <text:p>263.018992</text:p>
          </table:table-cell>
          <table:table-cell table:formula="of:=AVERAGE([.AA3:.AA32])" office:value-type="float" office:value="0.3">
            <text:p>0.3</text:p>
          </table:table-cell>
          <table:table-cell table:formula="of:=AVERAGE([.AB3:.AB32])" office:value-type="float" office:value="1006862.1">
            <text:p>1006862.1</text:p>
          </table:table-cell>
          <table:table-cell table:formula="of:=AVERAGE([.AC3:.AC32])" office:value-type="float" office:value="1216428.3">
            <text:p>1216428.3</text:p>
          </table:table-cell>
          <table:table-cell table:formula="of:=AVERAGE([.AD3:.AD32])" office:value-type="float" office:value="473667.666666667">
            <text:p>473667.666666667</text:p>
          </table:table-cell>
          <table:table-cell table:formula="of:=AVERAGE([.AE3:.AE32])" office:value-type="float" office:value="324.582846666667">
            <text:p>324.5828466667</text:p>
          </table:table-cell>
          <table:table-cell table:formula="of:=AVERAGE([.AF3:.AF32])" office:value-type="float" office:value="0.366666666666667">
            <text:p>0.3666666667</text:p>
          </table:table-cell>
          <table:table-cell table:formula="of:=AVERAGE([.AG3:.AG32])" office:value-type="float" office:value="1247367.7">
            <text:p>1247367.7</text:p>
          </table:table-cell>
          <table:table-cell table:formula="of:=AVERAGE([.AH3:.AH32])" office:value-type="float" office:value="1445421.3">
            <text:p>1445421.3</text:p>
          </table:table-cell>
          <table:table-cell table:formula="of:=AVERAGE([.AI3:.AI32])" office:value-type="float" office:value="1375244.13333333">
            <text:p>1375244.13333333</text:p>
          </table:table-cell>
          <table:table-cell table:formula="of:=AVERAGE([.AJ3:.AJ32])" office:value-type="float" office:value="332.624312333333">
            <text:p>332.6243123333</text:p>
          </table:table-cell>
          <table:table-cell table:formula="of:=AVERAGE([.AK3:.AK32])" office:value-type="float" office:value="0.366666666666667">
            <text:p>0.3666666667</text:p>
          </table:table-cell>
          <table:table-cell table:formula="of:=AVERAGE([.AL3:.AL32])" office:value-type="float" office:value="1313913.56666667">
            <text:p>1313913.56666667</text:p>
          </table:table-cell>
          <table:table-cell table:formula="of:=AVERAGE([.AM3:.AM32])" office:value-type="float" office:value="1498200.5">
            <text:p>1498200.5</text:p>
          </table:table-cell>
          <table:table-cell table:formula="of:=AVERAGE([.AN3:.AN32])" office:value-type="float" office:value="1493227.8">
            <text:p>1493227.8</text:p>
          </table:table-cell>
          <table:table-cell table:formula="of:=AVERAGE([.AO3:.AO32])" office:value-type="float" office:value="314.346663333333">
            <text:p>314.3466633333</text:p>
          </table:table-cell>
          <table:table-cell table:formula="of:=AVERAGE([.AP3:.AP32])" office:value-type="float" office:value="0.4">
            <text:p>0.4</text:p>
          </table:table-cell>
          <table:table-cell table:formula="of:=AVERAGE([.AQ3:.AQ32])" office:value-type="float" office:value="1253772.93333333">
            <text:p>1253772.93333333</text:p>
          </table:table-cell>
          <table:table-cell table:formula="of:=AVERAGE([.AR3:.AR32])" office:value-type="float" office:value="1438020.23333333">
            <text:p>1438020.23333333</text:p>
          </table:table-cell>
          <table:table-cell table:formula="of:=AVERAGE([.AS3:.AS32])" office:value-type="float" office:value="1435365.13333333">
            <text:p>1435365.13333333</text:p>
          </table:table-cell>
          <table:table-cell table:formula="of:=AVERAGE([.AT3:.AT32])" office:value-type="float" office:value="359.100693333333">
            <text:p>359.1006933333</text:p>
          </table:table-cell>
          <table:table-cell table:formula="of:=AVERAGE([.AU3:.AU32])" office:value-type="float" office:value="0.433333333333333">
            <text:p>0.4333333333</text:p>
          </table:table-cell>
          <table:table-cell table:formula="of:=AVERAGE([.AV3:.AV32])" office:value-type="float" office:value="1395364.2">
            <text:p>1395364.2</text:p>
          </table:table-cell>
          <table:table-cell table:formula="of:=AVERAGE([.AW3:.AW32])" office:value-type="float" office:value="1610908.83333333">
            <text:p>1610908.83333333</text:p>
          </table:table-cell>
          <table:table-cell table:formula="of:=AVERAGE([.AX3:.AX32])" office:value-type="float" office:value="1609103.6">
            <text:p>1609103.6</text:p>
          </table:table-cell>
          <table:table-cell table:formula="of:=AVERAGE([.AY3:.AY32])" office:value-type="float" office:value="258.598879666667">
            <text:p>258.5988796667</text:p>
          </table:table-cell>
          <table:table-cell table:formula="of:=AVERAGE([.AZ3:.AZ32])" office:value-type="float" office:value="0.3">
            <text:p>0.3</text:p>
          </table:table-cell>
          <table:table-cell table:formula="of:=AVERAGE([.BA3:.BA32])" office:value-type="float" office:value="1008814.7">
            <text:p>1008814.7</text:p>
          </table:table-cell>
          <table:table-cell table:formula="of:=AVERAGE([.BB3:.BB32])" office:value-type="float" office:value="1218607.23333333">
            <text:p>1218607.23333333</text:p>
          </table:table-cell>
          <table:table-cell table:formula="of:=AVERAGE([.BC3:.BC32])" office:value-type="float" office:value="470287.533333333">
            <text:p>470287.533333333</text:p>
          </table:table-cell>
          <table:table-cell table:formula="of:=AVERAGE([.BD3:.BD32])" office:value-type="float" office:value="287.913236666667">
            <text:p>287.9132366667</text:p>
          </table:table-cell>
          <table:table-cell table:formula="of:=AVERAGE([.BE3:.BE32])" office:value-type="float" office:value="0.333333333333333">
            <text:p>0.3333333333</text:p>
          </table:table-cell>
          <table:table-cell table:formula="of:=AVERAGE([.BF3:.BF32])" office:value-type="float" office:value="1045463.4">
            <text:p>1045463.4</text:p>
          </table:table-cell>
          <table:table-cell table:formula="of:=AVERAGE([.BG3:.BG32])" office:value-type="float" office:value="1280188.7">
            <text:p>1280188.7</text:p>
          </table:table-cell>
          <table:table-cell table:formula="of:=AVERAGE([.BH3:.BH32])" office:value-type="float" office:value="489490.966666667">
            <text:p>489490.966666667</text:p>
          </table:table-cell>
          <table:table-cell table:formula="of:=AVERAGE([.BI3:.BI32])" office:value-type="float" office:value="290.422611666667">
            <text:p>290.4226116667</text:p>
          </table:table-cell>
          <table:table-cell table:formula="of:=AVERAGE([.BJ3:.BJ32])" office:value-type="float" office:value="0.366666666666667">
            <text:p>0.3666666667</text:p>
          </table:table-cell>
          <table:table-cell table:formula="of:=AVERAGE([.BK3:.BK32])" office:value-type="float" office:value="1180075.43333333">
            <text:p>1180075.43333333</text:p>
          </table:table-cell>
          <table:table-cell table:formula="of:=AVERAGE([.BL3:.BL32])" office:value-type="float" office:value="1434084.63333333">
            <text:p>1434084.63333333</text:p>
          </table:table-cell>
          <table:table-cell table:formula="of:=AVERAGE([.BM3:.BM32])" office:value-type="float" office:value="560880.766666667">
            <text:p>560880.766666667</text:p>
          </table:table-cell>
          <table:table-cell table:formula="of:=AVERAGE([.BN3:.BN32])" office:value-type="float" office:value="269.385853666667">
            <text:p>269.3858536667</text:p>
          </table:table-cell>
          <table:table-cell table:formula="of:=AVERAGE([.BO3:.BO32])" office:value-type="float" office:value="0.3">
            <text:p>0.3</text:p>
          </table:table-cell>
          <table:table-cell table:formula="of:=AVERAGE([.BP3:.BP32])" office:value-type="float" office:value="974095.466666667">
            <text:p>974095.466666667</text:p>
          </table:table-cell>
          <table:table-cell table:formula="of:=AVERAGE([.BQ3:.BQ32])" office:value-type="float" office:value="1177487.06666667">
            <text:p>1177487.06666667</text:p>
          </table:table-cell>
          <table:table-cell table:formula="of:=AVERAGE([.BR3:.BR32])" office:value-type="float" office:value="455395.333333333">
            <text:p>455395.333333333</text:p>
          </table:table-cell>
          <table:table-cell table:formula="of:=AVERAGE([.BS3:.BS32])" office:value-type="float" office:value="384.671481666667">
            <text:p>384.6714816667</text:p>
          </table:table-cell>
          <table:table-cell table:formula="of:=AVERAGE([.BT3:.BT32])" office:value-type="float" office:value="0.5">
            <text:p>0.5</text:p>
          </table:table-cell>
          <table:table-cell table:formula="of:=AVERAGE([.BU3:.BU32])" office:value-type="float" office:value="1483669.23333333">
            <text:p>1483669.23333333</text:p>
          </table:table-cell>
          <table:table-cell table:formula="of:=AVERAGE([.BV3:.BV32])" office:value-type="float" office:value="1636322.96666667">
            <text:p>1636322.96666667</text:p>
          </table:table-cell>
          <table:table-cell table:formula="of:=AVERAGE([.BW3:.BW32])" office:value-type="float" office:value="1636322.96666667">
            <text:p>1636322.96666667</text:p>
          </table:table-cell>
          <table:table-cell table:formula="of:=AVERAGE([.BX3:.BX32])" office:value-type="float" office:value="186.399091333333">
            <text:p>186.3990913333</text:p>
          </table:table-cell>
          <table:table-cell table:formula="of:=AVERAGE([.BY3:.BY32])" office:value-type="float" office:value="0.233333333333333">
            <text:p>0.2333333333</text:p>
          </table:table-cell>
          <table:table-cell table:formula="of:=AVERAGE([.BZ3:.BZ32])" office:value-type="float" office:value="719539.333333333">
            <text:p>719539.333333333</text:p>
          </table:table-cell>
          <table:table-cell table:formula="of:=AVERAGE([.CA3:.CA32])" office:value-type="float" office:value="1128573.63333333">
            <text:p>1128573.63333333</text:p>
          </table:table-cell>
          <table:table-cell table:formula="of:=AVERAGE([.CB3:.CB32])" office:value-type="float" office:value="0">
            <text:p>0</text:p>
          </table:table-cell>
          <table:table-cell table:formula="of:=AVERAGE([.CC3:.CC32])" office:value-type="float" office:value="349.723376666667">
            <text:p>349.7233766667</text:p>
          </table:table-cell>
          <table:table-cell table:formula="of:=AVERAGE([.CD3:.CD32])" office:value-type="float" office:value="0.366666666666667">
            <text:p>0.3666666667</text:p>
          </table:table-cell>
          <table:table-cell table:formula="of:=AVERAGE([.CE3:.CE32])" office:value-type="float" office:value="1122344.33333333">
            <text:p>1122344.33333333</text:p>
          </table:table-cell>
          <table:table-cell table:formula="of:=AVERAGE([.CF3:.CF32])" office:value-type="float" office:value="1270594.16666667">
            <text:p>1270594.16666667</text:p>
          </table:table-cell>
          <table:table-cell table:formula="of:=AVERAGE([.CG3:.CG32])" office:value-type="float" office:value="1268827.73333333">
            <text:p>1268827.73333333</text:p>
          </table:table-cell>
          <table:table-cell table:formula="of:=AVERAGE([.CH3:.CH32])" office:value-type="float" office:value="232.216055333333">
            <text:p>232.2160553333</text:p>
          </table:table-cell>
          <table:table-cell table:formula="of:=AVERAGE([.CI3:.CI32])" office:value-type="float" office:value="0.233333333333333">
            <text:p>0.2333333333</text:p>
          </table:table-cell>
          <table:table-cell table:formula="of:=AVERAGE([.CJ3:.CJ32])" office:value-type="float" office:value="898487.5">
            <text:p>898487.5</text:p>
          </table:table-cell>
          <table:table-cell table:formula="of:=AVERAGE([.CK3:.CK32])" office:value-type="float" office:value="1228526.96666667">
            <text:p>1228526.96666667</text:p>
          </table:table-cell>
          <table:table-cell table:formula="of:=AVERAGE([.CL3:.CL32])" office:value-type="float" office:value="519581.766666667">
            <text:p>519581.766666667</text:p>
          </table:table-cell>
          <table:table-cell table:formula="of:=AVERAGE([.CM3:.CM32])" office:value-type="float" office:value="600">
            <text:p>600</text:p>
          </table:table-cell>
          <table:table-cell table:formula="of:=AVERAGE([.CN3:.CN32])" office:value-type="float" office:value="1">
            <text:p>1</text:p>
          </table:table-cell>
          <table:table-cell table:formula="of:=AVERAGE([.CO3:.CO32])" office:value-type="float" office:value="1183105.8">
            <text:p>1183105.8</text:p>
          </table:table-cell>
          <table:table-cell table:formula="of:=AVERAGE([.CP3:.CP32])" office:value-type="float" office:value="1408701">
            <text:p>1408701</text:p>
          </table:table-cell>
          <table:table-cell table:formula="of:=AVERAGE([.CQ3:.CQ32])" office:value-type="float" office:value="1408701">
            <text:p>1408701</text:p>
          </table:table-cell>
          <table:table-cell table:formula="of:=AVERAGE([.CR3:.CR32])" office:value-type="float" office:value="475.780789">
            <text:p>475.780789</text:p>
          </table:table-cell>
          <table:table-cell table:formula="of:=AVERAGE([.CS3:.CS32])" office:value-type="float" office:value="0.733333333333333">
            <text:p>0.7333333333</text:p>
          </table:table-cell>
          <table:table-cell table:formula="of:=AVERAGE([.CT3:.CT32])" office:value-type="float" office:value="1434477.8">
            <text:p>1434477.8</text:p>
          </table:table-cell>
          <table:table-cell table:formula="of:=AVERAGE([.CU3:.CU32])" office:value-type="float" office:value="1644243.26666667">
            <text:p>1644243.26666667</text:p>
          </table:table-cell>
          <table:table-cell table:formula="of:=AVERAGE([.CV3:.CV32])" office:value-type="float" office:value="1642448.8">
            <text:p>1642448.8</text:p>
          </table:table-cell>
          <table:table-cell table:formula="of:=AVERAGE([.CW3:.CW32])" office:value-type="float" office:value="280.130390666667">
            <text:p>280.1303906667</text:p>
          </table:table-cell>
          <table:table-cell table:formula="of:=AVERAGE([.CX3:.CX32])" office:value-type="float" office:value="0.366666666666667">
            <text:p>0.3666666667</text:p>
          </table:table-cell>
          <table:table-cell table:formula="of:=AVERAGE([.CY3:.CY32])" office:value-type="float" office:value="1062314.5">
            <text:p>1062314.5</text:p>
          </table:table-cell>
          <table:table-cell table:formula="of:=AVERAGE([.CZ3:.CZ32])" office:value-type="float" office:value="1281693.36666667">
            <text:p>1281693.36666667</text:p>
          </table:table-cell>
          <table:table-cell table:formula="of:=AVERAGE([.DA3:.DA32])" office:value-type="float" office:value="494333.266666667">
            <text:p>494333.266666667</text:p>
          </table:table-cell>
          <table:table-cell table:formula="of:=AVERAGE([.DB3:.DB32])" office:value-type="float" office:value="584.303866666667">
            <text:p>584.3038666667</text:p>
          </table:table-cell>
          <table:table-cell table:formula="of:=AVERAGE([.DC3:.DC32])" office:value-type="float" office:value="0.933333333333333">
            <text:p>0.9333333333</text:p>
          </table:table-cell>
          <table:table-cell table:style-name="cellWorst" table:formula="of:=AVERAGE([.DD3:.DD32])" office:value-type="float" office:value="2039005.46666667">
            <text:p>2039005.46666667</text:p>
          </table:table-cell>
          <table:table-cell table:formula="of:=AVERAGE([.DE3:.DE32])" office:value-type="float" office:value="2053370.96666667">
            <text:p>2053370.96666667</text:p>
          </table:table-cell>
          <table:table-cell table:formula="of:=AVERAGE([.DF3:.DF32])" office:value-type="float" office:value="2053370.96666667">
            <text:p>2053370.96666667</text:p>
          </table:table-cell>
          <table:table-cell table:formula="of:=AVERAGE([.DG3:.DG32])" office:value-type="float" office:value="305.223974">
            <text:p>305.223974</text:p>
          </table:table-cell>
          <table:table-cell table:formula="of:=AVERAGE([.DH3:.DH32])" office:value-type="float" office:value="0.333333333333333">
            <text:p>0.3333333333</text:p>
          </table:table-cell>
          <table:table-cell table:formula="of:=AVERAGE([.DI3:.DI32])" office:value-type="float" office:value="1126779.4">
            <text:p>1126779.4</text:p>
          </table:table-cell>
          <table:table-cell table:formula="of:=AVERAGE([.DJ3:.DJ32])" office:value-type="float" office:value="1354863.63333333">
            <text:p>1354863.63333333</text:p>
          </table:table-cell>
          <table:table-cell table:formula="of:=AVERAGE([.DK3:.DK32])" office:value-type="float" office:value="538771.8">
            <text:p>538771.8</text:p>
          </table:table-cell>
          <table:table-cell table:formula="of:=AVERAGE([.DL3:.DL32])" office:value-type="float" office:value="278.68638">
            <text:p>278.68638</text:p>
          </table:table-cell>
          <table:table-cell table:formula="of:=AVERAGE([.DM3:.DM32])" office:value-type="float" office:value="0.4">
            <text:p>0.4</text:p>
          </table:table-cell>
          <table:table-cell table:formula="of:=AVERAGE([.DN3:.DN32])" office:value-type="float" office:value="1033843.16666667">
            <text:p>1033843.16666667</text:p>
          </table:table-cell>
          <table:table-cell table:formula="of:=AVERAGE([.DO3:.DO32])" office:value-type="float" office:value="1251814.03333333">
            <text:p>1251814.03333333</text:p>
          </table:table-cell>
          <table:table-cell table:formula="of:=AVERAGE([.DP3:.DP32])" office:value-type="float" office:value="286933.766666667">
            <text:p>286933.766666667</text:p>
          </table:table-cell>
          <table:table-cell table:formula="of:=AVERAGE([.DQ3:.DQ32])" office:value-type="float" office:value="269.162678333333">
            <text:p>269.1626783333</text:p>
          </table:table-cell>
          <table:table-cell table:formula="of:=AVERAGE([.DR3:.DR32])" office:value-type="float" office:value="0.3">
            <text:p>0.3</text:p>
          </table:table-cell>
          <table:table-cell table:formula="of:=AVERAGE([.DS3:.DS32])" office:value-type="float" office:value="1021680.13333333">
            <text:p>1021680.13333333</text:p>
          </table:table-cell>
          <table:table-cell table:formula="of:=AVERAGE([.DT3:.DT32])" office:value-type="float" office:value="1250434.93333333">
            <text:p>1250434.93333333</text:p>
          </table:table-cell>
          <table:table-cell table:formula="of:=AVERAGE([.DU3:.DU32])" office:value-type="float" office:value="319540.233333333">
            <text:p>319540.233333333</text:p>
          </table:table-cell>
          <table:table-cell table:style-name="cellBest" table:formula="of:=AVERAGE([.DV3:.DV32])" office:value-type="float" office:value="167.398125">
            <text:p>167.398125</text:p>
          </table:table-cell>
          <table:table-cell table:style-name="cellBest" table:formula="of:=AVERAGE([.DW3:.DW32])" office:value-type="float" office:value="0.2">
            <text:p>0.2</text:p>
          </table:table-cell>
          <table:table-cell table:formula="of:=AVERAGE([.DX3:.DX32])" office:value-type="float" office:value="664564.766666667">
            <text:p>664564.766666667</text:p>
          </table:table-cell>
          <table:table-cell table:style-name="cellBest" table:formula="of:=AVERAGE([.DY3:.DY32])" office:value-type="float" office:value="951039.166666667">
            <text:p>951039.166666667</text:p>
          </table:table-cell>
          <table:table-cell table:formula="of:=AVERAGE([.DZ3:.DZ32])" office:value-type="float" office:value="873325">
            <text:p>873325</text:p>
          </table:table-cell>
          <table:table-cell table:formula="of:=AVERAGE([.EA3:.EA32])" office:value-type="float" office:value="180.844022">
            <text:p>180.844022</text:p>
          </table:table-cell>
          <table:table-cell table:formula="of:=AVERAGE([.EB3:.EB32])" office:value-type="float" office:value="0.233333333333333">
            <text:p>0.2333333333</text:p>
          </table:table-cell>
          <table:table-cell table:style-name="cellBest" table:formula="of:=AVERAGE([.EC3:.EC32])" office:value-type="float" office:value="655780.1">
            <text:p>655780.1</text:p>
          </table:table-cell>
          <table:table-cell table:formula="of:=AVERAGE([.ED3:.ED32])" office:value-type="float" office:value="981248.4">
            <text:p>981248.4</text:p>
          </table:table-cell>
          <table:table-cell table:formula="of:=AVERAGE([.EE3:.EE32])" office:value-type="float" office:value="972748.833333333">
            <text:p>972748.833333333</text:p>
          </table:table-cell>
          <table:table-cell table:formula="of:=AVERAGE([.EF3:.EF32])" office:value-type="float" office:value="172.739085333333">
            <text:p>172.7390853333</text:p>
          </table:table-cell>
          <table:table-cell table:formula="of:=AVERAGE([.EG3:.EG32])" office:value-type="float" office:value="0.233333333333333">
            <text:p>0.2333333333</text:p>
          </table:table-cell>
          <table:table-cell table:formula="of:=AVERAGE([.EH3:.EH32])" office:value-type="float" office:value="739749.9">
            <text:p>739749.9</text:p>
          </table:table-cell>
          <table:table-cell table:formula="of:=AVERAGE([.EI3:.EI32])" office:value-type="float" office:value="1112079.1">
            <text:p>1112079.1</text:p>
          </table:table-cell>
          <table:table-cell table:formula="of:=AVERAGE([.EJ3:.EJ32])" office:value-type="float" office:value="1107468.53333333">
            <text:p>1107468.53333333</text:p>
          </table:table-cell>
          <table:table-cell table:formula="of:=AVERAGE([.EK3:.EK32])" office:value-type="float" office:value="174.851845333333">
            <text:p>174.8518453333</text:p>
          </table:table-cell>
          <table:table-cell table:formula="of:=AVERAGE([.EL3:.EL32])" office:value-type="float" office:value="0.233333333333333">
            <text:p>0.2333333333</text:p>
          </table:table-cell>
          <table:table-cell table:formula="of:=AVERAGE([.EM3:.EM32])" office:value-type="float" office:value="732772.7">
            <text:p>732772.7</text:p>
          </table:table-cell>
          <table:table-cell table:formula="of:=AVERAGE([.EN3:.EN32])" office:value-type="float" office:value="1103190.93333333">
            <text:p>1103190.93333333</text:p>
          </table:table-cell>
          <table:table-cell table:formula="of:=AVERAGE([.EO3:.EO32])" office:value-type="float" office:value="1099552.8">
            <text:p>1099552.8</text:p>
          </table:table-cell>
          <table:table-cell table:formula="of:=AVERAGE([.EP3:.EP32])" office:value-type="float" office:value="296.705380333333">
            <text:p>296.7053803333</text:p>
          </table:table-cell>
          <table:table-cell table:formula="of:=AVERAGE([.EQ3:.EQ32])" office:value-type="float" office:value="0.333333333333333">
            <text:p>0.3333333333</text:p>
          </table:table-cell>
          <table:table-cell table:formula="of:=AVERAGE([.ER3:.ER32])" office:value-type="float" office:value="1108332.33333333">
            <text:p>1108332.33333333</text:p>
          </table:table-cell>
          <table:table-cell table:formula="of:=AVERAGE([.ES3:.ES32])" office:value-type="float" office:value="1485404.06666667">
            <text:p>1485404.06666667</text:p>
          </table:table-cell>
          <table:table-cell table:formula="of:=AVERAGE([.ET3:.ET32])" office:value-type="float" office:value="310759.7">
            <text:p>310759.7</text:p>
          </table:table-cell>
          <table:table-cell table:formula="of:=AVERAGE([.EU3:.EU32])" office:value-type="float" office:value="249.690716">
            <text:p>249.690716</text:p>
          </table:table-cell>
          <table:table-cell table:formula="of:=AVERAGE([.EV3:.EV32])" office:value-type="float" office:value="0.266666666666667">
            <text:p>0.2666666667</text:p>
          </table:table-cell>
          <table:table-cell table:formula="of:=AVERAGE([.EW3:.EW32])" office:value-type="float" office:value="992778.533333333">
            <text:p>992778.533333333</text:p>
          </table:table-cell>
          <table:table-cell table:formula="of:=AVERAGE([.EX3:.EX32])" office:value-type="float" office:value="1298078.33333333">
            <text:p>1298078.33333333</text:p>
          </table:table-cell>
          <table:table-cell table:formula="of:=AVERAGE([.EY3:.EY32])" office:value-type="float" office:value="280476.333333333">
            <text:p>280476.333333333</text:p>
          </table:table-cell>
          <table:table-cell table:formula="of:=AVERAGE([.EZ3:.EZ32])" office:value-type="float" office:value="274.734243333333">
            <text:p>274.7342433333</text:p>
          </table:table-cell>
          <table:table-cell table:formula="of:=AVERAGE([.FA3:.FA32])" office:value-type="float" office:value="0.3">
            <text:p>0.3</text:p>
          </table:table-cell>
          <table:table-cell table:formula="of:=AVERAGE([.FB3:.FB32])" office:value-type="float" office:value="992608.9">
            <text:p>992608.9</text:p>
          </table:table-cell>
          <table:table-cell table:formula="of:=AVERAGE([.FC3:.FC32])" office:value-type="float" office:value="1312731.33333333">
            <text:p>1312731.33333333</text:p>
          </table:table-cell>
          <table:table-cell table:formula="of:=AVERAGE([.FD3:.FD32])" office:value-type="float" office:value="284277.2">
            <text:p>284277.2</text:p>
          </table:table-cell>
          <table:table-cell table:formula="of:=AVERAGE([.FE3:.FE32])" office:value-type="float" office:value="274.303137666667">
            <text:p>274.3031376667</text:p>
          </table:table-cell>
          <table:table-cell table:formula="of:=AVERAGE([.FF3:.FF32])" office:value-type="float" office:value="0.3">
            <text:p>0.3</text:p>
          </table:table-cell>
          <table:table-cell table:formula="of:=AVERAGE([.FG3:.FG32])" office:value-type="float" office:value="1070032.43333333">
            <text:p>1070032.43333333</text:p>
          </table:table-cell>
          <table:table-cell table:formula="of:=AVERAGE([.FH3:.FH32])" office:value-type="float" office:value="1433218.8">
            <text:p>1433218.8</text:p>
          </table:table-cell>
          <table:table-cell table:formula="of:=AVERAGE([.FI3:.FI32])" office:value-type="float" office:value="307511.666666667">
            <text:p>307511.666666667</text:p>
          </table:table-cell>
          <table:table-cell table:formula="of:=AVERAGE([.FJ3:.FJ32])" office:value-type="float" office:value="176.984737">
            <text:p>176.984737</text:p>
          </table:table-cell>
          <table:table-cell table:formula="of:=AVERAGE([.FK3:.FK32])" office:value-type="float" office:value="0.233333333333333">
            <text:p>0.2333333333</text:p>
          </table:table-cell>
          <table:table-cell table:formula="of:=AVERAGE([.FL3:.FL32])" office:value-type="float" office:value="741730.9">
            <text:p>741730.9</text:p>
          </table:table-cell>
          <table:table-cell table:formula="of:=AVERAGE([.FM3:.FM32])" office:value-type="float" office:value="1146746.1">
            <text:p>1146746.1</text:p>
          </table:table-cell>
          <table:table-cell table:formula="of:=AVERAGE([.FN3:.FN32])" office:value-type="float" office:value="1146746.1">
            <text:p>1146746.1</text:p>
          </table:table-cell>
          <table:table-cell table:formula="of:=AVERAGE([.FO3:.FO32])" office:value-type="float" office:value="333.484366333333">
            <text:p>333.4843663333</text:p>
          </table:table-cell>
          <table:table-cell table:formula="of:=AVERAGE([.FP3:.FP32])" office:value-type="float" office:value="0.466666666666667">
            <text:p>0.4666666667</text:p>
          </table:table-cell>
          <table:table-cell table:formula="of:=AVERAGE([.FQ3:.FQ32])" office:value-type="float" office:value="1165516.5">
            <text:p>1165516.5</text:p>
          </table:table-cell>
          <table:table-cell table:formula="of:=AVERAGE([.FR3:.FR32])" office:value-type="float" office:value="1368590.06666667">
            <text:p>1368590.06666667</text:p>
          </table:table-cell>
          <table:table-cell table:formula="of:=AVERAGE([.FS3:.FS32])" office:value-type="float" office:value="0">
            <text:p>0</text:p>
          </table:table-cell>
          <table:table-cell table:formula="of:=AVERAGE([.FT3:.FT32])" office:value-type="float" office:value="200.982803">
            <text:p>200.982803</text:p>
          </table:table-cell>
          <table:table-cell table:formula="of:=AVERAGE([.FU3:.FU32])" office:value-type="float" office:value="0.3">
            <text:p>0.3</text:p>
          </table:table-cell>
          <table:table-cell table:formula="of:=AVERAGE([.FV3:.FV32])" office:value-type="float" office:value="809057.066666667">
            <text:p>809057.066666667</text:p>
          </table:table-cell>
          <table:table-cell table:formula="of:=AVERAGE([.FW3:.FW32])" office:value-type="float" office:value="1195115.83333333">
            <text:p>1195115.83333333</text:p>
          </table:table-cell>
          <table:table-cell table:formula="of:=AVERAGE([.FX3:.FX32])" office:value-type="float" office:value="1191117.9">
            <text:p>1191117.9</text:p>
          </table:table-cell>
          <table:table-cell table:formula="of:=AVERAGE([.FY3:.FY32])" office:value-type="float" office:value="323.824131333333">
            <text:p>323.8241313333</text:p>
          </table:table-cell>
          <table:table-cell table:formula="of:=AVERAGE([.FZ3:.FZ32])" office:value-type="float" office:value="0.366666666666667">
            <text:p>0.3666666667</text:p>
          </table:table-cell>
          <table:table-cell table:formula="of:=AVERAGE([.GA3:.GA32])" office:value-type="float" office:value="1216779.9">
            <text:p>1216779.9</text:p>
          </table:table-cell>
          <table:table-cell table:formula="of:=AVERAGE([.GB3:.GB32])" office:value-type="float" office:value="2057728.9">
            <text:p>2057728.9</text:p>
          </table:table-cell>
          <table:table-cell table:formula="of:=AVERAGE([.GC3:.GC32])" office:value-type="float" office:value="418517.333333333">
            <text:p>418517.333333333</text:p>
          </table:table-cell>
          <table:table-cell table:formula="of:=AVERAGE([.GD3:.GD32])" office:value-type="float" office:value="600">
            <text:p>600</text:p>
          </table:table-cell>
          <table:table-cell table:formula="of:=AVERAGE([.GE3:.GE32])" office:value-type="float" office:value="1">
            <text:p>1</text:p>
          </table:table-cell>
          <table:table-cell table:formula="of:=AVERAGE([.GF3:.GF32])" office:value-type="float" office:value="1075687.5">
            <text:p>1075687.5</text:p>
          </table:table-cell>
          <table:table-cell table:style-name="cellWorst" table:formula="of:=AVERAGE([.GG3:.GG32])" office:value-type="float" office:value="2834492.3">
            <text:p>2834492.3</text:p>
          </table:table-cell>
          <table:table-cell table:formula="of:=AVERAGE([.GH3:.GH32])" office:value-type="float" office:value="2834492.3">
            <text:p>2834492.3</text:p>
          </table:table-cell>
          <table:table-cell table:formula="of:=AVERAGE([.GI3:.GI32])" office:value-type="float" office:value="207.337717">
            <text:p>207.337717</text:p>
          </table:table-cell>
          <table:table-cell table:formula="of:=AVERAGE([.GJ3:.GJ32])" office:value-type="float" office:value="0.233333333333333">
            <text:p>0.2333333333</text:p>
          </table:table-cell>
          <table:table-cell table:formula="of:=AVERAGE([.GK3:.GK32])" office:value-type="float" office:value="808115.9">
            <text:p>808115.9</text:p>
          </table:table-cell>
          <table:table-cell table:formula="of:=AVERAGE([.GL3:.GL32])" office:value-type="float" office:value="1192599.4">
            <text:p>1192599.4</text:p>
          </table:table-cell>
          <table:table-cell table:formula="of:=AVERAGE([.GM3:.GM32])" office:value-type="float" office:value="1189187.43333333">
            <text:p>1189187.43333333</text:p>
          </table:table-cell>
          <table:table-cell table:formula="of:=AVERAGE([.GN3:.GN32])" office:value-type="float" office:value="282.141081">
            <text:p>282.141081</text:p>
          </table:table-cell>
          <table:table-cell table:formula="of:=AVERAGE([.GO3:.GO32])" office:value-type="float" office:value="0.333333333333333">
            <text:p>0.3333333333</text:p>
          </table:table-cell>
          <table:table-cell table:formula="of:=AVERAGE([.GP3:.GP32])" office:value-type="float" office:value="1086543.2">
            <text:p>1086543.2</text:p>
          </table:table-cell>
          <table:table-cell table:formula="of:=AVERAGE([.GQ3:.GQ32])" office:value-type="float" office:value="1308037.76666667">
            <text:p>1308037.76666667</text:p>
          </table:table-cell>
          <table:table-cell table:formula="of:=AVERAGE([.GR3:.GR32])" office:value-type="float" office:value="292968.733333333">
            <text:p>292968.733333333</text:p>
          </table:table-cell>
          <table:table-cell table:formula="of:=AVERAGE([.GS3:.GS32])" office:value-type="float" office:value="588.058666666667">
            <text:p>588.0586666667</text:p>
          </table:table-cell>
          <table:table-cell table:formula="of:=AVERAGE([.GT3:.GT32])" office:value-type="float" office:value="0.966666666666667">
            <text:p>0.9666666667</text:p>
          </table:table-cell>
          <table:table-cell table:formula="of:=AVERAGE([.GU3:.GU32])" office:value-type="float" office:value="1723223.7">
            <text:p>1723223.7</text:p>
          </table:table-cell>
          <table:table-cell table:formula="of:=AVERAGE([.GV3:.GV32])" office:value-type="float" office:value="1783796.6">
            <text:p>1783796.6</text:p>
          </table:table-cell>
          <table:table-cell table:formula="of:=AVERAGE([.GW3:.GW32])" office:value-type="float" office:value="1783796.6">
            <text:p>1783796.6</text:p>
          </table:table-cell>
          <table:table-cell table:formula="of:=AVERAGE([.GX3:.GX32])" office:value-type="float" office:value="125.450429666667">
            <text:p>125.4504296667</text:p>
          </table:table-cell>
          <table:table-cell table:formula="of:=AVERAGE([.GY3:.GY32])" office:value-type="float" office:value="0.166666666666667">
            <text:p>0.1666666667</text:p>
          </table:table-cell>
          <table:table-cell table:formula="of:=AVERAGE([.GZ3:.GZ32])" office:value-type="float" office:value="256950.9">
            <text:p>256950.9</text:p>
          </table:table-cell>
          <table:table-cell table:formula="of:=AVERAGE([.HA3:.HA32])" office:value-type="float" office:value="420900.133333333">
            <text:p>420900.133333333</text:p>
          </table:table-cell>
          <table:table-cell table:formula="of:=AVERAGE([.HB3:.HB32])" office:value-type="float" office:value="0">
            <text:p>0</text:p>
          </table:table-cell>
          <table:table-cell table:formula="of:=AVERAGE([.HC3:.HC32])" office:value-type="float" office:value="288.623201">
            <text:p>288.623201</text:p>
          </table:table-cell>
          <table:table-cell table:formula="of:=AVERAGE([.HD3:.HD32])" office:value-type="float" office:value="0.333333333333333">
            <text:p>0.3333333333</text:p>
          </table:table-cell>
          <table:table-cell table:formula="of:=AVERAGE([.HE3:.HE32])" office:value-type="float" office:value="1053758.66666667">
            <text:p>1053758.66666667</text:p>
          </table:table-cell>
          <table:table-cell table:formula="of:=AVERAGE([.HF3:.HF32])" office:value-type="float" office:value="1306705.96666667">
            <text:p>1306705.96666667</text:p>
          </table:table-cell>
          <table:table-cell table:formula="of:=AVERAGE([.HG3:.HG32])" office:value-type="float" office:value="560778.933333333">
            <text:p>560778.933333333</text:p>
          </table:table-cell>
          <table:table-cell table:formula="of:=AVERAGE([.HH3:.HH32])" office:value-type="float" office:value="600">
            <text:p>600</text:p>
          </table:table-cell>
          <table:table-cell table:formula="of:=AVERAGE([.HI3:.HI32])" office:value-type="float" office:value="1">
            <text:p>1</text:p>
          </table:table-cell>
          <table:table-cell table:formula="of:=AVERAGE([.HJ3:.HJ32])" office:value-type="float" office:value="2264924.36666667">
            <text:p>2264924.36666667</text:p>
          </table:table-cell>
          <table:table-cell table:formula="of:=AVERAGE([.HK3:.HK32])" office:value-type="float" office:value="3342847.6">
            <text:p>3342847.6</text:p>
          </table:table-cell>
          <table:table-cell table:formula="of:=AVERAGE([.HL3:.HL32])" office:value-type="float" office:value="3106445.76666667">
            <text:p>3106445.76666667</text:p>
          </table:table-cell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 office:value="248.868238911719">
            <text:p>248.8682389117</text:p>
          </table:table-cell>
          <table:table-cell table:formula="of:=STDEV([.C3:.C32])" office:value-type="float" office:value="0.479463301485384">
            <text:p>0.4794633015</text:p>
          </table:table-cell>
          <table:table-cell table:formula="of:=STDEV([.D3:.D32])" office:value-type="float" office:value="899497.220045338">
            <text:p>899497.220045338</text:p>
          </table:table-cell>
          <table:table-cell table:formula="of:=STDEV([.E3:.E32])" office:value-type="float" office:value="1070383.0484338">
            <text:p>1070383.0484338</text:p>
          </table:table-cell>
          <table:table-cell table:formula="of:=STDEV([.F3:.F32])" office:value-type="float" office:value="248.645381771994">
            <text:p>248.645381772</text:p>
          </table:table-cell>
          <table:table-cell table:formula="of:=STDEV([.G3:.G32])" office:value-type="float" office:value="0.490132517853561">
            <text:p>0.4901325179</text:p>
          </table:table-cell>
          <table:table-cell table:formula="of:=STDEV([.H3:.H32])" office:value-type="float" office:value="877229.856090917">
            <text:p>877229.856090917</text:p>
          </table:table-cell>
          <table:table-cell table:formula="of:=STDEV([.I3:.I32])" office:value-type="float" office:value="1042847.41604771">
            <text:p>1042847.41604771</text:p>
          </table:table-cell>
          <table:table-cell table:formula="of:=STDEV([.J3:.J32])" office:value-type="float" office:value="0">
            <text:p>0</text:p>
          </table:table-cell>
          <table:table-cell table:formula="of:=STDEV([.K3:.K32])" office:value-type="float" office:value="251.757548817532">
            <text:p>251.7575488175</text:p>
          </table:table-cell>
          <table:table-cell table:formula="of:=STDEV([.L3:.L32])" office:value-type="float" office:value="0.479463301485384">
            <text:p>0.4794633015</text:p>
          </table:table-cell>
          <table:table-cell table:formula="of:=STDEV([.M3:.M32])" office:value-type="float" office:value="899342.858751137">
            <text:p>899342.858751137</text:p>
          </table:table-cell>
          <table:table-cell table:formula="of:=STDEV([.N3:.N32])" office:value-type="float" office:value="1068707.9261513">
            <text:p>1068707.9261513</text:p>
          </table:table-cell>
          <table:table-cell table:formula="of:=STDEV([.O3:.O32])" office:value-type="float" office:value="0">
            <text:p>0</text:p>
          </table:table-cell>
          <table:table-cell table:formula="of:=STDEV([.P3:.P32])" office:value-type="float" office:value="247.225177174412">
            <text:p>247.2251771744</text:p>
          </table:table-cell>
          <table:table-cell table:formula="of:=STDEV([.Q3:.Q32])" office:value-type="float" office:value="0.479463301485384">
            <text:p>0.4794633015</text:p>
          </table:table-cell>
          <table:table-cell table:formula="of:=STDEV([.R3:.R32])" office:value-type="float" office:value="898444.291686636">
            <text:p>898444.291686636</text:p>
          </table:table-cell>
          <table:table-cell table:formula="of:=STDEV([.S3:.S32])" office:value-type="float" office:value="1068522.12820181">
            <text:p>1068522.12820181</text:p>
          </table:table-cell>
          <table:table-cell table:formula="of:=STDEV([.T3:.T32])" office:value-type="float" office:value="417694.501008682">
            <text:p>417694.501008682</text:p>
          </table:table-cell>
          <table:table-cell table:formula="of:=STDEV([.U3:.U32])" office:value-type="float" office:value="262.554588641164">
            <text:p>262.5545886412</text:p>
          </table:table-cell>
          <table:table-cell table:formula="of:=STDEV([.V3:.V32])" office:value-type="float" office:value="0.490132517853561">
            <text:p>0.4901325179</text:p>
          </table:table-cell>
          <table:table-cell table:formula="of:=STDEV([.W3:.W32])" office:value-type="float" office:value="840054.458552584">
            <text:p>840054.458552584</text:p>
          </table:table-cell>
          <table:table-cell table:style-name="cellWorst" table:formula="of:=STDEV([.X3:.X32])" office:value-type="float" office:value="1506913.71986372">
            <text:p>1506913.71986372</text:p>
          </table:table-cell>
          <table:table-cell table:formula="of:=STDEV([.Y3:.Y32])" office:value-type="float" office:value="651151.938762975">
            <text:p>651151.938762975</text:p>
          </table:table-cell>
          <table:table-cell table:formula="of:=STDEV([.Z3:.Z32])" office:value-type="float" office:value="248.408182594787">
            <text:p>248.4081825948</text:p>
          </table:table-cell>
          <table:table-cell table:formula="of:=STDEV([.AA3:.AA32])" office:value-type="float" office:value="0.466091599699399">
            <text:p>0.4660915997</text:p>
          </table:table-cell>
          <table:table-cell table:formula="of:=STDEV([.AB3:.AB32])" office:value-type="float" office:value="860641.408256389">
            <text:p>860641.408256389</text:p>
          </table:table-cell>
          <table:table-cell table:formula="of:=STDEV([.AC3:.AC32])" office:value-type="float" office:value="1028357.56396526">
            <text:p>1028357.56396526</text:p>
          </table:table-cell>
          <table:table-cell table:formula="of:=STDEV([.AD3:.AD32])" office:value-type="float" office:value="376617.3771292">
            <text:p>376617.3771292</text:p>
          </table:table-cell>
          <table:table-cell table:formula="of:=STDEV([.AE3:.AE32])" office:value-type="float" office:value="243.458112531242">
            <text:p>243.4581125312</text:p>
          </table:table-cell>
          <table:table-cell table:formula="of:=STDEV([.AF3:.AF32])" office:value-type="float" office:value="0.490132517853561">
            <text:p>0.4901325179</text:p>
          </table:table-cell>
          <table:table-cell table:formula="of:=STDEV([.AG3:.AG32])" office:value-type="float" office:value="864047.870979347">
            <text:p>864047.870979347</text:p>
          </table:table-cell>
          <table:table-cell table:formula="of:=STDEV([.AH3:.AH32])" office:value-type="float" office:value="1053171.22552047">
            <text:p>1053171.22552047</text:p>
          </table:table-cell>
          <table:table-cell table:formula="of:=STDEV([.AI3:.AI32])" office:value-type="float" office:value="988566.803516385">
            <text:p>988566.803516385</text:p>
          </table:table-cell>
          <table:table-cell table:formula="of:=STDEV([.AJ3:.AJ32])" office:value-type="float" office:value="253.700901379658">
            <text:p>253.7009013797</text:p>
          </table:table-cell>
          <table:table-cell table:formula="of:=STDEV([.AK3:.AK32])" office:value-type="float" office:value="0.490132517853561">
            <text:p>0.4901325179</text:p>
          </table:table-cell>
          <table:table-cell table:formula="of:=STDEV([.AL3:.AL32])" office:value-type="float" office:value="939703.52299625">
            <text:p>939703.52299625</text:p>
          </table:table-cell>
          <table:table-cell table:formula="of:=STDEV([.AM3:.AM32])" office:value-type="float" office:value="1082037.2675001">
            <text:p>1082037.2675001</text:p>
          </table:table-cell>
          <table:table-cell table:formula="of:=STDEV([.AN3:.AN32])" office:value-type="float" office:value="1077126.30699681">
            <text:p>1077126.30699681</text:p>
          </table:table-cell>
          <table:table-cell table:formula="of:=STDEV([.AO3:.AO32])" office:value-type="float" office:value="249.475389286634">
            <text:p>249.4753892866</text:p>
          </table:table-cell>
          <table:table-cell table:formula="of:=STDEV([.AP3:.AP32])" office:value-type="float" office:value="0.49827287912244">
            <text:p>0.4982728791</text:p>
          </table:table-cell>
          <table:table-cell table:formula="of:=STDEV([.AQ3:.AQ32])" office:value-type="float" office:value="932878.604827014">
            <text:p>932878.604827014</text:p>
          </table:table-cell>
          <table:table-cell table:formula="of:=STDEV([.AR3:.AR32])" office:value-type="float" office:value="1093194.48751978">
            <text:p>1093194.48751978</text:p>
          </table:table-cell>
          <table:table-cell table:formula="of:=STDEV([.AS3:.AS32])" office:value-type="float" office:value="1089737.75734898">
            <text:p>1089737.75734898</text:p>
          </table:table-cell>
          <table:table-cell table:formula="of:=STDEV([.AT3:.AT32])" office:value-type="float" office:value="237.968692103966">
            <text:p>237.968692104</text:p>
          </table:table-cell>
          <table:table-cell table:formula="of:=STDEV([.AU3:.AU32])" office:value-type="float" office:value="0.504006932993731">
            <text:p>0.504006933</text:p>
          </table:table-cell>
          <table:table-cell table:formula="of:=STDEV([.AV3:.AV32])" office:value-type="float" office:value="857135.095527533">
            <text:p>857135.095527533</text:p>
          </table:table-cell>
          <table:table-cell table:formula="of:=STDEV([.AW3:.AW32])" office:value-type="float" office:value="1036569.44464225">
            <text:p>1036569.44464225</text:p>
          </table:table-cell>
          <table:table-cell table:formula="of:=STDEV([.AX3:.AX32])" office:value-type="float" office:value="1034684.52618929">
            <text:p>1034684.52618929</text:p>
          </table:table-cell>
          <table:table-cell table:formula="of:=STDEV([.AY3:.AY32])" office:value-type="float" office:value="252.282955660211">
            <text:p>252.2829556602</text:p>
          </table:table-cell>
          <table:table-cell table:formula="of:=STDEV([.AZ3:.AZ32])" office:value-type="float" office:value="0.466091599699399">
            <text:p>0.4660915997</text:p>
          </table:table-cell>
          <table:table-cell table:formula="of:=STDEV([.BA3:.BA32])" office:value-type="float" office:value="912265.249862052">
            <text:p>912265.249862052</text:p>
          </table:table-cell>
          <table:table-cell table:formula="of:=STDEV([.BB3:.BB32])" office:value-type="float" office:value="1094382.74304297">
            <text:p>1094382.74304297</text:p>
          </table:table-cell>
          <table:table-cell table:formula="of:=STDEV([.BC3:.BC32])" office:value-type="float" office:value="393933.295737667">
            <text:p>393933.295737667</text:p>
          </table:table-cell>
          <table:table-cell table:formula="of:=STDEV([.BD3:.BD32])" office:value-type="float" office:value="245.452478805332">
            <text:p>245.4524788053</text:p>
          </table:table-cell>
          <table:table-cell table:formula="of:=STDEV([.BE3:.BE32])" office:value-type="float" office:value="0.479463301485384">
            <text:p>0.4794633015</text:p>
          </table:table-cell>
          <table:table-cell table:formula="of:=STDEV([.BF3:.BF32])" office:value-type="float" office:value="838745.187577852">
            <text:p>838745.187577852</text:p>
          </table:table-cell>
          <table:table-cell table:formula="of:=STDEV([.BG3:.BG32])" office:value-type="float" office:value="1014566.7970345">
            <text:p>1014566.7970345</text:p>
          </table:table-cell>
          <table:table-cell table:formula="of:=STDEV([.BH3:.BH32])" office:value-type="float" office:value="366448.034513385">
            <text:p>366448.034513385</text:p>
          </table:table-cell>
          <table:table-cell table:formula="of:=STDEV([.BI3:.BI32])" office:value-type="float" office:value="256.514312785873">
            <text:p>256.5143127859</text:p>
          </table:table-cell>
          <table:table-cell table:formula="of:=STDEV([.BJ3:.BJ32])" office:value-type="float" office:value="0.490132517853561">
            <text:p>0.4901325179</text:p>
          </table:table-cell>
          <table:table-cell table:formula="of:=STDEV([.BK3:.BK32])" office:value-type="float" office:value="985907.255762329">
            <text:p>985907.255762329</text:p>
          </table:table-cell>
          <table:table-cell table:formula="of:=STDEV([.BL3:.BL32])" office:value-type="float" office:value="1170846.11461015">
            <text:p>1170846.11461015</text:p>
          </table:table-cell>
          <table:table-cell table:formula="of:=STDEV([.BM3:.BM32])" office:value-type="float" office:value="439783.210959491">
            <text:p>439783.210959491</text:p>
          </table:table-cell>
          <table:table-cell table:formula="of:=STDEV([.BN3:.BN32])" office:value-type="float" office:value="256.536687593866">
            <text:p>256.5366875939</text:p>
          </table:table-cell>
          <table:table-cell table:formula="of:=STDEV([.BO3:.BO32])" office:value-type="float" office:value="0.466091599699399">
            <text:p>0.4660915997</text:p>
          </table:table-cell>
          <table:table-cell table:formula="of:=STDEV([.BP3:.BP32])" office:value-type="float" office:value="869786.187162535">
            <text:p>869786.187162535</text:p>
          </table:table-cell>
          <table:table-cell table:formula="of:=STDEV([.BQ3:.BQ32])" office:value-type="float" office:value="1040396.80774819">
            <text:p>1040396.80774819</text:p>
          </table:table-cell>
          <table:table-cell table:formula="of:=STDEV([.BR3:.BR32])" office:value-type="float" office:value="378717.086288681">
            <text:p>378717.086288681</text:p>
          </table:table-cell>
          <table:table-cell table:formula="of:=STDEV([.BS3:.BS32])" office:value-type="float" office:value="244.427009979192">
            <text:p>244.4270099792</text:p>
          </table:table-cell>
          <table:table-cell table:style-name="cellWorst" table:formula="of:=STDEV([.BT3:.BT32])" office:value-type="float" office:value="0.508547627715608">
            <text:p>0.5085476277</text:p>
          </table:table-cell>
          <table:table-cell table:formula="of:=STDEV([.BU3:.BU32])" office:value-type="float" office:value="878285.475155869">
            <text:p>878285.475155869</text:p>
          </table:table-cell>
          <table:table-cell table:formula="of:=STDEV([.BV3:.BV32])" office:value-type="float" office:value="960321.866247206">
            <text:p>960321.866247206</text:p>
          </table:table-cell>
          <table:table-cell table:formula="of:=STDEV([.BW3:.BW32])" office:value-type="float" office:value="960321.866247206">
            <text:p>960321.866247206</text:p>
          </table:table-cell>
          <table:table-cell table:formula="of:=STDEV([.BX3:.BX32])" office:value-type="float" office:value="246.991228578917">
            <text:p>246.9912285789</text:p>
          </table:table-cell>
          <table:table-cell table:formula="of:=STDEV([.BY3:.BY32])" office:value-type="float" office:value="0.430183067152076">
            <text:p>0.4301830672</text:p>
          </table:table-cell>
          <table:table-cell table:formula="of:=STDEV([.BZ3:.BZ32])" office:value-type="float" office:value="871877.628077091">
            <text:p>871877.628077091</text:p>
          </table:table-cell>
          <table:table-cell table:formula="of:=STDEV([.CA3:.CA32])" office:value-type="float" office:value="1390311.73391223">
            <text:p>1390311.73391223</text:p>
          </table:table-cell>
          <table:table-cell table:formula="of:=STDEV([.CB3:.CB32])" office:value-type="float" office:value="0">
            <text:p>0</text:p>
          </table:table-cell>
          <table:table-cell table:formula="of:=STDEV([.CC3:.CC32])" office:value-type="float" office:value="238.941652230941">
            <text:p>238.9416522309</text:p>
          </table:table-cell>
          <table:table-cell table:formula="of:=STDEV([.CD3:.CD32])" office:value-type="float" office:value="0.490132517853561">
            <text:p>0.4901325179</text:p>
          </table:table-cell>
          <table:table-cell table:formula="of:=STDEV([.CE3:.CE32])" office:value-type="float" office:value="693256.680467972">
            <text:p>693256.680467972</text:p>
          </table:table-cell>
          <table:table-cell table:formula="of:=STDEV([.CF3:.CF32])" office:value-type="float" office:value="797076.30419566">
            <text:p>797076.30419566</text:p>
          </table:table-cell>
          <table:table-cell table:formula="of:=STDEV([.CG3:.CG32])" office:value-type="float" office:value="795759.210232113">
            <text:p>795759.210232113</text:p>
          </table:table-cell>
          <table:table-cell table:formula="of:=STDEV([.CH3:.CH32])" office:value-type="float" office:value="230.045440101431">
            <text:p>230.0454401014</text:p>
          </table:table-cell>
          <table:table-cell table:formula="of:=STDEV([.CI3:.CI32])" office:value-type="float" office:value="0.430183067152076">
            <text:p>0.4301830672</text:p>
          </table:table-cell>
          <table:table-cell table:formula="of:=STDEV([.CJ3:.CJ32])" office:value-type="float" office:value="798131.136810442">
            <text:p>798131.136810442</text:p>
          </table:table-cell>
          <table:table-cell table:formula="of:=STDEV([.CK3:.CK32])" office:value-type="float" office:value="1140986.4207076">
            <text:p>1140986.4207076</text:p>
          </table:table-cell>
          <table:table-cell table:formula="of:=STDEV([.CL3:.CL32])" office:value-type="float" office:value="487098.955354976">
            <text:p>487098.955354976</text:p>
          </table:table-cell>
          <table:table-cell table:style-name="cellBest" table:formula="of:=STDEV([.CM3:.CM32])" office:value-type="float" office:value="0">
            <text:p>0</text:p>
          </table:table-cell>
          <table:table-cell table:style-name="cellBest" table:formula="of:=STDEV([.CN3:.CN32])" office:value-type="float" office:value="0">
            <text:p>0</text:p>
          </table:table-cell>
          <table:table-cell table:style-name="cellBest" table:formula="of:=STDEV([.CO3:.CO32])" office:value-type="float" office:value="205408.971164996">
            <text:p>205408.971164996</text:p>
          </table:table-cell>
          <table:table-cell table:formula="of:=STDEV([.CP3:.CP32])" office:value-type="float" office:value="363294.145631617">
            <text:p>363294.145631617</text:p>
          </table:table-cell>
          <table:table-cell table:formula="of:=STDEV([.CQ3:.CQ32])" office:value-type="float" office:value="363294.145631617">
            <text:p>363294.145631617</text:p>
          </table:table-cell>
          <table:table-cell table:formula="of:=STDEV([.CR3:.CR32])" office:value-type="float" office:value="217.725861891152">
            <text:p>217.7258618912</text:p>
          </table:table-cell>
          <table:table-cell table:formula="of:=STDEV([.CS3:.CS32])" office:value-type="float" office:value="0.449776445108804">
            <text:p>0.4497764451</text:p>
          </table:table-cell>
          <table:table-cell table:formula="of:=STDEV([.CT3:.CT32])" office:value-type="float" office:value="622153.111443577">
            <text:p>622153.111443577</text:p>
          </table:table-cell>
          <table:table-cell table:formula="of:=STDEV([.CU3:.CU32])" office:value-type="float" office:value="764446.229412347">
            <text:p>764446.229412347</text:p>
          </table:table-cell>
          <table:table-cell table:formula="of:=STDEV([.CV3:.CV32])" office:value-type="float" office:value="762820.921210323">
            <text:p>762820.921210323</text:p>
          </table:table-cell>
          <table:table-cell table:formula="of:=STDEV([.CW3:.CW32])" office:value-type="float" office:value="260.526476404628">
            <text:p>260.5264764046</text:p>
          </table:table-cell>
          <table:table-cell table:formula="of:=STDEV([.CX3:.CX32])" office:value-type="float" office:value="0.490132517853561">
            <text:p>0.4901325179</text:p>
          </table:table-cell>
          <table:table-cell table:formula="of:=STDEV([.CY3:.CY32])" office:value-type="float" office:value="936941.912024865">
            <text:p>936941.912024865</text:p>
          </table:table-cell>
          <table:table-cell table:formula="of:=STDEV([.CZ3:.CZ32])" office:value-type="float" office:value="1120828.04595259">
            <text:p>1120828.04595259</text:p>
          </table:table-cell>
          <table:table-cell table:formula="of:=STDEV([.DA3:.DA32])" office:value-type="float" office:value="418239.303304479">
            <text:p>418239.303304479</text:p>
          </table:table-cell>
          <table:table-cell table:formula="of:=STDEV([.DB3:.DB32])" office:value-type="float" office:value="59.7712636500722">
            <text:p>59.7712636501</text:p>
          </table:table-cell>
          <table:table-cell table:formula="of:=STDEV([.DC3:.DC32])" office:value-type="float" office:value="0.253708131702462">
            <text:p>0.2537081317</text:p>
          </table:table-cell>
          <table:table-cell table:formula="of:=STDEV([.DD3:.DD32])" office:value-type="float" office:value="236956.224131965">
            <text:p>236956.224131965</text:p>
          </table:table-cell>
          <table:table-cell table:formula="of:=STDEV([.DE3:.DE32])" office:value-type="float" office:value="238905.410650538">
            <text:p>238905.410650538</text:p>
          </table:table-cell>
          <table:table-cell table:formula="of:=STDEV([.DF3:.DF32])" office:value-type="float" office:value="238905.410650538">
            <text:p>238905.410650538</text:p>
          </table:table-cell>
          <table:table-cell table:formula="of:=STDEV([.DG3:.DG32])" office:value-type="float" office:value="251.6497044223">
            <text:p>251.6497044223</text:p>
          </table:table-cell>
          <table:table-cell table:formula="of:=STDEV([.DH3:.DH32])" office:value-type="float" office:value="0.479463301485384">
            <text:p>0.4794633015</text:p>
          </table:table-cell>
          <table:table-cell table:formula="of:=STDEV([.DI3:.DI32])" office:value-type="float" office:value="858808.660075091">
            <text:p>858808.660075091</text:p>
          </table:table-cell>
          <table:table-cell table:formula="of:=STDEV([.DJ3:.DJ32])" office:value-type="float" office:value="1021919.10691791">
            <text:p>1021919.10691791</text:p>
          </table:table-cell>
          <table:table-cell table:formula="of:=STDEV([.DK3:.DK32])" office:value-type="float" office:value="401917.3821427">
            <text:p>401917.3821427</text:p>
          </table:table-cell>
          <table:table-cell table:style-name="cellWorst" table:formula="of:=STDEV([.DL3:.DL32])" office:value-type="float" office:value="271.100719299956">
            <text:p>271.1007193</text:p>
          </table:table-cell>
          <table:table-cell table:formula="of:=STDEV([.DM3:.DM32])" office:value-type="float" office:value="0.49827287912244">
            <text:p>0.4982728791</text:p>
          </table:table-cell>
          <table:table-cell table:formula="of:=STDEV([.DN3:.DN32])" office:value-type="float" office:value="928148.650223253">
            <text:p>928148.650223253</text:p>
          </table:table-cell>
          <table:table-cell table:formula="of:=STDEV([.DO3:.DO32])" office:value-type="float" office:value="1113135.36442852">
            <text:p>1113135.36442852</text:p>
          </table:table-cell>
          <table:table-cell table:formula="of:=STDEV([.DP3:.DP32])" office:value-type="float" office:value="262544.179251296">
            <text:p>262544.179251296</text:p>
          </table:table-cell>
          <table:table-cell table:formula="of:=STDEV([.DQ3:.DQ32])" office:value-type="float" office:value="256.619951118368">
            <text:p>256.6199511184</text:p>
          </table:table-cell>
          <table:table-cell table:formula="of:=STDEV([.DR3:.DR32])" office:value-type="float" office:value="0.466091599699399">
            <text:p>0.4660915997</text:p>
          </table:table-cell>
          <table:table-cell table:formula="of:=STDEV([.DS3:.DS32])" office:value-type="float" office:value="918202.184139454">
            <text:p>918202.184139454</text:p>
          </table:table-cell>
          <table:table-cell table:formula="of:=STDEV([.DT3:.DT32])" office:value-type="float" office:value="1114047.62822338">
            <text:p>1114047.62822338</text:p>
          </table:table-cell>
          <table:table-cell table:formula="of:=STDEV([.DU3:.DU32])" office:value-type="float" office:value="281194.215896965">
            <text:p>281194.215896965</text:p>
          </table:table-cell>
          <table:table-cell table:formula="of:=STDEV([.DV3:.DV32])" office:value-type="float" office:value="238.1542853395">
            <text:p>238.1542853395</text:p>
          </table:table-cell>
          <table:table-cell table:formula="of:=STDEV([.DW3:.DW32])" office:value-type="float" office:value="0.406838102172486">
            <text:p>0.4068381022</text:p>
          </table:table-cell>
          <table:table-cell table:formula="of:=STDEV([.DX3:.DX32])" office:value-type="float" office:value="865786.347033711">
            <text:p>865786.347033711</text:p>
          </table:table-cell>
          <table:table-cell table:formula="of:=STDEV([.DY3:.DY32])" office:value-type="float" office:value="1202807.38582423">
            <text:p>1202807.38582423</text:p>
          </table:table-cell>
          <table:table-cell table:formula="of:=STDEV([.DZ3:.DZ32])" office:value-type="float" office:value="1104421.410861">
            <text:p>1104421.410861</text:p>
          </table:table-cell>
          <table:table-cell table:formula="of:=STDEV([.EA3:.EA32])" office:value-type="float" office:value="249.74240140836">
            <text:p>249.7424014084</text:p>
          </table:table-cell>
          <table:table-cell table:formula="of:=STDEV([.EB3:.EB32])" office:value-type="float" office:value="0.430183067152076">
            <text:p>0.4301830672</text:p>
          </table:table-cell>
          <table:table-cell table:formula="of:=STDEV([.EC3:.EC32])" office:value-type="float" office:value="824177.366088625">
            <text:p>824177.366088625</text:p>
          </table:table-cell>
          <table:table-cell table:formula="of:=STDEV([.ED3:.ED32])" office:value-type="float" office:value="1206257.5252289">
            <text:p>1206257.5252289</text:p>
          </table:table-cell>
          <table:table-cell table:formula="of:=STDEV([.EE3:.EE32])" office:value-type="float" office:value="1196776.53281993">
            <text:p>1196776.53281993</text:p>
          </table:table-cell>
          <table:table-cell table:formula="of:=STDEV([.EF3:.EF32])" office:value-type="float" office:value="247.010257327978">
            <text:p>247.010257328</text:p>
          </table:table-cell>
          <table:table-cell table:formula="of:=STDEV([.EG3:.EG32])" office:value-type="float" office:value="0.430183067152076">
            <text:p>0.4301830672</text:p>
          </table:table-cell>
          <table:table-cell table:formula="of:=STDEV([.EH3:.EH32])" office:value-type="float" office:value="988258.394925285">
            <text:p>988258.394925285</text:p>
          </table:table-cell>
          <table:table-cell table:formula="of:=STDEV([.EI3:.EI32])" office:value-type="float" office:value="1457921.28258486">
            <text:p>1457921.28258486</text:p>
          </table:table-cell>
          <table:table-cell table:formula="of:=STDEV([.EJ3:.EJ32])" office:value-type="float" office:value="1453162.81996081">
            <text:p>1453162.81996081</text:p>
          </table:table-cell>
          <table:table-cell table:formula="of:=STDEV([.EK3:.EK32])" office:value-type="float" office:value="242.842529306531">
            <text:p>242.8425293065</text:p>
          </table:table-cell>
          <table:table-cell table:formula="of:=STDEV([.EL3:.EL32])" office:value-type="float" office:value="0.430183067152076">
            <text:p>0.4301830672</text:p>
          </table:table-cell>
          <table:table-cell table:formula="of:=STDEV([.EM3:.EM32])" office:value-type="float" office:value="947265.525307492">
            <text:p>947265.525307492</text:p>
          </table:table-cell>
          <table:table-cell table:formula="of:=STDEV([.EN3:.EN32])" office:value-type="float" office:value="1400070.69810337">
            <text:p>1400070.69810337</text:p>
          </table:table-cell>
          <table:table-cell table:formula="of:=STDEV([.EO3:.EO32])" office:value-type="float" office:value="1396418.75908901">
            <text:p>1396418.75908901</text:p>
          </table:table-cell>
          <table:table-cell table:formula="of:=STDEV([.EP3:.EP32])" office:value-type="float" office:value="254.641627612325">
            <text:p>254.6416276123</text:p>
          </table:table-cell>
          <table:table-cell table:formula="of:=STDEV([.EQ3:.EQ32])" office:value-type="float" office:value="0.479463301485384">
            <text:p>0.4794633015</text:p>
          </table:table-cell>
          <table:table-cell table:formula="of:=STDEV([.ER3:.ER32])" office:value-type="float" office:value="870489.97035575">
            <text:p>870489.97035575</text:p>
          </table:table-cell>
          <table:table-cell table:formula="of:=STDEV([.ES3:.ES32])" office:value-type="float" office:value="1165353.53473447">
            <text:p>1165353.53473447</text:p>
          </table:table-cell>
          <table:table-cell table:formula="of:=STDEV([.ET3:.ET32])" office:value-type="float" office:value="243831.558347879">
            <text:p>243831.558347879</text:p>
          </table:table-cell>
          <table:table-cell table:formula="of:=STDEV([.EU3:.EU32])" office:value-type="float" office:value="241.243817934419">
            <text:p>241.2438179344</text:p>
          </table:table-cell>
          <table:table-cell table:formula="of:=STDEV([.EV3:.EV32])" office:value-type="float" office:value="0.449776445108804">
            <text:p>0.4497764451</text:p>
          </table:table-cell>
          <table:table-cell table:formula="of:=STDEV([.EW3:.EW32])" office:value-type="float" office:value="881895.901259395">
            <text:p>881895.901259395</text:p>
          </table:table-cell>
          <table:table-cell table:formula="of:=STDEV([.EX3:.EX32])" office:value-type="float" office:value="1141610.20886929">
            <text:p>1141610.20886929</text:p>
          </table:table-cell>
          <table:table-cell table:formula="of:=STDEV([.EY3:.EY32])" office:value-type="float" office:value="247897.732122763">
            <text:p>247897.732122763</text:p>
          </table:table-cell>
          <table:table-cell table:formula="of:=STDEV([.EZ3:.EZ32])" office:value-type="float" office:value="245.847198370389">
            <text:p>245.8471983704</text:p>
          </table:table-cell>
          <table:table-cell table:formula="of:=STDEV([.FA3:.FA32])" office:value-type="float" office:value="0.466091599699399">
            <text:p>0.4660915997</text:p>
          </table:table-cell>
          <table:table-cell table:formula="of:=STDEV([.FB3:.FB32])" office:value-type="float" office:value="808607.633516739">
            <text:p>808607.633516739</text:p>
          </table:table-cell>
          <table:table-cell table:formula="of:=STDEV([.FC3:.FC32])" office:value-type="float" office:value="1101084.17305667">
            <text:p>1101084.17305667</text:p>
          </table:table-cell>
          <table:table-cell table:formula="of:=STDEV([.FD3:.FD32])" office:value-type="float" office:value="235956.059781068">
            <text:p>235956.059781068</text:p>
          </table:table-cell>
          <table:table-cell table:formula="of:=STDEV([.FE3:.FE32])" office:value-type="float" office:value="252.735700350306">
            <text:p>252.7357003503</text:p>
          </table:table-cell>
          <table:table-cell table:formula="of:=STDEV([.FF3:.FF32])" office:value-type="float" office:value="0.466091599699399">
            <text:p>0.4660915997</text:p>
          </table:table-cell>
          <table:table-cell table:formula="of:=STDEV([.FG3:.FG32])" office:value-type="float" office:value="921181.476897512">
            <text:p>921181.476897512</text:p>
          </table:table-cell>
          <table:table-cell table:formula="of:=STDEV([.FH3:.FH32])" office:value-type="float" office:value="1261280.85993959">
            <text:p>1261280.85993959</text:p>
          </table:table-cell>
          <table:table-cell table:formula="of:=STDEV([.FI3:.FI32])" office:value-type="float" office:value="265099.012447637">
            <text:p>265099.012447637</text:p>
          </table:table-cell>
          <table:table-cell table:formula="of:=STDEV([.FJ3:.FJ32])" office:value-type="float" office:value="244.705990927989">
            <text:p>244.705990928</text:p>
          </table:table-cell>
          <table:table-cell table:formula="of:=STDEV([.FK3:.FK32])" office:value-type="float" office:value="0.430183067152076">
            <text:p>0.4301830672</text:p>
          </table:table-cell>
          <table:table-cell table:formula="of:=STDEV([.FL3:.FL32])" office:value-type="float" office:value="936768.011062443">
            <text:p>936768.011062443</text:p>
          </table:table-cell>
          <table:table-cell table:formula="of:=STDEV([.FM3:.FM32])" office:value-type="float" office:value="1431961.70361266">
            <text:p>1431961.70361266</text:p>
          </table:table-cell>
          <table:table-cell table:formula="of:=STDEV([.FN3:.FN32])" office:value-type="float" office:value="1431961.70361266">
            <text:p>1431961.70361266</text:p>
          </table:table-cell>
          <table:table-cell table:formula="of:=STDEV([.FO3:.FO32])" office:value-type="float" office:value="267.884098845253">
            <text:p>267.8840988453</text:p>
          </table:table-cell>
          <table:table-cell table:formula="of:=STDEV([.FP3:.FP32])" office:value-type="float" office:value="0.507416263404925">
            <text:p>0.5074162634</text:p>
          </table:table-cell>
          <table:table-cell table:formula="of:=STDEV([.FQ3:.FQ32])" office:value-type="float" office:value="869076.114542245">
            <text:p>869076.114542245</text:p>
          </table:table-cell>
          <table:table-cell table:formula="of:=STDEV([.FR3:.FR32])" office:value-type="float" office:value="1016928.38351574">
            <text:p>1016928.38351574</text:p>
          </table:table-cell>
          <table:table-cell table:formula="of:=STDEV([.FS3:.FS32])" office:value-type="float" office:value="0">
            <text:p>0</text:p>
          </table:table-cell>
          <table:table-cell table:formula="of:=STDEV([.FT3:.FT32])" office:value-type="float" office:value="268.443587897863">
            <text:p>268.4435878979</text:p>
          </table:table-cell>
          <table:table-cell table:formula="of:=STDEV([.FU3:.FU32])" office:value-type="float" office:value="0.466091599699399">
            <text:p>0.4660915997</text:p>
          </table:table-cell>
          <table:table-cell table:style-name="cellWorst" table:formula="of:=STDEV([.FV3:.FV32])" office:value-type="float" office:value="1015061.79925739">
            <text:p>1015061.79925739</text:p>
          </table:table-cell>
          <table:table-cell table:formula="of:=STDEV([.FW3:.FW32])" office:value-type="float" office:value="1468325.82301604">
            <text:p>1468325.82301604</text:p>
          </table:table-cell>
          <table:table-cell table:style-name="cellWorst" table:formula="of:=STDEV([.FX3:.FX32])" office:value-type="float" office:value="1465098.75563318">
            <text:p>1465098.75563318</text:p>
          </table:table-cell>
          <table:table-cell table:formula="of:=STDEV([.FY3:.FY32])" office:value-type="float" office:value="250.808150291946">
            <text:p>250.8081502919</text:p>
          </table:table-cell>
          <table:table-cell table:formula="of:=STDEV([.FZ3:.FZ32])" office:value-type="float" office:value="0.490132517853561">
            <text:p>0.4901325179</text:p>
          </table:table-cell>
          <table:table-cell table:formula="of:=STDEV([.GA3:.GA32])" office:value-type="float" office:value="877580.933385765">
            <text:p>877580.933385765</text:p>
          </table:table-cell>
          <table:table-cell table:formula="of:=STDEV([.GB3:.GB32])" office:value-type="float" office:value="1467597.68176564">
            <text:p>1467597.68176564</text:p>
          </table:table-cell>
          <table:table-cell table:formula="of:=STDEV([.GC3:.GC32])" office:value-type="float" office:value="310071.391108156">
            <text:p>310071.391108156</text:p>
          </table:table-cell>
          <table:table-cell table:style-name="cellBest" table:formula="of:=STDEV([.GD3:.GD32])" office:value-type="float" office:value="0">
            <text:p>0</text:p>
          </table:table-cell>
          <table:table-cell table:style-name="cellBest" table:formula="of:=STDEV([.GE3:.GE32])" office:value-type="float" office:value="0">
            <text:p>0</text:p>
          </table:table-cell>
          <table:table-cell table:formula="of:=STDEV([.GF3:.GF32])" office:value-type="float" office:value="277039.795786385">
            <text:p>277039.795786385</text:p>
          </table:table-cell>
          <table:table-cell table:formula="of:=STDEV([.GG3:.GG32])" office:value-type="float" office:value="564114.844017272">
            <text:p>564114.844017272</text:p>
          </table:table-cell>
          <table:table-cell table:style-name="Default" table:formula="of:=STDEV([.GH3:.GH32])" office:value-type="float" office:value="564114.844017272">
            <text:p>564114.844017272</text:p>
          </table:table-cell>
          <table:table-cell table:formula="of:=STDEV([.GI3:.GI32])" office:value-type="float" office:value="235.115927674224">
            <text:p>235.1159276742</text:p>
          </table:table-cell>
          <table:table-cell table:formula="of:=STDEV([.GJ3:.GJ32])" office:value-type="float" office:value="0.430183067152076">
            <text:p>0.4301830672</text:p>
          </table:table-cell>
          <table:table-cell table:formula="of:=STDEV([.GK3:.GK32])" office:value-type="float" office:value="813599.427063905">
            <text:p>813599.427063905</text:p>
          </table:table-cell>
          <table:table-cell table:formula="of:=STDEV([.GL3:.GL32])" office:value-type="float" office:value="1199490.02883089">
            <text:p>1199490.02883089</text:p>
          </table:table-cell>
          <table:table-cell table:formula="of:=STDEV([.GM3:.GM32])" office:value-type="float" office:value="1196025.829916">
            <text:p>1196025.829916</text:p>
          </table:table-cell>
          <table:table-cell table:formula="of:=STDEV([.GN3:.GN32])" office:value-type="float" office:value="251.857886506929">
            <text:p>251.8578865069</text:p>
          </table:table-cell>
          <table:table-cell table:formula="of:=STDEV([.GO3:.GO32])" office:value-type="float" office:value="0.479463301485384">
            <text:p>0.4794633015</text:p>
          </table:table-cell>
          <table:table-cell table:formula="of:=STDEV([.GP3:.GP32])" office:value-type="float" office:value="899235.120098815">
            <text:p>899235.120098815</text:p>
          </table:table-cell>
          <table:table-cell table:formula="of:=STDEV([.GQ3:.GQ32])" office:value-type="float" office:value="1074139.49933593">
            <text:p>1074139.49933593</text:p>
          </table:table-cell>
          <table:table-cell table:formula="of:=STDEV([.GR3:.GR32])" office:value-type="float" office:value="242538.867050059">
            <text:p>242538.867050059</text:p>
          </table:table-cell>
          <table:table-cell table:formula="of:=STDEV([.GS3:.GS32])" office:value-type="float" office:value="65.4053763335503">
            <text:p>65.4053763336</text:p>
          </table:table-cell>
          <table:table-cell table:formula="of:=STDEV([.GT3:.GT32])" office:value-type="float" office:value="0.182574185835055">
            <text:p>0.1825741858</text:p>
          </table:table-cell>
          <table:table-cell table:formula="of:=STDEV([.GU3:.GU32])" office:value-type="float" office:value="213954.756645861">
            <text:p>213954.756645861</text:p>
          </table:table-cell>
          <table:table-cell table:style-name="cellBest" table:formula="of:=STDEV([.GV3:.GV32])" office:value-type="float" office:value="222231.900999462">
            <text:p>222231.900999462</text:p>
          </table:table-cell>
          <table:table-cell table:formula="of:=STDEV([.GW3:.GW32])" office:value-type="float" office:value="222231.900999462">
            <text:p>222231.900999462</text:p>
          </table:table-cell>
          <table:table-cell table:formula="of:=STDEV([.GX3:.GX32])" office:value-type="float" office:value="226.141115135155">
            <text:p>226.1411151352</text:p>
          </table:table-cell>
          <table:table-cell table:formula="of:=STDEV([.GY3:.GY32])" office:value-type="float" office:value="0.379049021789452">
            <text:p>0.3790490218</text:p>
          </table:table-cell>
          <table:table-cell table:formula="of:=STDEV([.GZ3:.GZ32])" office:value-type="float" office:value="365529.788112462">
            <text:p>365529.788112462</text:p>
          </table:table-cell>
          <table:table-cell table:formula="of:=STDEV([.HA3:.HA32])" office:value-type="float" office:value="605965.320444065">
            <text:p>605965.320444065</text:p>
          </table:table-cell>
          <table:table-cell table:formula="of:=STDEV([.HB3:.HB32])" office:value-type="float" office:value="0">
            <text:p>0</text:p>
          </table:table-cell>
          <table:table-cell table:formula="of:=STDEV([.HC3:.HC32])" office:value-type="float" office:value="250.694749307833">
            <text:p>250.6947493078</text:p>
          </table:table-cell>
          <table:table-cell table:formula="of:=STDEV([.HD3:.HD32])" office:value-type="float" office:value="0.479463301485384">
            <text:p>0.4794633015</text:p>
          </table:table-cell>
          <table:table-cell table:formula="of:=STDEV([.HE3:.HE32])" office:value-type="float" office:value="830027.655867431">
            <text:p>830027.655867431</text:p>
          </table:table-cell>
          <table:table-cell table:formula="of:=STDEV([.HF3:.HF32])" office:value-type="float" office:value="1032850.2410834">
            <text:p>1032850.2410834</text:p>
          </table:table-cell>
          <table:table-cell table:formula="of:=STDEV([.HG3:.HG32])" office:value-type="float" office:value="454789.082926867">
            <text:p>454789.082926867</text:p>
          </table:table-cell>
          <table:table-cell table:formula="of:=STDEV([.HH3:.HH32])" office:value-type="float" office:value="0">
            <text:p>0</text:p>
          </table:table-cell>
          <table:table-cell table:formula="of:=STDEV([.HI3:.HI32])" office:value-type="float" office:value="0">
            <text:p>0</text:p>
          </table:table-cell>
          <table:table-cell table:formula="of:=STDEV([.HJ3:.HJ32])" office:value-type="float" office:value="250317.920070276">
            <text:p>250317.920070276</text:p>
          </table:table-cell>
          <table:table-cell table:formula="of:=STDEV([.HK3:.HK32])" office:value-type="float" office:value="606050.147883342">
            <text:p>606050.147883342</text:p>
          </table:table-cell>
          <table:table-cell table:formula="of:=STDEV([.HL3:.HL32])" office:value-type="float" office:value="574310.856800637">
            <text:p>574310.856800637</text:p>
          </table:table-cell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GX3:.$GX32])^2)^0.5" office:value-type="float" office:value="1444.63667073855">
            <text:p>1444.6366707386</text:p>
          </table:table-cell>
          <table:table-cell table:number-matrix-columns-spanned="1" table:number-matrix-rows-spanned="1" table:formula="of:=SUM(([.C3:.C32]-[.$GY3:.$GY32])^2)^0.5" office:value-type="float" office:value="2.23606797749979">
            <text:p>2.2360679775</text:p>
          </table:table-cell>
          <table:table-cell table:number-matrix-columns-spanned="1" table:number-matrix-rows-spanned="1" table:formula="of:=SUM(([.D3:.D32]-[.$GZ3:.$GZ32])^2)^0.5" office:value-type="float" office:value="6139167.33500896">
            <text:p>6139167.33500896</text:p>
          </table:table-cell>
          <table:table-cell table:number-matrix-columns-spanned="1" table:number-matrix-rows-spanned="1" table:formula="of:=SUM(([.E3:.E32]-[.$HA3:.$HA32])^2)^0.5" office:value-type="float" office:value="6767249.43947377">
            <text:p>6767249.43947377</text:p>
          </table:table-cell>
          <table:table-cell table:number-matrix-columns-spanned="1" table:number-matrix-rows-spanned="1" table:formula="of:=SUM(([.F3:.F32]-[.$GX3:.$GX32])^2)^0.5" office:value-type="float" office:value="1462.01546153788">
            <text:p>1462.0154615379</text:p>
          </table:table-cell>
          <table:table-cell table:number-matrix-columns-spanned="1" table:number-matrix-rows-spanned="1" table:formula="of:=SUM(([.G3:.G32]-[.$GY3:.$GY32])^2)^0.5" office:value-type="float" office:value="2.44948974278318">
            <text:p>2.4494897428</text:p>
          </table:table-cell>
          <table:table-cell table:number-matrix-columns-spanned="1" table:number-matrix-rows-spanned="1" table:formula="of:=SUM(([.H3:.H32]-[.$GZ3:.$GZ32])^2)^0.5" office:value-type="float" office:value="5953767.35250488">
            <text:p>5953767.35250488</text:p>
          </table:table-cell>
          <table:table-cell table:number-matrix-columns-spanned="1" table:number-matrix-rows-spanned="1" table:formula="of:=SUM(([.I3:.I32]-[.$HA3:.$HA32])^2)^0.5" office:value-type="float" office:value="6493827.67462111">
            <text:p>6493827.67462111</text:p>
          </table:table-cell>
          <table:table-cell table:number-matrix-columns-spanned="1" table:number-matrix-rows-spanned="1" table:formula="of:=SUM(([.J3:.J32]-[.$HB3:.$HB32])^2)^0.5" office:value-type="float" office:value="0">
            <text:p>0</text:p>
          </table:table-cell>
          <table:table-cell table:number-matrix-columns-spanned="1" table:number-matrix-rows-spanned="1" table:formula="of:=SUM(([.K3:.K32]-[.$GX3:.$GX32])^2)^0.5" office:value-type="float" office:value="1462.9210352992">
            <text:p>1462.9210352992</text:p>
          </table:table-cell>
          <table:table-cell table:number-matrix-columns-spanned="1" table:number-matrix-rows-spanned="1" table:formula="of:=SUM(([.L3:.L32]-[.$GY3:.$GY32])^2)^0.5" office:value-type="float" office:value="2.23606797749979">
            <text:p>2.2360679775</text:p>
          </table:table-cell>
          <table:table-cell table:number-matrix-columns-spanned="1" table:number-matrix-rows-spanned="1" table:formula="of:=SUM(([.M3:.M32]-[.$GZ3:.$GZ32])^2)^0.5" office:value-type="float" office:value="6107877.37044155">
            <text:p>6107877.37044155</text:p>
          </table:table-cell>
          <table:table-cell table:number-matrix-columns-spanned="1" table:number-matrix-rows-spanned="1" table:formula="of:=SUM(([.N3:.N32]-[.$HA3:.$HA32])^2)^0.5" office:value-type="float" office:value="6662436.7233095">
            <text:p>6662436.7233095</text:p>
          </table:table-cell>
          <table:table-cell table:number-matrix-columns-spanned="1" table:number-matrix-rows-spanned="1" table:formula="of:=SUM(([.O3:.O32]-[.$HB3:.$HB32])^2)^0.5" office:value-type="float" office:value="0">
            <text:p>0</text:p>
          </table:table-cell>
          <table:table-cell table:number-matrix-columns-spanned="1" table:number-matrix-rows-spanned="1" table:formula="of:=SUM(([.P3:.P32]-[.$GX3:.$GX32])^2)^0.5" office:value-type="float" office:value="1423.09335289465">
            <text:p>1423.0933528947</text:p>
          </table:table-cell>
          <table:table-cell table:number-matrix-columns-spanned="1" table:number-matrix-rows-spanned="1" table:formula="of:=SUM(([.Q3:.Q32]-[.$GY3:.$GY32])^2)^0.5" office:value-type="float" office:value="2.23606797749979">
            <text:p>2.2360679775</text:p>
          </table:table-cell>
          <table:table-cell table:number-matrix-columns-spanned="1" table:number-matrix-rows-spanned="1" table:formula="of:=SUM(([.R3:.R32]-[.$GZ3:.$GZ32])^2)^0.5" office:value-type="float" office:value="6122540.83616908">
            <text:p>6122540.83616908</text:p>
          </table:table-cell>
          <table:table-cell table:number-matrix-columns-spanned="1" table:number-matrix-rows-spanned="1" table:formula="of:=SUM(([.S3:.S32]-[.$HA3:.$HA32])^2)^0.5" office:value-type="float" office:value="6687671.66762656">
            <text:p>6687671.66762656</text:p>
          </table:table-cell>
          <table:table-cell table:number-matrix-columns-spanned="1" table:number-matrix-rows-spanned="1" table:formula="of:=SUM(([.T3:.T32]-[.$HB3:.$HB32])^2)^0.5" office:value-type="float" office:value="3772065.61063405">
            <text:p>3772065.61063405</text:p>
          </table:table-cell>
          <table:table-cell table:number-matrix-columns-spanned="1" table:number-matrix-rows-spanned="1" table:formula="of:=SUM(([.U3:.U32]-[.$GX3:.$GX32])^2)^0.5" office:value-type="float" office:value="1519.54806980618">
            <text:p>1519.5480698062</text:p>
          </table:table-cell>
          <table:table-cell table:number-matrix-columns-spanned="1" table:number-matrix-rows-spanned="1" table:formula="of:=SUM(([.V3:.V32]-[.$GY3:.$GY32])^2)^0.5" office:value-type="float" office:value="2.44948974278318">
            <text:p>2.4494897428</text:p>
          </table:table-cell>
          <table:table-cell table:number-matrix-columns-spanned="1" table:number-matrix-rows-spanned="1" table:formula="of:=SUM(([.W3:.W32]-[.$GZ3:.$GZ32])^2)^0.5" office:value-type="float" office:value="5693107.95374811">
            <text:p>5693107.95374811</text:p>
          </table:table-cell>
          <table:table-cell table:number-matrix-columns-spanned="1" table:number-matrix-rows-spanned="1" table:formula="of:=SUM(([.X3:.X32]-[.$HA3:.$HA32])^2)^0.5" office:value-type="float" office:value="10432883.2783541">
            <text:p>10432883.2783541</text:p>
          </table:table-cell>
          <table:table-cell table:number-matrix-columns-spanned="1" table:number-matrix-rows-spanned="1" table:formula="of:=SUM(([.Y3:.Y32]-[.$HB3:.$HB32])^2)^0.5" office:value-type="float" office:value="5768831.71594492">
            <text:p>5768831.71594492</text:p>
          </table:table-cell>
          <table:table-cell table:number-matrix-columns-spanned="1" table:number-matrix-rows-spanned="1" table:formula="of:=SUM(([.Z3:.Z32]-[.$GX3:.$GX32])^2)^0.5" office:value-type="float" office:value="1213.50557877575">
            <text:p>1213.5055787758</text:p>
          </table:table-cell>
          <table:table-cell table:number-matrix-columns-spanned="1" table:number-matrix-rows-spanned="1" table:formula="of:=SUM(([.AA3:.AA32]-[.$GY3:.$GY32])^2)^0.5" office:value-type="float" office:value="2">
            <text:p>2</text:p>
          </table:table-cell>
          <table:table-cell table:number-matrix-columns-spanned="1" table:number-matrix-rows-spanned="1" table:formula="of:=SUM(([.AB3:.AB32]-[.$GZ3:.$GZ32])^2)^0.5" office:value-type="float" office:value="5255761.14458372">
            <text:p>5255761.14458372</text:p>
          </table:table-cell>
          <table:table-cell table:number-matrix-columns-spanned="1" table:number-matrix-rows-spanned="1" table:formula="of:=SUM(([.AC3:.AC32]-[.$HA3:.$HA32])^2)^0.5" office:value-type="float" office:value="5602064.10854919">
            <text:p>5602064.10854919</text:p>
          </table:table-cell>
          <table:table-cell table:number-matrix-columns-spanned="1" table:number-matrix-rows-spanned="1" table:formula="of:=SUM(([.AD3:.AD32]-[.$HB3:.$HB32])^2)^0.5" office:value-type="float" office:value="3293054.89891651">
            <text:p>3293054.89891651</text:p>
          </table:table-cell>
          <table:table-cell table:number-matrix-columns-spanned="1" table:number-matrix-rows-spanned="1" table:formula="of:=SUM(([.AE3:.AE32]-[.$GX3:.$GX32])^2)^0.5" office:value-type="float" office:value="1560.8117187145">
            <text:p>1560.8117187145</text:p>
          </table:table-cell>
          <table:table-cell table:number-matrix-columns-spanned="1" table:number-matrix-rows-spanned="1" table:formula="of:=SUM(([.AF3:.AF32]-[.$GY3:.$GY32])^2)^0.5" office:value-type="float" office:value="2.44948974278318">
            <text:p>2.4494897428</text:p>
          </table:table-cell>
          <table:table-cell table:number-matrix-columns-spanned="1" table:number-matrix-rows-spanned="1" table:formula="of:=SUM(([.AG3:.AG32]-[.$GZ3:.$GZ32])^2)^0.5" office:value-type="float" office:value="6534849.3883489">
            <text:p>6534849.3883489</text:p>
          </table:table-cell>
          <table:table-cell table:number-matrix-columns-spanned="1" table:number-matrix-rows-spanned="1" table:formula="of:=SUM(([.AH3:.AH32]-[.$HA3:.$HA32])^2)^0.5" office:value-type="float" office:value="6881517.21777916">
            <text:p>6881517.21777916</text:p>
          </table:table-cell>
          <table:table-cell table:number-matrix-columns-spanned="1" table:number-matrix-rows-spanned="1" table:formula="of:=SUM(([.AI3:.AI32]-[.$HB3:.$HB32])^2)^0.5" office:value-type="float" office:value="9223858.09807675">
            <text:p>9223858.09807675</text:p>
          </table:table-cell>
          <table:table-cell table:number-matrix-columns-spanned="1" table:number-matrix-rows-spanned="1" table:formula="of:=SUM(([.AJ3:.AJ32]-[.$GX3:.$GX32])^2)^0.5" office:value-type="float" office:value="1653.63853139">
            <text:p>1653.63853139</text:p>
          </table:table-cell>
          <table:table-cell table:number-matrix-columns-spanned="1" table:number-matrix-rows-spanned="1" table:formula="of:=SUM(([.AK3:.AK32]-[.$GY3:.$GY32])^2)^0.5" office:value-type="float" office:value="2.44948974278318">
            <text:p>2.4494897428</text:p>
          </table:table-cell>
          <table:table-cell table:number-matrix-columns-spanned="1" table:number-matrix-rows-spanned="1" table:formula="of:=SUM(([.AL3:.AL32]-[.$GZ3:.$GZ32])^2)^0.5" office:value-type="float" office:value="7095311.17204003">
            <text:p>7095311.17204003</text:p>
          </table:table-cell>
          <table:table-cell table:number-matrix-columns-spanned="1" table:number-matrix-rows-spanned="1" table:formula="of:=SUM(([.AM3:.AM32]-[.$HA3:.$HA32])^2)^0.5" office:value-type="float" office:value="7385977.08590509">
            <text:p>7385977.08590509</text:p>
          </table:table-cell>
          <table:table-cell table:number-matrix-columns-spanned="1" table:number-matrix-rows-spanned="1" table:formula="of:=SUM(([.AN3:.AN32]-[.$HB3:.$HB32])^2)^0.5" office:value-type="float" office:value="10026849.4172546">
            <text:p>10026849.4172546</text:p>
          </table:table-cell>
          <table:table-cell table:number-matrix-columns-spanned="1" table:number-matrix-rows-spanned="1" table:formula="of:=SUM(([.AO3:.AO32]-[.$GX3:.$GX32])^2)^0.5" office:value-type="float" office:value="1524.68097681498">
            <text:p>1524.680976815</text:p>
          </table:table-cell>
          <table:table-cell table:number-matrix-columns-spanned="1" table:number-matrix-rows-spanned="1" table:formula="of:=SUM(([.AP3:.AP32]-[.$GY3:.$GY32])^2)^0.5" office:value-type="float" office:value="2.64575131106459">
            <text:p>2.6457513111</text:p>
          </table:table-cell>
          <table:table-cell table:number-matrix-columns-spanned="1" table:number-matrix-rows-spanned="1" table:formula="of:=SUM(([.AQ3:.AQ32]-[.$GZ3:.$GZ32])^2)^0.5" office:value-type="float" office:value="6722841.17572377">
            <text:p>6722841.17572377</text:p>
          </table:table-cell>
          <table:table-cell table:number-matrix-columns-spanned="1" table:number-matrix-rows-spanned="1" table:formula="of:=SUM(([.AR3:.AR32]-[.$HA3:.$HA32])^2)^0.5" office:value-type="float" office:value="6999258.01073121">
            <text:p>6999258.01073121</text:p>
          </table:table-cell>
          <table:table-cell table:number-matrix-columns-spanned="1" table:number-matrix-rows-spanned="1" table:formula="of:=SUM(([.AS3:.AS32]-[.$HB3:.$HB32])^2)^0.5" office:value-type="float" office:value="9810530.82119607">
            <text:p>9810530.82119607</text:p>
          </table:table-cell>
          <table:table-cell table:number-matrix-columns-spanned="1" table:number-matrix-rows-spanned="1" table:formula="of:=SUM(([.AT3:.AT32]-[.$GX3:.$GX32])^2)^0.5" office:value-type="float" office:value="1745.06986999343">
            <text:p>1745.0698699934</text:p>
          </table:table-cell>
          <table:table-cell table:number-matrix-columns-spanned="1" table:number-matrix-rows-spanned="1" table:formula="of:=SUM(([.AU3:.AU32]-[.$GY3:.$GY32])^2)^0.5" office:value-type="float" office:value="2.82842712474619">
            <text:p>2.8284271247</text:p>
          </table:table-cell>
          <table:table-cell table:number-matrix-columns-spanned="1" table:number-matrix-rows-spanned="1" table:formula="of:=SUM(([.AV3:.AV32]-[.$GZ3:.$GZ32])^2)^0.5" office:value-type="float" office:value="7264399.09062044">
            <text:p>7264399.09062044</text:p>
          </table:table-cell>
          <table:table-cell table:number-matrix-columns-spanned="1" table:number-matrix-rows-spanned="1" table:formula="of:=SUM(([.AW3:.AW32]-[.$HA3:.$HA32])^2)^0.5" office:value-type="float" office:value="7732934.34122876">
            <text:p>7732934.34122876</text:p>
          </table:table-cell>
          <table:table-cell table:number-matrix-columns-spanned="1" table:number-matrix-rows-spanned="1" table:formula="of:=SUM(([.AX3:.AX32]-[.$HB3:.$HB32])^2)^0.5" office:value-type="float" office:value="10427033.2242359">
            <text:p>10427033.2242359</text:p>
          </table:table-cell>
          <table:table-cell table:number-matrix-columns-spanned="1" table:number-matrix-rows-spanned="1" table:formula="of:=SUM(([.AY3:.AY32]-[.$GX3:.$GX32])^2)^0.5" office:value-type="float" office:value="1216.72431042279">
            <text:p>1216.7243104228</text:p>
          </table:table-cell>
          <table:table-cell table:number-matrix-columns-spanned="1" table:number-matrix-rows-spanned="1" table:formula="of:=SUM(([.AZ3:.AZ32]-[.$GY3:.$GY32])^2)^0.5" office:value-type="float" office:value="2">
            <text:p>2</text:p>
          </table:table-cell>
          <table:table-cell table:number-matrix-columns-spanned="1" table:number-matrix-rows-spanned="1" table:formula="of:=SUM(([.BA3:.BA32]-[.$GZ3:.$GZ32])^2)^0.5" office:value-type="float" office:value="5463696.4038054">
            <text:p>5463696.4038054</text:p>
          </table:table-cell>
          <table:table-cell table:number-matrix-columns-spanned="1" table:number-matrix-rows-spanned="1" table:formula="of:=SUM(([.BB3:.BB32]-[.$HA3:.$HA32])^2)^0.5" office:value-type="float" office:value="5911901.76750908">
            <text:p>5911901.76750908</text:p>
          </table:table-cell>
          <table:table-cell table:number-matrix-columns-spanned="1" table:number-matrix-rows-spanned="1" table:formula="of:=SUM(([.BC3:.BC32]-[.$HB3:.$HB32])^2)^0.5" office:value-type="float" office:value="3336979.28125033">
            <text:p>3336979.28125033</text:p>
          </table:table-cell>
          <table:table-cell table:number-matrix-columns-spanned="1" table:number-matrix-rows-spanned="1" table:formula="of:=SUM(([.BD3:.BD32]-[.$GX3:.$GX32])^2)^0.5" office:value-type="float" office:value="1344.67071966365">
            <text:p>1344.6707196637</text:p>
          </table:table-cell>
          <table:table-cell table:number-matrix-columns-spanned="1" table:number-matrix-rows-spanned="1" table:formula="of:=SUM(([.BE3:.BE32]-[.$GY3:.$GY32])^2)^0.5" office:value-type="float" office:value="2.23606797749979">
            <text:p>2.2360679775</text:p>
          </table:table-cell>
          <table:table-cell table:number-matrix-columns-spanned="1" table:number-matrix-rows-spanned="1" table:formula="of:=SUM(([.BF3:.BF32]-[.$GZ3:.$GZ32])^2)^0.5" office:value-type="float" office:value="5363562.81508393">
            <text:p>5363562.81508393</text:p>
          </table:table-cell>
          <table:table-cell table:number-matrix-columns-spanned="1" table:number-matrix-rows-spanned="1" table:formula="of:=SUM(([.BG3:.BG32]-[.$HA3:.$HA32])^2)^0.5" office:value-type="float" office:value="5906242.81205226">
            <text:p>5906242.81205226</text:p>
          </table:table-cell>
          <table:table-cell table:number-matrix-columns-spanned="1" table:number-matrix-rows-spanned="1" table:formula="of:=SUM(([.BH3:.BH32]-[.$HB3:.$HB32])^2)^0.5" office:value-type="float" office:value="3329006.29188516">
            <text:p>3329006.29188516</text:p>
          </table:table-cell>
          <table:table-cell table:number-matrix-columns-spanned="1" table:number-matrix-rows-spanned="1" table:formula="of:=SUM(([.BI3:.BI32]-[.$GX3:.$GX32])^2)^0.5" office:value-type="float" office:value="1416.44740444127">
            <text:p>1416.4474044413</text:p>
          </table:table-cell>
          <table:table-cell table:number-matrix-columns-spanned="1" table:number-matrix-rows-spanned="1" table:formula="of:=SUM(([.BJ3:.BJ32]-[.$GY3:.$GY32])^2)^0.5" office:value-type="float" office:value="2.44948974278318">
            <text:p>2.4494897428</text:p>
          </table:table-cell>
          <table:table-cell table:number-matrix-columns-spanned="1" table:number-matrix-rows-spanned="1" table:formula="of:=SUM(([.BK3:.BK32]-[.$GZ3:.$GZ32])^2)^0.5" office:value-type="float" office:value="6476220.95479269">
            <text:p>6476220.95479269</text:p>
          </table:table-cell>
          <table:table-cell table:number-matrix-columns-spanned="1" table:number-matrix-rows-spanned="1" table:formula="of:=SUM(([.BL3:.BL32]-[.$HA3:.$HA32])^2)^0.5" office:value-type="float" office:value="7146314.5633611">
            <text:p>7146314.5633611</text:p>
          </table:table-cell>
          <table:table-cell table:number-matrix-columns-spanned="1" table:number-matrix-rows-spanned="1" table:formula="of:=SUM(([.BM3:.BM32]-[.$HB3:.$HB32])^2)^0.5" office:value-type="float" office:value="3878980.01272383">
            <text:p>3878980.01272383</text:p>
          </table:table-cell>
          <table:table-cell table:number-matrix-columns-spanned="1" table:number-matrix-rows-spanned="1" table:formula="of:=SUM(([.BN3:.BN32]-[.$GX3:.$GX32])^2)^0.5" office:value-type="float" office:value="1290.80112251347">
            <text:p>1290.8011225135</text:p>
          </table:table-cell>
          <table:table-cell table:number-matrix-columns-spanned="1" table:number-matrix-rows-spanned="1" table:formula="of:=SUM(([.BO3:.BO32]-[.$GY3:.$GY32])^2)^0.5" office:value-type="float" office:value="2">
            <text:p>2</text:p>
          </table:table-cell>
          <table:table-cell table:number-matrix-columns-spanned="1" table:number-matrix-rows-spanned="1" table:formula="of:=SUM(([.BP3:.BP32]-[.$GZ3:.$GZ32])^2)^0.5" office:value-type="float" office:value="5198050.78614753">
            <text:p>5198050.78614753</text:p>
          </table:table-cell>
          <table:table-cell table:number-matrix-columns-spanned="1" table:number-matrix-rows-spanned="1" table:formula="of:=SUM(([.BQ3:.BQ32]-[.$HA3:.$HA32])^2)^0.5" office:value-type="float" office:value="5633631.98216461">
            <text:p>5633631.98216461</text:p>
          </table:table-cell>
          <table:table-cell table:number-matrix-columns-spanned="1" table:number-matrix-rows-spanned="1" table:formula="of:=SUM(([.BR3:.BR32]-[.$HB3:.$HB32])^2)^0.5" office:value-type="float" office:value="3221943.45087185">
            <text:p>3221943.45087185</text:p>
          </table:table-cell>
          <table:table-cell table:number-matrix-columns-spanned="1" table:number-matrix-rows-spanned="1" table:formula="of:=SUM(([.BS3:.BS32]-[.$GX3:.$GX32])^2)^0.5" office:value-type="float" office:value="1918.31423490655">
            <text:p>1918.3142349066</text:p>
          </table:table-cell>
          <table:table-cell table:number-matrix-columns-spanned="1" table:number-matrix-rows-spanned="1" table:formula="of:=SUM(([.BT3:.BT32]-[.$GY3:.$GY32])^2)^0.5" office:value-type="float" office:value="3.16227766016838">
            <text:p>3.1622776602</text:p>
          </table:table-cell>
          <table:table-cell table:number-matrix-columns-spanned="1" table:number-matrix-rows-spanned="1" table:formula="of:=SUM(([.BU3:.BU32]-[.$GZ3:.$GZ32])^2)^0.5" office:value-type="float" office:value="7802465.73700545">
            <text:p>7802465.73700545</text:p>
          </table:table-cell>
          <table:table-cell table:number-matrix-columns-spanned="1" table:number-matrix-rows-spanned="1" table:formula="of:=SUM(([.BV3:.BV32]-[.$HA3:.$HA32])^2)^0.5" office:value-type="float" office:value="7972392.09912464">
            <text:p>7972392.09912464</text:p>
          </table:table-cell>
          <table:table-cell table:number-matrix-columns-spanned="1" table:number-matrix-rows-spanned="1" table:formula="of:=SUM(([.BW3:.BW32]-[.$HB3:.$HB32])^2)^0.5" office:value-type="float" office:value="10347507.4319474">
            <text:p>10347507.4319474</text:p>
          </table:table-cell>
          <table:table-cell table:number-matrix-columns-spanned="1" table:number-matrix-rows-spanned="1" table:formula="of:=SUM(([.BX3:.BX32]-[.$GX3:.$GX32])^2)^0.5" office:value-type="float" office:value="684.325073953268">
            <text:p>684.3250739533</text:p>
          </table:table-cell>
          <table:table-cell table:number-matrix-columns-spanned="1" table:number-matrix-rows-spanned="1" table:formula="of:=SUM(([.BY3:.BY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BZ3:.BZ32]-[.$GZ3:.$GZ32])^2)^0.5" office:value-type="float" office:value="3893221.43693844">
            <text:p>3893221.43693844</text:p>
          </table:table-cell>
          <table:table-cell table:number-matrix-columns-spanned="1" table:number-matrix-rows-spanned="1" table:formula="of:=SUM(([.CA3:.CA32]-[.$HA3:.$HA32])^2)^0.5" office:value-type="float" office:value="6110718.18934035">
            <text:p>6110718.18934035</text:p>
          </table:table-cell>
          <table:table-cell table:number-matrix-columns-spanned="1" table:number-matrix-rows-spanned="1" table:formula="of:=SUM(([.CB3:.CB32]-[.$HB3:.$HB32])^2)^0.5" office:value-type="float" office:value="0">
            <text:p>0</text:p>
          </table:table-cell>
          <table:table-cell table:number-matrix-columns-spanned="1" table:number-matrix-rows-spanned="1" table:formula="of:=SUM(([.CC3:.CC32]-[.$GX3:.$GX32])^2)^0.5" office:value-type="float" office:value="1689.63550895459">
            <text:p>1689.6355089546</text:p>
          </table:table-cell>
          <table:table-cell table:number-matrix-columns-spanned="1" table:number-matrix-rows-spanned="1" table:formula="of:=SUM(([.CD3:.CD32]-[.$GY3:.$GY32])^2)^0.5" office:value-type="float" office:value="2.44948974278318">
            <text:p>2.4494897428</text:p>
          </table:table-cell>
          <table:table-cell table:number-matrix-columns-spanned="1" table:number-matrix-rows-spanned="1" table:formula="of:=SUM(([.CE3:.CE32]-[.$GZ3:.$GZ32])^2)^0.5" office:value-type="float" office:value="5593154.3609154">
            <text:p>5593154.3609154</text:p>
          </table:table-cell>
          <table:table-cell table:number-matrix-columns-spanned="1" table:number-matrix-rows-spanned="1" table:formula="of:=SUM(([.CF3:.CF32]-[.$HA3:.$HA32])^2)^0.5" office:value-type="float" office:value="5723906.43064918">
            <text:p>5723906.43064918</text:p>
          </table:table-cell>
          <table:table-cell table:number-matrix-columns-spanned="1" table:number-matrix-rows-spanned="1" table:formula="of:=SUM(([.CG3:.CG32]-[.$HB3:.$HB32])^2)^0.5" office:value-type="float" office:value="8164647.1696995">
            <text:p>8164647.1696995</text:p>
          </table:table-cell>
          <table:table-cell table:number-matrix-columns-spanned="1" table:number-matrix-rows-spanned="1" table:formula="of:=SUM(([.CH3:.CH32]-[.$GX3:.$GX32])^2)^0.5" office:value-type="float" office:value="881.406723066558">
            <text:p>881.4067230666</text:p>
          </table:table-cell>
          <table:table-cell table:number-matrix-columns-spanned="1" table:number-matrix-rows-spanned="1" table:formula="of:=SUM(([.CI3:.CI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CJ3:.CJ32]-[.$GZ3:.$GZ32])^2)^0.5" office:value-type="float" office:value="4410292.86604643">
            <text:p>4410292.86604643</text:p>
          </table:table-cell>
          <table:table-cell table:number-matrix-columns-spanned="1" table:number-matrix-rows-spanned="1" table:formula="of:=SUM(([.CK3:.CK32]-[.$HA3:.$HA32])^2)^0.5" office:value-type="float" office:value="5556753.13162849">
            <text:p>5556753.13162849</text:p>
          </table:table-cell>
          <table:table-cell table:number-matrix-columns-spanned="1" table:number-matrix-rows-spanned="1" table:formula="of:=SUM(([.CL3:.CL32]-[.$HB3:.$HB32])^2)^0.5" office:value-type="float" office:value="3870355.63540394">
            <text:p>3870355.63540394</text:p>
          </table:table-cell>
          <table:table-cell table:number-matrix-columns-spanned="1" table:number-matrix-rows-spanned="1" table:formula="of:=SUM(([.CM3:.CM32]-[.$GX3:.$GX32])^2)^0.5" office:value-type="float" office:value="2870.36115424333">
            <text:p>2870.3611542433</text:p>
          </table:table-cell>
          <table:table-cell table:number-matrix-columns-spanned="1" table:number-matrix-rows-spanned="1" table:formula="of:=SUM(([.CN3:.CN32]-[.$GY3:.$GY32])^2)^0.5" office:value-type="float" office:value="5">
            <text:p>5</text:p>
          </table:table-cell>
          <table:table-cell table:number-matrix-columns-spanned="1" table:number-matrix-rows-spanned="1" table:formula="of:=SUM(([.CO3:.CO32]-[.$GZ3:.$GZ32])^2)^0.5" office:value-type="float" office:value="5599078.73229186">
            <text:p>5599078.73229186</text:p>
          </table:table-cell>
          <table:table-cell table:number-matrix-columns-spanned="1" table:number-matrix-rows-spanned="1" table:formula="of:=SUM(([.CP3:.CP32]-[.$HA3:.$HA32])^2)^0.5" office:value-type="float" office:value="5985756.71700797">
            <text:p>5985756.71700797</text:p>
          </table:table-cell>
          <table:table-cell table:number-matrix-columns-spanned="1" table:number-matrix-rows-spanned="1" table:formula="of:=SUM(([.CQ3:.CQ32]-[.$HB3:.$HB32])^2)^0.5" office:value-type="float" office:value="7959940.43151618">
            <text:p>7959940.43151618</text:p>
          </table:table-cell>
          <table:table-cell table:number-matrix-columns-spanned="1" table:number-matrix-rows-spanned="1" table:formula="of:=SUM(([.CR3:.CR32]-[.$GX3:.$GX32])^2)^0.5" office:value-type="float" office:value="2374.80252224729">
            <text:p>2374.8025222473</text:p>
          </table:table-cell>
          <table:table-cell table:number-matrix-columns-spanned="1" table:number-matrix-rows-spanned="1" table:formula="of:=SUM(([.CS3:.CS32]-[.$GY3:.$GY32])^2)^0.5" office:value-type="float" office:value="4.12310562561766">
            <text:p>4.1231056256</text:p>
          </table:table-cell>
          <table:table-cell table:number-matrix-columns-spanned="1" table:number-matrix-rows-spanned="1" table:formula="of:=SUM(([.CT3:.CT32]-[.$GZ3:.$GZ32])^2)^0.5" office:value-type="float" office:value="7148640.73898451">
            <text:p>7148640.73898451</text:p>
          </table:table-cell>
          <table:table-cell table:number-matrix-columns-spanned="1" table:number-matrix-rows-spanned="1" table:formula="of:=SUM(([.CU3:.CU32]-[.$HA3:.$HA32])^2)^0.5" office:value-type="float" office:value="7592690.99869723">
            <text:p>7592690.99869723</text:p>
          </table:table-cell>
          <table:table-cell table:number-matrix-columns-spanned="1" table:number-matrix-rows-spanned="1" table:formula="of:=SUM(([.CV3:.CV32]-[.$HB3:.$HB32])^2)^0.5" office:value-type="float" office:value="9889596.49307756">
            <text:p>9889596.49307756</text:p>
          </table:table-cell>
          <table:table-cell table:number-matrix-columns-spanned="1" table:number-matrix-rows-spanned="1" table:formula="of:=SUM(([.CW3:.CW32]-[.$GX3:.$GX32])^2)^0.5" office:value-type="float" office:value="1390.65365642691">
            <text:p>1390.6536564269</text:p>
          </table:table-cell>
          <table:table-cell table:number-matrix-columns-spanned="1" table:number-matrix-rows-spanned="1" table:formula="of:=SUM(([.CX3:.CX32]-[.$GY3:.$GY32])^2)^0.5" office:value-type="float" office:value="2.44948974278318">
            <text:p>2.4494897428</text:p>
          </table:table-cell>
          <table:table-cell table:number-matrix-columns-spanned="1" table:number-matrix-rows-spanned="1" table:formula="of:=SUM(([.CY3:.CY32]-[.$GZ3:.$GZ32])^2)^0.5" office:value-type="float" office:value="5832565.22485518">
            <text:p>5832565.22485518</text:p>
          </table:table-cell>
          <table:table-cell table:number-matrix-columns-spanned="1" table:number-matrix-rows-spanned="1" table:formula="of:=SUM(([.CZ3:.CZ32]-[.$HA3:.$HA32])^2)^0.5" office:value-type="float" office:value="6341757.19857604">
            <text:p>6341757.19857604</text:p>
          </table:table-cell>
          <table:table-cell table:number-matrix-columns-spanned="1" table:number-matrix-rows-spanned="1" table:formula="of:=SUM(([.DA3:.DA32]-[.$HB3:.$HB32])^2)^0.5" office:value-type="float" office:value="3521897.31338522">
            <text:p>3521897.31338522</text:p>
          </table:table-cell>
          <table:table-cell table:number-matrix-columns-spanned="1" table:number-matrix-rows-spanned="1" table:formula="of:=SUM(([.DB3:.DB32]-[.$GX3:.$GX32])^2)^0.5" office:value-type="float" office:value="2790.56381191217">
            <text:p>2790.5638119122</text:p>
          </table:table-cell>
          <table:table-cell table:number-matrix-columns-spanned="1" table:number-matrix-rows-spanned="1" table:formula="of:=SUM(([.DC3:.DC32]-[.$GY3:.$GY32])^2)^0.5" office:value-type="float" office:value="4.79583152331272">
            <text:p>4.7958315233</text:p>
          </table:table-cell>
          <table:table-cell table:style-name="cellWorst" table:number-matrix-columns-spanned="1" table:number-matrix-rows-spanned="1" table:formula="of:=SUM(([.DD3:.DD32]-[.$GZ3:.$GZ32])^2)^0.5" office:value-type="float" office:value="10024969.0842479">
            <text:p>10024969.0842479</text:p>
          </table:table-cell>
          <table:table-cell table:number-matrix-columns-spanned="1" table:number-matrix-rows-spanned="1" table:formula="of:=SUM(([.DE3:.DE32]-[.$HA3:.$HA32])^2)^0.5" office:value-type="float" office:value="9587322.40595845">
            <text:p>9587322.40595845</text:p>
          </table:table-cell>
          <table:table-cell table:number-matrix-columns-spanned="1" table:number-matrix-rows-spanned="1" table:formula="of:=SUM(([.DF3:.DF32]-[.$HB3:.$HB32])^2)^0.5" office:value-type="float" office:value="11320122.2548342">
            <text:p>11320122.2548342</text:p>
          </table:table-cell>
          <table:table-cell table:number-matrix-columns-spanned="1" table:number-matrix-rows-spanned="1" table:formula="of:=SUM(([.DG3:.DG32]-[.$GX3:.$GX32])^2)^0.5" office:value-type="float" office:value="1477.56612862896">
            <text:p>1477.566128629</text:p>
          </table:table-cell>
          <table:table-cell table:number-matrix-columns-spanned="1" table:number-matrix-rows-spanned="1" table:formula="of:=SUM(([.DH3:.DH32]-[.$GY3:.$GY32])^2)^0.5" office:value-type="float" office:value="2.23606797749979">
            <text:p>2.2360679775</text:p>
          </table:table-cell>
          <table:table-cell table:number-matrix-columns-spanned="1" table:number-matrix-rows-spanned="1" table:formula="of:=SUM(([.DI3:.DI32]-[.$GZ3:.$GZ32])^2)^0.5" office:value-type="float" office:value="5911799.47196765">
            <text:p>5911799.47196765</text:p>
          </table:table-cell>
          <table:table-cell table:number-matrix-columns-spanned="1" table:number-matrix-rows-spanned="1" table:formula="of:=SUM(([.DJ3:.DJ32]-[.$HA3:.$HA32])^2)^0.5" office:value-type="float" office:value="6487527.58493611">
            <text:p>6487527.58493611</text:p>
          </table:table-cell>
          <table:table-cell table:number-matrix-columns-spanned="1" table:number-matrix-rows-spanned="1" table:formula="of:=SUM(([.DK3:.DK32]-[.$HB3:.$HB32])^2)^0.5" office:value-type="float" office:value="3659623.13008348">
            <text:p>3659623.13008348</text:p>
          </table:table-cell>
          <table:table-cell table:number-matrix-columns-spanned="1" table:number-matrix-rows-spanned="1" table:formula="of:=SUM(([.DL3:.DL32]-[.$GX3:.$GX32])^2)^0.5" office:value-type="float" office:value="1432.96956393804">
            <text:p>1432.969563938</text:p>
          </table:table-cell>
          <table:table-cell table:number-matrix-columns-spanned="1" table:number-matrix-rows-spanned="1" table:formula="of:=SUM(([.DM3:.DM32]-[.$GY3:.$GY32])^2)^0.5" office:value-type="float" office:value="2.64575131106459">
            <text:p>2.6457513111</text:p>
          </table:table-cell>
          <table:table-cell table:number-matrix-columns-spanned="1" table:number-matrix-rows-spanned="1" table:formula="of:=SUM(([.DN3:.DN32]-[.$GZ3:.$GZ32])^2)^0.5" office:value-type="float" office:value="5707342.3858253">
            <text:p>5707342.3858253</text:p>
          </table:table-cell>
          <table:table-cell table:number-matrix-columns-spanned="1" table:number-matrix-rows-spanned="1" table:formula="of:=SUM(([.DO3:.DO32]-[.$HA3:.$HA32])^2)^0.5" office:value-type="float" office:value="6275222.54773191">
            <text:p>6275222.54773191</text:p>
          </table:table-cell>
          <table:table-cell table:number-matrix-columns-spanned="1" table:number-matrix-rows-spanned="1" table:formula="of:=SUM(([.DP3:.DP32]-[.$HB3:.$HB32])^2)^0.5" office:value-type="float" office:value="2113973.3984393">
            <text:p>2113973.3984393</text:p>
          </table:table-cell>
          <table:table-cell table:number-matrix-columns-spanned="1" table:number-matrix-rows-spanned="1" table:formula="of:=SUM(([.DQ3:.DQ32]-[.$GX3:.$GX32])^2)^0.5" office:value-type="float" office:value="1302.51196920007">
            <text:p>1302.5119692001</text:p>
          </table:table-cell>
          <table:table-cell table:number-matrix-columns-spanned="1" table:number-matrix-rows-spanned="1" table:formula="of:=SUM(([.DR3:.DR32]-[.$GY3:.$GY32])^2)^0.5" office:value-type="float" office:value="2">
            <text:p>2</text:p>
          </table:table-cell>
          <table:table-cell table:number-matrix-columns-spanned="1" table:number-matrix-rows-spanned="1" table:formula="of:=SUM(([.DS3:.DS32]-[.$GZ3:.$GZ32])^2)^0.5" office:value-type="float" office:value="5628142.43330844">
            <text:p>5628142.43330844</text:p>
          </table:table-cell>
          <table:table-cell table:number-matrix-columns-spanned="1" table:number-matrix-rows-spanned="1" table:formula="of:=SUM(([.DT3:.DT32]-[.$HA3:.$HA32])^2)^0.5" office:value-type="float" office:value="6210158.79741203">
            <text:p>6210158.79741203</text:p>
          </table:table-cell>
          <table:table-cell table:number-matrix-columns-spanned="1" table:number-matrix-rows-spanned="1" table:formula="of:=SUM(([.DU3:.DU32]-[.$HB3:.$HB32])^2)^0.5" office:value-type="float" office:value="2314349.63783025">
            <text:p>2314349.63783025</text:p>
          </table:table-cell>
          <table:table-cell table:number-matrix-columns-spanned="1" table:number-matrix-rows-spanned="1" table:formula="of:=SUM(([.DV3:.DV32]-[.$GX3:.$GX32])^2)^0.5" office:value-type="float" office:value="557.597364450425">
            <text:p>557.5973644504</text:p>
          </table:table-cell>
          <table:table-cell table:style-name="cellBest" table:number-matrix-columns-spanned="1" table:number-matrix-rows-spanned="1" table:formula="of:=SUM(([.DW3:.DW32]-[.$GY3:.$GY32])^2)^0.5" office:value-type="float" office:value="1">
            <text:p>1</text:p>
          </table:table-cell>
          <table:table-cell table:number-matrix-columns-spanned="1" table:number-matrix-rows-spanned="1" table:formula="of:=SUM(([.DX3:.DX32]-[.$GZ3:.$GZ32])^2)^0.5" office:value-type="float" office:value="3724611.50435586">
            <text:p>3724611.50435586</text:p>
          </table:table-cell>
          <table:table-cell table:style-name="cellBest" table:number-matrix-columns-spanned="1" table:number-matrix-rows-spanned="1" table:formula="of:=SUM(([.DY3:.DY32]-[.$HA3:.$HA32])^2)^0.5" office:value-type="float" office:value="4794128.0680544">
            <text:p>4794128.0680544</text:p>
          </table:table-cell>
          <table:table-cell table:number-matrix-columns-spanned="1" table:number-matrix-rows-spanned="1" table:formula="of:=SUM(([.DZ3:.DZ32]-[.$HB3:.$HB32])^2)^0.5" office:value-type="float" office:value="7632401.29965845">
            <text:p>7632401.29965845</text:p>
          </table:table-cell>
          <table:table-cell table:number-matrix-columns-spanned="1" table:number-matrix-rows-spanned="1" table:formula="of:=SUM(([.EA3:.EA32]-[.$GX3:.$GX32])^2)^0.5" office:value-type="float" office:value="669.53257708062">
            <text:p>669.5325770806</text:p>
          </table:table-cell>
          <table:table-cell table:number-matrix-columns-spanned="1" table:number-matrix-rows-spanned="1" table:formula="of:=SUM(([.EB3:.EB32]-[.$GY3:.$GY32])^2)^0.5" office:value-type="float" office:value="1.4142135623731">
            <text:p>1.4142135624</text:p>
          </table:table-cell>
          <table:table-cell table:style-name="cellBest" table:number-matrix-columns-spanned="1" table:number-matrix-rows-spanned="1" table:formula="of:=SUM(([.EC3:.EC32]-[.$GZ3:.$GZ32])^2)^0.5" office:value-type="float" office:value="3499108.31003329">
            <text:p>3499108.31003329</text:p>
          </table:table-cell>
          <table:table-cell table:number-matrix-columns-spanned="1" table:number-matrix-rows-spanned="1" table:formula="of:=SUM(([.ED3:.ED32]-[.$HA3:.$HA32])^2)^0.5" office:value-type="float" office:value="4811576.21395339">
            <text:p>4811576.21395339</text:p>
          </table:table-cell>
          <table:table-cell table:number-matrix-columns-spanned="1" table:number-matrix-rows-spanned="1" table:formula="of:=SUM(([.EE3:.EE32]-[.$HB3:.$HB32])^2)^0.5" office:value-type="float" office:value="8362006.74469275">
            <text:p>8362006.74469275</text:p>
          </table:table-cell>
          <table:table-cell table:number-matrix-columns-spanned="1" table:number-matrix-rows-spanned="1" table:formula="of:=SUM(([.EF3:.EF32]-[.$GX3:.$GX32])^2)^0.5" office:value-type="float" office:value="578.48828703856">
            <text:p>578.4882870386</text:p>
          </table:table-cell>
          <table:table-cell table:number-matrix-columns-spanned="1" table:number-matrix-rows-spanned="1" table:formula="of:=SUM(([.EG3:.EG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EH3:.EH32]-[.$GZ3:.$GZ32])^2)^0.5" office:value-type="float" office:value="4352993.08734163">
            <text:p>4352993.08734163</text:p>
          </table:table-cell>
          <table:table-cell table:number-matrix-columns-spanned="1" table:number-matrix-rows-spanned="1" table:formula="of:=SUM(([.EI3:.EI32]-[.$HA3:.$HA32])^2)^0.5" office:value-type="float" office:value="6124738.84035679">
            <text:p>6124738.84035679</text:p>
          </table:table-cell>
          <table:table-cell table:number-matrix-columns-spanned="1" table:number-matrix-rows-spanned="1" table:formula="of:=SUM(([.EJ3:.EJ32]-[.$HB3:.$HB32])^2)^0.5" office:value-type="float" office:value="9901180.72897783">
            <text:p>9901180.72897783</text:p>
          </table:table-cell>
          <table:table-cell table:style-name="cellBest" table:number-matrix-columns-spanned="1" table:number-matrix-rows-spanned="1" table:formula="of:=SUM(([.EK3:.EK32]-[.$GX3:.$GX32])^2)^0.5" office:value-type="float" office:value="542.463499291326">
            <text:p>542.4634992913</text:p>
          </table:table-cell>
          <table:table-cell table:number-matrix-columns-spanned="1" table:number-matrix-rows-spanned="1" table:formula="of:=SUM(([.EL3:.EL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EM3:.EM32]-[.$GZ3:.$GZ32])^2)^0.5" office:value-type="float" office:value="4129683.0323411">
            <text:p>4129683.0323411</text:p>
          </table:table-cell>
          <table:table-cell table:number-matrix-columns-spanned="1" table:number-matrix-rows-spanned="1" table:formula="of:=SUM(([.EN3:.EN32]-[.$HA3:.$HA32])^2)^0.5" office:value-type="float" office:value="5784766.52665672">
            <text:p>5784766.52665672</text:p>
          </table:table-cell>
          <table:table-cell table:number-matrix-columns-spanned="1" table:number-matrix-rows-spanned="1" table:formula="of:=SUM(([.EO3:.EO32]-[.$HB3:.$HB32])^2)^0.5" office:value-type="float" office:value="9634317.09935738">
            <text:p>9634317.09935738</text:p>
          </table:table-cell>
          <table:table-cell table:number-matrix-columns-spanned="1" table:number-matrix-rows-spanned="1" table:formula="of:=SUM(([.EP3:.EP32]-[.$GX3:.$GX32])^2)^0.5" office:value-type="float" office:value="1446.38742625602">
            <text:p>1446.387426256</text:p>
          </table:table-cell>
          <table:table-cell table:number-matrix-columns-spanned="1" table:number-matrix-rows-spanned="1" table:formula="of:=SUM(([.EQ3:.EQ32]-[.$GY3:.$GY32])^2)^0.5" office:value-type="float" office:value="2.23606797749979">
            <text:p>2.2360679775</text:p>
          </table:table-cell>
          <table:table-cell table:number-matrix-columns-spanned="1" table:number-matrix-rows-spanned="1" table:formula="of:=SUM(([.ER3:.ER32]-[.$GZ3:.$GZ32])^2)^0.5" office:value-type="float" office:value="5935309.00603574">
            <text:p>5935309.00603574</text:p>
          </table:table-cell>
          <table:table-cell table:number-matrix-columns-spanned="1" table:number-matrix-rows-spanned="1" table:formula="of:=SUM(([.ES3:.ES32]-[.$HA3:.$HA32])^2)^0.5" office:value-type="float" office:value="7364871.86919501">
            <text:p>7364871.86919501</text:p>
          </table:table-cell>
          <table:table-cell table:number-matrix-columns-spanned="1" table:number-matrix-rows-spanned="1" table:formula="of:=SUM(([.ET3:.ET32]-[.$HB3:.$HB32])^2)^0.5" office:value-type="float" office:value="2149722.95211895">
            <text:p>2149722.95211895</text:p>
          </table:table-cell>
          <table:table-cell table:number-matrix-columns-spanned="1" table:number-matrix-rows-spanned="1" table:formula="of:=SUM(([.EU3:.EU32]-[.$GX3:.$GX32])^2)^0.5" office:value-type="float" office:value="1160.52223049338">
            <text:p>1160.5222304934</text:p>
          </table:table-cell>
          <table:table-cell table:number-matrix-columns-spanned="1" table:number-matrix-rows-spanned="1" table:formula="of:=SUM(([.EV3:.EV32]-[.$GY3:.$GY32])^2)^0.5" office:value-type="float" office:value="1.73205080756888">
            <text:p>1.7320508076</text:p>
          </table:table-cell>
          <table:table-cell table:number-matrix-columns-spanned="1" table:number-matrix-rows-spanned="1" table:formula="of:=SUM(([.EW3:.EW32]-[.$GZ3:.$GZ32])^2)^0.5" office:value-type="float" office:value="5381203.95251295">
            <text:p>5381203.95251295</text:p>
          </table:table-cell>
          <table:table-cell table:number-matrix-columns-spanned="1" table:number-matrix-rows-spanned="1" table:formula="of:=SUM(([.EX3:.EX32]-[.$HA3:.$HA32])^2)^0.5" office:value-type="float" office:value="6344964.0490184">
            <text:p>6344964.0490184</text:p>
          </table:table-cell>
          <table:table-cell table:number-matrix-columns-spanned="1" table:number-matrix-rows-spanned="1" table:formula="of:=SUM(([.EY3:.EY32]-[.$HB3:.$HB32])^2)^0.5" office:value-type="float" office:value="2035228.36285268">
            <text:p>2035228.36285268</text:p>
          </table:table-cell>
          <table:table-cell table:number-matrix-columns-spanned="1" table:number-matrix-rows-spanned="1" table:formula="of:=SUM(([.EZ3:.EZ32]-[.$GX3:.$GX32])^2)^0.5" office:value-type="float" office:value="1278.74289748738">
            <text:p>1278.7428974874</text:p>
          </table:table-cell>
          <table:table-cell table:number-matrix-columns-spanned="1" table:number-matrix-rows-spanned="1" table:formula="of:=SUM(([.FA3:.FA32]-[.$GY3:.$GY32])^2)^0.5" office:value-type="float" office:value="2">
            <text:p>2</text:p>
          </table:table-cell>
          <table:table-cell table:number-matrix-columns-spanned="1" table:number-matrix-rows-spanned="1" table:formula="of:=SUM(([.FB3:.FB32]-[.$GZ3:.$GZ32])^2)^0.5" office:value-type="float" office:value="5092364.73571699">
            <text:p>5092364.73571699</text:p>
          </table:table-cell>
          <table:table-cell table:number-matrix-columns-spanned="1" table:number-matrix-rows-spanned="1" table:formula="of:=SUM(([.FC3:.FC32]-[.$HA3:.$HA32])^2)^0.5" office:value-type="float" office:value="6124770.1855028">
            <text:p>6124770.1855028</text:p>
          </table:table-cell>
          <table:table-cell table:number-matrix-columns-spanned="1" table:number-matrix-rows-spanned="1" table:formula="of:=SUM(([.FD3:.FD32]-[.$HB3:.$HB32])^2)^0.5" office:value-type="float" office:value="2009723.46243706">
            <text:p>2009723.46243706</text:p>
          </table:table-cell>
          <table:table-cell table:number-matrix-columns-spanned="1" table:number-matrix-rows-spanned="1" table:formula="of:=SUM(([.FE3:.FE32]-[.$GX3:.$GX32])^2)^0.5" office:value-type="float" office:value="1305.99496304374">
            <text:p>1305.9949630438</text:p>
          </table:table-cell>
          <table:table-cell table:number-matrix-columns-spanned="1" table:number-matrix-rows-spanned="1" table:formula="of:=SUM(([.FF3:.FF32]-[.$GY3:.$GY32])^2)^0.5" office:value-type="float" office:value="2">
            <text:p>2</text:p>
          </table:table-cell>
          <table:table-cell table:number-matrix-columns-spanned="1" table:number-matrix-rows-spanned="1" table:formula="of:=SUM(([.FG3:.FG32]-[.$GZ3:.$GZ32])^2)^0.5" office:value-type="float" office:value="5774803.70524973">
            <text:p>5774803.70524973</text:p>
          </table:table-cell>
          <table:table-cell table:number-matrix-columns-spanned="1" table:number-matrix-rows-spanned="1" table:formula="of:=SUM(([.FH3:.FH32]-[.$HA3:.$HA32])^2)^0.5" office:value-type="float" office:value="7159231.33036124">
            <text:p>7159231.33036124</text:p>
          </table:table-cell>
          <table:table-cell table:number-matrix-columns-spanned="1" table:number-matrix-rows-spanned="1" table:formula="of:=SUM(([.FI3:.FI32]-[.$HB3:.$HB32])^2)^0.5" office:value-type="float" office:value="2207928.86201164">
            <text:p>2207928.86201164</text:p>
          </table:table-cell>
          <table:table-cell table:number-matrix-columns-spanned="1" table:number-matrix-rows-spanned="1" table:formula="of:=SUM(([.FJ3:.FJ32]-[.$GX3:.$GX32])^2)^0.5" office:value-type="float" office:value="577.452370651724">
            <text:p>577.4523706517</text:p>
          </table:table-cell>
          <table:table-cell table:number-matrix-columns-spanned="1" table:number-matrix-rows-spanned="1" table:formula="of:=SUM(([.FK3:.FK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FL3:.FL32]-[.$GZ3:.$GZ32])^2)^0.5" office:value-type="float" office:value="4134521.24587962">
            <text:p>4134521.24587962</text:p>
          </table:table-cell>
          <table:table-cell table:number-matrix-columns-spanned="1" table:number-matrix-rows-spanned="1" table:formula="of:=SUM(([.FM3:.FM32]-[.$HA3:.$HA32])^2)^0.5" office:value-type="float" office:value="6153125.44026278">
            <text:p>6153125.44026278</text:p>
          </table:table-cell>
          <table:table-cell table:number-matrix-columns-spanned="1" table:number-matrix-rows-spanned="1" table:formula="of:=SUM(([.FN3:.FN32]-[.$HB3:.$HB32])^2)^0.5" office:value-type="float" office:value="9945637.92995407">
            <text:p>9945637.92995407</text:p>
          </table:table-cell>
          <table:table-cell table:number-matrix-columns-spanned="1" table:number-matrix-rows-spanned="1" table:formula="of:=SUM(([.FO3:.FO32]-[.$GX3:.$GX32])^2)^0.5" office:value-type="float" office:value="1716.74043391664">
            <text:p>1716.7404339167</text:p>
          </table:table-cell>
          <table:table-cell table:number-matrix-columns-spanned="1" table:number-matrix-rows-spanned="1" table:formula="of:=SUM(([.FP3:.FP32]-[.$GY3:.$GY32])^2)^0.5" office:value-type="float" office:value="3">
            <text:p>3</text:p>
          </table:table-cell>
          <table:table-cell table:number-matrix-columns-spanned="1" table:number-matrix-rows-spanned="1" table:formula="of:=SUM(([.FQ3:.FQ32]-[.$GZ3:.$GZ32])^2)^0.5" office:value-type="float" office:value="6226080.20164758">
            <text:p>6226080.20164758</text:p>
          </table:table-cell>
          <table:table-cell table:number-matrix-columns-spanned="1" table:number-matrix-rows-spanned="1" table:formula="of:=SUM(([.FR3:.FR32]-[.$HA3:.$HA32])^2)^0.5" office:value-type="float" office:value="6749349.55161162">
            <text:p>6749349.55161162</text:p>
          </table:table-cell>
          <table:table-cell table:number-matrix-columns-spanned="1" table:number-matrix-rows-spanned="1" table:formula="of:=SUM(([.FS3:.FS32]-[.$HB3:.$HB32])^2)^0.5" office:value-type="float" office:value="0">
            <text:p>0</text:p>
          </table:table-cell>
          <table:table-cell table:number-matrix-columns-spanned="1" table:number-matrix-rows-spanned="1" table:formula="of:=SUM(([.FT3:.FT32]-[.$GX3:.$GX32])^2)^0.5" office:value-type="float" office:value="954.160687373407">
            <text:p>954.1606873734</text:p>
          </table:table-cell>
          <table:table-cell table:number-matrix-columns-spanned="1" table:number-matrix-rows-spanned="1" table:formula="of:=SUM(([.FU3:.FU32]-[.$GY3:.$GY32])^2)^0.5" office:value-type="float" office:value="2">
            <text:p>2</text:p>
          </table:table-cell>
          <table:table-cell table:number-matrix-columns-spanned="1" table:number-matrix-rows-spanned="1" table:formula="of:=SUM(([.FV3:.FV32]-[.$GZ3:.$GZ32])^2)^0.5" office:value-type="float" office:value="4898354.39803236">
            <text:p>4898354.39803236</text:p>
          </table:table-cell>
          <table:table-cell table:number-matrix-columns-spanned="1" table:number-matrix-rows-spanned="1" table:formula="of:=SUM(([.FW3:.FW32]-[.$HA3:.$HA32])^2)^0.5" office:value-type="float" office:value="6814838.10090387">
            <text:p>6814838.10090387</text:p>
          </table:table-cell>
          <table:table-cell table:number-matrix-columns-spanned="1" table:number-matrix-rows-spanned="1" table:formula="of:=SUM(([.FX3:.FX32]-[.$HB3:.$HB32])^2)^0.5" office:value-type="float" office:value="10237762.0650214">
            <text:p>10237762.0650214</text:p>
          </table:table-cell>
          <table:table-cell table:number-matrix-columns-spanned="1" table:number-matrix-rows-spanned="1" table:formula="of:=SUM(([.FY3:.FY32]-[.$GX3:.$GX32])^2)^0.5" office:value-type="float" office:value="1586.3894397184">
            <text:p>1586.3894397184</text:p>
          </table:table-cell>
          <table:table-cell table:number-matrix-columns-spanned="1" table:number-matrix-rows-spanned="1" table:formula="of:=SUM(([.FZ3:.FZ32]-[.$GY3:.$GY32])^2)^0.5" office:value-type="float" office:value="2.44948974278318">
            <text:p>2.4494897428</text:p>
          </table:table-cell>
          <table:table-cell table:number-matrix-columns-spanned="1" table:number-matrix-rows-spanned="1" table:formula="of:=SUM(([.GA3:.GA32]-[.$GZ3:.$GZ32])^2)^0.5" office:value-type="float" office:value="6454906.66799916">
            <text:p>6454906.66799916</text:p>
          </table:table-cell>
          <table:table-cell table:number-matrix-columns-spanned="1" table:number-matrix-rows-spanned="1" table:formula="of:=SUM(([.GB3:.GB32]-[.$HA3:.$HA32])^2)^0.5" office:value-type="float" office:value="11018236.7114432">
            <text:p>11018236.7114432</text:p>
          </table:table-cell>
          <table:table-cell table:number-matrix-columns-spanned="1" table:number-matrix-rows-spanned="1" table:formula="of:=SUM(([.GC3:.GC32]-[.$HB3:.$HB32])^2)^0.5" office:value-type="float" office:value="2835998.32668181">
            <text:p>2835998.32668181</text:p>
          </table:table-cell>
          <table:table-cell table:number-matrix-columns-spanned="1" table:number-matrix-rows-spanned="1" table:formula="of:=SUM(([.GD3:.GD32]-[.$GX3:.$GX32])^2)^0.5" office:value-type="float" office:value="2870.36115424333">
            <text:p>2870.3611542433</text:p>
          </table:table-cell>
          <table:table-cell table:number-matrix-columns-spanned="1" table:number-matrix-rows-spanned="1" table:formula="of:=SUM(([.GE3:.GE32]-[.$GY3:.$GY32])^2)^0.5" office:value-type="float" office:value="5">
            <text:p>5</text:p>
          </table:table-cell>
          <table:table-cell table:number-matrix-columns-spanned="1" table:number-matrix-rows-spanned="1" table:formula="of:=SUM(([.GF3:.GF32]-[.$GZ3:.$GZ32])^2)^0.5" office:value-type="float" office:value="5313452.24596175">
            <text:p>5313452.24596175</text:p>
          </table:table-cell>
          <table:table-cell table:style-name="cellWorst" table:number-matrix-columns-spanned="1" table:number-matrix-rows-spanned="1" table:formula="of:=SUM(([.GG3:.GG32]-[.$HA3:.$HA32])^2)^0.5" office:value-type="float" office:value="13891516.8514357">
            <text:p>13891516.8514357</text:p>
          </table:table-cell>
          <table:table-cell table:number-matrix-columns-spanned="1" table:number-matrix-rows-spanned="1" table:formula="of:=SUM(([.GH3:.GH32]-[.$HB3:.$HB32])^2)^0.5" office:value-type="float" office:value="15819574.5556812">
            <text:p>15819574.5556812</text:p>
          </table:table-cell>
          <table:table-cell table:number-matrix-columns-spanned="1" table:number-matrix-rows-spanned="1" table:formula="of:=SUM(([.GI3:.GI32]-[.$GX3:.$GX32])^2)^0.5" office:value-type="float" office:value="735.619441482616">
            <text:p>735.6194414826</text:p>
          </table:table-cell>
          <table:table-cell table:number-matrix-columns-spanned="1" table:number-matrix-rows-spanned="1" table:formula="of:=SUM(([.GJ3:.GJ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GK3:.GK32]-[.$GZ3:.$GZ32])^2)^0.5" office:value-type="float" office:value="4021318.65105316">
            <text:p>4021318.65105316</text:p>
          </table:table-cell>
          <table:table-cell table:number-matrix-columns-spanned="1" table:number-matrix-rows-spanned="1" table:formula="of:=SUM(([.GL3:.GL32]-[.$HA3:.$HA32])^2)^0.5" office:value-type="float" office:value="5574348.67016749">
            <text:p>5574348.67016749</text:p>
          </table:table-cell>
          <table:table-cell table:number-matrix-columns-spanned="1" table:number-matrix-rows-spanned="1" table:formula="of:=SUM(([.GM3:.GM32]-[.$HB3:.$HB32])^2)^0.5" office:value-type="float" office:value="9160177.85509097">
            <text:p>9160177.85509097</text:p>
          </table:table-cell>
          <table:table-cell table:number-matrix-columns-spanned="1" table:number-matrix-rows-spanned="1" table:formula="of:=SUM(([.GN3:.GN32]-[.$GX3:.$GX32])^2)^0.5" office:value-type="float" office:value="1345.76730381596">
            <text:p>1345.767303816</text:p>
          </table:table-cell>
          <table:table-cell table:number-matrix-columns-spanned="1" table:number-matrix-rows-spanned="1" table:formula="of:=SUM(([.GO3:.GO32]-[.$GY3:.$GY32])^2)^0.5" office:value-type="float" office:value="2.23606797749979">
            <text:p>2.2360679775</text:p>
          </table:table-cell>
          <table:table-cell table:number-matrix-columns-spanned="1" table:number-matrix-rows-spanned="1" table:formula="of:=SUM(([.GP3:.GP32]-[.$GZ3:.$GZ32])^2)^0.5" office:value-type="float" office:value="5821849.72053822">
            <text:p>5821849.72053822</text:p>
          </table:table-cell>
          <table:table-cell table:number-matrix-columns-spanned="1" table:number-matrix-rows-spanned="1" table:formula="of:=SUM(([.GQ3:.GQ32]-[.$HA3:.$HA32])^2)^0.5" office:value-type="float" office:value="6371635.03621504">
            <text:p>6371635.03621504</text:p>
          </table:table-cell>
          <table:table-cell table:number-matrix-columns-spanned="1" table:number-matrix-rows-spanned="1" table:formula="of:=SUM(([.GR3:.GR32]-[.$HB3:.$HB32])^2)^0.5" office:value-type="float" office:value="2069021.10192139">
            <text:p>2069021.10192139</text:p>
          </table:table-cell>
          <table:table-cell table:number-matrix-columns-spanned="1" table:number-matrix-rows-spanned="1" table:formula="of:=SUM(([.GS3:.GS32]-[.$GX3:.$GX32])^2)^0.5" office:value-type="float" office:value="2817.59476959202">
            <text:p>2817.594769592</text:p>
          </table:table-cell>
          <table:table-cell table:number-matrix-columns-spanned="1" table:number-matrix-rows-spanned="1" table:formula="of:=SUM(([.GT3:.GT32]-[.$GY3:.$GY32])^2)^0.5" office:value-type="float" office:value="4.89897948556636">
            <text:p>4.8989794856</text:p>
          </table:table-cell>
          <table:table-cell table:number-matrix-columns-spanned="1" table:number-matrix-rows-spanned="1" table:formula="of:=SUM(([.GU3:.GU32]-[.$GZ3:.$GZ32])^2)^0.5" office:value-type="float" office:value="8336924.39148587">
            <text:p>8336924.39148587</text:p>
          </table:table-cell>
          <table:table-cell table:number-matrix-columns-spanned="1" table:number-matrix-rows-spanned="1" table:formula="of:=SUM(([.GV3:.GV32]-[.$HA3:.$HA32])^2)^0.5" office:value-type="float" office:value="8218548.57666778">
            <text:p>8218548.57666778</text:p>
          </table:table-cell>
          <table:table-cell table:number-matrix-columns-spanned="1" table:number-matrix-rows-spanned="1" table:formula="of:=SUM(([.GW3:.GW32]-[.$HB3:.$HB32])^2)^0.5" office:value-type="float" office:value="9843278.56062095">
            <text:p>9843278.56062095</text:p>
          </table:table-cell>
          <table:table-cell table:number-columns-repeated="15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GX3:.$GX32])" office:value-type="float" office:value="5">
            <text:p>5</text:p>
          </table:table-cell>
          <table:table-cell table:number-matrix-columns-spanned="1" table:number-matrix-rows-spanned="1" table:formula="of:=SUM([.C3:.C32]=[.$GY3:.$GY32])" office:value-type="float" office:value="25">
            <text:p>25</text:p>
          </table:table-cell>
          <table:table-cell table:number-matrix-columns-spanned="1" table:number-matrix-rows-spanned="1" table:formula="of:=SUM([.D3:.D32]=[.$GZ3:.$GZ32])" office:value-type="float" office:value="0">
            <text:p>0</text:p>
          </table:table-cell>
          <table:table-cell table:number-matrix-columns-spanned="1" table:number-matrix-rows-spanned="1" table:formula="of:=SUM([.E3:.E32]=[.$HA3:.$HA32])" office:value-type="float" office:value="0">
            <text:p>0</text:p>
          </table:table-cell>
          <table:table-cell table:number-matrix-columns-spanned="1" table:number-matrix-rows-spanned="1" table:formula="of:=SUM([.F3:.F32]=[.$GX3:.$GX32])" office:value-type="float" office:value="5">
            <text:p>5</text:p>
          </table:table-cell>
          <table:table-cell table:number-matrix-columns-spanned="1" table:number-matrix-rows-spanned="1" table:formula="of:=SUM([.G3:.G32]=[.$GY3:.$GY32])" office:value-type="float" office:value="24">
            <text:p>24</text:p>
          </table:table-cell>
          <table:table-cell table:number-matrix-columns-spanned="1" table:number-matrix-rows-spanned="1" table:formula="of:=SUM([.H3:.H32]=[.$GZ3:.$GZ32])" office:value-type="float" office:value="0">
            <text:p>0</text:p>
          </table:table-cell>
          <table:table-cell table:number-matrix-columns-spanned="1" table:number-matrix-rows-spanned="1" table:formula="of:=SUM([.I3:.I32]=[.$HA3:.$HA32])" office:value-type="float" office:value="0">
            <text:p>0</text:p>
          </table:table-cell>
          <table:table-cell table:number-matrix-columns-spanned="1" table:number-matrix-rows-spanned="1" table:formula="of:=SUM([.J3:.J32]=[.$HB3:.$HB32])" office:value-type="float" office:value="30">
            <text:p>30</text:p>
          </table:table-cell>
          <table:table-cell table:number-matrix-columns-spanned="1" table:number-matrix-rows-spanned="1" table:formula="of:=SUM([.K3:.K32]=[.$GX3:.$GX32])" office:value-type="float" office:value="5">
            <text:p>5</text:p>
          </table:table-cell>
          <table:table-cell table:number-matrix-columns-spanned="1" table:number-matrix-rows-spanned="1" table:formula="of:=SUM([.L3:.L32]=[.$GY3:.$GY32])" office:value-type="float" office:value="25">
            <text:p>25</text:p>
          </table:table-cell>
          <table:table-cell table:number-matrix-columns-spanned="1" table:number-matrix-rows-spanned="1" table:formula="of:=SUM([.M3:.M32]=[.$GZ3:.$GZ32])" office:value-type="float" office:value="0">
            <text:p>0</text:p>
          </table:table-cell>
          <table:table-cell table:number-matrix-columns-spanned="1" table:number-matrix-rows-spanned="1" table:formula="of:=SUM([.N3:.N32]=[.$HA3:.$HA32])" office:value-type="float" office:value="0">
            <text:p>0</text:p>
          </table:table-cell>
          <table:table-cell table:number-matrix-columns-spanned="1" table:number-matrix-rows-spanned="1" table:formula="of:=SUM([.O3:.O32]=[.$HB3:.$HB32])" office:value-type="float" office:value="30">
            <text:p>30</text:p>
          </table:table-cell>
          <table:table-cell table:number-matrix-columns-spanned="1" table:number-matrix-rows-spanned="1" table:formula="of:=SUM([.P3:.P32]=[.$GX3:.$GX32])" office:value-type="float" office:value="5">
            <text:p>5</text:p>
          </table:table-cell>
          <table:table-cell table:number-matrix-columns-spanned="1" table:number-matrix-rows-spanned="1" table:formula="of:=SUM([.Q3:.Q32]=[.$GY3:.$GY32])" office:value-type="float" office:value="25">
            <text:p>25</text:p>
          </table:table-cell>
          <table:table-cell table:number-matrix-columns-spanned="1" table:number-matrix-rows-spanned="1" table:formula="of:=SUM([.R3:.R32]=[.$GZ3:.$GZ32])" office:value-type="float" office:value="0">
            <text:p>0</text:p>
          </table:table-cell>
          <table:table-cell table:number-matrix-columns-spanned="1" table:number-matrix-rows-spanned="1" table:formula="of:=SUM([.S3:.S32]=[.$HA3:.$HA32])" office:value-type="float" office:value="0">
            <text:p>0</text:p>
          </table:table-cell>
          <table:table-cell table:number-matrix-columns-spanned="1" table:number-matrix-rows-spanned="1" table:formula="of:=SUM([.T3:.T32]=[.$HB3:.$HB32])" office:value-type="float" office:value="0">
            <text:p>0</text:p>
          </table:table-cell>
          <table:table-cell table:number-matrix-columns-spanned="1" table:number-matrix-rows-spanned="1" table:formula="of:=SUM([.U3:.U32]=[.$GX3:.$GX32])" office:value-type="float" office:value="5">
            <text:p>5</text:p>
          </table:table-cell>
          <table:table-cell table:number-matrix-columns-spanned="1" table:number-matrix-rows-spanned="1" table:formula="of:=SUM([.V3:.V32]=[.$GY3:.$GY32])" office:value-type="float" office:value="24">
            <text:p>24</text:p>
          </table:table-cell>
          <table:table-cell table:number-matrix-columns-spanned="1" table:number-matrix-rows-spanned="1" table:formula="of:=SUM([.W3:.W32]=[.$GZ3:.$GZ32])" office:value-type="float" office:value="0">
            <text:p>0</text:p>
          </table:table-cell>
          <table:table-cell table:number-matrix-columns-spanned="1" table:number-matrix-rows-spanned="1" table:formula="of:=SUM([.X3:.X32]=[.$HA3:.$HA32])" office:value-type="float" office:value="0">
            <text:p>0</text:p>
          </table:table-cell>
          <table:table-cell table:number-matrix-columns-spanned="1" table:number-matrix-rows-spanned="1" table:formula="of:=SUM([.Y3:.Y32]=[.$HB3:.$HB32])" office:value-type="float" office:value="0">
            <text:p>0</text:p>
          </table:table-cell>
          <table:table-cell table:number-matrix-columns-spanned="1" table:number-matrix-rows-spanned="1" table:formula="of:=SUM([.Z3:.Z32]=[.$GX3:.$GX32])" office:value-type="float" office:value="6">
            <text:p>6</text:p>
          </table:table-cell>
          <table:table-cell table:number-matrix-columns-spanned="1" table:number-matrix-rows-spanned="1" table:formula="of:=SUM([.AA3:.AA32]=[.$GY3:.$GY32])" office:value-type="float" office:value="26">
            <text:p>26</text:p>
          </table:table-cell>
          <table:table-cell table:number-matrix-columns-spanned="1" table:number-matrix-rows-spanned="1" table:formula="of:=SUM([.AB3:.AB32]=[.$GZ3:.$GZ32])" office:value-type="float" office:value="1">
            <text:p>1</text:p>
          </table:table-cell>
          <table:table-cell table:number-matrix-columns-spanned="1" table:number-matrix-rows-spanned="1" table:formula="of:=SUM([.AC3:.AC32]=[.$HA3:.$HA32])" office:value-type="float" office:value="1">
            <text:p>1</text:p>
          </table:table-cell>
          <table:table-cell table:number-matrix-columns-spanned="1" table:number-matrix-rows-spanned="1" table:formula="of:=SUM([.AD3:.AD32]=[.$HB3:.$HB32])" office:value-type="float" office:value="0">
            <text:p>0</text:p>
          </table:table-cell>
          <table:table-cell table:number-matrix-columns-spanned="1" table:number-matrix-rows-spanned="1" table:formula="of:=SUM([.AE3:.AE32]=[.$GX3:.$GX32])" office:value-type="float" office:value="5">
            <text:p>5</text:p>
          </table:table-cell>
          <table:table-cell table:number-matrix-columns-spanned="1" table:number-matrix-rows-spanned="1" table:formula="of:=SUM([.AF3:.AF32]=[.$GY3:.$GY32])" office:value-type="float" office:value="24">
            <text:p>24</text:p>
          </table:table-cell>
          <table:table-cell table:number-matrix-columns-spanned="1" table:number-matrix-rows-spanned="1" table:formula="of:=SUM([.AG3:.AG32]=[.$GZ3:.$GZ32])" office:value-type="float" office:value="0">
            <text:p>0</text:p>
          </table:table-cell>
          <table:table-cell table:number-matrix-columns-spanned="1" table:number-matrix-rows-spanned="1" table:formula="of:=SUM([.AH3:.AH32]=[.$HA3:.$HA32])" office:value-type="float" office:value="0">
            <text:p>0</text:p>
          </table:table-cell>
          <table:table-cell table:number-matrix-columns-spanned="1" table:number-matrix-rows-spanned="1" table:formula="of:=SUM([.AI3:.AI32]=[.$HB3:.$HB32])" office:value-type="float" office:value="0">
            <text:p>0</text:p>
          </table:table-cell>
          <table:table-cell table:number-matrix-columns-spanned="1" table:number-matrix-rows-spanned="1" table:formula="of:=SUM([.AJ3:.AJ32]=[.$GX3:.$GX32])" office:value-type="float" office:value="5">
            <text:p>5</text:p>
          </table:table-cell>
          <table:table-cell table:number-matrix-columns-spanned="1" table:number-matrix-rows-spanned="1" table:formula="of:=SUM([.AK3:.AK32]=[.$GY3:.$GY32])" office:value-type="float" office:value="24">
            <text:p>24</text:p>
          </table:table-cell>
          <table:table-cell table:number-matrix-columns-spanned="1" table:number-matrix-rows-spanned="1" table:formula="of:=SUM([.AL3:.AL32]=[.$GZ3:.$GZ32])" office:value-type="float" office:value="0">
            <text:p>0</text:p>
          </table:table-cell>
          <table:table-cell table:number-matrix-columns-spanned="1" table:number-matrix-rows-spanned="1" table:formula="of:=SUM([.AM3:.AM32]=[.$HA3:.$HA32])" office:value-type="float" office:value="0">
            <text:p>0</text:p>
          </table:table-cell>
          <table:table-cell table:number-matrix-columns-spanned="1" table:number-matrix-rows-spanned="1" table:formula="of:=SUM([.AN3:.AN32]=[.$HB3:.$HB32])" office:value-type="float" office:value="0">
            <text:p>0</text:p>
          </table:table-cell>
          <table:table-cell table:number-matrix-columns-spanned="1" table:number-matrix-rows-spanned="1" table:formula="of:=SUM([.AO3:.AO32]=[.$GX3:.$GX32])" office:value-type="float" office:value="5">
            <text:p>5</text:p>
          </table:table-cell>
          <table:table-cell table:number-matrix-columns-spanned="1" table:number-matrix-rows-spanned="1" table:formula="of:=SUM([.AP3:.AP32]=[.$GY3:.$GY32])" office:value-type="float" office:value="23">
            <text:p>23</text:p>
          </table:table-cell>
          <table:table-cell table:number-matrix-columns-spanned="1" table:number-matrix-rows-spanned="1" table:formula="of:=SUM([.AQ3:.AQ32]=[.$GZ3:.$GZ32])" office:value-type="float" office:value="0">
            <text:p>0</text:p>
          </table:table-cell>
          <table:table-cell table:number-matrix-columns-spanned="1" table:number-matrix-rows-spanned="1" table:formula="of:=SUM([.AR3:.AR32]=[.$HA3:.$HA32])" office:value-type="float" office:value="0">
            <text:p>0</text:p>
          </table:table-cell>
          <table:table-cell table:number-matrix-columns-spanned="1" table:number-matrix-rows-spanned="1" table:formula="of:=SUM([.AS3:.AS32]=[.$HB3:.$HB32])" office:value-type="float" office:value="0">
            <text:p>0</text:p>
          </table:table-cell>
          <table:table-cell table:number-matrix-columns-spanned="1" table:number-matrix-rows-spanned="1" table:formula="of:=SUM([.AT3:.AT32]=[.$GX3:.$GX32])" office:value-type="float" office:value="5">
            <text:p>5</text:p>
          </table:table-cell>
          <table:table-cell table:number-matrix-columns-spanned="1" table:number-matrix-rows-spanned="1" table:formula="of:=SUM([.AU3:.AU32]=[.$GY3:.$GY32])" office:value-type="float" office:value="22">
            <text:p>22</text:p>
          </table:table-cell>
          <table:table-cell table:number-matrix-columns-spanned="1" table:number-matrix-rows-spanned="1" table:formula="of:=SUM([.AV3:.AV32]=[.$GZ3:.$GZ32])" office:value-type="float" office:value="0">
            <text:p>0</text:p>
          </table:table-cell>
          <table:table-cell table:number-matrix-columns-spanned="1" table:number-matrix-rows-spanned="1" table:formula="of:=SUM([.AW3:.AW32]=[.$HA3:.$HA32])" office:value-type="float" office:value="0">
            <text:p>0</text:p>
          </table:table-cell>
          <table:table-cell table:number-matrix-columns-spanned="1" table:number-matrix-rows-spanned="1" table:formula="of:=SUM([.AX3:.AX32]=[.$HB3:.$HB32])" office:value-type="float" office:value="0">
            <text:p>0</text:p>
          </table:table-cell>
          <table:table-cell table:number-matrix-columns-spanned="1" table:number-matrix-rows-spanned="1" table:formula="of:=SUM([.AY3:.AY32]=[.$GX3:.$GX32])" office:value-type="float" office:value="6">
            <text:p>6</text:p>
          </table:table-cell>
          <table:table-cell table:number-matrix-columns-spanned="1" table:number-matrix-rows-spanned="1" table:formula="of:=SUM([.AZ3:.AZ32]=[.$GY3:.$GY32])" office:value-type="float" office:value="26">
            <text:p>26</text:p>
          </table:table-cell>
          <table:table-cell table:number-matrix-columns-spanned="1" table:number-matrix-rows-spanned="1" table:formula="of:=SUM([.BA3:.BA32]=[.$GZ3:.$GZ32])" office:value-type="float" office:value="1">
            <text:p>1</text:p>
          </table:table-cell>
          <table:table-cell table:number-matrix-columns-spanned="1" table:number-matrix-rows-spanned="1" table:formula="of:=SUM([.BB3:.BB32]=[.$HA3:.$HA32])" office:value-type="float" office:value="1">
            <text:p>1</text:p>
          </table:table-cell>
          <table:table-cell table:number-matrix-columns-spanned="1" table:number-matrix-rows-spanned="1" table:formula="of:=SUM([.BC3:.BC32]=[.$HB3:.$HB32])" office:value-type="float" office:value="0">
            <text:p>0</text:p>
          </table:table-cell>
          <table:table-cell table:number-matrix-columns-spanned="1" table:number-matrix-rows-spanned="1" table:formula="of:=SUM([.BD3:.BD32]=[.$GX3:.$GX32])" office:value-type="float" office:value="6">
            <text:p>6</text:p>
          </table:table-cell>
          <table:table-cell table:number-matrix-columns-spanned="1" table:number-matrix-rows-spanned="1" table:formula="of:=SUM([.BE3:.BE32]=[.$GY3:.$GY32])" office:value-type="float" office:value="25">
            <text:p>25</text:p>
          </table:table-cell>
          <table:table-cell table:number-matrix-columns-spanned="1" table:number-matrix-rows-spanned="1" table:formula="of:=SUM([.BF3:.BF32]=[.$GZ3:.$GZ32])" office:value-type="float" office:value="1">
            <text:p>1</text:p>
          </table:table-cell>
          <table:table-cell table:number-matrix-columns-spanned="1" table:number-matrix-rows-spanned="1" table:formula="of:=SUM([.BG3:.BG32]=[.$HA3:.$HA32])" office:value-type="float" office:value="1">
            <text:p>1</text:p>
          </table:table-cell>
          <table:table-cell table:number-matrix-columns-spanned="1" table:number-matrix-rows-spanned="1" table:formula="of:=SUM([.BH3:.BH32]=[.$HB3:.$HB32])" office:value-type="float" office:value="0">
            <text:p>0</text:p>
          </table:table-cell>
          <table:table-cell table:number-matrix-columns-spanned="1" table:number-matrix-rows-spanned="1" table:formula="of:=SUM([.BI3:.BI32]=[.$GX3:.$GX32])" office:value-type="float" office:value="5">
            <text:p>5</text:p>
          </table:table-cell>
          <table:table-cell table:number-matrix-columns-spanned="1" table:number-matrix-rows-spanned="1" table:formula="of:=SUM([.BJ3:.BJ32]=[.$GY3:.$GY32])" office:value-type="float" office:value="24">
            <text:p>24</text:p>
          </table:table-cell>
          <table:table-cell table:number-matrix-columns-spanned="1" table:number-matrix-rows-spanned="1" table:formula="of:=SUM([.BK3:.BK32]=[.$GZ3:.$GZ32])" office:value-type="float" office:value="0">
            <text:p>0</text:p>
          </table:table-cell>
          <table:table-cell table:number-matrix-columns-spanned="1" table:number-matrix-rows-spanned="1" table:formula="of:=SUM([.BL3:.BL32]=[.$HA3:.$HA32])" office:value-type="float" office:value="0">
            <text:p>0</text:p>
          </table:table-cell>
          <table:table-cell table:number-matrix-columns-spanned="1" table:number-matrix-rows-spanned="1" table:formula="of:=SUM([.BM3:.BM32]=[.$HB3:.$HB32])" office:value-type="float" office:value="0">
            <text:p>0</text:p>
          </table:table-cell>
          <table:table-cell table:number-matrix-columns-spanned="1" table:number-matrix-rows-spanned="1" table:formula="of:=SUM([.BN3:.BN32]=[.$GX3:.$GX32])" office:value-type="float" office:value="5">
            <text:p>5</text:p>
          </table:table-cell>
          <table:table-cell table:number-matrix-columns-spanned="1" table:number-matrix-rows-spanned="1" table:formula="of:=SUM([.BO3:.BO32]=[.$GY3:.$GY32])" office:value-type="float" office:value="26">
            <text:p>26</text:p>
          </table:table-cell>
          <table:table-cell table:number-matrix-columns-spanned="1" table:number-matrix-rows-spanned="1" table:formula="of:=SUM([.BP3:.BP32]=[.$GZ3:.$GZ32])" office:value-type="float" office:value="0">
            <text:p>0</text:p>
          </table:table-cell>
          <table:table-cell table:number-matrix-columns-spanned="1" table:number-matrix-rows-spanned="1" table:formula="of:=SUM([.BQ3:.BQ32]=[.$HA3:.$HA32])" office:value-type="float" office:value="0">
            <text:p>0</text:p>
          </table:table-cell>
          <table:table-cell table:number-matrix-columns-spanned="1" table:number-matrix-rows-spanned="1" table:formula="of:=SUM([.BR3:.BR32]=[.$HB3:.$HB32])" office:value-type="float" office:value="0">
            <text:p>0</text:p>
          </table:table-cell>
          <table:table-cell table:number-matrix-columns-spanned="1" table:number-matrix-rows-spanned="1" table:formula="of:=SUM([.BS3:.BS32]=[.$GX3:.$GX32])" office:value-type="float" office:value="5">
            <text:p>5</text:p>
          </table:table-cell>
          <table:table-cell table:number-matrix-columns-spanned="1" table:number-matrix-rows-spanned="1" table:formula="of:=SUM([.BT3:.BT32]=[.$GY3:.$GY32])" office:value-type="float" office:value="20">
            <text:p>20</text:p>
          </table:table-cell>
          <table:table-cell table:number-matrix-columns-spanned="1" table:number-matrix-rows-spanned="1" table:formula="of:=SUM([.BU3:.BU32]=[.$GZ3:.$GZ32])" office:value-type="float" office:value="0">
            <text:p>0</text:p>
          </table:table-cell>
          <table:table-cell table:number-matrix-columns-spanned="1" table:number-matrix-rows-spanned="1" table:formula="of:=SUM([.BV3:.BV32]=[.$HA3:.$HA32])" office:value-type="float" office:value="0">
            <text:p>0</text:p>
          </table:table-cell>
          <table:table-cell table:number-matrix-columns-spanned="1" table:number-matrix-rows-spanned="1" table:formula="of:=SUM([.BW3:.BW32]=[.$HB3:.$HB32])" office:value-type="float" office:value="0">
            <text:p>0</text:p>
          </table:table-cell>
          <table:table-cell table:number-matrix-columns-spanned="1" table:number-matrix-rows-spanned="1" table:formula="of:=SUM([.BX3:.BX32]=[.$GX3:.$GX32])" office:value-type="float" office:value="6">
            <text:p>6</text:p>
          </table:table-cell>
          <table:table-cell table:number-matrix-columns-spanned="1" table:number-matrix-rows-spanned="1" table:formula="of:=SUM([.BY3:.BY32]=[.$GY3:.$GY32])" office:value-type="float" office:value="28">
            <text:p>28</text:p>
          </table:table-cell>
          <table:table-cell table:number-matrix-columns-spanned="1" table:number-matrix-rows-spanned="1" table:formula="of:=SUM([.BZ3:.BZ32]=[.$GZ3:.$GZ32])" office:value-type="float" office:value="1">
            <text:p>1</text:p>
          </table:table-cell>
          <table:table-cell table:number-matrix-columns-spanned="1" table:number-matrix-rows-spanned="1" table:formula="of:=SUM([.CA3:.CA32]=[.$HA3:.$HA32])" office:value-type="float" office:value="1">
            <text:p>1</text:p>
          </table:table-cell>
          <table:table-cell table:number-matrix-columns-spanned="1" table:number-matrix-rows-spanned="1" table:formula="of:=SUM([.CB3:.CB32]=[.$HB3:.$HB32])" office:value-type="float" office:value="30">
            <text:p>30</text:p>
          </table:table-cell>
          <table:table-cell table:number-matrix-columns-spanned="1" table:number-matrix-rows-spanned="1" table:formula="of:=SUM([.CC3:.CC32]=[.$GX3:.$GX32])" office:value-type="float" office:value="5">
            <text:p>5</text:p>
          </table:table-cell>
          <table:table-cell table:number-matrix-columns-spanned="1" table:number-matrix-rows-spanned="1" table:formula="of:=SUM([.CD3:.CD32]=[.$GY3:.$GY32])" office:value-type="float" office:value="24">
            <text:p>24</text:p>
          </table:table-cell>
          <table:table-cell table:number-matrix-columns-spanned="1" table:number-matrix-rows-spanned="1" table:formula="of:=SUM([.CE3:.CE32]=[.$GZ3:.$GZ32])" office:value-type="float" office:value="0">
            <text:p>0</text:p>
          </table:table-cell>
          <table:table-cell table:number-matrix-columns-spanned="1" table:number-matrix-rows-spanned="1" table:formula="of:=SUM([.CF3:.CF32]=[.$HA3:.$HA32])" office:value-type="float" office:value="0">
            <text:p>0</text:p>
          </table:table-cell>
          <table:table-cell table:number-matrix-columns-spanned="1" table:number-matrix-rows-spanned="1" table:formula="of:=SUM([.CG3:.CG32]=[.$HB3:.$HB32])" office:value-type="float" office:value="0">
            <text:p>0</text:p>
          </table:table-cell>
          <table:table-cell table:number-matrix-columns-spanned="1" table:number-matrix-rows-spanned="1" table:formula="of:=SUM([.CH3:.CH32]=[.$GX3:.$GX32])" office:value-type="float" office:value="5">
            <text:p>5</text:p>
          </table:table-cell>
          <table:table-cell table:number-matrix-columns-spanned="1" table:number-matrix-rows-spanned="1" table:formula="of:=SUM([.CI3:.CI32]=[.$GY3:.$GY32])" office:value-type="float" office:value="28">
            <text:p>28</text:p>
          </table:table-cell>
          <table:table-cell table:number-matrix-columns-spanned="1" table:number-matrix-rows-spanned="1" table:formula="of:=SUM([.CJ3:.CJ32]=[.$GZ3:.$GZ32])" office:value-type="float" office:value="0">
            <text:p>0</text:p>
          </table:table-cell>
          <table:table-cell table:number-matrix-columns-spanned="1" table:number-matrix-rows-spanned="1" table:formula="of:=SUM([.CK3:.CK32]=[.$HA3:.$HA32])" office:value-type="float" office:value="0">
            <text:p>0</text:p>
          </table:table-cell>
          <table:table-cell table:number-matrix-columns-spanned="1" table:number-matrix-rows-spanned="1" table:formula="of:=SUM([.CL3:.CL32]=[.$HB3:.$HB32])" office:value-type="float" office:value="0">
            <text:p>0</text:p>
          </table:table-cell>
          <table:table-cell table:style-name="Default" table:number-matrix-columns-spanned="1" table:number-matrix-rows-spanned="1" table:formula="of:=SUM([.CM3:.CM32]=[.$GX3:.$GX32])" office:value-type="float" office:value="5">
            <text:p>5</text:p>
          </table:table-cell>
          <table:table-cell table:number-matrix-columns-spanned="1" table:number-matrix-rows-spanned="1" table:formula="of:=SUM([.CN3:.CN32]=[.$GY3:.$GY32])" office:value-type="float" office:value="5">
            <text:p>5</text:p>
          </table:table-cell>
          <table:table-cell table:number-matrix-columns-spanned="1" table:number-matrix-rows-spanned="1" table:formula="of:=SUM([.CO3:.CO32]=[.$GZ3:.$GZ32])" office:value-type="float" office:value="0">
            <text:p>0</text:p>
          </table:table-cell>
          <table:table-cell table:style-name="cellBest" table:number-matrix-columns-spanned="1" table:number-matrix-rows-spanned="1" table:formula="of:=SUM([.CP3:.CP32]=[.$HA3:.$HA32])" office:value-type="float" office:value="4">
            <text:p>4</text:p>
          </table:table-cell>
          <table:table-cell table:number-matrix-columns-spanned="1" table:number-matrix-rows-spanned="1" table:formula="of:=SUM([.CQ3:.CQ32]=[.$HB3:.$HB32])" office:value-type="float" office:value="0">
            <text:p>0</text:p>
          </table:table-cell>
          <table:table-cell table:number-matrix-columns-spanned="1" table:number-matrix-rows-spanned="1" table:formula="of:=SUM([.CR3:.CR32]=[.$GX3:.$GX32])" office:value-type="float" office:value="5">
            <text:p>5</text:p>
          </table:table-cell>
          <table:table-cell table:number-matrix-columns-spanned="1" table:number-matrix-rows-spanned="1" table:formula="of:=SUM([.CS3:.CS32]=[.$GY3:.$GY32])" office:value-type="float" office:value="13">
            <text:p>13</text:p>
          </table:table-cell>
          <table:table-cell table:number-matrix-columns-spanned="1" table:number-matrix-rows-spanned="1" table:formula="of:=SUM([.CT3:.CT32]=[.$GZ3:.$GZ32])" office:value-type="float" office:value="0">
            <text:p>0</text:p>
          </table:table-cell>
          <table:table-cell table:number-matrix-columns-spanned="1" table:number-matrix-rows-spanned="1" table:formula="of:=SUM([.CU3:.CU32]=[.$HA3:.$HA32])" office:value-type="float" office:value="0">
            <text:p>0</text:p>
          </table:table-cell>
          <table:table-cell table:number-matrix-columns-spanned="1" table:number-matrix-rows-spanned="1" table:formula="of:=SUM([.CV3:.CV32]=[.$HB3:.$HB32])" office:value-type="float" office:value="0">
            <text:p>0</text:p>
          </table:table-cell>
          <table:table-cell table:number-matrix-columns-spanned="1" table:number-matrix-rows-spanned="1" table:formula="of:=SUM([.CW3:.CW32]=[.$GX3:.$GX32])" office:value-type="float" office:value="5">
            <text:p>5</text:p>
          </table:table-cell>
          <table:table-cell table:number-matrix-columns-spanned="1" table:number-matrix-rows-spanned="1" table:formula="of:=SUM([.CX3:.CX32]=[.$GY3:.$GY32])" office:value-type="float" office:value="24">
            <text:p>24</text:p>
          </table:table-cell>
          <table:table-cell table:number-matrix-columns-spanned="1" table:number-matrix-rows-spanned="1" table:formula="of:=SUM([.CY3:.CY32]=[.$GZ3:.$GZ32])" office:value-type="float" office:value="0">
            <text:p>0</text:p>
          </table:table-cell>
          <table:table-cell table:number-matrix-columns-spanned="1" table:number-matrix-rows-spanned="1" table:formula="of:=SUM([.CZ3:.CZ32]=[.$HA3:.$HA32])" office:value-type="float" office:value="0">
            <text:p>0</text:p>
          </table:table-cell>
          <table:table-cell table:number-matrix-columns-spanned="1" table:number-matrix-rows-spanned="1" table:formula="of:=SUM([.DA3:.DA32]=[.$HB3:.$HB32])" office:value-type="float" office:value="0">
            <text:p>0</text:p>
          </table:table-cell>
          <table:table-cell table:number-matrix-columns-spanned="1" table:number-matrix-rows-spanned="1" table:formula="of:=SUM([.DB3:.DB32]=[.$GX3:.$GX32])" office:value-type="float" office:value="5">
            <text:p>5</text:p>
          </table:table-cell>
          <table:table-cell table:number-matrix-columns-spanned="1" table:number-matrix-rows-spanned="1" table:formula="of:=SUM([.DC3:.DC32]=[.$GY3:.$GY32])" office:value-type="float" office:value="7">
            <text:p>7</text:p>
          </table:table-cell>
          <table:table-cell table:number-matrix-columns-spanned="1" table:number-matrix-rows-spanned="1" table:formula="of:=SUM([.DD3:.DD32]=[.$GZ3:.$GZ32])" office:value-type="float" office:value="0">
            <text:p>0</text:p>
          </table:table-cell>
          <table:table-cell table:number-matrix-columns-spanned="1" table:number-matrix-rows-spanned="1" table:formula="of:=SUM([.DE3:.DE32]=[.$HA3:.$HA32])" office:value-type="float" office:value="1">
            <text:p>1</text:p>
          </table:table-cell>
          <table:table-cell table:number-matrix-columns-spanned="1" table:number-matrix-rows-spanned="1" table:formula="of:=SUM([.DF3:.DF32]=[.$HB3:.$HB32])" office:value-type="float" office:value="0">
            <text:p>0</text:p>
          </table:table-cell>
          <table:table-cell table:number-matrix-columns-spanned="1" table:number-matrix-rows-spanned="1" table:formula="of:=SUM([.DG3:.DG32]=[.$GX3:.$GX32])" office:value-type="float" office:value="5">
            <text:p>5</text:p>
          </table:table-cell>
          <table:table-cell table:number-matrix-columns-spanned="1" table:number-matrix-rows-spanned="1" table:formula="of:=SUM([.DH3:.DH32]=[.$GY3:.$GY32])" office:value-type="float" office:value="25">
            <text:p>25</text:p>
          </table:table-cell>
          <table:table-cell table:number-matrix-columns-spanned="1" table:number-matrix-rows-spanned="1" table:formula="of:=SUM([.DI3:.DI32]=[.$GZ3:.$GZ32])" office:value-type="float" office:value="0">
            <text:p>0</text:p>
          </table:table-cell>
          <table:table-cell table:number-matrix-columns-spanned="1" table:number-matrix-rows-spanned="1" table:formula="of:=SUM([.DJ3:.DJ32]=[.$HA3:.$HA32])" office:value-type="float" office:value="0">
            <text:p>0</text:p>
          </table:table-cell>
          <table:table-cell table:number-matrix-columns-spanned="1" table:number-matrix-rows-spanned="1" table:formula="of:=SUM([.DK3:.DK32]=[.$HB3:.$HB32])" office:value-type="float" office:value="0">
            <text:p>0</text:p>
          </table:table-cell>
          <table:table-cell table:number-matrix-columns-spanned="1" table:number-matrix-rows-spanned="1" table:formula="of:=SUM([.DL3:.DL32]=[.$GX3:.$GX32])" office:value-type="float" office:value="6">
            <text:p>6</text:p>
          </table:table-cell>
          <table:table-cell table:number-matrix-columns-spanned="1" table:number-matrix-rows-spanned="1" table:formula="of:=SUM([.DM3:.DM32]=[.$GY3:.$GY32])" office:value-type="float" office:value="23">
            <text:p>23</text:p>
          </table:table-cell>
          <table:table-cell table:number-matrix-columns-spanned="1" table:number-matrix-rows-spanned="1" table:formula="of:=SUM([.DN3:.DN32]=[.$GZ3:.$GZ32])" office:value-type="float" office:value="1">
            <text:p>1</text:p>
          </table:table-cell>
          <table:table-cell table:number-matrix-columns-spanned="1" table:number-matrix-rows-spanned="1" table:formula="of:=SUM([.DO3:.DO32]=[.$HA3:.$HA32])" office:value-type="float" office:value="1">
            <text:p>1</text:p>
          </table:table-cell>
          <table:table-cell table:number-matrix-columns-spanned="1" table:number-matrix-rows-spanned="1" table:formula="of:=SUM([.DP3:.DP32]=[.$HB3:.$HB32])" office:value-type="float" office:value="0">
            <text:p>0</text:p>
          </table:table-cell>
          <table:table-cell table:number-matrix-columns-spanned="1" table:number-matrix-rows-spanned="1" table:formula="of:=SUM([.DQ3:.DQ32]=[.$GX3:.$GX32])" office:value-type="float" office:value="6">
            <text:p>6</text:p>
          </table:table-cell>
          <table:table-cell table:number-matrix-columns-spanned="1" table:number-matrix-rows-spanned="1" table:formula="of:=SUM([.DR3:.DR32]=[.$GY3:.$GY32])" office:value-type="float" office:value="26">
            <text:p>26</text:p>
          </table:table-cell>
          <table:table-cell table:number-matrix-columns-spanned="1" table:number-matrix-rows-spanned="1" table:formula="of:=SUM([.DS3:.DS32]=[.$GZ3:.$GZ32])" office:value-type="float" office:value="1">
            <text:p>1</text:p>
          </table:table-cell>
          <table:table-cell table:number-matrix-columns-spanned="1" table:number-matrix-rows-spanned="1" table:formula="of:=SUM([.DT3:.DT32]=[.$HA3:.$HA32])" office:value-type="float" office:value="1">
            <text:p>1</text:p>
          </table:table-cell>
          <table:table-cell table:number-matrix-columns-spanned="1" table:number-matrix-rows-spanned="1" table:formula="of:=SUM([.DU3:.DU32]=[.$HB3:.$HB32])" office:value-type="float" office:value="0">
            <text:p>0</text:p>
          </table:table-cell>
          <table:table-cell table:number-matrix-columns-spanned="1" table:number-matrix-rows-spanned="1" table:formula="of:=SUM([.DV3:.DV32]=[.$GX3:.$GX32])" office:value-type="float" office:value="8">
            <text:p>8</text:p>
          </table:table-cell>
          <table:table-cell table:style-name="cellBest" table:number-matrix-columns-spanned="1" table:number-matrix-rows-spanned="1" table:formula="of:=SUM([.DW3:.DW32]=[.$GY3:.$GY32])" office:value-type="float" office:value="29">
            <text:p>29</text:p>
          </table:table-cell>
          <table:table-cell table:number-matrix-columns-spanned="1" table:number-matrix-rows-spanned="1" table:formula="of:=SUM([.DX3:.DX32]=[.$GZ3:.$GZ32])" office:value-type="float" office:value="2">
            <text:p>2</text:p>
          </table:table-cell>
          <table:table-cell table:number-matrix-columns-spanned="1" table:number-matrix-rows-spanned="1" table:formula="of:=SUM([.DY3:.DY32]=[.$HA3:.$HA32])" office:value-type="float" office:value="3">
            <text:p>3</text:p>
          </table:table-cell>
          <table:table-cell table:number-matrix-columns-spanned="1" table:number-matrix-rows-spanned="1" table:formula="of:=SUM([.DZ3:.DZ32]=[.$HB3:.$HB32])" office:value-type="float" office:value="0">
            <text:p>0</text:p>
          </table:table-cell>
          <table:table-cell table:number-matrix-columns-spanned="1" table:number-matrix-rows-spanned="1" table:formula="of:=SUM([.EA3:.EA32]=[.$GX3:.$GX32])" office:value-type="float" office:value="5">
            <text:p>5</text:p>
          </table:table-cell>
          <table:table-cell table:number-matrix-columns-spanned="1" table:number-matrix-rows-spanned="1" table:formula="of:=SUM([.EB3:.EB32]=[.$GY3:.$GY32])" office:value-type="float" office:value="28">
            <text:p>28</text:p>
          </table:table-cell>
          <table:table-cell table:number-matrix-columns-spanned="1" table:number-matrix-rows-spanned="1" table:formula="of:=SUM([.EC3:.EC32]=[.$GZ3:.$GZ32])" office:value-type="float" office:value="0">
            <text:p>0</text:p>
          </table:table-cell>
          <table:table-cell table:number-matrix-columns-spanned="1" table:number-matrix-rows-spanned="1" table:formula="of:=SUM([.ED3:.ED32]=[.$HA3:.$HA32])" office:value-type="float" office:value="0">
            <text:p>0</text:p>
          </table:table-cell>
          <table:table-cell table:number-matrix-columns-spanned="1" table:number-matrix-rows-spanned="1" table:formula="of:=SUM([.EE3:.EE32]=[.$HB3:.$HB32])" office:value-type="float" office:value="0">
            <text:p>0</text:p>
          </table:table-cell>
          <table:table-cell table:style-name="cellBest" table:number-matrix-columns-spanned="1" table:number-matrix-rows-spanned="1" table:formula="of:=SUM([.EF3:.EF32]=[.$GX3:.$GX32])" office:value-type="float" office:value="9">
            <text:p>9</text:p>
          </table:table-cell>
          <table:table-cell table:number-matrix-columns-spanned="1" table:number-matrix-rows-spanned="1" table:formula="of:=SUM([.EG3:.EG32]=[.$GY3:.$GY32])" office:value-type="float" office:value="28">
            <text:p>28</text:p>
          </table:table-cell>
          <table:table-cell table:number-matrix-columns-spanned="1" table:number-matrix-rows-spanned="1" table:formula="of:=SUM([.EH3:.EH32]=[.$GZ3:.$GZ32])" office:value-type="float" office:value="4">
            <text:p>4</text:p>
          </table:table-cell>
          <table:table-cell table:style-name="cellBest" table:number-matrix-columns-spanned="1" table:number-matrix-rows-spanned="1" table:formula="of:=SUM([.EI3:.EI32]=[.$HA3:.$HA32])" office:value-type="float" office:value="4">
            <text:p>4</text:p>
          </table:table-cell>
          <table:table-cell table:number-matrix-columns-spanned="1" table:number-matrix-rows-spanned="1" table:formula="of:=SUM([.EJ3:.EJ32]=[.$HB3:.$HB32])" office:value-type="float" office:value="0">
            <text:p>0</text:p>
          </table:table-cell>
          <table:table-cell table:number-matrix-columns-spanned="1" table:number-matrix-rows-spanned="1" table:formula="of:=SUM([.EK3:.EK32]=[.$GX3:.$GX32])" office:value-type="float" office:value="7">
            <text:p>7</text:p>
          </table:table-cell>
          <table:table-cell table:number-matrix-columns-spanned="1" table:number-matrix-rows-spanned="1" table:formula="of:=SUM([.EL3:.EL32]=[.$GY3:.$GY32])" office:value-type="float" office:value="28">
            <text:p>28</text:p>
          </table:table-cell>
          <table:table-cell table:number-matrix-columns-spanned="1" table:number-matrix-rows-spanned="1" table:formula="of:=SUM([.EM3:.EM32]=[.$GZ3:.$GZ32])" office:value-type="float" office:value="2">
            <text:p>2</text:p>
          </table:table-cell>
          <table:table-cell table:number-matrix-columns-spanned="1" table:number-matrix-rows-spanned="1" table:formula="of:=SUM([.EN3:.EN32]=[.$HA3:.$HA32])" office:value-type="float" office:value="2">
            <text:p>2</text:p>
          </table:table-cell>
          <table:table-cell table:number-matrix-columns-spanned="1" table:number-matrix-rows-spanned="1" table:formula="of:=SUM([.EO3:.EO32]=[.$HB3:.$HB32])" office:value-type="float" office:value="0">
            <text:p>0</text:p>
          </table:table-cell>
          <table:table-cell table:number-matrix-columns-spanned="1" table:number-matrix-rows-spanned="1" table:formula="of:=SUM([.EP3:.EP32]=[.$GX3:.$GX32])" office:value-type="float" office:value="5">
            <text:p>5</text:p>
          </table:table-cell>
          <table:table-cell table:number-matrix-columns-spanned="1" table:number-matrix-rows-spanned="1" table:formula="of:=SUM([.EQ3:.EQ32]=[.$GY3:.$GY32])" office:value-type="float" office:value="25">
            <text:p>25</text:p>
          </table:table-cell>
          <table:table-cell table:number-matrix-columns-spanned="1" table:number-matrix-rows-spanned="1" table:formula="of:=SUM([.ER3:.ER32]=[.$GZ3:.$GZ32])" office:value-type="float" office:value="0">
            <text:p>0</text:p>
          </table:table-cell>
          <table:table-cell table:number-matrix-columns-spanned="1" table:number-matrix-rows-spanned="1" table:formula="of:=SUM([.ES3:.ES32]=[.$HA3:.$HA32])" office:value-type="float" office:value="0">
            <text:p>0</text:p>
          </table:table-cell>
          <table:table-cell table:number-matrix-columns-spanned="1" table:number-matrix-rows-spanned="1" table:formula="of:=SUM([.ET3:.ET32]=[.$HB3:.$HB32])" office:value-type="float" office:value="0">
            <text:p>0</text:p>
          </table:table-cell>
          <table:table-cell table:number-matrix-columns-spanned="1" table:number-matrix-rows-spanned="1" table:formula="of:=SUM([.EU3:.EU32]=[.$GX3:.$GX32])" office:value-type="float" office:value="6">
            <text:p>6</text:p>
          </table:table-cell>
          <table:table-cell table:number-matrix-columns-spanned="1" table:number-matrix-rows-spanned="1" table:formula="of:=SUM([.EV3:.EV32]=[.$GY3:.$GY32])" office:value-type="float" office:value="27">
            <text:p>27</text:p>
          </table:table-cell>
          <table:table-cell table:number-matrix-columns-spanned="1" table:number-matrix-rows-spanned="1" table:formula="of:=SUM([.EW3:.EW32]=[.$GZ3:.$GZ32])" office:value-type="float" office:value="0">
            <text:p>0</text:p>
          </table:table-cell>
          <table:table-cell table:number-matrix-columns-spanned="1" table:number-matrix-rows-spanned="1" table:formula="of:=SUM([.EX3:.EX32]=[.$HA3:.$HA32])" office:value-type="float" office:value="0">
            <text:p>0</text:p>
          </table:table-cell>
          <table:table-cell table:number-matrix-columns-spanned="1" table:number-matrix-rows-spanned="1" table:formula="of:=SUM([.EY3:.EY32]=[.$HB3:.$HB32])" office:value-type="float" office:value="0">
            <text:p>0</text:p>
          </table:table-cell>
          <table:table-cell table:number-matrix-columns-spanned="1" table:number-matrix-rows-spanned="1" table:formula="of:=SUM([.EZ3:.EZ32]=[.$GX3:.$GX32])" office:value-type="float" office:value="6">
            <text:p>6</text:p>
          </table:table-cell>
          <table:table-cell table:number-matrix-columns-spanned="1" table:number-matrix-rows-spanned="1" table:formula="of:=SUM([.FA3:.FA32]=[.$GY3:.$GY32])" office:value-type="float" office:value="26">
            <text:p>26</text:p>
          </table:table-cell>
          <table:table-cell table:number-matrix-columns-spanned="1" table:number-matrix-rows-spanned="1" table:formula="of:=SUM([.FB3:.FB32]=[.$GZ3:.$GZ32])" office:value-type="float" office:value="1">
            <text:p>1</text:p>
          </table:table-cell>
          <table:table-cell table:number-matrix-columns-spanned="1" table:number-matrix-rows-spanned="1" table:formula="of:=SUM([.FC3:.FC32]=[.$HA3:.$HA32])" office:value-type="float" office:value="1">
            <text:p>1</text:p>
          </table:table-cell>
          <table:table-cell table:number-matrix-columns-spanned="1" table:number-matrix-rows-spanned="1" table:formula="of:=SUM([.FD3:.FD32]=[.$HB3:.$HB32])" office:value-type="float" office:value="0">
            <text:p>0</text:p>
          </table:table-cell>
          <table:table-cell table:number-matrix-columns-spanned="1" table:number-matrix-rows-spanned="1" table:formula="of:=SUM([.FE3:.FE32]=[.$GX3:.$GX32])" office:value-type="float" office:value="6">
            <text:p>6</text:p>
          </table:table-cell>
          <table:table-cell table:number-matrix-columns-spanned="1" table:number-matrix-rows-spanned="1" table:formula="of:=SUM([.FF3:.FF32]=[.$GY3:.$GY32])" office:value-type="float" office:value="26">
            <text:p>26</text:p>
          </table:table-cell>
          <table:table-cell table:number-matrix-columns-spanned="1" table:number-matrix-rows-spanned="1" table:formula="of:=SUM([.FG3:.FG32]=[.$GZ3:.$GZ32])" office:value-type="float" office:value="1">
            <text:p>1</text:p>
          </table:table-cell>
          <table:table-cell table:number-matrix-columns-spanned="1" table:number-matrix-rows-spanned="1" table:formula="of:=SUM([.FH3:.FH32]=[.$HA3:.$HA32])" office:value-type="float" office:value="1">
            <text:p>1</text:p>
          </table:table-cell>
          <table:table-cell table:number-matrix-columns-spanned="1" table:number-matrix-rows-spanned="1" table:formula="of:=SUM([.FI3:.FI32]=[.$HB3:.$HB32])" office:value-type="float" office:value="0">
            <text:p>0</text:p>
          </table:table-cell>
          <table:table-cell table:number-matrix-columns-spanned="1" table:number-matrix-rows-spanned="1" table:formula="of:=SUM([.FJ3:.FJ32]=[.$GX3:.$GX32])" office:value-type="float" office:value="6">
            <text:p>6</text:p>
          </table:table-cell>
          <table:table-cell table:number-matrix-columns-spanned="1" table:number-matrix-rows-spanned="1" table:formula="of:=SUM([.FK3:.FK32]=[.$GY3:.$GY32])" office:value-type="float" office:value="28">
            <text:p>28</text:p>
          </table:table-cell>
          <table:table-cell table:number-matrix-columns-spanned="1" table:number-matrix-rows-spanned="1" table:formula="of:=SUM([.FL3:.FL32]=[.$GZ3:.$GZ32])" office:value-type="float" office:value="1">
            <text:p>1</text:p>
          </table:table-cell>
          <table:table-cell table:number-matrix-columns-spanned="1" table:number-matrix-rows-spanned="1" table:formula="of:=SUM([.FM3:.FM32]=[.$HA3:.$HA32])" office:value-type="float" office:value="1">
            <text:p>1</text:p>
          </table:table-cell>
          <table:table-cell table:number-matrix-columns-spanned="1" table:number-matrix-rows-spanned="1" table:formula="of:=SUM([.FN3:.FN32]=[.$HB3:.$HB32])" office:value-type="float" office:value="0">
            <text:p>0</text:p>
          </table:table-cell>
          <table:table-cell table:number-matrix-columns-spanned="1" table:number-matrix-rows-spanned="1" table:formula="of:=SUM([.FO3:.FO32]=[.$GX3:.$GX32])" office:value-type="float" office:value="6">
            <text:p>6</text:p>
          </table:table-cell>
          <table:table-cell table:number-matrix-columns-spanned="1" table:number-matrix-rows-spanned="1" table:formula="of:=SUM([.FP3:.FP32]=[.$GY3:.$GY32])" office:value-type="float" office:value="21">
            <text:p>21</text:p>
          </table:table-cell>
          <table:table-cell table:number-matrix-columns-spanned="1" table:number-matrix-rows-spanned="1" table:formula="of:=SUM([.FQ3:.FQ32]=[.$GZ3:.$GZ32])" office:value-type="float" office:value="1">
            <text:p>1</text:p>
          </table:table-cell>
          <table:table-cell table:number-matrix-columns-spanned="1" table:number-matrix-rows-spanned="1" table:formula="of:=SUM([.FR3:.FR32]=[.$HA3:.$HA32])" office:value-type="float" office:value="1">
            <text:p>1</text:p>
          </table:table-cell>
          <table:table-cell table:number-matrix-columns-spanned="1" table:number-matrix-rows-spanned="1" table:formula="of:=SUM([.FS3:.FS32]=[.$HB3:.$HB32])" office:value-type="float" office:value="30">
            <text:p>30</text:p>
          </table:table-cell>
          <table:table-cell table:number-matrix-columns-spanned="1" table:number-matrix-rows-spanned="1" table:formula="of:=SUM([.FT3:.FT32]=[.$GX3:.$GX32])" office:value-type="float" office:value="8">
            <text:p>8</text:p>
          </table:table-cell>
          <table:table-cell table:number-matrix-columns-spanned="1" table:number-matrix-rows-spanned="1" table:formula="of:=SUM([.FU3:.FU32]=[.$GY3:.$GY32])" office:value-type="float" office:value="26">
            <text:p>26</text:p>
          </table:table-cell>
          <table:table-cell table:number-matrix-columns-spanned="1" table:number-matrix-rows-spanned="1" table:formula="of:=SUM([.FV3:.FV32]=[.$GZ3:.$GZ32])" office:value-type="float" office:value="3">
            <text:p>3</text:p>
          </table:table-cell>
          <table:table-cell table:number-matrix-columns-spanned="1" table:number-matrix-rows-spanned="1" table:formula="of:=SUM([.FW3:.FW32]=[.$HA3:.$HA32])" office:value-type="float" office:value="3">
            <text:p>3</text:p>
          </table:table-cell>
          <table:table-cell table:number-matrix-columns-spanned="1" table:number-matrix-rows-spanned="1" table:formula="of:=SUM([.FX3:.FX32]=[.$HB3:.$HB32])" office:value-type="float" office:value="0">
            <text:p>0</text:p>
          </table:table-cell>
          <table:table-cell table:number-matrix-columns-spanned="1" table:number-matrix-rows-spanned="1" table:formula="of:=SUM([.FY3:.FY32]=[.$GX3:.$GX32])" office:value-type="float" office:value="5">
            <text:p>5</text:p>
          </table:table-cell>
          <table:table-cell table:number-matrix-columns-spanned="1" table:number-matrix-rows-spanned="1" table:formula="of:=SUM([.FZ3:.FZ32]=[.$GY3:.$GY32])" office:value-type="float" office:value="24">
            <text:p>24</text:p>
          </table:table-cell>
          <table:table-cell table:number-matrix-columns-spanned="1" table:number-matrix-rows-spanned="1" table:formula="of:=SUM([.GA3:.GA32]=[.$GZ3:.$GZ32])" office:value-type="float" office:value="0">
            <text:p>0</text:p>
          </table:table-cell>
          <table:table-cell table:number-matrix-columns-spanned="1" table:number-matrix-rows-spanned="1" table:formula="of:=SUM([.GB3:.GB32]=[.$HA3:.$HA32])" office:value-type="float" office:value="0">
            <text:p>0</text:p>
          </table:table-cell>
          <table:table-cell table:number-matrix-columns-spanned="1" table:number-matrix-rows-spanned="1" table:formula="of:=SUM([.GC3:.GC32]=[.$HB3:.$HB32])" office:value-type="float" office:value="0">
            <text:p>0</text:p>
          </table:table-cell>
          <table:table-cell table:style-name="Default" table:number-matrix-columns-spanned="1" table:number-matrix-rows-spanned="1" table:formula="of:=SUM([.GD3:.GD32]=[.$GX3:.$GX32])" office:value-type="float" office:value="5">
            <text:p>5</text:p>
          </table:table-cell>
          <table:table-cell table:number-matrix-columns-spanned="1" table:number-matrix-rows-spanned="1" table:formula="of:=SUM([.GE3:.GE32]=[.$GY3:.$GY32])" office:value-type="float" office:value="5">
            <text:p>5</text:p>
          </table:table-cell>
          <table:table-cell table:style-name="cellBest" table:number-matrix-columns-spanned="1" table:number-matrix-rows-spanned="1" table:formula="of:=SUM([.GF3:.GF32]=[.$GZ3:.$GZ32])" office:value-type="float" office:value="7">
            <text:p>7</text:p>
          </table:table-cell>
          <table:table-cell table:number-matrix-columns-spanned="1" table:number-matrix-rows-spanned="1" table:formula="of:=SUM([.GG3:.GG32]=[.$HA3:.$HA32])" office:value-type="float" office:value="0">
            <text:p>0</text:p>
          </table:table-cell>
          <table:table-cell table:style-name="Default" table:number-matrix-columns-spanned="1" table:number-matrix-rows-spanned="1" table:formula="of:=SUM([.GH3:.GH32]=[.$HB3:.$HB32])" office:value-type="float" office:value="0">
            <text:p>0</text:p>
          </table:table-cell>
          <table:table-cell table:number-matrix-columns-spanned="1" table:number-matrix-rows-spanned="1" table:formula="of:=SUM([.GI3:.GI32]=[.$GX3:.$GX32])" office:value-type="float" office:value="5">
            <text:p>5</text:p>
          </table:table-cell>
          <table:table-cell table:number-matrix-columns-spanned="1" table:number-matrix-rows-spanned="1" table:formula="of:=SUM([.GJ3:.GJ32]=[.$GY3:.$GY32])" office:value-type="float" office:value="28">
            <text:p>28</text:p>
          </table:table-cell>
          <table:table-cell table:number-matrix-columns-spanned="1" table:number-matrix-rows-spanned="1" table:formula="of:=SUM([.GK3:.GK32]=[.$GZ3:.$GZ32])" office:value-type="float" office:value="0">
            <text:p>0</text:p>
          </table:table-cell>
          <table:table-cell table:number-matrix-columns-spanned="1" table:number-matrix-rows-spanned="1" table:formula="of:=SUM([.GL3:.GL32]=[.$HA3:.$HA32])" office:value-type="float" office:value="0">
            <text:p>0</text:p>
          </table:table-cell>
          <table:table-cell table:number-matrix-columns-spanned="1" table:number-matrix-rows-spanned="1" table:formula="of:=SUM([.GM3:.GM32]=[.$HB3:.$HB32])" office:value-type="float" office:value="0">
            <text:p>0</text:p>
          </table:table-cell>
          <table:table-cell table:number-matrix-columns-spanned="1" table:number-matrix-rows-spanned="1" table:formula="of:=SUM([.GN3:.GN32]=[.$GX3:.$GX32])" office:value-type="float" office:value="7">
            <text:p>7</text:p>
          </table:table-cell>
          <table:table-cell table:number-matrix-columns-spanned="1" table:number-matrix-rows-spanned="1" table:formula="of:=SUM([.GO3:.GO32]=[.$GY3:.$GY32])" office:value-type="float" office:value="25">
            <text:p>25</text:p>
          </table:table-cell>
          <table:table-cell table:number-matrix-columns-spanned="1" table:number-matrix-rows-spanned="1" table:formula="of:=SUM([.GP3:.GP32]=[.$GZ3:.$GZ32])" office:value-type="float" office:value="2">
            <text:p>2</text:p>
          </table:table-cell>
          <table:table-cell table:number-matrix-columns-spanned="1" table:number-matrix-rows-spanned="1" table:formula="of:=SUM([.GQ3:.GQ32]=[.$HA3:.$HA32])" office:value-type="float" office:value="2">
            <text:p>2</text:p>
          </table:table-cell>
          <table:table-cell table:number-matrix-columns-spanned="1" table:number-matrix-rows-spanned="1" table:formula="of:=SUM([.GR3:.GR32]=[.$HB3:.$HB32])" office:value-type="float" office:value="0">
            <text:p>0</text:p>
          </table:table-cell>
          <table:table-cell table:number-matrix-columns-spanned="1" table:number-matrix-rows-spanned="1" table:formula="of:=SUM([.GS3:.GS32]=[.$GX3:.$GX32])" office:value-type="float" office:value="5">
            <text:p>5</text:p>
          </table:table-cell>
          <table:table-cell table:number-matrix-columns-spanned="1" table:number-matrix-rows-spanned="1" table:formula="of:=SUM([.GT3:.GT32]=[.$GY3:.$GY32])" office:value-type="float" office:value="6">
            <text:p>6</text:p>
          </table:table-cell>
          <table:table-cell table:number-matrix-columns-spanned="1" table:number-matrix-rows-spanned="1" table:formula="of:=SUM([.GU3:.GU32]=[.$GZ3:.$GZ32])" office:value-type="float" office:value="0">
            <text:p>0</text:p>
          </table:table-cell>
          <table:table-cell table:number-matrix-columns-spanned="1" table:number-matrix-rows-spanned="1" table:formula="of:=SUM([.GV3:.GV32]=[.$HA3:.$HA32])" office:value-type="float" office:value="1">
            <text:p>1</text:p>
          </table:table-cell>
          <table:table-cell table:number-matrix-columns-spanned="1" table:number-matrix-rows-spanned="1" table:formula="of:=SUM([.GW3:.GW32]=[.$HB3:.$HB32])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HC3:.$HC32])" office:value-type="float" office:value="7">
            <text:p>7</text:p>
          </table:table-cell>
          <table:table-cell table:number-matrix-columns-spanned="1" table:number-matrix-rows-spanned="1" table:formula="of:=SUM([.C3:.C32]&lt;[.$HD3:.$HD32])" office:value-type="float" office:value="1">
            <text:p>1</text:p>
          </table:table-cell>
          <table:table-cell table:number-matrix-columns-spanned="1" table:number-matrix-rows-spanned="1" table:formula="of:=SUM([.D3:.D32]&lt;[.$HE3:.$HE32])" office:value-type="float" office:value="7">
            <text:p>7</text:p>
          </table:table-cell>
          <table:table-cell table:number-matrix-columns-spanned="1" table:number-matrix-rows-spanned="1" table:formula="of:=SUM([.E3:.E32]&lt;[.$HF3:.$HF32])" office:value-type="float" office:value="11">
            <text:p>11</text:p>
          </table:table-cell>
          <table:table-cell table:number-matrix-columns-spanned="1" table:number-matrix-rows-spanned="1" table:formula="of:=SUM([.F3:.F32]&lt;[.$HC3:.$HC32])" office:value-type="float" office:value="4">
            <text:p>4</text:p>
          </table:table-cell>
          <table:table-cell table:style-name="cellWorst" table:number-matrix-columns-spanned="1" table:number-matrix-rows-spanned="1" table:formula="of:=SUM([.G3:.G32]&lt;[.$HD3:.$HD32])" office:value-type="float" office:value="0">
            <text:p>0</text:p>
          </table:table-cell>
          <table:table-cell table:number-matrix-columns-spanned="1" table:number-matrix-rows-spanned="1" table:formula="of:=SUM([.H3:.H32]&lt;[.$HE3:.$HE32])" office:value-type="float" office:value="8">
            <text:p>8</text:p>
          </table:table-cell>
          <table:table-cell table:number-matrix-columns-spanned="1" table:number-matrix-rows-spanned="1" table:formula="of:=SUM([.I3:.I32]&lt;[.$HF3:.$HF32])" office:value-type="float" office:value="11">
            <text:p>11</text:p>
          </table:table-cell>
          <table:table-cell table:number-matrix-columns-spanned="1" table:number-matrix-rows-spanned="1" table:formula="of:=SUM([.J3:.J32]&lt;[.$HG3:.$HG32])" office:value-type="float" office:value="30">
            <text:p>30</text:p>
          </table:table-cell>
          <table:table-cell table:number-matrix-columns-spanned="1" table:number-matrix-rows-spanned="1" table:formula="of:=SUM([.K3:.K32]&lt;[.$HC3:.$HC32])" office:value-type="float" office:value="7">
            <text:p>7</text:p>
          </table:table-cell>
          <table:table-cell table:number-matrix-columns-spanned="1" table:number-matrix-rows-spanned="1" table:formula="of:=SUM([.L3:.L32]&lt;[.$HD3:.$HD32])" office:value-type="float" office:value="1">
            <text:p>1</text:p>
          </table:table-cell>
          <table:table-cell table:number-matrix-columns-spanned="1" table:number-matrix-rows-spanned="1" table:formula="of:=SUM([.M3:.M32]&lt;[.$HE3:.$HE32])" office:value-type="float" office:value="6">
            <text:p>6</text:p>
          </table:table-cell>
          <table:table-cell table:number-matrix-columns-spanned="1" table:number-matrix-rows-spanned="1" table:formula="of:=SUM([.N3:.N32]&lt;[.$HF3:.$HF32])" office:value-type="float" office:value="10">
            <text:p>10</text:p>
          </table:table-cell>
          <table:table-cell table:number-matrix-columns-spanned="1" table:number-matrix-rows-spanned="1" table:formula="of:=SUM([.O3:.O32]&lt;[.$HG3:.$HG32])" office:value-type="float" office:value="30">
            <text:p>30</text:p>
          </table:table-cell>
          <table:table-cell table:number-matrix-columns-spanned="1" table:number-matrix-rows-spanned="1" table:formula="of:=SUM([.P3:.P32]&lt;[.$HC3:.$HC32])" office:value-type="float" office:value="7">
            <text:p>7</text:p>
          </table:table-cell>
          <table:table-cell table:number-matrix-columns-spanned="1" table:number-matrix-rows-spanned="1" table:formula="of:=SUM([.Q3:.Q32]&lt;[.$HD3:.$HD32])" office:value-type="float" office:value="1">
            <text:p>1</text:p>
          </table:table-cell>
          <table:table-cell table:number-matrix-columns-spanned="1" table:number-matrix-rows-spanned="1" table:formula="of:=SUM([.R3:.R32]&lt;[.$HE3:.$HE32])" office:value-type="float" office:value="5">
            <text:p>5</text:p>
          </table:table-cell>
          <table:table-cell table:number-matrix-columns-spanned="1" table:number-matrix-rows-spanned="1" table:formula="of:=SUM([.S3:.S32]&lt;[.$HF3:.$HF32])" office:value-type="float" office:value="10">
            <text:p>10</text:p>
          </table:table-cell>
          <table:table-cell table:number-matrix-columns-spanned="1" table:number-matrix-rows-spanned="1" table:formula="of:=SUM([.T3:.T32]&lt;[.$HG3:.$HG32])" office:value-type="float" office:value="13">
            <text:p>13</text:p>
          </table:table-cell>
          <table:table-cell table:number-matrix-columns-spanned="1" table:number-matrix-rows-spanned="1" table:formula="of:=SUM([.U3:.U32]&lt;[.$HC3:.$HC32])" office:value-type="float" office:value="11">
            <text:p>11</text:p>
          </table:table-cell>
          <table:table-cell table:number-matrix-columns-spanned="1" table:number-matrix-rows-spanned="1" table:formula="of:=SUM([.V3:.V32]&lt;[.$HD3:.$HD32])" office:value-type="float" office:value="2">
            <text:p>2</text:p>
          </table:table-cell>
          <table:table-cell table:number-matrix-columns-spanned="1" table:number-matrix-rows-spanned="1" table:formula="of:=SUM([.W3:.W32]&lt;[.$HE3:.$HE32])" office:value-type="float" office:value="17">
            <text:p>17</text:p>
          </table:table-cell>
          <table:table-cell table:number-matrix-columns-spanned="1" table:number-matrix-rows-spanned="1" table:formula="of:=SUM([.X3:.X32]&lt;[.$HF3:.$HF32])" office:value-type="float" office:value="7">
            <text:p>7</text:p>
          </table:table-cell>
          <table:table-cell table:number-matrix-columns-spanned="1" table:number-matrix-rows-spanned="1" table:formula="of:=SUM([.Y3:.Y32]&lt;[.$HG3:.$HG32])" office:value-type="float" office:value="6">
            <text:p>6</text:p>
          </table:table-cell>
          <table:table-cell table:number-matrix-columns-spanned="1" table:number-matrix-rows-spanned="1" table:formula="of:=SUM([.Z3:.Z32]&lt;[.$HC3:.$HC32])" office:value-type="float" office:value="15">
            <text:p>15</text:p>
          </table:table-cell>
          <table:table-cell table:number-matrix-columns-spanned="1" table:number-matrix-rows-spanned="1" table:formula="of:=SUM([.AA3:.AA32]&lt;[.$HD3:.$HD32])" office:value-type="float" office:value="2">
            <text:p>2</text:p>
          </table:table-cell>
          <table:table-cell table:number-matrix-columns-spanned="1" table:number-matrix-rows-spanned="1" table:formula="of:=SUM([.AB3:.AB32]&lt;[.$HE3:.$HE32])" office:value-type="float" office:value="17">
            <text:p>17</text:p>
          </table:table-cell>
          <table:table-cell table:number-matrix-columns-spanned="1" table:number-matrix-rows-spanned="1" table:formula="of:=SUM([.AC3:.AC32]&lt;[.$HF3:.$HF32])" office:value-type="float" office:value="18">
            <text:p>18</text:p>
          </table:table-cell>
          <table:table-cell table:number-matrix-columns-spanned="1" table:number-matrix-rows-spanned="1" table:formula="of:=SUM([.AD3:.AD32]&lt;[.$HG3:.$HG32])" office:value-type="float" office:value="21">
            <text:p>21</text:p>
          </table:table-cell>
          <table:table-cell table:number-matrix-columns-spanned="1" table:number-matrix-rows-spanned="1" table:formula="of:=SUM([.AE3:.AE32]&lt;[.$HC3:.$HC32])" office:value-type="float" office:value="6">
            <text:p>6</text:p>
          </table:table-cell>
          <table:table-cell table:style-name="cellWorst" table:number-matrix-columns-spanned="1" table:number-matrix-rows-spanned="1" table:formula="of:=SUM([.AF3:.AF32]&lt;[.$HD3:.$HD32])" office:value-type="float" office:value="0">
            <text:p>0</text:p>
          </table:table-cell>
          <table:table-cell table:number-matrix-columns-spanned="1" table:number-matrix-rows-spanned="1" table:formula="of:=SUM([.AG3:.AG32]&lt;[.$HE3:.$HE32])" office:value-type="float" office:value="9">
            <text:p>9</text:p>
          </table:table-cell>
          <table:table-cell table:number-matrix-columns-spanned="1" table:number-matrix-rows-spanned="1" table:formula="of:=SUM([.AH3:.AH32]&lt;[.$HF3:.$HF32])" office:value-type="float" office:value="15">
            <text:p>15</text:p>
          </table:table-cell>
          <table:table-cell table:style-name="cellWorst" table:number-matrix-columns-spanned="1" table:number-matrix-rows-spanned="1" table:formula="of:=SUM([.AI3:.AI32]&lt;[.$HG3:.$HG32])" office:value-type="float" office:value="0">
            <text:p>0</text:p>
          </table:table-cell>
          <table:table-cell table:number-matrix-columns-spanned="1" table:number-matrix-rows-spanned="1" table:formula="of:=SUM([.AJ3:.AJ32]&lt;[.$HC3:.$HC32])" office:value-type="float" office:value="8">
            <text:p>8</text:p>
          </table:table-cell>
          <table:table-cell table:number-matrix-columns-spanned="1" table:number-matrix-rows-spanned="1" table:formula="of:=SUM([.AK3:.AK32]&lt;[.$HD3:.$HD32])" office:value-type="float" office:value="1">
            <text:p>1</text:p>
          </table:table-cell>
          <table:table-cell table:number-matrix-columns-spanned="1" table:number-matrix-rows-spanned="1" table:formula="of:=SUM([.AL3:.AL32]&lt;[.$HE3:.$HE32])" office:value-type="float" office:value="7">
            <text:p>7</text:p>
          </table:table-cell>
          <table:table-cell table:number-matrix-columns-spanned="1" table:number-matrix-rows-spanned="1" table:formula="of:=SUM([.AM3:.AM32]&lt;[.$HF3:.$HF32])" office:value-type="float" office:value="13">
            <text:p>13</text:p>
          </table:table-cell>
          <table:table-cell table:number-matrix-columns-spanned="1" table:number-matrix-rows-spanned="1" table:formula="of:=SUM([.AN3:.AN32]&lt;[.$HG3:.$HG32])" office:value-type="float" office:value="3">
            <text:p>3</text:p>
          </table:table-cell>
          <table:table-cell table:number-matrix-columns-spanned="1" table:number-matrix-rows-spanned="1" table:formula="of:=SUM([.AO3:.AO32]&lt;[.$HC3:.$HC32])" office:value-type="float" office:value="6">
            <text:p>6</text:p>
          </table:table-cell>
          <table:table-cell table:style-name="cellWorst" table:number-matrix-columns-spanned="1" table:number-matrix-rows-spanned="1" table:formula="of:=SUM([.AP3:.AP32]&lt;[.$HD3:.$HD32])" office:value-type="float" office:value="0">
            <text:p>0</text:p>
          </table:table-cell>
          <table:table-cell table:number-matrix-columns-spanned="1" table:number-matrix-rows-spanned="1" table:formula="of:=SUM([.AQ3:.AQ32]&lt;[.$HE3:.$HE32])" office:value-type="float" office:value="8">
            <text:p>8</text:p>
          </table:table-cell>
          <table:table-cell table:number-matrix-columns-spanned="1" table:number-matrix-rows-spanned="1" table:formula="of:=SUM([.AR3:.AR32]&lt;[.$HF3:.$HF32])" office:value-type="float" office:value="11">
            <text:p>11</text:p>
          </table:table-cell>
          <table:table-cell table:number-matrix-columns-spanned="1" table:number-matrix-rows-spanned="1" table:formula="of:=SUM([.AS3:.AS32]&lt;[.$HG3:.$HG32])" office:value-type="float" office:value="5">
            <text:p>5</text:p>
          </table:table-cell>
          <table:table-cell table:number-matrix-columns-spanned="1" table:number-matrix-rows-spanned="1" table:formula="of:=SUM([.AT3:.AT32]&lt;[.$HC3:.$HC32])" office:value-type="float" office:value="3">
            <text:p>3</text:p>
          </table:table-cell>
          <table:table-cell table:number-matrix-columns-spanned="1" table:number-matrix-rows-spanned="1" table:formula="of:=SUM([.AU3:.AU32]&lt;[.$HD3:.$HD32])" office:value-type="float" office:value="1">
            <text:p>1</text:p>
          </table:table-cell>
          <table:table-cell table:style-name="cellWorst" table:number-matrix-columns-spanned="1" table:number-matrix-rows-spanned="1" table:formula="of:=SUM([.AV3:.AV32]&lt;[.$HE3:.$HE32])" office:value-type="float" office:value="3">
            <text:p>3</text:p>
          </table:table-cell>
          <table:table-cell table:number-matrix-columns-spanned="1" table:number-matrix-rows-spanned="1" table:formula="of:=SUM([.AW3:.AW32]&lt;[.$HF3:.$HF32])" office:value-type="float" office:value="9">
            <text:p>9</text:p>
          </table:table-cell>
          <table:table-cell table:number-matrix-columns-spanned="1" table:number-matrix-rows-spanned="1" table:formula="of:=SUM([.AX3:.AX32]&lt;[.$HG3:.$HG32])" office:value-type="float" office:value="2">
            <text:p>2</text:p>
          </table:table-cell>
          <table:table-cell table:number-matrix-columns-spanned="1" table:number-matrix-rows-spanned="1" table:formula="of:=SUM([.AY3:.AY32]&lt;[.$HC3:.$HC32])" office:value-type="float" office:value="15">
            <text:p>15</text:p>
          </table:table-cell>
          <table:table-cell table:number-matrix-columns-spanned="1" table:number-matrix-rows-spanned="1" table:formula="of:=SUM([.AZ3:.AZ32]&lt;[.$HD3:.$HD32])" office:value-type="float" office:value="1">
            <text:p>1</text:p>
          </table:table-cell>
          <table:table-cell table:number-matrix-columns-spanned="1" table:number-matrix-rows-spanned="1" table:formula="of:=SUM([.BA3:.BA32]&lt;[.$HE3:.$HE32])" office:value-type="float" office:value="17">
            <text:p>17</text:p>
          </table:table-cell>
          <table:table-cell table:number-matrix-columns-spanned="1" table:number-matrix-rows-spanned="1" table:formula="of:=SUM([.BB3:.BB32]&lt;[.$HF3:.$HF32])" office:value-type="float" office:value="18">
            <text:p>18</text:p>
          </table:table-cell>
          <table:table-cell table:number-matrix-columns-spanned="1" table:number-matrix-rows-spanned="1" table:formula="of:=SUM([.BC3:.BC32]&lt;[.$HG3:.$HG32])" office:value-type="float" office:value="19">
            <text:p>19</text:p>
          </table:table-cell>
          <table:table-cell table:number-matrix-columns-spanned="1" table:number-matrix-rows-spanned="1" table:formula="of:=SUM([.BD3:.BD32]&lt;[.$HC3:.$HC32])" office:value-type="float" office:value="10">
            <text:p>10</text:p>
          </table:table-cell>
          <table:table-cell table:number-matrix-columns-spanned="1" table:number-matrix-rows-spanned="1" table:formula="of:=SUM([.BE3:.BE32]&lt;[.$HD3:.$HD32])" office:value-type="float" office:value="2">
            <text:p>2</text:p>
          </table:table-cell>
          <table:table-cell table:number-matrix-columns-spanned="1" table:number-matrix-rows-spanned="1" table:formula="of:=SUM([.BF3:.BF32]&lt;[.$HE3:.$HE32])" office:value-type="float" office:value="18">
            <text:p>18</text:p>
          </table:table-cell>
          <table:table-cell table:number-matrix-columns-spanned="1" table:number-matrix-rows-spanned="1" table:formula="of:=SUM([.BG3:.BG32]&lt;[.$HF3:.$HF32])" office:value-type="float" office:value="18">
            <text:p>18</text:p>
          </table:table-cell>
          <table:table-cell table:number-matrix-columns-spanned="1" table:number-matrix-rows-spanned="1" table:formula="of:=SUM([.BH3:.BH32]&lt;[.$HG3:.$HG32])" office:value-type="float" office:value="17">
            <text:p>17</text:p>
          </table:table-cell>
          <table:table-cell table:number-matrix-columns-spanned="1" table:number-matrix-rows-spanned="1" table:formula="of:=SUM([.BI3:.BI32]&lt;[.$HC3:.$HC32])" office:value-type="float" office:value="12">
            <text:p>12</text:p>
          </table:table-cell>
          <table:table-cell table:style-name="cellWorst" table:number-matrix-columns-spanned="1" table:number-matrix-rows-spanned="1" table:formula="of:=SUM([.BJ3:.BJ32]&lt;[.$HD3:.$HD32])" office:value-type="float" office:value="0">
            <text:p>0</text:p>
          </table:table-cell>
          <table:table-cell table:number-matrix-columns-spanned="1" table:number-matrix-rows-spanned="1" table:formula="of:=SUM([.BK3:.BK32]&lt;[.$HE3:.$HE32])" office:value-type="float" office:value="10">
            <text:p>10</text:p>
          </table:table-cell>
          <table:table-cell table:number-matrix-columns-spanned="1" table:number-matrix-rows-spanned="1" table:formula="of:=SUM([.BL3:.BL32]&lt;[.$HF3:.$HF32])" office:value-type="float" office:value="11">
            <text:p>11</text:p>
          </table:table-cell>
          <table:table-cell table:number-matrix-columns-spanned="1" table:number-matrix-rows-spanned="1" table:formula="of:=SUM([.BM3:.BM32]&lt;[.$HG3:.$HG32])" office:value-type="float" office:value="18">
            <text:p>18</text:p>
          </table:table-cell>
          <table:table-cell table:number-matrix-columns-spanned="1" table:number-matrix-rows-spanned="1" table:formula="of:=SUM([.BN3:.BN32]&lt;[.$HC3:.$HC32])" office:value-type="float" office:value="15">
            <text:p>15</text:p>
          </table:table-cell>
          <table:table-cell table:number-matrix-columns-spanned="1" table:number-matrix-rows-spanned="1" table:formula="of:=SUM([.BO3:.BO32]&lt;[.$HD3:.$HD32])" office:value-type="float" office:value="1">
            <text:p>1</text:p>
          </table:table-cell>
          <table:table-cell table:number-matrix-columns-spanned="1" table:number-matrix-rows-spanned="1" table:formula="of:=SUM([.BP3:.BP32]&lt;[.$HE3:.$HE32])" office:value-type="float" office:value="21">
            <text:p>21</text:p>
          </table:table-cell>
          <table:table-cell table:number-matrix-columns-spanned="1" table:number-matrix-rows-spanned="1" table:formula="of:=SUM([.BQ3:.BQ32]&lt;[.$HF3:.$HF32])" office:value-type="float" office:value="22">
            <text:p>22</text:p>
          </table:table-cell>
          <table:table-cell table:number-matrix-columns-spanned="1" table:number-matrix-rows-spanned="1" table:formula="of:=SUM([.BR3:.BR32]&lt;[.$HG3:.$HG32])" office:value-type="float" office:value="23">
            <text:p>23</text:p>
          </table:table-cell>
          <table:table-cell table:number-matrix-columns-spanned="1" table:number-matrix-rows-spanned="1" table:formula="of:=SUM([.BS3:.BS32]&lt;[.$HC3:.$HC32])" office:value-type="float" office:value="5">
            <text:p>5</text:p>
          </table:table-cell>
          <table:table-cell table:style-name="cellWorst" table:number-matrix-columns-spanned="1" table:number-matrix-rows-spanned="1" table:formula="of:=SUM([.BT3:.BT32]&lt;[.$HD3:.$HD32])" office:value-type="float" office:value="0">
            <text:p>0</text:p>
          </table:table-cell>
          <table:table-cell table:number-matrix-columns-spanned="1" table:number-matrix-rows-spanned="1" table:formula="of:=SUM([.BU3:.BU32]&lt;[.$HE3:.$HE32])" office:value-type="float" office:value="5">
            <text:p>5</text:p>
          </table:table-cell>
          <table:table-cell table:number-matrix-columns-spanned="1" table:number-matrix-rows-spanned="1" table:formula="of:=SUM([.BV3:.BV32]&lt;[.$HF3:.$HF32])" office:value-type="float" office:value="13">
            <text:p>13</text:p>
          </table:table-cell>
          <table:table-cell table:number-matrix-columns-spanned="1" table:number-matrix-rows-spanned="1" table:formula="of:=SUM([.BW3:.BW32]&lt;[.$HG3:.$HG32])" office:value-type="float" office:value="1">
            <text:p>1</text:p>
          </table:table-cell>
          <table:table-cell table:number-matrix-columns-spanned="1" table:number-matrix-rows-spanned="1" table:formula="of:=SUM([.BX3:.BX32]&lt;[.$HC3:.$HC32])" office:value-type="float" office:value="22">
            <text:p>22</text:p>
          </table:table-cell>
          <table:table-cell table:number-matrix-columns-spanned="1" table:number-matrix-rows-spanned="1" table:formula="of:=SUM([.BY3:.BY32]&lt;[.$HD3:.$HD32])" office:value-type="float" office:value="3">
            <text:p>3</text:p>
          </table:table-cell>
          <table:table-cell table:number-matrix-columns-spanned="1" table:number-matrix-rows-spanned="1" table:formula="of:=SUM([.BZ3:.BZ32]&lt;[.$HE3:.$HE32])" office:value-type="float" office:value="25">
            <text:p>25</text:p>
          </table:table-cell>
          <table:table-cell table:style-name="cellBest" table:number-matrix-columns-spanned="1" table:number-matrix-rows-spanned="1" table:formula="of:=SUM([.CA3:.CA32]&lt;[.$HF3:.$HF32])" office:value-type="float" office:value="23">
            <text:p>23</text:p>
          </table:table-cell>
          <table:table-cell table:number-matrix-columns-spanned="1" table:number-matrix-rows-spanned="1" table:formula="of:=SUM([.CB3:.CB32]&lt;[.$HG3:.$HG32])" office:value-type="float" office:value="30">
            <text:p>30</text:p>
          </table:table-cell>
          <table:table-cell table:number-matrix-columns-spanned="1" table:number-matrix-rows-spanned="1" table:formula="of:=SUM([.CC3:.CC32]&lt;[.$HC3:.$HC32])" office:value-type="float" office:value="9">
            <text:p>9</text:p>
          </table:table-cell>
          <table:table-cell table:number-matrix-columns-spanned="1" table:number-matrix-rows-spanned="1" table:formula="of:=SUM([.CD3:.CD32]&lt;[.$HD3:.$HD32])" office:value-type="float" office:value="2">
            <text:p>2</text:p>
          </table:table-cell>
          <table:table-cell table:number-matrix-columns-spanned="1" table:number-matrix-rows-spanned="1" table:formula="of:=SUM([.CE3:.CE32]&lt;[.$HE3:.$HE32])" office:value-type="float" office:value="17">
            <text:p>17</text:p>
          </table:table-cell>
          <table:table-cell table:number-matrix-columns-spanned="1" table:number-matrix-rows-spanned="1" table:formula="of:=SUM([.CF3:.CF32]&lt;[.$HF3:.$HF32])" office:value-type="float" office:value="18">
            <text:p>18</text:p>
          </table:table-cell>
          <table:table-cell table:number-matrix-columns-spanned="1" table:number-matrix-rows-spanned="1" table:formula="of:=SUM([.CG3:.CG32]&lt;[.$HG3:.$HG32])" office:value-type="float" office:value="4">
            <text:p>4</text:p>
          </table:table-cell>
          <table:table-cell table:number-matrix-columns-spanned="1" table:number-matrix-rows-spanned="1" table:formula="of:=SUM([.CH3:.CH32]&lt;[.$HC3:.$HC32])" office:value-type="float" office:value="14">
            <text:p>14</text:p>
          </table:table-cell>
          <table:table-cell table:number-matrix-columns-spanned="1" table:number-matrix-rows-spanned="1" table:formula="of:=SUM([.CI3:.CI32]&lt;[.$HD3:.$HD32])" office:value-type="float" office:value="3">
            <text:p>3</text:p>
          </table:table-cell>
          <table:table-cell table:number-matrix-columns-spanned="1" table:number-matrix-rows-spanned="1" table:formula="of:=SUM([.CJ3:.CJ32]&lt;[.$HE3:.$HE32])" office:value-type="float" office:value="18">
            <text:p>18</text:p>
          </table:table-cell>
          <table:table-cell table:number-matrix-columns-spanned="1" table:number-matrix-rows-spanned="1" table:formula="of:=SUM([.CK3:.CK32]&lt;[.$HF3:.$HF32])" office:value-type="float" office:value="15">
            <text:p>15</text:p>
          </table:table-cell>
          <table:table-cell table:number-matrix-columns-spanned="1" table:number-matrix-rows-spanned="1" table:formula="of:=SUM([.CL3:.CL32]&lt;[.$HG3:.$HG32])" office:value-type="float" office:value="16">
            <text:p>16</text:p>
          </table:table-cell>
          <table:table-cell table:number-matrix-columns-spanned="1" table:number-matrix-rows-spanned="1" table:formula="of:=SUM([.CM3:.CM32]&lt;[.$HC3:.$HC32])" office:value-type="float" office:value="0">
            <text:p>0</text:p>
          </table:table-cell>
          <table:table-cell table:number-matrix-columns-spanned="1" table:number-matrix-rows-spanned="1" table:formula="of:=SUM([.CN3:.CN32]&lt;[.$HD3:.$HD32])" office:value-type="float" office:value="0">
            <text:p>0</text:p>
          </table:table-cell>
          <table:table-cell table:number-matrix-columns-spanned="1" table:number-matrix-rows-spanned="1" table:formula="of:=SUM([.CO3:.CO32]&lt;[.$HE3:.$HE32])" office:value-type="float" office:value="12">
            <text:p>12</text:p>
          </table:table-cell>
          <table:table-cell table:number-matrix-columns-spanned="1" table:number-matrix-rows-spanned="1" table:formula="of:=SUM([.CP3:.CP32]&lt;[.$HF3:.$HF32])" office:value-type="float" office:value="12">
            <text:p>12</text:p>
          </table:table-cell>
          <table:table-cell table:style-name="cellWorst" table:number-matrix-columns-spanned="1" table:number-matrix-rows-spanned="1" table:formula="of:=SUM([.CQ3:.CQ32]&lt;[.$HG3:.$HG32])" office:value-type="float" office:value="0">
            <text:p>0</text:p>
          </table:table-cell>
          <table:table-cell table:number-matrix-columns-spanned="1" table:number-matrix-rows-spanned="1" table:formula="of:=SUM([.CR3:.CR32]&lt;[.$HC3:.$HC32])" office:value-type="float" office:value="2">
            <text:p>2</text:p>
          </table:table-cell>
          <table:table-cell table:style-name="cellWorst" table:number-matrix-columns-spanned="1" table:number-matrix-rows-spanned="1" table:formula="of:=SUM([.CS3:.CS32]&lt;[.$HD3:.$HD32])" office:value-type="float" office:value="0">
            <text:p>0</text:p>
          </table:table-cell>
          <table:table-cell table:number-matrix-columns-spanned="1" table:number-matrix-rows-spanned="1" table:formula="of:=SUM([.CT3:.CT32]&lt;[.$HE3:.$HE32])" office:value-type="float" office:value="11">
            <text:p>11</text:p>
          </table:table-cell>
          <table:table-cell table:number-matrix-columns-spanned="1" table:number-matrix-rows-spanned="1" table:formula="of:=SUM([.CU3:.CU32]&lt;[.$HF3:.$HF32])" office:value-type="float" office:value="12">
            <text:p>12</text:p>
          </table:table-cell>
          <table:table-cell table:number-matrix-columns-spanned="1" table:number-matrix-rows-spanned="1" table:formula="of:=SUM([.CV3:.CV32]&lt;[.$HG3:.$HG32])" office:value-type="float" office:value="1">
            <text:p>1</text:p>
          </table:table-cell>
          <table:table-cell table:number-matrix-columns-spanned="1" table:number-matrix-rows-spanned="1" table:formula="of:=SUM([.CW3:.CW32]&lt;[.$HC3:.$HC32])" office:value-type="float" office:value="14">
            <text:p>14</text:p>
          </table:table-cell>
          <table:table-cell table:number-matrix-columns-spanned="1" table:number-matrix-rows-spanned="1" table:formula="of:=SUM([.CX3:.CX32]&lt;[.$HD3:.$HD32])" office:value-type="float" office:value="1">
            <text:p>1</text:p>
          </table:table-cell>
          <table:table-cell table:number-matrix-columns-spanned="1" table:number-matrix-rows-spanned="1" table:formula="of:=SUM([.CY3:.CY32]&lt;[.$HE3:.$HE32])" office:value-type="float" office:value="14">
            <text:p>14</text:p>
          </table:table-cell>
          <table:table-cell table:number-matrix-columns-spanned="1" table:number-matrix-rows-spanned="1" table:formula="of:=SUM([.CZ3:.CZ32]&lt;[.$HF3:.$HF32])" office:value-type="float" office:value="17">
            <text:p>17</text:p>
          </table:table-cell>
          <table:table-cell table:number-matrix-columns-spanned="1" table:number-matrix-rows-spanned="1" table:formula="of:=SUM([.DA3:.DA32]&lt;[.$HG3:.$HG32])" office:value-type="float" office:value="20">
            <text:p>20</text:p>
          </table:table-cell>
          <table:table-cell table:style-name="cellWorst" table:number-matrix-columns-spanned="1" table:number-matrix-rows-spanned="1" table:formula="of:=SUM([.DB3:.DB32]&lt;[.$HC3:.$HC32])" office:value-type="float" office:value="0">
            <text:p>0</text:p>
          </table:table-cell>
          <table:table-cell table:style-name="cellWorst" table:number-matrix-columns-spanned="1" table:number-matrix-rows-spanned="1" table:formula="of:=SUM([.DC3:.DC32]&lt;[.$HD3:.$HD32])" office:value-type="float" office:value="0">
            <text:p>0</text:p>
          </table:table-cell>
          <table:table-cell table:number-matrix-columns-spanned="1" table:number-matrix-rows-spanned="1" table:formula="of:=SUM([.DD3:.DD32]&lt;[.$HE3:.$HE32])" office:value-type="float" office:value="6">
            <text:p>6</text:p>
          </table:table-cell>
          <table:table-cell table:number-matrix-columns-spanned="1" table:number-matrix-rows-spanned="1" table:formula="of:=SUM([.DE3:.DE32]&lt;[.$HF3:.$HF32])" office:value-type="float" office:value="9">
            <text:p>9</text:p>
          </table:table-cell>
          <table:table-cell table:style-name="cellWorst" table:number-matrix-columns-spanned="1" table:number-matrix-rows-spanned="1" table:formula="of:=SUM([.DF3:.DF32]&lt;[.$HG3:.$HG32])" office:value-type="float" office:value="0">
            <text:p>0</text:p>
          </table:table-cell>
          <table:table-cell table:number-matrix-columns-spanned="1" table:number-matrix-rows-spanned="1" table:formula="of:=SUM([.DG3:.DG32]&lt;[.$HC3:.$HC32])" office:value-type="float" office:value="6">
            <text:p>6</text:p>
          </table:table-cell>
          <table:table-cell table:number-matrix-columns-spanned="1" table:number-matrix-rows-spanned="1" table:formula="of:=SUM([.DH3:.DH32]&lt;[.$HD3:.$HD32])" office:value-type="float" office:value="1">
            <text:p>1</text:p>
          </table:table-cell>
          <table:table-cell table:number-matrix-columns-spanned="1" table:number-matrix-rows-spanned="1" table:formula="of:=SUM([.DI3:.DI32]&lt;[.$HE3:.$HE32])" office:value-type="float" office:value="9">
            <text:p>9</text:p>
          </table:table-cell>
          <table:table-cell table:number-matrix-columns-spanned="1" table:number-matrix-rows-spanned="1" table:formula="of:=SUM([.DJ3:.DJ32]&lt;[.$HF3:.$HF32])" office:value-type="float" office:value="11">
            <text:p>11</text:p>
          </table:table-cell>
          <table:table-cell table:number-matrix-columns-spanned="1" table:number-matrix-rows-spanned="1" table:formula="of:=SUM([.DK3:.DK32]&lt;[.$HG3:.$HG32])" office:value-type="float" office:value="12">
            <text:p>12</text:p>
          </table:table-cell>
          <table:table-cell table:number-matrix-columns-spanned="1" table:number-matrix-rows-spanned="1" table:formula="of:=SUM([.DL3:.DL32]&lt;[.$HC3:.$HC32])" office:value-type="float" office:value="15">
            <text:p>15</text:p>
          </table:table-cell>
          <table:table-cell table:style-name="cellWorst" table:number-matrix-columns-spanned="1" table:number-matrix-rows-spanned="1" table:formula="of:=SUM([.DM3:.DM32]&lt;[.$HD3:.$HD32])" office:value-type="float" office:value="0">
            <text:p>0</text:p>
          </table:table-cell>
          <table:table-cell table:number-matrix-columns-spanned="1" table:number-matrix-rows-spanned="1" table:formula="of:=SUM([.DN3:.DN32]&lt;[.$HE3:.$HE32])" office:value-type="float" office:value="19">
            <text:p>19</text:p>
          </table:table-cell>
          <table:table-cell table:number-matrix-columns-spanned="1" table:number-matrix-rows-spanned="1" table:formula="of:=SUM([.DO3:.DO32]&lt;[.$HF3:.$HF32])" office:value-type="float" office:value="21">
            <text:p>21</text:p>
          </table:table-cell>
          <table:table-cell table:number-matrix-columns-spanned="1" table:number-matrix-rows-spanned="1" table:formula="of:=SUM([.DP3:.DP32]&lt;[.$HG3:.$HG32])" office:value-type="float" office:value="28">
            <text:p>28</text:p>
          </table:table-cell>
          <table:table-cell table:number-matrix-columns-spanned="1" table:number-matrix-rows-spanned="1" table:formula="of:=SUM([.DQ3:.DQ32]&lt;[.$HC3:.$HC32])" office:value-type="float" office:value="14">
            <text:p>14</text:p>
          </table:table-cell>
          <table:table-cell table:number-matrix-columns-spanned="1" table:number-matrix-rows-spanned="1" table:formula="of:=SUM([.DR3:.DR32]&lt;[.$HD3:.$HD32])" office:value-type="float" office:value="1">
            <text:p>1</text:p>
          </table:table-cell>
          <table:table-cell table:number-matrix-columns-spanned="1" table:number-matrix-rows-spanned="1" table:formula="of:=SUM([.DS3:.DS32]&lt;[.$HE3:.$HE32])" office:value-type="float" office:value="16">
            <text:p>16</text:p>
          </table:table-cell>
          <table:table-cell table:number-matrix-columns-spanned="1" table:number-matrix-rows-spanned="1" table:formula="of:=SUM([.DT3:.DT32]&lt;[.$HF3:.$HF32])" office:value-type="float" office:value="17">
            <text:p>17</text:p>
          </table:table-cell>
          <table:table-cell table:number-matrix-columns-spanned="1" table:number-matrix-rows-spanned="1" table:formula="of:=SUM([.DU3:.DU32]&lt;[.$HG3:.$HG32])" office:value-type="float" office:value="26">
            <text:p>26</text:p>
          </table:table-cell>
          <table:table-cell table:style-name="cellBest" table:number-matrix-columns-spanned="1" table:number-matrix-rows-spanned="1" table:formula="of:=SUM([.DV3:.DV32]&lt;[.$HC3:.$HC32])" office:value-type="float" office:value="23">
            <text:p>23</text:p>
          </table:table-cell>
          <table:table-cell table:style-name="cellBest" table:number-matrix-columns-spanned="1" table:number-matrix-rows-spanned="1" table:formula="of:=SUM([.DW3:.DW32]&lt;[.$HD3:.$HD32])" office:value-type="float" office:value="4">
            <text:p>4</text:p>
          </table:table-cell>
          <table:table-cell table:number-matrix-columns-spanned="1" table:number-matrix-rows-spanned="1" table:formula="of:=SUM([.DX3:.DX32]&lt;[.$HE3:.$HE32])" office:value-type="float" office:value="26">
            <text:p>26</text:p>
          </table:table-cell>
          <table:table-cell table:style-name="cellBest" table:number-matrix-columns-spanned="1" table:number-matrix-rows-spanned="1" table:formula="of:=SUM([.DY3:.DY32]&lt;[.$HF3:.$HF32])" office:value-type="float" office:value="23">
            <text:p>23</text:p>
          </table:table-cell>
          <table:table-cell table:number-matrix-columns-spanned="1" table:number-matrix-rows-spanned="1" table:formula="of:=SUM([.DZ3:.DZ32]&lt;[.$HG3:.$HG32])" office:value-type="float" office:value="14">
            <text:p>14</text:p>
          </table:table-cell>
          <table:table-cell table:number-matrix-columns-spanned="1" table:number-matrix-rows-spanned="1" table:formula="of:=SUM([.EA3:.EA32]&lt;[.$HC3:.$HC32])" office:value-type="float" office:value="21">
            <text:p>21</text:p>
          </table:table-cell>
          <table:table-cell table:number-matrix-columns-spanned="1" table:number-matrix-rows-spanned="1" table:formula="of:=SUM([.EB3:.EB32]&lt;[.$HD3:.$HD32])" office:value-type="float" office:value="3">
            <text:p>3</text:p>
          </table:table-cell>
          <table:table-cell table:style-name="cellBest" table:number-matrix-columns-spanned="1" table:number-matrix-rows-spanned="1" table:formula="of:=SUM([.EC3:.EC32]&lt;[.$HE3:.$HE32])" office:value-type="float" office:value="27">
            <text:p>27</text:p>
          </table:table-cell>
          <table:table-cell table:number-matrix-columns-spanned="1" table:number-matrix-rows-spanned="1" table:formula="of:=SUM([.ED3:.ED32]&lt;[.$HF3:.$HF32])" office:value-type="float" office:value="22">
            <text:p>22</text:p>
          </table:table-cell>
          <table:table-cell table:number-matrix-columns-spanned="1" table:number-matrix-rows-spanned="1" table:formula="of:=SUM([.EE3:.EE32]&lt;[.$HG3:.$HG32])" office:value-type="float" office:value="13">
            <text:p>13</text:p>
          </table:table-cell>
          <table:table-cell table:style-name="cellBest" table:number-matrix-columns-spanned="1" table:number-matrix-rows-spanned="1" table:formula="of:=SUM([.EF3:.EF32]&lt;[.$HC3:.$HC32])" office:value-type="float" office:value="23">
            <text:p>23</text:p>
          </table:table-cell>
          <table:table-cell table:number-matrix-columns-spanned="1" table:number-matrix-rows-spanned="1" table:formula="of:=SUM([.EG3:.EG32]&lt;[.$HD3:.$HD32])" office:value-type="float" office:value="3">
            <text:p>3</text:p>
          </table:table-cell>
          <table:table-cell table:number-matrix-columns-spanned="1" table:number-matrix-rows-spanned="1" table:formula="of:=SUM([.EH3:.EH32]&lt;[.$HE3:.$HE32])" office:value-type="float" office:value="23">
            <text:p>23</text:p>
          </table:table-cell>
          <table:table-cell table:number-matrix-columns-spanned="1" table:number-matrix-rows-spanned="1" table:formula="of:=SUM([.EI3:.EI32]&lt;[.$HF3:.$HF32])" office:value-type="float" office:value="22">
            <text:p>22</text:p>
          </table:table-cell>
          <table:table-cell table:number-matrix-columns-spanned="1" table:number-matrix-rows-spanned="1" table:formula="of:=SUM([.EJ3:.EJ32]&lt;[.$HG3:.$HG32])" office:value-type="float" office:value="14">
            <text:p>14</text:p>
          </table:table-cell>
          <table:table-cell table:number-matrix-columns-spanned="1" table:number-matrix-rows-spanned="1" table:formula="of:=SUM([.EK3:.EK32]&lt;[.$HC3:.$HC32])" office:value-type="float" office:value="20">
            <text:p>20</text:p>
          </table:table-cell>
          <table:table-cell table:number-matrix-columns-spanned="1" table:number-matrix-rows-spanned="1" table:formula="of:=SUM([.EL3:.EL32]&lt;[.$HD3:.$HD32])" office:value-type="float" office:value="3">
            <text:p>3</text:p>
          </table:table-cell>
          <table:table-cell table:number-matrix-columns-spanned="1" table:number-matrix-rows-spanned="1" table:formula="of:=SUM([.EM3:.EM32]&lt;[.$HE3:.$HE32])" office:value-type="float" office:value="22">
            <text:p>22</text:p>
          </table:table-cell>
          <table:table-cell table:number-matrix-columns-spanned="1" table:number-matrix-rows-spanned="1" table:formula="of:=SUM([.EN3:.EN32]&lt;[.$HF3:.$HF32])" office:value-type="float" office:value="18">
            <text:p>18</text:p>
          </table:table-cell>
          <table:table-cell table:number-matrix-columns-spanned="1" table:number-matrix-rows-spanned="1" table:formula="of:=SUM([.EO3:.EO32]&lt;[.$HG3:.$HG32])" office:value-type="float" office:value="14">
            <text:p>14</text:p>
          </table:table-cell>
          <table:table-cell table:number-matrix-columns-spanned="1" table:number-matrix-rows-spanned="1" table:formula="of:=SUM([.EP3:.EP32]&lt;[.$HC3:.$HC32])" office:value-type="float" office:value="12">
            <text:p>12</text:p>
          </table:table-cell>
          <table:table-cell table:style-name="cellWorst" table:number-matrix-columns-spanned="1" table:number-matrix-rows-spanned="1" table:formula="of:=SUM([.EQ3:.EQ32]&lt;[.$HD3:.$HD32])" office:value-type="float" office:value="0">
            <text:p>0</text:p>
          </table:table-cell>
          <table:table-cell table:number-matrix-columns-spanned="1" table:number-matrix-rows-spanned="1" table:formula="of:=SUM([.ER3:.ER32]&lt;[.$HE3:.$HE32])" office:value-type="float" office:value="18">
            <text:p>18</text:p>
          </table:table-cell>
          <table:table-cell table:number-matrix-columns-spanned="1" table:number-matrix-rows-spanned="1" table:formula="of:=SUM([.ES3:.ES32]&lt;[.$HF3:.$HF32])" office:value-type="float" office:value="13">
            <text:p>13</text:p>
          </table:table-cell>
          <table:table-cell table:number-matrix-columns-spanned="1" table:number-matrix-rows-spanned="1" table:formula="of:=SUM([.ET3:.ET32]&lt;[.$HG3:.$HG32])" office:value-type="float" office:value="27">
            <text:p>27</text:p>
          </table:table-cell>
          <table:table-cell table:number-matrix-columns-spanned="1" table:number-matrix-rows-spanned="1" table:formula="of:=SUM([.EU3:.EU32]&lt;[.$HC3:.$HC32])" office:value-type="float" office:value="15">
            <text:p>15</text:p>
          </table:table-cell>
          <table:table-cell table:number-matrix-columns-spanned="1" table:number-matrix-rows-spanned="1" table:formula="of:=SUM([.EV3:.EV32]&lt;[.$HD3:.$HD32])" office:value-type="float" office:value="3">
            <text:p>3</text:p>
          </table:table-cell>
          <table:table-cell table:number-matrix-columns-spanned="1" table:number-matrix-rows-spanned="1" table:formula="of:=SUM([.EW3:.EW32]&lt;[.$HE3:.$HE32])" office:value-type="float" office:value="14">
            <text:p>14</text:p>
          </table:table-cell>
          <table:table-cell table:number-matrix-columns-spanned="1" table:number-matrix-rows-spanned="1" table:formula="of:=SUM([.EX3:.EX32]&lt;[.$HF3:.$HF32])" office:value-type="float" office:value="13">
            <text:p>13</text:p>
          </table:table-cell>
          <table:table-cell table:number-matrix-columns-spanned="1" table:number-matrix-rows-spanned="1" table:formula="of:=SUM([.EY3:.EY32]&lt;[.$HG3:.$HG32])" office:value-type="float" office:value="27">
            <text:p>27</text:p>
          </table:table-cell>
          <table:table-cell table:number-matrix-columns-spanned="1" table:number-matrix-rows-spanned="1" table:formula="of:=SUM([.EZ3:.EZ32]&lt;[.$HC3:.$HC32])" office:value-type="float" office:value="13">
            <text:p>13</text:p>
          </table:table-cell>
          <table:table-cell table:number-matrix-columns-spanned="1" table:number-matrix-rows-spanned="1" table:formula="of:=SUM([.FA3:.FA32]&lt;[.$HD3:.$HD32])" office:value-type="float" office:value="1">
            <text:p>1</text:p>
          </table:table-cell>
          <table:table-cell table:number-matrix-columns-spanned="1" table:number-matrix-rows-spanned="1" table:formula="of:=SUM([.FB3:.FB32]&lt;[.$HE3:.$HE32])" office:value-type="float" office:value="17">
            <text:p>17</text:p>
          </table:table-cell>
          <table:table-cell table:number-matrix-columns-spanned="1" table:number-matrix-rows-spanned="1" table:formula="of:=SUM([.FC3:.FC32]&lt;[.$HF3:.$HF32])" office:value-type="float" office:value="15">
            <text:p>15</text:p>
          </table:table-cell>
          <table:table-cell table:number-matrix-columns-spanned="1" table:number-matrix-rows-spanned="1" table:formula="of:=SUM([.FD3:.FD32]&lt;[.$HG3:.$HG32])" office:value-type="float" office:value="26">
            <text:p>26</text:p>
          </table:table-cell>
          <table:table-cell table:number-matrix-columns-spanned="1" table:number-matrix-rows-spanned="1" table:formula="of:=SUM([.FE3:.FE32]&lt;[.$HC3:.$HC32])" office:value-type="float" office:value="14">
            <text:p>14</text:p>
          </table:table-cell>
          <table:table-cell table:number-matrix-columns-spanned="1" table:number-matrix-rows-spanned="1" table:formula="of:=SUM([.FF3:.FF32]&lt;[.$HD3:.$HD32])" office:value-type="float" office:value="1">
            <text:p>1</text:p>
          </table:table-cell>
          <table:table-cell table:number-matrix-columns-spanned="1" table:number-matrix-rows-spanned="1" table:formula="of:=SUM([.FG3:.FG32]&lt;[.$HE3:.$HE32])" office:value-type="float" office:value="12">
            <text:p>12</text:p>
          </table:table-cell>
          <table:table-cell table:number-matrix-columns-spanned="1" table:number-matrix-rows-spanned="1" table:formula="of:=SUM([.FH3:.FH32]&lt;[.$HF3:.$HF32])" office:value-type="float" office:value="13">
            <text:p>13</text:p>
          </table:table-cell>
          <table:table-cell table:number-matrix-columns-spanned="1" table:number-matrix-rows-spanned="1" table:formula="of:=SUM([.FI3:.FI32]&lt;[.$HG3:.$HG32])" office:value-type="float" office:value="27">
            <text:p>27</text:p>
          </table:table-cell>
          <table:table-cell table:number-matrix-columns-spanned="1" table:number-matrix-rows-spanned="1" table:formula="of:=SUM([.FJ3:.FJ32]&lt;[.$HC3:.$HC32])" office:value-type="float" office:value="21">
            <text:p>21</text:p>
          </table:table-cell>
          <table:table-cell table:number-matrix-columns-spanned="1" table:number-matrix-rows-spanned="1" table:formula="of:=SUM([.FK3:.FK32]&lt;[.$HD3:.$HD32])" office:value-type="float" office:value="3">
            <text:p>3</text:p>
          </table:table-cell>
          <table:table-cell table:number-matrix-columns-spanned="1" table:number-matrix-rows-spanned="1" table:formula="of:=SUM([.FL3:.FL32]&lt;[.$HE3:.$HE32])" office:value-type="float" office:value="21">
            <text:p>21</text:p>
          </table:table-cell>
          <table:table-cell table:number-matrix-columns-spanned="1" table:number-matrix-rows-spanned="1" table:formula="of:=SUM([.FM3:.FM32]&lt;[.$HF3:.$HF32])" office:value-type="float" office:value="19">
            <text:p>19</text:p>
          </table:table-cell>
          <table:table-cell table:number-matrix-columns-spanned="1" table:number-matrix-rows-spanned="1" table:formula="of:=SUM([.FN3:.FN32]&lt;[.$HG3:.$HG32])" office:value-type="float" office:value="13">
            <text:p>13</text:p>
          </table:table-cell>
          <table:table-cell table:number-matrix-columns-spanned="1" table:number-matrix-rows-spanned="1" table:formula="of:=SUM([.FO3:.FO32]&lt;[.$HC3:.$HC32])" office:value-type="float" office:value="8">
            <text:p>8</text:p>
          </table:table-cell>
          <table:table-cell table:style-name="cellWorst" table:number-matrix-columns-spanned="1" table:number-matrix-rows-spanned="1" table:formula="of:=SUM([.FP3:.FP32]&lt;[.$HD3:.$HD32])" office:value-type="float" office:value="0">
            <text:p>0</text:p>
          </table:table-cell>
          <table:table-cell table:number-matrix-columns-spanned="1" table:number-matrix-rows-spanned="1" table:formula="of:=SUM([.FQ3:.FQ32]&lt;[.$HE3:.$HE32])" office:value-type="float" office:value="15">
            <text:p>15</text:p>
          </table:table-cell>
          <table:table-cell table:number-matrix-columns-spanned="1" table:number-matrix-rows-spanned="1" table:formula="of:=SUM([.FR3:.FR32]&lt;[.$HF3:.$HF32])" office:value-type="float" office:value="15">
            <text:p>15</text:p>
          </table:table-cell>
          <table:table-cell table:number-matrix-columns-spanned="1" table:number-matrix-rows-spanned="1" table:formula="of:=SUM([.FS3:.FS32]&lt;[.$HG3:.$HG32])" office:value-type="float" office:value="30">
            <text:p>30</text:p>
          </table:table-cell>
          <table:table-cell table:number-matrix-columns-spanned="1" table:number-matrix-rows-spanned="1" table:formula="of:=SUM([.FT3:.FT32]&lt;[.$HC3:.$HC32])" office:value-type="float" office:value="17">
            <text:p>17</text:p>
          </table:table-cell>
          <table:table-cell table:number-matrix-columns-spanned="1" table:number-matrix-rows-spanned="1" table:formula="of:=SUM([.FU3:.FU32]&lt;[.$HD3:.$HD32])" office:value-type="float" office:value="2">
            <text:p>2</text:p>
          </table:table-cell>
          <table:table-cell table:number-matrix-columns-spanned="1" table:number-matrix-rows-spanned="1" table:formula="of:=SUM([.FV3:.FV32]&lt;[.$HE3:.$HE32])" office:value-type="float" office:value="17">
            <text:p>17</text:p>
          </table:table-cell>
          <table:table-cell table:number-matrix-columns-spanned="1" table:number-matrix-rows-spanned="1" table:formula="of:=SUM([.FW3:.FW32]&lt;[.$HF3:.$HF32])" office:value-type="float" office:value="16">
            <text:p>16</text:p>
          </table:table-cell>
          <table:table-cell table:number-matrix-columns-spanned="1" table:number-matrix-rows-spanned="1" table:formula="of:=SUM([.FX3:.FX32]&lt;[.$HG3:.$HG32])" office:value-type="float" office:value="13">
            <text:p>13</text:p>
          </table:table-cell>
          <table:table-cell table:number-matrix-columns-spanned="1" table:number-matrix-rows-spanned="1" table:formula="of:=SUM([.FY3:.FY32]&lt;[.$HC3:.$HC32])" office:value-type="float" office:value="10">
            <text:p>10</text:p>
          </table:table-cell>
          <table:table-cell table:number-matrix-columns-spanned="1" table:number-matrix-rows-spanned="1" table:formula="of:=SUM([.FZ3:.FZ32]&lt;[.$HD3:.$HD32])" office:value-type="float" office:value="1">
            <text:p>1</text:p>
          </table:table-cell>
          <table:table-cell table:number-matrix-columns-spanned="1" table:number-matrix-rows-spanned="1" table:formula="of:=SUM([.GA3:.GA32]&lt;[.$HE3:.$HE32])" office:value-type="float" office:value="13">
            <text:p>13</text:p>
          </table:table-cell>
          <table:table-cell table:number-matrix-columns-spanned="1" table:number-matrix-rows-spanned="1" table:formula="of:=SUM([.GB3:.GB32]&lt;[.$HF3:.$HF32])" office:value-type="float" office:value="5">
            <text:p>5</text:p>
          </table:table-cell>
          <table:table-cell table:number-matrix-columns-spanned="1" table:number-matrix-rows-spanned="1" table:formula="of:=SUM([.GC3:.GC32]&lt;[.$HG3:.$HG32])" office:value-type="float" office:value="22">
            <text:p>22</text:p>
          </table:table-cell>
          <table:table-cell table:number-matrix-columns-spanned="1" table:number-matrix-rows-spanned="1" table:formula="of:=SUM([.GD3:.GD32]&lt;[.$HC3:.$HC32])" office:value-type="float" office:value="0">
            <text:p>0</text:p>
          </table:table-cell>
          <table:table-cell table:number-matrix-columns-spanned="1" table:number-matrix-rows-spanned="1" table:formula="of:=SUM([.GE3:.GE32]&lt;[.$HD3:.$HD32])" office:value-type="float" office:value="0">
            <text:p>0</text:p>
          </table:table-cell>
          <table:table-cell table:number-matrix-columns-spanned="1" table:number-matrix-rows-spanned="1" table:formula="of:=SUM([.GF3:.GF32]&lt;[.$HE3:.$HE32])" office:value-type="float" office:value="12">
            <text:p>12</text:p>
          </table:table-cell>
          <table:table-cell table:style-name="cellWorst" table:number-matrix-columns-spanned="1" table:number-matrix-rows-spanned="1" table:formula="of:=SUM([.GG3:.GG32]&lt;[.$HF3:.$HF32])" office:value-type="float" office:value="2">
            <text:p>2</text:p>
          </table:table-cell>
          <table:table-cell table:number-matrix-columns-spanned="1" table:number-matrix-rows-spanned="1" table:formula="of:=SUM([.GH3:.GH32]&lt;[.$HG3:.$HG32])" office:value-type="float" office:value="0">
            <text:p>0</text:p>
          </table:table-cell>
          <table:table-cell table:number-matrix-columns-spanned="1" table:number-matrix-rows-spanned="1" table:formula="of:=SUM([.GI3:.GI32]&lt;[.$HC3:.$HC32])" office:value-type="float" office:value="19">
            <text:p>19</text:p>
          </table:table-cell>
          <table:table-cell table:number-matrix-columns-spanned="1" table:number-matrix-rows-spanned="1" table:formula="of:=SUM([.GJ3:.GJ32]&lt;[.$HD3:.$HD32])" office:value-type="float" office:value="3">
            <text:p>3</text:p>
          </table:table-cell>
          <table:table-cell table:number-matrix-columns-spanned="1" table:number-matrix-rows-spanned="1" table:formula="of:=SUM([.GK3:.GK32]&lt;[.$HE3:.$HE32])" office:value-type="float" office:value="25">
            <text:p>25</text:p>
          </table:table-cell>
          <table:table-cell table:number-matrix-columns-spanned="1" table:number-matrix-rows-spanned="1" table:formula="of:=SUM([.GL3:.GL32]&lt;[.$HF3:.$HF32])" office:value-type="float" office:value="17">
            <text:p>17</text:p>
          </table:table-cell>
          <table:table-cell table:number-matrix-columns-spanned="1" table:number-matrix-rows-spanned="1" table:formula="of:=SUM([.GM3:.GM32]&lt;[.$HG3:.$HG32])" office:value-type="float" office:value="4">
            <text:p>4</text:p>
          </table:table-cell>
          <table:table-cell table:number-matrix-columns-spanned="1" table:number-matrix-rows-spanned="1" table:formula="of:=SUM([.GN3:.GN32]&lt;[.$HC3:.$HC32])" office:value-type="float" office:value="9">
            <text:p>9</text:p>
          </table:table-cell>
          <table:table-cell table:number-matrix-columns-spanned="1" table:number-matrix-rows-spanned="1" table:formula="of:=SUM([.GO3:.GO32]&lt;[.$HD3:.$HD32])" office:value-type="float" office:value="1">
            <text:p>1</text:p>
          </table:table-cell>
          <table:table-cell table:number-matrix-columns-spanned="1" table:number-matrix-rows-spanned="1" table:formula="of:=SUM([.GP3:.GP32]&lt;[.$HE3:.$HE32])" office:value-type="float" office:value="11">
            <text:p>11</text:p>
          </table:table-cell>
          <table:table-cell table:number-matrix-columns-spanned="1" table:number-matrix-rows-spanned="1" table:formula="of:=SUM([.GQ3:.GQ32]&lt;[.$HF3:.$HF32])" office:value-type="float" office:value="13">
            <text:p>13</text:p>
          </table:table-cell>
          <table:table-cell table:number-matrix-columns-spanned="1" table:number-matrix-rows-spanned="1" table:formula="of:=SUM([.GR3:.GR32]&lt;[.$HG3:.$HG32])" office:value-type="float" office:value="28">
            <text:p>28</text:p>
          </table:table-cell>
          <table:table-cell table:style-name="cellWorst" table:number-matrix-columns-spanned="1" table:number-matrix-rows-spanned="1" table:formula="of:=SUM([.GS3:.GS32]&lt;[.$HC3:.$HC32])" office:value-type="float" office:value="0">
            <text:p>0</text:p>
          </table:table-cell>
          <table:table-cell table:style-name="cellWorst" table:number-matrix-columns-spanned="1" table:number-matrix-rows-spanned="1" table:formula="of:=SUM([.GT3:.GT32]&lt;[.$HD3:.$HD32])" office:value-type="float" office:value="0">
            <text:p>0</text:p>
          </table:table-cell>
          <table:table-cell table:number-matrix-columns-spanned="1" table:number-matrix-rows-spanned="1" table:formula="of:=SUM([.GU3:.GU32]&lt;[.$HE3:.$HE32])" office:value-type="float" office:value="11">
            <text:p>11</text:p>
          </table:table-cell>
          <table:table-cell table:number-matrix-columns-spanned="1" table:number-matrix-rows-spanned="1" table:formula="of:=SUM([.GV3:.GV32]&lt;[.$HF3:.$HF32])" office:value-type="float" office:value="11">
            <text:p>11</text:p>
          </table:table-cell>
          <table:table-cell table:style-name="cellWorst" table:number-matrix-columns-spanned="1" table:number-matrix-rows-spanned="1" table:formula="of:=SUM([.GW3:.GW32]&lt;[.$HG3:.$HG32])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HC3:.$HC32])" office:value-type="float" office:value="13">
            <text:p>13</text:p>
          </table:table-cell>
          <table:table-cell table:number-matrix-columns-spanned="1" table:number-matrix-rows-spanned="1" table:formula="of:=SUM([.C3:.C32]&gt;[.$HD3:.$HD32])" office:value-type="float" office:value="1">
            <text:p>1</text:p>
          </table:table-cell>
          <table:table-cell table:number-matrix-columns-spanned="1" table:number-matrix-rows-spanned="1" table:formula="of:=SUM([.D3:.D32]&gt;[.$HE3:.$HE32])" office:value-type="float" office:value="19">
            <text:p>19</text:p>
          </table:table-cell>
          <table:table-cell table:number-matrix-columns-spanned="1" table:number-matrix-rows-spanned="1" table:formula="of:=SUM([.E3:.E32]&gt;[.$HF3:.$HF32])" office:value-type="float" office:value="13">
            <text:p>13</text:p>
          </table:table-cell>
          <table:table-cell table:number-matrix-columns-spanned="1" table:number-matrix-rows-spanned="1" table:formula="of:=SUM([.F3:.F32]&gt;[.$HC3:.$HC32])" office:value-type="float" office:value="13">
            <text:p>13</text:p>
          </table:table-cell>
          <table:table-cell table:number-matrix-columns-spanned="1" table:number-matrix-rows-spanned="1" table:formula="of:=SUM([.G3:.G32]&gt;[.$HD3:.$HD32])" office:value-type="float" office:value="1">
            <text:p>1</text:p>
          </table:table-cell>
          <table:table-cell table:number-matrix-columns-spanned="1" table:number-matrix-rows-spanned="1" table:formula="of:=SUM([.H3:.H32]&gt;[.$HE3:.$HE32])" office:value-type="float" office:value="18">
            <text:p>18</text:p>
          </table:table-cell>
          <table:table-cell table:number-matrix-columns-spanned="1" table:number-matrix-rows-spanned="1" table:formula="of:=SUM([.I3:.I32]&gt;[.$HF3:.$HF32])" office:value-type="float" office:value="13">
            <text:p>13</text:p>
          </table:table-cell>
          <table:table-cell table:number-matrix-columns-spanned="1" table:number-matrix-rows-spanned="1" table:formula="of:=SUM([.J3:.J32]&gt;[.$HG3:.$HG32])" office:value-type="float" office:value="0">
            <text:p>0</text:p>
          </table:table-cell>
          <table:table-cell table:number-matrix-columns-spanned="1" table:number-matrix-rows-spanned="1" table:formula="of:=SUM([.K3:.K32]&gt;[.$HC3:.$HC32])" office:value-type="float" office:value="14">
            <text:p>14</text:p>
          </table:table-cell>
          <table:table-cell table:number-matrix-columns-spanned="1" table:number-matrix-rows-spanned="1" table:formula="of:=SUM([.L3:.L32]&gt;[.$HD3:.$HD32])" office:value-type="float" office:value="1">
            <text:p>1</text:p>
          </table:table-cell>
          <table:table-cell table:number-matrix-columns-spanned="1" table:number-matrix-rows-spanned="1" table:formula="of:=SUM([.M3:.M32]&gt;[.$HE3:.$HE32])" office:value-type="float" office:value="19">
            <text:p>19</text:p>
          </table:table-cell>
          <table:table-cell table:number-matrix-columns-spanned="1" table:number-matrix-rows-spanned="1" table:formula="of:=SUM([.N3:.N32]&gt;[.$HF3:.$HF32])" office:value-type="float" office:value="15">
            <text:p>15</text:p>
          </table:table-cell>
          <table:table-cell table:number-matrix-columns-spanned="1" table:number-matrix-rows-spanned="1" table:formula="of:=SUM([.O3:.O32]&gt;[.$HG3:.$HG32])" office:value-type="float" office:value="0">
            <text:p>0</text:p>
          </table:table-cell>
          <table:table-cell table:number-matrix-columns-spanned="1" table:number-matrix-rows-spanned="1" table:formula="of:=SUM([.P3:.P32]&gt;[.$HC3:.$HC32])" office:value-type="float" office:value="12">
            <text:p>12</text:p>
          </table:table-cell>
          <table:table-cell table:number-matrix-columns-spanned="1" table:number-matrix-rows-spanned="1" table:formula="of:=SUM([.Q3:.Q32]&gt;[.$HD3:.$HD32])" office:value-type="float" office:value="1">
            <text:p>1</text:p>
          </table:table-cell>
          <table:table-cell table:number-matrix-columns-spanned="1" table:number-matrix-rows-spanned="1" table:formula="of:=SUM([.R3:.R32]&gt;[.$HE3:.$HE32])" office:value-type="float" office:value="20">
            <text:p>20</text:p>
          </table:table-cell>
          <table:table-cell table:number-matrix-columns-spanned="1" table:number-matrix-rows-spanned="1" table:formula="of:=SUM([.S3:.S32]&gt;[.$HF3:.$HF32])" office:value-type="float" office:value="15">
            <text:p>15</text:p>
          </table:table-cell>
          <table:table-cell table:number-matrix-columns-spanned="1" table:number-matrix-rows-spanned="1" table:formula="of:=SUM([.T3:.T32]&gt;[.$HG3:.$HG32])" office:value-type="float" office:value="14">
            <text:p>14</text:p>
          </table:table-cell>
          <table:table-cell table:number-matrix-columns-spanned="1" table:number-matrix-rows-spanned="1" table:formula="of:=SUM([.U3:.U32]&gt;[.$HC3:.$HC32])" office:value-type="float" office:value="11">
            <text:p>11</text:p>
          </table:table-cell>
          <table:table-cell table:number-matrix-columns-spanned="1" table:number-matrix-rows-spanned="1" table:formula="of:=SUM([.V3:.V32]&gt;[.$HD3:.$HD32])" office:value-type="float" office:value="3">
            <text:p>3</text:p>
          </table:table-cell>
          <table:table-cell table:number-matrix-columns-spanned="1" table:number-matrix-rows-spanned="1" table:formula="of:=SUM([.W3:.W32]&gt;[.$HE3:.$HE32])" office:value-type="float" office:value="13">
            <text:p>13</text:p>
          </table:table-cell>
          <table:table-cell table:number-matrix-columns-spanned="1" table:number-matrix-rows-spanned="1" table:formula="of:=SUM([.X3:.X32]&gt;[.$HF3:.$HF32])" office:value-type="float" office:value="21">
            <text:p>21</text:p>
          </table:table-cell>
          <table:table-cell table:number-matrix-columns-spanned="1" table:number-matrix-rows-spanned="1" table:formula="of:=SUM([.Y3:.Y32]&gt;[.$HG3:.$HG32])" office:value-type="float" office:value="24">
            <text:p>24</text:p>
          </table:table-cell>
          <table:table-cell table:number-matrix-columns-spanned="1" table:number-matrix-rows-spanned="1" table:formula="of:=SUM([.Z3:.Z32]&gt;[.$HC3:.$HC32])" office:value-type="float" office:value="6">
            <text:p>6</text:p>
          </table:table-cell>
          <table:table-cell table:number-matrix-columns-spanned="1" table:number-matrix-rows-spanned="1" table:formula="of:=SUM([.AA3:.AA32]&gt;[.$HD3:.$HD32])" office:value-type="float" office:value="1">
            <text:p>1</text:p>
          </table:table-cell>
          <table:table-cell table:number-matrix-columns-spanned="1" table:number-matrix-rows-spanned="1" table:formula="of:=SUM([.AB3:.AB32]&gt;[.$HE3:.$HE32])" office:value-type="float" office:value="12">
            <text:p>12</text:p>
          </table:table-cell>
          <table:table-cell table:number-matrix-columns-spanned="1" table:number-matrix-rows-spanned="1" table:formula="of:=SUM([.AC3:.AC32]&gt;[.$HF3:.$HF32])" office:value-type="float" office:value="10">
            <text:p>10</text:p>
          </table:table-cell>
          <table:table-cell table:number-matrix-columns-spanned="1" table:number-matrix-rows-spanned="1" table:formula="of:=SUM([.AD3:.AD32]&gt;[.$HG3:.$HG32])" office:value-type="float" office:value="9">
            <text:p>9</text:p>
          </table:table-cell>
          <table:table-cell table:number-matrix-columns-spanned="1" table:number-matrix-rows-spanned="1" table:formula="of:=SUM([.AE3:.AE32]&gt;[.$HC3:.$HC32])" office:value-type="float" office:value="13">
            <text:p>13</text:p>
          </table:table-cell>
          <table:table-cell table:number-matrix-columns-spanned="1" table:number-matrix-rows-spanned="1" table:formula="of:=SUM([.AF3:.AF32]&gt;[.$HD3:.$HD32])" office:value-type="float" office:value="1">
            <text:p>1</text:p>
          </table:table-cell>
          <table:table-cell table:number-matrix-columns-spanned="1" table:number-matrix-rows-spanned="1" table:formula="of:=SUM([.AG3:.AG32]&gt;[.$HE3:.$HE32])" office:value-type="float" office:value="19">
            <text:p>19</text:p>
          </table:table-cell>
          <table:table-cell table:number-matrix-columns-spanned="1" table:number-matrix-rows-spanned="1" table:formula="of:=SUM([.AH3:.AH32]&gt;[.$HF3:.$HF32])" office:value-type="float" office:value="14">
            <text:p>14</text:p>
          </table:table-cell>
          <table:table-cell table:style-name="cellWorst" table:number-matrix-columns-spanned="1" table:number-matrix-rows-spanned="1" table:formula="of:=SUM([.AI3:.AI32]&gt;[.$HG3:.$HG32])" office:value-type="float" office:value="30">
            <text:p>30</text:p>
          </table:table-cell>
          <table:table-cell table:number-matrix-columns-spanned="1" table:number-matrix-rows-spanned="1" table:formula="of:=SUM([.AJ3:.AJ32]&gt;[.$HC3:.$HC32])" office:value-type="float" office:value="13">
            <text:p>13</text:p>
          </table:table-cell>
          <table:table-cell table:number-matrix-columns-spanned="1" table:number-matrix-rows-spanned="1" table:formula="of:=SUM([.AK3:.AK32]&gt;[.$HD3:.$HD32])" office:value-type="float" office:value="2">
            <text:p>2</text:p>
          </table:table-cell>
          <table:table-cell table:number-matrix-columns-spanned="1" table:number-matrix-rows-spanned="1" table:formula="of:=SUM([.AL3:.AL32]&gt;[.$HE3:.$HE32])" office:value-type="float" office:value="22">
            <text:p>22</text:p>
          </table:table-cell>
          <table:table-cell table:number-matrix-columns-spanned="1" table:number-matrix-rows-spanned="1" table:formula="of:=SUM([.AM3:.AM32]&gt;[.$HF3:.$HF32])" office:value-type="float" office:value="15">
            <text:p>15</text:p>
          </table:table-cell>
          <table:table-cell table:number-matrix-columns-spanned="1" table:number-matrix-rows-spanned="1" table:formula="of:=SUM([.AN3:.AN32]&gt;[.$HG3:.$HG32])" office:value-type="float" office:value="27">
            <text:p>27</text:p>
          </table:table-cell>
          <table:table-cell table:number-matrix-columns-spanned="1" table:number-matrix-rows-spanned="1" table:formula="of:=SUM([.AO3:.AO32]&gt;[.$HC3:.$HC32])" office:value-type="float" office:value="14">
            <text:p>14</text:p>
          </table:table-cell>
          <table:table-cell table:number-matrix-columns-spanned="1" table:number-matrix-rows-spanned="1" table:formula="of:=SUM([.AP3:.AP32]&gt;[.$HD3:.$HD32])" office:value-type="float" office:value="2">
            <text:p>2</text:p>
          </table:table-cell>
          <table:table-cell table:number-matrix-columns-spanned="1" table:number-matrix-rows-spanned="1" table:formula="of:=SUM([.AQ3:.AQ32]&gt;[.$HE3:.$HE32])" office:value-type="float" office:value="21">
            <text:p>21</text:p>
          </table:table-cell>
          <table:table-cell table:number-matrix-columns-spanned="1" table:number-matrix-rows-spanned="1" table:formula="of:=SUM([.AR3:.AR32]&gt;[.$HF3:.$HF32])" office:value-type="float" office:value="18">
            <text:p>18</text:p>
          </table:table-cell>
          <table:table-cell table:number-matrix-columns-spanned="1" table:number-matrix-rows-spanned="1" table:formula="of:=SUM([.AS3:.AS32]&gt;[.$HG3:.$HG32])" office:value-type="float" office:value="25">
            <text:p>25</text:p>
          </table:table-cell>
          <table:table-cell table:number-matrix-columns-spanned="1" table:number-matrix-rows-spanned="1" table:formula="of:=SUM([.AT3:.AT32]&gt;[.$HC3:.$HC32])" office:value-type="float" office:value="18">
            <text:p>18</text:p>
          </table:table-cell>
          <table:table-cell table:number-matrix-columns-spanned="1" table:number-matrix-rows-spanned="1" table:formula="of:=SUM([.AU3:.AU32]&gt;[.$HD3:.$HD32])" office:value-type="float" office:value="4">
            <text:p>4</text:p>
          </table:table-cell>
          <table:table-cell table:style-name="cellWorst" table:number-matrix-columns-spanned="1" table:number-matrix-rows-spanned="1" table:formula="of:=SUM([.AV3:.AV32]&gt;[.$HE3:.$HE32])" office:value-type="float" office:value="26">
            <text:p>26</text:p>
          </table:table-cell>
          <table:table-cell table:number-matrix-columns-spanned="1" table:number-matrix-rows-spanned="1" table:formula="of:=SUM([.AW3:.AW32]&gt;[.$HF3:.$HF32])" office:value-type="float" office:value="21">
            <text:p>21</text:p>
          </table:table-cell>
          <table:table-cell table:number-matrix-columns-spanned="1" table:number-matrix-rows-spanned="1" table:formula="of:=SUM([.AX3:.AX32]&gt;[.$HG3:.$HG32])" office:value-type="float" office:value="28">
            <text:p>28</text:p>
          </table:table-cell>
          <table:table-cell table:number-matrix-columns-spanned="1" table:number-matrix-rows-spanned="1" table:formula="of:=SUM([.AY3:.AY32]&gt;[.$HC3:.$HC32])" office:value-type="float" office:value="5">
            <text:p>5</text:p>
          </table:table-cell>
          <table:table-cell table:style-name="cellBest" table:number-matrix-columns-spanned="1" table:number-matrix-rows-spanned="1" table:formula="of:=SUM([.AZ3:.AZ32]&gt;[.$HD3:.$HD32])" office:value-type="float" office:value="0">
            <text:p>0</text:p>
          </table:table-cell>
          <table:table-cell table:number-matrix-columns-spanned="1" table:number-matrix-rows-spanned="1" table:formula="of:=SUM([.BA3:.BA32]&gt;[.$HE3:.$HE32])" office:value-type="float" office:value="13">
            <text:p>13</text:p>
          </table:table-cell>
          <table:table-cell table:number-matrix-columns-spanned="1" table:number-matrix-rows-spanned="1" table:formula="of:=SUM([.BB3:.BB32]&gt;[.$HF3:.$HF32])" office:value-type="float" office:value="11">
            <text:p>11</text:p>
          </table:table-cell>
          <table:table-cell table:number-matrix-columns-spanned="1" table:number-matrix-rows-spanned="1" table:formula="of:=SUM([.BC3:.BC32]&gt;[.$HG3:.$HG32])" office:value-type="float" office:value="11">
            <text:p>11</text:p>
          </table:table-cell>
          <table:table-cell table:number-matrix-columns-spanned="1" table:number-matrix-rows-spanned="1" table:formula="of:=SUM([.BD3:.BD32]&gt;[.$HC3:.$HC32])" office:value-type="float" office:value="10">
            <text:p>10</text:p>
          </table:table-cell>
          <table:table-cell table:number-matrix-columns-spanned="1" table:number-matrix-rows-spanned="1" table:formula="of:=SUM([.BE3:.BE32]&gt;[.$HD3:.$HD32])" office:value-type="float" office:value="2">
            <text:p>2</text:p>
          </table:table-cell>
          <table:table-cell table:number-matrix-columns-spanned="1" table:number-matrix-rows-spanned="1" table:formula="of:=SUM([.BF3:.BF32]&gt;[.$HE3:.$HE32])" office:value-type="float" office:value="12">
            <text:p>12</text:p>
          </table:table-cell>
          <table:table-cell table:number-matrix-columns-spanned="1" table:number-matrix-rows-spanned="1" table:formula="of:=SUM([.BG3:.BG32]&gt;[.$HF3:.$HF32])" office:value-type="float" office:value="11">
            <text:p>11</text:p>
          </table:table-cell>
          <table:table-cell table:number-matrix-columns-spanned="1" table:number-matrix-rows-spanned="1" table:formula="of:=SUM([.BH3:.BH32]&gt;[.$HG3:.$HG32])" office:value-type="float" office:value="13">
            <text:p>13</text:p>
          </table:table-cell>
          <table:table-cell table:number-matrix-columns-spanned="1" table:number-matrix-rows-spanned="1" table:formula="of:=SUM([.BI3:.BI32]&gt;[.$HC3:.$HC32])" office:value-type="float" office:value="8">
            <text:p>8</text:p>
          </table:table-cell>
          <table:table-cell table:number-matrix-columns-spanned="1" table:number-matrix-rows-spanned="1" table:formula="of:=SUM([.BJ3:.BJ32]&gt;[.$HD3:.$HD32])" office:value-type="float" office:value="1">
            <text:p>1</text:p>
          </table:table-cell>
          <table:table-cell table:number-matrix-columns-spanned="1" table:number-matrix-rows-spanned="1" table:formula="of:=SUM([.BK3:.BK32]&gt;[.$HE3:.$HE32])" office:value-type="float" office:value="19">
            <text:p>19</text:p>
          </table:table-cell>
          <table:table-cell table:number-matrix-columns-spanned="1" table:number-matrix-rows-spanned="1" table:formula="of:=SUM([.BL3:.BL32]&gt;[.$HF3:.$HF32])" office:value-type="float" office:value="18">
            <text:p>18</text:p>
          </table:table-cell>
          <table:table-cell table:number-matrix-columns-spanned="1" table:number-matrix-rows-spanned="1" table:formula="of:=SUM([.BM3:.BM32]&gt;[.$HG3:.$HG32])" office:value-type="float" office:value="12">
            <text:p>12</text:p>
          </table:table-cell>
          <table:table-cell table:number-matrix-columns-spanned="1" table:number-matrix-rows-spanned="1" table:formula="of:=SUM([.BN3:.BN32]&gt;[.$HC3:.$HC32])" office:value-type="float" office:value="6">
            <text:p>6</text:p>
          </table:table-cell>
          <table:table-cell table:style-name="cellBest" table:number-matrix-columns-spanned="1" table:number-matrix-rows-spanned="1" table:formula="of:=SUM([.BO3:.BO32]&gt;[.$HD3:.$HD32])" office:value-type="float" office:value="0">
            <text:p>0</text:p>
          </table:table-cell>
          <table:table-cell table:number-matrix-columns-spanned="1" table:number-matrix-rows-spanned="1" table:formula="of:=SUM([.BP3:.BP32]&gt;[.$HE3:.$HE32])" office:value-type="float" office:value="9">
            <text:p>9</text:p>
          </table:table-cell>
          <table:table-cell table:number-matrix-columns-spanned="1" table:number-matrix-rows-spanned="1" table:formula="of:=SUM([.BQ3:.BQ32]&gt;[.$HF3:.$HF32])" office:value-type="float" office:value="8">
            <text:p>8</text:p>
          </table:table-cell>
          <table:table-cell table:number-matrix-columns-spanned="1" table:number-matrix-rows-spanned="1" table:formula="of:=SUM([.BR3:.BR32]&gt;[.$HG3:.$HG32])" office:value-type="float" office:value="7">
            <text:p>7</text:p>
          </table:table-cell>
          <table:table-cell table:number-matrix-columns-spanned="1" table:number-matrix-rows-spanned="1" table:formula="of:=SUM([.BS3:.BS32]&gt;[.$HC3:.$HC32])" office:value-type="float" office:value="15">
            <text:p>15</text:p>
          </table:table-cell>
          <table:table-cell table:number-matrix-columns-spanned="1" table:number-matrix-rows-spanned="1" table:formula="of:=SUM([.BT3:.BT32]&gt;[.$HD3:.$HD32])" office:value-type="float" office:value="5">
            <text:p>5</text:p>
          </table:table-cell>
          <table:table-cell table:number-matrix-columns-spanned="1" table:number-matrix-rows-spanned="1" table:formula="of:=SUM([.BU3:.BU32]&gt;[.$HE3:.$HE32])" office:value-type="float" office:value="23">
            <text:p>23</text:p>
          </table:table-cell>
          <table:table-cell table:number-matrix-columns-spanned="1" table:number-matrix-rows-spanned="1" table:formula="of:=SUM([.BV3:.BV32]&gt;[.$HF3:.$HF32])" office:value-type="float" office:value="17">
            <text:p>17</text:p>
          </table:table-cell>
          <table:table-cell table:number-matrix-columns-spanned="1" table:number-matrix-rows-spanned="1" table:formula="of:=SUM([.BW3:.BW32]&gt;[.$HG3:.$HG32])" office:value-type="float" office:value="29">
            <text:p>29</text:p>
          </table:table-cell>
          <table:table-cell table:number-matrix-columns-spanned="1" table:number-matrix-rows-spanned="1" table:formula="of:=SUM([.BX3:.BX32]&gt;[.$HC3:.$HC32])" office:value-type="float" office:value="1">
            <text:p>1</text:p>
          </table:table-cell>
          <table:table-cell table:style-name="cellBest" table:number-matrix-columns-spanned="1" table:number-matrix-rows-spanned="1" table:formula="of:=SUM([.BY3:.BY32]&gt;[.$HD3:.$HD32])" office:value-type="float" office:value="0">
            <text:p>0</text:p>
          </table:table-cell>
          <table:table-cell table:number-matrix-columns-spanned="1" table:number-matrix-rows-spanned="1" table:formula="of:=SUM([.BZ3:.BZ32]&gt;[.$HE3:.$HE32])" office:value-type="float" office:value="4">
            <text:p>4</text:p>
          </table:table-cell>
          <table:table-cell table:style-name="cellBest" table:number-matrix-columns-spanned="1" table:number-matrix-rows-spanned="1" table:formula="of:=SUM([.CA3:.CA32]&gt;[.$HF3:.$HF32])" office:value-type="float" office:value="7">
            <text:p>7</text:p>
          </table:table-cell>
          <table:table-cell table:number-matrix-columns-spanned="1" table:number-matrix-rows-spanned="1" table:formula="of:=SUM([.CB3:.CB32]&gt;[.$HG3:.$HG32])" office:value-type="float" office:value="0">
            <text:p>0</text:p>
          </table:table-cell>
          <table:table-cell table:number-matrix-columns-spanned="1" table:number-matrix-rows-spanned="1" table:formula="of:=SUM([.CC3:.CC32]&gt;[.$HC3:.$HC32])" office:value-type="float" office:value="13">
            <text:p>13</text:p>
          </table:table-cell>
          <table:table-cell table:number-matrix-columns-spanned="1" table:number-matrix-rows-spanned="1" table:formula="of:=SUM([.CD3:.CD32]&gt;[.$HD3:.$HD32])" office:value-type="float" office:value="3">
            <text:p>3</text:p>
          </table:table-cell>
          <table:table-cell table:number-matrix-columns-spanned="1" table:number-matrix-rows-spanned="1" table:formula="of:=SUM([.CE3:.CE32]&gt;[.$HE3:.$HE32])" office:value-type="float" office:value="13">
            <text:p>13</text:p>
          </table:table-cell>
          <table:table-cell table:number-matrix-columns-spanned="1" table:number-matrix-rows-spanned="1" table:formula="of:=SUM([.CF3:.CF32]&gt;[.$HF3:.$HF32])" office:value-type="float" office:value="12">
            <text:p>12</text:p>
          </table:table-cell>
          <table:table-cell table:number-matrix-columns-spanned="1" table:number-matrix-rows-spanned="1" table:formula="of:=SUM([.CG3:.CG32]&gt;[.$HG3:.$HG32])" office:value-type="float" office:value="26">
            <text:p>26</text:p>
          </table:table-cell>
          <table:table-cell table:number-matrix-columns-spanned="1" table:number-matrix-rows-spanned="1" table:formula="of:=SUM([.CH3:.CH32]&gt;[.$HC3:.$HC32])" office:value-type="float" office:value="9">
            <text:p>9</text:p>
          </table:table-cell>
          <table:table-cell table:style-name="cellBest" table:number-matrix-columns-spanned="1" table:number-matrix-rows-spanned="1" table:formula="of:=SUM([.CI3:.CI32]&gt;[.$HD3:.$HD32])" office:value-type="float" office:value="0">
            <text:p>0</text:p>
          </table:table-cell>
          <table:table-cell table:number-matrix-columns-spanned="1" table:number-matrix-rows-spanned="1" table:formula="of:=SUM([.CJ3:.CJ32]&gt;[.$HE3:.$HE32])" office:value-type="float" office:value="11">
            <text:p>11</text:p>
          </table:table-cell>
          <table:table-cell table:number-matrix-columns-spanned="1" table:number-matrix-rows-spanned="1" table:formula="of:=SUM([.CK3:.CK32]&gt;[.$HF3:.$HF32])" office:value-type="float" office:value="14">
            <text:p>14</text:p>
          </table:table-cell>
          <table:table-cell table:number-matrix-columns-spanned="1" table:number-matrix-rows-spanned="1" table:formula="of:=SUM([.CL3:.CL32]&gt;[.$HG3:.$HG32])" office:value-type="float" office:value="14">
            <text:p>14</text:p>
          </table:table-cell>
          <table:table-cell table:number-matrix-columns-spanned="1" table:number-matrix-rows-spanned="1" table:formula="of:=SUM([.CM3:.CM32]&gt;[.$HC3:.$HC32])" office:value-type="float" office:value="20">
            <text:p>20</text:p>
          </table:table-cell>
          <table:table-cell table:number-matrix-columns-spanned="1" table:number-matrix-rows-spanned="1" table:formula="of:=SUM([.CN3:.CN32]&gt;[.$HD3:.$HD32])" office:value-type="float" office:value="20">
            <text:p>20</text:p>
          </table:table-cell>
          <table:table-cell table:number-matrix-columns-spanned="1" table:number-matrix-rows-spanned="1" table:formula="of:=SUM([.CO3:.CO32]&gt;[.$HE3:.$HE32])" office:value-type="float" office:value="18">
            <text:p>18</text:p>
          </table:table-cell>
          <table:table-cell table:number-matrix-columns-spanned="1" table:number-matrix-rows-spanned="1" table:formula="of:=SUM([.CP3:.CP32]&gt;[.$HF3:.$HF32])" office:value-type="float" office:value="18">
            <text:p>18</text:p>
          </table:table-cell>
          <table:table-cell table:style-name="cellWorst" table:number-matrix-columns-spanned="1" table:number-matrix-rows-spanned="1" table:formula="of:=SUM([.CQ3:.CQ32]&gt;[.$HG3:.$HG32])" office:value-type="float" office:value="30">
            <text:p>30</text:p>
          </table:table-cell>
          <table:table-cell table:number-matrix-columns-spanned="1" table:number-matrix-rows-spanned="1" table:formula="of:=SUM([.CR3:.CR32]&gt;[.$HC3:.$HC32])" office:value-type="float" office:value="18">
            <text:p>18</text:p>
          </table:table-cell>
          <table:table-cell table:number-matrix-columns-spanned="1" table:number-matrix-rows-spanned="1" table:formula="of:=SUM([.CS3:.CS32]&gt;[.$HD3:.$HD32])" office:value-type="float" office:value="12">
            <text:p>12</text:p>
          </table:table-cell>
          <table:table-cell table:number-matrix-columns-spanned="1" table:number-matrix-rows-spanned="1" table:formula="of:=SUM([.CT3:.CT32]&gt;[.$HE3:.$HE32])" office:value-type="float" office:value="18">
            <text:p>18</text:p>
          </table:table-cell>
          <table:table-cell table:number-matrix-columns-spanned="1" table:number-matrix-rows-spanned="1" table:formula="of:=SUM([.CU3:.CU32]&gt;[.$HF3:.$HF32])" office:value-type="float" office:value="17">
            <text:p>17</text:p>
          </table:table-cell>
          <table:table-cell table:number-matrix-columns-spanned="1" table:number-matrix-rows-spanned="1" table:formula="of:=SUM([.CV3:.CV32]&gt;[.$HG3:.$HG32])" office:value-type="float" office:value="29">
            <text:p>29</text:p>
          </table:table-cell>
          <table:table-cell table:number-matrix-columns-spanned="1" table:number-matrix-rows-spanned="1" table:formula="of:=SUM([.CW3:.CW32]&gt;[.$HC3:.$HC32])" office:value-type="float" office:value="7">
            <text:p>7</text:p>
          </table:table-cell>
          <table:table-cell table:number-matrix-columns-spanned="1" table:number-matrix-rows-spanned="1" table:formula="of:=SUM([.CX3:.CX32]&gt;[.$HD3:.$HD32])" office:value-type="float" office:value="2">
            <text:p>2</text:p>
          </table:table-cell>
          <table:table-cell table:number-matrix-columns-spanned="1" table:number-matrix-rows-spanned="1" table:formula="of:=SUM([.CY3:.CY32]&gt;[.$HE3:.$HE32])" office:value-type="float" office:value="15">
            <text:p>15</text:p>
          </table:table-cell>
          <table:table-cell table:number-matrix-columns-spanned="1" table:number-matrix-rows-spanned="1" table:formula="of:=SUM([.CZ3:.CZ32]&gt;[.$HF3:.$HF32])" office:value-type="float" office:value="13">
            <text:p>13</text:p>
          </table:table-cell>
          <table:table-cell table:number-matrix-columns-spanned="1" table:number-matrix-rows-spanned="1" table:formula="of:=SUM([.DA3:.DA32]&gt;[.$HG3:.$HG32])" office:value-type="float" office:value="10">
            <text:p>10</text:p>
          </table:table-cell>
          <table:table-cell table:style-name="cellWorst" table:number-matrix-columns-spanned="1" table:number-matrix-rows-spanned="1" table:formula="of:=SUM([.DB3:.DB32]&gt;[.$HC3:.$HC32])" office:value-type="float" office:value="20">
            <text:p>20</text:p>
          </table:table-cell>
          <table:table-cell table:number-matrix-columns-spanned="1" table:number-matrix-rows-spanned="1" table:formula="of:=SUM([.DC3:.DC32]&gt;[.$HD3:.$HD32])" office:value-type="float" office:value="18">
            <text:p>18</text:p>
          </table:table-cell>
          <table:table-cell table:number-matrix-columns-spanned="1" table:number-matrix-rows-spanned="1" table:formula="of:=SUM([.DD3:.DD32]&gt;[.$HE3:.$HE32])" office:value-type="float" office:value="23">
            <text:p>23</text:p>
          </table:table-cell>
          <table:table-cell table:number-matrix-columns-spanned="1" table:number-matrix-rows-spanned="1" table:formula="of:=SUM([.DE3:.DE32]&gt;[.$HF3:.$HF32])" office:value-type="float" office:value="21">
            <text:p>21</text:p>
          </table:table-cell>
          <table:table-cell table:style-name="cellWorst" table:number-matrix-columns-spanned="1" table:number-matrix-rows-spanned="1" table:formula="of:=SUM([.DF3:.DF32]&gt;[.$HG3:.$HG32])" office:value-type="float" office:value="30">
            <text:p>30</text:p>
          </table:table-cell>
          <table:table-cell table:number-matrix-columns-spanned="1" table:number-matrix-rows-spanned="1" table:formula="of:=SUM([.DG3:.DG32]&gt;[.$HC3:.$HC32])" office:value-type="float" office:value="14">
            <text:p>14</text:p>
          </table:table-cell>
          <table:table-cell table:number-matrix-columns-spanned="1" table:number-matrix-rows-spanned="1" table:formula="of:=SUM([.DH3:.DH32]&gt;[.$HD3:.$HD32])" office:value-type="float" office:value="1">
            <text:p>1</text:p>
          </table:table-cell>
          <table:table-cell table:number-matrix-columns-spanned="1" table:number-matrix-rows-spanned="1" table:formula="of:=SUM([.DI3:.DI32]&gt;[.$HE3:.$HE32])" office:value-type="float" office:value="17">
            <text:p>17</text:p>
          </table:table-cell>
          <table:table-cell table:number-matrix-columns-spanned="1" table:number-matrix-rows-spanned="1" table:formula="of:=SUM([.DJ3:.DJ32]&gt;[.$HF3:.$HF32])" office:value-type="float" office:value="14">
            <text:p>14</text:p>
          </table:table-cell>
          <table:table-cell table:number-matrix-columns-spanned="1" table:number-matrix-rows-spanned="1" table:formula="of:=SUM([.DK3:.DK32]&gt;[.$HG3:.$HG32])" office:value-type="float" office:value="15">
            <text:p>15</text:p>
          </table:table-cell>
          <table:table-cell table:number-matrix-columns-spanned="1" table:number-matrix-rows-spanned="1" table:formula="of:=SUM([.DL3:.DL32]&gt;[.$HC3:.$HC32])" office:value-type="float" office:value="5">
            <text:p>5</text:p>
          </table:table-cell>
          <table:table-cell table:number-matrix-columns-spanned="1" table:number-matrix-rows-spanned="1" table:formula="of:=SUM([.DM3:.DM32]&gt;[.$HD3:.$HD32])" office:value-type="float" office:value="2">
            <text:p>2</text:p>
          </table:table-cell>
          <table:table-cell table:number-matrix-columns-spanned="1" table:number-matrix-rows-spanned="1" table:formula="of:=SUM([.DN3:.DN32]&gt;[.$HE3:.$HE32])" office:value-type="float" office:value="11">
            <text:p>11</text:p>
          </table:table-cell>
          <table:table-cell table:style-name="cellBest" table:number-matrix-columns-spanned="1" table:number-matrix-rows-spanned="1" table:formula="of:=SUM([.DO3:.DO32]&gt;[.$HF3:.$HF32])" office:value-type="float" office:value="7">
            <text:p>7</text:p>
          </table:table-cell>
          <table:table-cell table:number-matrix-columns-spanned="1" table:number-matrix-rows-spanned="1" table:formula="of:=SUM([.DP3:.DP32]&gt;[.$HG3:.$HG32])" office:value-type="float" office:value="2">
            <text:p>2</text:p>
          </table:table-cell>
          <table:table-cell table:number-matrix-columns-spanned="1" table:number-matrix-rows-spanned="1" table:formula="of:=SUM([.DQ3:.DQ32]&gt;[.$HC3:.$HC32])" office:value-type="float" office:value="7">
            <text:p>7</text:p>
          </table:table-cell>
          <table:table-cell table:style-name="cellBest" table:number-matrix-columns-spanned="1" table:number-matrix-rows-spanned="1" table:formula="of:=SUM([.DR3:.DR32]&gt;[.$HD3:.$HD32])" office:value-type="float" office:value="0">
            <text:p>0</text:p>
          </table:table-cell>
          <table:table-cell table:number-matrix-columns-spanned="1" table:number-matrix-rows-spanned="1" table:formula="of:=SUM([.DS3:.DS32]&gt;[.$HE3:.$HE32])" office:value-type="float" office:value="14">
            <text:p>14</text:p>
          </table:table-cell>
          <table:table-cell table:number-matrix-columns-spanned="1" table:number-matrix-rows-spanned="1" table:formula="of:=SUM([.DT3:.DT32]&gt;[.$HF3:.$HF32])" office:value-type="float" office:value="13">
            <text:p>13</text:p>
          </table:table-cell>
          <table:table-cell table:number-matrix-columns-spanned="1" table:number-matrix-rows-spanned="1" table:formula="of:=SUM([.DU3:.DU32]&gt;[.$HG3:.$HG32])" office:value-type="float" office:value="4">
            <text:p>4</text:p>
          </table:table-cell>
          <table:table-cell table:number-matrix-columns-spanned="1" table:number-matrix-rows-spanned="1" table:formula="of:=SUM([.DV3:.DV32]&gt;[.$HC3:.$HC32])" office:value-type="float" office:value="1">
            <text:p>1</text:p>
          </table:table-cell>
          <table:table-cell table:style-name="cellBest" table:number-matrix-columns-spanned="1" table:number-matrix-rows-spanned="1" table:formula="of:=SUM([.DW3:.DW32]&gt;[.$HD3:.$HD32])" office:value-type="float" office:value="0">
            <text:p>0</text:p>
          </table:table-cell>
          <table:table-cell table:number-matrix-columns-spanned="1" table:number-matrix-rows-spanned="1" table:formula="of:=SUM([.DX3:.DX32]&gt;[.$HE3:.$HE32])" office:value-type="float" office:value="4">
            <text:p>4</text:p>
          </table:table-cell>
          <table:table-cell table:style-name="cellBest" table:number-matrix-columns-spanned="1" table:number-matrix-rows-spanned="1" table:formula="of:=SUM([.DY3:.DY32]&gt;[.$HF3:.$HF32])" office:value-type="float" office:value="7">
            <text:p>7</text:p>
          </table:table-cell>
          <table:table-cell table:number-matrix-columns-spanned="1" table:number-matrix-rows-spanned="1" table:formula="of:=SUM([.DZ3:.DZ32]&gt;[.$HG3:.$HG32])" office:value-type="float" office:value="16">
            <text:p>16</text:p>
          </table:table-cell>
          <table:table-cell table:number-matrix-columns-spanned="1" table:number-matrix-rows-spanned="1" table:formula="of:=SUM([.EA3:.EA32]&gt;[.$HC3:.$HC32])" office:value-type="float" office:value="2">
            <text:p>2</text:p>
          </table:table-cell>
          <table:table-cell table:style-name="cellBest" table:number-matrix-columns-spanned="1" table:number-matrix-rows-spanned="1" table:formula="of:=SUM([.EB3:.EB32]&gt;[.$HD3:.$HD32])" office:value-type="float" office:value="0">
            <text:p>0</text:p>
          </table:table-cell>
          <table:table-cell table:style-name="cellBest" table:number-matrix-columns-spanned="1" table:number-matrix-rows-spanned="1" table:formula="of:=SUM([.EC3:.EC32]&gt;[.$HE3:.$HE32])" office:value-type="float" office:value="1">
            <text:p>1</text:p>
          </table:table-cell>
          <table:table-cell table:number-matrix-columns-spanned="1" table:number-matrix-rows-spanned="1" table:formula="of:=SUM([.ED3:.ED32]&gt;[.$HF3:.$HF32])" office:value-type="float" office:value="8">
            <text:p>8</text:p>
          </table:table-cell>
          <table:table-cell table:number-matrix-columns-spanned="1" table:number-matrix-rows-spanned="1" table:formula="of:=SUM([.EE3:.EE32]&gt;[.$HG3:.$HG32])" office:value-type="float" office:value="17">
            <text:p>17</text:p>
          </table:table-cell>
          <table:table-cell table:style-name="cellBest" table:number-matrix-columns-spanned="1" table:number-matrix-rows-spanned="1" table:formula="of:=SUM([.EF3:.EF32]&gt;[.$HC3:.$HC32])" office:value-type="float" office:value="0">
            <text:p>0</text:p>
          </table:table-cell>
          <table:table-cell table:style-name="cellBest" table:number-matrix-columns-spanned="1" table:number-matrix-rows-spanned="1" table:formula="of:=SUM([.EG3:.EG32]&gt;[.$HD3:.$HD32])" office:value-type="float" office:value="0">
            <text:p>0</text:p>
          </table:table-cell>
          <table:table-cell table:number-matrix-columns-spanned="1" table:number-matrix-rows-spanned="1" table:formula="of:=SUM([.EH3:.EH32]&gt;[.$HE3:.$HE32])" office:value-type="float" office:value="7">
            <text:p>7</text:p>
          </table:table-cell>
          <table:table-cell table:number-matrix-columns-spanned="1" table:number-matrix-rows-spanned="1" table:formula="of:=SUM([.EI3:.EI32]&gt;[.$HF3:.$HF32])" office:value-type="float" office:value="8">
            <text:p>8</text:p>
          </table:table-cell>
          <table:table-cell table:number-matrix-columns-spanned="1" table:number-matrix-rows-spanned="1" table:formula="of:=SUM([.EJ3:.EJ32]&gt;[.$HG3:.$HG32])" office:value-type="float" office:value="16">
            <text:p>16</text:p>
          </table:table-cell>
          <table:table-cell table:number-matrix-columns-spanned="1" table:number-matrix-rows-spanned="1" table:formula="of:=SUM([.EK3:.EK32]&gt;[.$HC3:.$HC32])" office:value-type="float" office:value="2">
            <text:p>2</text:p>
          </table:table-cell>
          <table:table-cell table:style-name="cellBest" table:number-matrix-columns-spanned="1" table:number-matrix-rows-spanned="1" table:formula="of:=SUM([.EL3:.EL32]&gt;[.$HD3:.$HD32])" office:value-type="float" office:value="0">
            <text:p>0</text:p>
          </table:table-cell>
          <table:table-cell table:number-matrix-columns-spanned="1" table:number-matrix-rows-spanned="1" table:formula="of:=SUM([.EM3:.EM32]&gt;[.$HE3:.$HE32])" office:value-type="float" office:value="8">
            <text:p>8</text:p>
          </table:table-cell>
          <table:table-cell table:number-matrix-columns-spanned="1" table:number-matrix-rows-spanned="1" table:formula="of:=SUM([.EN3:.EN32]&gt;[.$HF3:.$HF32])" office:value-type="float" office:value="11">
            <text:p>11</text:p>
          </table:table-cell>
          <table:table-cell table:number-matrix-columns-spanned="1" table:number-matrix-rows-spanned="1" table:formula="of:=SUM([.EO3:.EO32]&gt;[.$HG3:.$HG32])" office:value-type="float" office:value="16">
            <text:p>16</text:p>
          </table:table-cell>
          <table:table-cell table:number-matrix-columns-spanned="1" table:number-matrix-rows-spanned="1" table:formula="of:=SUM([.EP3:.EP32]&gt;[.$HC3:.$HC32])" office:value-type="float" office:value="7">
            <text:p>7</text:p>
          </table:table-cell>
          <table:table-cell table:style-name="cellBest" table:number-matrix-columns-spanned="1" table:number-matrix-rows-spanned="1" table:formula="of:=SUM([.EQ3:.EQ32]&gt;[.$HD3:.$HD32])" office:value-type="float" office:value="0">
            <text:p>0</text:p>
          </table:table-cell>
          <table:table-cell table:number-matrix-columns-spanned="1" table:number-matrix-rows-spanned="1" table:formula="of:=SUM([.ER3:.ER32]&gt;[.$HE3:.$HE32])" office:value-type="float" office:value="11">
            <text:p>11</text:p>
          </table:table-cell>
          <table:table-cell table:number-matrix-columns-spanned="1" table:number-matrix-rows-spanned="1" table:formula="of:=SUM([.ES3:.ES32]&gt;[.$HF3:.$HF32])" office:value-type="float" office:value="17">
            <text:p>17</text:p>
          </table:table-cell>
          <table:table-cell table:number-matrix-columns-spanned="1" table:number-matrix-rows-spanned="1" table:formula="of:=SUM([.ET3:.ET32]&gt;[.$HG3:.$HG32])" office:value-type="float" office:value="3">
            <text:p>3</text:p>
          </table:table-cell>
          <table:table-cell table:number-matrix-columns-spanned="1" table:number-matrix-rows-spanned="1" table:formula="of:=SUM([.EU3:.EU32]&gt;[.$HC3:.$HC32])" office:value-type="float" office:value="7">
            <text:p>7</text:p>
          </table:table-cell>
          <table:table-cell table:number-matrix-columns-spanned="1" table:number-matrix-rows-spanned="1" table:formula="of:=SUM([.EV3:.EV32]&gt;[.$HD3:.$HD32])" office:value-type="float" office:value="1">
            <text:p>1</text:p>
          </table:table-cell>
          <table:table-cell table:number-matrix-columns-spanned="1" table:number-matrix-rows-spanned="1" table:formula="of:=SUM([.EW3:.EW32]&gt;[.$HE3:.$HE32])" office:value-type="float" office:value="15">
            <text:p>15</text:p>
          </table:table-cell>
          <table:table-cell table:number-matrix-columns-spanned="1" table:number-matrix-rows-spanned="1" table:formula="of:=SUM([.EX3:.EX32]&gt;[.$HF3:.$HF32])" office:value-type="float" office:value="17">
            <text:p>17</text:p>
          </table:table-cell>
          <table:table-cell table:number-matrix-columns-spanned="1" table:number-matrix-rows-spanned="1" table:formula="of:=SUM([.EY3:.EY32]&gt;[.$HG3:.$HG32])" office:value-type="float" office:value="3">
            <text:p>3</text:p>
          </table:table-cell>
          <table:table-cell table:number-matrix-columns-spanned="1" table:number-matrix-rows-spanned="1" table:formula="of:=SUM([.EZ3:.EZ32]&gt;[.$HC3:.$HC32])" office:value-type="float" office:value="8">
            <text:p>8</text:p>
          </table:table-cell>
          <table:table-cell table:style-name="cellBest" table:number-matrix-columns-spanned="1" table:number-matrix-rows-spanned="1" table:formula="of:=SUM([.FA3:.FA32]&gt;[.$HD3:.$HD32])" office:value-type="float" office:value="0">
            <text:p>0</text:p>
          </table:table-cell>
          <table:table-cell table:number-matrix-columns-spanned="1" table:number-matrix-rows-spanned="1" table:formula="of:=SUM([.FB3:.FB32]&gt;[.$HE3:.$HE32])" office:value-type="float" office:value="12">
            <text:p>12</text:p>
          </table:table-cell>
          <table:table-cell table:number-matrix-columns-spanned="1" table:number-matrix-rows-spanned="1" table:formula="of:=SUM([.FC3:.FC32]&gt;[.$HF3:.$HF32])" office:value-type="float" office:value="14">
            <text:p>14</text:p>
          </table:table-cell>
          <table:table-cell table:number-matrix-columns-spanned="1" table:number-matrix-rows-spanned="1" table:formula="of:=SUM([.FD3:.FD32]&gt;[.$HG3:.$HG32])" office:value-type="float" office:value="4">
            <text:p>4</text:p>
          </table:table-cell>
          <table:table-cell table:number-matrix-columns-spanned="1" table:number-matrix-rows-spanned="1" table:formula="of:=SUM([.FE3:.FE32]&gt;[.$HC3:.$HC32])" office:value-type="float" office:value="5">
            <text:p>5</text:p>
          </table:table-cell>
          <table:table-cell table:style-name="cellBest" table:number-matrix-columns-spanned="1" table:number-matrix-rows-spanned="1" table:formula="of:=SUM([.FF3:.FF32]&gt;[.$HD3:.$HD32])" office:value-type="float" office:value="0">
            <text:p>0</text:p>
          </table:table-cell>
          <table:table-cell table:number-matrix-columns-spanned="1" table:number-matrix-rows-spanned="1" table:formula="of:=SUM([.FG3:.FG32]&gt;[.$HE3:.$HE32])" office:value-type="float" office:value="16">
            <text:p>16</text:p>
          </table:table-cell>
          <table:table-cell table:number-matrix-columns-spanned="1" table:number-matrix-rows-spanned="1" table:formula="of:=SUM([.FH3:.FH32]&gt;[.$HF3:.$HF32])" office:value-type="float" office:value="16">
            <text:p>16</text:p>
          </table:table-cell>
          <table:table-cell table:number-matrix-columns-spanned="1" table:number-matrix-rows-spanned="1" table:formula="of:=SUM([.FI3:.FI32]&gt;[.$HG3:.$HG32])" office:value-type="float" office:value="3">
            <text:p>3</text:p>
          </table:table-cell>
          <table:table-cell table:number-matrix-columns-spanned="1" table:number-matrix-rows-spanned="1" table:formula="of:=SUM([.FJ3:.FJ32]&gt;[.$HC3:.$HC32])" office:value-type="float" office:value="2">
            <text:p>2</text:p>
          </table:table-cell>
          <table:table-cell table:style-name="cellBest" table:number-matrix-columns-spanned="1" table:number-matrix-rows-spanned="1" table:formula="of:=SUM([.FK3:.FK32]&gt;[.$HD3:.$HD32])" office:value-type="float" office:value="0">
            <text:p>0</text:p>
          </table:table-cell>
          <table:table-cell table:number-matrix-columns-spanned="1" table:number-matrix-rows-spanned="1" table:formula="of:=SUM([.FL3:.FL32]&gt;[.$HE3:.$HE32])" office:value-type="float" office:value="8">
            <text:p>8</text:p>
          </table:table-cell>
          <table:table-cell table:number-matrix-columns-spanned="1" table:number-matrix-rows-spanned="1" table:formula="of:=SUM([.FM3:.FM32]&gt;[.$HF3:.$HF32])" office:value-type="float" office:value="11">
            <text:p>11</text:p>
          </table:table-cell>
          <table:table-cell table:number-matrix-columns-spanned="1" table:number-matrix-rows-spanned="1" table:formula="of:=SUM([.FN3:.FN32]&gt;[.$HG3:.$HG32])" office:value-type="float" office:value="17">
            <text:p>17</text:p>
          </table:table-cell>
          <table:table-cell table:number-matrix-columns-spanned="1" table:number-matrix-rows-spanned="1" table:formula="of:=SUM([.FO3:.FO32]&gt;[.$HC3:.$HC32])" office:value-type="float" office:value="12">
            <text:p>12</text:p>
          </table:table-cell>
          <table:table-cell table:number-matrix-columns-spanned="1" table:number-matrix-rows-spanned="1" table:formula="of:=SUM([.FP3:.FP32]&gt;[.$HD3:.$HD32])" office:value-type="float" office:value="4">
            <text:p>4</text:p>
          </table:table-cell>
          <table:table-cell table:number-matrix-columns-spanned="1" table:number-matrix-rows-spanned="1" table:formula="of:=SUM([.FQ3:.FQ32]&gt;[.$HE3:.$HE32])" office:value-type="float" office:value="15">
            <text:p>15</text:p>
          </table:table-cell>
          <table:table-cell table:number-matrix-columns-spanned="1" table:number-matrix-rows-spanned="1" table:formula="of:=SUM([.FR3:.FR32]&gt;[.$HF3:.$HF32])" office:value-type="float" office:value="14">
            <text:p>14</text:p>
          </table:table-cell>
          <table:table-cell table:number-matrix-columns-spanned="1" table:number-matrix-rows-spanned="1" table:formula="of:=SUM([.FS3:.FS32]&gt;[.$HG3:.$HG32])" office:value-type="float" office:value="0">
            <text:p>0</text:p>
          </table:table-cell>
          <table:table-cell table:number-matrix-columns-spanned="1" table:number-matrix-rows-spanned="1" table:formula="of:=SUM([.FT3:.FT32]&gt;[.$HC3:.$HC32])" office:value-type="float" office:value="4">
            <text:p>4</text:p>
          </table:table-cell>
          <table:table-cell table:number-matrix-columns-spanned="1" table:number-matrix-rows-spanned="1" table:formula="of:=SUM([.FU3:.FU32]&gt;[.$HD3:.$HD32])" office:value-type="float" office:value="1">
            <text:p>1</text:p>
          </table:table-cell>
          <table:table-cell table:number-matrix-columns-spanned="1" table:number-matrix-rows-spanned="1" table:formula="of:=SUM([.FV3:.FV32]&gt;[.$HE3:.$HE32])" office:value-type="float" office:value="12">
            <text:p>12</text:p>
          </table:table-cell>
          <table:table-cell table:number-matrix-columns-spanned="1" table:number-matrix-rows-spanned="1" table:formula="of:=SUM([.FW3:.FW32]&gt;[.$HF3:.$HF32])" office:value-type="float" office:value="14">
            <text:p>14</text:p>
          </table:table-cell>
          <table:table-cell table:number-matrix-columns-spanned="1" table:number-matrix-rows-spanned="1" table:formula="of:=SUM([.FX3:.FX32]&gt;[.$HG3:.$HG32])" office:value-type="float" office:value="17">
            <text:p>17</text:p>
          </table:table-cell>
          <table:table-cell table:number-matrix-columns-spanned="1" table:number-matrix-rows-spanned="1" table:formula="of:=SUM([.FY3:.FY32]&gt;[.$HC3:.$HC32])" office:value-type="float" office:value="11">
            <text:p>11</text:p>
          </table:table-cell>
          <table:table-cell table:number-matrix-columns-spanned="1" table:number-matrix-rows-spanned="1" table:formula="of:=SUM([.FZ3:.FZ32]&gt;[.$HD3:.$HD32])" office:value-type="float" office:value="2">
            <text:p>2</text:p>
          </table:table-cell>
          <table:table-cell table:number-matrix-columns-spanned="1" table:number-matrix-rows-spanned="1" table:formula="of:=SUM([.GA3:.GA32]&gt;[.$HE3:.$HE32])" office:value-type="float" office:value="17">
            <text:p>17</text:p>
          </table:table-cell>
          <table:table-cell table:number-matrix-columns-spanned="1" table:number-matrix-rows-spanned="1" table:formula="of:=SUM([.GB3:.GB32]&gt;[.$HF3:.$HF32])" office:value-type="float" office:value="25">
            <text:p>25</text:p>
          </table:table-cell>
          <table:table-cell table:number-matrix-columns-spanned="1" table:number-matrix-rows-spanned="1" table:formula="of:=SUM([.GC3:.GC32]&gt;[.$HG3:.$HG32])" office:value-type="float" office:value="8">
            <text:p>8</text:p>
          </table:table-cell>
          <table:table-cell table:number-matrix-columns-spanned="1" table:number-matrix-rows-spanned="1" table:formula="of:=SUM([.GD3:.GD32]&gt;[.$HC3:.$HC32])" office:value-type="float" office:value="20">
            <text:p>20</text:p>
          </table:table-cell>
          <table:table-cell table:number-matrix-columns-spanned="1" table:number-matrix-rows-spanned="1" table:formula="of:=SUM([.GE3:.GE32]&gt;[.$HD3:.$HD32])" office:value-type="float" office:value="20">
            <text:p>20</text:p>
          </table:table-cell>
          <table:table-cell table:number-matrix-columns-spanned="1" table:number-matrix-rows-spanned="1" table:formula="of:=SUM([.GF3:.GF32]&gt;[.$HE3:.$HE32])" office:value-type="float" office:value="17">
            <text:p>17</text:p>
          </table:table-cell>
          <table:table-cell table:style-name="cellWorst" table:number-matrix-columns-spanned="1" table:number-matrix-rows-spanned="1" table:formula="of:=SUM([.GG3:.GG32]&gt;[.$HF3:.$HF32])" office:value-type="float" office:value="28">
            <text:p>28</text:p>
          </table:table-cell>
          <table:table-cell table:number-matrix-columns-spanned="1" table:number-matrix-rows-spanned="1" table:formula="of:=SUM([.GH3:.GH32]&gt;[.$HG3:.$HG32])" office:value-type="float" office:value="30">
            <text:p>30</text:p>
          </table:table-cell>
          <table:table-cell table:number-matrix-columns-spanned="1" table:number-matrix-rows-spanned="1" table:formula="of:=SUM([.GI3:.GI32]&gt;[.$HC3:.$HC32])" office:value-type="float" office:value="4">
            <text:p>4</text:p>
          </table:table-cell>
          <table:table-cell table:style-name="cellBest" table:number-matrix-columns-spanned="1" table:number-matrix-rows-spanned="1" table:formula="of:=SUM([.GJ3:.GJ32]&gt;[.$HD3:.$HD32])" office:value-type="float" office:value="0">
            <text:p>0</text:p>
          </table:table-cell>
          <table:table-cell table:number-matrix-columns-spanned="1" table:number-matrix-rows-spanned="1" table:formula="of:=SUM([.GK3:.GK32]&gt;[.$HE3:.$HE32])" office:value-type="float" office:value="5">
            <text:p>5</text:p>
          </table:table-cell>
          <table:table-cell table:number-matrix-columns-spanned="1" table:number-matrix-rows-spanned="1" table:formula="of:=SUM([.GL3:.GL32]&gt;[.$HF3:.$HF32])" office:value-type="float" office:value="12">
            <text:p>12</text:p>
          </table:table-cell>
          <table:table-cell table:number-matrix-columns-spanned="1" table:number-matrix-rows-spanned="1" table:formula="of:=SUM([.GM3:.GM32]&gt;[.$HG3:.$HG32])" office:value-type="float" office:value="26">
            <text:p>26</text:p>
          </table:table-cell>
          <table:table-cell table:number-matrix-columns-spanned="1" table:number-matrix-rows-spanned="1" table:formula="of:=SUM([.GN3:.GN32]&gt;[.$HC3:.$HC32])" office:value-type="float" office:value="10">
            <text:p>10</text:p>
          </table:table-cell>
          <table:table-cell table:number-matrix-columns-spanned="1" table:number-matrix-rows-spanned="1" table:formula="of:=SUM([.GO3:.GO32]&gt;[.$HD3:.$HD32])" office:value-type="float" office:value="1">
            <text:p>1</text:p>
          </table:table-cell>
          <table:table-cell table:number-matrix-columns-spanned="1" table:number-matrix-rows-spanned="1" table:formula="of:=SUM([.GP3:.GP32]&gt;[.$HE3:.$HE32])" office:value-type="float" office:value="19">
            <text:p>19</text:p>
          </table:table-cell>
          <table:table-cell table:number-matrix-columns-spanned="1" table:number-matrix-rows-spanned="1" table:formula="of:=SUM([.GQ3:.GQ32]&gt;[.$HF3:.$HF32])" office:value-type="float" office:value="15">
            <text:p>15</text:p>
          </table:table-cell>
          <table:table-cell table:number-matrix-columns-spanned="1" table:number-matrix-rows-spanned="1" table:formula="of:=SUM([.GR3:.GR32]&gt;[.$HG3:.$HG32])" office:value-type="float" office:value="2">
            <text:p>2</text:p>
          </table:table-cell>
          <table:table-cell table:style-name="cellWorst" table:number-matrix-columns-spanned="1" table:number-matrix-rows-spanned="1" table:formula="of:=SUM([.GS3:.GS32]&gt;[.$HC3:.$HC32])" office:value-type="float" office:value="20">
            <text:p>20</text:p>
          </table:table-cell>
          <table:table-cell table:number-matrix-columns-spanned="1" table:number-matrix-rows-spanned="1" table:formula="of:=SUM([.GT3:.GT32]&gt;[.$HD3:.$HD32])" office:value-type="float" office:value="19">
            <text:p>19</text:p>
          </table:table-cell>
          <table:table-cell table:number-matrix-columns-spanned="1" table:number-matrix-rows-spanned="1" table:formula="of:=SUM([.GU3:.GU32]&gt;[.$HE3:.$HE32])" office:value-type="float" office:value="19">
            <text:p>19</text:p>
          </table:table-cell>
          <table:table-cell table:number-matrix-columns-spanned="1" table:number-matrix-rows-spanned="1" table:formula="of:=SUM([.GV3:.GV32]&gt;[.$HF3:.$HF32])" office:value-type="float" office:value="19">
            <text:p>19</text:p>
          </table:table-cell>
          <table:table-cell table:style-name="cellWorst" table:number-matrix-columns-spanned="1" table:number-matrix-rows-spanned="1" table:formula="of:=SUM([.GW3:.GW32]&gt;[.$HG3:.$HG32])" office:value-type="float" office:value="30">
            <text:p>30</text:p>
          </table:table-cell>
          <table:table-cell table:number-columns-repeated="15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HH3:.$HH32])" office:value-type="float" office:value="10">
            <text:p>10</text:p>
          </table:table-cell>
          <table:table-cell table:number-matrix-columns-spanned="1" table:number-matrix-rows-spanned="1" table:formula="of:=SUM([.C3:.C32]=[.$HI3:.$HI32])" office:value-type="float" office:value="10">
            <text:p>10</text:p>
          </table:table-cell>
          <table:table-cell table:number-matrix-columns-spanned="1" table:number-matrix-rows-spanned="1" table:formula="of:=SUM([.D3:.D32]=[.$HJ3:.$HJ32])" office:value-type="float" office:value="1">
            <text:p>1</text:p>
          </table:table-cell>
          <table:table-cell table:number-matrix-columns-spanned="1" table:number-matrix-rows-spanned="1" table:formula="of:=SUM([.E3:.E32]=[.$HK3:.$HK32])" office:value-type="float" office:value="0">
            <text:p>0</text:p>
          </table:table-cell>
          <table:table-cell table:number-matrix-columns-spanned="1" table:number-matrix-rows-spanned="1" table:formula="of:=SUM([.F3:.F32]=[.$HH3:.$HH32])" office:value-type="float" office:value="11">
            <text:p>11</text:p>
          </table:table-cell>
          <table:table-cell table:number-matrix-columns-spanned="1" table:number-matrix-rows-spanned="1" table:formula="of:=SUM([.G3:.G32]=[.$HI3:.$HI32])" office:value-type="float" office:value="11">
            <text:p>11</text:p>
          </table:table-cell>
          <table:table-cell table:number-matrix-columns-spanned="1" table:number-matrix-rows-spanned="1" table:formula="of:=SUM([.H3:.H32]=[.$HJ3:.$HJ32])" office:value-type="float" office:value="1">
            <text:p>1</text:p>
          </table:table-cell>
          <table:table-cell table:number-matrix-columns-spanned="1" table:number-matrix-rows-spanned="1" table:formula="of:=SUM([.I3:.I32]=[.$HK3:.$HK32])" office:value-type="float" office:value="0">
            <text:p>0</text:p>
          </table:table-cell>
          <table:table-cell table:style-name="Default" table:number-matrix-columns-spanned="1" table:number-matrix-rows-spanned="1" table:formula="of:=SUM([.J3:.J32]=[.$HL3:.$HL32])" office:value-type="float" office:value="0">
            <text:p>0</text:p>
          </table:table-cell>
          <table:table-cell table:number-matrix-columns-spanned="1" table:number-matrix-rows-spanned="1" table:formula="of:=SUM([.K3:.K32]=[.$HH3:.$HH32])" office:value-type="float" office:value="10">
            <text:p>10</text:p>
          </table:table-cell>
          <table:table-cell table:number-matrix-columns-spanned="1" table:number-matrix-rows-spanned="1" table:formula="of:=SUM([.L3:.L32]=[.$HI3:.$HI32])" office:value-type="float" office:value="10">
            <text:p>10</text:p>
          </table:table-cell>
          <table:table-cell table:number-matrix-columns-spanned="1" table:number-matrix-rows-spanned="1" table:formula="of:=SUM([.M3:.M32]=[.$HJ3:.$HJ32])" office:value-type="float" office:value="0">
            <text:p>0</text:p>
          </table:table-cell>
          <table:table-cell table:number-matrix-columns-spanned="1" table:number-matrix-rows-spanned="1" table:formula="of:=SUM([.N3:.N32]=[.$HK3:.$HK32])" office:value-type="float" office:value="0">
            <text:p>0</text:p>
          </table:table-cell>
          <table:table-cell table:style-name="Default" table:number-matrix-columns-spanned="1" table:number-matrix-rows-spanned="1" table:formula="of:=SUM([.O3:.O32]=[.$HL3:.$HL32])" office:value-type="float" office:value="0">
            <text:p>0</text:p>
          </table:table-cell>
          <table:table-cell table:number-matrix-columns-spanned="1" table:number-matrix-rows-spanned="1" table:formula="of:=SUM([.P3:.P32]=[.$HH3:.$HH32])" office:value-type="float" office:value="10">
            <text:p>10</text:p>
          </table:table-cell>
          <table:table-cell table:number-matrix-columns-spanned="1" table:number-matrix-rows-spanned="1" table:formula="of:=SUM([.Q3:.Q32]=[.$HI3:.$HI32])" office:value-type="float" office:value="10">
            <text:p>10</text:p>
          </table:table-cell>
          <table:table-cell table:number-matrix-columns-spanned="1" table:number-matrix-rows-spanned="1" table:formula="of:=SUM([.R3:.R32]=[.$HJ3:.$HJ32])" office:value-type="float" office:value="0">
            <text:p>0</text:p>
          </table:table-cell>
          <table:table-cell table:number-matrix-columns-spanned="1" table:number-matrix-rows-spanned="1" table:formula="of:=SUM([.S3:.S32]=[.$HK3:.$HK32])" office:value-type="float" office:value="0">
            <text:p>0</text:p>
          </table:table-cell>
          <table:table-cell table:number-matrix-columns-spanned="1" table:number-matrix-rows-spanned="1" table:formula="of:=SUM([.T3:.T32]=[.$HL3:.$HL32])" office:value-type="float" office:value="0">
            <text:p>0</text:p>
          </table:table-cell>
          <table:table-cell table:number-matrix-columns-spanned="1" table:number-matrix-rows-spanned="1" table:formula="of:=SUM([.U3:.U32]=[.$HH3:.$HH32])" office:value-type="float" office:value="11">
            <text:p>11</text:p>
          </table:table-cell>
          <table:table-cell table:number-matrix-columns-spanned="1" table:number-matrix-rows-spanned="1" table:formula="of:=SUM([.V3:.V32]=[.$HI3:.$HI32])" office:value-type="float" office:value="11">
            <text:p>11</text:p>
          </table:table-cell>
          <table:table-cell table:number-matrix-columns-spanned="1" table:number-matrix-rows-spanned="1" table:formula="of:=SUM([.W3:.W32]=[.$HJ3:.$HJ32])" office:value-type="float" office:value="0">
            <text:p>0</text:p>
          </table:table-cell>
          <table:table-cell table:number-matrix-columns-spanned="1" table:number-matrix-rows-spanned="1" table:formula="of:=SUM([.X3:.X32]=[.$HK3:.$HK32])" office:value-type="float" office:value="4">
            <text:p>4</text:p>
          </table:table-cell>
          <table:table-cell table:number-matrix-columns-spanned="1" table:number-matrix-rows-spanned="1" table:formula="of:=SUM([.Y3:.Y32]=[.$HL3:.$HL32])" office:value-type="float" office:value="0">
            <text:p>0</text:p>
          </table:table-cell>
          <table:table-cell table:number-matrix-columns-spanned="1" table:number-matrix-rows-spanned="1" table:formula="of:=SUM([.Z3:.Z32]=[.$HH3:.$HH32])" office:value-type="float" office:value="9">
            <text:p>9</text:p>
          </table:table-cell>
          <table:table-cell table:number-matrix-columns-spanned="1" table:number-matrix-rows-spanned="1" table:formula="of:=SUM([.AA3:.AA32]=[.$HI3:.$HI32])" office:value-type="float" office:value="9">
            <text:p>9</text:p>
          </table:table-cell>
          <table:table-cell table:number-matrix-columns-spanned="1" table:number-matrix-rows-spanned="1" table:formula="of:=SUM([.AB3:.AB32]=[.$HJ3:.$HJ32])" office:value-type="float" office:value="0">
            <text:p>0</text:p>
          </table:table-cell>
          <table:table-cell table:number-matrix-columns-spanned="1" table:number-matrix-rows-spanned="1" table:formula="of:=SUM([.AC3:.AC32]=[.$HK3:.$HK32])" office:value-type="float" office:value="0">
            <text:p>0</text:p>
          </table:table-cell>
          <table:table-cell table:number-matrix-columns-spanned="1" table:number-matrix-rows-spanned="1" table:formula="of:=SUM([.AD3:.AD32]=[.$HL3:.$HL32])" office:value-type="float" office:value="0">
            <text:p>0</text:p>
          </table:table-cell>
          <table:table-cell table:number-matrix-columns-spanned="1" table:number-matrix-rows-spanned="1" table:formula="of:=SUM([.AE3:.AE32]=[.$HH3:.$HH32])" office:value-type="float" office:value="11">
            <text:p>11</text:p>
          </table:table-cell>
          <table:table-cell table:number-matrix-columns-spanned="1" table:number-matrix-rows-spanned="1" table:formula="of:=SUM([.AF3:.AF32]=[.$HI3:.$HI32])" office:value-type="float" office:value="11">
            <text:p>11</text:p>
          </table:table-cell>
          <table:table-cell table:number-matrix-columns-spanned="1" table:number-matrix-rows-spanned="1" table:formula="of:=SUM([.AG3:.AG32]=[.$HJ3:.$HJ32])" office:value-type="float" office:value="0">
            <text:p>0</text:p>
          </table:table-cell>
          <table:table-cell table:number-matrix-columns-spanned="1" table:number-matrix-rows-spanned="1" table:formula="of:=SUM([.AH3:.AH32]=[.$HK3:.$HK32])" office:value-type="float" office:value="0">
            <text:p>0</text:p>
          </table:table-cell>
          <table:table-cell table:number-matrix-columns-spanned="1" table:number-matrix-rows-spanned="1" table:formula="of:=SUM([.AI3:.AI32]=[.$HL3:.$HL32])" office:value-type="float" office:value="0">
            <text:p>0</text:p>
          </table:table-cell>
          <table:table-cell table:number-matrix-columns-spanned="1" table:number-matrix-rows-spanned="1" table:formula="of:=SUM([.AJ3:.AJ32]=[.$HH3:.$HH32])" office:value-type="float" office:value="11">
            <text:p>11</text:p>
          </table:table-cell>
          <table:table-cell table:number-matrix-columns-spanned="1" table:number-matrix-rows-spanned="1" table:formula="of:=SUM([.AK3:.AK32]=[.$HI3:.$HI32])" office:value-type="float" office:value="11">
            <text:p>11</text:p>
          </table:table-cell>
          <table:table-cell table:number-matrix-columns-spanned="1" table:number-matrix-rows-spanned="1" table:formula="of:=SUM([.AL3:.AL32]=[.$HJ3:.$HJ32])" office:value-type="float" office:value="1">
            <text:p>1</text:p>
          </table:table-cell>
          <table:table-cell table:number-matrix-columns-spanned="1" table:number-matrix-rows-spanned="1" table:formula="of:=SUM([.AM3:.AM32]=[.$HK3:.$HK32])" office:value-type="float" office:value="0">
            <text:p>0</text:p>
          </table:table-cell>
          <table:table-cell table:number-matrix-columns-spanned="1" table:number-matrix-rows-spanned="1" table:formula="of:=SUM([.AN3:.AN32]=[.$HL3:.$HL32])" office:value-type="float" office:value="1">
            <text:p>1</text:p>
          </table:table-cell>
          <table:table-cell table:number-matrix-columns-spanned="1" table:number-matrix-rows-spanned="1" table:formula="of:=SUM([.AO3:.AO32]=[.$HH3:.$HH32])" office:value-type="float" office:value="12">
            <text:p>12</text:p>
          </table:table-cell>
          <table:table-cell table:number-matrix-columns-spanned="1" table:number-matrix-rows-spanned="1" table:formula="of:=SUM([.AP3:.AP32]=[.$HI3:.$HI32])" office:value-type="float" office:value="12">
            <text:p>12</text:p>
          </table:table-cell>
          <table:table-cell table:number-matrix-columns-spanned="1" table:number-matrix-rows-spanned="1" table:formula="of:=SUM([.AQ3:.AQ32]=[.$HJ3:.$HJ32])" office:value-type="float" office:value="2">
            <text:p>2</text:p>
          </table:table-cell>
          <table:table-cell table:number-matrix-columns-spanned="1" table:number-matrix-rows-spanned="1" table:formula="of:=SUM([.AR3:.AR32]=[.$HK3:.$HK32])" office:value-type="float" office:value="1">
            <text:p>1</text:p>
          </table:table-cell>
          <table:table-cell table:number-matrix-columns-spanned="1" table:number-matrix-rows-spanned="1" table:formula="of:=SUM([.AS3:.AS32]=[.$HL3:.$HL32])" office:value-type="float" office:value="2">
            <text:p>2</text:p>
          </table:table-cell>
          <table:table-cell table:number-matrix-columns-spanned="1" table:number-matrix-rows-spanned="1" table:formula="of:=SUM([.AT3:.AT32]=[.$HH3:.$HH32])" office:value-type="float" office:value="13">
            <text:p>13</text:p>
          </table:table-cell>
          <table:table-cell table:number-matrix-columns-spanned="1" table:number-matrix-rows-spanned="1" table:formula="of:=SUM([.AU3:.AU32]=[.$HI3:.$HI32])" office:value-type="float" office:value="13">
            <text:p>13</text:p>
          </table:table-cell>
          <table:table-cell table:number-matrix-columns-spanned="1" table:number-matrix-rows-spanned="1" table:formula="of:=SUM([.AV3:.AV32]=[.$HJ3:.$HJ32])" office:value-type="float" office:value="2">
            <text:p>2</text:p>
          </table:table-cell>
          <table:table-cell table:number-matrix-columns-spanned="1" table:number-matrix-rows-spanned="1" table:formula="of:=SUM([.AW3:.AW32]=[.$HK3:.$HK32])" office:value-type="float" office:value="0">
            <text:p>0</text:p>
          </table:table-cell>
          <table:table-cell table:number-matrix-columns-spanned="1" table:number-matrix-rows-spanned="1" table:formula="of:=SUM([.AX3:.AX32]=[.$HL3:.$HL32])" office:value-type="float" office:value="1">
            <text:p>1</text:p>
          </table:table-cell>
          <table:table-cell table:number-matrix-columns-spanned="1" table:number-matrix-rows-spanned="1" table:formula="of:=SUM([.AY3:.AY32]=[.$HH3:.$HH32])" office:value-type="float" office:value="9">
            <text:p>9</text:p>
          </table:table-cell>
          <table:table-cell table:number-matrix-columns-spanned="1" table:number-matrix-rows-spanned="1" table:formula="of:=SUM([.AZ3:.AZ32]=[.$HI3:.$HI32])" office:value-type="float" office:value="9">
            <text:p>9</text:p>
          </table:table-cell>
          <table:table-cell table:number-matrix-columns-spanned="1" table:number-matrix-rows-spanned="1" table:formula="of:=SUM([.BA3:.BA32]=[.$HJ3:.$HJ32])" office:value-type="float" office:value="0">
            <text:p>0</text:p>
          </table:table-cell>
          <table:table-cell table:number-matrix-columns-spanned="1" table:number-matrix-rows-spanned="1" table:formula="of:=SUM([.BB3:.BB32]=[.$HK3:.$HK32])" office:value-type="float" office:value="0">
            <text:p>0</text:p>
          </table:table-cell>
          <table:table-cell table:number-matrix-columns-spanned="1" table:number-matrix-rows-spanned="1" table:formula="of:=SUM([.BC3:.BC32]=[.$HL3:.$HL32])" office:value-type="float" office:value="0">
            <text:p>0</text:p>
          </table:table-cell>
          <table:table-cell table:number-matrix-columns-spanned="1" table:number-matrix-rows-spanned="1" table:formula="of:=SUM([.BD3:.BD32]=[.$HH3:.$HH32])" office:value-type="float" office:value="10">
            <text:p>10</text:p>
          </table:table-cell>
          <table:table-cell table:number-matrix-columns-spanned="1" table:number-matrix-rows-spanned="1" table:formula="of:=SUM([.BE3:.BE32]=[.$HI3:.$HI32])" office:value-type="float" office:value="10">
            <text:p>10</text:p>
          </table:table-cell>
          <table:table-cell table:number-matrix-columns-spanned="1" table:number-matrix-rows-spanned="1" table:formula="of:=SUM([.BF3:.BF32]=[.$HJ3:.$HJ32])" office:value-type="float" office:value="0">
            <text:p>0</text:p>
          </table:table-cell>
          <table:table-cell table:number-matrix-columns-spanned="1" table:number-matrix-rows-spanned="1" table:formula="of:=SUM([.BG3:.BG32]=[.$HK3:.$HK32])" office:value-type="float" office:value="0">
            <text:p>0</text:p>
          </table:table-cell>
          <table:table-cell table:number-matrix-columns-spanned="1" table:number-matrix-rows-spanned="1" table:formula="of:=SUM([.BH3:.BH32]=[.$HL3:.$HL32])" office:value-type="float" office:value="0">
            <text:p>0</text:p>
          </table:table-cell>
          <table:table-cell table:number-matrix-columns-spanned="1" table:number-matrix-rows-spanned="1" table:formula="of:=SUM([.BI3:.BI32]=[.$HH3:.$HH32])" office:value-type="float" office:value="11">
            <text:p>11</text:p>
          </table:table-cell>
          <table:table-cell table:number-matrix-columns-spanned="1" table:number-matrix-rows-spanned="1" table:formula="of:=SUM([.BJ3:.BJ32]=[.$HI3:.$HI32])" office:value-type="float" office:value="11">
            <text:p>11</text:p>
          </table:table-cell>
          <table:table-cell table:number-matrix-columns-spanned="1" table:number-matrix-rows-spanned="1" table:formula="of:=SUM([.BK3:.BK32]=[.$HJ3:.$HJ32])" office:value-type="float" office:value="1">
            <text:p>1</text:p>
          </table:table-cell>
          <table:table-cell table:number-matrix-columns-spanned="1" table:number-matrix-rows-spanned="1" table:formula="of:=SUM([.BL3:.BL32]=[.$HK3:.$HK32])" office:value-type="float" office:value="0">
            <text:p>0</text:p>
          </table:table-cell>
          <table:table-cell table:number-matrix-columns-spanned="1" table:number-matrix-rows-spanned="1" table:formula="of:=SUM([.BM3:.BM32]=[.$HL3:.$HL32])" office:value-type="float" office:value="0">
            <text:p>0</text:p>
          </table:table-cell>
          <table:table-cell table:number-matrix-columns-spanned="1" table:number-matrix-rows-spanned="1" table:formula="of:=SUM([.BN3:.BN32]=[.$HH3:.$HH32])" office:value-type="float" office:value="9">
            <text:p>9</text:p>
          </table:table-cell>
          <table:table-cell table:number-matrix-columns-spanned="1" table:number-matrix-rows-spanned="1" table:formula="of:=SUM([.BO3:.BO32]=[.$HI3:.$HI32])" office:value-type="float" office:value="9">
            <text:p>9</text:p>
          </table:table-cell>
          <table:table-cell table:number-matrix-columns-spanned="1" table:number-matrix-rows-spanned="1" table:formula="of:=SUM([.BP3:.BP32]=[.$HJ3:.$HJ32])" office:value-type="float" office:value="0">
            <text:p>0</text:p>
          </table:table-cell>
          <table:table-cell table:number-matrix-columns-spanned="1" table:number-matrix-rows-spanned="1" table:formula="of:=SUM([.BQ3:.BQ32]=[.$HK3:.$HK32])" office:value-type="float" office:value="0">
            <text:p>0</text:p>
          </table:table-cell>
          <table:table-cell table:number-matrix-columns-spanned="1" table:number-matrix-rows-spanned="1" table:formula="of:=SUM([.BR3:.BR32]=[.$HL3:.$HL32])" office:value-type="float" office:value="0">
            <text:p>0</text:p>
          </table:table-cell>
          <table:table-cell table:number-matrix-columns-spanned="1" table:number-matrix-rows-spanned="1" table:formula="of:=SUM([.BS3:.BS32]=[.$HH3:.$HH32])" office:value-type="float" office:value="15">
            <text:p>15</text:p>
          </table:table-cell>
          <table:table-cell table:number-matrix-columns-spanned="1" table:number-matrix-rows-spanned="1" table:formula="of:=SUM([.BT3:.BT32]=[.$HI3:.$HI32])" office:value-type="float" office:value="15">
            <text:p>15</text:p>
          </table:table-cell>
          <table:table-cell table:number-matrix-columns-spanned="1" table:number-matrix-rows-spanned="1" table:formula="of:=SUM([.BU3:.BU32]=[.$HJ3:.$HJ32])" office:value-type="float" office:value="1">
            <text:p>1</text:p>
          </table:table-cell>
          <table:table-cell table:number-matrix-columns-spanned="1" table:number-matrix-rows-spanned="1" table:formula="of:=SUM([.BV3:.BV32]=[.$HK3:.$HK32])" office:value-type="float" office:value="0">
            <text:p>0</text:p>
          </table:table-cell>
          <table:table-cell table:number-matrix-columns-spanned="1" table:number-matrix-rows-spanned="1" table:formula="of:=SUM([.BW3:.BW32]=[.$HL3:.$HL32])" office:value-type="float" office:value="0">
            <text:p>0</text:p>
          </table:table-cell>
          <table:table-cell table:number-matrix-columns-spanned="1" table:number-matrix-rows-spanned="1" table:formula="of:=SUM([.BX3:.BX32]=[.$HH3:.$HH32])" office:value-type="float" office:value="7">
            <text:p>7</text:p>
          </table:table-cell>
          <table:table-cell table:number-matrix-columns-spanned="1" table:number-matrix-rows-spanned="1" table:formula="of:=SUM([.BY3:.BY32]=[.$HI3:.$HI32])" office:value-type="float" office:value="7">
            <text:p>7</text:p>
          </table:table-cell>
          <table:table-cell table:number-matrix-columns-spanned="1" table:number-matrix-rows-spanned="1" table:formula="of:=SUM([.BZ3:.BZ32]=[.$HJ3:.$HJ32])" office:value-type="float" office:value="0">
            <text:p>0</text:p>
          </table:table-cell>
          <table:table-cell table:number-matrix-columns-spanned="1" table:number-matrix-rows-spanned="1" table:formula="of:=SUM([.CA3:.CA32]=[.$HK3:.$HK32])" office:value-type="float" office:value="1">
            <text:p>1</text:p>
          </table:table-cell>
          <table:table-cell table:style-name="Default" table:number-matrix-columns-spanned="1" table:number-matrix-rows-spanned="1" table:formula="of:=SUM([.CB3:.CB32]=[.$HL3:.$HL32])" office:value-type="float" office:value="0">
            <text:p>0</text:p>
          </table:table-cell>
          <table:table-cell table:number-matrix-columns-spanned="1" table:number-matrix-rows-spanned="1" table:formula="of:=SUM([.CC3:.CC32]=[.$HH3:.$HH32])" office:value-type="float" office:value="11">
            <text:p>11</text:p>
          </table:table-cell>
          <table:table-cell table:number-matrix-columns-spanned="1" table:number-matrix-rows-spanned="1" table:formula="of:=SUM([.CD3:.CD32]=[.$HI3:.$HI32])" office:value-type="float" office:value="11">
            <text:p>11</text:p>
          </table:table-cell>
          <table:table-cell table:number-matrix-columns-spanned="1" table:number-matrix-rows-spanned="1" table:formula="of:=SUM([.CE3:.CE32]=[.$HJ3:.$HJ32])" office:value-type="float" office:value="0">
            <text:p>0</text:p>
          </table:table-cell>
          <table:table-cell table:number-matrix-columns-spanned="1" table:number-matrix-rows-spanned="1" table:formula="of:=SUM([.CF3:.CF32]=[.$HK3:.$HK32])" office:value-type="float" office:value="0">
            <text:p>0</text:p>
          </table:table-cell>
          <table:table-cell table:number-matrix-columns-spanned="1" table:number-matrix-rows-spanned="1" table:formula="of:=SUM([.CG3:.CG32]=[.$HL3:.$HL32])" office:value-type="float" office:value="0">
            <text:p>0</text:p>
          </table:table-cell>
          <table:table-cell table:number-matrix-columns-spanned="1" table:number-matrix-rows-spanned="1" table:formula="of:=SUM([.CH3:.CH32]=[.$HH3:.$HH32])" office:value-type="float" office:value="7">
            <text:p>7</text:p>
          </table:table-cell>
          <table:table-cell table:number-matrix-columns-spanned="1" table:number-matrix-rows-spanned="1" table:formula="of:=SUM([.CI3:.CI32]=[.$HI3:.$HI32])" office:value-type="float" office:value="7">
            <text:p>7</text:p>
          </table:table-cell>
          <table:table-cell table:number-matrix-columns-spanned="1" table:number-matrix-rows-spanned="1" table:formula="of:=SUM([.CJ3:.CJ32]=[.$HJ3:.$HJ32])" office:value-type="float" office:value="0">
            <text:p>0</text:p>
          </table:table-cell>
          <table:table-cell table:number-matrix-columns-spanned="1" table:number-matrix-rows-spanned="1" table:formula="of:=SUM([.CK3:.CK32]=[.$HK3:.$HK32])" office:value-type="float" office:value="0">
            <text:p>0</text:p>
          </table:table-cell>
          <table:table-cell table:number-matrix-columns-spanned="1" table:number-matrix-rows-spanned="1" table:formula="of:=SUM([.CL3:.CL32]=[.$HL3:.$HL32])" office:value-type="float" office:value="0">
            <text:p>0</text:p>
          </table:table-cell>
          <table:table-cell table:number-matrix-columns-spanned="1" table:number-matrix-rows-spanned="1" table:formula="of:=SUM([.CM3:.CM32]=[.$HH3:.$HH32])" office:value-type="float" office:value="30">
            <text:p>30</text:p>
          </table:table-cell>
          <table:table-cell table:number-matrix-columns-spanned="1" table:number-matrix-rows-spanned="1" table:formula="of:=SUM([.CN3:.CN32]=[.$HI3:.$HI32])" office:value-type="float" office:value="30">
            <text:p>30</text:p>
          </table:table-cell>
          <table:table-cell table:number-matrix-columns-spanned="1" table:number-matrix-rows-spanned="1" table:formula="of:=SUM([.CO3:.CO32]=[.$HJ3:.$HJ32])" office:value-type="float" office:value="0">
            <text:p>0</text:p>
          </table:table-cell>
          <table:table-cell table:number-matrix-columns-spanned="1" table:number-matrix-rows-spanned="1" table:formula="of:=SUM([.CP3:.CP32]=[.$HK3:.$HK32])" office:value-type="float" office:value="0">
            <text:p>0</text:p>
          </table:table-cell>
          <table:table-cell table:number-matrix-columns-spanned="1" table:number-matrix-rows-spanned="1" table:formula="of:=SUM([.CQ3:.CQ32]=[.$HL3:.$HL32])" office:value-type="float" office:value="0">
            <text:p>0</text:p>
          </table:table-cell>
          <table:table-cell table:number-matrix-columns-spanned="1" table:number-matrix-rows-spanned="1" table:formula="of:=SUM([.CR3:.CR32]=[.$HH3:.$HH32])" office:value-type="float" office:value="22">
            <text:p>22</text:p>
          </table:table-cell>
          <table:table-cell table:number-matrix-columns-spanned="1" table:number-matrix-rows-spanned="1" table:formula="of:=SUM([.CS3:.CS32]=[.$HI3:.$HI32])" office:value-type="float" office:value="22">
            <text:p>22</text:p>
          </table:table-cell>
          <table:table-cell table:number-matrix-columns-spanned="1" table:number-matrix-rows-spanned="1" table:formula="of:=SUM([.CT3:.CT32]=[.$HJ3:.$HJ32])" office:value-type="float" office:value="0">
            <text:p>0</text:p>
          </table:table-cell>
          <table:table-cell table:number-matrix-columns-spanned="1" table:number-matrix-rows-spanned="1" table:formula="of:=SUM([.CU3:.CU32]=[.$HK3:.$HK32])" office:value-type="float" office:value="0">
            <text:p>0</text:p>
          </table:table-cell>
          <table:table-cell table:number-matrix-columns-spanned="1" table:number-matrix-rows-spanned="1" table:formula="of:=SUM([.CV3:.CV32]=[.$HL3:.$HL32])" office:value-type="float" office:value="0">
            <text:p>0</text:p>
          </table:table-cell>
          <table:table-cell table:number-matrix-columns-spanned="1" table:number-matrix-rows-spanned="1" table:formula="of:=SUM([.CW3:.CW32]=[.$HH3:.$HH32])" office:value-type="float" office:value="11">
            <text:p>11</text:p>
          </table:table-cell>
          <table:table-cell table:number-matrix-columns-spanned="1" table:number-matrix-rows-spanned="1" table:formula="of:=SUM([.CX3:.CX32]=[.$HI3:.$HI32])" office:value-type="float" office:value="11">
            <text:p>11</text:p>
          </table:table-cell>
          <table:table-cell table:number-matrix-columns-spanned="1" table:number-matrix-rows-spanned="1" table:formula="of:=SUM([.CY3:.CY32]=[.$HJ3:.$HJ32])" office:value-type="float" office:value="1">
            <text:p>1</text:p>
          </table:table-cell>
          <table:table-cell table:number-matrix-columns-spanned="1" table:number-matrix-rows-spanned="1" table:formula="of:=SUM([.CZ3:.CZ32]=[.$HK3:.$HK32])" office:value-type="float" office:value="0">
            <text:p>0</text:p>
          </table:table-cell>
          <table:table-cell table:number-matrix-columns-spanned="1" table:number-matrix-rows-spanned="1" table:formula="of:=SUM([.DA3:.DA32]=[.$HL3:.$HL32])" office:value-type="float" office:value="0">
            <text:p>0</text:p>
          </table:table-cell>
          <table:table-cell table:number-matrix-columns-spanned="1" table:number-matrix-rows-spanned="1" table:formula="of:=SUM([.DB3:.DB32]=[.$HH3:.$HH32])" office:value-type="float" office:value="28">
            <text:p>28</text:p>
          </table:table-cell>
          <table:table-cell table:number-matrix-columns-spanned="1" table:number-matrix-rows-spanned="1" table:formula="of:=SUM([.DC3:.DC32]=[.$HI3:.$HI32])" office:value-type="float" office:value="28">
            <text:p>28</text:p>
          </table:table-cell>
          <table:table-cell table:style-name="cellWorst" table:number-matrix-columns-spanned="1" table:number-matrix-rows-spanned="1" table:formula="of:=SUM([.DD3:.DD32]=[.$HJ3:.$HJ32])" office:value-type="float" office:value="13">
            <text:p>13</text:p>
          </table:table-cell>
          <table:table-cell table:number-matrix-columns-spanned="1" table:number-matrix-rows-spanned="1" table:formula="of:=SUM([.DE3:.DE32]=[.$HK3:.$HK32])" office:value-type="float" office:value="2">
            <text:p>2</text:p>
          </table:table-cell>
          <table:table-cell table:number-matrix-columns-spanned="1" table:number-matrix-rows-spanned="1" table:formula="of:=SUM([.DF3:.DF32]=[.$HL3:.$HL32])" office:value-type="float" office:value="2">
            <text:p>2</text:p>
          </table:table-cell>
          <table:table-cell table:number-matrix-columns-spanned="1" table:number-matrix-rows-spanned="1" table:formula="of:=SUM([.DG3:.DG32]=[.$HH3:.$HH32])" office:value-type="float" office:value="10">
            <text:p>10</text:p>
          </table:table-cell>
          <table:table-cell table:number-matrix-columns-spanned="1" table:number-matrix-rows-spanned="1" table:formula="of:=SUM([.DH3:.DH32]=[.$HI3:.$HI32])" office:value-type="float" office:value="10">
            <text:p>10</text:p>
          </table:table-cell>
          <table:table-cell table:number-matrix-columns-spanned="1" table:number-matrix-rows-spanned="1" table:formula="of:=SUM([.DI3:.DI32]=[.$HJ3:.$HJ32])" office:value-type="float" office:value="0">
            <text:p>0</text:p>
          </table:table-cell>
          <table:table-cell table:number-matrix-columns-spanned="1" table:number-matrix-rows-spanned="1" table:formula="of:=SUM([.DJ3:.DJ32]=[.$HK3:.$HK32])" office:value-type="float" office:value="0">
            <text:p>0</text:p>
          </table:table-cell>
          <table:table-cell table:number-matrix-columns-spanned="1" table:number-matrix-rows-spanned="1" table:formula="of:=SUM([.DK3:.DK32]=[.$HL3:.$HL32])" office:value-type="float" office:value="0">
            <text:p>0</text:p>
          </table:table-cell>
          <table:table-cell table:number-matrix-columns-spanned="1" table:number-matrix-rows-spanned="1" table:formula="of:=SUM([.DL3:.DL32]=[.$HH3:.$HH32])" office:value-type="float" office:value="12">
            <text:p>12</text:p>
          </table:table-cell>
          <table:table-cell table:number-matrix-columns-spanned="1" table:number-matrix-rows-spanned="1" table:formula="of:=SUM([.DM3:.DM32]=[.$HI3:.$HI32])" office:value-type="float" office:value="12">
            <text:p>12</text:p>
          </table:table-cell>
          <table:table-cell table:number-matrix-columns-spanned="1" table:number-matrix-rows-spanned="1" table:formula="of:=SUM([.DN3:.DN32]=[.$HJ3:.$HJ32])" office:value-type="float" office:value="0">
            <text:p>0</text:p>
          </table:table-cell>
          <table:table-cell table:number-matrix-columns-spanned="1" table:number-matrix-rows-spanned="1" table:formula="of:=SUM([.DO3:.DO32]=[.$HK3:.$HK32])" office:value-type="float" office:value="0">
            <text:p>0</text:p>
          </table:table-cell>
          <table:table-cell table:number-matrix-columns-spanned="1" table:number-matrix-rows-spanned="1" table:formula="of:=SUM([.DP3:.DP32]=[.$HL3:.$HL32])" office:value-type="float" office:value="0">
            <text:p>0</text:p>
          </table:table-cell>
          <table:table-cell table:number-matrix-columns-spanned="1" table:number-matrix-rows-spanned="1" table:formula="of:=SUM([.DQ3:.DQ32]=[.$HH3:.$HH32])" office:value-type="float" office:value="9">
            <text:p>9</text:p>
          </table:table-cell>
          <table:table-cell table:number-matrix-columns-spanned="1" table:number-matrix-rows-spanned="1" table:formula="of:=SUM([.DR3:.DR32]=[.$HI3:.$HI32])" office:value-type="float" office:value="9">
            <text:p>9</text:p>
          </table:table-cell>
          <table:table-cell table:number-matrix-columns-spanned="1" table:number-matrix-rows-spanned="1" table:formula="of:=SUM([.DS3:.DS32]=[.$HJ3:.$HJ32])" office:value-type="float" office:value="0">
            <text:p>0</text:p>
          </table:table-cell>
          <table:table-cell table:number-matrix-columns-spanned="1" table:number-matrix-rows-spanned="1" table:formula="of:=SUM([.DT3:.DT32]=[.$HK3:.$HK32])" office:value-type="float" office:value="0">
            <text:p>0</text:p>
          </table:table-cell>
          <table:table-cell table:number-matrix-columns-spanned="1" table:number-matrix-rows-spanned="1" table:formula="of:=SUM([.DU3:.DU32]=[.$HL3:.$HL32])" office:value-type="float" office:value="0">
            <text:p>0</text:p>
          </table:table-cell>
          <table:table-cell table:style-name="cellBest" table:number-matrix-columns-spanned="1" table:number-matrix-rows-spanned="1" table:formula="of:=SUM([.DV3:.DV32]=[.$HH3:.$HH32])" office:value-type="float" office:value="6">
            <text:p>6</text:p>
          </table:table-cell>
          <table:table-cell table:style-name="cellBest" table:number-matrix-columns-spanned="1" table:number-matrix-rows-spanned="1" table:formula="of:=SUM([.DW3:.DW32]=[.$HI3:.$HI32])" office:value-type="float" office:value="6">
            <text:p>6</text:p>
          </table:table-cell>
          <table:table-cell table:number-matrix-columns-spanned="1" table:number-matrix-rows-spanned="1" table:formula="of:=SUM([.DX3:.DX32]=[.$HJ3:.$HJ32])" office:value-type="float" office:value="0">
            <text:p>0</text:p>
          </table:table-cell>
          <table:table-cell table:number-matrix-columns-spanned="1" table:number-matrix-rows-spanned="1" table:formula="of:=SUM([.DY3:.DY32]=[.$HK3:.$HK32])" office:value-type="float" office:value="0">
            <text:p>0</text:p>
          </table:table-cell>
          <table:table-cell table:number-matrix-columns-spanned="1" table:number-matrix-rows-spanned="1" table:formula="of:=SUM([.DZ3:.DZ32]=[.$HL3:.$HL32])" office:value-type="float" office:value="0">
            <text:p>0</text:p>
          </table:table-cell>
          <table:table-cell table:number-matrix-columns-spanned="1" table:number-matrix-rows-spanned="1" table:formula="of:=SUM([.EA3:.EA32]=[.$HH3:.$HH32])" office:value-type="float" office:value="7">
            <text:p>7</text:p>
          </table:table-cell>
          <table:table-cell table:number-matrix-columns-spanned="1" table:number-matrix-rows-spanned="1" table:formula="of:=SUM([.EB3:.EB32]=[.$HI3:.$HI32])" office:value-type="float" office:value="7">
            <text:p>7</text:p>
          </table:table-cell>
          <table:table-cell table:number-matrix-columns-spanned="1" table:number-matrix-rows-spanned="1" table:formula="of:=SUM([.EC3:.EC32]=[.$HJ3:.$HJ32])" office:value-type="float" office:value="0">
            <text:p>0</text:p>
          </table:table-cell>
          <table:table-cell table:number-matrix-columns-spanned="1" table:number-matrix-rows-spanned="1" table:formula="of:=SUM([.ED3:.ED32]=[.$HK3:.$HK32])" office:value-type="float" office:value="0">
            <text:p>0</text:p>
          </table:table-cell>
          <table:table-cell table:number-matrix-columns-spanned="1" table:number-matrix-rows-spanned="1" table:formula="of:=SUM([.EE3:.EE32]=[.$HL3:.$HL32])" office:value-type="float" office:value="0">
            <text:p>0</text:p>
          </table:table-cell>
          <table:table-cell table:number-matrix-columns-spanned="1" table:number-matrix-rows-spanned="1" table:formula="of:=SUM([.EF3:.EF32]=[.$HH3:.$HH32])" office:value-type="float" office:value="7">
            <text:p>7</text:p>
          </table:table-cell>
          <table:table-cell table:number-matrix-columns-spanned="1" table:number-matrix-rows-spanned="1" table:formula="of:=SUM([.EG3:.EG32]=[.$HI3:.$HI32])" office:value-type="float" office:value="7">
            <text:p>7</text:p>
          </table:table-cell>
          <table:table-cell table:number-matrix-columns-spanned="1" table:number-matrix-rows-spanned="1" table:formula="of:=SUM([.EH3:.EH32]=[.$HJ3:.$HJ32])" office:value-type="float" office:value="1">
            <text:p>1</text:p>
          </table:table-cell>
          <table:table-cell table:number-matrix-columns-spanned="1" table:number-matrix-rows-spanned="1" table:formula="of:=SUM([.EI3:.EI32]=[.$HK3:.$HK32])" office:value-type="float" office:value="1">
            <text:p>1</text:p>
          </table:table-cell>
          <table:table-cell table:number-matrix-columns-spanned="1" table:number-matrix-rows-spanned="1" table:formula="of:=SUM([.EJ3:.EJ32]=[.$HL3:.$HL32])" office:value-type="float" office:value="3">
            <text:p>3</text:p>
          </table:table-cell>
          <table:table-cell table:number-matrix-columns-spanned="1" table:number-matrix-rows-spanned="1" table:formula="of:=SUM([.EK3:.EK32]=[.$HH3:.$HH32])" office:value-type="float" office:value="7">
            <text:p>7</text:p>
          </table:table-cell>
          <table:table-cell table:number-matrix-columns-spanned="1" table:number-matrix-rows-spanned="1" table:formula="of:=SUM([.EL3:.EL32]=[.$HI3:.$HI32])" office:value-type="float" office:value="7">
            <text:p>7</text:p>
          </table:table-cell>
          <table:table-cell table:number-matrix-columns-spanned="1" table:number-matrix-rows-spanned="1" table:formula="of:=SUM([.EM3:.EM32]=[.$HJ3:.$HJ32])" office:value-type="float" office:value="2">
            <text:p>2</text:p>
          </table:table-cell>
          <table:table-cell table:number-matrix-columns-spanned="1" table:number-matrix-rows-spanned="1" table:formula="of:=SUM([.EN3:.EN32]=[.$HK3:.$HK32])" office:value-type="float" office:value="1">
            <text:p>1</text:p>
          </table:table-cell>
          <table:table-cell table:number-matrix-columns-spanned="1" table:number-matrix-rows-spanned="1" table:formula="of:=SUM([.EO3:.EO32]=[.$HL3:.$HL32])" office:value-type="float" office:value="1">
            <text:p>1</text:p>
          </table:table-cell>
          <table:table-cell table:number-matrix-columns-spanned="1" table:number-matrix-rows-spanned="1" table:formula="of:=SUM([.EP3:.EP32]=[.$HH3:.$HH32])" office:value-type="float" office:value="10">
            <text:p>10</text:p>
          </table:table-cell>
          <table:table-cell table:number-matrix-columns-spanned="1" table:number-matrix-rows-spanned="1" table:formula="of:=SUM([.EQ3:.EQ32]=[.$HI3:.$HI32])" office:value-type="float" office:value="10">
            <text:p>10</text:p>
          </table:table-cell>
          <table:table-cell table:number-matrix-columns-spanned="1" table:number-matrix-rows-spanned="1" table:formula="of:=SUM([.ER3:.ER32]=[.$HJ3:.$HJ32])" office:value-type="float" office:value="1">
            <text:p>1</text:p>
          </table:table-cell>
          <table:table-cell table:number-matrix-columns-spanned="1" table:number-matrix-rows-spanned="1" table:formula="of:=SUM([.ES3:.ES32]=[.$HK3:.$HK32])" office:value-type="float" office:value="0">
            <text:p>0</text:p>
          </table:table-cell>
          <table:table-cell table:number-matrix-columns-spanned="1" table:number-matrix-rows-spanned="1" table:formula="of:=SUM([.ET3:.ET32]=[.$HL3:.$HL32])" office:value-type="float" office:value="0">
            <text:p>0</text:p>
          </table:table-cell>
          <table:table-cell table:number-matrix-columns-spanned="1" table:number-matrix-rows-spanned="1" table:formula="of:=SUM([.EU3:.EU32]=[.$HH3:.$HH32])" office:value-type="float" office:value="8">
            <text:p>8</text:p>
          </table:table-cell>
          <table:table-cell table:number-matrix-columns-spanned="1" table:number-matrix-rows-spanned="1" table:formula="of:=SUM([.EV3:.EV32]=[.$HI3:.$HI32])" office:value-type="float" office:value="8">
            <text:p>8</text:p>
          </table:table-cell>
          <table:table-cell table:number-matrix-columns-spanned="1" table:number-matrix-rows-spanned="1" table:formula="of:=SUM([.EW3:.EW32]=[.$HJ3:.$HJ32])" office:value-type="float" office:value="0">
            <text:p>0</text:p>
          </table:table-cell>
          <table:table-cell table:number-matrix-columns-spanned="1" table:number-matrix-rows-spanned="1" table:formula="of:=SUM([.EX3:.EX32]=[.$HK3:.$HK32])" office:value-type="float" office:value="0">
            <text:p>0</text:p>
          </table:table-cell>
          <table:table-cell table:number-matrix-columns-spanned="1" table:number-matrix-rows-spanned="1" table:formula="of:=SUM([.EY3:.EY32]=[.$HL3:.$HL32])" office:value-type="float" office:value="0">
            <text:p>0</text:p>
          </table:table-cell>
          <table:table-cell table:number-matrix-columns-spanned="1" table:number-matrix-rows-spanned="1" table:formula="of:=SUM([.EZ3:.EZ32]=[.$HH3:.$HH32])" office:value-type="float" office:value="9">
            <text:p>9</text:p>
          </table:table-cell>
          <table:table-cell table:number-matrix-columns-spanned="1" table:number-matrix-rows-spanned="1" table:formula="of:=SUM([.FA3:.FA32]=[.$HI3:.$HI32])" office:value-type="float" office:value="9">
            <text:p>9</text:p>
          </table:table-cell>
          <table:table-cell table:number-matrix-columns-spanned="1" table:number-matrix-rows-spanned="1" table:formula="of:=SUM([.FB3:.FB32]=[.$HJ3:.$HJ32])" office:value-type="float" office:value="0">
            <text:p>0</text:p>
          </table:table-cell>
          <table:table-cell table:number-matrix-columns-spanned="1" table:number-matrix-rows-spanned="1" table:formula="of:=SUM([.FC3:.FC32]=[.$HK3:.$HK32])" office:value-type="float" office:value="0">
            <text:p>0</text:p>
          </table:table-cell>
          <table:table-cell table:number-matrix-columns-spanned="1" table:number-matrix-rows-spanned="1" table:formula="of:=SUM([.FD3:.FD32]=[.$HL3:.$HL32])" office:value-type="float" office:value="0">
            <text:p>0</text:p>
          </table:table-cell>
          <table:table-cell table:number-matrix-columns-spanned="1" table:number-matrix-rows-spanned="1" table:formula="of:=SUM([.FE3:.FE32]=[.$HH3:.$HH32])" office:value-type="float" office:value="9">
            <text:p>9</text:p>
          </table:table-cell>
          <table:table-cell table:number-matrix-columns-spanned="1" table:number-matrix-rows-spanned="1" table:formula="of:=SUM([.FF3:.FF32]=[.$HI3:.$HI32])" office:value-type="float" office:value="9">
            <text:p>9</text:p>
          </table:table-cell>
          <table:table-cell table:number-matrix-columns-spanned="1" table:number-matrix-rows-spanned="1" table:formula="of:=SUM([.FG3:.FG32]=[.$HJ3:.$HJ32])" office:value-type="float" office:value="0">
            <text:p>0</text:p>
          </table:table-cell>
          <table:table-cell table:number-matrix-columns-spanned="1" table:number-matrix-rows-spanned="1" table:formula="of:=SUM([.FH3:.FH32]=[.$HK3:.$HK32])" office:value-type="float" office:value="1">
            <text:p>1</text:p>
          </table:table-cell>
          <table:table-cell table:number-matrix-columns-spanned="1" table:number-matrix-rows-spanned="1" table:formula="of:=SUM([.FI3:.FI32]=[.$HL3:.$HL32])" office:value-type="float" office:value="0">
            <text:p>0</text:p>
          </table:table-cell>
          <table:table-cell table:number-matrix-columns-spanned="1" table:number-matrix-rows-spanned="1" table:formula="of:=SUM([.FJ3:.FJ32]=[.$HH3:.$HH32])" office:value-type="float" office:value="7">
            <text:p>7</text:p>
          </table:table-cell>
          <table:table-cell table:number-matrix-columns-spanned="1" table:number-matrix-rows-spanned="1" table:formula="of:=SUM([.FK3:.FK32]=[.$HI3:.$HI32])" office:value-type="float" office:value="7">
            <text:p>7</text:p>
          </table:table-cell>
          <table:table-cell table:number-matrix-columns-spanned="1" table:number-matrix-rows-spanned="1" table:formula="of:=SUM([.FL3:.FL32]=[.$HJ3:.$HJ32])" office:value-type="float" office:value="1">
            <text:p>1</text:p>
          </table:table-cell>
          <table:table-cell table:number-matrix-columns-spanned="1" table:number-matrix-rows-spanned="1" table:formula="of:=SUM([.FM3:.FM32]=[.$HK3:.$HK32])" office:value-type="float" office:value="0">
            <text:p>0</text:p>
          </table:table-cell>
          <table:table-cell table:number-matrix-columns-spanned="1" table:number-matrix-rows-spanned="1" table:formula="of:=SUM([.FN3:.FN32]=[.$HL3:.$HL32])" office:value-type="float" office:value="1">
            <text:p>1</text:p>
          </table:table-cell>
          <table:table-cell table:number-matrix-columns-spanned="1" table:number-matrix-rows-spanned="1" table:formula="of:=SUM([.FO3:.FO32]=[.$HH3:.$HH32])" office:value-type="float" office:value="14">
            <text:p>14</text:p>
          </table:table-cell>
          <table:table-cell table:number-matrix-columns-spanned="1" table:number-matrix-rows-spanned="1" table:formula="of:=SUM([.FP3:.FP32]=[.$HI3:.$HI32])" office:value-type="float" office:value="14">
            <text:p>14</text:p>
          </table:table-cell>
          <table:table-cell table:number-matrix-columns-spanned="1" table:number-matrix-rows-spanned="1" table:formula="of:=SUM([.FQ3:.FQ32]=[.$HJ3:.$HJ32])" office:value-type="float" office:value="0">
            <text:p>0</text:p>
          </table:table-cell>
          <table:table-cell table:number-matrix-columns-spanned="1" table:number-matrix-rows-spanned="1" table:formula="of:=SUM([.FR3:.FR32]=[.$HK3:.$HK32])" office:value-type="float" office:value="0">
            <text:p>0</text:p>
          </table:table-cell>
          <table:table-cell table:style-name="Default" table:number-matrix-columns-spanned="1" table:number-matrix-rows-spanned="1" table:formula="of:=SUM([.FS3:.FS32]=[.$HL3:.$HL32])" office:value-type="float" office:value="0">
            <text:p>0</text:p>
          </table:table-cell>
          <table:table-cell table:number-matrix-columns-spanned="1" table:number-matrix-rows-spanned="1" table:formula="of:=SUM([.FT3:.FT32]=[.$HH3:.$HH32])" office:value-type="float" office:value="9">
            <text:p>9</text:p>
          </table:table-cell>
          <table:table-cell table:number-matrix-columns-spanned="1" table:number-matrix-rows-spanned="1" table:formula="of:=SUM([.FU3:.FU32]=[.$HI3:.$HI32])" office:value-type="float" office:value="9">
            <text:p>9</text:p>
          </table:table-cell>
          <table:table-cell table:number-matrix-columns-spanned="1" table:number-matrix-rows-spanned="1" table:formula="of:=SUM([.FV3:.FV32]=[.$HJ3:.$HJ32])" office:value-type="float" office:value="0">
            <text:p>0</text:p>
          </table:table-cell>
          <table:table-cell table:number-matrix-columns-spanned="1" table:number-matrix-rows-spanned="1" table:formula="of:=SUM([.FW3:.FW32]=[.$HK3:.$HK32])" office:value-type="float" office:value="0">
            <text:p>0</text:p>
          </table:table-cell>
          <table:table-cell table:number-matrix-columns-spanned="1" table:number-matrix-rows-spanned="1" table:formula="of:=SUM([.FX3:.FX32]=[.$HL3:.$HL32])" office:value-type="float" office:value="1">
            <text:p>1</text:p>
          </table:table-cell>
          <table:table-cell table:number-matrix-columns-spanned="1" table:number-matrix-rows-spanned="1" table:formula="of:=SUM([.FY3:.FY32]=[.$HH3:.$HH32])" office:value-type="float" office:value="11">
            <text:p>11</text:p>
          </table:table-cell>
          <table:table-cell table:number-matrix-columns-spanned="1" table:number-matrix-rows-spanned="1" table:formula="of:=SUM([.FZ3:.FZ32]=[.$HI3:.$HI32])" office:value-type="float" office:value="11">
            <text:p>11</text:p>
          </table:table-cell>
          <table:table-cell table:number-matrix-columns-spanned="1" table:number-matrix-rows-spanned="1" table:formula="of:=SUM([.GA3:.GA32]=[.$HJ3:.$HJ32])" office:value-type="float" office:value="0">
            <text:p>0</text:p>
          </table:table-cell>
          <table:table-cell table:number-matrix-columns-spanned="1" table:number-matrix-rows-spanned="1" table:formula="of:=SUM([.GB3:.GB32]=[.$HK3:.$HK32])" office:value-type="float" office:value="6">
            <text:p>6</text:p>
          </table:table-cell>
          <table:table-cell table:number-matrix-columns-spanned="1" table:number-matrix-rows-spanned="1" table:formula="of:=SUM([.GC3:.GC32]=[.$HL3:.$HL32])" office:value-type="float" office:value="0">
            <text:p>0</text:p>
          </table:table-cell>
          <table:table-cell table:number-matrix-columns-spanned="1" table:number-matrix-rows-spanned="1" table:formula="of:=SUM([.GD3:.GD32]=[.$HH3:.$HH32])" office:value-type="float" office:value="30">
            <text:p>30</text:p>
          </table:table-cell>
          <table:table-cell table:number-matrix-columns-spanned="1" table:number-matrix-rows-spanned="1" table:formula="of:=SUM([.GE3:.GE32]=[.$HI3:.$HI32])" office:value-type="float" office:value="30">
            <text:p>30</text:p>
          </table:table-cell>
          <table:table-cell table:number-matrix-columns-spanned="1" table:number-matrix-rows-spanned="1" table:formula="of:=SUM([.GF3:.GF32]=[.$HJ3:.$HJ32])" office:value-type="float" office:value="1">
            <text:p>1</text:p>
          </table:table-cell>
          <table:table-cell table:style-name="cellWorst" table:number-matrix-columns-spanned="1" table:number-matrix-rows-spanned="1" table:formula="of:=SUM([.GG3:.GG32]=[.$HK3:.$HK32])" office:value-type="float" office:value="13">
            <text:p>13</text:p>
          </table:table-cell>
          <table:table-cell table:number-matrix-columns-spanned="1" table:number-matrix-rows-spanned="1" table:formula="of:=SUM([.GH3:.GH32]=[.$HL3:.$HL32])" office:value-type="float" office:value="18">
            <text:p>18</text:p>
          </table:table-cell>
          <table:table-cell table:number-matrix-columns-spanned="1" table:number-matrix-rows-spanned="1" table:formula="of:=SUM([.GI3:.GI32]=[.$HH3:.$HH32])" office:value-type="float" office:value="7">
            <text:p>7</text:p>
          </table:table-cell>
          <table:table-cell table:number-matrix-columns-spanned="1" table:number-matrix-rows-spanned="1" table:formula="of:=SUM([.GJ3:.GJ32]=[.$HI3:.$HI32])" office:value-type="float" office:value="7">
            <text:p>7</text:p>
          </table:table-cell>
          <table:table-cell table:number-matrix-columns-spanned="1" table:number-matrix-rows-spanned="1" table:formula="of:=SUM([.GK3:.GK32]=[.$HJ3:.$HJ32])" office:value-type="float" office:value="0">
            <text:p>0</text:p>
          </table:table-cell>
          <table:table-cell table:number-matrix-columns-spanned="1" table:number-matrix-rows-spanned="1" table:formula="of:=SUM([.GL3:.GL32]=[.$HK3:.$HK32])" office:value-type="float" office:value="0">
            <text:p>0</text:p>
          </table:table-cell>
          <table:table-cell table:number-matrix-columns-spanned="1" table:number-matrix-rows-spanned="1" table:formula="of:=SUM([.GM3:.GM32]=[.$HL3:.$HL32])" office:value-type="float" office:value="0">
            <text:p>0</text:p>
          </table:table-cell>
          <table:table-cell table:number-matrix-columns-spanned="1" table:number-matrix-rows-spanned="1" table:formula="of:=SUM([.GN3:.GN32]=[.$HH3:.$HH32])" office:value-type="float" office:value="10">
            <text:p>10</text:p>
          </table:table-cell>
          <table:table-cell table:number-matrix-columns-spanned="1" table:number-matrix-rows-spanned="1" table:formula="of:=SUM([.GO3:.GO32]=[.$HI3:.$HI32])" office:value-type="float" office:value="10">
            <text:p>10</text:p>
          </table:table-cell>
          <table:table-cell table:number-matrix-columns-spanned="1" table:number-matrix-rows-spanned="1" table:formula="of:=SUM([.GP3:.GP32]=[.$HJ3:.$HJ32])" office:value-type="float" office:value="0">
            <text:p>0</text:p>
          </table:table-cell>
          <table:table-cell table:number-matrix-columns-spanned="1" table:number-matrix-rows-spanned="1" table:formula="of:=SUM([.GQ3:.GQ32]=[.$HK3:.$HK32])" office:value-type="float" office:value="0">
            <text:p>0</text:p>
          </table:table-cell>
          <table:table-cell table:number-matrix-columns-spanned="1" table:number-matrix-rows-spanned="1" table:formula="of:=SUM([.GR3:.GR32]=[.$HL3:.$HL32])" office:value-type="float" office:value="0">
            <text:p>0</text:p>
          </table:table-cell>
          <table:table-cell table:number-matrix-columns-spanned="1" table:number-matrix-rows-spanned="1" table:formula="of:=SUM([.GS3:.GS32]=[.$HH3:.$HH32])" office:value-type="float" office:value="29">
            <text:p>29</text:p>
          </table:table-cell>
          <table:table-cell table:number-matrix-columns-spanned="1" table:number-matrix-rows-spanned="1" table:formula="of:=SUM([.GT3:.GT32]=[.$HI3:.$HI32])" office:value-type="float" office:value="29">
            <text:p>29</text:p>
          </table:table-cell>
          <table:table-cell table:number-matrix-columns-spanned="1" table:number-matrix-rows-spanned="1" table:formula="of:=SUM([.GU3:.GU32]=[.$HJ3:.$HJ32])" office:value-type="float" office:value="1">
            <text:p>1</text:p>
          </table:table-cell>
          <table:table-cell table:number-matrix-columns-spanned="1" table:number-matrix-rows-spanned="1" table:formula="of:=SUM([.GV3:.GV32]=[.$HK3:.$HK32])" office:value-type="float" office:value="0">
            <text:p>0</text:p>
          </table:table-cell>
          <table:table-cell table:number-matrix-columns-spanned="1" table:number-matrix-rows-spanned="1" table:formula="of:=SUM([.GW3:.GW32]=[.$HL3:.$HL32])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64"/>
          <table:table-cell table:style-name="Default"/>
          <table:table-cell table:number-columns-repeated="10"/>
          <table:table-cell table:style-name="Default" table:number-columns-repeated="2"/>
          <table:table-cell table:number-columns-repeated="82"/>
          <table:table-cell table:style-name="Default"/>
          <table:table-cell table:number-columns-repeated="10"/>
          <table:table-cell table:style-name="Default" table:number-columns-repeated="2"/>
          <table:table-cell table:number-columns-repeated="2"/>
          <table:table-cell table:style-name="Default"/>
          <table:table-cell table:number-columns-repeated="30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style-name="ce2" table:formula="of:=[.P34]/[.F34]" office:value-type="float" office:value="0.982735581617646">
            <text:p>0.9827355816</text:p>
          </table:table-cell>
          <table:table-cell table:number-columns-repeated="9"/>
          <table:table-cell table:style-name="ce3" table:formula="of:=[.Z34]/[.F34]" office:value-type="float" office:value="0.863603685726158">
            <text:p>0.8636036857</text:p>
          </table:table-cell>
          <table:table-cell table:style-name="ce3" table:number-columns-repeated="2"/>
          <table:table-cell table:style-name="ce3" table:formula="of:=[.AC34]/[.I34]" office:value-type="float" office:value="0.889717181501423">
            <text:p>0.8897171815</text:p>
          </table:table-cell>
          <table:table-cell table:number-columns-repeated="6"/>
          <table:table-cell table:style-name="ce4" table:formula="of:=[.AJ34]/[.F34]" office:value-type="float" office:value="1.09214768070131">
            <text:p>1.0921476807</text:p>
          </table:table-cell>
          <table:table-cell table:style-name="ce4" table:number-columns-repeated="2"/>
          <table:table-cell table:style-name="ce4" table:formula="of:=[.AM34]/[.I34]" office:value-type="float" office:value="1.09581035411953">
            <text:p>1.0958103541</text:p>
          </table:table-cell>
          <table:table-cell table:number-columns-repeated="11"/>
          <table:table-cell table:style-name="ce3" table:formula="of:=[.AY34]/[.F34]" office:value-type="float" office:value="0.849090569112928">
            <text:p>0.8490905691</text:p>
          </table:table-cell>
          <table:table-cell table:style-name="ce3" table:number-columns-repeated="2"/>
          <table:table-cell table:style-name="ce3" table:formula="of:=[.BB34]/[.I34]" office:value-type="float" office:value="0.891310891894393">
            <text:p>0.8913108919</text:p>
          </table:table-cell>
          <table:table-cell table:number-columns-repeated="16"/>
          <table:table-cell table:style-name="ce5" table:formula="of:=[.BS34]/[.F34]" office:value-type="float" office:value="1.26304076688529">
            <text:p>1.2630407669</text:p>
          </table:table-cell>
          <table:table-cell table:style-name="ce5" table:number-columns-repeated="2"/>
          <table:table-cell table:style-name="ce5" table:formula="of:=[.BV34]/[.I34]" office:value-type="float" office:value="1.19683557011023">
            <text:p>1.1968355701</text:p>
          </table:table-cell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23"/>
          <table:table-cell table:style-name="ce3" table:formula="of:=[.DL34]/[.F34]" office:value-type="float" office:value="0.915046412046475">
            <text:p>0.915046412</text:p>
          </table:table-cell>
          <table:table-cell table:style-name="ce3" table:number-columns-repeated="2"/>
          <table:table-cell table:style-name="ce3" table:formula="of:=[.DO34]/[.I34]" office:value-type="float" office:value="0.915598932959107">
            <text:p>0.915598933</text:p>
          </table:table-cell>
          <table:table-cell table:number-columns-repeated="6"/>
          <table:table-cell table:style-name="ce3" table:formula="of:=[.DV34]/[.F34]" office:value-type="float" office:value="0.549639539846036">
            <text:p>0.5496395398</text:p>
          </table:table-cell>
          <table:table-cell table:style-name="ce3" table:number-columns-repeated="2"/>
          <table:table-cell table:style-name="ce3" table:formula="of:=[.DY34]/[.I34]" office:value-type="float" office:value="0.6956068737172">
            <text:p>0.6956068737</text:p>
          </table:table-cell>
          <table:table-cell table:number-columns-repeated="16"/>
          <table:table-cell table:style-name="ce3" table:formula="of:=[.EP34]/[.F34]" office:value-type="float" office:value="0.974210486026987">
            <text:p>0.974210486</text:p>
          </table:table-cell>
          <table:table-cell table:style-name="ce3" table:number-columns-repeated="2"/>
          <table:table-cell table:style-name="ce3" table:formula="of:=[.ES34]/[.I34]" office:value-type="float" office:value="1.08645081636576">
            <text:p>1.0864508164</text:p>
          </table:table-cell>
          <table:table-cell table:number-columns-repeated="25"/>
          <table:table-cell table:style-name="Default"/>
          <table:table-cell table:number-columns-repeated="10"/>
          <table:table-cell table:style-name="Default" table:number-columns-repeated="2"/>
          <table:table-cell table:number-columns-repeated="2"/>
          <table:table-cell table:style-name="Default"/>
          <table:table-cell table:number-columns-repeated="30"/>
        </table:table-row>
      </table:table>
      <table:table table:name="Classes" table:style-name="ta1" table:print="false">
        <office:forms form:automatic-focus="false" form:apply-design-mode="false"/>
        <table:table-column table:style-name="co3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3" table:number-columns-repeated="4" table:default-cell-style-name="ce6"/>
        <table:table-column table:style-name="co5" table:default-cell-style-name="ce6"/>
        <table:table-column table:style-name="co3" table:number-columns-repeated="4" table:default-cell-style-name="ce6"/>
        <table:table-column table:style-name="co6" table:default-cell-style-name="ce6"/>
        <table:table-column table:style-name="co3" table:number-columns-repeated="4" table:default-cell-style-name="ce6"/>
        <table:table-column table:style-name="co7" table:default-cell-style-name="ce6"/>
        <table:table-column table:style-name="co3" table:number-columns-repeated="4" table:default-cell-style-name="ce6"/>
        <table:table-column table:style-name="co8" table:default-cell-style-name="ce6"/>
        <table:table-column table:style-name="co3" table:number-columns-repeated="4" table:default-cell-style-name="ce6"/>
        <table:table-column table:style-name="co6" table:default-cell-style-name="ce6"/>
        <table:table-column table:style-name="co3" table:number-columns-repeated="4" table:default-cell-style-name="ce6"/>
        <table:table-column table:style-name="co6" table:default-cell-style-name="ce6"/>
        <table:table-column table:style-name="co3" table:number-columns-repeated="4" table:default-cell-style-name="ce6"/>
        <table:table-column table:style-name="co6" table:default-cell-style-name="ce6"/>
        <table:table-column table:style-name="co3" table:number-columns-repeated="4" table:default-cell-style-name="ce6"/>
        <table:table-column table:style-name="co9" table:default-cell-style-name="ce6"/>
        <table:table-column table:style-name="co3" table:number-columns-repeated="4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4" table:default-cell-style-name="ce6"/>
        <table:table-column table:style-name="co6" table:default-cell-style-name="ce6"/>
        <table:table-column table:style-name="co3" table:number-columns-repeated="4" table:default-cell-style-name="ce6"/>
        <table:table-column table:style-name="co1" table:default-cell-style-name="ce6"/>
        <table:table-column table:style-name="co3" table:number-columns-repeated="4" table:default-cell-style-name="ce6"/>
        <table:table-column table:style-name="co10" table:default-cell-style-name="ce6"/>
        <table:table-column table:style-name="co3" table:number-columns-repeated="4" table:default-cell-style-name="ce6"/>
        <table:table-column table:style-name="co11" table:default-cell-style-name="ce6"/>
        <table:table-column table:style-name="co3" table:number-columns-repeated="4" table:default-cell-style-name="ce6"/>
        <table:table-column table:style-name="co12" table:default-cell-style-name="ce6"/>
        <table:table-column table:style-name="co3" table:number-columns-repeated="4" table:default-cell-style-name="ce6"/>
        <table:table-column table:style-name="co13" table:default-cell-style-name="ce6"/>
        <table:table-column table:style-name="co3" table:number-columns-repeated="4" table:default-cell-style-name="ce6"/>
        <table:table-column table:style-name="co14" table:default-cell-style-name="ce6"/>
        <table:table-column table:style-name="co3" table:number-columns-repeated="4" table:default-cell-style-name="ce6"/>
        <table:table-column table:style-name="co15" table:default-cell-style-name="ce6"/>
        <table:table-column table:style-name="co3" table:number-columns-repeated="4" table:default-cell-style-name="ce6"/>
        <table:table-column table:style-name="co1" table:default-cell-style-name="ce6"/>
        <table:table-column table:style-name="co3" table:number-columns-repeated="4" table:default-cell-style-name="ce6"/>
        <table:table-column table:style-name="co11" table:default-cell-style-name="ce6"/>
        <table:table-column table:style-name="co3" table:number-columns-repeated="4" table:default-cell-style-name="ce6"/>
        <table:table-column table:style-name="co15" table:default-cell-style-name="ce6"/>
        <table:table-column table:style-name="co3" table:number-columns-repeated="4" table:default-cell-style-name="ce6"/>
        <table:table-column table:style-name="co15" table:default-cell-style-name="ce6"/>
        <table:table-column table:style-name="co3" table:number-columns-repeated="4" table:default-cell-style-name="ce6"/>
        <table:table-column table:style-name="co15" table:default-cell-style-name="ce6"/>
        <table:table-column table:style-name="co3" table:number-columns-repeated="4" table:default-cell-style-name="ce6"/>
        <table:table-column table:style-name="co10" table:default-cell-style-name="ce6"/>
        <table:table-column table:style-name="co3" table:number-columns-repeated="4" table:default-cell-style-name="ce6"/>
        <table:table-column table:style-name="co8" table:default-cell-style-name="ce6"/>
        <table:table-column table:style-name="co3" table:number-columns-repeated="4" table:default-cell-style-name="ce6"/>
        <table:table-column table:style-name="co8" table:default-cell-style-name="ce6"/>
        <table:table-column table:style-name="co3" table:number-columns-repeated="4" table:default-cell-style-name="ce6"/>
        <table:table-column table:style-name="co8" table:default-cell-style-name="ce6"/>
        <table:table-column table:style-name="co3" table:number-columns-repeated="4" table:default-cell-style-name="ce6"/>
        <table:table-column table:style-name="co7" table:default-cell-style-name="ce6"/>
        <table:table-column table:style-name="co3" table:number-columns-repeated="4" table:default-cell-style-name="ce6"/>
        <table:table-column table:style-name="co7" table:default-cell-style-name="ce6"/>
        <table:table-column table:style-name="co3" table:number-columns-repeated="4" table:default-cell-style-name="ce6"/>
        <table:table-column table:style-name="co15" table:default-cell-style-name="ce6"/>
        <table:table-column table:style-name="co3" table:number-columns-repeated="4" table:default-cell-style-name="ce6"/>
        <table:table-column table:style-name="co12" table:default-cell-style-name="ce6"/>
        <table:table-column table:style-name="co3" table:number-columns-repeated="4" table:default-cell-style-name="ce6"/>
        <table:table-column table:style-name="co13" table:default-cell-style-name="ce6"/>
        <table:table-column table:style-name="co3" table:number-columns-repeated="4" table:default-cell-style-name="ce6"/>
        <table:table-column table:style-name="co14" table:default-cell-style-name="ce6"/>
        <table:table-column table:style-name="co3" table:number-columns-repeated="4" table:default-cell-style-name="ce6"/>
        <table:table-column table:style-name="co16" table:default-cell-style-name="ce6"/>
        <table:table-column table:style-name="co3" table:number-columns-repeated="4" table:default-cell-style-name="ce6"/>
        <table:table-column table:style-name="co17" table:default-cell-style-name="ce6"/>
        <table:table-column table:style-name="co3" table:number-columns-repeated="4" table:default-cell-style-name="ce6"/>
        <table:table-column table:style-name="co18" table:default-cell-style-name="ce6"/>
        <table:table-column table:style-name="co3" table:number-columns-repeated="823" table:default-cell-style-name="ce6"/>
        <table:table-row table:style-name="ro1">
          <table:table-cell/>
          <table:table-cell office:value-type="string">
            <text:p>bm-1/toh-vsids-n1</text:p>
          </table:table-cell>
          <table:table-cell table:number-columns-repeated="3"/>
          <table:table-cell office:value-type="string">
            <text:p>bm-1/toh-hvsids-n1</text:p>
          </table:table-cell>
          <table:table-cell table:number-columns-repeated="4"/>
          <table:table-cell office:value-type="string">
            <text:p>bm-1/toh-none-n1</text:p>
          </table:table-cell>
          <table:table-cell table:number-columns-repeated="4"/>
          <table:table-cell office:value-type="string">
            <text:p>bm-1/toh-neutral-n1</text:p>
          </table:table-cell>
          <table:table-cell table:number-columns-repeated="4"/>
          <table:table-cell office:value-type="string">
            <text:p>bm-1/toh-pref_false-n1</text:p>
          </table:table-cell>
          <table:table-cell table:number-columns-repeated="4"/>
          <table:table-cell office:value-type="string">
            <text:p>bm-1/toh-pref_true-n1</text:p>
          </table:table-cell>
          <table:table-cell table:number-columns-repeated="4"/>
          <table:table-cell office:value-type="string">
            <text:p>bm-1/toh-factor2-n1</text:p>
          </table:table-cell>
          <table:table-cell table:number-columns-repeated="4"/>
          <table:table-cell office:value-type="string">
            <text:p>bm-1/toh-factor4-n1</text:p>
          </table:table-cell>
          <table:table-cell table:number-columns-repeated="4"/>
          <table:table-cell office:value-type="string">
            <text:p>bm-1/toh-factor8-n1</text:p>
          </table:table-cell>
          <table:table-cell table:number-columns-repeated="4"/>
          <table:table-cell office:value-type="string">
            <text:p>bm-1/toh-factor16-n1</text:p>
          </table:table-cell>
          <table:table-cell table:number-columns-repeated="4"/>
          <table:table-cell office:value-type="string">
            <text:p>bm-1/toh-init2-n1</text:p>
          </table:table-cell>
          <table:table-cell table:number-columns-repeated="4"/>
          <table:table-cell office:value-type="string">
            <text:p>bm-1/toh-init4-n1</text:p>
          </table:table-cell>
          <table:table-cell table:number-columns-repeated="4"/>
          <table:table-cell office:value-type="string">
            <text:p>bm-1/toh-init8-n1</text:p>
          </table:table-cell>
          <table:table-cell table:number-columns-repeated="4"/>
          <table:table-cell office:value-type="string">
            <text:p>bm-1/toh-init16-n1</text:p>
          </table:table-cell>
          <table:table-cell table:number-columns-repeated="4"/>
          <table:table-cell office:value-type="string">
            <text:p>bm-1/toh-level1-n1</text:p>
          </table:table-cell>
          <table:table-cell table:number-columns-repeated="4"/>
          <table:table-cell office:value-type="string">
            <text:p>bm-1/toh-level-1-n1</text:p>
          </table:table-cell>
          <table:table-cell table:number-columns-repeated="4"/>
          <table:table-cell office:value-type="string">
            <text:p>bm-1/toh-ordered_factor-n1</text:p>
          </table:table-cell>
          <table:table-cell table:number-columns-repeated="4"/>
          <table:table-cell office:value-type="string">
            <text:p>bm-1/toh-ordered_init-n1</text:p>
          </table:table-cell>
          <table:table-cell table:number-columns-repeated="4"/>
          <table:table-cell office:value-type="string">
            <text:p>bm-1/toh-ordered_level-n1</text:p>
          </table:table-cell>
          <table:table-cell table:number-columns-repeated="4"/>
          <table:table-cell office:value-type="string">
            <text:p>bm-1/toh-ordered_inv_factor-n1</text:p>
          </table:table-cell>
          <table:table-cell table:number-columns-repeated="4"/>
          <table:table-cell office:value-type="string">
            <text:p>bm-1/toh-ordered_inv_init-n1</text:p>
          </table:table-cell>
          <table:table-cell table:number-columns-repeated="4"/>
          <table:table-cell office:value-type="string">
            <text:p>bm-1/toh-ordered_inv_level-n1</text:p>
          </table:table-cell>
          <table:table-cell table:number-columns-repeated="4"/>
          <table:table-cell office:value-type="string">
            <text:p>bm-1/toh-flu-neutral-n1</text:p>
          </table:table-cell>
          <table:table-cell table:number-columns-repeated="4"/>
          <table:table-cell office:value-type="string">
            <text:p>bm-1/toh-flu-pref_false-n1</text:p>
          </table:table-cell>
          <table:table-cell table:number-columns-repeated="4"/>
          <table:table-cell office:value-type="string">
            <text:p>bm-1/toh-flu-pref_true-n1</text:p>
          </table:table-cell>
          <table:table-cell table:number-columns-repeated="4"/>
          <table:table-cell office:value-type="string">
            <text:p>bm-1/toh-flu-factor2-n1</text:p>
          </table:table-cell>
          <table:table-cell table:number-columns-repeated="4"/>
          <table:table-cell office:value-type="string">
            <text:p>bm-1/toh-flu-factor4-n1</text:p>
          </table:table-cell>
          <table:table-cell table:number-columns-repeated="4"/>
          <table:table-cell office:value-type="string">
            <text:p>bm-1/toh-flu-factor8-n1</text:p>
          </table:table-cell>
          <table:table-cell table:number-columns-repeated="4"/>
          <table:table-cell office:value-type="string">
            <text:p>bm-1/toh-flu-factor16-n1</text:p>
          </table:table-cell>
          <table:table-cell table:number-columns-repeated="4"/>
          <table:table-cell office:value-type="string">
            <text:p>bm-1/toh-flu-init2-n1</text:p>
          </table:table-cell>
          <table:table-cell table:number-columns-repeated="4"/>
          <table:table-cell office:value-type="string">
            <text:p>bm-1/toh-flu-init4-n1</text:p>
          </table:table-cell>
          <table:table-cell table:number-columns-repeated="4"/>
          <table:table-cell office:value-type="string">
            <text:p>bm-1/toh-flu-init8-n1</text:p>
          </table:table-cell>
          <table:table-cell table:number-columns-repeated="4"/>
          <table:table-cell office:value-type="string">
            <text:p>bm-1/toh-flu-init16-n1</text:p>
          </table:table-cell>
          <table:table-cell table:number-columns-repeated="4"/>
          <table:table-cell office:value-type="string">
            <text:p>bm-1/toh-flu-level1-n1</text:p>
          </table:table-cell>
          <table:table-cell table:number-columns-repeated="4"/>
          <table:table-cell office:value-type="string">
            <text:p>bm-1/toh-flu-level-1-n1</text:p>
          </table:table-cell>
          <table:table-cell table:number-columns-repeated="4"/>
          <table:table-cell office:value-type="string">
            <text:p>bm-1/toh-flu-ordered_factor-n1</text:p>
          </table:table-cell>
          <table:table-cell table:number-columns-repeated="4"/>
          <table:table-cell office:value-type="string">
            <text:p>bm-1/toh-flu-ordered_init-n1</text:p>
          </table:table-cell>
          <table:table-cell table:number-columns-repeated="4"/>
          <table:table-cell office:value-type="string">
            <text:p>bm-1/toh-flu-ordered_level-n1</text:p>
          </table:table-cell>
          <table:table-cell table:number-columns-repeated="4"/>
          <table:table-cell office:value-type="string">
            <text:p>bm-1/toh-flu-ordered_inv_factor-n1</text:p>
          </table:table-cell>
          <table:table-cell table:number-columns-repeated="4"/>
          <table:table-cell office:value-type="string">
            <text:p>bm-1/toh-flu-ordered_inv_init-n1</text:p>
          </table:table-cell>
          <table:table-cell table:number-columns-repeated="4"/>
          <table:table-cell office:value-type="string">
            <text:p>bm-1/toh-flu-ordered_inv_level-n1</text:p>
          </table:table-cell>
          <table:table-cell table:number-columns-repeated="4"/>
          <table:table-cell office:value-type="string">
            <text:p>min</text:p>
          </table:table-cell>
          <table:table-cell table:number-columns-repeated="4"/>
          <table:table-cell office:value-type="string">
            <text:p>median</text:p>
          </table:table-cell>
          <table:table-cell table:number-columns-repeated="4"/>
          <table:table-cell office:value-type="string">
            <text:p>max</text:p>
          </table:table-cell>
          <table:table-cell table:number-columns-repeated="808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table:number-columns-repeated="804"/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 office:value="301.641447666667">
            <text:p>302</text:p>
          </table:table-cell>
          <table:table-cell table:formula="of:=SUM([Instances.C3:Instances.C32])" office:value-type="float" office:value="10">
            <text:p>10</text:p>
          </table:table-cell>
          <table:table-cell table:formula="of:=AVERAGE([Instances.D3:Instances.D32])" office:value-type="float" office:value="1154793.53333333">
            <text:p>1154794</text:p>
          </table:table-cell>
          <table:table-cell table:formula="of:=AVERAGE([Instances.E3:Instances.E32])" office:value-type="float" office:value="1388066.8">
            <text:p>1388067</text:p>
          </table:table-cell>
          <table:table-cell table:formula="of:=AVERAGE([Instances.F3:Instances.F32])" office:value-type="float" office:value="304.559830333333">
            <text:p>305</text:p>
          </table:table-cell>
          <table:table-cell table:formula="of:=SUM([Instances.G3:Instances.G32])" office:value-type="float" office:value="11">
            <text:p>11</text:p>
          </table:table-cell>
          <table:table-cell table:formula="of:=AVERAGE([Instances.H3:Instances.H32])" office:value-type="float" office:value="1137546.86666667">
            <text:p>1137547</text:p>
          </table:table-cell>
          <table:table-cell table:formula="of:=AVERAGE([Instances.I3:Instances.I32])" office:value-type="float" office:value="1367207.83333333">
            <text:p>1367208</text:p>
          </table:table-cell>
          <table:table-cell table:style-name="ce9" table:formula="of:=AVERAGE([Instances.J3:Instances.J32])" office:value-type="float" office:value="0">
            <text:p>0</text:p>
          </table:table-cell>
          <table:table-cell table:formula="of:=AVERAGE([Instances.K3:Instances.K32])" office:value-type="float" office:value="302.609222666667">
            <text:p>303</text:p>
          </table:table-cell>
          <table:table-cell table:formula="of:=SUM([Instances.L3:Instances.L32])" office:value-type="float" office:value="10">
            <text:p>10</text:p>
          </table:table-cell>
          <table:table-cell table:formula="of:=AVERAGE([Instances.M3:Instances.M32])" office:value-type="float" office:value="1158710.56666667">
            <text:p>1158711</text:p>
          </table:table-cell>
          <table:table-cell table:formula="of:=AVERAGE([Instances.N3:Instances.N32])" office:value-type="float" office:value="1392179.5">
            <text:p>1392180</text:p>
          </table:table-cell>
          <table:table-cell table:style-name="ce9" table:formula="of:=AVERAGE([Instances.O3:Instances.O32])" office:value-type="float" office:value="0">
            <text:p>0</text:p>
          </table:table-cell>
          <table:table-cell table:formula="of:=AVERAGE([Instances.P3:Instances.P32])" office:value-type="float" office:value="299.301782">
            <text:p>299</text:p>
          </table:table-cell>
          <table:table-cell table:formula="of:=SUM([Instances.Q3:Instances.Q32])" office:value-type="float" office:value="10">
            <text:p>10</text:p>
          </table:table-cell>
          <table:table-cell table:formula="of:=AVERAGE([Instances.R3:Instances.R32])" office:value-type="float" office:value="1160069.1">
            <text:p>1160069</text:p>
          </table:table-cell>
          <table:table-cell table:formula="of:=AVERAGE([Instances.S3:Instances.S32])" office:value-type="float" office:value="1394178.36666667">
            <text:p>1394178</text:p>
          </table:table-cell>
          <table:table-cell table:formula="of:=AVERAGE([Instances.T3:Instances.T32])" office:value-type="float" office:value="552837.733333333">
            <text:p>552838</text:p>
          </table:table-cell>
          <table:table-cell table:formula="of:=AVERAGE([Instances.U3:Instances.U32])" office:value-type="float" office:value="301.565623333333">
            <text:p>302</text:p>
          </table:table-cell>
          <table:table-cell table:formula="of:=SUM([Instances.V3:Instances.V32])" office:value-type="float" office:value="11">
            <text:p>11</text:p>
          </table:table-cell>
          <table:table-cell table:formula="of:=AVERAGE([Instances.W3:Instances.W32])" office:value-type="float" office:value="1053685.83333333">
            <text:p>1053686</text:p>
          </table:table-cell>
          <table:table-cell table:formula="of:=AVERAGE([Instances.X3:Instances.X32])" office:value-type="float" office:value="1885534.3">
            <text:p>1885534</text:p>
          </table:table-cell>
          <table:table-cell table:formula="of:=AVERAGE([Instances.Y3:Instances.Y32])" office:value-type="float" office:value="836330.333333333">
            <text:p>836330</text:p>
          </table:table-cell>
          <table:table-cell table:formula="of:=AVERAGE([Instances.Z3:Instances.Z32])" office:value-type="float" office:value="263.018992">
            <text:p>263</text:p>
          </table:table-cell>
          <table:table-cell table:formula="of:=SUM([Instances.AA3:Instances.AA32])" office:value-type="float" office:value="9">
            <text:p>9</text:p>
          </table:table-cell>
          <table:table-cell table:formula="of:=AVERAGE([Instances.AB3:Instances.AB32])" office:value-type="float" office:value="1006862.1">
            <text:p>1006862</text:p>
          </table:table-cell>
          <table:table-cell table:formula="of:=AVERAGE([Instances.AC3:Instances.AC32])" office:value-type="float" office:value="1216428.3">
            <text:p>1216428</text:p>
          </table:table-cell>
          <table:table-cell table:formula="of:=AVERAGE([Instances.AD3:Instances.AD32])" office:value-type="float" office:value="473667.666666667">
            <text:p>473668</text:p>
          </table:table-cell>
          <table:table-cell table:formula="of:=AVERAGE([Instances.AE3:Instances.AE32])" office:value-type="float" office:value="324.582846666667">
            <text:p>325</text:p>
          </table:table-cell>
          <table:table-cell table:formula="of:=SUM([Instances.AF3:Instances.AF32])" office:value-type="float" office:value="11">
            <text:p>11</text:p>
          </table:table-cell>
          <table:table-cell table:formula="of:=AVERAGE([Instances.AG3:Instances.AG32])" office:value-type="float" office:value="1247367.7">
            <text:p>1247368</text:p>
          </table:table-cell>
          <table:table-cell table:formula="of:=AVERAGE([Instances.AH3:Instances.AH32])" office:value-type="float" office:value="1445421.3">
            <text:p>1445421</text:p>
          </table:table-cell>
          <table:table-cell table:formula="of:=AVERAGE([Instances.AI3:Instances.AI32])" office:value-type="float" office:value="1375244.13333333">
            <text:p>1375244</text:p>
          </table:table-cell>
          <table:table-cell table:formula="of:=AVERAGE([Instances.AJ3:Instances.AJ32])" office:value-type="float" office:value="332.624312333333">
            <text:p>333</text:p>
          </table:table-cell>
          <table:table-cell table:formula="of:=SUM([Instances.AK3:Instances.AK32])" office:value-type="float" office:value="11">
            <text:p>11</text:p>
          </table:table-cell>
          <table:table-cell table:formula="of:=AVERAGE([Instances.AL3:Instances.AL32])" office:value-type="float" office:value="1313913.56666667">
            <text:p>1313914</text:p>
          </table:table-cell>
          <table:table-cell table:formula="of:=AVERAGE([Instances.AM3:Instances.AM32])" office:value-type="float" office:value="1498200.5">
            <text:p>1498201</text:p>
          </table:table-cell>
          <table:table-cell table:formula="of:=AVERAGE([Instances.AN3:Instances.AN32])" office:value-type="float" office:value="1493227.8">
            <text:p>1493228</text:p>
          </table:table-cell>
          <table:table-cell table:formula="of:=AVERAGE([Instances.AO3:Instances.AO32])" office:value-type="float" office:value="314.346663333333">
            <text:p>314</text:p>
          </table:table-cell>
          <table:table-cell table:formula="of:=SUM([Instances.AP3:Instances.AP32])" office:value-type="float" office:value="12">
            <text:p>12</text:p>
          </table:table-cell>
          <table:table-cell table:formula="of:=AVERAGE([Instances.AQ3:Instances.AQ32])" office:value-type="float" office:value="1253772.93333333">
            <text:p>1253773</text:p>
          </table:table-cell>
          <table:table-cell table:formula="of:=AVERAGE([Instances.AR3:Instances.AR32])" office:value-type="float" office:value="1438020.23333333">
            <text:p>1438020</text:p>
          </table:table-cell>
          <table:table-cell table:formula="of:=AVERAGE([Instances.AS3:Instances.AS32])" office:value-type="float" office:value="1435365.13333333">
            <text:p>1435365</text:p>
          </table:table-cell>
          <table:table-cell table:formula="of:=AVERAGE([Instances.AT3:Instances.AT32])" office:value-type="float" office:value="359.100693333333">
            <text:p>359</text:p>
          </table:table-cell>
          <table:table-cell table:formula="of:=SUM([Instances.AU3:Instances.AU32])" office:value-type="float" office:value="13">
            <text:p>13</text:p>
          </table:table-cell>
          <table:table-cell table:formula="of:=AVERAGE([Instances.AV3:Instances.AV32])" office:value-type="float" office:value="1395364.2">
            <text:p>1395364</text:p>
          </table:table-cell>
          <table:table-cell table:formula="of:=AVERAGE([Instances.AW3:Instances.AW32])" office:value-type="float" office:value="1610908.83333333">
            <text:p>1610909</text:p>
          </table:table-cell>
          <table:table-cell table:formula="of:=AVERAGE([Instances.AX3:Instances.AX32])" office:value-type="float" office:value="1609103.6">
            <text:p>1609104</text:p>
          </table:table-cell>
          <table:table-cell table:formula="of:=AVERAGE([Instances.AY3:Instances.AY32])" office:value-type="float" office:value="258.598879666667">
            <text:p>259</text:p>
          </table:table-cell>
          <table:table-cell table:formula="of:=SUM([Instances.AZ3:Instances.AZ32])" office:value-type="float" office:value="9">
            <text:p>9</text:p>
          </table:table-cell>
          <table:table-cell table:formula="of:=AVERAGE([Instances.BA3:Instances.BA32])" office:value-type="float" office:value="1008814.7">
            <text:p>1008815</text:p>
          </table:table-cell>
          <table:table-cell table:formula="of:=AVERAGE([Instances.BB3:Instances.BB32])" office:value-type="float" office:value="1218607.23333333">
            <text:p>1218607</text:p>
          </table:table-cell>
          <table:table-cell table:formula="of:=AVERAGE([Instances.BC3:Instances.BC32])" office:value-type="float" office:value="470287.533333333">
            <text:p>470288</text:p>
          </table:table-cell>
          <table:table-cell table:formula="of:=AVERAGE([Instances.BD3:Instances.BD32])" office:value-type="float" office:value="287.913236666667">
            <text:p>288</text:p>
          </table:table-cell>
          <table:table-cell table:formula="of:=SUM([Instances.BE3:Instances.BE32])" office:value-type="float" office:value="10">
            <text:p>10</text:p>
          </table:table-cell>
          <table:table-cell table:formula="of:=AVERAGE([Instances.BF3:Instances.BF32])" office:value-type="float" office:value="1045463.4">
            <text:p>1045463</text:p>
          </table:table-cell>
          <table:table-cell table:formula="of:=AVERAGE([Instances.BG3:Instances.BG32])" office:value-type="float" office:value="1280188.7">
            <text:p>1280189</text:p>
          </table:table-cell>
          <table:table-cell table:formula="of:=AVERAGE([Instances.BH3:Instances.BH32])" office:value-type="float" office:value="489490.966666667">
            <text:p>489491</text:p>
          </table:table-cell>
          <table:table-cell table:formula="of:=AVERAGE([Instances.BI3:Instances.BI32])" office:value-type="float" office:value="290.422611666667">
            <text:p>290</text:p>
          </table:table-cell>
          <table:table-cell table:formula="of:=SUM([Instances.BJ3:Instances.BJ32])" office:value-type="float" office:value="11">
            <text:p>11</text:p>
          </table:table-cell>
          <table:table-cell table:formula="of:=AVERAGE([Instances.BK3:Instances.BK32])" office:value-type="float" office:value="1180075.43333333">
            <text:p>1180075</text:p>
          </table:table-cell>
          <table:table-cell table:formula="of:=AVERAGE([Instances.BL3:Instances.BL32])" office:value-type="float" office:value="1434084.63333333">
            <text:p>1434085</text:p>
          </table:table-cell>
          <table:table-cell table:formula="of:=AVERAGE([Instances.BM3:Instances.BM32])" office:value-type="float" office:value="560880.766666667">
            <text:p>560881</text:p>
          </table:table-cell>
          <table:table-cell table:formula="of:=AVERAGE([Instances.BN3:Instances.BN32])" office:value-type="float" office:value="269.385853666667">
            <text:p>269</text:p>
          </table:table-cell>
          <table:table-cell table:formula="of:=SUM([Instances.BO3:Instances.BO32])" office:value-type="float" office:value="9">
            <text:p>9</text:p>
          </table:table-cell>
          <table:table-cell table:formula="of:=AVERAGE([Instances.BP3:Instances.BP32])" office:value-type="float" office:value="974095.466666667">
            <text:p>974095</text:p>
          </table:table-cell>
          <table:table-cell table:formula="of:=AVERAGE([Instances.BQ3:Instances.BQ32])" office:value-type="float" office:value="1177487.06666667">
            <text:p>1177487</text:p>
          </table:table-cell>
          <table:table-cell table:formula="of:=AVERAGE([Instances.BR3:Instances.BR32])" office:value-type="float" office:value="455395.333333333">
            <text:p>455395</text:p>
          </table:table-cell>
          <table:table-cell table:formula="of:=AVERAGE([Instances.BS3:Instances.BS32])" office:value-type="float" office:value="384.671481666667">
            <text:p>385</text:p>
          </table:table-cell>
          <table:table-cell table:formula="of:=SUM([Instances.BT3:Instances.BT32])" office:value-type="float" office:value="15">
            <text:p>15</text:p>
          </table:table-cell>
          <table:table-cell table:formula="of:=AVERAGE([Instances.BU3:Instances.BU32])" office:value-type="float" office:value="1483669.23333333">
            <text:p>1483669</text:p>
          </table:table-cell>
          <table:table-cell table:formula="of:=AVERAGE([Instances.BV3:Instances.BV32])" office:value-type="float" office:value="1636322.96666667">
            <text:p>1636323</text:p>
          </table:table-cell>
          <table:table-cell table:formula="of:=AVERAGE([Instances.BW3:Instances.BW32])" office:value-type="float" office:value="1636322.96666667">
            <text:p>1636323</text:p>
          </table:table-cell>
          <table:table-cell table:formula="of:=AVERAGE([Instances.BX3:Instances.BX32])" office:value-type="float" office:value="186.399091333333">
            <text:p>186</text:p>
          </table:table-cell>
          <table:table-cell table:formula="of:=SUM([Instances.BY3:Instances.BY32])" office:value-type="float" office:value="7">
            <text:p>7</text:p>
          </table:table-cell>
          <table:table-cell table:formula="of:=AVERAGE([Instances.BZ3:Instances.BZ32])" office:value-type="float" office:value="719539.333333333">
            <text:p>719539</text:p>
          </table:table-cell>
          <table:table-cell table:formula="of:=AVERAGE([Instances.CA3:Instances.CA32])" office:value-type="float" office:value="1128573.63333333">
            <text:p>1128574</text:p>
          </table:table-cell>
          <table:table-cell table:style-name="ce9" table:formula="of:=AVERAGE([Instances.CB3:Instances.CB32])" office:value-type="float" office:value="0">
            <text:p>0</text:p>
          </table:table-cell>
          <table:table-cell table:formula="of:=AVERAGE([Instances.CC3:Instances.CC32])" office:value-type="float" office:value="349.723376666667">
            <text:p>350</text:p>
          </table:table-cell>
          <table:table-cell table:formula="of:=SUM([Instances.CD3:Instances.CD32])" office:value-type="float" office:value="11">
            <text:p>11</text:p>
          </table:table-cell>
          <table:table-cell table:formula="of:=AVERAGE([Instances.CE3:Instances.CE32])" office:value-type="float" office:value="1122344.33333333">
            <text:p>1122344</text:p>
          </table:table-cell>
          <table:table-cell table:formula="of:=AVERAGE([Instances.CF3:Instances.CF32])" office:value-type="float" office:value="1270594.16666667">
            <text:p>1270594</text:p>
          </table:table-cell>
          <table:table-cell table:formula="of:=AVERAGE([Instances.CG3:Instances.CG32])" office:value-type="float" office:value="1268827.73333333">
            <text:p>1268828</text:p>
          </table:table-cell>
          <table:table-cell table:formula="of:=AVERAGE([Instances.CH3:Instances.CH32])" office:value-type="float" office:value="232.216055333333">
            <text:p>232</text:p>
          </table:table-cell>
          <table:table-cell table:formula="of:=SUM([Instances.CI3:Instances.CI32])" office:value-type="float" office:value="7">
            <text:p>7</text:p>
          </table:table-cell>
          <table:table-cell table:formula="of:=AVERAGE([Instances.CJ3:Instances.CJ32])" office:value-type="float" office:value="898487.5">
            <text:p>898488</text:p>
          </table:table-cell>
          <table:table-cell table:formula="of:=AVERAGE([Instances.CK3:Instances.CK32])" office:value-type="float" office:value="1228526.96666667">
            <text:p>1228527</text:p>
          </table:table-cell>
          <table:table-cell table:formula="of:=AVERAGE([Instances.CL3:Instances.CL32])" office:value-type="float" office:value="519581.766666667">
            <text:p>519582</text:p>
          </table:table-cell>
          <table:table-cell table:style-name="ce8" table:formula="of:=AVERAGE([Instances.CM3:Instances.CM32])" office:value-type="float" office:value="600">
            <text:p>600</text:p>
          </table:table-cell>
          <table:table-cell table:style-name="ce8" table:formula="of:=SUM([Instances.CN3:Instances.CN32])" office:value-type="float" office:value="30">
            <text:p>30</text:p>
          </table:table-cell>
          <table:table-cell table:formula="of:=AVERAGE([Instances.CO3:Instances.CO32])" office:value-type="float" office:value="1183105.8">
            <text:p>1183106</text:p>
          </table:table-cell>
          <table:table-cell table:formula="of:=AVERAGE([Instances.CP3:Instances.CP32])" office:value-type="float" office:value="1408701">
            <text:p>1408701</text:p>
          </table:table-cell>
          <table:table-cell table:formula="of:=AVERAGE([Instances.CQ3:Instances.CQ32])" office:value-type="float" office:value="1408701">
            <text:p>1408701</text:p>
          </table:table-cell>
          <table:table-cell table:formula="of:=AVERAGE([Instances.CR3:Instances.CR32])" office:value-type="float" office:value="475.780789">
            <text:p>476</text:p>
          </table:table-cell>
          <table:table-cell table:formula="of:=SUM([Instances.CS3:Instances.CS32])" office:value-type="float" office:value="22">
            <text:p>22</text:p>
          </table:table-cell>
          <table:table-cell table:formula="of:=AVERAGE([Instances.CT3:Instances.CT32])" office:value-type="float" office:value="1434477.8">
            <text:p>1434478</text:p>
          </table:table-cell>
          <table:table-cell table:formula="of:=AVERAGE([Instances.CU3:Instances.CU32])" office:value-type="float" office:value="1644243.26666667">
            <text:p>1644243</text:p>
          </table:table-cell>
          <table:table-cell table:formula="of:=AVERAGE([Instances.CV3:Instances.CV32])" office:value-type="float" office:value="1642448.8">
            <text:p>1642449</text:p>
          </table:table-cell>
          <table:table-cell table:formula="of:=AVERAGE([Instances.CW3:Instances.CW32])" office:value-type="float" office:value="280.130390666667">
            <text:p>280</text:p>
          </table:table-cell>
          <table:table-cell table:formula="of:=SUM([Instances.CX3:Instances.CX32])" office:value-type="float" office:value="11">
            <text:p>11</text:p>
          </table:table-cell>
          <table:table-cell table:formula="of:=AVERAGE([Instances.CY3:Instances.CY32])" office:value-type="float" office:value="1062314.5">
            <text:p>1062315</text:p>
          </table:table-cell>
          <table:table-cell table:formula="of:=AVERAGE([Instances.CZ3:Instances.CZ32])" office:value-type="float" office:value="1281693.36666667">
            <text:p>1281693</text:p>
          </table:table-cell>
          <table:table-cell table:formula="of:=AVERAGE([Instances.DA3:Instances.DA32])" office:value-type="float" office:value="494333.266666667">
            <text:p>494333</text:p>
          </table:table-cell>
          <table:table-cell table:formula="of:=AVERAGE([Instances.DB3:Instances.DB32])" office:value-type="float" office:value="584.303866666667">
            <text:p>584</text:p>
          </table:table-cell>
          <table:table-cell table:formula="of:=SUM([Instances.DC3:Instances.DC32])" office:value-type="float" office:value="28">
            <text:p>28</text:p>
          </table:table-cell>
          <table:table-cell table:style-name="ce8" table:formula="of:=AVERAGE([Instances.DD3:Instances.DD32])" office:value-type="float" office:value="2039005.46666667">
            <text:p>2039005</text:p>
          </table:table-cell>
          <table:table-cell table:formula="of:=AVERAGE([Instances.DE3:Instances.DE32])" office:value-type="float" office:value="2053370.96666667">
            <text:p>2053371</text:p>
          </table:table-cell>
          <table:table-cell table:formula="of:=AVERAGE([Instances.DF3:Instances.DF32])" office:value-type="float" office:value="2053370.96666667">
            <text:p>2053371</text:p>
          </table:table-cell>
          <table:table-cell table:formula="of:=AVERAGE([Instances.DG3:Instances.DG32])" office:value-type="float" office:value="305.223974">
            <text:p>305</text:p>
          </table:table-cell>
          <table:table-cell table:formula="of:=SUM([Instances.DH3:Instances.DH32])" office:value-type="float" office:value="10">
            <text:p>10</text:p>
          </table:table-cell>
          <table:table-cell table:formula="of:=AVERAGE([Instances.DI3:Instances.DI32])" office:value-type="float" office:value="1126779.4">
            <text:p>1126779</text:p>
          </table:table-cell>
          <table:table-cell table:formula="of:=AVERAGE([Instances.DJ3:Instances.DJ32])" office:value-type="float" office:value="1354863.63333333">
            <text:p>1354864</text:p>
          </table:table-cell>
          <table:table-cell table:formula="of:=AVERAGE([Instances.DK3:Instances.DK32])" office:value-type="float" office:value="538771.8">
            <text:p>538772</text:p>
          </table:table-cell>
          <table:table-cell table:formula="of:=AVERAGE([Instances.DL3:Instances.DL32])" office:value-type="float" office:value="278.68638">
            <text:p>279</text:p>
          </table:table-cell>
          <table:table-cell table:formula="of:=SUM([Instances.DM3:Instances.DM32])" office:value-type="float" office:value="12">
            <text:p>12</text:p>
          </table:table-cell>
          <table:table-cell table:formula="of:=AVERAGE([Instances.DN3:Instances.DN32])" office:value-type="float" office:value="1033843.16666667">
            <text:p>1033843</text:p>
          </table:table-cell>
          <table:table-cell table:formula="of:=AVERAGE([Instances.DO3:Instances.DO32])" office:value-type="float" office:value="1251814.03333333">
            <text:p>1251814</text:p>
          </table:table-cell>
          <table:table-cell table:formula="of:=AVERAGE([Instances.DP3:Instances.DP32])" office:value-type="float" office:value="286933.766666667">
            <text:p>286934</text:p>
          </table:table-cell>
          <table:table-cell table:formula="of:=AVERAGE([Instances.DQ3:Instances.DQ32])" office:value-type="float" office:value="269.162678333333">
            <text:p>269</text:p>
          </table:table-cell>
          <table:table-cell table:formula="of:=SUM([Instances.DR3:Instances.DR32])" office:value-type="float" office:value="9">
            <text:p>9</text:p>
          </table:table-cell>
          <table:table-cell table:formula="of:=AVERAGE([Instances.DS3:Instances.DS32])" office:value-type="float" office:value="1021680.13333333">
            <text:p>1021680</text:p>
          </table:table-cell>
          <table:table-cell table:formula="of:=AVERAGE([Instances.DT3:Instances.DT32])" office:value-type="float" office:value="1250434.93333333">
            <text:p>1250435</text:p>
          </table:table-cell>
          <table:table-cell table:formula="of:=AVERAGE([Instances.DU3:Instances.DU32])" office:value-type="float" office:value="319540.233333333">
            <text:p>319540</text:p>
          </table:table-cell>
          <table:table-cell table:style-name="ce9" table:formula="of:=AVERAGE([Instances.DV3:Instances.DV32])" office:value-type="float" office:value="167.398125">
            <text:p>167</text:p>
          </table:table-cell>
          <table:table-cell table:style-name="ce9" table:formula="of:=SUM([Instances.DW3:Instances.DW32])" office:value-type="float" office:value="6">
            <text:p>6</text:p>
          </table:table-cell>
          <table:table-cell table:formula="of:=AVERAGE([Instances.DX3:Instances.DX32])" office:value-type="float" office:value="664564.766666667">
            <text:p>664565</text:p>
          </table:table-cell>
          <table:table-cell table:style-name="ce9" table:formula="of:=AVERAGE([Instances.DY3:Instances.DY32])" office:value-type="float" office:value="951039.166666667">
            <text:p>951039</text:p>
          </table:table-cell>
          <table:table-cell table:formula="of:=AVERAGE([Instances.DZ3:Instances.DZ32])" office:value-type="float" office:value="873325">
            <text:p>873325</text:p>
          </table:table-cell>
          <table:table-cell table:formula="of:=AVERAGE([Instances.EA3:Instances.EA32])" office:value-type="float" office:value="180.844022">
            <text:p>181</text:p>
          </table:table-cell>
          <table:table-cell table:formula="of:=SUM([Instances.EB3:Instances.EB32])" office:value-type="float" office:value="7">
            <text:p>7</text:p>
          </table:table-cell>
          <table:table-cell table:style-name="ce9" table:formula="of:=AVERAGE([Instances.EC3:Instances.EC32])" office:value-type="float" office:value="655780.1">
            <text:p>655780</text:p>
          </table:table-cell>
          <table:table-cell table:formula="of:=AVERAGE([Instances.ED3:Instances.ED32])" office:value-type="float" office:value="981248.4">
            <text:p>981248</text:p>
          </table:table-cell>
          <table:table-cell table:formula="of:=AVERAGE([Instances.EE3:Instances.EE32])" office:value-type="float" office:value="972748.833333333">
            <text:p>972749</text:p>
          </table:table-cell>
          <table:table-cell table:formula="of:=AVERAGE([Instances.EF3:Instances.EF32])" office:value-type="float" office:value="172.739085333333">
            <text:p>173</text:p>
          </table:table-cell>
          <table:table-cell table:formula="of:=SUM([Instances.EG3:Instances.EG32])" office:value-type="float" office:value="7">
            <text:p>7</text:p>
          </table:table-cell>
          <table:table-cell table:formula="of:=AVERAGE([Instances.EH3:Instances.EH32])" office:value-type="float" office:value="739749.9">
            <text:p>739750</text:p>
          </table:table-cell>
          <table:table-cell table:formula="of:=AVERAGE([Instances.EI3:Instances.EI32])" office:value-type="float" office:value="1112079.1">
            <text:p>1112079</text:p>
          </table:table-cell>
          <table:table-cell table:formula="of:=AVERAGE([Instances.EJ3:Instances.EJ32])" office:value-type="float" office:value="1107468.53333333">
            <text:p>1107469</text:p>
          </table:table-cell>
          <table:table-cell table:formula="of:=AVERAGE([Instances.EK3:Instances.EK32])" office:value-type="float" office:value="174.851845333333">
            <text:p>175</text:p>
          </table:table-cell>
          <table:table-cell table:formula="of:=SUM([Instances.EL3:Instances.EL32])" office:value-type="float" office:value="7">
            <text:p>7</text:p>
          </table:table-cell>
          <table:table-cell table:formula="of:=AVERAGE([Instances.EM3:Instances.EM32])" office:value-type="float" office:value="732772.7">
            <text:p>732773</text:p>
          </table:table-cell>
          <table:table-cell table:formula="of:=AVERAGE([Instances.EN3:Instances.EN32])" office:value-type="float" office:value="1103190.93333333">
            <text:p>1103191</text:p>
          </table:table-cell>
          <table:table-cell table:formula="of:=AVERAGE([Instances.EO3:Instances.EO32])" office:value-type="float" office:value="1099552.8">
            <text:p>1099553</text:p>
          </table:table-cell>
          <table:table-cell table:formula="of:=AVERAGE([Instances.EP3:Instances.EP32])" office:value-type="float" office:value="296.705380333333">
            <text:p>297</text:p>
          </table:table-cell>
          <table:table-cell table:formula="of:=SUM([Instances.EQ3:Instances.EQ32])" office:value-type="float" office:value="10">
            <text:p>10</text:p>
          </table:table-cell>
          <table:table-cell table:formula="of:=AVERAGE([Instances.ER3:Instances.ER32])" office:value-type="float" office:value="1108332.33333333">
            <text:p>1108332</text:p>
          </table:table-cell>
          <table:table-cell table:formula="of:=AVERAGE([Instances.ES3:Instances.ES32])" office:value-type="float" office:value="1485404.06666667">
            <text:p>1485404</text:p>
          </table:table-cell>
          <table:table-cell table:formula="of:=AVERAGE([Instances.ET3:Instances.ET32])" office:value-type="float" office:value="310759.7">
            <text:p>310760</text:p>
          </table:table-cell>
          <table:table-cell table:formula="of:=AVERAGE([Instances.EU3:Instances.EU32])" office:value-type="float" office:value="249.690716">
            <text:p>250</text:p>
          </table:table-cell>
          <table:table-cell table:formula="of:=SUM([Instances.EV3:Instances.EV32])" office:value-type="float" office:value="8">
            <text:p>8</text:p>
          </table:table-cell>
          <table:table-cell table:formula="of:=AVERAGE([Instances.EW3:Instances.EW32])" office:value-type="float" office:value="992778.533333333">
            <text:p>992779</text:p>
          </table:table-cell>
          <table:table-cell table:formula="of:=AVERAGE([Instances.EX3:Instances.EX32])" office:value-type="float" office:value="1298078.33333333">
            <text:p>1298078</text:p>
          </table:table-cell>
          <table:table-cell table:formula="of:=AVERAGE([Instances.EY3:Instances.EY32])" office:value-type="float" office:value="280476.333333333">
            <text:p>280476</text:p>
          </table:table-cell>
          <table:table-cell table:formula="of:=AVERAGE([Instances.EZ3:Instances.EZ32])" office:value-type="float" office:value="274.734243333333">
            <text:p>275</text:p>
          </table:table-cell>
          <table:table-cell table:formula="of:=SUM([Instances.FA3:Instances.FA32])" office:value-type="float" office:value="9">
            <text:p>9</text:p>
          </table:table-cell>
          <table:table-cell table:formula="of:=AVERAGE([Instances.FB3:Instances.FB32])" office:value-type="float" office:value="992608.9">
            <text:p>992609</text:p>
          </table:table-cell>
          <table:table-cell table:formula="of:=AVERAGE([Instances.FC3:Instances.FC32])" office:value-type="float" office:value="1312731.33333333">
            <text:p>1312731</text:p>
          </table:table-cell>
          <table:table-cell table:formula="of:=AVERAGE([Instances.FD3:Instances.FD32])" office:value-type="float" office:value="284277.2">
            <text:p>284277</text:p>
          </table:table-cell>
          <table:table-cell table:formula="of:=AVERAGE([Instances.FE3:Instances.FE32])" office:value-type="float" office:value="274.303137666667">
            <text:p>274</text:p>
          </table:table-cell>
          <table:table-cell table:formula="of:=SUM([Instances.FF3:Instances.FF32])" office:value-type="float" office:value="9">
            <text:p>9</text:p>
          </table:table-cell>
          <table:table-cell table:formula="of:=AVERAGE([Instances.FG3:Instances.FG32])" office:value-type="float" office:value="1070032.43333333">
            <text:p>1070032</text:p>
          </table:table-cell>
          <table:table-cell table:formula="of:=AVERAGE([Instances.FH3:Instances.FH32])" office:value-type="float" office:value="1433218.8">
            <text:p>1433219</text:p>
          </table:table-cell>
          <table:table-cell table:formula="of:=AVERAGE([Instances.FI3:Instances.FI32])" office:value-type="float" office:value="307511.666666667">
            <text:p>307512</text:p>
          </table:table-cell>
          <table:table-cell table:formula="of:=AVERAGE([Instances.FJ3:Instances.FJ32])" office:value-type="float" office:value="176.984737">
            <text:p>177</text:p>
          </table:table-cell>
          <table:table-cell table:formula="of:=SUM([Instances.FK3:Instances.FK32])" office:value-type="float" office:value="7">
            <text:p>7</text:p>
          </table:table-cell>
          <table:table-cell table:formula="of:=AVERAGE([Instances.FL3:Instances.FL32])" office:value-type="float" office:value="741730.9">
            <text:p>741731</text:p>
          </table:table-cell>
          <table:table-cell table:formula="of:=AVERAGE([Instances.FM3:Instances.FM32])" office:value-type="float" office:value="1146746.1">
            <text:p>1146746</text:p>
          </table:table-cell>
          <table:table-cell table:formula="of:=AVERAGE([Instances.FN3:Instances.FN32])" office:value-type="float" office:value="1146746.1">
            <text:p>1146746</text:p>
          </table:table-cell>
          <table:table-cell table:formula="of:=AVERAGE([Instances.FO3:Instances.FO32])" office:value-type="float" office:value="333.484366333333">
            <text:p>333</text:p>
          </table:table-cell>
          <table:table-cell table:formula="of:=SUM([Instances.FP3:Instances.FP32])" office:value-type="float" office:value="14">
            <text:p>14</text:p>
          </table:table-cell>
          <table:table-cell table:formula="of:=AVERAGE([Instances.FQ3:Instances.FQ32])" office:value-type="float" office:value="1165516.5">
            <text:p>1165517</text:p>
          </table:table-cell>
          <table:table-cell table:formula="of:=AVERAGE([Instances.FR3:Instances.FR32])" office:value-type="float" office:value="1368590.06666667">
            <text:p>1368590</text:p>
          </table:table-cell>
          <table:table-cell table:style-name="ce9" table:formula="of:=AVERAGE([Instances.FS3:Instances.FS32])" office:value-type="float" office:value="0">
            <text:p>0</text:p>
          </table:table-cell>
          <table:table-cell table:formula="of:=AVERAGE([Instances.FT3:Instances.FT32])" office:value-type="float" office:value="200.982803">
            <text:p>201</text:p>
          </table:table-cell>
          <table:table-cell table:formula="of:=SUM([Instances.FU3:Instances.FU32])" office:value-type="float" office:value="9">
            <text:p>9</text:p>
          </table:table-cell>
          <table:table-cell table:formula="of:=AVERAGE([Instances.FV3:Instances.FV32])" office:value-type="float" office:value="809057.066666667">
            <text:p>809057</text:p>
          </table:table-cell>
          <table:table-cell table:formula="of:=AVERAGE([Instances.FW3:Instances.FW32])" office:value-type="float" office:value="1195115.83333333">
            <text:p>1195116</text:p>
          </table:table-cell>
          <table:table-cell table:formula="of:=AVERAGE([Instances.FX3:Instances.FX32])" office:value-type="float" office:value="1191117.9">
            <text:p>1191118</text:p>
          </table:table-cell>
          <table:table-cell table:formula="of:=AVERAGE([Instances.FY3:Instances.FY32])" office:value-type="float" office:value="323.824131333333">
            <text:p>324</text:p>
          </table:table-cell>
          <table:table-cell table:formula="of:=SUM([Instances.FZ3:Instances.FZ32])" office:value-type="float" office:value="11">
            <text:p>11</text:p>
          </table:table-cell>
          <table:table-cell table:formula="of:=AVERAGE([Instances.GA3:Instances.GA32])" office:value-type="float" office:value="1216779.9">
            <text:p>1216780</text:p>
          </table:table-cell>
          <table:table-cell table:formula="of:=AVERAGE([Instances.GB3:Instances.GB32])" office:value-type="float" office:value="2057728.9">
            <text:p>2057729</text:p>
          </table:table-cell>
          <table:table-cell table:formula="of:=AVERAGE([Instances.GC3:Instances.GC32])" office:value-type="float" office:value="418517.333333333">
            <text:p>418517</text:p>
          </table:table-cell>
          <table:table-cell table:style-name="ce8" table:formula="of:=AVERAGE([Instances.GD3:Instances.GD32])" office:value-type="float" office:value="600">
            <text:p>600</text:p>
          </table:table-cell>
          <table:table-cell table:style-name="ce8" table:formula="of:=SUM([Instances.GE3:Instances.GE32])" office:value-type="float" office:value="30">
            <text:p>30</text:p>
          </table:table-cell>
          <table:table-cell table:formula="of:=AVERAGE([Instances.GF3:Instances.GF32])" office:value-type="float" office:value="1075687.5">
            <text:p>1075688</text:p>
          </table:table-cell>
          <table:table-cell table:style-name="ce8" table:formula="of:=AVERAGE([Instances.GG3:Instances.GG32])" office:value-type="float" office:value="2834492.3">
            <text:p>2834492</text:p>
          </table:table-cell>
          <table:table-cell table:style-name="ce8" table:formula="of:=AVERAGE([Instances.GH3:Instances.GH32])" office:value-type="float" office:value="2834492.3">
            <text:p>2834492</text:p>
          </table:table-cell>
          <table:table-cell table:formula="of:=AVERAGE([Instances.GI3:Instances.GI32])" office:value-type="float" office:value="207.337717">
            <text:p>207</text:p>
          </table:table-cell>
          <table:table-cell table:formula="of:=SUM([Instances.GJ3:Instances.GJ32])" office:value-type="float" office:value="7">
            <text:p>7</text:p>
          </table:table-cell>
          <table:table-cell table:formula="of:=AVERAGE([Instances.GK3:Instances.GK32])" office:value-type="float" office:value="808115.9">
            <text:p>808116</text:p>
          </table:table-cell>
          <table:table-cell table:formula="of:=AVERAGE([Instances.GL3:Instances.GL32])" office:value-type="float" office:value="1192599.4">
            <text:p>1192599</text:p>
          </table:table-cell>
          <table:table-cell table:formula="of:=AVERAGE([Instances.GM3:Instances.GM32])" office:value-type="float" office:value="1189187.43333333">
            <text:p>1189187</text:p>
          </table:table-cell>
          <table:table-cell table:formula="of:=AVERAGE([Instances.GN3:Instances.GN32])" office:value-type="float" office:value="282.141081">
            <text:p>282</text:p>
          </table:table-cell>
          <table:table-cell table:formula="of:=SUM([Instances.GO3:Instances.GO32])" office:value-type="float" office:value="10">
            <text:p>10</text:p>
          </table:table-cell>
          <table:table-cell table:formula="of:=AVERAGE([Instances.GP3:Instances.GP32])" office:value-type="float" office:value="1086543.2">
            <text:p>1086543</text:p>
          </table:table-cell>
          <table:table-cell table:formula="of:=AVERAGE([Instances.GQ3:Instances.GQ32])" office:value-type="float" office:value="1308037.76666667">
            <text:p>1308038</text:p>
          </table:table-cell>
          <table:table-cell table:formula="of:=AVERAGE([Instances.GR3:Instances.GR32])" office:value-type="float" office:value="292968.733333333">
            <text:p>292969</text:p>
          </table:table-cell>
          <table:table-cell table:formula="of:=AVERAGE([Instances.GS3:Instances.GS32])" office:value-type="float" office:value="588.058666666667">
            <text:p>588</text:p>
          </table:table-cell>
          <table:table-cell table:formula="of:=SUM([Instances.GT3:Instances.GT32])" office:value-type="float" office:value="29">
            <text:p>29</text:p>
          </table:table-cell>
          <table:table-cell table:formula="of:=AVERAGE([Instances.GU3:Instances.GU32])" office:value-type="float" office:value="1723223.7">
            <text:p>1723224</text:p>
          </table:table-cell>
          <table:table-cell table:formula="of:=AVERAGE([Instances.GV3:Instances.GV32])" office:value-type="float" office:value="1783796.6">
            <text:p>1783797</text:p>
          </table:table-cell>
          <table:table-cell table:formula="of:=AVERAGE([Instances.GW3:Instances.GW32])" office:value-type="float" office:value="1783796.6">
            <text:p>1783797</text:p>
          </table:table-cell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167.398125">
            <text:p>167</text:p>
          </table:table-cell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6">
            <text:p>6</text:p>
          </table:table-cell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655780.1">
            <text:p>655780</text:p>
          </table:table-cell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951039.166666667">
            <text:p>951039</text:p>
          </table:table-cell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0">
            <text:p>0</text:p>
          </table:table-cell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290.422611666667">
            <text:p>290</text:p>
          </table:table-cell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10">
            <text:p>10</text:p>
          </table:table-cell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1075687.5">
            <text:p>1075688</text:p>
          </table:table-cell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1354863.63333333">
            <text:p>1354864</text:p>
          </table:table-cell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556859.25">
            <text:p>556859</text:p>
          </table:table-cell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600">
            <text:p>600</text:p>
          </table:table-cell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30">
            <text:p>30</text:p>
          </table:table-cell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2039005.46666667">
            <text:p>2039005</text:p>
          </table:table-cell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2834492.3">
            <text:p>2834492</text:p>
          </table:table-cell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2834492.3">
            <text:p>2834492</text:p>
          </table:table-cell>
          <table:table-cell table:number-columns-repeated="8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</text:p>
          </table:table-cell>
          <table:table-cell table:style-name="ce7" table:formula="of:=SUM([.B3:.B3])" office:value-type="float" office:value="301.641447666667">
            <text:p>302</text:p>
          </table:table-cell>
          <table:table-cell table:style-name="ce7" table:formula="of:=SUM([.C3:.C3])" office:value-type="float" office:value="10">
            <text:p>10</text:p>
          </table:table-cell>
          <table:table-cell table:style-name="ce7" table:formula="of:=SUM([.D3:.D3])" office:value-type="float" office:value="1154793.53333333">
            <text:p>1154794</text:p>
          </table:table-cell>
          <table:table-cell table:style-name="ce7" table:formula="of:=SUM([.E3:.E3])" office:value-type="float" office:value="1388066.8">
            <text:p>1388067</text:p>
          </table:table-cell>
          <table:table-cell table:formula="of:=SUM([.F3:.F3])" office:value-type="float" office:value="304.559830333333">
            <text:p>305</text:p>
          </table:table-cell>
          <table:table-cell table:formula="of:=SUM([.G3:.G3])" office:value-type="float" office:value="11">
            <text:p>11</text:p>
          </table:table-cell>
          <table:table-cell table:formula="of:=SUM([.H3:.H3])" office:value-type="float" office:value="1137546.86666667">
            <text:p>1137547</text:p>
          </table:table-cell>
          <table:table-cell table:formula="of:=SUM([.I3:.I3])" office:value-type="float" office:value="1367207.83333333">
            <text:p>1367208</text:p>
          </table:table-cell>
          <table:table-cell table:style-name="ce9" table:formula="of:=SUM([.J3:.J3])" office:value-type="float" office:value="0">
            <text:p>0</text:p>
          </table:table-cell>
          <table:table-cell table:formula="of:=SUM([.K3:.K3])" office:value-type="float" office:value="302.609222666667">
            <text:p>303</text:p>
          </table:table-cell>
          <table:table-cell table:formula="of:=SUM([.L3:.L3])" office:value-type="float" office:value="10">
            <text:p>10</text:p>
          </table:table-cell>
          <table:table-cell table:formula="of:=SUM([.M3:.M3])" office:value-type="float" office:value="1158710.56666667">
            <text:p>1158711</text:p>
          </table:table-cell>
          <table:table-cell table:formula="of:=SUM([.N3:.N3])" office:value-type="float" office:value="1392179.5">
            <text:p>1392180</text:p>
          </table:table-cell>
          <table:table-cell table:style-name="ce9" table:formula="of:=SUM([.O3:.O3])" office:value-type="float" office:value="0">
            <text:p>0</text:p>
          </table:table-cell>
          <table:table-cell table:formula="of:=SUM([.P3:.P3])" office:value-type="float" office:value="299.301782">
            <text:p>299</text:p>
          </table:table-cell>
          <table:table-cell table:formula="of:=SUM([.Q3:.Q3])" office:value-type="float" office:value="10">
            <text:p>10</text:p>
          </table:table-cell>
          <table:table-cell table:formula="of:=SUM([.R3:.R3])" office:value-type="float" office:value="1160069.1">
            <text:p>1160069</text:p>
          </table:table-cell>
          <table:table-cell table:formula="of:=SUM([.S3:.S3])" office:value-type="float" office:value="1394178.36666667">
            <text:p>1394178</text:p>
          </table:table-cell>
          <table:table-cell table:formula="of:=SUM([.T3:.T3])" office:value-type="float" office:value="552837.733333333">
            <text:p>552838</text:p>
          </table:table-cell>
          <table:table-cell table:formula="of:=SUM([.U3:.U3])" office:value-type="float" office:value="301.565623333333">
            <text:p>302</text:p>
          </table:table-cell>
          <table:table-cell table:formula="of:=SUM([.V3:.V3])" office:value-type="float" office:value="11">
            <text:p>11</text:p>
          </table:table-cell>
          <table:table-cell table:formula="of:=SUM([.W3:.W3])" office:value-type="float" office:value="1053685.83333333">
            <text:p>1053686</text:p>
          </table:table-cell>
          <table:table-cell table:formula="of:=SUM([.X3:.X3])" office:value-type="float" office:value="1885534.3">
            <text:p>1885534</text:p>
          </table:table-cell>
          <table:table-cell table:formula="of:=SUM([.Y3:.Y3])" office:value-type="float" office:value="836330.333333333">
            <text:p>836330</text:p>
          </table:table-cell>
          <table:table-cell table:formula="of:=SUM([.Z3:.Z3])" office:value-type="float" office:value="263.018992">
            <text:p>263</text:p>
          </table:table-cell>
          <table:table-cell table:formula="of:=SUM([.AA3:.AA3])" office:value-type="float" office:value="9">
            <text:p>9</text:p>
          </table:table-cell>
          <table:table-cell table:formula="of:=SUM([.AB3:.AB3])" office:value-type="float" office:value="1006862.1">
            <text:p>1006862</text:p>
          </table:table-cell>
          <table:table-cell table:formula="of:=SUM([.AC3:.AC3])" office:value-type="float" office:value="1216428.3">
            <text:p>1216428</text:p>
          </table:table-cell>
          <table:table-cell table:formula="of:=SUM([.AD3:.AD3])" office:value-type="float" office:value="473667.666666667">
            <text:p>473668</text:p>
          </table:table-cell>
          <table:table-cell table:formula="of:=SUM([.AE3:.AE3])" office:value-type="float" office:value="324.582846666667">
            <text:p>325</text:p>
          </table:table-cell>
          <table:table-cell table:formula="of:=SUM([.AF3:.AF3])" office:value-type="float" office:value="11">
            <text:p>11</text:p>
          </table:table-cell>
          <table:table-cell table:formula="of:=SUM([.AG3:.AG3])" office:value-type="float" office:value="1247367.7">
            <text:p>1247368</text:p>
          </table:table-cell>
          <table:table-cell table:formula="of:=SUM([.AH3:.AH3])" office:value-type="float" office:value="1445421.3">
            <text:p>1445421</text:p>
          </table:table-cell>
          <table:table-cell table:formula="of:=SUM([.AI3:.AI3])" office:value-type="float" office:value="1375244.13333333">
            <text:p>1375244</text:p>
          </table:table-cell>
          <table:table-cell table:formula="of:=SUM([.AJ3:.AJ3])" office:value-type="float" office:value="332.624312333333">
            <text:p>333</text:p>
          </table:table-cell>
          <table:table-cell table:formula="of:=SUM([.AK3:.AK3])" office:value-type="float" office:value="11">
            <text:p>11</text:p>
          </table:table-cell>
          <table:table-cell table:formula="of:=SUM([.AL3:.AL3])" office:value-type="float" office:value="1313913.56666667">
            <text:p>1313914</text:p>
          </table:table-cell>
          <table:table-cell table:formula="of:=SUM([.AM3:.AM3])" office:value-type="float" office:value="1498200.5">
            <text:p>1498201</text:p>
          </table:table-cell>
          <table:table-cell table:formula="of:=SUM([.AN3:.AN3])" office:value-type="float" office:value="1493227.8">
            <text:p>1493228</text:p>
          </table:table-cell>
          <table:table-cell table:formula="of:=SUM([.AO3:.AO3])" office:value-type="float" office:value="314.346663333333">
            <text:p>314</text:p>
          </table:table-cell>
          <table:table-cell table:formula="of:=SUM([.AP3:.AP3])" office:value-type="float" office:value="12">
            <text:p>12</text:p>
          </table:table-cell>
          <table:table-cell table:formula="of:=SUM([.AQ3:.AQ3])" office:value-type="float" office:value="1253772.93333333">
            <text:p>1253773</text:p>
          </table:table-cell>
          <table:table-cell table:formula="of:=SUM([.AR3:.AR3])" office:value-type="float" office:value="1438020.23333333">
            <text:p>1438020</text:p>
          </table:table-cell>
          <table:table-cell table:formula="of:=SUM([.AS3:.AS3])" office:value-type="float" office:value="1435365.13333333">
            <text:p>1435365</text:p>
          </table:table-cell>
          <table:table-cell table:formula="of:=SUM([.AT3:.AT3])" office:value-type="float" office:value="359.100693333333">
            <text:p>359</text:p>
          </table:table-cell>
          <table:table-cell table:formula="of:=SUM([.AU3:.AU3])" office:value-type="float" office:value="13">
            <text:p>13</text:p>
          </table:table-cell>
          <table:table-cell table:formula="of:=SUM([.AV3:.AV3])" office:value-type="float" office:value="1395364.2">
            <text:p>1395364</text:p>
          </table:table-cell>
          <table:table-cell table:formula="of:=SUM([.AW3:.AW3])" office:value-type="float" office:value="1610908.83333333">
            <text:p>1610909</text:p>
          </table:table-cell>
          <table:table-cell table:formula="of:=SUM([.AX3:.AX3])" office:value-type="float" office:value="1609103.6">
            <text:p>1609104</text:p>
          </table:table-cell>
          <table:table-cell table:formula="of:=SUM([.AY3:.AY3])" office:value-type="float" office:value="258.598879666667">
            <text:p>259</text:p>
          </table:table-cell>
          <table:table-cell table:formula="of:=SUM([.AZ3:.AZ3])" office:value-type="float" office:value="9">
            <text:p>9</text:p>
          </table:table-cell>
          <table:table-cell table:formula="of:=SUM([.BA3:.BA3])" office:value-type="float" office:value="1008814.7">
            <text:p>1008815</text:p>
          </table:table-cell>
          <table:table-cell table:formula="of:=SUM([.BB3:.BB3])" office:value-type="float" office:value="1218607.23333333">
            <text:p>1218607</text:p>
          </table:table-cell>
          <table:table-cell table:formula="of:=SUM([.BC3:.BC3])" office:value-type="float" office:value="470287.533333333">
            <text:p>470288</text:p>
          </table:table-cell>
          <table:table-cell table:formula="of:=SUM([.BD3:.BD3])" office:value-type="float" office:value="287.913236666667">
            <text:p>288</text:p>
          </table:table-cell>
          <table:table-cell table:formula="of:=SUM([.BE3:.BE3])" office:value-type="float" office:value="10">
            <text:p>10</text:p>
          </table:table-cell>
          <table:table-cell table:formula="of:=SUM([.BF3:.BF3])" office:value-type="float" office:value="1045463.4">
            <text:p>1045463</text:p>
          </table:table-cell>
          <table:table-cell table:formula="of:=SUM([.BG3:.BG3])" office:value-type="float" office:value="1280188.7">
            <text:p>1280189</text:p>
          </table:table-cell>
          <table:table-cell table:formula="of:=SUM([.BH3:.BH3])" office:value-type="float" office:value="489490.966666667">
            <text:p>489491</text:p>
          </table:table-cell>
          <table:table-cell table:formula="of:=SUM([.BI3:.BI3])" office:value-type="float" office:value="290.422611666667">
            <text:p>290</text:p>
          </table:table-cell>
          <table:table-cell table:formula="of:=SUM([.BJ3:.BJ3])" office:value-type="float" office:value="11">
            <text:p>11</text:p>
          </table:table-cell>
          <table:table-cell table:formula="of:=SUM([.BK3:.BK3])" office:value-type="float" office:value="1180075.43333333">
            <text:p>1180075</text:p>
          </table:table-cell>
          <table:table-cell table:formula="of:=SUM([.BL3:.BL3])" office:value-type="float" office:value="1434084.63333333">
            <text:p>1434085</text:p>
          </table:table-cell>
          <table:table-cell table:formula="of:=SUM([.BM3:.BM3])" office:value-type="float" office:value="560880.766666667">
            <text:p>560881</text:p>
          </table:table-cell>
          <table:table-cell table:formula="of:=SUM([.BN3:.BN3])" office:value-type="float" office:value="269.385853666667">
            <text:p>269</text:p>
          </table:table-cell>
          <table:table-cell table:formula="of:=SUM([.BO3:.BO3])" office:value-type="float" office:value="9">
            <text:p>9</text:p>
          </table:table-cell>
          <table:table-cell table:formula="of:=SUM([.BP3:.BP3])" office:value-type="float" office:value="974095.466666667">
            <text:p>974095</text:p>
          </table:table-cell>
          <table:table-cell table:formula="of:=SUM([.BQ3:.BQ3])" office:value-type="float" office:value="1177487.06666667">
            <text:p>1177487</text:p>
          </table:table-cell>
          <table:table-cell table:formula="of:=SUM([.BR3:.BR3])" office:value-type="float" office:value="455395.333333333">
            <text:p>455395</text:p>
          </table:table-cell>
          <table:table-cell table:formula="of:=SUM([.BS3:.BS3])" office:value-type="float" office:value="384.671481666667">
            <text:p>385</text:p>
          </table:table-cell>
          <table:table-cell table:formula="of:=SUM([.BT3:.BT3])" office:value-type="float" office:value="15">
            <text:p>15</text:p>
          </table:table-cell>
          <table:table-cell table:formula="of:=SUM([.BU3:.BU3])" office:value-type="float" office:value="1483669.23333333">
            <text:p>1483669</text:p>
          </table:table-cell>
          <table:table-cell table:formula="of:=SUM([.BV3:.BV3])" office:value-type="float" office:value="1636322.96666667">
            <text:p>1636323</text:p>
          </table:table-cell>
          <table:table-cell table:formula="of:=SUM([.BW3:.BW3])" office:value-type="float" office:value="1636322.96666667">
            <text:p>1636323</text:p>
          </table:table-cell>
          <table:table-cell table:formula="of:=SUM([.BX3:.BX3])" office:value-type="float" office:value="186.399091333333">
            <text:p>186</text:p>
          </table:table-cell>
          <table:table-cell table:formula="of:=SUM([.BY3:.BY3])" office:value-type="float" office:value="7">
            <text:p>7</text:p>
          </table:table-cell>
          <table:table-cell table:formula="of:=SUM([.BZ3:.BZ3])" office:value-type="float" office:value="719539.333333333">
            <text:p>719539</text:p>
          </table:table-cell>
          <table:table-cell table:formula="of:=SUM([.CA3:.CA3])" office:value-type="float" office:value="1128573.63333333">
            <text:p>1128574</text:p>
          </table:table-cell>
          <table:table-cell table:style-name="ce9" table:formula="of:=SUM([.CB3:.CB3])" office:value-type="float" office:value="0">
            <text:p>0</text:p>
          </table:table-cell>
          <table:table-cell table:formula="of:=SUM([.CC3:.CC3])" office:value-type="float" office:value="349.723376666667">
            <text:p>350</text:p>
          </table:table-cell>
          <table:table-cell table:formula="of:=SUM([.CD3:.CD3])" office:value-type="float" office:value="11">
            <text:p>11</text:p>
          </table:table-cell>
          <table:table-cell table:formula="of:=SUM([.CE3:.CE3])" office:value-type="float" office:value="1122344.33333333">
            <text:p>1122344</text:p>
          </table:table-cell>
          <table:table-cell table:formula="of:=SUM([.CF3:.CF3])" office:value-type="float" office:value="1270594.16666667">
            <text:p>1270594</text:p>
          </table:table-cell>
          <table:table-cell table:formula="of:=SUM([.CG3:.CG3])" office:value-type="float" office:value="1268827.73333333">
            <text:p>1268828</text:p>
          </table:table-cell>
          <table:table-cell table:formula="of:=SUM([.CH3:.CH3])" office:value-type="float" office:value="232.216055333333">
            <text:p>232</text:p>
          </table:table-cell>
          <table:table-cell table:formula="of:=SUM([.CI3:.CI3])" office:value-type="float" office:value="7">
            <text:p>7</text:p>
          </table:table-cell>
          <table:table-cell table:formula="of:=SUM([.CJ3:.CJ3])" office:value-type="float" office:value="898487.5">
            <text:p>898488</text:p>
          </table:table-cell>
          <table:table-cell table:formula="of:=SUM([.CK3:.CK3])" office:value-type="float" office:value="1228526.96666667">
            <text:p>1228527</text:p>
          </table:table-cell>
          <table:table-cell table:formula="of:=SUM([.CL3:.CL3])" office:value-type="float" office:value="519581.766666667">
            <text:p>519582</text:p>
          </table:table-cell>
          <table:table-cell table:style-name="ce8" table:formula="of:=SUM([.CM3:.CM3])" office:value-type="float" office:value="600">
            <text:p>600</text:p>
          </table:table-cell>
          <table:table-cell table:style-name="ce8" table:formula="of:=SUM([.CN3:.CN3])" office:value-type="float" office:value="30">
            <text:p>30</text:p>
          </table:table-cell>
          <table:table-cell table:formula="of:=SUM([.CO3:.CO3])" office:value-type="float" office:value="1183105.8">
            <text:p>1183106</text:p>
          </table:table-cell>
          <table:table-cell table:formula="of:=SUM([.CP3:.CP3])" office:value-type="float" office:value="1408701">
            <text:p>1408701</text:p>
          </table:table-cell>
          <table:table-cell table:formula="of:=SUM([.CQ3:.CQ3])" office:value-type="float" office:value="1408701">
            <text:p>1408701</text:p>
          </table:table-cell>
          <table:table-cell table:formula="of:=SUM([.CR3:.CR3])" office:value-type="float" office:value="475.780789">
            <text:p>476</text:p>
          </table:table-cell>
          <table:table-cell table:formula="of:=SUM([.CS3:.CS3])" office:value-type="float" office:value="22">
            <text:p>22</text:p>
          </table:table-cell>
          <table:table-cell table:formula="of:=SUM([.CT3:.CT3])" office:value-type="float" office:value="1434477.8">
            <text:p>1434478</text:p>
          </table:table-cell>
          <table:table-cell table:formula="of:=SUM([.CU3:.CU3])" office:value-type="float" office:value="1644243.26666667">
            <text:p>1644243</text:p>
          </table:table-cell>
          <table:table-cell table:formula="of:=SUM([.CV3:.CV3])" office:value-type="float" office:value="1642448.8">
            <text:p>1642449</text:p>
          </table:table-cell>
          <table:table-cell table:formula="of:=SUM([.CW3:.CW3])" office:value-type="float" office:value="280.130390666667">
            <text:p>280</text:p>
          </table:table-cell>
          <table:table-cell table:formula="of:=SUM([.CX3:.CX3])" office:value-type="float" office:value="11">
            <text:p>11</text:p>
          </table:table-cell>
          <table:table-cell table:formula="of:=SUM([.CY3:.CY3])" office:value-type="float" office:value="1062314.5">
            <text:p>1062315</text:p>
          </table:table-cell>
          <table:table-cell table:formula="of:=SUM([.CZ3:.CZ3])" office:value-type="float" office:value="1281693.36666667">
            <text:p>1281693</text:p>
          </table:table-cell>
          <table:table-cell table:formula="of:=SUM([.DA3:.DA3])" office:value-type="float" office:value="494333.266666667">
            <text:p>494333</text:p>
          </table:table-cell>
          <table:table-cell table:style-name="ce10" table:formula="of:=SUM([.DB3:.DB3])" office:value-type="float" office:value="584.303866666667">
            <text:p>584</text:p>
          </table:table-cell>
          <table:table-cell table:formula="of:=SUM([.DC3:.DC3])" office:value-type="float" office:value="28">
            <text:p>28</text:p>
          </table:table-cell>
          <table:table-cell table:style-name="ce8" table:formula="of:=SUM([.DD3:.DD3])" office:value-type="float" office:value="2039005.46666667">
            <text:p>2039005</text:p>
          </table:table-cell>
          <table:table-cell table:formula="of:=SUM([.DE3:.DE3])" office:value-type="float" office:value="2053370.96666667">
            <text:p>2053371</text:p>
          </table:table-cell>
          <table:table-cell table:formula="of:=SUM([.DF3:.DF3])" office:value-type="float" office:value="2053370.96666667">
            <text:p>2053371</text:p>
          </table:table-cell>
          <table:table-cell table:formula="of:=SUM([.DG3:.DG3])" office:value-type="float" office:value="305.223974">
            <text:p>305</text:p>
          </table:table-cell>
          <table:table-cell table:formula="of:=SUM([.DH3:.DH3])" office:value-type="float" office:value="10">
            <text:p>10</text:p>
          </table:table-cell>
          <table:table-cell table:formula="of:=SUM([.DI3:.DI3])" office:value-type="float" office:value="1126779.4">
            <text:p>1126779</text:p>
          </table:table-cell>
          <table:table-cell table:formula="of:=SUM([.DJ3:.DJ3])" office:value-type="float" office:value="1354863.63333333">
            <text:p>1354864</text:p>
          </table:table-cell>
          <table:table-cell table:formula="of:=SUM([.DK3:.DK3])" office:value-type="float" office:value="538771.8">
            <text:p>538772</text:p>
          </table:table-cell>
          <table:table-cell table:formula="of:=SUM([.DL3:.DL3])" office:value-type="float" office:value="278.68638">
            <text:p>279</text:p>
          </table:table-cell>
          <table:table-cell table:formula="of:=SUM([.DM3:.DM3])" office:value-type="float" office:value="12">
            <text:p>12</text:p>
          </table:table-cell>
          <table:table-cell table:formula="of:=SUM([.DN3:.DN3])" office:value-type="float" office:value="1033843.16666667">
            <text:p>1033843</text:p>
          </table:table-cell>
          <table:table-cell table:formula="of:=SUM([.DO3:.DO3])" office:value-type="float" office:value="1251814.03333333">
            <text:p>1251814</text:p>
          </table:table-cell>
          <table:table-cell table:formula="of:=SUM([.DP3:.DP3])" office:value-type="float" office:value="286933.766666667">
            <text:p>286934</text:p>
          </table:table-cell>
          <table:table-cell table:formula="of:=SUM([.DQ3:.DQ3])" office:value-type="float" office:value="269.162678333333">
            <text:p>269</text:p>
          </table:table-cell>
          <table:table-cell table:formula="of:=SUM([.DR3:.DR3])" office:value-type="float" office:value="9">
            <text:p>9</text:p>
          </table:table-cell>
          <table:table-cell table:formula="of:=SUM([.DS3:.DS3])" office:value-type="float" office:value="1021680.13333333">
            <text:p>1021680</text:p>
          </table:table-cell>
          <table:table-cell table:formula="of:=SUM([.DT3:.DT3])" office:value-type="float" office:value="1250434.93333333">
            <text:p>1250435</text:p>
          </table:table-cell>
          <table:table-cell table:formula="of:=SUM([.DU3:.DU3])" office:value-type="float" office:value="319540.233333333">
            <text:p>319540</text:p>
          </table:table-cell>
          <table:table-cell table:style-name="ce9" table:formula="of:=SUM([.DV3:.DV3])" office:value-type="float" office:value="167.398125">
            <text:p>167</text:p>
          </table:table-cell>
          <table:table-cell table:style-name="ce9" table:formula="of:=SUM([.DW3:.DW3])" office:value-type="float" office:value="6">
            <text:p>6</text:p>
          </table:table-cell>
          <table:table-cell table:formula="of:=SUM([.DX3:.DX3])" office:value-type="float" office:value="664564.766666667">
            <text:p>664565</text:p>
          </table:table-cell>
          <table:table-cell table:style-name="ce9" table:formula="of:=SUM([.DY3:.DY3])" office:value-type="float" office:value="951039.166666667">
            <text:p>951039</text:p>
          </table:table-cell>
          <table:table-cell table:formula="of:=SUM([.DZ3:.DZ3])" office:value-type="float" office:value="873325">
            <text:p>873325</text:p>
          </table:table-cell>
          <table:table-cell table:formula="of:=SUM([.EA3:.EA3])" office:value-type="float" office:value="180.844022">
            <text:p>181</text:p>
          </table:table-cell>
          <table:table-cell table:formula="of:=SUM([.EB3:.EB3])" office:value-type="float" office:value="7">
            <text:p>7</text:p>
          </table:table-cell>
          <table:table-cell table:style-name="ce9" table:formula="of:=SUM([.EC3:.EC3])" office:value-type="float" office:value="655780.1">
            <text:p>655780</text:p>
          </table:table-cell>
          <table:table-cell table:formula="of:=SUM([.ED3:.ED3])" office:value-type="float" office:value="981248.4">
            <text:p>981248</text:p>
          </table:table-cell>
          <table:table-cell table:formula="of:=SUM([.EE3:.EE3])" office:value-type="float" office:value="972748.833333333">
            <text:p>972749</text:p>
          </table:table-cell>
          <table:table-cell table:formula="of:=SUM([.EF3:.EF3])" office:value-type="float" office:value="172.739085333333">
            <text:p>173</text:p>
          </table:table-cell>
          <table:table-cell table:formula="of:=SUM([.EG3:.EG3])" office:value-type="float" office:value="7">
            <text:p>7</text:p>
          </table:table-cell>
          <table:table-cell table:formula="of:=SUM([.EH3:.EH3])" office:value-type="float" office:value="739749.9">
            <text:p>739750</text:p>
          </table:table-cell>
          <table:table-cell table:formula="of:=SUM([.EI3:.EI3])" office:value-type="float" office:value="1112079.1">
            <text:p>1112079</text:p>
          </table:table-cell>
          <table:table-cell table:formula="of:=SUM([.EJ3:.EJ3])" office:value-type="float" office:value="1107468.53333333">
            <text:p>1107469</text:p>
          </table:table-cell>
          <table:table-cell table:formula="of:=SUM([.EK3:.EK3])" office:value-type="float" office:value="174.851845333333">
            <text:p>175</text:p>
          </table:table-cell>
          <table:table-cell table:formula="of:=SUM([.EL3:.EL3])" office:value-type="float" office:value="7">
            <text:p>7</text:p>
          </table:table-cell>
          <table:table-cell table:formula="of:=SUM([.EM3:.EM3])" office:value-type="float" office:value="732772.7">
            <text:p>732773</text:p>
          </table:table-cell>
          <table:table-cell table:formula="of:=SUM([.EN3:.EN3])" office:value-type="float" office:value="1103190.93333333">
            <text:p>1103191</text:p>
          </table:table-cell>
          <table:table-cell table:formula="of:=SUM([.EO3:.EO3])" office:value-type="float" office:value="1099552.8">
            <text:p>1099553</text:p>
          </table:table-cell>
          <table:table-cell table:formula="of:=SUM([.EP3:.EP3])" office:value-type="float" office:value="296.705380333333">
            <text:p>297</text:p>
          </table:table-cell>
          <table:table-cell table:formula="of:=SUM([.EQ3:.EQ3])" office:value-type="float" office:value="10">
            <text:p>10</text:p>
          </table:table-cell>
          <table:table-cell table:formula="of:=SUM([.ER3:.ER3])" office:value-type="float" office:value="1108332.33333333">
            <text:p>1108332</text:p>
          </table:table-cell>
          <table:table-cell table:formula="of:=SUM([.ES3:.ES3])" office:value-type="float" office:value="1485404.06666667">
            <text:p>1485404</text:p>
          </table:table-cell>
          <table:table-cell table:formula="of:=SUM([.ET3:.ET3])" office:value-type="float" office:value="310759.7">
            <text:p>310760</text:p>
          </table:table-cell>
          <table:table-cell table:formula="of:=SUM([.EU3:.EU3])" office:value-type="float" office:value="249.690716">
            <text:p>250</text:p>
          </table:table-cell>
          <table:table-cell table:formula="of:=SUM([.EV3:.EV3])" office:value-type="float" office:value="8">
            <text:p>8</text:p>
          </table:table-cell>
          <table:table-cell table:formula="of:=SUM([.EW3:.EW3])" office:value-type="float" office:value="992778.533333333">
            <text:p>992779</text:p>
          </table:table-cell>
          <table:table-cell table:formula="of:=SUM([.EX3:.EX3])" office:value-type="float" office:value="1298078.33333333">
            <text:p>1298078</text:p>
          </table:table-cell>
          <table:table-cell table:formula="of:=SUM([.EY3:.EY3])" office:value-type="float" office:value="280476.333333333">
            <text:p>280476</text:p>
          </table:table-cell>
          <table:table-cell table:formula="of:=SUM([.EZ3:.EZ3])" office:value-type="float" office:value="274.734243333333">
            <text:p>275</text:p>
          </table:table-cell>
          <table:table-cell table:formula="of:=SUM([.FA3:.FA3])" office:value-type="float" office:value="9">
            <text:p>9</text:p>
          </table:table-cell>
          <table:table-cell table:formula="of:=SUM([.FB3:.FB3])" office:value-type="float" office:value="992608.9">
            <text:p>992609</text:p>
          </table:table-cell>
          <table:table-cell table:formula="of:=SUM([.FC3:.FC3])" office:value-type="float" office:value="1312731.33333333">
            <text:p>1312731</text:p>
          </table:table-cell>
          <table:table-cell table:formula="of:=SUM([.FD3:.FD3])" office:value-type="float" office:value="284277.2">
            <text:p>284277</text:p>
          </table:table-cell>
          <table:table-cell table:formula="of:=SUM([.FE3:.FE3])" office:value-type="float" office:value="274.303137666667">
            <text:p>274</text:p>
          </table:table-cell>
          <table:table-cell table:formula="of:=SUM([.FF3:.FF3])" office:value-type="float" office:value="9">
            <text:p>9</text:p>
          </table:table-cell>
          <table:table-cell table:formula="of:=SUM([.FG3:.FG3])" office:value-type="float" office:value="1070032.43333333">
            <text:p>1070032</text:p>
          </table:table-cell>
          <table:table-cell table:formula="of:=SUM([.FH3:.FH3])" office:value-type="float" office:value="1433218.8">
            <text:p>1433219</text:p>
          </table:table-cell>
          <table:table-cell table:formula="of:=SUM([.FI3:.FI3])" office:value-type="float" office:value="307511.666666667">
            <text:p>307512</text:p>
          </table:table-cell>
          <table:table-cell table:formula="of:=SUM([.FJ3:.FJ3])" office:value-type="float" office:value="176.984737">
            <text:p>177</text:p>
          </table:table-cell>
          <table:table-cell table:formula="of:=SUM([.FK3:.FK3])" office:value-type="float" office:value="7">
            <text:p>7</text:p>
          </table:table-cell>
          <table:table-cell table:formula="of:=SUM([.FL3:.FL3])" office:value-type="float" office:value="741730.9">
            <text:p>741731</text:p>
          </table:table-cell>
          <table:table-cell table:formula="of:=SUM([.FM3:.FM3])" office:value-type="float" office:value="1146746.1">
            <text:p>1146746</text:p>
          </table:table-cell>
          <table:table-cell table:formula="of:=SUM([.FN3:.FN3])" office:value-type="float" office:value="1146746.1">
            <text:p>1146746</text:p>
          </table:table-cell>
          <table:table-cell table:formula="of:=SUM([.FO3:.FO3])" office:value-type="float" office:value="333.484366333333">
            <text:p>333</text:p>
          </table:table-cell>
          <table:table-cell table:formula="of:=SUM([.FP3:.FP3])" office:value-type="float" office:value="14">
            <text:p>14</text:p>
          </table:table-cell>
          <table:table-cell table:formula="of:=SUM([.FQ3:.FQ3])" office:value-type="float" office:value="1165516.5">
            <text:p>1165517</text:p>
          </table:table-cell>
          <table:table-cell table:formula="of:=SUM([.FR3:.FR3])" office:value-type="float" office:value="1368590.06666667">
            <text:p>1368590</text:p>
          </table:table-cell>
          <table:table-cell table:style-name="ce9" table:formula="of:=SUM([.FS3:.FS3])" office:value-type="float" office:value="0">
            <text:p>0</text:p>
          </table:table-cell>
          <table:table-cell table:formula="of:=SUM([.FT3:.FT3])" office:value-type="float" office:value="200.982803">
            <text:p>201</text:p>
          </table:table-cell>
          <table:table-cell table:formula="of:=SUM([.FU3:.FU3])" office:value-type="float" office:value="9">
            <text:p>9</text:p>
          </table:table-cell>
          <table:table-cell table:formula="of:=SUM([.FV3:.FV3])" office:value-type="float" office:value="809057.066666667">
            <text:p>809057</text:p>
          </table:table-cell>
          <table:table-cell table:formula="of:=SUM([.FW3:.FW3])" office:value-type="float" office:value="1195115.83333333">
            <text:p>1195116</text:p>
          </table:table-cell>
          <table:table-cell table:formula="of:=SUM([.FX3:.FX3])" office:value-type="float" office:value="1191117.9">
            <text:p>1191118</text:p>
          </table:table-cell>
          <table:table-cell table:formula="of:=SUM([.FY3:.FY3])" office:value-type="float" office:value="323.824131333333">
            <text:p>324</text:p>
          </table:table-cell>
          <table:table-cell table:formula="of:=SUM([.FZ3:.FZ3])" office:value-type="float" office:value="11">
            <text:p>11</text:p>
          </table:table-cell>
          <table:table-cell table:formula="of:=SUM([.GA3:.GA3])" office:value-type="float" office:value="1216779.9">
            <text:p>1216780</text:p>
          </table:table-cell>
          <table:table-cell table:formula="of:=SUM([.GB3:.GB3])" office:value-type="float" office:value="2057728.9">
            <text:p>2057729</text:p>
          </table:table-cell>
          <table:table-cell table:formula="of:=SUM([.GC3:.GC3])" office:value-type="float" office:value="418517.333333333">
            <text:p>418517</text:p>
          </table:table-cell>
          <table:table-cell table:style-name="ce8" table:formula="of:=SUM([.GD3:.GD3])" office:value-type="float" office:value="600">
            <text:p>600</text:p>
          </table:table-cell>
          <table:table-cell table:style-name="ce8" table:formula="of:=SUM([.GE3:.GE3])" office:value-type="float" office:value="30">
            <text:p>30</text:p>
          </table:table-cell>
          <table:table-cell table:formula="of:=SUM([.GF3:.GF3])" office:value-type="float" office:value="1075687.5">
            <text:p>1075688</text:p>
          </table:table-cell>
          <table:table-cell table:style-name="ce8" table:formula="of:=SUM([.GG3:.GG3])" office:value-type="float" office:value="2834492.3">
            <text:p>2834492</text:p>
          </table:table-cell>
          <table:table-cell table:style-name="ce8" table:formula="of:=SUM([.GH3:.GH3])" office:value-type="float" office:value="2834492.3">
            <text:p>2834492</text:p>
          </table:table-cell>
          <table:table-cell table:formula="of:=SUM([.GI3:.GI3])" office:value-type="float" office:value="207.337717">
            <text:p>207</text:p>
          </table:table-cell>
          <table:table-cell table:formula="of:=SUM([.GJ3:.GJ3])" office:value-type="float" office:value="7">
            <text:p>7</text:p>
          </table:table-cell>
          <table:table-cell table:formula="of:=SUM([.GK3:.GK3])" office:value-type="float" office:value="808115.9">
            <text:p>808116</text:p>
          </table:table-cell>
          <table:table-cell table:formula="of:=SUM([.GL3:.GL3])" office:value-type="float" office:value="1192599.4">
            <text:p>1192599</text:p>
          </table:table-cell>
          <table:table-cell table:formula="of:=SUM([.GM3:.GM3])" office:value-type="float" office:value="1189187.43333333">
            <text:p>1189187</text:p>
          </table:table-cell>
          <table:table-cell table:formula="of:=SUM([.GN3:.GN3])" office:value-type="float" office:value="282.141081">
            <text:p>282</text:p>
          </table:table-cell>
          <table:table-cell table:formula="of:=SUM([.GO3:.GO3])" office:value-type="float" office:value="10">
            <text:p>10</text:p>
          </table:table-cell>
          <table:table-cell table:formula="of:=SUM([.GP3:.GP3])" office:value-type="float" office:value="1086543.2">
            <text:p>1086543</text:p>
          </table:table-cell>
          <table:table-cell table:formula="of:=SUM([.GQ3:.GQ3])" office:value-type="float" office:value="1308037.76666667">
            <text:p>1308038</text:p>
          </table:table-cell>
          <table:table-cell table:formula="of:=SUM([.GR3:.GR3])" office:value-type="float" office:value="292968.733333333">
            <text:p>292969</text:p>
          </table:table-cell>
          <table:table-cell table:formula="of:=SUM([.GS3:.GS3])" office:value-type="float" office:value="588.058666666667">
            <text:p>588</text:p>
          </table:table-cell>
          <table:table-cell table:formula="of:=SUM([.GT3:.GT3])" office:value-type="float" office:value="29">
            <text:p>29</text:p>
          </table:table-cell>
          <table:table-cell table:formula="of:=SUM([.GU3:.GU3])" office:value-type="float" office:value="1723223.7">
            <text:p>1723224</text:p>
          </table:table-cell>
          <table:table-cell table:formula="of:=SUM([.GV3:.GV3])" office:value-type="float" office:value="1783796.6">
            <text:p>1783797</text:p>
          </table:table-cell>
          <table:table-cell table:formula="of:=SUM([.GW3:.GW3])" office:value-type="float" office:value="1783796.6">
            <text:p>1783797</text:p>
          </table:table-cell>
          <table:table-cell table:formula="of:=SUM([.GX3:.GX3])" office:value-type="float" office:value="167.398125">
            <text:p>167</text:p>
          </table:table-cell>
          <table:table-cell table:formula="of:=SUM([.GY3:.GY3])" office:value-type="float" office:value="6">
            <text:p>6</text:p>
          </table:table-cell>
          <table:table-cell table:formula="of:=SUM([.GZ3:.GZ3])" office:value-type="float" office:value="655780.1">
            <text:p>655780</text:p>
          </table:table-cell>
          <table:table-cell table:formula="of:=SUM([.HA3:.HA3])" office:value-type="float" office:value="951039.166666667">
            <text:p>951039</text:p>
          </table:table-cell>
          <table:table-cell table:formula="of:=SUM([.HB3:.HB3])" office:value-type="float" office:value="0">
            <text:p>0</text:p>
          </table:table-cell>
          <table:table-cell table:formula="of:=SUM([.HC3:.HC3])" office:value-type="float" office:value="290.422611666667">
            <text:p>290</text:p>
          </table:table-cell>
          <table:table-cell table:formula="of:=SUM([.HD3:.HD3])" office:value-type="float" office:value="10">
            <text:p>10</text:p>
          </table:table-cell>
          <table:table-cell table:formula="of:=SUM([.HE3:.HE3])" office:value-type="float" office:value="1075687.5">
            <text:p>1075688</text:p>
          </table:table-cell>
          <table:table-cell table:formula="of:=SUM([.HF3:.HF3])" office:value-type="float" office:value="1354863.63333333">
            <text:p>1354864</text:p>
          </table:table-cell>
          <table:table-cell table:formula="of:=SUM([.HG3:.HG3])" office:value-type="float" office:value="556859.25">
            <text:p>556859</text:p>
          </table:table-cell>
          <table:table-cell table:formula="of:=SUM([.HH3:.HH3])" office:value-type="float" office:value="600">
            <text:p>600</text:p>
          </table:table-cell>
          <table:table-cell table:formula="of:=SUM([.HI3:.HI3])" office:value-type="float" office:value="30">
            <text:p>30</text:p>
          </table:table-cell>
          <table:table-cell table:formula="of:=SUM([.HJ3:.HJ3])" office:value-type="float" office:value="2039005.46666667">
            <text:p>2039005</text:p>
          </table:table-cell>
          <table:table-cell table:formula="of:=SUM([.HK3:.HK3])" office:value-type="float" office:value="2834492.3">
            <text:p>2834492</text:p>
          </table:table-cell>
          <table:table-cell table:formula="of:=SUM([.HL3:.HL3])" office:value-type="float" office:value="2834492.3">
            <text:p>2834492</text:p>
          </table:table-cell>
          <table:table-cell table:number-columns-repeated="804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 office:value="301.641447666667">
            <text:p>302</text:p>
          </table:table-cell>
          <table:table-cell table:formula="of:=AVERAGE([.C3:.C3])" office:value-type="float" office:value="10">
            <text:p>10</text:p>
          </table:table-cell>
          <table:table-cell table:formula="of:=AVERAGE([.D3:.D3])" office:value-type="float" office:value="1154793.53333333">
            <text:p>1154794</text:p>
          </table:table-cell>
          <table:table-cell table:formula="of:=AVERAGE([.E3:.E3])" office:value-type="float" office:value="1388066.8">
            <text:p>1388067</text:p>
          </table:table-cell>
          <table:table-cell table:formula="of:=AVERAGE([.F3:.F3])" office:value-type="float" office:value="304.559830333333">
            <text:p>305</text:p>
          </table:table-cell>
          <table:table-cell table:formula="of:=AVERAGE([.G3:.G3])" office:value-type="float" office:value="11">
            <text:p>11</text:p>
          </table:table-cell>
          <table:table-cell table:formula="of:=AVERAGE([.H3:.H3])" office:value-type="float" office:value="1137546.86666667">
            <text:p>1137547</text:p>
          </table:table-cell>
          <table:table-cell table:formula="of:=AVERAGE([.I3:.I3])" office:value-type="float" office:value="1367207.83333333">
            <text:p>1367208</text:p>
          </table:table-cell>
          <table:table-cell table:style-name="ce9" table:formula="of:=AVERAGE([.J3:.J3])" office:value-type="float" office:value="0">
            <text:p>0</text:p>
          </table:table-cell>
          <table:table-cell table:formula="of:=AVERAGE([.K3:.K3])" office:value-type="float" office:value="302.609222666667">
            <text:p>303</text:p>
          </table:table-cell>
          <table:table-cell table:formula="of:=AVERAGE([.L3:.L3])" office:value-type="float" office:value="10">
            <text:p>10</text:p>
          </table:table-cell>
          <table:table-cell table:formula="of:=AVERAGE([.M3:.M3])" office:value-type="float" office:value="1158710.56666667">
            <text:p>1158711</text:p>
          </table:table-cell>
          <table:table-cell table:formula="of:=AVERAGE([.N3:.N3])" office:value-type="float" office:value="1392179.5">
            <text:p>1392180</text:p>
          </table:table-cell>
          <table:table-cell table:style-name="ce9" table:formula="of:=AVERAGE([.O3:.O3])" office:value-type="float" office:value="0">
            <text:p>0</text:p>
          </table:table-cell>
          <table:table-cell table:formula="of:=AVERAGE([.P3:.P3])" office:value-type="float" office:value="299.301782">
            <text:p>299</text:p>
          </table:table-cell>
          <table:table-cell table:formula="of:=AVERAGE([.Q3:.Q3])" office:value-type="float" office:value="10">
            <text:p>10</text:p>
          </table:table-cell>
          <table:table-cell table:formula="of:=AVERAGE([.R3:.R3])" office:value-type="float" office:value="1160069.1">
            <text:p>1160069</text:p>
          </table:table-cell>
          <table:table-cell table:formula="of:=AVERAGE([.S3:.S3])" office:value-type="float" office:value="1394178.36666667">
            <text:p>1394178</text:p>
          </table:table-cell>
          <table:table-cell table:formula="of:=AVERAGE([.T3:.T3])" office:value-type="float" office:value="552837.733333333">
            <text:p>552838</text:p>
          </table:table-cell>
          <table:table-cell table:formula="of:=AVERAGE([.U3:.U3])" office:value-type="float" office:value="301.565623333333">
            <text:p>302</text:p>
          </table:table-cell>
          <table:table-cell table:formula="of:=AVERAGE([.V3:.V3])" office:value-type="float" office:value="11">
            <text:p>11</text:p>
          </table:table-cell>
          <table:table-cell table:formula="of:=AVERAGE([.W3:.W3])" office:value-type="float" office:value="1053685.83333333">
            <text:p>1053686</text:p>
          </table:table-cell>
          <table:table-cell table:formula="of:=AVERAGE([.X3:.X3])" office:value-type="float" office:value="1885534.3">
            <text:p>1885534</text:p>
          </table:table-cell>
          <table:table-cell table:formula="of:=AVERAGE([.Y3:.Y3])" office:value-type="float" office:value="836330.333333333">
            <text:p>836330</text:p>
          </table:table-cell>
          <table:table-cell table:formula="of:=AVERAGE([.Z3:.Z3])" office:value-type="float" office:value="263.018992">
            <text:p>263</text:p>
          </table:table-cell>
          <table:table-cell table:formula="of:=AVERAGE([.AA3:.AA3])" office:value-type="float" office:value="9">
            <text:p>9</text:p>
          </table:table-cell>
          <table:table-cell table:formula="of:=AVERAGE([.AB3:.AB3])" office:value-type="float" office:value="1006862.1">
            <text:p>1006862</text:p>
          </table:table-cell>
          <table:table-cell table:formula="of:=AVERAGE([.AC3:.AC3])" office:value-type="float" office:value="1216428.3">
            <text:p>1216428</text:p>
          </table:table-cell>
          <table:table-cell table:formula="of:=AVERAGE([.AD3:.AD3])" office:value-type="float" office:value="473667.666666667">
            <text:p>473668</text:p>
          </table:table-cell>
          <table:table-cell table:formula="of:=AVERAGE([.AE3:.AE3])" office:value-type="float" office:value="324.582846666667">
            <text:p>325</text:p>
          </table:table-cell>
          <table:table-cell table:formula="of:=AVERAGE([.AF3:.AF3])" office:value-type="float" office:value="11">
            <text:p>11</text:p>
          </table:table-cell>
          <table:table-cell table:formula="of:=AVERAGE([.AG3:.AG3])" office:value-type="float" office:value="1247367.7">
            <text:p>1247368</text:p>
          </table:table-cell>
          <table:table-cell table:formula="of:=AVERAGE([.AH3:.AH3])" office:value-type="float" office:value="1445421.3">
            <text:p>1445421</text:p>
          </table:table-cell>
          <table:table-cell table:formula="of:=AVERAGE([.AI3:.AI3])" office:value-type="float" office:value="1375244.13333333">
            <text:p>1375244</text:p>
          </table:table-cell>
          <table:table-cell table:formula="of:=AVERAGE([.AJ3:.AJ3])" office:value-type="float" office:value="332.624312333333">
            <text:p>333</text:p>
          </table:table-cell>
          <table:table-cell table:formula="of:=AVERAGE([.AK3:.AK3])" office:value-type="float" office:value="11">
            <text:p>11</text:p>
          </table:table-cell>
          <table:table-cell table:formula="of:=AVERAGE([.AL3:.AL3])" office:value-type="float" office:value="1313913.56666667">
            <text:p>1313914</text:p>
          </table:table-cell>
          <table:table-cell table:formula="of:=AVERAGE([.AM3:.AM3])" office:value-type="float" office:value="1498200.5">
            <text:p>1498201</text:p>
          </table:table-cell>
          <table:table-cell table:formula="of:=AVERAGE([.AN3:.AN3])" office:value-type="float" office:value="1493227.8">
            <text:p>1493228</text:p>
          </table:table-cell>
          <table:table-cell table:formula="of:=AVERAGE([.AO3:.AO3])" office:value-type="float" office:value="314.346663333333">
            <text:p>314</text:p>
          </table:table-cell>
          <table:table-cell table:formula="of:=AVERAGE([.AP3:.AP3])" office:value-type="float" office:value="12">
            <text:p>12</text:p>
          </table:table-cell>
          <table:table-cell table:formula="of:=AVERAGE([.AQ3:.AQ3])" office:value-type="float" office:value="1253772.93333333">
            <text:p>1253773</text:p>
          </table:table-cell>
          <table:table-cell table:formula="of:=AVERAGE([.AR3:.AR3])" office:value-type="float" office:value="1438020.23333333">
            <text:p>1438020</text:p>
          </table:table-cell>
          <table:table-cell table:formula="of:=AVERAGE([.AS3:.AS3])" office:value-type="float" office:value="1435365.13333333">
            <text:p>1435365</text:p>
          </table:table-cell>
          <table:table-cell table:formula="of:=AVERAGE([.AT3:.AT3])" office:value-type="float" office:value="359.100693333333">
            <text:p>359</text:p>
          </table:table-cell>
          <table:table-cell table:formula="of:=AVERAGE([.AU3:.AU3])" office:value-type="float" office:value="13">
            <text:p>13</text:p>
          </table:table-cell>
          <table:table-cell table:formula="of:=AVERAGE([.AV3:.AV3])" office:value-type="float" office:value="1395364.2">
            <text:p>1395364</text:p>
          </table:table-cell>
          <table:table-cell table:formula="of:=AVERAGE([.AW3:.AW3])" office:value-type="float" office:value="1610908.83333333">
            <text:p>1610909</text:p>
          </table:table-cell>
          <table:table-cell table:formula="of:=AVERAGE([.AX3:.AX3])" office:value-type="float" office:value="1609103.6">
            <text:p>1609104</text:p>
          </table:table-cell>
          <table:table-cell table:formula="of:=AVERAGE([.AY3:.AY3])" office:value-type="float" office:value="258.598879666667">
            <text:p>259</text:p>
          </table:table-cell>
          <table:table-cell table:formula="of:=AVERAGE([.AZ3:.AZ3])" office:value-type="float" office:value="9">
            <text:p>9</text:p>
          </table:table-cell>
          <table:table-cell table:formula="of:=AVERAGE([.BA3:.BA3])" office:value-type="float" office:value="1008814.7">
            <text:p>1008815</text:p>
          </table:table-cell>
          <table:table-cell table:formula="of:=AVERAGE([.BB3:.BB3])" office:value-type="float" office:value="1218607.23333333">
            <text:p>1218607</text:p>
          </table:table-cell>
          <table:table-cell table:formula="of:=AVERAGE([.BC3:.BC3])" office:value-type="float" office:value="470287.533333333">
            <text:p>470288</text:p>
          </table:table-cell>
          <table:table-cell table:formula="of:=AVERAGE([.BD3:.BD3])" office:value-type="float" office:value="287.913236666667">
            <text:p>288</text:p>
          </table:table-cell>
          <table:table-cell table:formula="of:=AVERAGE([.BE3:.BE3])" office:value-type="float" office:value="10">
            <text:p>10</text:p>
          </table:table-cell>
          <table:table-cell table:formula="of:=AVERAGE([.BF3:.BF3])" office:value-type="float" office:value="1045463.4">
            <text:p>1045463</text:p>
          </table:table-cell>
          <table:table-cell table:formula="of:=AVERAGE([.BG3:.BG3])" office:value-type="float" office:value="1280188.7">
            <text:p>1280189</text:p>
          </table:table-cell>
          <table:table-cell table:formula="of:=AVERAGE([.BH3:.BH3])" office:value-type="float" office:value="489490.966666667">
            <text:p>489491</text:p>
          </table:table-cell>
          <table:table-cell table:formula="of:=AVERAGE([.BI3:.BI3])" office:value-type="float" office:value="290.422611666667">
            <text:p>290</text:p>
          </table:table-cell>
          <table:table-cell table:formula="of:=AVERAGE([.BJ3:.BJ3])" office:value-type="float" office:value="11">
            <text:p>11</text:p>
          </table:table-cell>
          <table:table-cell table:formula="of:=AVERAGE([.BK3:.BK3])" office:value-type="float" office:value="1180075.43333333">
            <text:p>1180075</text:p>
          </table:table-cell>
          <table:table-cell table:formula="of:=AVERAGE([.BL3:.BL3])" office:value-type="float" office:value="1434084.63333333">
            <text:p>1434085</text:p>
          </table:table-cell>
          <table:table-cell table:formula="of:=AVERAGE([.BM3:.BM3])" office:value-type="float" office:value="560880.766666667">
            <text:p>560881</text:p>
          </table:table-cell>
          <table:table-cell table:formula="of:=AVERAGE([.BN3:.BN3])" office:value-type="float" office:value="269.385853666667">
            <text:p>269</text:p>
          </table:table-cell>
          <table:table-cell table:formula="of:=AVERAGE([.BO3:.BO3])" office:value-type="float" office:value="9">
            <text:p>9</text:p>
          </table:table-cell>
          <table:table-cell table:formula="of:=AVERAGE([.BP3:.BP3])" office:value-type="float" office:value="974095.466666667">
            <text:p>974095</text:p>
          </table:table-cell>
          <table:table-cell table:formula="of:=AVERAGE([.BQ3:.BQ3])" office:value-type="float" office:value="1177487.06666667">
            <text:p>1177487</text:p>
          </table:table-cell>
          <table:table-cell table:formula="of:=AVERAGE([.BR3:.BR3])" office:value-type="float" office:value="455395.333333333">
            <text:p>455395</text:p>
          </table:table-cell>
          <table:table-cell table:formula="of:=AVERAGE([.BS3:.BS3])" office:value-type="float" office:value="384.671481666667">
            <text:p>385</text:p>
          </table:table-cell>
          <table:table-cell table:formula="of:=AVERAGE([.BT3:.BT3])" office:value-type="float" office:value="15">
            <text:p>15</text:p>
          </table:table-cell>
          <table:table-cell table:formula="of:=AVERAGE([.BU3:.BU3])" office:value-type="float" office:value="1483669.23333333">
            <text:p>1483669</text:p>
          </table:table-cell>
          <table:table-cell table:formula="of:=AVERAGE([.BV3:.BV3])" office:value-type="float" office:value="1636322.96666667">
            <text:p>1636323</text:p>
          </table:table-cell>
          <table:table-cell table:formula="of:=AVERAGE([.BW3:.BW3])" office:value-type="float" office:value="1636322.96666667">
            <text:p>1636323</text:p>
          </table:table-cell>
          <table:table-cell table:formula="of:=AVERAGE([.BX3:.BX3])" office:value-type="float" office:value="186.399091333333">
            <text:p>186</text:p>
          </table:table-cell>
          <table:table-cell table:formula="of:=AVERAGE([.BY3:.BY3])" office:value-type="float" office:value="7">
            <text:p>7</text:p>
          </table:table-cell>
          <table:table-cell table:formula="of:=AVERAGE([.BZ3:.BZ3])" office:value-type="float" office:value="719539.333333333">
            <text:p>719539</text:p>
          </table:table-cell>
          <table:table-cell table:formula="of:=AVERAGE([.CA3:.CA3])" office:value-type="float" office:value="1128573.63333333">
            <text:p>1128574</text:p>
          </table:table-cell>
          <table:table-cell table:style-name="ce9" table:formula="of:=AVERAGE([.CB3:.CB3])" office:value-type="float" office:value="0">
            <text:p>0</text:p>
          </table:table-cell>
          <table:table-cell table:formula="of:=AVERAGE([.CC3:.CC3])" office:value-type="float" office:value="349.723376666667">
            <text:p>350</text:p>
          </table:table-cell>
          <table:table-cell table:formula="of:=AVERAGE([.CD3:.CD3])" office:value-type="float" office:value="11">
            <text:p>11</text:p>
          </table:table-cell>
          <table:table-cell table:formula="of:=AVERAGE([.CE3:.CE3])" office:value-type="float" office:value="1122344.33333333">
            <text:p>1122344</text:p>
          </table:table-cell>
          <table:table-cell table:formula="of:=AVERAGE([.CF3:.CF3])" office:value-type="float" office:value="1270594.16666667">
            <text:p>1270594</text:p>
          </table:table-cell>
          <table:table-cell table:formula="of:=AVERAGE([.CG3:.CG3])" office:value-type="float" office:value="1268827.73333333">
            <text:p>1268828</text:p>
          </table:table-cell>
          <table:table-cell table:formula="of:=AVERAGE([.CH3:.CH3])" office:value-type="float" office:value="232.216055333333">
            <text:p>232</text:p>
          </table:table-cell>
          <table:table-cell table:formula="of:=AVERAGE([.CI3:.CI3])" office:value-type="float" office:value="7">
            <text:p>7</text:p>
          </table:table-cell>
          <table:table-cell table:formula="of:=AVERAGE([.CJ3:.CJ3])" office:value-type="float" office:value="898487.5">
            <text:p>898488</text:p>
          </table:table-cell>
          <table:table-cell table:formula="of:=AVERAGE([.CK3:.CK3])" office:value-type="float" office:value="1228526.96666667">
            <text:p>1228527</text:p>
          </table:table-cell>
          <table:table-cell table:formula="of:=AVERAGE([.CL3:.CL3])" office:value-type="float" office:value="519581.766666667">
            <text:p>519582</text:p>
          </table:table-cell>
          <table:table-cell table:style-name="ce8" table:formula="of:=AVERAGE([.CM3:.CM3])" office:value-type="float" office:value="600">
            <text:p>600</text:p>
          </table:table-cell>
          <table:table-cell table:style-name="ce8" table:formula="of:=AVERAGE([.CN3:.CN3])" office:value-type="float" office:value="30">
            <text:p>30</text:p>
          </table:table-cell>
          <table:table-cell table:formula="of:=AVERAGE([.CO3:.CO3])" office:value-type="float" office:value="1183105.8">
            <text:p>1183106</text:p>
          </table:table-cell>
          <table:table-cell table:formula="of:=AVERAGE([.CP3:.CP3])" office:value-type="float" office:value="1408701">
            <text:p>1408701</text:p>
          </table:table-cell>
          <table:table-cell table:formula="of:=AVERAGE([.CQ3:.CQ3])" office:value-type="float" office:value="1408701">
            <text:p>1408701</text:p>
          </table:table-cell>
          <table:table-cell table:formula="of:=AVERAGE([.CR3:.CR3])" office:value-type="float" office:value="475.780789">
            <text:p>476</text:p>
          </table:table-cell>
          <table:table-cell table:formula="of:=AVERAGE([.CS3:.CS3])" office:value-type="float" office:value="22">
            <text:p>22</text:p>
          </table:table-cell>
          <table:table-cell table:formula="of:=AVERAGE([.CT3:.CT3])" office:value-type="float" office:value="1434477.8">
            <text:p>1434478</text:p>
          </table:table-cell>
          <table:table-cell table:formula="of:=AVERAGE([.CU3:.CU3])" office:value-type="float" office:value="1644243.26666667">
            <text:p>1644243</text:p>
          </table:table-cell>
          <table:table-cell table:formula="of:=AVERAGE([.CV3:.CV3])" office:value-type="float" office:value="1642448.8">
            <text:p>1642449</text:p>
          </table:table-cell>
          <table:table-cell table:formula="of:=AVERAGE([.CW3:.CW3])" office:value-type="float" office:value="280.130390666667">
            <text:p>280</text:p>
          </table:table-cell>
          <table:table-cell table:formula="of:=AVERAGE([.CX3:.CX3])" office:value-type="float" office:value="11">
            <text:p>11</text:p>
          </table:table-cell>
          <table:table-cell table:formula="of:=AVERAGE([.CY3:.CY3])" office:value-type="float" office:value="1062314.5">
            <text:p>1062315</text:p>
          </table:table-cell>
          <table:table-cell table:formula="of:=AVERAGE([.CZ3:.CZ3])" office:value-type="float" office:value="1281693.36666667">
            <text:p>1281693</text:p>
          </table:table-cell>
          <table:table-cell table:formula="of:=AVERAGE([.DA3:.DA3])" office:value-type="float" office:value="494333.266666667">
            <text:p>494333</text:p>
          </table:table-cell>
          <table:table-cell table:formula="of:=AVERAGE([.DB3:.DB3])" office:value-type="float" office:value="584.303866666667">
            <text:p>584</text:p>
          </table:table-cell>
          <table:table-cell table:formula="of:=AVERAGE([.DC3:.DC3])" office:value-type="float" office:value="28">
            <text:p>28</text:p>
          </table:table-cell>
          <table:table-cell table:style-name="ce8" table:formula="of:=AVERAGE([.DD3:.DD3])" office:value-type="float" office:value="2039005.46666667">
            <text:p>2039005</text:p>
          </table:table-cell>
          <table:table-cell table:formula="of:=AVERAGE([.DE3:.DE3])" office:value-type="float" office:value="2053370.96666667">
            <text:p>2053371</text:p>
          </table:table-cell>
          <table:table-cell table:formula="of:=AVERAGE([.DF3:.DF3])" office:value-type="float" office:value="2053370.96666667">
            <text:p>2053371</text:p>
          </table:table-cell>
          <table:table-cell table:formula="of:=AVERAGE([.DG3:.DG3])" office:value-type="float" office:value="305.223974">
            <text:p>305</text:p>
          </table:table-cell>
          <table:table-cell table:formula="of:=AVERAGE([.DH3:.DH3])" office:value-type="float" office:value="10">
            <text:p>10</text:p>
          </table:table-cell>
          <table:table-cell table:formula="of:=AVERAGE([.DI3:.DI3])" office:value-type="float" office:value="1126779.4">
            <text:p>1126779</text:p>
          </table:table-cell>
          <table:table-cell table:formula="of:=AVERAGE([.DJ3:.DJ3])" office:value-type="float" office:value="1354863.63333333">
            <text:p>1354864</text:p>
          </table:table-cell>
          <table:table-cell table:formula="of:=AVERAGE([.DK3:.DK3])" office:value-type="float" office:value="538771.8">
            <text:p>538772</text:p>
          </table:table-cell>
          <table:table-cell table:formula="of:=AVERAGE([.DL3:.DL3])" office:value-type="float" office:value="278.68638">
            <text:p>279</text:p>
          </table:table-cell>
          <table:table-cell table:formula="of:=AVERAGE([.DM3:.DM3])" office:value-type="float" office:value="12">
            <text:p>12</text:p>
          </table:table-cell>
          <table:table-cell table:formula="of:=AVERAGE([.DN3:.DN3])" office:value-type="float" office:value="1033843.16666667">
            <text:p>1033843</text:p>
          </table:table-cell>
          <table:table-cell table:formula="of:=AVERAGE([.DO3:.DO3])" office:value-type="float" office:value="1251814.03333333">
            <text:p>1251814</text:p>
          </table:table-cell>
          <table:table-cell table:formula="of:=AVERAGE([.DP3:.DP3])" office:value-type="float" office:value="286933.766666667">
            <text:p>286934</text:p>
          </table:table-cell>
          <table:table-cell table:formula="of:=AVERAGE([.DQ3:.DQ3])" office:value-type="float" office:value="269.162678333333">
            <text:p>269</text:p>
          </table:table-cell>
          <table:table-cell table:formula="of:=AVERAGE([.DR3:.DR3])" office:value-type="float" office:value="9">
            <text:p>9</text:p>
          </table:table-cell>
          <table:table-cell table:formula="of:=AVERAGE([.DS3:.DS3])" office:value-type="float" office:value="1021680.13333333">
            <text:p>1021680</text:p>
          </table:table-cell>
          <table:table-cell table:formula="of:=AVERAGE([.DT3:.DT3])" office:value-type="float" office:value="1250434.93333333">
            <text:p>1250435</text:p>
          </table:table-cell>
          <table:table-cell table:formula="of:=AVERAGE([.DU3:.DU3])" office:value-type="float" office:value="319540.233333333">
            <text:p>319540</text:p>
          </table:table-cell>
          <table:table-cell table:style-name="ce9" table:formula="of:=AVERAGE([.DV3:.DV3])" office:value-type="float" office:value="167.398125">
            <text:p>167</text:p>
          </table:table-cell>
          <table:table-cell table:style-name="ce9" table:formula="of:=AVERAGE([.DW3:.DW3])" office:value-type="float" office:value="6">
            <text:p>6</text:p>
          </table:table-cell>
          <table:table-cell table:formula="of:=AVERAGE([.DX3:.DX3])" office:value-type="float" office:value="664564.766666667">
            <text:p>664565</text:p>
          </table:table-cell>
          <table:table-cell table:style-name="ce9" table:formula="of:=AVERAGE([.DY3:.DY3])" office:value-type="float" office:value="951039.166666667">
            <text:p>951039</text:p>
          </table:table-cell>
          <table:table-cell table:formula="of:=AVERAGE([.DZ3:.DZ3])" office:value-type="float" office:value="873325">
            <text:p>873325</text:p>
          </table:table-cell>
          <table:table-cell table:formula="of:=AVERAGE([.EA3:.EA3])" office:value-type="float" office:value="180.844022">
            <text:p>181</text:p>
          </table:table-cell>
          <table:table-cell table:formula="of:=AVERAGE([.EB3:.EB3])" office:value-type="float" office:value="7">
            <text:p>7</text:p>
          </table:table-cell>
          <table:table-cell table:style-name="ce9" table:formula="of:=AVERAGE([.EC3:.EC3])" office:value-type="float" office:value="655780.1">
            <text:p>655780</text:p>
          </table:table-cell>
          <table:table-cell table:formula="of:=AVERAGE([.ED3:.ED3])" office:value-type="float" office:value="981248.4">
            <text:p>981248</text:p>
          </table:table-cell>
          <table:table-cell table:formula="of:=AVERAGE([.EE3:.EE3])" office:value-type="float" office:value="972748.833333333">
            <text:p>972749</text:p>
          </table:table-cell>
          <table:table-cell table:formula="of:=AVERAGE([.EF3:.EF3])" office:value-type="float" office:value="172.739085333333">
            <text:p>173</text:p>
          </table:table-cell>
          <table:table-cell table:formula="of:=AVERAGE([.EG3:.EG3])" office:value-type="float" office:value="7">
            <text:p>7</text:p>
          </table:table-cell>
          <table:table-cell table:formula="of:=AVERAGE([.EH3:.EH3])" office:value-type="float" office:value="739749.9">
            <text:p>739750</text:p>
          </table:table-cell>
          <table:table-cell table:formula="of:=AVERAGE([.EI3:.EI3])" office:value-type="float" office:value="1112079.1">
            <text:p>1112079</text:p>
          </table:table-cell>
          <table:table-cell table:formula="of:=AVERAGE([.EJ3:.EJ3])" office:value-type="float" office:value="1107468.53333333">
            <text:p>1107469</text:p>
          </table:table-cell>
          <table:table-cell table:formula="of:=AVERAGE([.EK3:.EK3])" office:value-type="float" office:value="174.851845333333">
            <text:p>175</text:p>
          </table:table-cell>
          <table:table-cell table:formula="of:=AVERAGE([.EL3:.EL3])" office:value-type="float" office:value="7">
            <text:p>7</text:p>
          </table:table-cell>
          <table:table-cell table:formula="of:=AVERAGE([.EM3:.EM3])" office:value-type="float" office:value="732772.7">
            <text:p>732773</text:p>
          </table:table-cell>
          <table:table-cell table:formula="of:=AVERAGE([.EN3:.EN3])" office:value-type="float" office:value="1103190.93333333">
            <text:p>1103191</text:p>
          </table:table-cell>
          <table:table-cell table:formula="of:=AVERAGE([.EO3:.EO3])" office:value-type="float" office:value="1099552.8">
            <text:p>1099553</text:p>
          </table:table-cell>
          <table:table-cell table:formula="of:=AVERAGE([.EP3:.EP3])" office:value-type="float" office:value="296.705380333333">
            <text:p>297</text:p>
          </table:table-cell>
          <table:table-cell table:formula="of:=AVERAGE([.EQ3:.EQ3])" office:value-type="float" office:value="10">
            <text:p>10</text:p>
          </table:table-cell>
          <table:table-cell table:formula="of:=AVERAGE([.ER3:.ER3])" office:value-type="float" office:value="1108332.33333333">
            <text:p>1108332</text:p>
          </table:table-cell>
          <table:table-cell table:formula="of:=AVERAGE([.ES3:.ES3])" office:value-type="float" office:value="1485404.06666667">
            <text:p>1485404</text:p>
          </table:table-cell>
          <table:table-cell table:formula="of:=AVERAGE([.ET3:.ET3])" office:value-type="float" office:value="310759.7">
            <text:p>310760</text:p>
          </table:table-cell>
          <table:table-cell table:formula="of:=AVERAGE([.EU3:.EU3])" office:value-type="float" office:value="249.690716">
            <text:p>250</text:p>
          </table:table-cell>
          <table:table-cell table:formula="of:=AVERAGE([.EV3:.EV3])" office:value-type="float" office:value="8">
            <text:p>8</text:p>
          </table:table-cell>
          <table:table-cell table:formula="of:=AVERAGE([.EW3:.EW3])" office:value-type="float" office:value="992778.533333333">
            <text:p>992779</text:p>
          </table:table-cell>
          <table:table-cell table:formula="of:=AVERAGE([.EX3:.EX3])" office:value-type="float" office:value="1298078.33333333">
            <text:p>1298078</text:p>
          </table:table-cell>
          <table:table-cell table:formula="of:=AVERAGE([.EY3:.EY3])" office:value-type="float" office:value="280476.333333333">
            <text:p>280476</text:p>
          </table:table-cell>
          <table:table-cell table:formula="of:=AVERAGE([.EZ3:.EZ3])" office:value-type="float" office:value="274.734243333333">
            <text:p>275</text:p>
          </table:table-cell>
          <table:table-cell table:formula="of:=AVERAGE([.FA3:.FA3])" office:value-type="float" office:value="9">
            <text:p>9</text:p>
          </table:table-cell>
          <table:table-cell table:formula="of:=AVERAGE([.FB3:.FB3])" office:value-type="float" office:value="992608.9">
            <text:p>992609</text:p>
          </table:table-cell>
          <table:table-cell table:formula="of:=AVERAGE([.FC3:.FC3])" office:value-type="float" office:value="1312731.33333333">
            <text:p>1312731</text:p>
          </table:table-cell>
          <table:table-cell table:formula="of:=AVERAGE([.FD3:.FD3])" office:value-type="float" office:value="284277.2">
            <text:p>284277</text:p>
          </table:table-cell>
          <table:table-cell table:formula="of:=AVERAGE([.FE3:.FE3])" office:value-type="float" office:value="274.303137666667">
            <text:p>274</text:p>
          </table:table-cell>
          <table:table-cell table:formula="of:=AVERAGE([.FF3:.FF3])" office:value-type="float" office:value="9">
            <text:p>9</text:p>
          </table:table-cell>
          <table:table-cell table:formula="of:=AVERAGE([.FG3:.FG3])" office:value-type="float" office:value="1070032.43333333">
            <text:p>1070032</text:p>
          </table:table-cell>
          <table:table-cell table:formula="of:=AVERAGE([.FH3:.FH3])" office:value-type="float" office:value="1433218.8">
            <text:p>1433219</text:p>
          </table:table-cell>
          <table:table-cell table:formula="of:=AVERAGE([.FI3:.FI3])" office:value-type="float" office:value="307511.666666667">
            <text:p>307512</text:p>
          </table:table-cell>
          <table:table-cell table:formula="of:=AVERAGE([.FJ3:.FJ3])" office:value-type="float" office:value="176.984737">
            <text:p>177</text:p>
          </table:table-cell>
          <table:table-cell table:formula="of:=AVERAGE([.FK3:.FK3])" office:value-type="float" office:value="7">
            <text:p>7</text:p>
          </table:table-cell>
          <table:table-cell table:formula="of:=AVERAGE([.FL3:.FL3])" office:value-type="float" office:value="741730.9">
            <text:p>741731</text:p>
          </table:table-cell>
          <table:table-cell table:formula="of:=AVERAGE([.FM3:.FM3])" office:value-type="float" office:value="1146746.1">
            <text:p>1146746</text:p>
          </table:table-cell>
          <table:table-cell table:formula="of:=AVERAGE([.FN3:.FN3])" office:value-type="float" office:value="1146746.1">
            <text:p>1146746</text:p>
          </table:table-cell>
          <table:table-cell table:formula="of:=AVERAGE([.FO3:.FO3])" office:value-type="float" office:value="333.484366333333">
            <text:p>333</text:p>
          </table:table-cell>
          <table:table-cell table:formula="of:=AVERAGE([.FP3:.FP3])" office:value-type="float" office:value="14">
            <text:p>14</text:p>
          </table:table-cell>
          <table:table-cell table:formula="of:=AVERAGE([.FQ3:.FQ3])" office:value-type="float" office:value="1165516.5">
            <text:p>1165517</text:p>
          </table:table-cell>
          <table:table-cell table:formula="of:=AVERAGE([.FR3:.FR3])" office:value-type="float" office:value="1368590.06666667">
            <text:p>1368590</text:p>
          </table:table-cell>
          <table:table-cell table:style-name="ce9" table:formula="of:=AVERAGE([.FS3:.FS3])" office:value-type="float" office:value="0">
            <text:p>0</text:p>
          </table:table-cell>
          <table:table-cell table:formula="of:=AVERAGE([.FT3:.FT3])" office:value-type="float" office:value="200.982803">
            <text:p>201</text:p>
          </table:table-cell>
          <table:table-cell table:formula="of:=AVERAGE([.FU3:.FU3])" office:value-type="float" office:value="9">
            <text:p>9</text:p>
          </table:table-cell>
          <table:table-cell table:formula="of:=AVERAGE([.FV3:.FV3])" office:value-type="float" office:value="809057.066666667">
            <text:p>809057</text:p>
          </table:table-cell>
          <table:table-cell table:formula="of:=AVERAGE([.FW3:.FW3])" office:value-type="float" office:value="1195115.83333333">
            <text:p>1195116</text:p>
          </table:table-cell>
          <table:table-cell table:formula="of:=AVERAGE([.FX3:.FX3])" office:value-type="float" office:value="1191117.9">
            <text:p>1191118</text:p>
          </table:table-cell>
          <table:table-cell table:formula="of:=AVERAGE([.FY3:.FY3])" office:value-type="float" office:value="323.824131333333">
            <text:p>324</text:p>
          </table:table-cell>
          <table:table-cell table:formula="of:=AVERAGE([.FZ3:.FZ3])" office:value-type="float" office:value="11">
            <text:p>11</text:p>
          </table:table-cell>
          <table:table-cell table:formula="of:=AVERAGE([.GA3:.GA3])" office:value-type="float" office:value="1216779.9">
            <text:p>1216780</text:p>
          </table:table-cell>
          <table:table-cell table:formula="of:=AVERAGE([.GB3:.GB3])" office:value-type="float" office:value="2057728.9">
            <text:p>2057729</text:p>
          </table:table-cell>
          <table:table-cell table:formula="of:=AVERAGE([.GC3:.GC3])" office:value-type="float" office:value="418517.333333333">
            <text:p>418517</text:p>
          </table:table-cell>
          <table:table-cell table:style-name="ce8" table:formula="of:=AVERAGE([.GD3:.GD3])" office:value-type="float" office:value="600">
            <text:p>600</text:p>
          </table:table-cell>
          <table:table-cell table:style-name="ce8" table:formula="of:=AVERAGE([.GE3:.GE3])" office:value-type="float" office:value="30">
            <text:p>30</text:p>
          </table:table-cell>
          <table:table-cell table:formula="of:=AVERAGE([.GF3:.GF3])" office:value-type="float" office:value="1075687.5">
            <text:p>1075688</text:p>
          </table:table-cell>
          <table:table-cell table:style-name="ce8" table:formula="of:=AVERAGE([.GG3:.GG3])" office:value-type="float" office:value="2834492.3">
            <text:p>2834492</text:p>
          </table:table-cell>
          <table:table-cell table:style-name="ce8" table:formula="of:=AVERAGE([.GH3:.GH3])" office:value-type="float" office:value="2834492.3">
            <text:p>2834492</text:p>
          </table:table-cell>
          <table:table-cell table:formula="of:=AVERAGE([.GI3:.GI3])" office:value-type="float" office:value="207.337717">
            <text:p>207</text:p>
          </table:table-cell>
          <table:table-cell table:formula="of:=AVERAGE([.GJ3:.GJ3])" office:value-type="float" office:value="7">
            <text:p>7</text:p>
          </table:table-cell>
          <table:table-cell table:formula="of:=AVERAGE([.GK3:.GK3])" office:value-type="float" office:value="808115.9">
            <text:p>808116</text:p>
          </table:table-cell>
          <table:table-cell table:formula="of:=AVERAGE([.GL3:.GL3])" office:value-type="float" office:value="1192599.4">
            <text:p>1192599</text:p>
          </table:table-cell>
          <table:table-cell table:formula="of:=AVERAGE([.GM3:.GM3])" office:value-type="float" office:value="1189187.43333333">
            <text:p>1189187</text:p>
          </table:table-cell>
          <table:table-cell table:formula="of:=AVERAGE([.GN3:.GN3])" office:value-type="float" office:value="282.141081">
            <text:p>282</text:p>
          </table:table-cell>
          <table:table-cell table:formula="of:=AVERAGE([.GO3:.GO3])" office:value-type="float" office:value="10">
            <text:p>10</text:p>
          </table:table-cell>
          <table:table-cell table:formula="of:=AVERAGE([.GP3:.GP3])" office:value-type="float" office:value="1086543.2">
            <text:p>1086543</text:p>
          </table:table-cell>
          <table:table-cell table:formula="of:=AVERAGE([.GQ3:.GQ3])" office:value-type="float" office:value="1308037.76666667">
            <text:p>1308038</text:p>
          </table:table-cell>
          <table:table-cell table:formula="of:=AVERAGE([.GR3:.GR3])" office:value-type="float" office:value="292968.733333333">
            <text:p>292969</text:p>
          </table:table-cell>
          <table:table-cell table:formula="of:=AVERAGE([.GS3:.GS3])" office:value-type="float" office:value="588.058666666667">
            <text:p>588</text:p>
          </table:table-cell>
          <table:table-cell table:formula="of:=AVERAGE([.GT3:.GT3])" office:value-type="float" office:value="29">
            <text:p>29</text:p>
          </table:table-cell>
          <table:table-cell table:formula="of:=AVERAGE([.GU3:.GU3])" office:value-type="float" office:value="1723223.7">
            <text:p>1723224</text:p>
          </table:table-cell>
          <table:table-cell table:formula="of:=AVERAGE([.GV3:.GV3])" office:value-type="float" office:value="1783796.6">
            <text:p>1783797</text:p>
          </table:table-cell>
          <table:table-cell table:formula="of:=AVERAGE([.GW3:.GW3])" office:value-type="float" office:value="1783796.6">
            <text:p>1783797</text:p>
          </table:table-cell>
          <table:table-cell table:formula="of:=AVERAGE([.GX3:.GX3])" office:value-type="float" office:value="167.398125">
            <text:p>167</text:p>
          </table:table-cell>
          <table:table-cell table:formula="of:=AVERAGE([.GY3:.GY3])" office:value-type="float" office:value="6">
            <text:p>6</text:p>
          </table:table-cell>
          <table:table-cell table:formula="of:=AVERAGE([.GZ3:.GZ3])" office:value-type="float" office:value="655780.1">
            <text:p>655780</text:p>
          </table:table-cell>
          <table:table-cell table:formula="of:=AVERAGE([.HA3:.HA3])" office:value-type="float" office:value="951039.166666667">
            <text:p>951039</text:p>
          </table:table-cell>
          <table:table-cell table:formula="of:=AVERAGE([.HB3:.HB3])" office:value-type="float" office:value="0">
            <text:p>0</text:p>
          </table:table-cell>
          <table:table-cell table:formula="of:=AVERAGE([.HC3:.HC3])" office:value-type="float" office:value="290.422611666667">
            <text:p>290</text:p>
          </table:table-cell>
          <table:table-cell table:formula="of:=AVERAGE([.HD3:.HD3])" office:value-type="float" office:value="10">
            <text:p>10</text:p>
          </table:table-cell>
          <table:table-cell table:formula="of:=AVERAGE([.HE3:.HE3])" office:value-type="float" office:value="1075687.5">
            <text:p>1075688</text:p>
          </table:table-cell>
          <table:table-cell table:formula="of:=AVERAGE([.HF3:.HF3])" office:value-type="float" office:value="1354863.63333333">
            <text:p>1354864</text:p>
          </table:table-cell>
          <table:table-cell table:formula="of:=AVERAGE([.HG3:.HG3])" office:value-type="float" office:value="556859.25">
            <text:p>556859</text:p>
          </table:table-cell>
          <table:table-cell table:formula="of:=AVERAGE([.HH3:.HH3])" office:value-type="float" office:value="600">
            <text:p>600</text:p>
          </table:table-cell>
          <table:table-cell table:formula="of:=AVERAGE([.HI3:.HI3])" office:value-type="float" office:value="30">
            <text:p>30</text:p>
          </table:table-cell>
          <table:table-cell table:formula="of:=AVERAGE([.HJ3:.HJ3])" office:value-type="float" office:value="2039005.46666667">
            <text:p>2039005</text:p>
          </table:table-cell>
          <table:table-cell table:formula="of:=AVERAGE([.HK3:.HK3])" office:value-type="float" office:value="2834492.3">
            <text:p>2834492</text:p>
          </table:table-cell>
          <table:table-cell table:formula="of:=AVERAGE([.HL3:.HL3])" office:value-type="float" office:value="2834492.3">
            <text:p>2834492</text:p>
          </table:table-cell>
          <table:table-cell table:number-columns-repeated="804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 office:value="0">
            <text:p>#DIV/0!</text:p>
          </table:table-cell>
          <table:table-cell table:formula="of:=STDEV([.C3:.C3])" office:value-type="float" office:value="0">
            <text:p>#DIV/0!</text:p>
          </table:table-cell>
          <table:table-cell table:formula="of:=STDEV([.D3:.D3])" office:value-type="float" office:value="0">
            <text:p>#DIV/0!</text:p>
          </table:table-cell>
          <table:table-cell table:formula="of:=STDEV([.E3:.E3])" office:value-type="float" office:value="0">
            <text:p>#DIV/0!</text:p>
          </table:table-cell>
          <table:table-cell table:formula="of:=STDEV([.F3:.F3])" office:value-type="float" office:value="0">
            <text:p>#DIV/0!</text:p>
          </table:table-cell>
          <table:table-cell table:formula="of:=STDEV([.G3:.G3])" office:value-type="float" office:value="0">
            <text:p>#DIV/0!</text:p>
          </table:table-cell>
          <table:table-cell table:formula="of:=STDEV([.H3:.H3])" office:value-type="float" office:value="0">
            <text:p>#DIV/0!</text:p>
          </table:table-cell>
          <table:table-cell table:formula="of:=STDEV([.I3:.I3])" office:value-type="float" office:value="0">
            <text:p>#DIV/0!</text:p>
          </table:table-cell>
          <table:table-cell table:formula="of:=STDEV([.J3:.J3])" office:value-type="float" office:value="0">
            <text:p>#DIV/0!</text:p>
          </table:table-cell>
          <table:table-cell table:formula="of:=STDEV([.K3:.K3])" office:value-type="float" office:value="0">
            <text:p>#DIV/0!</text:p>
          </table:table-cell>
          <table:table-cell table:formula="of:=STDEV([.L3:.L3])" office:value-type="float" office:value="0">
            <text:p>#DIV/0!</text:p>
          </table:table-cell>
          <table:table-cell table:formula="of:=STDEV([.M3:.M3])" office:value-type="float" office:value="0">
            <text:p>#DIV/0!</text:p>
          </table:table-cell>
          <table:table-cell table:formula="of:=STDEV([.N3:.N3])" office:value-type="float" office:value="0">
            <text:p>#DIV/0!</text:p>
          </table:table-cell>
          <table:table-cell table:formula="of:=STDEV([.O3:.O3])" office:value-type="float" office:value="0">
            <text:p>#DIV/0!</text:p>
          </table:table-cell>
          <table:table-cell table:formula="of:=STDEV([.P3:.P3])" office:value-type="float" office:value="0">
            <text:p>#DIV/0!</text:p>
          </table:table-cell>
          <table:table-cell table:formula="of:=STDEV([.Q3:.Q3])" office:value-type="float" office:value="0">
            <text:p>#DIV/0!</text:p>
          </table:table-cell>
          <table:table-cell table:formula="of:=STDEV([.R3:.R3])" office:value-type="float" office:value="0">
            <text:p>#DIV/0!</text:p>
          </table:table-cell>
          <table:table-cell table:formula="of:=STDEV([.S3:.S3])" office:value-type="float" office:value="0">
            <text:p>#DIV/0!</text:p>
          </table:table-cell>
          <table:table-cell table:formula="of:=STDEV([.T3:.T3])" office:value-type="float" office:value="0">
            <text:p>#DIV/0!</text:p>
          </table:table-cell>
          <table:table-cell table:formula="of:=STDEV([.U3:.U3])" office:value-type="float" office:value="0">
            <text:p>#DIV/0!</text:p>
          </table:table-cell>
          <table:table-cell table:formula="of:=STDEV([.V3:.V3])" office:value-type="float" office:value="0">
            <text:p>#DIV/0!</text:p>
          </table:table-cell>
          <table:table-cell table:formula="of:=STDEV([.W3:.W3])" office:value-type="float" office:value="0">
            <text:p>#DIV/0!</text:p>
          </table:table-cell>
          <table:table-cell table:formula="of:=STDEV([.X3:.X3])" office:value-type="float" office:value="0">
            <text:p>#DIV/0!</text:p>
          </table:table-cell>
          <table:table-cell table:formula="of:=STDEV([.Y3:.Y3])" office:value-type="float" office:value="0">
            <text:p>#DIV/0!</text:p>
          </table:table-cell>
          <table:table-cell table:formula="of:=STDEV([.Z3:.Z3])" office:value-type="float" office:value="0">
            <text:p>#DIV/0!</text:p>
          </table:table-cell>
          <table:table-cell table:formula="of:=STDEV([.AA3:.AA3])" office:value-type="float" office:value="0">
            <text:p>#DIV/0!</text:p>
          </table:table-cell>
          <table:table-cell table:formula="of:=STDEV([.AB3:.AB3])" office:value-type="float" office:value="0">
            <text:p>#DIV/0!</text:p>
          </table:table-cell>
          <table:table-cell table:formula="of:=STDEV([.AC3:.AC3])" office:value-type="float" office:value="0">
            <text:p>#DIV/0!</text:p>
          </table:table-cell>
          <table:table-cell table:formula="of:=STDEV([.AD3:.AD3])" office:value-type="float" office:value="0">
            <text:p>#DIV/0!</text:p>
          </table:table-cell>
          <table:table-cell table:formula="of:=STDEV([.AE3:.AE3])" office:value-type="float" office:value="0">
            <text:p>#DIV/0!</text:p>
          </table:table-cell>
          <table:table-cell table:formula="of:=STDEV([.AF3:.AF3])" office:value-type="float" office:value="0">
            <text:p>#DIV/0!</text:p>
          </table:table-cell>
          <table:table-cell table:formula="of:=STDEV([.AG3:.AG3])" office:value-type="float" office:value="0">
            <text:p>#DIV/0!</text:p>
          </table:table-cell>
          <table:table-cell table:formula="of:=STDEV([.AH3:.AH3])" office:value-type="float" office:value="0">
            <text:p>#DIV/0!</text:p>
          </table:table-cell>
          <table:table-cell table:formula="of:=STDEV([.AI3:.AI3])" office:value-type="float" office:value="0">
            <text:p>#DIV/0!</text:p>
          </table:table-cell>
          <table:table-cell table:formula="of:=STDEV([.AJ3:.AJ3])" office:value-type="float" office:value="0">
            <text:p>#DIV/0!</text:p>
          </table:table-cell>
          <table:table-cell table:formula="of:=STDEV([.AK3:.AK3])" office:value-type="float" office:value="0">
            <text:p>#DIV/0!</text:p>
          </table:table-cell>
          <table:table-cell table:formula="of:=STDEV([.AL3:.AL3])" office:value-type="float" office:value="0">
            <text:p>#DIV/0!</text:p>
          </table:table-cell>
          <table:table-cell table:formula="of:=STDEV([.AM3:.AM3])" office:value-type="float" office:value="0">
            <text:p>#DIV/0!</text:p>
          </table:table-cell>
          <table:table-cell table:formula="of:=STDEV([.AN3:.AN3])" office:value-type="float" office:value="0">
            <text:p>#DIV/0!</text:p>
          </table:table-cell>
          <table:table-cell table:formula="of:=STDEV([.AO3:.AO3])" office:value-type="float" office:value="0">
            <text:p>#DIV/0!</text:p>
          </table:table-cell>
          <table:table-cell table:formula="of:=STDEV([.AP3:.AP3])" office:value-type="float" office:value="0">
            <text:p>#DIV/0!</text:p>
          </table:table-cell>
          <table:table-cell table:formula="of:=STDEV([.AQ3:.AQ3])" office:value-type="float" office:value="0">
            <text:p>#DIV/0!</text:p>
          </table:table-cell>
          <table:table-cell table:formula="of:=STDEV([.AR3:.AR3])" office:value-type="float" office:value="0">
            <text:p>#DIV/0!</text:p>
          </table:table-cell>
          <table:table-cell table:formula="of:=STDEV([.AS3:.AS3])" office:value-type="float" office:value="0">
            <text:p>#DIV/0!</text:p>
          </table:table-cell>
          <table:table-cell table:formula="of:=STDEV([.AT3:.AT3])" office:value-type="float" office:value="0">
            <text:p>#DIV/0!</text:p>
          </table:table-cell>
          <table:table-cell table:formula="of:=STDEV([.AU3:.AU3])" office:value-type="float" office:value="0">
            <text:p>#DIV/0!</text:p>
          </table:table-cell>
          <table:table-cell table:formula="of:=STDEV([.AV3:.AV3])" office:value-type="float" office:value="0">
            <text:p>#DIV/0!</text:p>
          </table:table-cell>
          <table:table-cell table:formula="of:=STDEV([.AW3:.AW3])" office:value-type="float" office:value="0">
            <text:p>#DIV/0!</text:p>
          </table:table-cell>
          <table:table-cell table:formula="of:=STDEV([.AX3:.AX3])" office:value-type="float" office:value="0">
            <text:p>#DIV/0!</text:p>
          </table:table-cell>
          <table:table-cell table:formula="of:=STDEV([.AY3:.AY3])" office:value-type="float" office:value="0">
            <text:p>#DIV/0!</text:p>
          </table:table-cell>
          <table:table-cell table:formula="of:=STDEV([.AZ3:.AZ3])" office:value-type="float" office:value="0">
            <text:p>#DIV/0!</text:p>
          </table:table-cell>
          <table:table-cell table:formula="of:=STDEV([.BA3:.BA3])" office:value-type="float" office:value="0">
            <text:p>#DIV/0!</text:p>
          </table:table-cell>
          <table:table-cell table:formula="of:=STDEV([.BB3:.BB3])" office:value-type="float" office:value="0">
            <text:p>#DIV/0!</text:p>
          </table:table-cell>
          <table:table-cell table:formula="of:=STDEV([.BC3:.BC3])" office:value-type="float" office:value="0">
            <text:p>#DIV/0!</text:p>
          </table:table-cell>
          <table:table-cell table:formula="of:=STDEV([.BD3:.BD3])" office:value-type="float" office:value="0">
            <text:p>#DIV/0!</text:p>
          </table:table-cell>
          <table:table-cell table:formula="of:=STDEV([.BE3:.BE3])" office:value-type="float" office:value="0">
            <text:p>#DIV/0!</text:p>
          </table:table-cell>
          <table:table-cell table:formula="of:=STDEV([.BF3:.BF3])" office:value-type="float" office:value="0">
            <text:p>#DIV/0!</text:p>
          </table:table-cell>
          <table:table-cell table:formula="of:=STDEV([.BG3:.BG3])" office:value-type="float" office:value="0">
            <text:p>#DIV/0!</text:p>
          </table:table-cell>
          <table:table-cell table:formula="of:=STDEV([.BH3:.BH3])" office:value-type="float" office:value="0">
            <text:p>#DIV/0!</text:p>
          </table:table-cell>
          <table:table-cell table:formula="of:=STDEV([.BI3:.BI3])" office:value-type="float" office:value="0">
            <text:p>#DIV/0!</text:p>
          </table:table-cell>
          <table:table-cell table:formula="of:=STDEV([.BJ3:.BJ3])" office:value-type="float" office:value="0">
            <text:p>#DIV/0!</text:p>
          </table:table-cell>
          <table:table-cell table:formula="of:=STDEV([.BK3:.BK3])" office:value-type="float" office:value="0">
            <text:p>#DIV/0!</text:p>
          </table:table-cell>
          <table:table-cell table:formula="of:=STDEV([.BL3:.BL3])" office:value-type="float" office:value="0">
            <text:p>#DIV/0!</text:p>
          </table:table-cell>
          <table:table-cell table:formula="of:=STDEV([.BM3:.BM3])" office:value-type="float" office:value="0">
            <text:p>#DIV/0!</text:p>
          </table:table-cell>
          <table:table-cell table:formula="of:=STDEV([.BN3:.BN3])" office:value-type="float" office:value="0">
            <text:p>#DIV/0!</text:p>
          </table:table-cell>
          <table:table-cell table:formula="of:=STDEV([.BO3:.BO3])" office:value-type="float" office:value="0">
            <text:p>#DIV/0!</text:p>
          </table:table-cell>
          <table:table-cell table:formula="of:=STDEV([.BP3:.BP3])" office:value-type="float" office:value="0">
            <text:p>#DIV/0!</text:p>
          </table:table-cell>
          <table:table-cell table:formula="of:=STDEV([.BQ3:.BQ3])" office:value-type="float" office:value="0">
            <text:p>#DIV/0!</text:p>
          </table:table-cell>
          <table:table-cell table:formula="of:=STDEV([.BR3:.BR3])" office:value-type="float" office:value="0">
            <text:p>#DIV/0!</text:p>
          </table:table-cell>
          <table:table-cell table:formula="of:=STDEV([.BS3:.BS3])" office:value-type="float" office:value="0">
            <text:p>#DIV/0!</text:p>
          </table:table-cell>
          <table:table-cell table:formula="of:=STDEV([.BT3:.BT3])" office:value-type="float" office:value="0">
            <text:p>#DIV/0!</text:p>
          </table:table-cell>
          <table:table-cell table:formula="of:=STDEV([.BU3:.BU3])" office:value-type="float" office:value="0">
            <text:p>#DIV/0!</text:p>
          </table:table-cell>
          <table:table-cell table:formula="of:=STDEV([.BV3:.BV3])" office:value-type="float" office:value="0">
            <text:p>#DIV/0!</text:p>
          </table:table-cell>
          <table:table-cell table:formula="of:=STDEV([.BW3:.BW3])" office:value-type="float" office:value="0">
            <text:p>#DIV/0!</text:p>
          </table:table-cell>
          <table:table-cell table:formula="of:=STDEV([.BX3:.BX3])" office:value-type="float" office:value="0">
            <text:p>#DIV/0!</text:p>
          </table:table-cell>
          <table:table-cell table:formula="of:=STDEV([.BY3:.BY3])" office:value-type="float" office:value="0">
            <text:p>#DIV/0!</text:p>
          </table:table-cell>
          <table:table-cell table:formula="of:=STDEV([.BZ3:.BZ3])" office:value-type="float" office:value="0">
            <text:p>#DIV/0!</text:p>
          </table:table-cell>
          <table:table-cell table:formula="of:=STDEV([.CA3:.CA3])" office:value-type="float" office:value="0">
            <text:p>#DIV/0!</text:p>
          </table:table-cell>
          <table:table-cell table:formula="of:=STDEV([.CB3:.CB3])" office:value-type="float" office:value="0">
            <text:p>#DIV/0!</text:p>
          </table:table-cell>
          <table:table-cell table:formula="of:=STDEV([.CC3:.CC3])" office:value-type="float" office:value="0">
            <text:p>#DIV/0!</text:p>
          </table:table-cell>
          <table:table-cell table:formula="of:=STDEV([.CD3:.CD3])" office:value-type="float" office:value="0">
            <text:p>#DIV/0!</text:p>
          </table:table-cell>
          <table:table-cell table:formula="of:=STDEV([.CE3:.CE3])" office:value-type="float" office:value="0">
            <text:p>#DIV/0!</text:p>
          </table:table-cell>
          <table:table-cell table:formula="of:=STDEV([.CF3:.CF3])" office:value-type="float" office:value="0">
            <text:p>#DIV/0!</text:p>
          </table:table-cell>
          <table:table-cell table:formula="of:=STDEV([.CG3:.CG3])" office:value-type="float" office:value="0">
            <text:p>#DIV/0!</text:p>
          </table:table-cell>
          <table:table-cell table:formula="of:=STDEV([.CH3:.CH3])" office:value-type="float" office:value="0">
            <text:p>#DIV/0!</text:p>
          </table:table-cell>
          <table:table-cell table:formula="of:=STDEV([.CI3:.CI3])" office:value-type="float" office:value="0">
            <text:p>#DIV/0!</text:p>
          </table:table-cell>
          <table:table-cell table:formula="of:=STDEV([.CJ3:.CJ3])" office:value-type="float" office:value="0">
            <text:p>#DIV/0!</text:p>
          </table:table-cell>
          <table:table-cell table:formula="of:=STDEV([.CK3:.CK3])" office:value-type="float" office:value="0">
            <text:p>#DIV/0!</text:p>
          </table:table-cell>
          <table:table-cell table:formula="of:=STDEV([.CL3:.CL3])" office:value-type="float" office:value="0">
            <text:p>#DIV/0!</text:p>
          </table:table-cell>
          <table:table-cell table:formula="of:=STDEV([.CM3:.CM3])" office:value-type="float" office:value="0">
            <text:p>#DIV/0!</text:p>
          </table:table-cell>
          <table:table-cell table:formula="of:=STDEV([.CN3:.CN3])" office:value-type="float" office:value="0">
            <text:p>#DIV/0!</text:p>
          </table:table-cell>
          <table:table-cell table:formula="of:=STDEV([.CO3:.CO3])" office:value-type="float" office:value="0">
            <text:p>#DIV/0!</text:p>
          </table:table-cell>
          <table:table-cell table:formula="of:=STDEV([.CP3:.CP3])" office:value-type="float" office:value="0">
            <text:p>#DIV/0!</text:p>
          </table:table-cell>
          <table:table-cell table:formula="of:=STDEV([.CQ3:.CQ3])" office:value-type="float" office:value="0">
            <text:p>#DIV/0!</text:p>
          </table:table-cell>
          <table:table-cell table:formula="of:=STDEV([.CR3:.CR3])" office:value-type="float" office:value="0">
            <text:p>#DIV/0!</text:p>
          </table:table-cell>
          <table:table-cell table:formula="of:=STDEV([.CS3:.CS3])" office:value-type="float" office:value="0">
            <text:p>#DIV/0!</text:p>
          </table:table-cell>
          <table:table-cell table:formula="of:=STDEV([.CT3:.CT3])" office:value-type="float" office:value="0">
            <text:p>#DIV/0!</text:p>
          </table:table-cell>
          <table:table-cell table:formula="of:=STDEV([.CU3:.CU3])" office:value-type="float" office:value="0">
            <text:p>#DIV/0!</text:p>
          </table:table-cell>
          <table:table-cell table:formula="of:=STDEV([.CV3:.CV3])" office:value-type="float" office:value="0">
            <text:p>#DIV/0!</text:p>
          </table:table-cell>
          <table:table-cell table:formula="of:=STDEV([.CW3:.CW3])" office:value-type="float" office:value="0">
            <text:p>#DIV/0!</text:p>
          </table:table-cell>
          <table:table-cell table:formula="of:=STDEV([.CX3:.CX3])" office:value-type="float" office:value="0">
            <text:p>#DIV/0!</text:p>
          </table:table-cell>
          <table:table-cell table:formula="of:=STDEV([.CY3:.CY3])" office:value-type="float" office:value="0">
            <text:p>#DIV/0!</text:p>
          </table:table-cell>
          <table:table-cell table:formula="of:=STDEV([.CZ3:.CZ3])" office:value-type="float" office:value="0">
            <text:p>#DIV/0!</text:p>
          </table:table-cell>
          <table:table-cell table:formula="of:=STDEV([.DA3:.DA3])" office:value-type="float" office:value="0">
            <text:p>#DIV/0!</text:p>
          </table:table-cell>
          <table:table-cell table:formula="of:=STDEV([.DB3:.DB3])" office:value-type="float" office:value="0">
            <text:p>#DIV/0!</text:p>
          </table:table-cell>
          <table:table-cell table:formula="of:=STDEV([.DC3:.DC3])" office:value-type="float" office:value="0">
            <text:p>#DIV/0!</text:p>
          </table:table-cell>
          <table:table-cell table:formula="of:=STDEV([.DD3:.DD3])" office:value-type="float" office:value="0">
            <text:p>#DIV/0!</text:p>
          </table:table-cell>
          <table:table-cell table:formula="of:=STDEV([.DE3:.DE3])" office:value-type="float" office:value="0">
            <text:p>#DIV/0!</text:p>
          </table:table-cell>
          <table:table-cell table:formula="of:=STDEV([.DF3:.DF3])" office:value-type="float" office:value="0">
            <text:p>#DIV/0!</text:p>
          </table:table-cell>
          <table:table-cell table:formula="of:=STDEV([.DG3:.DG3])" office:value-type="float" office:value="0">
            <text:p>#DIV/0!</text:p>
          </table:table-cell>
          <table:table-cell table:formula="of:=STDEV([.DH3:.DH3])" office:value-type="float" office:value="0">
            <text:p>#DIV/0!</text:p>
          </table:table-cell>
          <table:table-cell table:formula="of:=STDEV([.DI3:.DI3])" office:value-type="float" office:value="0">
            <text:p>#DIV/0!</text:p>
          </table:table-cell>
          <table:table-cell table:formula="of:=STDEV([.DJ3:.DJ3])" office:value-type="float" office:value="0">
            <text:p>#DIV/0!</text:p>
          </table:table-cell>
          <table:table-cell table:formula="of:=STDEV([.DK3:.DK3])" office:value-type="float" office:value="0">
            <text:p>#DIV/0!</text:p>
          </table:table-cell>
          <table:table-cell table:formula="of:=STDEV([.DL3:.DL3])" office:value-type="float" office:value="0">
            <text:p>#DIV/0!</text:p>
          </table:table-cell>
          <table:table-cell table:formula="of:=STDEV([.DM3:.DM3])" office:value-type="float" office:value="0">
            <text:p>#DIV/0!</text:p>
          </table:table-cell>
          <table:table-cell table:formula="of:=STDEV([.DN3:.DN3])" office:value-type="float" office:value="0">
            <text:p>#DIV/0!</text:p>
          </table:table-cell>
          <table:table-cell table:formula="of:=STDEV([.DO3:.DO3])" office:value-type="float" office:value="0">
            <text:p>#DIV/0!</text:p>
          </table:table-cell>
          <table:table-cell table:formula="of:=STDEV([.DP3:.DP3])" office:value-type="float" office:value="0">
            <text:p>#DIV/0!</text:p>
          </table:table-cell>
          <table:table-cell table:formula="of:=STDEV([.DQ3:.DQ3])" office:value-type="float" office:value="0">
            <text:p>#DIV/0!</text:p>
          </table:table-cell>
          <table:table-cell table:formula="of:=STDEV([.DR3:.DR3])" office:value-type="float" office:value="0">
            <text:p>#DIV/0!</text:p>
          </table:table-cell>
          <table:table-cell table:formula="of:=STDEV([.DS3:.DS3])" office:value-type="float" office:value="0">
            <text:p>#DIV/0!</text:p>
          </table:table-cell>
          <table:table-cell table:formula="of:=STDEV([.DT3:.DT3])" office:value-type="float" office:value="0">
            <text:p>#DIV/0!</text:p>
          </table:table-cell>
          <table:table-cell table:formula="of:=STDEV([.DU3:.DU3])" office:value-type="float" office:value="0">
            <text:p>#DIV/0!</text:p>
          </table:table-cell>
          <table:table-cell table:formula="of:=STDEV([.DV3:.DV3])" office:value-type="float" office:value="0">
            <text:p>#DIV/0!</text:p>
          </table:table-cell>
          <table:table-cell table:formula="of:=STDEV([.DW3:.DW3])" office:value-type="float" office:value="0">
            <text:p>#DIV/0!</text:p>
          </table:table-cell>
          <table:table-cell table:formula="of:=STDEV([.DX3:.DX3])" office:value-type="float" office:value="0">
            <text:p>#DIV/0!</text:p>
          </table:table-cell>
          <table:table-cell table:formula="of:=STDEV([.DY3:.DY3])" office:value-type="float" office:value="0">
            <text:p>#DIV/0!</text:p>
          </table:table-cell>
          <table:table-cell table:formula="of:=STDEV([.DZ3:.DZ3])" office:value-type="float" office:value="0">
            <text:p>#DIV/0!</text:p>
          </table:table-cell>
          <table:table-cell table:formula="of:=STDEV([.EA3:.EA3])" office:value-type="float" office:value="0">
            <text:p>#DIV/0!</text:p>
          </table:table-cell>
          <table:table-cell table:formula="of:=STDEV([.EB3:.EB3])" office:value-type="float" office:value="0">
            <text:p>#DIV/0!</text:p>
          </table:table-cell>
          <table:table-cell table:formula="of:=STDEV([.EC3:.EC3])" office:value-type="float" office:value="0">
            <text:p>#DIV/0!</text:p>
          </table:table-cell>
          <table:table-cell table:formula="of:=STDEV([.ED3:.ED3])" office:value-type="float" office:value="0">
            <text:p>#DIV/0!</text:p>
          </table:table-cell>
          <table:table-cell table:formula="of:=STDEV([.EE3:.EE3])" office:value-type="float" office:value="0">
            <text:p>#DIV/0!</text:p>
          </table:table-cell>
          <table:table-cell table:formula="of:=STDEV([.EF3:.EF3])" office:value-type="float" office:value="0">
            <text:p>#DIV/0!</text:p>
          </table:table-cell>
          <table:table-cell table:formula="of:=STDEV([.EG3:.EG3])" office:value-type="float" office:value="0">
            <text:p>#DIV/0!</text:p>
          </table:table-cell>
          <table:table-cell table:formula="of:=STDEV([.EH3:.EH3])" office:value-type="float" office:value="0">
            <text:p>#DIV/0!</text:p>
          </table:table-cell>
          <table:table-cell table:formula="of:=STDEV([.EI3:.EI3])" office:value-type="float" office:value="0">
            <text:p>#DIV/0!</text:p>
          </table:table-cell>
          <table:table-cell table:formula="of:=STDEV([.EJ3:.EJ3])" office:value-type="float" office:value="0">
            <text:p>#DIV/0!</text:p>
          </table:table-cell>
          <table:table-cell table:formula="of:=STDEV([.EK3:.EK3])" office:value-type="float" office:value="0">
            <text:p>#DIV/0!</text:p>
          </table:table-cell>
          <table:table-cell table:formula="of:=STDEV([.EL3:.EL3])" office:value-type="float" office:value="0">
            <text:p>#DIV/0!</text:p>
          </table:table-cell>
          <table:table-cell table:formula="of:=STDEV([.EM3:.EM3])" office:value-type="float" office:value="0">
            <text:p>#DIV/0!</text:p>
          </table:table-cell>
          <table:table-cell table:formula="of:=STDEV([.EN3:.EN3])" office:value-type="float" office:value="0">
            <text:p>#DIV/0!</text:p>
          </table:table-cell>
          <table:table-cell table:formula="of:=STDEV([.EO3:.EO3])" office:value-type="float" office:value="0">
            <text:p>#DIV/0!</text:p>
          </table:table-cell>
          <table:table-cell table:formula="of:=STDEV([.EP3:.EP3])" office:value-type="float" office:value="0">
            <text:p>#DIV/0!</text:p>
          </table:table-cell>
          <table:table-cell table:formula="of:=STDEV([.EQ3:.EQ3])" office:value-type="float" office:value="0">
            <text:p>#DIV/0!</text:p>
          </table:table-cell>
          <table:table-cell table:formula="of:=STDEV([.ER3:.ER3])" office:value-type="float" office:value="0">
            <text:p>#DIV/0!</text:p>
          </table:table-cell>
          <table:table-cell table:formula="of:=STDEV([.ES3:.ES3])" office:value-type="float" office:value="0">
            <text:p>#DIV/0!</text:p>
          </table:table-cell>
          <table:table-cell table:formula="of:=STDEV([.ET3:.ET3])" office:value-type="float" office:value="0">
            <text:p>#DIV/0!</text:p>
          </table:table-cell>
          <table:table-cell table:formula="of:=STDEV([.EU3:.EU3])" office:value-type="float" office:value="0">
            <text:p>#DIV/0!</text:p>
          </table:table-cell>
          <table:table-cell table:formula="of:=STDEV([.EV3:.EV3])" office:value-type="float" office:value="0">
            <text:p>#DIV/0!</text:p>
          </table:table-cell>
          <table:table-cell table:formula="of:=STDEV([.EW3:.EW3])" office:value-type="float" office:value="0">
            <text:p>#DIV/0!</text:p>
          </table:table-cell>
          <table:table-cell table:formula="of:=STDEV([.EX3:.EX3])" office:value-type="float" office:value="0">
            <text:p>#DIV/0!</text:p>
          </table:table-cell>
          <table:table-cell table:formula="of:=STDEV([.EY3:.EY3])" office:value-type="float" office:value="0">
            <text:p>#DIV/0!</text:p>
          </table:table-cell>
          <table:table-cell table:formula="of:=STDEV([.EZ3:.EZ3])" office:value-type="float" office:value="0">
            <text:p>#DIV/0!</text:p>
          </table:table-cell>
          <table:table-cell table:formula="of:=STDEV([.FA3:.FA3])" office:value-type="float" office:value="0">
            <text:p>#DIV/0!</text:p>
          </table:table-cell>
          <table:table-cell table:formula="of:=STDEV([.FB3:.FB3])" office:value-type="float" office:value="0">
            <text:p>#DIV/0!</text:p>
          </table:table-cell>
          <table:table-cell table:formula="of:=STDEV([.FC3:.FC3])" office:value-type="float" office:value="0">
            <text:p>#DIV/0!</text:p>
          </table:table-cell>
          <table:table-cell table:formula="of:=STDEV([.FD3:.FD3])" office:value-type="float" office:value="0">
            <text:p>#DIV/0!</text:p>
          </table:table-cell>
          <table:table-cell table:formula="of:=STDEV([.FE3:.FE3])" office:value-type="float" office:value="0">
            <text:p>#DIV/0!</text:p>
          </table:table-cell>
          <table:table-cell table:formula="of:=STDEV([.FF3:.FF3])" office:value-type="float" office:value="0">
            <text:p>#DIV/0!</text:p>
          </table:table-cell>
          <table:table-cell table:formula="of:=STDEV([.FG3:.FG3])" office:value-type="float" office:value="0">
            <text:p>#DIV/0!</text:p>
          </table:table-cell>
          <table:table-cell table:formula="of:=STDEV([.FH3:.FH3])" office:value-type="float" office:value="0">
            <text:p>#DIV/0!</text:p>
          </table:table-cell>
          <table:table-cell table:formula="of:=STDEV([.FI3:.FI3])" office:value-type="float" office:value="0">
            <text:p>#DIV/0!</text:p>
          </table:table-cell>
          <table:table-cell table:formula="of:=STDEV([.FJ3:.FJ3])" office:value-type="float" office:value="0">
            <text:p>#DIV/0!</text:p>
          </table:table-cell>
          <table:table-cell table:formula="of:=STDEV([.FK3:.FK3])" office:value-type="float" office:value="0">
            <text:p>#DIV/0!</text:p>
          </table:table-cell>
          <table:table-cell table:formula="of:=STDEV([.FL3:.FL3])" office:value-type="float" office:value="0">
            <text:p>#DIV/0!</text:p>
          </table:table-cell>
          <table:table-cell table:formula="of:=STDEV([.FM3:.FM3])" office:value-type="float" office:value="0">
            <text:p>#DIV/0!</text:p>
          </table:table-cell>
          <table:table-cell table:formula="of:=STDEV([.FN3:.FN3])" office:value-type="float" office:value="0">
            <text:p>#DIV/0!</text:p>
          </table:table-cell>
          <table:table-cell table:formula="of:=STDEV([.FO3:.FO3])" office:value-type="float" office:value="0">
            <text:p>#DIV/0!</text:p>
          </table:table-cell>
          <table:table-cell table:formula="of:=STDEV([.FP3:.FP3])" office:value-type="float" office:value="0">
            <text:p>#DIV/0!</text:p>
          </table:table-cell>
          <table:table-cell table:formula="of:=STDEV([.FQ3:.FQ3])" office:value-type="float" office:value="0">
            <text:p>#DIV/0!</text:p>
          </table:table-cell>
          <table:table-cell table:formula="of:=STDEV([.FR3:.FR3])" office:value-type="float" office:value="0">
            <text:p>#DIV/0!</text:p>
          </table:table-cell>
          <table:table-cell table:formula="of:=STDEV([.FS3:.FS3])" office:value-type="float" office:value="0">
            <text:p>#DIV/0!</text:p>
          </table:table-cell>
          <table:table-cell table:formula="of:=STDEV([.FT3:.FT3])" office:value-type="float" office:value="0">
            <text:p>#DIV/0!</text:p>
          </table:table-cell>
          <table:table-cell table:formula="of:=STDEV([.FU3:.FU3])" office:value-type="float" office:value="0">
            <text:p>#DIV/0!</text:p>
          </table:table-cell>
          <table:table-cell table:formula="of:=STDEV([.FV3:.FV3])" office:value-type="float" office:value="0">
            <text:p>#DIV/0!</text:p>
          </table:table-cell>
          <table:table-cell table:formula="of:=STDEV([.FW3:.FW3])" office:value-type="float" office:value="0">
            <text:p>#DIV/0!</text:p>
          </table:table-cell>
          <table:table-cell table:formula="of:=STDEV([.FX3:.FX3])" office:value-type="float" office:value="0">
            <text:p>#DIV/0!</text:p>
          </table:table-cell>
          <table:table-cell table:formula="of:=STDEV([.FY3:.FY3])" office:value-type="float" office:value="0">
            <text:p>#DIV/0!</text:p>
          </table:table-cell>
          <table:table-cell table:formula="of:=STDEV([.FZ3:.FZ3])" office:value-type="float" office:value="0">
            <text:p>#DIV/0!</text:p>
          </table:table-cell>
          <table:table-cell table:formula="of:=STDEV([.GA3:.GA3])" office:value-type="float" office:value="0">
            <text:p>#DIV/0!</text:p>
          </table:table-cell>
          <table:table-cell table:formula="of:=STDEV([.GB3:.GB3])" office:value-type="float" office:value="0">
            <text:p>#DIV/0!</text:p>
          </table:table-cell>
          <table:table-cell table:formula="of:=STDEV([.GC3:.GC3])" office:value-type="float" office:value="0">
            <text:p>#DIV/0!</text:p>
          </table:table-cell>
          <table:table-cell table:formula="of:=STDEV([.GD3:.GD3])" office:value-type="float" office:value="0">
            <text:p>#DIV/0!</text:p>
          </table:table-cell>
          <table:table-cell table:formula="of:=STDEV([.GE3:.GE3])" office:value-type="float" office:value="0">
            <text:p>#DIV/0!</text:p>
          </table:table-cell>
          <table:table-cell table:formula="of:=STDEV([.GF3:.GF3])" office:value-type="float" office:value="0">
            <text:p>#DIV/0!</text:p>
          </table:table-cell>
          <table:table-cell table:formula="of:=STDEV([.GG3:.GG3])" office:value-type="float" office:value="0">
            <text:p>#DIV/0!</text:p>
          </table:table-cell>
          <table:table-cell table:formula="of:=STDEV([.GH3:.GH3])" office:value-type="float" office:value="0">
            <text:p>#DIV/0!</text:p>
          </table:table-cell>
          <table:table-cell table:formula="of:=STDEV([.GI3:.GI3])" office:value-type="float" office:value="0">
            <text:p>#DIV/0!</text:p>
          </table:table-cell>
          <table:table-cell table:formula="of:=STDEV([.GJ3:.GJ3])" office:value-type="float" office:value="0">
            <text:p>#DIV/0!</text:p>
          </table:table-cell>
          <table:table-cell table:formula="of:=STDEV([.GK3:.GK3])" office:value-type="float" office:value="0">
            <text:p>#DIV/0!</text:p>
          </table:table-cell>
          <table:table-cell table:formula="of:=STDEV([.GL3:.GL3])" office:value-type="float" office:value="0">
            <text:p>#DIV/0!</text:p>
          </table:table-cell>
          <table:table-cell table:formula="of:=STDEV([.GM3:.GM3])" office:value-type="float" office:value="0">
            <text:p>#DIV/0!</text:p>
          </table:table-cell>
          <table:table-cell table:formula="of:=STDEV([.GN3:.GN3])" office:value-type="float" office:value="0">
            <text:p>#DIV/0!</text:p>
          </table:table-cell>
          <table:table-cell table:formula="of:=STDEV([.GO3:.GO3])" office:value-type="float" office:value="0">
            <text:p>#DIV/0!</text:p>
          </table:table-cell>
          <table:table-cell table:formula="of:=STDEV([.GP3:.GP3])" office:value-type="float" office:value="0">
            <text:p>#DIV/0!</text:p>
          </table:table-cell>
          <table:table-cell table:formula="of:=STDEV([.GQ3:.GQ3])" office:value-type="float" office:value="0">
            <text:p>#DIV/0!</text:p>
          </table:table-cell>
          <table:table-cell table:formula="of:=STDEV([.GR3:.GR3])" office:value-type="float" office:value="0">
            <text:p>#DIV/0!</text:p>
          </table:table-cell>
          <table:table-cell table:formula="of:=STDEV([.GS3:.GS3])" office:value-type="float" office:value="0">
            <text:p>#DIV/0!</text:p>
          </table:table-cell>
          <table:table-cell table:formula="of:=STDEV([.GT3:.GT3])" office:value-type="float" office:value="0">
            <text:p>#DIV/0!</text:p>
          </table:table-cell>
          <table:table-cell table:formula="of:=STDEV([.GU3:.GU3])" office:value-type="float" office:value="0">
            <text:p>#DIV/0!</text:p>
          </table:table-cell>
          <table:table-cell table:formula="of:=STDEV([.GV3:.GV3])" office:value-type="float" office:value="0">
            <text:p>#DIV/0!</text:p>
          </table:table-cell>
          <table:table-cell table:formula="of:=STDEV([.GW3:.GW3])" office:value-type="float" office:value="0">
            <text:p>#DIV/0!</text:p>
          </table:table-cell>
          <table:table-cell table:formula="of:=STDEV([.GX3:.GX3])" office:value-type="float" office:value="0">
            <text:p>#DIV/0!</text:p>
          </table:table-cell>
          <table:table-cell table:formula="of:=STDEV([.GY3:.GY3])" office:value-type="float" office:value="0">
            <text:p>#DIV/0!</text:p>
          </table:table-cell>
          <table:table-cell table:formula="of:=STDEV([.GZ3:.GZ3])" office:value-type="float" office:value="0">
            <text:p>#DIV/0!</text:p>
          </table:table-cell>
          <table:table-cell table:formula="of:=STDEV([.HA3:.HA3])" office:value-type="float" office:value="0">
            <text:p>#DIV/0!</text:p>
          </table:table-cell>
          <table:table-cell table:formula="of:=STDEV([.HB3:.HB3])" office:value-type="float" office:value="0">
            <text:p>#DIV/0!</text:p>
          </table:table-cell>
          <table:table-cell table:formula="of:=STDEV([.HC3:.HC3])" office:value-type="float" office:value="0">
            <text:p>#DIV/0!</text:p>
          </table:table-cell>
          <table:table-cell table:formula="of:=STDEV([.HD3:.HD3])" office:value-type="float" office:value="0">
            <text:p>#DIV/0!</text:p>
          </table:table-cell>
          <table:table-cell table:formula="of:=STDEV([.HE3:.HE3])" office:value-type="float" office:value="0">
            <text:p>#DIV/0!</text:p>
          </table:table-cell>
          <table:table-cell table:formula="of:=STDEV([.HF3:.HF3])" office:value-type="float" office:value="0">
            <text:p>#DIV/0!</text:p>
          </table:table-cell>
          <table:table-cell table:formula="of:=STDEV([.HG3:.HG3])" office:value-type="float" office:value="0">
            <text:p>#DIV/0!</text:p>
          </table:table-cell>
          <table:table-cell table:formula="of:=STDEV([.HH3:.HH3])" office:value-type="float" office:value="0">
            <text:p>#DIV/0!</text:p>
          </table:table-cell>
          <table:table-cell table:formula="of:=STDEV([.HI3:.HI3])" office:value-type="float" office:value="0">
            <text:p>#DIV/0!</text:p>
          </table:table-cell>
          <table:table-cell table:formula="of:=STDEV([.HJ3:.HJ3])" office:value-type="float" office:value="0">
            <text:p>#DIV/0!</text:p>
          </table:table-cell>
          <table:table-cell table:formula="of:=STDEV([.HK3:.HK3])" office:value-type="float" office:value="0">
            <text:p>#DIV/0!</text:p>
          </table:table-cell>
          <table:table-cell table:formula="of:=STDEV([.HL3:.HL3])" office:value-type="float" office:value="0">
            <text:p>#DIV/0!</text:p>
          </table:table-cell>
          <table:table-cell table:number-columns-repeated="804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GX3:.$GX3])^2)^0.5" office:value-type="float" office:value="134.243322666667">
            <text:p>134</text:p>
          </table:table-cell>
          <table:table-cell table:number-matrix-columns-spanned="1" table:number-matrix-rows-spanned="1" table:formula="of:=SUM(([.C3:.C3]-[.$GY3:.$GY3])^2)^0.5" office:value-type="float" office:value="4">
            <text:p>4</text:p>
          </table:table-cell>
          <table:table-cell table:number-matrix-columns-spanned="1" table:number-matrix-rows-spanned="1" table:formula="of:=SUM(([.D3:.D3]-[.$GZ3:.$GZ3])^2)^0.5" office:value-type="float" office:value="499013.433333333">
            <text:p>499013</text:p>
          </table:table-cell>
          <table:table-cell table:number-matrix-columns-spanned="1" table:number-matrix-rows-spanned="1" table:formula="of:=SUM(([.E3:.E3]-[.$HA3:.$HA3])^2)^0.5" office:value-type="float" office:value="437027.633333333">
            <text:p>437028</text:p>
          </table:table-cell>
          <table:table-cell table:number-matrix-columns-spanned="1" table:number-matrix-rows-spanned="1" table:formula="of:=SUM(([.F3:.F3]-[.$GX3:.$GX3])^2)^0.5" office:value-type="float" office:value="137.161705333333">
            <text:p>137</text:p>
          </table:table-cell>
          <table:table-cell table:number-matrix-columns-spanned="1" table:number-matrix-rows-spanned="1" table:formula="of:=SUM(([.G3:.G3]-[.$GY3:.$GY3])^2)^0.5" office:value-type="float" office:value="5">
            <text:p>5</text:p>
          </table:table-cell>
          <table:table-cell table:number-matrix-columns-spanned="1" table:number-matrix-rows-spanned="1" table:formula="of:=SUM(([.H3:.H3]-[.$GZ3:.$GZ3])^2)^0.5" office:value-type="float" office:value="481766.766666667">
            <text:p>481767</text:p>
          </table:table-cell>
          <table:table-cell table:number-matrix-columns-spanned="1" table:number-matrix-rows-spanned="1" table:formula="of:=SUM(([.I3:.I3]-[.$HA3:.$HA3])^2)^0.5" office:value-type="float" office:value="416168.666666667">
            <text:p>416169</text:p>
          </table:table-cell>
          <table:table-cell table:style-name="ce9" table:number-matrix-columns-spanned="1" table:number-matrix-rows-spanned="1" table:formula="of:=SUM(([.J3:.J3]-[.$HB3:.$HB3])^2)^0.5" office:value-type="float" office:value="0">
            <text:p>0</text:p>
          </table:table-cell>
          <table:table-cell table:number-matrix-columns-spanned="1" table:number-matrix-rows-spanned="1" table:formula="of:=SUM(([.K3:.K3]-[.$GX3:.$GX3])^2)^0.5" office:value-type="float" office:value="135.211097666667">
            <text:p>135</text:p>
          </table:table-cell>
          <table:table-cell table:number-matrix-columns-spanned="1" table:number-matrix-rows-spanned="1" table:formula="of:=SUM(([.L3:.L3]-[.$GY3:.$GY3])^2)^0.5" office:value-type="float" office:value="4">
            <text:p>4</text:p>
          </table:table-cell>
          <table:table-cell table:number-matrix-columns-spanned="1" table:number-matrix-rows-spanned="1" table:formula="of:=SUM(([.M3:.M3]-[.$GZ3:.$GZ3])^2)^0.5" office:value-type="float" office:value="502930.466666667">
            <text:p>502930</text:p>
          </table:table-cell>
          <table:table-cell table:number-matrix-columns-spanned="1" table:number-matrix-rows-spanned="1" table:formula="of:=SUM(([.N3:.N3]-[.$HA3:.$HA3])^2)^0.5" office:value-type="float" office:value="441140.333333333">
            <text:p>441140</text:p>
          </table:table-cell>
          <table:table-cell table:style-name="ce9" table:number-matrix-columns-spanned="1" table:number-matrix-rows-spanned="1" table:formula="of:=SUM(([.O3:.O3]-[.$HB3:.$HB3])^2)^0.5" office:value-type="float" office:value="0">
            <text:p>0</text:p>
          </table:table-cell>
          <table:table-cell table:number-matrix-columns-spanned="1" table:number-matrix-rows-spanned="1" table:formula="of:=SUM(([.P3:.P3]-[.$GX3:.$GX3])^2)^0.5" office:value-type="float" office:value="131.903657">
            <text:p>132</text:p>
          </table:table-cell>
          <table:table-cell table:number-matrix-columns-spanned="1" table:number-matrix-rows-spanned="1" table:formula="of:=SUM(([.Q3:.Q3]-[.$GY3:.$GY3])^2)^0.5" office:value-type="float" office:value="4">
            <text:p>4</text:p>
          </table:table-cell>
          <table:table-cell table:number-matrix-columns-spanned="1" table:number-matrix-rows-spanned="1" table:formula="of:=SUM(([.R3:.R3]-[.$GZ3:.$GZ3])^2)^0.5" office:value-type="float" office:value="504289">
            <text:p>504289</text:p>
          </table:table-cell>
          <table:table-cell table:number-matrix-columns-spanned="1" table:number-matrix-rows-spanned="1" table:formula="of:=SUM(([.S3:.S3]-[.$HA3:.$HA3])^2)^0.5" office:value-type="float" office:value="443139.2">
            <text:p>443139</text:p>
          </table:table-cell>
          <table:table-cell table:number-matrix-columns-spanned="1" table:number-matrix-rows-spanned="1" table:formula="of:=SUM(([.T3:.T3]-[.$HB3:.$HB3])^2)^0.5" office:value-type="float" office:value="552837.733333333">
            <text:p>552838</text:p>
          </table:table-cell>
          <table:table-cell table:number-matrix-columns-spanned="1" table:number-matrix-rows-spanned="1" table:formula="of:=SUM(([.U3:.U3]-[.$GX3:.$GX3])^2)^0.5" office:value-type="float" office:value="134.167498333333">
            <text:p>134</text:p>
          </table:table-cell>
          <table:table-cell table:number-matrix-columns-spanned="1" table:number-matrix-rows-spanned="1" table:formula="of:=SUM(([.V3:.V3]-[.$GY3:.$GY3])^2)^0.5" office:value-type="float" office:value="5">
            <text:p>5</text:p>
          </table:table-cell>
          <table:table-cell table:number-matrix-columns-spanned="1" table:number-matrix-rows-spanned="1" table:formula="of:=SUM(([.W3:.W3]-[.$GZ3:.$GZ3])^2)^0.5" office:value-type="float" office:value="397905.733333333">
            <text:p>397906</text:p>
          </table:table-cell>
          <table:table-cell table:number-matrix-columns-spanned="1" table:number-matrix-rows-spanned="1" table:formula="of:=SUM(([.X3:.X3]-[.$HA3:.$HA3])^2)^0.5" office:value-type="float" office:value="934495.133333333">
            <text:p>934495</text:p>
          </table:table-cell>
          <table:table-cell table:number-matrix-columns-spanned="1" table:number-matrix-rows-spanned="1" table:formula="of:=SUM(([.Y3:.Y3]-[.$HB3:.$HB3])^2)^0.5" office:value-type="float" office:value="836330.333333333">
            <text:p>836330</text:p>
          </table:table-cell>
          <table:table-cell table:number-matrix-columns-spanned="1" table:number-matrix-rows-spanned="1" table:formula="of:=SUM(([.Z3:.Z3]-[.$GX3:.$GX3])^2)^0.5" office:value-type="float" office:value="95.620867">
            <text:p>96</text:p>
          </table:table-cell>
          <table:table-cell table:number-matrix-columns-spanned="1" table:number-matrix-rows-spanned="1" table:formula="of:=SUM(([.AA3:.AA3]-[.$GY3:.$GY3])^2)^0.5" office:value-type="float" office:value="3">
            <text:p>3</text:p>
          </table:table-cell>
          <table:table-cell table:number-matrix-columns-spanned="1" table:number-matrix-rows-spanned="1" table:formula="of:=SUM(([.AB3:.AB3]-[.$GZ3:.$GZ3])^2)^0.5" office:value-type="float" office:value="351082">
            <text:p>351082</text:p>
          </table:table-cell>
          <table:table-cell table:number-matrix-columns-spanned="1" table:number-matrix-rows-spanned="1" table:formula="of:=SUM(([.AC3:.AC3]-[.$HA3:.$HA3])^2)^0.5" office:value-type="float" office:value="265389.133333333">
            <text:p>265389</text:p>
          </table:table-cell>
          <table:table-cell table:number-matrix-columns-spanned="1" table:number-matrix-rows-spanned="1" table:formula="of:=SUM(([.AD3:.AD3]-[.$HB3:.$HB3])^2)^0.5" office:value-type="float" office:value="473667.666666667">
            <text:p>473668</text:p>
          </table:table-cell>
          <table:table-cell table:number-matrix-columns-spanned="1" table:number-matrix-rows-spanned="1" table:formula="of:=SUM(([.AE3:.AE3]-[.$GX3:.$GX3])^2)^0.5" office:value-type="float" office:value="157.184721666667">
            <text:p>157</text:p>
          </table:table-cell>
          <table:table-cell table:number-matrix-columns-spanned="1" table:number-matrix-rows-spanned="1" table:formula="of:=SUM(([.AF3:.AF3]-[.$GY3:.$GY3])^2)^0.5" office:value-type="float" office:value="5">
            <text:p>5</text:p>
          </table:table-cell>
          <table:table-cell table:number-matrix-columns-spanned="1" table:number-matrix-rows-spanned="1" table:formula="of:=SUM(([.AG3:.AG3]-[.$GZ3:.$GZ3])^2)^0.5" office:value-type="float" office:value="591587.6">
            <text:p>591588</text:p>
          </table:table-cell>
          <table:table-cell table:number-matrix-columns-spanned="1" table:number-matrix-rows-spanned="1" table:formula="of:=SUM(([.AH3:.AH3]-[.$HA3:.$HA3])^2)^0.5" office:value-type="float" office:value="494382.133333333">
            <text:p>494382</text:p>
          </table:table-cell>
          <table:table-cell table:number-matrix-columns-spanned="1" table:number-matrix-rows-spanned="1" table:formula="of:=SUM(([.AI3:.AI3]-[.$HB3:.$HB3])^2)^0.5" office:value-type="float" office:value="1375244.13333333">
            <text:p>1375244</text:p>
          </table:table-cell>
          <table:table-cell table:number-matrix-columns-spanned="1" table:number-matrix-rows-spanned="1" table:formula="of:=SUM(([.AJ3:.AJ3]-[.$GX3:.$GX3])^2)^0.5" office:value-type="float" office:value="165.226187333333">
            <text:p>165</text:p>
          </table:table-cell>
          <table:table-cell table:number-matrix-columns-spanned="1" table:number-matrix-rows-spanned="1" table:formula="of:=SUM(([.AK3:.AK3]-[.$GY3:.$GY3])^2)^0.5" office:value-type="float" office:value="5">
            <text:p>5</text:p>
          </table:table-cell>
          <table:table-cell table:number-matrix-columns-spanned="1" table:number-matrix-rows-spanned="1" table:formula="of:=SUM(([.AL3:.AL3]-[.$GZ3:.$GZ3])^2)^0.5" office:value-type="float" office:value="658133.466666667">
            <text:p>658133</text:p>
          </table:table-cell>
          <table:table-cell table:number-matrix-columns-spanned="1" table:number-matrix-rows-spanned="1" table:formula="of:=SUM(([.AM3:.AM3]-[.$HA3:.$HA3])^2)^0.5" office:value-type="float" office:value="547161.333333333">
            <text:p>547161</text:p>
          </table:table-cell>
          <table:table-cell table:number-matrix-columns-spanned="1" table:number-matrix-rows-spanned="1" table:formula="of:=SUM(([.AN3:.AN3]-[.$HB3:.$HB3])^2)^0.5" office:value-type="float" office:value="1493227.8">
            <text:p>1493228</text:p>
          </table:table-cell>
          <table:table-cell table:number-matrix-columns-spanned="1" table:number-matrix-rows-spanned="1" table:formula="of:=SUM(([.AO3:.AO3]-[.$GX3:.$GX3])^2)^0.5" office:value-type="float" office:value="146.948538333333">
            <text:p>147</text:p>
          </table:table-cell>
          <table:table-cell table:number-matrix-columns-spanned="1" table:number-matrix-rows-spanned="1" table:formula="of:=SUM(([.AP3:.AP3]-[.$GY3:.$GY3])^2)^0.5" office:value-type="float" office:value="6">
            <text:p>6</text:p>
          </table:table-cell>
          <table:table-cell table:number-matrix-columns-spanned="1" table:number-matrix-rows-spanned="1" table:formula="of:=SUM(([.AQ3:.AQ3]-[.$GZ3:.$GZ3])^2)^0.5" office:value-type="float" office:value="597992.833333333">
            <text:p>597993</text:p>
          </table:table-cell>
          <table:table-cell table:number-matrix-columns-spanned="1" table:number-matrix-rows-spanned="1" table:formula="of:=SUM(([.AR3:.AR3]-[.$HA3:.$HA3])^2)^0.5" office:value-type="float" office:value="486981.066666667">
            <text:p>486981</text:p>
          </table:table-cell>
          <table:table-cell table:number-matrix-columns-spanned="1" table:number-matrix-rows-spanned="1" table:formula="of:=SUM(([.AS3:.AS3]-[.$HB3:.$HB3])^2)^0.5" office:value-type="float" office:value="1435365.13333333">
            <text:p>1435365</text:p>
          </table:table-cell>
          <table:table-cell table:number-matrix-columns-spanned="1" table:number-matrix-rows-spanned="1" table:formula="of:=SUM(([.AT3:.AT3]-[.$GX3:.$GX3])^2)^0.5" office:value-type="float" office:value="191.702568333333">
            <text:p>192</text:p>
          </table:table-cell>
          <table:table-cell table:number-matrix-columns-spanned="1" table:number-matrix-rows-spanned="1" table:formula="of:=SUM(([.AU3:.AU3]-[.$GY3:.$GY3])^2)^0.5" office:value-type="float" office:value="7">
            <text:p>7</text:p>
          </table:table-cell>
          <table:table-cell table:number-matrix-columns-spanned="1" table:number-matrix-rows-spanned="1" table:formula="of:=SUM(([.AV3:.AV3]-[.$GZ3:.$GZ3])^2)^0.5" office:value-type="float" office:value="739584.1">
            <text:p>739584</text:p>
          </table:table-cell>
          <table:table-cell table:number-matrix-columns-spanned="1" table:number-matrix-rows-spanned="1" table:formula="of:=SUM(([.AW3:.AW3]-[.$HA3:.$HA3])^2)^0.5" office:value-type="float" office:value="659869.666666667">
            <text:p>659870</text:p>
          </table:table-cell>
          <table:table-cell table:number-matrix-columns-spanned="1" table:number-matrix-rows-spanned="1" table:formula="of:=SUM(([.AX3:.AX3]-[.$HB3:.$HB3])^2)^0.5" office:value-type="float" office:value="1609103.6">
            <text:p>1609104</text:p>
          </table:table-cell>
          <table:table-cell table:number-matrix-columns-spanned="1" table:number-matrix-rows-spanned="1" table:formula="of:=SUM(([.AY3:.AY3]-[.$GX3:.$GX3])^2)^0.5" office:value-type="float" office:value="91.2007546666667">
            <text:p>91</text:p>
          </table:table-cell>
          <table:table-cell table:number-matrix-columns-spanned="1" table:number-matrix-rows-spanned="1" table:formula="of:=SUM(([.AZ3:.AZ3]-[.$GY3:.$GY3])^2)^0.5" office:value-type="float" office:value="3">
            <text:p>3</text:p>
          </table:table-cell>
          <table:table-cell table:number-matrix-columns-spanned="1" table:number-matrix-rows-spanned="1" table:formula="of:=SUM(([.BA3:.BA3]-[.$GZ3:.$GZ3])^2)^0.5" office:value-type="float" office:value="353034.6">
            <text:p>353035</text:p>
          </table:table-cell>
          <table:table-cell table:number-matrix-columns-spanned="1" table:number-matrix-rows-spanned="1" table:formula="of:=SUM(([.BB3:.BB3]-[.$HA3:.$HA3])^2)^0.5" office:value-type="float" office:value="267568.066666667">
            <text:p>267568</text:p>
          </table:table-cell>
          <table:table-cell table:number-matrix-columns-spanned="1" table:number-matrix-rows-spanned="1" table:formula="of:=SUM(([.BC3:.BC3]-[.$HB3:.$HB3])^2)^0.5" office:value-type="float" office:value="470287.533333333">
            <text:p>470288</text:p>
          </table:table-cell>
          <table:table-cell table:number-matrix-columns-spanned="1" table:number-matrix-rows-spanned="1" table:formula="of:=SUM(([.BD3:.BD3]-[.$GX3:.$GX3])^2)^0.5" office:value-type="float" office:value="120.515111666667">
            <text:p>121</text:p>
          </table:table-cell>
          <table:table-cell table:number-matrix-columns-spanned="1" table:number-matrix-rows-spanned="1" table:formula="of:=SUM(([.BE3:.BE3]-[.$GY3:.$GY3])^2)^0.5" office:value-type="float" office:value="4">
            <text:p>4</text:p>
          </table:table-cell>
          <table:table-cell table:number-matrix-columns-spanned="1" table:number-matrix-rows-spanned="1" table:formula="of:=SUM(([.BF3:.BF3]-[.$GZ3:.$GZ3])^2)^0.5" office:value-type="float" office:value="389683.3">
            <text:p>389683</text:p>
          </table:table-cell>
          <table:table-cell table:number-matrix-columns-spanned="1" table:number-matrix-rows-spanned="1" table:formula="of:=SUM(([.BG3:.BG3]-[.$HA3:.$HA3])^2)^0.5" office:value-type="float" office:value="329149.533333333">
            <text:p>329150</text:p>
          </table:table-cell>
          <table:table-cell table:number-matrix-columns-spanned="1" table:number-matrix-rows-spanned="1" table:formula="of:=SUM(([.BH3:.BH3]-[.$HB3:.$HB3])^2)^0.5" office:value-type="float" office:value="489490.966666667">
            <text:p>489491</text:p>
          </table:table-cell>
          <table:table-cell table:number-matrix-columns-spanned="1" table:number-matrix-rows-spanned="1" table:formula="of:=SUM(([.BI3:.BI3]-[.$GX3:.$GX3])^2)^0.5" office:value-type="float" office:value="123.024486666667">
            <text:p>123</text:p>
          </table:table-cell>
          <table:table-cell table:number-matrix-columns-spanned="1" table:number-matrix-rows-spanned="1" table:formula="of:=SUM(([.BJ3:.BJ3]-[.$GY3:.$GY3])^2)^0.5" office:value-type="float" office:value="5">
            <text:p>5</text:p>
          </table:table-cell>
          <table:table-cell table:number-matrix-columns-spanned="1" table:number-matrix-rows-spanned="1" table:formula="of:=SUM(([.BK3:.BK3]-[.$GZ3:.$GZ3])^2)^0.5" office:value-type="float" office:value="524295.333333333">
            <text:p>524295</text:p>
          </table:table-cell>
          <table:table-cell table:number-matrix-columns-spanned="1" table:number-matrix-rows-spanned="1" table:formula="of:=SUM(([.BL3:.BL3]-[.$HA3:.$HA3])^2)^0.5" office:value-type="float" office:value="483045.466666667">
            <text:p>483045</text:p>
          </table:table-cell>
          <table:table-cell table:number-matrix-columns-spanned="1" table:number-matrix-rows-spanned="1" table:formula="of:=SUM(([.BM3:.BM3]-[.$HB3:.$HB3])^2)^0.5" office:value-type="float" office:value="560880.766666667">
            <text:p>560881</text:p>
          </table:table-cell>
          <table:table-cell table:number-matrix-columns-spanned="1" table:number-matrix-rows-spanned="1" table:formula="of:=SUM(([.BN3:.BN3]-[.$GX3:.$GX3])^2)^0.5" office:value-type="float" office:value="101.987728666667">
            <text:p>102</text:p>
          </table:table-cell>
          <table:table-cell table:number-matrix-columns-spanned="1" table:number-matrix-rows-spanned="1" table:formula="of:=SUM(([.BO3:.BO3]-[.$GY3:.$GY3])^2)^0.5" office:value-type="float" office:value="3">
            <text:p>3</text:p>
          </table:table-cell>
          <table:table-cell table:number-matrix-columns-spanned="1" table:number-matrix-rows-spanned="1" table:formula="of:=SUM(([.BP3:.BP3]-[.$GZ3:.$GZ3])^2)^0.5" office:value-type="float" office:value="318315.366666667">
            <text:p>318315</text:p>
          </table:table-cell>
          <table:table-cell table:number-matrix-columns-spanned="1" table:number-matrix-rows-spanned="1" table:formula="of:=SUM(([.BQ3:.BQ3]-[.$HA3:.$HA3])^2)^0.5" office:value-type="float" office:value="226447.9">
            <text:p>226448</text:p>
          </table:table-cell>
          <table:table-cell table:number-matrix-columns-spanned="1" table:number-matrix-rows-spanned="1" table:formula="of:=SUM(([.BR3:.BR3]-[.$HB3:.$HB3])^2)^0.5" office:value-type="float" office:value="455395.333333333">
            <text:p>455395</text:p>
          </table:table-cell>
          <table:table-cell table:number-matrix-columns-spanned="1" table:number-matrix-rows-spanned="1" table:formula="of:=SUM(([.BS3:.BS3]-[.$GX3:.$GX3])^2)^0.5" office:value-type="float" office:value="217.273356666667">
            <text:p>217</text:p>
          </table:table-cell>
          <table:table-cell table:number-matrix-columns-spanned="1" table:number-matrix-rows-spanned="1" table:formula="of:=SUM(([.BT3:.BT3]-[.$GY3:.$GY3])^2)^0.5" office:value-type="float" office:value="9">
            <text:p>9</text:p>
          </table:table-cell>
          <table:table-cell table:number-matrix-columns-spanned="1" table:number-matrix-rows-spanned="1" table:formula="of:=SUM(([.BU3:.BU3]-[.$GZ3:.$GZ3])^2)^0.5" office:value-type="float" office:value="827889.133333333">
            <text:p>827889</text:p>
          </table:table-cell>
          <table:table-cell table:number-matrix-columns-spanned="1" table:number-matrix-rows-spanned="1" table:formula="of:=SUM(([.BV3:.BV3]-[.$HA3:.$HA3])^2)^0.5" office:value-type="float" office:value="685283.8">
            <text:p>685284</text:p>
          </table:table-cell>
          <table:table-cell table:number-matrix-columns-spanned="1" table:number-matrix-rows-spanned="1" table:formula="of:=SUM(([.BW3:.BW3]-[.$HB3:.$HB3])^2)^0.5" office:value-type="float" office:value="1636322.96666667">
            <text:p>1636323</text:p>
          </table:table-cell>
          <table:table-cell table:number-matrix-columns-spanned="1" table:number-matrix-rows-spanned="1" table:formula="of:=SUM(([.BX3:.BX3]-[.$GX3:.$GX3])^2)^0.5" office:value-type="float" office:value="19.0009663333333">
            <text:p>19</text:p>
          </table:table-cell>
          <table:table-cell table:number-matrix-columns-spanned="1" table:number-matrix-rows-spanned="1" table:formula="of:=SUM(([.BY3:.BY3]-[.$GY3:.$GY3])^2)^0.5" office:value-type="float" office:value="1">
            <text:p>1</text:p>
          </table:table-cell>
          <table:table-cell table:number-matrix-columns-spanned="1" table:number-matrix-rows-spanned="1" table:formula="of:=SUM(([.BZ3:.BZ3]-[.$GZ3:.$GZ3])^2)^0.5" office:value-type="float" office:value="63759.2333333334">
            <text:p>63759</text:p>
          </table:table-cell>
          <table:table-cell table:number-matrix-columns-spanned="1" table:number-matrix-rows-spanned="1" table:formula="of:=SUM(([.CA3:.CA3]-[.$HA3:.$HA3])^2)^0.5" office:value-type="float" office:value="177534.466666667">
            <text:p>177534</text:p>
          </table:table-cell>
          <table:table-cell table:style-name="ce9" table:number-matrix-columns-spanned="1" table:number-matrix-rows-spanned="1" table:formula="of:=SUM(([.CB3:.CB3]-[.$HB3:.$HB3])^2)^0.5" office:value-type="float" office:value="0">
            <text:p>0</text:p>
          </table:table-cell>
          <table:table-cell table:number-matrix-columns-spanned="1" table:number-matrix-rows-spanned="1" table:formula="of:=SUM(([.CC3:.CC3]-[.$GX3:.$GX3])^2)^0.5" office:value-type="float" office:value="182.325251666667">
            <text:p>182</text:p>
          </table:table-cell>
          <table:table-cell table:number-matrix-columns-spanned="1" table:number-matrix-rows-spanned="1" table:formula="of:=SUM(([.CD3:.CD3]-[.$GY3:.$GY3])^2)^0.5" office:value-type="float" office:value="5">
            <text:p>5</text:p>
          </table:table-cell>
          <table:table-cell table:number-matrix-columns-spanned="1" table:number-matrix-rows-spanned="1" table:formula="of:=SUM(([.CE3:.CE3]-[.$GZ3:.$GZ3])^2)^0.5" office:value-type="float" office:value="466564.233333333">
            <text:p>466564</text:p>
          </table:table-cell>
          <table:table-cell table:number-matrix-columns-spanned="1" table:number-matrix-rows-spanned="1" table:formula="of:=SUM(([.CF3:.CF3]-[.$HA3:.$HA3])^2)^0.5" office:value-type="float" office:value="319555">
            <text:p>319555</text:p>
          </table:table-cell>
          <table:table-cell table:number-matrix-columns-spanned="1" table:number-matrix-rows-spanned="1" table:formula="of:=SUM(([.CG3:.CG3]-[.$HB3:.$HB3])^2)^0.5" office:value-type="float" office:value="1268827.73333333">
            <text:p>1268828</text:p>
          </table:table-cell>
          <table:table-cell table:number-matrix-columns-spanned="1" table:number-matrix-rows-spanned="1" table:formula="of:=SUM(([.CH3:.CH3]-[.$GX3:.$GX3])^2)^0.5" office:value-type="float" office:value="64.8179303333333">
            <text:p>65</text:p>
          </table:table-cell>
          <table:table-cell table:number-matrix-columns-spanned="1" table:number-matrix-rows-spanned="1" table:formula="of:=SUM(([.CI3:.CI3]-[.$GY3:.$GY3])^2)^0.5" office:value-type="float" office:value="1">
            <text:p>1</text:p>
          </table:table-cell>
          <table:table-cell table:number-matrix-columns-spanned="1" table:number-matrix-rows-spanned="1" table:formula="of:=SUM(([.CJ3:.CJ3]-[.$GZ3:.$GZ3])^2)^0.5" office:value-type="float" office:value="242707.4">
            <text:p>242707</text:p>
          </table:table-cell>
          <table:table-cell table:number-matrix-columns-spanned="1" table:number-matrix-rows-spanned="1" table:formula="of:=SUM(([.CK3:.CK3]-[.$HA3:.$HA3])^2)^0.5" office:value-type="float" office:value="277487.8">
            <text:p>277488</text:p>
          </table:table-cell>
          <table:table-cell table:number-matrix-columns-spanned="1" table:number-matrix-rows-spanned="1" table:formula="of:=SUM(([.CL3:.CL3]-[.$HB3:.$HB3])^2)^0.5" office:value-type="float" office:value="519581.766666667">
            <text:p>519582</text:p>
          </table:table-cell>
          <table:table-cell table:style-name="ce8" table:number-matrix-columns-spanned="1" table:number-matrix-rows-spanned="1" table:formula="of:=SUM(([.CM3:.CM3]-[.$GX3:.$GX3])^2)^0.5" office:value-type="float" office:value="432.601875">
            <text:p>433</text:p>
          </table:table-cell>
          <table:table-cell table:style-name="ce8" table:number-matrix-columns-spanned="1" table:number-matrix-rows-spanned="1" table:formula="of:=SUM(([.CN3:.CN3]-[.$GY3:.$GY3])^2)^0.5" office:value-type="float" office:value="24">
            <text:p>24</text:p>
          </table:table-cell>
          <table:table-cell table:number-matrix-columns-spanned="1" table:number-matrix-rows-spanned="1" table:formula="of:=SUM(([.CO3:.CO3]-[.$GZ3:.$GZ3])^2)^0.5" office:value-type="float" office:value="527325.7">
            <text:p>527326</text:p>
          </table:table-cell>
          <table:table-cell table:number-matrix-columns-spanned="1" table:number-matrix-rows-spanned="1" table:formula="of:=SUM(([.CP3:.CP3]-[.$HA3:.$HA3])^2)^0.5" office:value-type="float" office:value="457661.833333333">
            <text:p>457662</text:p>
          </table:table-cell>
          <table:table-cell table:number-matrix-columns-spanned="1" table:number-matrix-rows-spanned="1" table:formula="of:=SUM(([.CQ3:.CQ3]-[.$HB3:.$HB3])^2)^0.5" office:value-type="float" office:value="1408701">
            <text:p>1408701</text:p>
          </table:table-cell>
          <table:table-cell table:number-matrix-columns-spanned="1" table:number-matrix-rows-spanned="1" table:formula="of:=SUM(([.CR3:.CR3]-[.$GX3:.$GX3])^2)^0.5" office:value-type="float" office:value="308.382664">
            <text:p>308</text:p>
          </table:table-cell>
          <table:table-cell table:number-matrix-columns-spanned="1" table:number-matrix-rows-spanned="1" table:formula="of:=SUM(([.CS3:.CS3]-[.$GY3:.$GY3])^2)^0.5" office:value-type="float" office:value="16">
            <text:p>16</text:p>
          </table:table-cell>
          <table:table-cell table:number-matrix-columns-spanned="1" table:number-matrix-rows-spanned="1" table:formula="of:=SUM(([.CT3:.CT3]-[.$GZ3:.$GZ3])^2)^0.5" office:value-type="float" office:value="778697.7">
            <text:p>778698</text:p>
          </table:table-cell>
          <table:table-cell table:number-matrix-columns-spanned="1" table:number-matrix-rows-spanned="1" table:formula="of:=SUM(([.CU3:.CU3]-[.$HA3:.$HA3])^2)^0.5" office:value-type="float" office:value="693204.1">
            <text:p>693204</text:p>
          </table:table-cell>
          <table:table-cell table:number-matrix-columns-spanned="1" table:number-matrix-rows-spanned="1" table:formula="of:=SUM(([.CV3:.CV3]-[.$HB3:.$HB3])^2)^0.5" office:value-type="float" office:value="1642448.8">
            <text:p>1642449</text:p>
          </table:table-cell>
          <table:table-cell table:number-matrix-columns-spanned="1" table:number-matrix-rows-spanned="1" table:formula="of:=SUM(([.CW3:.CW3]-[.$GX3:.$GX3])^2)^0.5" office:value-type="float" office:value="112.732265666667">
            <text:p>113</text:p>
          </table:table-cell>
          <table:table-cell table:number-matrix-columns-spanned="1" table:number-matrix-rows-spanned="1" table:formula="of:=SUM(([.CX3:.CX3]-[.$GY3:.$GY3])^2)^0.5" office:value-type="float" office:value="5">
            <text:p>5</text:p>
          </table:table-cell>
          <table:table-cell table:number-matrix-columns-spanned="1" table:number-matrix-rows-spanned="1" table:formula="of:=SUM(([.CY3:.CY3]-[.$GZ3:.$GZ3])^2)^0.5" office:value-type="float" office:value="406534.4">
            <text:p>406534</text:p>
          </table:table-cell>
          <table:table-cell table:number-matrix-columns-spanned="1" table:number-matrix-rows-spanned="1" table:formula="of:=SUM(([.CZ3:.CZ3]-[.$HA3:.$HA3])^2)^0.5" office:value-type="float" office:value="330654.2">
            <text:p>330654</text:p>
          </table:table-cell>
          <table:table-cell table:number-matrix-columns-spanned="1" table:number-matrix-rows-spanned="1" table:formula="of:=SUM(([.DA3:.DA3]-[.$HB3:.$HB3])^2)^0.5" office:value-type="float" office:value="494333.266666667">
            <text:p>494333</text:p>
          </table:table-cell>
          <table:table-cell table:number-matrix-columns-spanned="1" table:number-matrix-rows-spanned="1" table:formula="of:=SUM(([.DB3:.DB3]-[.$GX3:.$GX3])^2)^0.5" office:value-type="float" office:value="416.905741666667">
            <text:p>417</text:p>
          </table:table-cell>
          <table:table-cell table:number-matrix-columns-spanned="1" table:number-matrix-rows-spanned="1" table:formula="of:=SUM(([.DC3:.DC3]-[.$GY3:.$GY3])^2)^0.5" office:value-type="float" office:value="22">
            <text:p>22</text:p>
          </table:table-cell>
          <table:table-cell table:style-name="ce8" table:number-matrix-columns-spanned="1" table:number-matrix-rows-spanned="1" table:formula="of:=SUM(([.DD3:.DD3]-[.$GZ3:.$GZ3])^2)^0.5" office:value-type="float" office:value="1383225.36666667">
            <text:p>1383225</text:p>
          </table:table-cell>
          <table:table-cell table:number-matrix-columns-spanned="1" table:number-matrix-rows-spanned="1" table:formula="of:=SUM(([.DE3:.DE3]-[.$HA3:.$HA3])^2)^0.5" office:value-type="float" office:value="1102331.8">
            <text:p>1102332</text:p>
          </table:table-cell>
          <table:table-cell table:number-matrix-columns-spanned="1" table:number-matrix-rows-spanned="1" table:formula="of:=SUM(([.DF3:.DF3]-[.$HB3:.$HB3])^2)^0.5" office:value-type="float" office:value="2053370.96666667">
            <text:p>2053371</text:p>
          </table:table-cell>
          <table:table-cell table:number-matrix-columns-spanned="1" table:number-matrix-rows-spanned="1" table:formula="of:=SUM(([.DG3:.DG3]-[.$GX3:.$GX3])^2)^0.5" office:value-type="float" office:value="137.825849">
            <text:p>138</text:p>
          </table:table-cell>
          <table:table-cell table:number-matrix-columns-spanned="1" table:number-matrix-rows-spanned="1" table:formula="of:=SUM(([.DH3:.DH3]-[.$GY3:.$GY3])^2)^0.5" office:value-type="float" office:value="4">
            <text:p>4</text:p>
          </table:table-cell>
          <table:table-cell table:number-matrix-columns-spanned="1" table:number-matrix-rows-spanned="1" table:formula="of:=SUM(([.DI3:.DI3]-[.$GZ3:.$GZ3])^2)^0.5" office:value-type="float" office:value="470999.3">
            <text:p>470999</text:p>
          </table:table-cell>
          <table:table-cell table:number-matrix-columns-spanned="1" table:number-matrix-rows-spanned="1" table:formula="of:=SUM(([.DJ3:.DJ3]-[.$HA3:.$HA3])^2)^0.5" office:value-type="float" office:value="403824.466666667">
            <text:p>403824</text:p>
          </table:table-cell>
          <table:table-cell table:number-matrix-columns-spanned="1" table:number-matrix-rows-spanned="1" table:formula="of:=SUM(([.DK3:.DK3]-[.$HB3:.$HB3])^2)^0.5" office:value-type="float" office:value="538771.8">
            <text:p>538772</text:p>
          </table:table-cell>
          <table:table-cell table:number-matrix-columns-spanned="1" table:number-matrix-rows-spanned="1" table:formula="of:=SUM(([.DL3:.DL3]-[.$GX3:.$GX3])^2)^0.5" office:value-type="float" office:value="111.288255">
            <text:p>111</text:p>
          </table:table-cell>
          <table:table-cell table:number-matrix-columns-spanned="1" table:number-matrix-rows-spanned="1" table:formula="of:=SUM(([.DM3:.DM3]-[.$GY3:.$GY3])^2)^0.5" office:value-type="float" office:value="6">
            <text:p>6</text:p>
          </table:table-cell>
          <table:table-cell table:number-matrix-columns-spanned="1" table:number-matrix-rows-spanned="1" table:formula="of:=SUM(([.DN3:.DN3]-[.$GZ3:.$GZ3])^2)^0.5" office:value-type="float" office:value="378063.066666667">
            <text:p>378063</text:p>
          </table:table-cell>
          <table:table-cell table:number-matrix-columns-spanned="1" table:number-matrix-rows-spanned="1" table:formula="of:=SUM(([.DO3:.DO3]-[.$HA3:.$HA3])^2)^0.5" office:value-type="float" office:value="300774.866666667">
            <text:p>300775</text:p>
          </table:table-cell>
          <table:table-cell table:number-matrix-columns-spanned="1" table:number-matrix-rows-spanned="1" table:formula="of:=SUM(([.DP3:.DP3]-[.$HB3:.$HB3])^2)^0.5" office:value-type="float" office:value="286933.766666667">
            <text:p>286934</text:p>
          </table:table-cell>
          <table:table-cell table:number-matrix-columns-spanned="1" table:number-matrix-rows-spanned="1" table:formula="of:=SUM(([.DQ3:.DQ3]-[.$GX3:.$GX3])^2)^0.5" office:value-type="float" office:value="101.764553333333">
            <text:p>102</text:p>
          </table:table-cell>
          <table:table-cell table:number-matrix-columns-spanned="1" table:number-matrix-rows-spanned="1" table:formula="of:=SUM(([.DR3:.DR3]-[.$GY3:.$GY3])^2)^0.5" office:value-type="float" office:value="3">
            <text:p>3</text:p>
          </table:table-cell>
          <table:table-cell table:number-matrix-columns-spanned="1" table:number-matrix-rows-spanned="1" table:formula="of:=SUM(([.DS3:.DS3]-[.$GZ3:.$GZ3])^2)^0.5" office:value-type="float" office:value="365900.033333333">
            <text:p>365900</text:p>
          </table:table-cell>
          <table:table-cell table:number-matrix-columns-spanned="1" table:number-matrix-rows-spanned="1" table:formula="of:=SUM(([.DT3:.DT3]-[.$HA3:.$HA3])^2)^0.5" office:value-type="float" office:value="299395.766666667">
            <text:p>299396</text:p>
          </table:table-cell>
          <table:table-cell table:number-matrix-columns-spanned="1" table:number-matrix-rows-spanned="1" table:formula="of:=SUM(([.DU3:.DU3]-[.$HB3:.$HB3])^2)^0.5" office:value-type="float" office:value="319540.233333333">
            <text:p>319540</text:p>
          </table:table-cell>
          <table:table-cell table:style-name="ce9" table:number-matrix-columns-spanned="1" table:number-matrix-rows-spanned="1" table:formula="of:=SUM(([.DV3:.DV3]-[.$GX3:.$GX3])^2)^0.5" office:value-type="float" office:value="0">
            <text:p>0</text:p>
          </table:table-cell>
          <table:table-cell table:style-name="ce9" table:number-matrix-columns-spanned="1" table:number-matrix-rows-spanned="1" table:formula="of:=SUM(([.DW3:.DW3]-[.$GY3:.$GY3])^2)^0.5" office:value-type="float" office:value="0">
            <text:p>0</text:p>
          </table:table-cell>
          <table:table-cell table:number-matrix-columns-spanned="1" table:number-matrix-rows-spanned="1" table:formula="of:=SUM(([.DX3:.DX3]-[.$GZ3:.$GZ3])^2)^0.5" office:value-type="float" office:value="8784.66666666674">
            <text:p>8785</text:p>
          </table:table-cell>
          <table:table-cell table:style-name="ce9" table:number-matrix-columns-spanned="1" table:number-matrix-rows-spanned="1" table:formula="of:=SUM(([.DY3:.DY3]-[.$HA3:.$HA3])^2)^0.5" office:value-type="float" office:value="0">
            <text:p>0</text:p>
          </table:table-cell>
          <table:table-cell table:number-matrix-columns-spanned="1" table:number-matrix-rows-spanned="1" table:formula="of:=SUM(([.DZ3:.DZ3]-[.$HB3:.$HB3])^2)^0.5" office:value-type="float" office:value="873325">
            <text:p>873325</text:p>
          </table:table-cell>
          <table:table-cell table:number-matrix-columns-spanned="1" table:number-matrix-rows-spanned="1" table:formula="of:=SUM(([.EA3:.EA3]-[.$GX3:.$GX3])^2)^0.5" office:value-type="float" office:value="13.445897">
            <text:p>13</text:p>
          </table:table-cell>
          <table:table-cell table:number-matrix-columns-spanned="1" table:number-matrix-rows-spanned="1" table:formula="of:=SUM(([.EB3:.EB3]-[.$GY3:.$GY3])^2)^0.5" office:value-type="float" office:value="1">
            <text:p>1</text:p>
          </table:table-cell>
          <table:table-cell table:style-name="ce9" table:number-matrix-columns-spanned="1" table:number-matrix-rows-spanned="1" table:formula="of:=SUM(([.EC3:.EC3]-[.$GZ3:.$GZ3])^2)^0.5" office:value-type="float" office:value="0">
            <text:p>0</text:p>
          </table:table-cell>
          <table:table-cell table:number-matrix-columns-spanned="1" table:number-matrix-rows-spanned="1" table:formula="of:=SUM(([.ED3:.ED3]-[.$HA3:.$HA3])^2)^0.5" office:value-type="float" office:value="30209.2333333334">
            <text:p>30209</text:p>
          </table:table-cell>
          <table:table-cell table:number-matrix-columns-spanned="1" table:number-matrix-rows-spanned="1" table:formula="of:=SUM(([.EE3:.EE3]-[.$HB3:.$HB3])^2)^0.5" office:value-type="float" office:value="972748.833333333">
            <text:p>972749</text:p>
          </table:table-cell>
          <table:table-cell table:number-matrix-columns-spanned="1" table:number-matrix-rows-spanned="1" table:formula="of:=SUM(([.EF3:.EF3]-[.$GX3:.$GX3])^2)^0.5" office:value-type="float" office:value="5.3409603333333">
            <text:p>5</text:p>
          </table:table-cell>
          <table:table-cell table:number-matrix-columns-spanned="1" table:number-matrix-rows-spanned="1" table:formula="of:=SUM(([.EG3:.EG3]-[.$GY3:.$GY3])^2)^0.5" office:value-type="float" office:value="1">
            <text:p>1</text:p>
          </table:table-cell>
          <table:table-cell table:number-matrix-columns-spanned="1" table:number-matrix-rows-spanned="1" table:formula="of:=SUM(([.EH3:.EH3]-[.$GZ3:.$GZ3])^2)^0.5" office:value-type="float" office:value="83969.8">
            <text:p>83970</text:p>
          </table:table-cell>
          <table:table-cell table:number-matrix-columns-spanned="1" table:number-matrix-rows-spanned="1" table:formula="of:=SUM(([.EI3:.EI3]-[.$HA3:.$HA3])^2)^0.5" office:value-type="float" office:value="161039.933333333">
            <text:p>161040</text:p>
          </table:table-cell>
          <table:table-cell table:number-matrix-columns-spanned="1" table:number-matrix-rows-spanned="1" table:formula="of:=SUM(([.EJ3:.EJ3]-[.$HB3:.$HB3])^2)^0.5" office:value-type="float" office:value="1107468.53333333">
            <text:p>1107469</text:p>
          </table:table-cell>
          <table:table-cell table:number-matrix-columns-spanned="1" table:number-matrix-rows-spanned="1" table:formula="of:=SUM(([.EK3:.EK3]-[.$GX3:.$GX3])^2)^0.5" office:value-type="float" office:value="7.45372033333331">
            <text:p>7</text:p>
          </table:table-cell>
          <table:table-cell table:number-matrix-columns-spanned="1" table:number-matrix-rows-spanned="1" table:formula="of:=SUM(([.EL3:.EL3]-[.$GY3:.$GY3])^2)^0.5" office:value-type="float" office:value="1">
            <text:p>1</text:p>
          </table:table-cell>
          <table:table-cell table:number-matrix-columns-spanned="1" table:number-matrix-rows-spanned="1" table:formula="of:=SUM(([.EM3:.EM3]-[.$GZ3:.$GZ3])^2)^0.5" office:value-type="float" office:value="76992.6">
            <text:p>76993</text:p>
          </table:table-cell>
          <table:table-cell table:number-matrix-columns-spanned="1" table:number-matrix-rows-spanned="1" table:formula="of:=SUM(([.EN3:.EN3]-[.$HA3:.$HA3])^2)^0.5" office:value-type="float" office:value="152151.766666667">
            <text:p>152152</text:p>
          </table:table-cell>
          <table:table-cell table:number-matrix-columns-spanned="1" table:number-matrix-rows-spanned="1" table:formula="of:=SUM(([.EO3:.EO3]-[.$HB3:.$HB3])^2)^0.5" office:value-type="float" office:value="1099552.8">
            <text:p>1099553</text:p>
          </table:table-cell>
          <table:table-cell table:number-matrix-columns-spanned="1" table:number-matrix-rows-spanned="1" table:formula="of:=SUM(([.EP3:.EP3]-[.$GX3:.$GX3])^2)^0.5" office:value-type="float" office:value="129.307255333333">
            <text:p>129</text:p>
          </table:table-cell>
          <table:table-cell table:number-matrix-columns-spanned="1" table:number-matrix-rows-spanned="1" table:formula="of:=SUM(([.EQ3:.EQ3]-[.$GY3:.$GY3])^2)^0.5" office:value-type="float" office:value="4">
            <text:p>4</text:p>
          </table:table-cell>
          <table:table-cell table:number-matrix-columns-spanned="1" table:number-matrix-rows-spanned="1" table:formula="of:=SUM(([.ER3:.ER3]-[.$GZ3:.$GZ3])^2)^0.5" office:value-type="float" office:value="452552.233333333">
            <text:p>452552</text:p>
          </table:table-cell>
          <table:table-cell table:number-matrix-columns-spanned="1" table:number-matrix-rows-spanned="1" table:formula="of:=SUM(([.ES3:.ES3]-[.$HA3:.$HA3])^2)^0.5" office:value-type="float" office:value="534364.9">
            <text:p>534365</text:p>
          </table:table-cell>
          <table:table-cell table:number-matrix-columns-spanned="1" table:number-matrix-rows-spanned="1" table:formula="of:=SUM(([.ET3:.ET3]-[.$HB3:.$HB3])^2)^0.5" office:value-type="float" office:value="310759.7">
            <text:p>310760</text:p>
          </table:table-cell>
          <table:table-cell table:number-matrix-columns-spanned="1" table:number-matrix-rows-spanned="1" table:formula="of:=SUM(([.EU3:.EU3]-[.$GX3:.$GX3])^2)^0.5" office:value-type="float" office:value="82.292591">
            <text:p>82</text:p>
          </table:table-cell>
          <table:table-cell table:number-matrix-columns-spanned="1" table:number-matrix-rows-spanned="1" table:formula="of:=SUM(([.EV3:.EV3]-[.$GY3:.$GY3])^2)^0.5" office:value-type="float" office:value="2">
            <text:p>2</text:p>
          </table:table-cell>
          <table:table-cell table:number-matrix-columns-spanned="1" table:number-matrix-rows-spanned="1" table:formula="of:=SUM(([.EW3:.EW3]-[.$GZ3:.$GZ3])^2)^0.5" office:value-type="float" office:value="336998.433333333">
            <text:p>336998</text:p>
          </table:table-cell>
          <table:table-cell table:number-matrix-columns-spanned="1" table:number-matrix-rows-spanned="1" table:formula="of:=SUM(([.EX3:.EX3]-[.$HA3:.$HA3])^2)^0.5" office:value-type="float" office:value="347039.166666667">
            <text:p>347039</text:p>
          </table:table-cell>
          <table:table-cell table:number-matrix-columns-spanned="1" table:number-matrix-rows-spanned="1" table:formula="of:=SUM(([.EY3:.EY3]-[.$HB3:.$HB3])^2)^0.5" office:value-type="float" office:value="280476.333333333">
            <text:p>280476</text:p>
          </table:table-cell>
          <table:table-cell table:number-matrix-columns-spanned="1" table:number-matrix-rows-spanned="1" table:formula="of:=SUM(([.EZ3:.EZ3]-[.$GX3:.$GX3])^2)^0.5" office:value-type="float" office:value="107.336118333333">
            <text:p>107</text:p>
          </table:table-cell>
          <table:table-cell table:number-matrix-columns-spanned="1" table:number-matrix-rows-spanned="1" table:formula="of:=SUM(([.FA3:.FA3]-[.$GY3:.$GY3])^2)^0.5" office:value-type="float" office:value="3">
            <text:p>3</text:p>
          </table:table-cell>
          <table:table-cell table:number-matrix-columns-spanned="1" table:number-matrix-rows-spanned="1" table:formula="of:=SUM(([.FB3:.FB3]-[.$GZ3:.$GZ3])^2)^0.5" office:value-type="float" office:value="336828.8">
            <text:p>336829</text:p>
          </table:table-cell>
          <table:table-cell table:number-matrix-columns-spanned="1" table:number-matrix-rows-spanned="1" table:formula="of:=SUM(([.FC3:.FC3]-[.$HA3:.$HA3])^2)^0.5" office:value-type="float" office:value="361692.166666667">
            <text:p>361692</text:p>
          </table:table-cell>
          <table:table-cell table:number-matrix-columns-spanned="1" table:number-matrix-rows-spanned="1" table:formula="of:=SUM(([.FD3:.FD3]-[.$HB3:.$HB3])^2)^0.5" office:value-type="float" office:value="284277.2">
            <text:p>284277</text:p>
          </table:table-cell>
          <table:table-cell table:number-matrix-columns-spanned="1" table:number-matrix-rows-spanned="1" table:formula="of:=SUM(([.FE3:.FE3]-[.$GX3:.$GX3])^2)^0.5" office:value-type="float" office:value="106.905012666667">
            <text:p>107</text:p>
          </table:table-cell>
          <table:table-cell table:number-matrix-columns-spanned="1" table:number-matrix-rows-spanned="1" table:formula="of:=SUM(([.FF3:.FF3]-[.$GY3:.$GY3])^2)^0.5" office:value-type="float" office:value="3">
            <text:p>3</text:p>
          </table:table-cell>
          <table:table-cell table:number-matrix-columns-spanned="1" table:number-matrix-rows-spanned="1" table:formula="of:=SUM(([.FG3:.FG3]-[.$GZ3:.$GZ3])^2)^0.5" office:value-type="float" office:value="414252.333333333">
            <text:p>414252</text:p>
          </table:table-cell>
          <table:table-cell table:number-matrix-columns-spanned="1" table:number-matrix-rows-spanned="1" table:formula="of:=SUM(([.FH3:.FH3]-[.$HA3:.$HA3])^2)^0.5" office:value-type="float" office:value="482179.633333333">
            <text:p>482180</text:p>
          </table:table-cell>
          <table:table-cell table:number-matrix-columns-spanned="1" table:number-matrix-rows-spanned="1" table:formula="of:=SUM(([.FI3:.FI3]-[.$HB3:.$HB3])^2)^0.5" office:value-type="float" office:value="307511.666666667">
            <text:p>307512</text:p>
          </table:table-cell>
          <table:table-cell table:number-matrix-columns-spanned="1" table:number-matrix-rows-spanned="1" table:formula="of:=SUM(([.FJ3:.FJ3]-[.$GX3:.$GX3])^2)^0.5" office:value-type="float" office:value="9.58661199999995">
            <text:p>10</text:p>
          </table:table-cell>
          <table:table-cell table:number-matrix-columns-spanned="1" table:number-matrix-rows-spanned="1" table:formula="of:=SUM(([.FK3:.FK3]-[.$GY3:.$GY3])^2)^0.5" office:value-type="float" office:value="1">
            <text:p>1</text:p>
          </table:table-cell>
          <table:table-cell table:number-matrix-columns-spanned="1" table:number-matrix-rows-spanned="1" table:formula="of:=SUM(([.FL3:.FL3]-[.$GZ3:.$GZ3])^2)^0.5" office:value-type="float" office:value="85950.8000000001">
            <text:p>85951</text:p>
          </table:table-cell>
          <table:table-cell table:number-matrix-columns-spanned="1" table:number-matrix-rows-spanned="1" table:formula="of:=SUM(([.FM3:.FM3]-[.$HA3:.$HA3])^2)^0.5" office:value-type="float" office:value="195706.933333333">
            <text:p>195707</text:p>
          </table:table-cell>
          <table:table-cell table:number-matrix-columns-spanned="1" table:number-matrix-rows-spanned="1" table:formula="of:=SUM(([.FN3:.FN3]-[.$HB3:.$HB3])^2)^0.5" office:value-type="float" office:value="1146746.1">
            <text:p>1146746</text:p>
          </table:table-cell>
          <table:table-cell table:number-matrix-columns-spanned="1" table:number-matrix-rows-spanned="1" table:formula="of:=SUM(([.FO3:.FO3]-[.$GX3:.$GX3])^2)^0.5" office:value-type="float" office:value="166.086241333333">
            <text:p>166</text:p>
          </table:table-cell>
          <table:table-cell table:number-matrix-columns-spanned="1" table:number-matrix-rows-spanned="1" table:formula="of:=SUM(([.FP3:.FP3]-[.$GY3:.$GY3])^2)^0.5" office:value-type="float" office:value="8">
            <text:p>8</text:p>
          </table:table-cell>
          <table:table-cell table:number-matrix-columns-spanned="1" table:number-matrix-rows-spanned="1" table:formula="of:=SUM(([.FQ3:.FQ3]-[.$GZ3:.$GZ3])^2)^0.5" office:value-type="float" office:value="509736.4">
            <text:p>509736</text:p>
          </table:table-cell>
          <table:table-cell table:number-matrix-columns-spanned="1" table:number-matrix-rows-spanned="1" table:formula="of:=SUM(([.FR3:.FR3]-[.$HA3:.$HA3])^2)^0.5" office:value-type="float" office:value="417550.9">
            <text:p>417551</text:p>
          </table:table-cell>
          <table:table-cell table:style-name="ce9" table:number-matrix-columns-spanned="1" table:number-matrix-rows-spanned="1" table:formula="of:=SUM(([.FS3:.FS3]-[.$HB3:.$HB3])^2)^0.5" office:value-type="float" office:value="0">
            <text:p>0</text:p>
          </table:table-cell>
          <table:table-cell table:number-matrix-columns-spanned="1" table:number-matrix-rows-spanned="1" table:formula="of:=SUM(([.FT3:.FT3]-[.$GX3:.$GX3])^2)^0.5" office:value-type="float" office:value="33.584678">
            <text:p>34</text:p>
          </table:table-cell>
          <table:table-cell table:number-matrix-columns-spanned="1" table:number-matrix-rows-spanned="1" table:formula="of:=SUM(([.FU3:.FU3]-[.$GY3:.$GY3])^2)^0.5" office:value-type="float" office:value="3">
            <text:p>3</text:p>
          </table:table-cell>
          <table:table-cell table:number-matrix-columns-spanned="1" table:number-matrix-rows-spanned="1" table:formula="of:=SUM(([.FV3:.FV3]-[.$GZ3:.$GZ3])^2)^0.5" office:value-type="float" office:value="153276.966666667">
            <text:p>153277</text:p>
          </table:table-cell>
          <table:table-cell table:number-matrix-columns-spanned="1" table:number-matrix-rows-spanned="1" table:formula="of:=SUM(([.FW3:.FW3]-[.$HA3:.$HA3])^2)^0.5" office:value-type="float" office:value="244076.666666667">
            <text:p>244077</text:p>
          </table:table-cell>
          <table:table-cell table:number-matrix-columns-spanned="1" table:number-matrix-rows-spanned="1" table:formula="of:=SUM(([.FX3:.FX3]-[.$HB3:.$HB3])^2)^0.5" office:value-type="float" office:value="1191117.9">
            <text:p>1191118</text:p>
          </table:table-cell>
          <table:table-cell table:number-matrix-columns-spanned="1" table:number-matrix-rows-spanned="1" table:formula="of:=SUM(([.FY3:.FY3]-[.$GX3:.$GX3])^2)^0.5" office:value-type="float" office:value="156.426006333333">
            <text:p>156</text:p>
          </table:table-cell>
          <table:table-cell table:number-matrix-columns-spanned="1" table:number-matrix-rows-spanned="1" table:formula="of:=SUM(([.FZ3:.FZ3]-[.$GY3:.$GY3])^2)^0.5" office:value-type="float" office:value="5">
            <text:p>5</text:p>
          </table:table-cell>
          <table:table-cell table:number-matrix-columns-spanned="1" table:number-matrix-rows-spanned="1" table:formula="of:=SUM(([.GA3:.GA3]-[.$GZ3:.$GZ3])^2)^0.5" office:value-type="float" office:value="560999.8">
            <text:p>561000</text:p>
          </table:table-cell>
          <table:table-cell table:number-matrix-columns-spanned="1" table:number-matrix-rows-spanned="1" table:formula="of:=SUM(([.GB3:.GB3]-[.$HA3:.$HA3])^2)^0.5" office:value-type="float" office:value="1106689.73333333">
            <text:p>1106690</text:p>
          </table:table-cell>
          <table:table-cell table:number-matrix-columns-spanned="1" table:number-matrix-rows-spanned="1" table:formula="of:=SUM(([.GC3:.GC3]-[.$HB3:.$HB3])^2)^0.5" office:value-type="float" office:value="418517.333333333">
            <text:p>418517</text:p>
          </table:table-cell>
          <table:table-cell table:style-name="ce8" table:number-matrix-columns-spanned="1" table:number-matrix-rows-spanned="1" table:formula="of:=SUM(([.GD3:.GD3]-[.$GX3:.$GX3])^2)^0.5" office:value-type="float" office:value="432.601875">
            <text:p>433</text:p>
          </table:table-cell>
          <table:table-cell table:style-name="ce8" table:number-matrix-columns-spanned="1" table:number-matrix-rows-spanned="1" table:formula="of:=SUM(([.GE3:.GE3]-[.$GY3:.$GY3])^2)^0.5" office:value-type="float" office:value="24">
            <text:p>24</text:p>
          </table:table-cell>
          <table:table-cell table:number-matrix-columns-spanned="1" table:number-matrix-rows-spanned="1" table:formula="of:=SUM(([.GF3:.GF3]-[.$GZ3:.$GZ3])^2)^0.5" office:value-type="float" office:value="419907.4">
            <text:p>419907</text:p>
          </table:table-cell>
          <table:table-cell table:style-name="ce8" table:number-matrix-columns-spanned="1" table:number-matrix-rows-spanned="1" table:formula="of:=SUM(([.GG3:.GG3]-[.$HA3:.$HA3])^2)^0.5" office:value-type="float" office:value="1883453.13333333">
            <text:p>1883453</text:p>
          </table:table-cell>
          <table:table-cell table:style-name="ce8" table:number-matrix-columns-spanned="1" table:number-matrix-rows-spanned="1" table:formula="of:=SUM(([.GH3:.GH3]-[.$HB3:.$HB3])^2)^0.5" office:value-type="float" office:value="2834492.3">
            <text:p>2834492</text:p>
          </table:table-cell>
          <table:table-cell table:number-matrix-columns-spanned="1" table:number-matrix-rows-spanned="1" table:formula="of:=SUM(([.GI3:.GI3]-[.$GX3:.$GX3])^2)^0.5" office:value-type="float" office:value="39.939592">
            <text:p>40</text:p>
          </table:table-cell>
          <table:table-cell table:number-matrix-columns-spanned="1" table:number-matrix-rows-spanned="1" table:formula="of:=SUM(([.GJ3:.GJ3]-[.$GY3:.$GY3])^2)^0.5" office:value-type="float" office:value="1">
            <text:p>1</text:p>
          </table:table-cell>
          <table:table-cell table:number-matrix-columns-spanned="1" table:number-matrix-rows-spanned="1" table:formula="of:=SUM(([.GK3:.GK3]-[.$GZ3:.$GZ3])^2)^0.5" office:value-type="float" office:value="152335.8">
            <text:p>152336</text:p>
          </table:table-cell>
          <table:table-cell table:number-matrix-columns-spanned="1" table:number-matrix-rows-spanned="1" table:formula="of:=SUM(([.GL3:.GL3]-[.$HA3:.$HA3])^2)^0.5" office:value-type="float" office:value="241560.233333333">
            <text:p>241560</text:p>
          </table:table-cell>
          <table:table-cell table:number-matrix-columns-spanned="1" table:number-matrix-rows-spanned="1" table:formula="of:=SUM(([.GM3:.GM3]-[.$HB3:.$HB3])^2)^0.5" office:value-type="float" office:value="1189187.43333333">
            <text:p>1189187</text:p>
          </table:table-cell>
          <table:table-cell table:number-matrix-columns-spanned="1" table:number-matrix-rows-spanned="1" table:formula="of:=SUM(([.GN3:.GN3]-[.$GX3:.$GX3])^2)^0.5" office:value-type="float" office:value="114.742956">
            <text:p>115</text:p>
          </table:table-cell>
          <table:table-cell table:number-matrix-columns-spanned="1" table:number-matrix-rows-spanned="1" table:formula="of:=SUM(([.GO3:.GO3]-[.$GY3:.$GY3])^2)^0.5" office:value-type="float" office:value="4">
            <text:p>4</text:p>
          </table:table-cell>
          <table:table-cell table:number-matrix-columns-spanned="1" table:number-matrix-rows-spanned="1" table:formula="of:=SUM(([.GP3:.GP3]-[.$GZ3:.$GZ3])^2)^0.5" office:value-type="float" office:value="430763.1">
            <text:p>430763</text:p>
          </table:table-cell>
          <table:table-cell table:number-matrix-columns-spanned="1" table:number-matrix-rows-spanned="1" table:formula="of:=SUM(([.GQ3:.GQ3]-[.$HA3:.$HA3])^2)^0.5" office:value-type="float" office:value="356998.6">
            <text:p>356999</text:p>
          </table:table-cell>
          <table:table-cell table:number-matrix-columns-spanned="1" table:number-matrix-rows-spanned="1" table:formula="of:=SUM(([.GR3:.GR3]-[.$HB3:.$HB3])^2)^0.5" office:value-type="float" office:value="292968.733333333">
            <text:p>292969</text:p>
          </table:table-cell>
          <table:table-cell table:number-matrix-columns-spanned="1" table:number-matrix-rows-spanned="1" table:formula="of:=SUM(([.GS3:.GS3]-[.$GX3:.$GX3])^2)^0.5" office:value-type="float" office:value="420.660541666667">
            <text:p>421</text:p>
          </table:table-cell>
          <table:table-cell table:number-matrix-columns-spanned="1" table:number-matrix-rows-spanned="1" table:formula="of:=SUM(([.GT3:.GT3]-[.$GY3:.$GY3])^2)^0.5" office:value-type="float" office:value="23">
            <text:p>23</text:p>
          </table:table-cell>
          <table:table-cell table:number-matrix-columns-spanned="1" table:number-matrix-rows-spanned="1" table:formula="of:=SUM(([.GU3:.GU3]-[.$GZ3:.$GZ3])^2)^0.5" office:value-type="float" office:value="1067443.6">
            <text:p>1067444</text:p>
          </table:table-cell>
          <table:table-cell table:number-matrix-columns-spanned="1" table:number-matrix-rows-spanned="1" table:formula="of:=SUM(([.GV3:.GV3]-[.$HA3:.$HA3])^2)^0.5" office:value-type="float" office:value="832757.433333333">
            <text:p>832757</text:p>
          </table:table-cell>
          <table:table-cell table:number-matrix-columns-spanned="1" table:number-matrix-rows-spanned="1" table:formula="of:=SUM(([.GW3:.GW3]-[.$HB3:.$HB3])^2)^0.5" office:value-type="float" office:value="1783796.6">
            <text:p>1783797</text:p>
          </table:table-cell>
          <table:table-cell table:number-columns-repeated="819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GX3:.$GX3])" office:value-type="float" office:value="0">
            <text:p>0</text:p>
          </table:table-cell>
          <table:table-cell table:number-matrix-columns-spanned="1" table:number-matrix-rows-spanned="1" table:formula="of:=SUM([.C3:.C3]=[.$GY3:.$GY3])" office:value-type="float" office:value="0">
            <text:p>0</text:p>
          </table:table-cell>
          <table:table-cell table:number-matrix-columns-spanned="1" table:number-matrix-rows-spanned="1" table:formula="of:=SUM([.D3:.D3]=[.$GZ3:.$GZ3])" office:value-type="float" office:value="0">
            <text:p>0</text:p>
          </table:table-cell>
          <table:table-cell table:number-matrix-columns-spanned="1" table:number-matrix-rows-spanned="1" table:formula="of:=SUM([.E3:.E3]=[.$HA3:.$HA3])" office:value-type="float" office:value="0">
            <text:p>0</text:p>
          </table:table-cell>
          <table:table-cell table:number-matrix-columns-spanned="1" table:number-matrix-rows-spanned="1" table:formula="of:=SUM([.F3:.F3]=[.$GX3:.$GX3])" office:value-type="float" office:value="0">
            <text:p>0</text:p>
          </table:table-cell>
          <table:table-cell table:number-matrix-columns-spanned="1" table:number-matrix-rows-spanned="1" table:formula="of:=SUM([.G3:.G3]=[.$GY3:.$GY3])" office:value-type="float" office:value="0">
            <text:p>0</text:p>
          </table:table-cell>
          <table:table-cell table:number-matrix-columns-spanned="1" table:number-matrix-rows-spanned="1" table:formula="of:=SUM([.H3:.H3]=[.$GZ3:.$GZ3])" office:value-type="float" office:value="0">
            <text:p>0</text:p>
          </table:table-cell>
          <table:table-cell table:number-matrix-columns-spanned="1" table:number-matrix-rows-spanned="1" table:formula="of:=SUM([.I3:.I3]=[.$HA3:.$HA3])" office:value-type="float" office:value="0">
            <text:p>0</text:p>
          </table:table-cell>
          <table:table-cell table:number-matrix-columns-spanned="1" table:number-matrix-rows-spanned="1" table:formula="of:=SUM([.J3:.J3]=[.$HB3:.$HB3])" office:value-type="float" office:value="1">
            <text:p>1</text:p>
          </table:table-cell>
          <table:table-cell table:number-matrix-columns-spanned="1" table:number-matrix-rows-spanned="1" table:formula="of:=SUM([.K3:.K3]=[.$GX3:.$GX3])" office:value-type="float" office:value="0">
            <text:p>0</text:p>
          </table:table-cell>
          <table:table-cell table:number-matrix-columns-spanned="1" table:number-matrix-rows-spanned="1" table:formula="of:=SUM([.L3:.L3]=[.$GY3:.$GY3])" office:value-type="float" office:value="0">
            <text:p>0</text:p>
          </table:table-cell>
          <table:table-cell table:number-matrix-columns-spanned="1" table:number-matrix-rows-spanned="1" table:formula="of:=SUM([.M3:.M3]=[.$GZ3:.$GZ3])" office:value-type="float" office:value="0">
            <text:p>0</text:p>
          </table:table-cell>
          <table:table-cell table:number-matrix-columns-spanned="1" table:number-matrix-rows-spanned="1" table:formula="of:=SUM([.N3:.N3]=[.$HA3:.$HA3])" office:value-type="float" office:value="0">
            <text:p>0</text:p>
          </table:table-cell>
          <table:table-cell table:number-matrix-columns-spanned="1" table:number-matrix-rows-spanned="1" table:formula="of:=SUM([.O3:.O3]=[.$HB3:.$HB3])" office:value-type="float" office:value="1">
            <text:p>1</text:p>
          </table:table-cell>
          <table:table-cell table:number-matrix-columns-spanned="1" table:number-matrix-rows-spanned="1" table:formula="of:=SUM([.P3:.P3]=[.$GX3:.$GX3])" office:value-type="float" office:value="0">
            <text:p>0</text:p>
          </table:table-cell>
          <table:table-cell table:number-matrix-columns-spanned="1" table:number-matrix-rows-spanned="1" table:formula="of:=SUM([.Q3:.Q3]=[.$GY3:.$GY3])" office:value-type="float" office:value="0">
            <text:p>0</text:p>
          </table:table-cell>
          <table:table-cell table:number-matrix-columns-spanned="1" table:number-matrix-rows-spanned="1" table:formula="of:=SUM([.R3:.R3]=[.$GZ3:.$GZ3])" office:value-type="float" office:value="0">
            <text:p>0</text:p>
          </table:table-cell>
          <table:table-cell table:number-matrix-columns-spanned="1" table:number-matrix-rows-spanned="1" table:formula="of:=SUM([.S3:.S3]=[.$HA3:.$HA3])" office:value-type="float" office:value="0">
            <text:p>0</text:p>
          </table:table-cell>
          <table:table-cell table:number-matrix-columns-spanned="1" table:number-matrix-rows-spanned="1" table:formula="of:=SUM([.T3:.T3]=[.$HB3:.$HB3])" office:value-type="float" office:value="0">
            <text:p>0</text:p>
          </table:table-cell>
          <table:table-cell table:number-matrix-columns-spanned="1" table:number-matrix-rows-spanned="1" table:formula="of:=SUM([.U3:.U3]=[.$GX3:.$GX3])" office:value-type="float" office:value="0">
            <text:p>0</text:p>
          </table:table-cell>
          <table:table-cell table:number-matrix-columns-spanned="1" table:number-matrix-rows-spanned="1" table:formula="of:=SUM([.V3:.V3]=[.$GY3:.$GY3])" office:value-type="float" office:value="0">
            <text:p>0</text:p>
          </table:table-cell>
          <table:table-cell table:number-matrix-columns-spanned="1" table:number-matrix-rows-spanned="1" table:formula="of:=SUM([.W3:.W3]=[.$GZ3:.$GZ3])" office:value-type="float" office:value="0">
            <text:p>0</text:p>
          </table:table-cell>
          <table:table-cell table:number-matrix-columns-spanned="1" table:number-matrix-rows-spanned="1" table:formula="of:=SUM([.X3:.X3]=[.$HA3:.$HA3])" office:value-type="float" office:value="0">
            <text:p>0</text:p>
          </table:table-cell>
          <table:table-cell table:number-matrix-columns-spanned="1" table:number-matrix-rows-spanned="1" table:formula="of:=SUM([.Y3:.Y3]=[.$HB3:.$HB3])" office:value-type="float" office:value="0">
            <text:p>0</text:p>
          </table:table-cell>
          <table:table-cell table:number-matrix-columns-spanned="1" table:number-matrix-rows-spanned="1" table:formula="of:=SUM([.Z3:.Z3]=[.$GX3:.$GX3])" office:value-type="float" office:value="0">
            <text:p>0</text:p>
          </table:table-cell>
          <table:table-cell table:number-matrix-columns-spanned="1" table:number-matrix-rows-spanned="1" table:formula="of:=SUM([.AA3:.AA3]=[.$GY3:.$GY3])" office:value-type="float" office:value="0">
            <text:p>0</text:p>
          </table:table-cell>
          <table:table-cell table:number-matrix-columns-spanned="1" table:number-matrix-rows-spanned="1" table:formula="of:=SUM([.AB3:.AB3]=[.$GZ3:.$GZ3])" office:value-type="float" office:value="0">
            <text:p>0</text:p>
          </table:table-cell>
          <table:table-cell table:number-matrix-columns-spanned="1" table:number-matrix-rows-spanned="1" table:formula="of:=SUM([.AC3:.AC3]=[.$HA3:.$HA3])" office:value-type="float" office:value="0">
            <text:p>0</text:p>
          </table:table-cell>
          <table:table-cell table:number-matrix-columns-spanned="1" table:number-matrix-rows-spanned="1" table:formula="of:=SUM([.AD3:.AD3]=[.$HB3:.$HB3])" office:value-type="float" office:value="0">
            <text:p>0</text:p>
          </table:table-cell>
          <table:table-cell table:number-matrix-columns-spanned="1" table:number-matrix-rows-spanned="1" table:formula="of:=SUM([.AE3:.AE3]=[.$GX3:.$GX3])" office:value-type="float" office:value="0">
            <text:p>0</text:p>
          </table:table-cell>
          <table:table-cell table:number-matrix-columns-spanned="1" table:number-matrix-rows-spanned="1" table:formula="of:=SUM([.AF3:.AF3]=[.$GY3:.$GY3])" office:value-type="float" office:value="0">
            <text:p>0</text:p>
          </table:table-cell>
          <table:table-cell table:number-matrix-columns-spanned="1" table:number-matrix-rows-spanned="1" table:formula="of:=SUM([.AG3:.AG3]=[.$GZ3:.$GZ3])" office:value-type="float" office:value="0">
            <text:p>0</text:p>
          </table:table-cell>
          <table:table-cell table:number-matrix-columns-spanned="1" table:number-matrix-rows-spanned="1" table:formula="of:=SUM([.AH3:.AH3]=[.$HA3:.$HA3])" office:value-type="float" office:value="0">
            <text:p>0</text:p>
          </table:table-cell>
          <table:table-cell table:number-matrix-columns-spanned="1" table:number-matrix-rows-spanned="1" table:formula="of:=SUM([.AI3:.AI3]=[.$HB3:.$HB3])" office:value-type="float" office:value="0">
            <text:p>0</text:p>
          </table:table-cell>
          <table:table-cell table:number-matrix-columns-spanned="1" table:number-matrix-rows-spanned="1" table:formula="of:=SUM([.AJ3:.AJ3]=[.$GX3:.$GX3])" office:value-type="float" office:value="0">
            <text:p>0</text:p>
          </table:table-cell>
          <table:table-cell table:number-matrix-columns-spanned="1" table:number-matrix-rows-spanned="1" table:formula="of:=SUM([.AK3:.AK3]=[.$GY3:.$GY3])" office:value-type="float" office:value="0">
            <text:p>0</text:p>
          </table:table-cell>
          <table:table-cell table:number-matrix-columns-spanned="1" table:number-matrix-rows-spanned="1" table:formula="of:=SUM([.AL3:.AL3]=[.$GZ3:.$GZ3])" office:value-type="float" office:value="0">
            <text:p>0</text:p>
          </table:table-cell>
          <table:table-cell table:number-matrix-columns-spanned="1" table:number-matrix-rows-spanned="1" table:formula="of:=SUM([.AM3:.AM3]=[.$HA3:.$HA3])" office:value-type="float" office:value="0">
            <text:p>0</text:p>
          </table:table-cell>
          <table:table-cell table:number-matrix-columns-spanned="1" table:number-matrix-rows-spanned="1" table:formula="of:=SUM([.AN3:.AN3]=[.$HB3:.$HB3])" office:value-type="float" office:value="0">
            <text:p>0</text:p>
          </table:table-cell>
          <table:table-cell table:number-matrix-columns-spanned="1" table:number-matrix-rows-spanned="1" table:formula="of:=SUM([.AO3:.AO3]=[.$GX3:.$GX3])" office:value-type="float" office:value="0">
            <text:p>0</text:p>
          </table:table-cell>
          <table:table-cell table:number-matrix-columns-spanned="1" table:number-matrix-rows-spanned="1" table:formula="of:=SUM([.AP3:.AP3]=[.$GY3:.$GY3])" office:value-type="float" office:value="0">
            <text:p>0</text:p>
          </table:table-cell>
          <table:table-cell table:number-matrix-columns-spanned="1" table:number-matrix-rows-spanned="1" table:formula="of:=SUM([.AQ3:.AQ3]=[.$GZ3:.$GZ3])" office:value-type="float" office:value="0">
            <text:p>0</text:p>
          </table:table-cell>
          <table:table-cell table:number-matrix-columns-spanned="1" table:number-matrix-rows-spanned="1" table:formula="of:=SUM([.AR3:.AR3]=[.$HA3:.$HA3])" office:value-type="float" office:value="0">
            <text:p>0</text:p>
          </table:table-cell>
          <table:table-cell table:number-matrix-columns-spanned="1" table:number-matrix-rows-spanned="1" table:formula="of:=SUM([.AS3:.AS3]=[.$HB3:.$HB3])" office:value-type="float" office:value="0">
            <text:p>0</text:p>
          </table:table-cell>
          <table:table-cell table:number-matrix-columns-spanned="1" table:number-matrix-rows-spanned="1" table:formula="of:=SUM([.AT3:.AT3]=[.$GX3:.$GX3])" office:value-type="float" office:value="0">
            <text:p>0</text:p>
          </table:table-cell>
          <table:table-cell table:number-matrix-columns-spanned="1" table:number-matrix-rows-spanned="1" table:formula="of:=SUM([.AU3:.AU3]=[.$GY3:.$GY3])" office:value-type="float" office:value="0">
            <text:p>0</text:p>
          </table:table-cell>
          <table:table-cell table:number-matrix-columns-spanned="1" table:number-matrix-rows-spanned="1" table:formula="of:=SUM([.AV3:.AV3]=[.$GZ3:.$GZ3])" office:value-type="float" office:value="0">
            <text:p>0</text:p>
          </table:table-cell>
          <table:table-cell table:number-matrix-columns-spanned="1" table:number-matrix-rows-spanned="1" table:formula="of:=SUM([.AW3:.AW3]=[.$HA3:.$HA3])" office:value-type="float" office:value="0">
            <text:p>0</text:p>
          </table:table-cell>
          <table:table-cell table:number-matrix-columns-spanned="1" table:number-matrix-rows-spanned="1" table:formula="of:=SUM([.AX3:.AX3]=[.$HB3:.$HB3])" office:value-type="float" office:value="0">
            <text:p>0</text:p>
          </table:table-cell>
          <table:table-cell table:number-matrix-columns-spanned="1" table:number-matrix-rows-spanned="1" table:formula="of:=SUM([.AY3:.AY3]=[.$GX3:.$GX3])" office:value-type="float" office:value="0">
            <text:p>0</text:p>
          </table:table-cell>
          <table:table-cell table:number-matrix-columns-spanned="1" table:number-matrix-rows-spanned="1" table:formula="of:=SUM([.AZ3:.AZ3]=[.$GY3:.$GY3])" office:value-type="float" office:value="0">
            <text:p>0</text:p>
          </table:table-cell>
          <table:table-cell table:number-matrix-columns-spanned="1" table:number-matrix-rows-spanned="1" table:formula="of:=SUM([.BA3:.BA3]=[.$GZ3:.$GZ3])" office:value-type="float" office:value="0">
            <text:p>0</text:p>
          </table:table-cell>
          <table:table-cell table:number-matrix-columns-spanned="1" table:number-matrix-rows-spanned="1" table:formula="of:=SUM([.BB3:.BB3]=[.$HA3:.$HA3])" office:value-type="float" office:value="0">
            <text:p>0</text:p>
          </table:table-cell>
          <table:table-cell table:number-matrix-columns-spanned="1" table:number-matrix-rows-spanned="1" table:formula="of:=SUM([.BC3:.BC3]=[.$HB3:.$HB3])" office:value-type="float" office:value="0">
            <text:p>0</text:p>
          </table:table-cell>
          <table:table-cell table:number-matrix-columns-spanned="1" table:number-matrix-rows-spanned="1" table:formula="of:=SUM([.BD3:.BD3]=[.$GX3:.$GX3])" office:value-type="float" office:value="0">
            <text:p>0</text:p>
          </table:table-cell>
          <table:table-cell table:number-matrix-columns-spanned="1" table:number-matrix-rows-spanned="1" table:formula="of:=SUM([.BE3:.BE3]=[.$GY3:.$GY3])" office:value-type="float" office:value="0">
            <text:p>0</text:p>
          </table:table-cell>
          <table:table-cell table:number-matrix-columns-spanned="1" table:number-matrix-rows-spanned="1" table:formula="of:=SUM([.BF3:.BF3]=[.$GZ3:.$GZ3])" office:value-type="float" office:value="0">
            <text:p>0</text:p>
          </table:table-cell>
          <table:table-cell table:number-matrix-columns-spanned="1" table:number-matrix-rows-spanned="1" table:formula="of:=SUM([.BG3:.BG3]=[.$HA3:.$HA3])" office:value-type="float" office:value="0">
            <text:p>0</text:p>
          </table:table-cell>
          <table:table-cell table:number-matrix-columns-spanned="1" table:number-matrix-rows-spanned="1" table:formula="of:=SUM([.BH3:.BH3]=[.$HB3:.$HB3])" office:value-type="float" office:value="0">
            <text:p>0</text:p>
          </table:table-cell>
          <table:table-cell table:number-matrix-columns-spanned="1" table:number-matrix-rows-spanned="1" table:formula="of:=SUM([.BI3:.BI3]=[.$GX3:.$GX3])" office:value-type="float" office:value="0">
            <text:p>0</text:p>
          </table:table-cell>
          <table:table-cell table:number-matrix-columns-spanned="1" table:number-matrix-rows-spanned="1" table:formula="of:=SUM([.BJ3:.BJ3]=[.$GY3:.$GY3])" office:value-type="float" office:value="0">
            <text:p>0</text:p>
          </table:table-cell>
          <table:table-cell table:number-matrix-columns-spanned="1" table:number-matrix-rows-spanned="1" table:formula="of:=SUM([.BK3:.BK3]=[.$GZ3:.$GZ3])" office:value-type="float" office:value="0">
            <text:p>0</text:p>
          </table:table-cell>
          <table:table-cell table:number-matrix-columns-spanned="1" table:number-matrix-rows-spanned="1" table:formula="of:=SUM([.BL3:.BL3]=[.$HA3:.$HA3])" office:value-type="float" office:value="0">
            <text:p>0</text:p>
          </table:table-cell>
          <table:table-cell table:number-matrix-columns-spanned="1" table:number-matrix-rows-spanned="1" table:formula="of:=SUM([.BM3:.BM3]=[.$HB3:.$HB3])" office:value-type="float" office:value="0">
            <text:p>0</text:p>
          </table:table-cell>
          <table:table-cell table:number-matrix-columns-spanned="1" table:number-matrix-rows-spanned="1" table:formula="of:=SUM([.BN3:.BN3]=[.$GX3:.$GX3])" office:value-type="float" office:value="0">
            <text:p>0</text:p>
          </table:table-cell>
          <table:table-cell table:number-matrix-columns-spanned="1" table:number-matrix-rows-spanned="1" table:formula="of:=SUM([.BO3:.BO3]=[.$GY3:.$GY3])" office:value-type="float" office:value="0">
            <text:p>0</text:p>
          </table:table-cell>
          <table:table-cell table:number-matrix-columns-spanned="1" table:number-matrix-rows-spanned="1" table:formula="of:=SUM([.BP3:.BP3]=[.$GZ3:.$GZ3])" office:value-type="float" office:value="0">
            <text:p>0</text:p>
          </table:table-cell>
          <table:table-cell table:number-matrix-columns-spanned="1" table:number-matrix-rows-spanned="1" table:formula="of:=SUM([.BQ3:.BQ3]=[.$HA3:.$HA3])" office:value-type="float" office:value="0">
            <text:p>0</text:p>
          </table:table-cell>
          <table:table-cell table:number-matrix-columns-spanned="1" table:number-matrix-rows-spanned="1" table:formula="of:=SUM([.BR3:.BR3]=[.$HB3:.$HB3])" office:value-type="float" office:value="0">
            <text:p>0</text:p>
          </table:table-cell>
          <table:table-cell table:number-matrix-columns-spanned="1" table:number-matrix-rows-spanned="1" table:formula="of:=SUM([.BS3:.BS3]=[.$GX3:.$GX3])" office:value-type="float" office:value="0">
            <text:p>0</text:p>
          </table:table-cell>
          <table:table-cell table:number-matrix-columns-spanned="1" table:number-matrix-rows-spanned="1" table:formula="of:=SUM([.BT3:.BT3]=[.$GY3:.$GY3])" office:value-type="float" office:value="0">
            <text:p>0</text:p>
          </table:table-cell>
          <table:table-cell table:number-matrix-columns-spanned="1" table:number-matrix-rows-spanned="1" table:formula="of:=SUM([.BU3:.BU3]=[.$GZ3:.$GZ3])" office:value-type="float" office:value="0">
            <text:p>0</text:p>
          </table:table-cell>
          <table:table-cell table:number-matrix-columns-spanned="1" table:number-matrix-rows-spanned="1" table:formula="of:=SUM([.BV3:.BV3]=[.$HA3:.$HA3])" office:value-type="float" office:value="0">
            <text:p>0</text:p>
          </table:table-cell>
          <table:table-cell table:number-matrix-columns-spanned="1" table:number-matrix-rows-spanned="1" table:formula="of:=SUM([.BW3:.BW3]=[.$HB3:.$HB3])" office:value-type="float" office:value="0">
            <text:p>0</text:p>
          </table:table-cell>
          <table:table-cell table:number-matrix-columns-spanned="1" table:number-matrix-rows-spanned="1" table:formula="of:=SUM([.BX3:.BX3]=[.$GX3:.$GX3])" office:value-type="float" office:value="0">
            <text:p>0</text:p>
          </table:table-cell>
          <table:table-cell table:number-matrix-columns-spanned="1" table:number-matrix-rows-spanned="1" table:formula="of:=SUM([.BY3:.BY3]=[.$GY3:.$GY3])" office:value-type="float" office:value="0">
            <text:p>0</text:p>
          </table:table-cell>
          <table:table-cell table:number-matrix-columns-spanned="1" table:number-matrix-rows-spanned="1" table:formula="of:=SUM([.BZ3:.BZ3]=[.$GZ3:.$GZ3])" office:value-type="float" office:value="0">
            <text:p>0</text:p>
          </table:table-cell>
          <table:table-cell table:number-matrix-columns-spanned="1" table:number-matrix-rows-spanned="1" table:formula="of:=SUM([.CA3:.CA3]=[.$HA3:.$HA3])" office:value-type="float" office:value="0">
            <text:p>0</text:p>
          </table:table-cell>
          <table:table-cell table:number-matrix-columns-spanned="1" table:number-matrix-rows-spanned="1" table:formula="of:=SUM([.CB3:.CB3]=[.$HB3:.$HB3])" office:value-type="float" office:value="1">
            <text:p>1</text:p>
          </table:table-cell>
          <table:table-cell table:number-matrix-columns-spanned="1" table:number-matrix-rows-spanned="1" table:formula="of:=SUM([.CC3:.CC3]=[.$GX3:.$GX3])" office:value-type="float" office:value="0">
            <text:p>0</text:p>
          </table:table-cell>
          <table:table-cell table:number-matrix-columns-spanned="1" table:number-matrix-rows-spanned="1" table:formula="of:=SUM([.CD3:.CD3]=[.$GY3:.$GY3])" office:value-type="float" office:value="0">
            <text:p>0</text:p>
          </table:table-cell>
          <table:table-cell table:number-matrix-columns-spanned="1" table:number-matrix-rows-spanned="1" table:formula="of:=SUM([.CE3:.CE3]=[.$GZ3:.$GZ3])" office:value-type="float" office:value="0">
            <text:p>0</text:p>
          </table:table-cell>
          <table:table-cell table:number-matrix-columns-spanned="1" table:number-matrix-rows-spanned="1" table:formula="of:=SUM([.CF3:.CF3]=[.$HA3:.$HA3])" office:value-type="float" office:value="0">
            <text:p>0</text:p>
          </table:table-cell>
          <table:table-cell table:number-matrix-columns-spanned="1" table:number-matrix-rows-spanned="1" table:formula="of:=SUM([.CG3:.CG3]=[.$HB3:.$HB3])" office:value-type="float" office:value="0">
            <text:p>0</text:p>
          </table:table-cell>
          <table:table-cell table:number-matrix-columns-spanned="1" table:number-matrix-rows-spanned="1" table:formula="of:=SUM([.CH3:.CH3]=[.$GX3:.$GX3])" office:value-type="float" office:value="0">
            <text:p>0</text:p>
          </table:table-cell>
          <table:table-cell table:number-matrix-columns-spanned="1" table:number-matrix-rows-spanned="1" table:formula="of:=SUM([.CI3:.CI3]=[.$GY3:.$GY3])" office:value-type="float" office:value="0">
            <text:p>0</text:p>
          </table:table-cell>
          <table:table-cell table:number-matrix-columns-spanned="1" table:number-matrix-rows-spanned="1" table:formula="of:=SUM([.CJ3:.CJ3]=[.$GZ3:.$GZ3])" office:value-type="float" office:value="0">
            <text:p>0</text:p>
          </table:table-cell>
          <table:table-cell table:number-matrix-columns-spanned="1" table:number-matrix-rows-spanned="1" table:formula="of:=SUM([.CK3:.CK3]=[.$HA3:.$HA3])" office:value-type="float" office:value="0">
            <text:p>0</text:p>
          </table:table-cell>
          <table:table-cell table:number-matrix-columns-spanned="1" table:number-matrix-rows-spanned="1" table:formula="of:=SUM([.CL3:.CL3]=[.$HB3:.$HB3])" office:value-type="float" office:value="0">
            <text:p>0</text:p>
          </table:table-cell>
          <table:table-cell table:number-matrix-columns-spanned="1" table:number-matrix-rows-spanned="1" table:formula="of:=SUM([.CM3:.CM3]=[.$GX3:.$GX3])" office:value-type="float" office:value="0">
            <text:p>0</text:p>
          </table:table-cell>
          <table:table-cell table:number-matrix-columns-spanned="1" table:number-matrix-rows-spanned="1" table:formula="of:=SUM([.CN3:.CN3]=[.$GY3:.$GY3])" office:value-type="float" office:value="0">
            <text:p>0</text:p>
          </table:table-cell>
          <table:table-cell table:number-matrix-columns-spanned="1" table:number-matrix-rows-spanned="1" table:formula="of:=SUM([.CO3:.CO3]=[.$GZ3:.$GZ3])" office:value-type="float" office:value="0">
            <text:p>0</text:p>
          </table:table-cell>
          <table:table-cell table:number-matrix-columns-spanned="1" table:number-matrix-rows-spanned="1" table:formula="of:=SUM([.CP3:.CP3]=[.$HA3:.$HA3])" office:value-type="float" office:value="0">
            <text:p>0</text:p>
          </table:table-cell>
          <table:table-cell table:number-matrix-columns-spanned="1" table:number-matrix-rows-spanned="1" table:formula="of:=SUM([.CQ3:.CQ3]=[.$HB3:.$HB3])" office:value-type="float" office:value="0">
            <text:p>0</text:p>
          </table:table-cell>
          <table:table-cell table:number-matrix-columns-spanned="1" table:number-matrix-rows-spanned="1" table:formula="of:=SUM([.CR3:.CR3]=[.$GX3:.$GX3])" office:value-type="float" office:value="0">
            <text:p>0</text:p>
          </table:table-cell>
          <table:table-cell table:number-matrix-columns-spanned="1" table:number-matrix-rows-spanned="1" table:formula="of:=SUM([.CS3:.CS3]=[.$GY3:.$GY3])" office:value-type="float" office:value="0">
            <text:p>0</text:p>
          </table:table-cell>
          <table:table-cell table:number-matrix-columns-spanned="1" table:number-matrix-rows-spanned="1" table:formula="of:=SUM([.CT3:.CT3]=[.$GZ3:.$GZ3])" office:value-type="float" office:value="0">
            <text:p>0</text:p>
          </table:table-cell>
          <table:table-cell table:number-matrix-columns-spanned="1" table:number-matrix-rows-spanned="1" table:formula="of:=SUM([.CU3:.CU3]=[.$HA3:.$HA3])" office:value-type="float" office:value="0">
            <text:p>0</text:p>
          </table:table-cell>
          <table:table-cell table:number-matrix-columns-spanned="1" table:number-matrix-rows-spanned="1" table:formula="of:=SUM([.CV3:.CV3]=[.$HB3:.$HB3])" office:value-type="float" office:value="0">
            <text:p>0</text:p>
          </table:table-cell>
          <table:table-cell table:number-matrix-columns-spanned="1" table:number-matrix-rows-spanned="1" table:formula="of:=SUM([.CW3:.CW3]=[.$GX3:.$GX3])" office:value-type="float" office:value="0">
            <text:p>0</text:p>
          </table:table-cell>
          <table:table-cell table:number-matrix-columns-spanned="1" table:number-matrix-rows-spanned="1" table:formula="of:=SUM([.CX3:.CX3]=[.$GY3:.$GY3])" office:value-type="float" office:value="0">
            <text:p>0</text:p>
          </table:table-cell>
          <table:table-cell table:number-matrix-columns-spanned="1" table:number-matrix-rows-spanned="1" table:formula="of:=SUM([.CY3:.CY3]=[.$GZ3:.$GZ3])" office:value-type="float" office:value="0">
            <text:p>0</text:p>
          </table:table-cell>
          <table:table-cell table:number-matrix-columns-spanned="1" table:number-matrix-rows-spanned="1" table:formula="of:=SUM([.CZ3:.CZ3]=[.$HA3:.$HA3])" office:value-type="float" office:value="0">
            <text:p>0</text:p>
          </table:table-cell>
          <table:table-cell table:number-matrix-columns-spanned="1" table:number-matrix-rows-spanned="1" table:formula="of:=SUM([.DA3:.DA3]=[.$HB3:.$HB3])" office:value-type="float" office:value="0">
            <text:p>0</text:p>
          </table:table-cell>
          <table:table-cell table:number-matrix-columns-spanned="1" table:number-matrix-rows-spanned="1" table:formula="of:=SUM([.DB3:.DB3]=[.$GX3:.$GX3])" office:value-type="float" office:value="0">
            <text:p>0</text:p>
          </table:table-cell>
          <table:table-cell table:number-matrix-columns-spanned="1" table:number-matrix-rows-spanned="1" table:formula="of:=SUM([.DC3:.DC3]=[.$GY3:.$GY3])" office:value-type="float" office:value="0">
            <text:p>0</text:p>
          </table:table-cell>
          <table:table-cell table:number-matrix-columns-spanned="1" table:number-matrix-rows-spanned="1" table:formula="of:=SUM([.DD3:.DD3]=[.$GZ3:.$GZ3])" office:value-type="float" office:value="0">
            <text:p>0</text:p>
          </table:table-cell>
          <table:table-cell table:number-matrix-columns-spanned="1" table:number-matrix-rows-spanned="1" table:formula="of:=SUM([.DE3:.DE3]=[.$HA3:.$HA3])" office:value-type="float" office:value="0">
            <text:p>0</text:p>
          </table:table-cell>
          <table:table-cell table:number-matrix-columns-spanned="1" table:number-matrix-rows-spanned="1" table:formula="of:=SUM([.DF3:.DF3]=[.$HB3:.$HB3])" office:value-type="float" office:value="0">
            <text:p>0</text:p>
          </table:table-cell>
          <table:table-cell table:number-matrix-columns-spanned="1" table:number-matrix-rows-spanned="1" table:formula="of:=SUM([.DG3:.DG3]=[.$GX3:.$GX3])" office:value-type="float" office:value="0">
            <text:p>0</text:p>
          </table:table-cell>
          <table:table-cell table:number-matrix-columns-spanned="1" table:number-matrix-rows-spanned="1" table:formula="of:=SUM([.DH3:.DH3]=[.$GY3:.$GY3])" office:value-type="float" office:value="0">
            <text:p>0</text:p>
          </table:table-cell>
          <table:table-cell table:number-matrix-columns-spanned="1" table:number-matrix-rows-spanned="1" table:formula="of:=SUM([.DI3:.DI3]=[.$GZ3:.$GZ3])" office:value-type="float" office:value="0">
            <text:p>0</text:p>
          </table:table-cell>
          <table:table-cell table:number-matrix-columns-spanned="1" table:number-matrix-rows-spanned="1" table:formula="of:=SUM([.DJ3:.DJ3]=[.$HA3:.$HA3])" office:value-type="float" office:value="0">
            <text:p>0</text:p>
          </table:table-cell>
          <table:table-cell table:number-matrix-columns-spanned="1" table:number-matrix-rows-spanned="1" table:formula="of:=SUM([.DK3:.DK3]=[.$HB3:.$HB3])" office:value-type="float" office:value="0">
            <text:p>0</text:p>
          </table:table-cell>
          <table:table-cell table:number-matrix-columns-spanned="1" table:number-matrix-rows-spanned="1" table:formula="of:=SUM([.DL3:.DL3]=[.$GX3:.$GX3])" office:value-type="float" office:value="0">
            <text:p>0</text:p>
          </table:table-cell>
          <table:table-cell table:number-matrix-columns-spanned="1" table:number-matrix-rows-spanned="1" table:formula="of:=SUM([.DM3:.DM3]=[.$GY3:.$GY3])" office:value-type="float" office:value="0">
            <text:p>0</text:p>
          </table:table-cell>
          <table:table-cell table:number-matrix-columns-spanned="1" table:number-matrix-rows-spanned="1" table:formula="of:=SUM([.DN3:.DN3]=[.$GZ3:.$GZ3])" office:value-type="float" office:value="0">
            <text:p>0</text:p>
          </table:table-cell>
          <table:table-cell table:number-matrix-columns-spanned="1" table:number-matrix-rows-spanned="1" table:formula="of:=SUM([.DO3:.DO3]=[.$HA3:.$HA3])" office:value-type="float" office:value="0">
            <text:p>0</text:p>
          </table:table-cell>
          <table:table-cell table:number-matrix-columns-spanned="1" table:number-matrix-rows-spanned="1" table:formula="of:=SUM([.DP3:.DP3]=[.$HB3:.$HB3])" office:value-type="float" office:value="0">
            <text:p>0</text:p>
          </table:table-cell>
          <table:table-cell table:number-matrix-columns-spanned="1" table:number-matrix-rows-spanned="1" table:formula="of:=SUM([.DQ3:.DQ3]=[.$GX3:.$GX3])" office:value-type="float" office:value="0">
            <text:p>0</text:p>
          </table:table-cell>
          <table:table-cell table:number-matrix-columns-spanned="1" table:number-matrix-rows-spanned="1" table:formula="of:=SUM([.DR3:.DR3]=[.$GY3:.$GY3])" office:value-type="float" office:value="0">
            <text:p>0</text:p>
          </table:table-cell>
          <table:table-cell table:number-matrix-columns-spanned="1" table:number-matrix-rows-spanned="1" table:formula="of:=SUM([.DS3:.DS3]=[.$GZ3:.$GZ3])" office:value-type="float" office:value="0">
            <text:p>0</text:p>
          </table:table-cell>
          <table:table-cell table:number-matrix-columns-spanned="1" table:number-matrix-rows-spanned="1" table:formula="of:=SUM([.DT3:.DT3]=[.$HA3:.$HA3])" office:value-type="float" office:value="0">
            <text:p>0</text:p>
          </table:table-cell>
          <table:table-cell table:number-matrix-columns-spanned="1" table:number-matrix-rows-spanned="1" table:formula="of:=SUM([.DU3:.DU3]=[.$HB3:.$HB3])" office:value-type="float" office:value="0">
            <text:p>0</text:p>
          </table:table-cell>
          <table:table-cell table:number-matrix-columns-spanned="1" table:number-matrix-rows-spanned="1" table:formula="of:=SUM([.DV3:.DV3]=[.$GX3:.$GX3])" office:value-type="float" office:value="1">
            <text:p>1</text:p>
          </table:table-cell>
          <table:table-cell table:style-name="ce9" table:number-matrix-columns-spanned="1" table:number-matrix-rows-spanned="1" table:formula="of:=SUM([.DW3:.DW3]=[.$GY3:.$GY3])" office:value-type="float" office:value="1">
            <text:p>1</text:p>
          </table:table-cell>
          <table:table-cell table:number-matrix-columns-spanned="1" table:number-matrix-rows-spanned="1" table:formula="of:=SUM([.DX3:.DX3]=[.$GZ3:.$GZ3])" office:value-type="float" office:value="0">
            <text:p>0</text:p>
          </table:table-cell>
          <table:table-cell table:number-matrix-columns-spanned="1" table:number-matrix-rows-spanned="1" table:formula="of:=SUM([.DY3:.DY3]=[.$HA3:.$HA3])" office:value-type="float" office:value="1">
            <text:p>1</text:p>
          </table:table-cell>
          <table:table-cell table:number-matrix-columns-spanned="1" table:number-matrix-rows-spanned="1" table:formula="of:=SUM([.DZ3:.DZ3]=[.$HB3:.$HB3])" office:value-type="float" office:value="0">
            <text:p>0</text:p>
          </table:table-cell>
          <table:table-cell table:number-matrix-columns-spanned="1" table:number-matrix-rows-spanned="1" table:formula="of:=SUM([.EA3:.EA3]=[.$GX3:.$GX3])" office:value-type="float" office:value="0">
            <text:p>0</text:p>
          </table:table-cell>
          <table:table-cell table:number-matrix-columns-spanned="1" table:number-matrix-rows-spanned="1" table:formula="of:=SUM([.EB3:.EB3]=[.$GY3:.$GY3])" office:value-type="float" office:value="0">
            <text:p>0</text:p>
          </table:table-cell>
          <table:table-cell table:number-matrix-columns-spanned="1" table:number-matrix-rows-spanned="1" table:formula="of:=SUM([.EC3:.EC3]=[.$GZ3:.$GZ3])" office:value-type="float" office:value="1">
            <text:p>1</text:p>
          </table:table-cell>
          <table:table-cell table:number-matrix-columns-spanned="1" table:number-matrix-rows-spanned="1" table:formula="of:=SUM([.ED3:.ED3]=[.$HA3:.$HA3])" office:value-type="float" office:value="0">
            <text:p>0</text:p>
          </table:table-cell>
          <table:table-cell table:number-matrix-columns-spanned="1" table:number-matrix-rows-spanned="1" table:formula="of:=SUM([.EE3:.EE3]=[.$HB3:.$HB3])" office:value-type="float" office:value="0">
            <text:p>0</text:p>
          </table:table-cell>
          <table:table-cell table:number-matrix-columns-spanned="1" table:number-matrix-rows-spanned="1" table:formula="of:=SUM([.EF3:.EF3]=[.$GX3:.$GX3])" office:value-type="float" office:value="0">
            <text:p>0</text:p>
          </table:table-cell>
          <table:table-cell table:number-matrix-columns-spanned="1" table:number-matrix-rows-spanned="1" table:formula="of:=SUM([.EG3:.EG3]=[.$GY3:.$GY3])" office:value-type="float" office:value="0">
            <text:p>0</text:p>
          </table:table-cell>
          <table:table-cell table:number-matrix-columns-spanned="1" table:number-matrix-rows-spanned="1" table:formula="of:=SUM([.EH3:.EH3]=[.$GZ3:.$GZ3])" office:value-type="float" office:value="0">
            <text:p>0</text:p>
          </table:table-cell>
          <table:table-cell table:number-matrix-columns-spanned="1" table:number-matrix-rows-spanned="1" table:formula="of:=SUM([.EI3:.EI3]=[.$HA3:.$HA3])" office:value-type="float" office:value="0">
            <text:p>0</text:p>
          </table:table-cell>
          <table:table-cell table:number-matrix-columns-spanned="1" table:number-matrix-rows-spanned="1" table:formula="of:=SUM([.EJ3:.EJ3]=[.$HB3:.$HB3])" office:value-type="float" office:value="0">
            <text:p>0</text:p>
          </table:table-cell>
          <table:table-cell table:number-matrix-columns-spanned="1" table:number-matrix-rows-spanned="1" table:formula="of:=SUM([.EK3:.EK3]=[.$GX3:.$GX3])" office:value-type="float" office:value="0">
            <text:p>0</text:p>
          </table:table-cell>
          <table:table-cell table:number-matrix-columns-spanned="1" table:number-matrix-rows-spanned="1" table:formula="of:=SUM([.EL3:.EL3]=[.$GY3:.$GY3])" office:value-type="float" office:value="0">
            <text:p>0</text:p>
          </table:table-cell>
          <table:table-cell table:number-matrix-columns-spanned="1" table:number-matrix-rows-spanned="1" table:formula="of:=SUM([.EM3:.EM3]=[.$GZ3:.$GZ3])" office:value-type="float" office:value="0">
            <text:p>0</text:p>
          </table:table-cell>
          <table:table-cell table:number-matrix-columns-spanned="1" table:number-matrix-rows-spanned="1" table:formula="of:=SUM([.EN3:.EN3]=[.$HA3:.$HA3])" office:value-type="float" office:value="0">
            <text:p>0</text:p>
          </table:table-cell>
          <table:table-cell table:number-matrix-columns-spanned="1" table:number-matrix-rows-spanned="1" table:formula="of:=SUM([.EO3:.EO3]=[.$HB3:.$HB3])" office:value-type="float" office:value="0">
            <text:p>0</text:p>
          </table:table-cell>
          <table:table-cell table:number-matrix-columns-spanned="1" table:number-matrix-rows-spanned="1" table:formula="of:=SUM([.EP3:.EP3]=[.$GX3:.$GX3])" office:value-type="float" office:value="0">
            <text:p>0</text:p>
          </table:table-cell>
          <table:table-cell table:number-matrix-columns-spanned="1" table:number-matrix-rows-spanned="1" table:formula="of:=SUM([.EQ3:.EQ3]=[.$GY3:.$GY3])" office:value-type="float" office:value="0">
            <text:p>0</text:p>
          </table:table-cell>
          <table:table-cell table:number-matrix-columns-spanned="1" table:number-matrix-rows-spanned="1" table:formula="of:=SUM([.ER3:.ER3]=[.$GZ3:.$GZ3])" office:value-type="float" office:value="0">
            <text:p>0</text:p>
          </table:table-cell>
          <table:table-cell table:number-matrix-columns-spanned="1" table:number-matrix-rows-spanned="1" table:formula="of:=SUM([.ES3:.ES3]=[.$HA3:.$HA3])" office:value-type="float" office:value="0">
            <text:p>0</text:p>
          </table:table-cell>
          <table:table-cell table:number-matrix-columns-spanned="1" table:number-matrix-rows-spanned="1" table:formula="of:=SUM([.ET3:.ET3]=[.$HB3:.$HB3])" office:value-type="float" office:value="0">
            <text:p>0</text:p>
          </table:table-cell>
          <table:table-cell table:number-matrix-columns-spanned="1" table:number-matrix-rows-spanned="1" table:formula="of:=SUM([.EU3:.EU3]=[.$GX3:.$GX3])" office:value-type="float" office:value="0">
            <text:p>0</text:p>
          </table:table-cell>
          <table:table-cell table:number-matrix-columns-spanned="1" table:number-matrix-rows-spanned="1" table:formula="of:=SUM([.EV3:.EV3]=[.$GY3:.$GY3])" office:value-type="float" office:value="0">
            <text:p>0</text:p>
          </table:table-cell>
          <table:table-cell table:number-matrix-columns-spanned="1" table:number-matrix-rows-spanned="1" table:formula="of:=SUM([.EW3:.EW3]=[.$GZ3:.$GZ3])" office:value-type="float" office:value="0">
            <text:p>0</text:p>
          </table:table-cell>
          <table:table-cell table:number-matrix-columns-spanned="1" table:number-matrix-rows-spanned="1" table:formula="of:=SUM([.EX3:.EX3]=[.$HA3:.$HA3])" office:value-type="float" office:value="0">
            <text:p>0</text:p>
          </table:table-cell>
          <table:table-cell table:number-matrix-columns-spanned="1" table:number-matrix-rows-spanned="1" table:formula="of:=SUM([.EY3:.EY3]=[.$HB3:.$HB3])" office:value-type="float" office:value="0">
            <text:p>0</text:p>
          </table:table-cell>
          <table:table-cell table:number-matrix-columns-spanned="1" table:number-matrix-rows-spanned="1" table:formula="of:=SUM([.EZ3:.EZ3]=[.$GX3:.$GX3])" office:value-type="float" office:value="0">
            <text:p>0</text:p>
          </table:table-cell>
          <table:table-cell table:number-matrix-columns-spanned="1" table:number-matrix-rows-spanned="1" table:formula="of:=SUM([.FA3:.FA3]=[.$GY3:.$GY3])" office:value-type="float" office:value="0">
            <text:p>0</text:p>
          </table:table-cell>
          <table:table-cell table:number-matrix-columns-spanned="1" table:number-matrix-rows-spanned="1" table:formula="of:=SUM([.FB3:.FB3]=[.$GZ3:.$GZ3])" office:value-type="float" office:value="0">
            <text:p>0</text:p>
          </table:table-cell>
          <table:table-cell table:number-matrix-columns-spanned="1" table:number-matrix-rows-spanned="1" table:formula="of:=SUM([.FC3:.FC3]=[.$HA3:.$HA3])" office:value-type="float" office:value="0">
            <text:p>0</text:p>
          </table:table-cell>
          <table:table-cell table:number-matrix-columns-spanned="1" table:number-matrix-rows-spanned="1" table:formula="of:=SUM([.FD3:.FD3]=[.$HB3:.$HB3])" office:value-type="float" office:value="0">
            <text:p>0</text:p>
          </table:table-cell>
          <table:table-cell table:number-matrix-columns-spanned="1" table:number-matrix-rows-spanned="1" table:formula="of:=SUM([.FE3:.FE3]=[.$GX3:.$GX3])" office:value-type="float" office:value="0">
            <text:p>0</text:p>
          </table:table-cell>
          <table:table-cell table:number-matrix-columns-spanned="1" table:number-matrix-rows-spanned="1" table:formula="of:=SUM([.FF3:.FF3]=[.$GY3:.$GY3])" office:value-type="float" office:value="0">
            <text:p>0</text:p>
          </table:table-cell>
          <table:table-cell table:number-matrix-columns-spanned="1" table:number-matrix-rows-spanned="1" table:formula="of:=SUM([.FG3:.FG3]=[.$GZ3:.$GZ3])" office:value-type="float" office:value="0">
            <text:p>0</text:p>
          </table:table-cell>
          <table:table-cell table:number-matrix-columns-spanned="1" table:number-matrix-rows-spanned="1" table:formula="of:=SUM([.FH3:.FH3]=[.$HA3:.$HA3])" office:value-type="float" office:value="0">
            <text:p>0</text:p>
          </table:table-cell>
          <table:table-cell table:number-matrix-columns-spanned="1" table:number-matrix-rows-spanned="1" table:formula="of:=SUM([.FI3:.FI3]=[.$HB3:.$HB3])" office:value-type="float" office:value="0">
            <text:p>0</text:p>
          </table:table-cell>
          <table:table-cell table:number-matrix-columns-spanned="1" table:number-matrix-rows-spanned="1" table:formula="of:=SUM([.FJ3:.FJ3]=[.$GX3:.$GX3])" office:value-type="float" office:value="0">
            <text:p>0</text:p>
          </table:table-cell>
          <table:table-cell table:number-matrix-columns-spanned="1" table:number-matrix-rows-spanned="1" table:formula="of:=SUM([.FK3:.FK3]=[.$GY3:.$GY3])" office:value-type="float" office:value="0">
            <text:p>0</text:p>
          </table:table-cell>
          <table:table-cell table:number-matrix-columns-spanned="1" table:number-matrix-rows-spanned="1" table:formula="of:=SUM([.FL3:.FL3]=[.$GZ3:.$GZ3])" office:value-type="float" office:value="0">
            <text:p>0</text:p>
          </table:table-cell>
          <table:table-cell table:number-matrix-columns-spanned="1" table:number-matrix-rows-spanned="1" table:formula="of:=SUM([.FM3:.FM3]=[.$HA3:.$HA3])" office:value-type="float" office:value="0">
            <text:p>0</text:p>
          </table:table-cell>
          <table:table-cell table:number-matrix-columns-spanned="1" table:number-matrix-rows-spanned="1" table:formula="of:=SUM([.FN3:.FN3]=[.$HB3:.$HB3])" office:value-type="float" office:value="0">
            <text:p>0</text:p>
          </table:table-cell>
          <table:table-cell table:number-matrix-columns-spanned="1" table:number-matrix-rows-spanned="1" table:formula="of:=SUM([.FO3:.FO3]=[.$GX3:.$GX3])" office:value-type="float" office:value="0">
            <text:p>0</text:p>
          </table:table-cell>
          <table:table-cell table:number-matrix-columns-spanned="1" table:number-matrix-rows-spanned="1" table:formula="of:=SUM([.FP3:.FP3]=[.$GY3:.$GY3])" office:value-type="float" office:value="0">
            <text:p>0</text:p>
          </table:table-cell>
          <table:table-cell table:number-matrix-columns-spanned="1" table:number-matrix-rows-spanned="1" table:formula="of:=SUM([.FQ3:.FQ3]=[.$GZ3:.$GZ3])" office:value-type="float" office:value="0">
            <text:p>0</text:p>
          </table:table-cell>
          <table:table-cell table:number-matrix-columns-spanned="1" table:number-matrix-rows-spanned="1" table:formula="of:=SUM([.FR3:.FR3]=[.$HA3:.$HA3])" office:value-type="float" office:value="0">
            <text:p>0</text:p>
          </table:table-cell>
          <table:table-cell table:number-matrix-columns-spanned="1" table:number-matrix-rows-spanned="1" table:formula="of:=SUM([.FS3:.FS3]=[.$HB3:.$HB3])" office:value-type="float" office:value="1">
            <text:p>1</text:p>
          </table:table-cell>
          <table:table-cell table:number-matrix-columns-spanned="1" table:number-matrix-rows-spanned="1" table:formula="of:=SUM([.FT3:.FT3]=[.$GX3:.$GX3])" office:value-type="float" office:value="0">
            <text:p>0</text:p>
          </table:table-cell>
          <table:table-cell table:number-matrix-columns-spanned="1" table:number-matrix-rows-spanned="1" table:formula="of:=SUM([.FU3:.FU3]=[.$GY3:.$GY3])" office:value-type="float" office:value="0">
            <text:p>0</text:p>
          </table:table-cell>
          <table:table-cell table:number-matrix-columns-spanned="1" table:number-matrix-rows-spanned="1" table:formula="of:=SUM([.FV3:.FV3]=[.$GZ3:.$GZ3])" office:value-type="float" office:value="0">
            <text:p>0</text:p>
          </table:table-cell>
          <table:table-cell table:number-matrix-columns-spanned="1" table:number-matrix-rows-spanned="1" table:formula="of:=SUM([.FW3:.FW3]=[.$HA3:.$HA3])" office:value-type="float" office:value="0">
            <text:p>0</text:p>
          </table:table-cell>
          <table:table-cell table:number-matrix-columns-spanned="1" table:number-matrix-rows-spanned="1" table:formula="of:=SUM([.FX3:.FX3]=[.$HB3:.$HB3])" office:value-type="float" office:value="0">
            <text:p>0</text:p>
          </table:table-cell>
          <table:table-cell table:number-matrix-columns-spanned="1" table:number-matrix-rows-spanned="1" table:formula="of:=SUM([.FY3:.FY3]=[.$GX3:.$GX3])" office:value-type="float" office:value="0">
            <text:p>0</text:p>
          </table:table-cell>
          <table:table-cell table:number-matrix-columns-spanned="1" table:number-matrix-rows-spanned="1" table:formula="of:=SUM([.FZ3:.FZ3]=[.$GY3:.$GY3])" office:value-type="float" office:value="0">
            <text:p>0</text:p>
          </table:table-cell>
          <table:table-cell table:number-matrix-columns-spanned="1" table:number-matrix-rows-spanned="1" table:formula="of:=SUM([.GA3:.GA3]=[.$GZ3:.$GZ3])" office:value-type="float" office:value="0">
            <text:p>0</text:p>
          </table:table-cell>
          <table:table-cell table:number-matrix-columns-spanned="1" table:number-matrix-rows-spanned="1" table:formula="of:=SUM([.GB3:.GB3]=[.$HA3:.$HA3])" office:value-type="float" office:value="0">
            <text:p>0</text:p>
          </table:table-cell>
          <table:table-cell table:number-matrix-columns-spanned="1" table:number-matrix-rows-spanned="1" table:formula="of:=SUM([.GC3:.GC3]=[.$HB3:.$HB3])" office:value-type="float" office:value="0">
            <text:p>0</text:p>
          </table:table-cell>
          <table:table-cell table:number-matrix-columns-spanned="1" table:number-matrix-rows-spanned="1" table:formula="of:=SUM([.GD3:.GD3]=[.$GX3:.$GX3])" office:value-type="float" office:value="0">
            <text:p>0</text:p>
          </table:table-cell>
          <table:table-cell table:number-matrix-columns-spanned="1" table:number-matrix-rows-spanned="1" table:formula="of:=SUM([.GE3:.GE3]=[.$GY3:.$GY3])" office:value-type="float" office:value="0">
            <text:p>0</text:p>
          </table:table-cell>
          <table:table-cell table:number-matrix-columns-spanned="1" table:number-matrix-rows-spanned="1" table:formula="of:=SUM([.GF3:.GF3]=[.$GZ3:.$GZ3])" office:value-type="float" office:value="0">
            <text:p>0</text:p>
          </table:table-cell>
          <table:table-cell table:number-matrix-columns-spanned="1" table:number-matrix-rows-spanned="1" table:formula="of:=SUM([.GG3:.GG3]=[.$HA3:.$HA3])" office:value-type="float" office:value="0">
            <text:p>0</text:p>
          </table:table-cell>
          <table:table-cell table:number-matrix-columns-spanned="1" table:number-matrix-rows-spanned="1" table:formula="of:=SUM([.GH3:.GH3]=[.$HB3:.$HB3])" office:value-type="float" office:value="0">
            <text:p>0</text:p>
          </table:table-cell>
          <table:table-cell table:number-matrix-columns-spanned="1" table:number-matrix-rows-spanned="1" table:formula="of:=SUM([.GI3:.GI3]=[.$GX3:.$GX3])" office:value-type="float" office:value="0">
            <text:p>0</text:p>
          </table:table-cell>
          <table:table-cell table:number-matrix-columns-spanned="1" table:number-matrix-rows-spanned="1" table:formula="of:=SUM([.GJ3:.GJ3]=[.$GY3:.$GY3])" office:value-type="float" office:value="0">
            <text:p>0</text:p>
          </table:table-cell>
          <table:table-cell table:number-matrix-columns-spanned="1" table:number-matrix-rows-spanned="1" table:formula="of:=SUM([.GK3:.GK3]=[.$GZ3:.$GZ3])" office:value-type="float" office:value="0">
            <text:p>0</text:p>
          </table:table-cell>
          <table:table-cell table:number-matrix-columns-spanned="1" table:number-matrix-rows-spanned="1" table:formula="of:=SUM([.GL3:.GL3]=[.$HA3:.$HA3])" office:value-type="float" office:value="0">
            <text:p>0</text:p>
          </table:table-cell>
          <table:table-cell table:number-matrix-columns-spanned="1" table:number-matrix-rows-spanned="1" table:formula="of:=SUM([.GM3:.GM3]=[.$HB3:.$HB3])" office:value-type="float" office:value="0">
            <text:p>0</text:p>
          </table:table-cell>
          <table:table-cell table:number-matrix-columns-spanned="1" table:number-matrix-rows-spanned="1" table:formula="of:=SUM([.GN3:.GN3]=[.$GX3:.$GX3])" office:value-type="float" office:value="0">
            <text:p>0</text:p>
          </table:table-cell>
          <table:table-cell table:number-matrix-columns-spanned="1" table:number-matrix-rows-spanned="1" table:formula="of:=SUM([.GO3:.GO3]=[.$GY3:.$GY3])" office:value-type="float" office:value="0">
            <text:p>0</text:p>
          </table:table-cell>
          <table:table-cell table:number-matrix-columns-spanned="1" table:number-matrix-rows-spanned="1" table:formula="of:=SUM([.GP3:.GP3]=[.$GZ3:.$GZ3])" office:value-type="float" office:value="0">
            <text:p>0</text:p>
          </table:table-cell>
          <table:table-cell table:number-matrix-columns-spanned="1" table:number-matrix-rows-spanned="1" table:formula="of:=SUM([.GQ3:.GQ3]=[.$HA3:.$HA3])" office:value-type="float" office:value="0">
            <text:p>0</text:p>
          </table:table-cell>
          <table:table-cell table:number-matrix-columns-spanned="1" table:number-matrix-rows-spanned="1" table:formula="of:=SUM([.GR3:.GR3]=[.$HB3:.$HB3])" office:value-type="float" office:value="0">
            <text:p>0</text:p>
          </table:table-cell>
          <table:table-cell table:number-matrix-columns-spanned="1" table:number-matrix-rows-spanned="1" table:formula="of:=SUM([.GS3:.GS3]=[.$GX3:.$GX3])" office:value-type="float" office:value="0">
            <text:p>0</text:p>
          </table:table-cell>
          <table:table-cell table:number-matrix-columns-spanned="1" table:number-matrix-rows-spanned="1" table:formula="of:=SUM([.GT3:.GT3]=[.$GY3:.$GY3])" office:value-type="float" office:value="0">
            <text:p>0</text:p>
          </table:table-cell>
          <table:table-cell table:number-matrix-columns-spanned="1" table:number-matrix-rows-spanned="1" table:formula="of:=SUM([.GU3:.GU3]=[.$GZ3:.$GZ3])" office:value-type="float" office:value="0">
            <text:p>0</text:p>
          </table:table-cell>
          <table:table-cell table:number-matrix-columns-spanned="1" table:number-matrix-rows-spanned="1" table:formula="of:=SUM([.GV3:.GV3]=[.$HA3:.$HA3])" office:value-type="float" office:value="0">
            <text:p>0</text:p>
          </table:table-cell>
          <table:table-cell table:number-matrix-columns-spanned="1" table:number-matrix-rows-spanned="1" table:formula="of:=SUM([.GW3:.GW3]=[.$HB3:.$HB3])" office:value-type="float" office:value="0">
            <text:p>0</text:p>
          </table:table-cell>
          <table:table-cell table:number-columns-repeated="819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HC3:.$HC3])" office:value-type="float" office:value="0">
            <text:p>0</text:p>
          </table:table-cell>
          <table:table-cell table:number-matrix-columns-spanned="1" table:number-matrix-rows-spanned="1" table:formula="of:=SUM([.C3:.C3]&lt;[.$HD3:.$HD3])" office:value-type="float" office:value="0">
            <text:p>0</text:p>
          </table:table-cell>
          <table:table-cell table:number-matrix-columns-spanned="1" table:number-matrix-rows-spanned="1" table:formula="of:=SUM([.D3:.D3]&lt;[.$HE3:.$HE3])" office:value-type="float" office:value="0">
            <text:p>0</text:p>
          </table:table-cell>
          <table:table-cell table:number-matrix-columns-spanned="1" table:number-matrix-rows-spanned="1" table:formula="of:=SUM([.E3:.E3]&lt;[.$HF3:.$HF3])" office:value-type="float" office:value="0">
            <text:p>0</text:p>
          </table:table-cell>
          <table:table-cell table:number-matrix-columns-spanned="1" table:number-matrix-rows-spanned="1" table:formula="of:=SUM([.F3:.F3]&lt;[.$HC3:.$HC3])" office:value-type="float" office:value="0">
            <text:p>0</text:p>
          </table:table-cell>
          <table:table-cell table:number-matrix-columns-spanned="1" table:number-matrix-rows-spanned="1" table:formula="of:=SUM([.G3:.G3]&lt;[.$HD3:.$HD3])" office:value-type="float" office:value="0">
            <text:p>0</text:p>
          </table:table-cell>
          <table:table-cell table:number-matrix-columns-spanned="1" table:number-matrix-rows-spanned="1" table:formula="of:=SUM([.H3:.H3]&lt;[.$HE3:.$HE3])" office:value-type="float" office:value="0">
            <text:p>0</text:p>
          </table:table-cell>
          <table:table-cell table:number-matrix-columns-spanned="1" table:number-matrix-rows-spanned="1" table:formula="of:=SUM([.I3:.I3]&lt;[.$HF3:.$HF3])" office:value-type="float" office:value="0">
            <text:p>0</text:p>
          </table:table-cell>
          <table:table-cell table:number-matrix-columns-spanned="1" table:number-matrix-rows-spanned="1" table:formula="of:=SUM([.J3:.J3]&lt;[.$HG3:.$HG3])" office:value-type="float" office:value="1">
            <text:p>1</text:p>
          </table:table-cell>
          <table:table-cell table:number-matrix-columns-spanned="1" table:number-matrix-rows-spanned="1" table:formula="of:=SUM([.K3:.K3]&lt;[.$HC3:.$HC3])" office:value-type="float" office:value="0">
            <text:p>0</text:p>
          </table:table-cell>
          <table:table-cell table:number-matrix-columns-spanned="1" table:number-matrix-rows-spanned="1" table:formula="of:=SUM([.L3:.L3]&lt;[.$HD3:.$HD3])" office:value-type="float" office:value="0">
            <text:p>0</text:p>
          </table:table-cell>
          <table:table-cell table:number-matrix-columns-spanned="1" table:number-matrix-rows-spanned="1" table:formula="of:=SUM([.M3:.M3]&lt;[.$HE3:.$HE3])" office:value-type="float" office:value="0">
            <text:p>0</text:p>
          </table:table-cell>
          <table:table-cell table:number-matrix-columns-spanned="1" table:number-matrix-rows-spanned="1" table:formula="of:=SUM([.N3:.N3]&lt;[.$HF3:.$HF3])" office:value-type="float" office:value="0">
            <text:p>0</text:p>
          </table:table-cell>
          <table:table-cell table:number-matrix-columns-spanned="1" table:number-matrix-rows-spanned="1" table:formula="of:=SUM([.O3:.O3]&lt;[.$HG3:.$HG3])" office:value-type="float" office:value="1">
            <text:p>1</text:p>
          </table:table-cell>
          <table:table-cell table:number-matrix-columns-spanned="1" table:number-matrix-rows-spanned="1" table:formula="of:=SUM([.P3:.P3]&lt;[.$HC3:.$HC3])" office:value-type="float" office:value="0">
            <text:p>0</text:p>
          </table:table-cell>
          <table:table-cell table:number-matrix-columns-spanned="1" table:number-matrix-rows-spanned="1" table:formula="of:=SUM([.Q3:.Q3]&lt;[.$HD3:.$HD3])" office:value-type="float" office:value="0">
            <text:p>0</text:p>
          </table:table-cell>
          <table:table-cell table:number-matrix-columns-spanned="1" table:number-matrix-rows-spanned="1" table:formula="of:=SUM([.R3:.R3]&lt;[.$HE3:.$HE3])" office:value-type="float" office:value="0">
            <text:p>0</text:p>
          </table:table-cell>
          <table:table-cell table:number-matrix-columns-spanned="1" table:number-matrix-rows-spanned="1" table:formula="of:=SUM([.S3:.S3]&lt;[.$HF3:.$HF3])" office:value-type="float" office:value="0">
            <text:p>0</text:p>
          </table:table-cell>
          <table:table-cell table:number-matrix-columns-spanned="1" table:number-matrix-rows-spanned="1" table:formula="of:=SUM([.T3:.T3]&lt;[.$HG3:.$HG3])" office:value-type="float" office:value="1">
            <text:p>1</text:p>
          </table:table-cell>
          <table:table-cell table:number-matrix-columns-spanned="1" table:number-matrix-rows-spanned="1" table:formula="of:=SUM([.U3:.U3]&lt;[.$HC3:.$HC3])" office:value-type="float" office:value="0">
            <text:p>0</text:p>
          </table:table-cell>
          <table:table-cell table:number-matrix-columns-spanned="1" table:number-matrix-rows-spanned="1" table:formula="of:=SUM([.V3:.V3]&lt;[.$HD3:.$HD3])" office:value-type="float" office:value="0">
            <text:p>0</text:p>
          </table:table-cell>
          <table:table-cell table:number-matrix-columns-spanned="1" table:number-matrix-rows-spanned="1" table:formula="of:=SUM([.W3:.W3]&lt;[.$HE3:.$HE3])" office:value-type="float" office:value="1">
            <text:p>1</text:p>
          </table:table-cell>
          <table:table-cell table:number-matrix-columns-spanned="1" table:number-matrix-rows-spanned="1" table:formula="of:=SUM([.X3:.X3]&lt;[.$HF3:.$HF3])" office:value-type="float" office:value="0">
            <text:p>0</text:p>
          </table:table-cell>
          <table:table-cell table:number-matrix-columns-spanned="1" table:number-matrix-rows-spanned="1" table:formula="of:=SUM([.Y3:.Y3]&lt;[.$HG3:.$HG3])" office:value-type="float" office:value="0">
            <text:p>0</text:p>
          </table:table-cell>
          <table:table-cell table:number-matrix-columns-spanned="1" table:number-matrix-rows-spanned="1" table:formula="of:=SUM([.Z3:.Z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AA3:.AA3]&lt;[.$HD3:.$HD3])" office:value-type="float" office:value="1">
            <text:p>1</text:p>
          </table:table-cell>
          <table:table-cell table:number-matrix-columns-spanned="1" table:number-matrix-rows-spanned="1" table:formula="of:=SUM([.AB3:.AB3]&lt;[.$HE3:.$HE3])" office:value-type="float" office:value="1">
            <text:p>1</text:p>
          </table:table-cell>
          <table:table-cell table:number-matrix-columns-spanned="1" table:number-matrix-rows-spanned="1" table:formula="of:=SUM([.AC3:.AC3]&lt;[.$HF3:.$HF3])" office:value-type="float" office:value="1">
            <text:p>1</text:p>
          </table:table-cell>
          <table:table-cell table:number-matrix-columns-spanned="1" table:number-matrix-rows-spanned="1" table:formula="of:=SUM([.AD3:.AD3]&lt;[.$HG3:.$HG3])" office:value-type="float" office:value="1">
            <text:p>1</text:p>
          </table:table-cell>
          <table:table-cell table:number-matrix-columns-spanned="1" table:number-matrix-rows-spanned="1" table:formula="of:=SUM([.AE3:.AE3]&lt;[.$HC3:.$HC3])" office:value-type="float" office:value="0">
            <text:p>0</text:p>
          </table:table-cell>
          <table:table-cell table:number-matrix-columns-spanned="1" table:number-matrix-rows-spanned="1" table:formula="of:=SUM([.AF3:.AF3]&lt;[.$HD3:.$HD3])" office:value-type="float" office:value="0">
            <text:p>0</text:p>
          </table:table-cell>
          <table:table-cell table:number-matrix-columns-spanned="1" table:number-matrix-rows-spanned="1" table:formula="of:=SUM([.AG3:.AG3]&lt;[.$HE3:.$HE3])" office:value-type="float" office:value="0">
            <text:p>0</text:p>
          </table:table-cell>
          <table:table-cell table:number-matrix-columns-spanned="1" table:number-matrix-rows-spanned="1" table:formula="of:=SUM([.AH3:.AH3]&lt;[.$HF3:.$HF3])" office:value-type="float" office:value="0">
            <text:p>0</text:p>
          </table:table-cell>
          <table:table-cell table:number-matrix-columns-spanned="1" table:number-matrix-rows-spanned="1" table:formula="of:=SUM([.AI3:.AI3]&lt;[.$HG3:.$HG3])" office:value-type="float" office:value="0">
            <text:p>0</text:p>
          </table:table-cell>
          <table:table-cell table:number-matrix-columns-spanned="1" table:number-matrix-rows-spanned="1" table:formula="of:=SUM([.AJ3:.AJ3]&lt;[.$HC3:.$HC3])" office:value-type="float" office:value="0">
            <text:p>0</text:p>
          </table:table-cell>
          <table:table-cell table:number-matrix-columns-spanned="1" table:number-matrix-rows-spanned="1" table:formula="of:=SUM([.AK3:.AK3]&lt;[.$HD3:.$HD3])" office:value-type="float" office:value="0">
            <text:p>0</text:p>
          </table:table-cell>
          <table:table-cell table:number-matrix-columns-spanned="1" table:number-matrix-rows-spanned="1" table:formula="of:=SUM([.AL3:.AL3]&lt;[.$HE3:.$HE3])" office:value-type="float" office:value="0">
            <text:p>0</text:p>
          </table:table-cell>
          <table:table-cell table:number-matrix-columns-spanned="1" table:number-matrix-rows-spanned="1" table:formula="of:=SUM([.AM3:.AM3]&lt;[.$HF3:.$HF3])" office:value-type="float" office:value="0">
            <text:p>0</text:p>
          </table:table-cell>
          <table:table-cell table:number-matrix-columns-spanned="1" table:number-matrix-rows-spanned="1" table:formula="of:=SUM([.AN3:.AN3]&lt;[.$HG3:.$HG3])" office:value-type="float" office:value="0">
            <text:p>0</text:p>
          </table:table-cell>
          <table:table-cell table:number-matrix-columns-spanned="1" table:number-matrix-rows-spanned="1" table:formula="of:=SUM([.AO3:.AO3]&lt;[.$HC3:.$HC3])" office:value-type="float" office:value="0">
            <text:p>0</text:p>
          </table:table-cell>
          <table:table-cell table:number-matrix-columns-spanned="1" table:number-matrix-rows-spanned="1" table:formula="of:=SUM([.AP3:.AP3]&lt;[.$HD3:.$HD3])" office:value-type="float" office:value="0">
            <text:p>0</text:p>
          </table:table-cell>
          <table:table-cell table:number-matrix-columns-spanned="1" table:number-matrix-rows-spanned="1" table:formula="of:=SUM([.AQ3:.AQ3]&lt;[.$HE3:.$HE3])" office:value-type="float" office:value="0">
            <text:p>0</text:p>
          </table:table-cell>
          <table:table-cell table:number-matrix-columns-spanned="1" table:number-matrix-rows-spanned="1" table:formula="of:=SUM([.AR3:.AR3]&lt;[.$HF3:.$HF3])" office:value-type="float" office:value="0">
            <text:p>0</text:p>
          </table:table-cell>
          <table:table-cell table:number-matrix-columns-spanned="1" table:number-matrix-rows-spanned="1" table:formula="of:=SUM([.AS3:.AS3]&lt;[.$HG3:.$HG3])" office:value-type="float" office:value="0">
            <text:p>0</text:p>
          </table:table-cell>
          <table:table-cell table:number-matrix-columns-spanned="1" table:number-matrix-rows-spanned="1" table:formula="of:=SUM([.AT3:.AT3]&lt;[.$HC3:.$HC3])" office:value-type="float" office:value="0">
            <text:p>0</text:p>
          </table:table-cell>
          <table:table-cell table:number-matrix-columns-spanned="1" table:number-matrix-rows-spanned="1" table:formula="of:=SUM([.AU3:.AU3]&lt;[.$HD3:.$HD3])" office:value-type="float" office:value="0">
            <text:p>0</text:p>
          </table:table-cell>
          <table:table-cell table:number-matrix-columns-spanned="1" table:number-matrix-rows-spanned="1" table:formula="of:=SUM([.AV3:.AV3]&lt;[.$HE3:.$HE3])" office:value-type="float" office:value="0">
            <text:p>0</text:p>
          </table:table-cell>
          <table:table-cell table:number-matrix-columns-spanned="1" table:number-matrix-rows-spanned="1" table:formula="of:=SUM([.AW3:.AW3]&lt;[.$HF3:.$HF3])" office:value-type="float" office:value="0">
            <text:p>0</text:p>
          </table:table-cell>
          <table:table-cell table:number-matrix-columns-spanned="1" table:number-matrix-rows-spanned="1" table:formula="of:=SUM([.AX3:.AX3]&lt;[.$HG3:.$HG3])" office:value-type="float" office:value="0">
            <text:p>0</text:p>
          </table:table-cell>
          <table:table-cell table:number-matrix-columns-spanned="1" table:number-matrix-rows-spanned="1" table:formula="of:=SUM([.AY3:.AY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AZ3:.AZ3]&lt;[.$HD3:.$HD3])" office:value-type="float" office:value="1">
            <text:p>1</text:p>
          </table:table-cell>
          <table:table-cell table:number-matrix-columns-spanned="1" table:number-matrix-rows-spanned="1" table:formula="of:=SUM([.BA3:.BA3]&lt;[.$HE3:.$HE3])" office:value-type="float" office:value="1">
            <text:p>1</text:p>
          </table:table-cell>
          <table:table-cell table:number-matrix-columns-spanned="1" table:number-matrix-rows-spanned="1" table:formula="of:=SUM([.BB3:.BB3]&lt;[.$HF3:.$HF3])" office:value-type="float" office:value="1">
            <text:p>1</text:p>
          </table:table-cell>
          <table:table-cell table:number-matrix-columns-spanned="1" table:number-matrix-rows-spanned="1" table:formula="of:=SUM([.BC3:.BC3]&lt;[.$HG3:.$HG3])" office:value-type="float" office:value="1">
            <text:p>1</text:p>
          </table:table-cell>
          <table:table-cell table:number-matrix-columns-spanned="1" table:number-matrix-rows-spanned="1" table:formula="of:=SUM([.BD3:.BD3]&lt;[.$HC3:.$HC3])" office:value-type="float" office:value="1">
            <text:p>1</text:p>
          </table:table-cell>
          <table:table-cell table:number-matrix-columns-spanned="1" table:number-matrix-rows-spanned="1" table:formula="of:=SUM([.BE3:.BE3]&lt;[.$HD3:.$HD3])" office:value-type="float" office:value="0">
            <text:p>0</text:p>
          </table:table-cell>
          <table:table-cell table:number-matrix-columns-spanned="1" table:number-matrix-rows-spanned="1" table:formula="of:=SUM([.BF3:.BF3]&lt;[.$HE3:.$HE3])" office:value-type="float" office:value="1">
            <text:p>1</text:p>
          </table:table-cell>
          <table:table-cell table:number-matrix-columns-spanned="1" table:number-matrix-rows-spanned="1" table:formula="of:=SUM([.BG3:.BG3]&lt;[.$HF3:.$HF3])" office:value-type="float" office:value="1">
            <text:p>1</text:p>
          </table:table-cell>
          <table:table-cell table:number-matrix-columns-spanned="1" table:number-matrix-rows-spanned="1" table:formula="of:=SUM([.BH3:.BH3]&lt;[.$HG3:.$HG3])" office:value-type="float" office:value="1">
            <text:p>1</text:p>
          </table:table-cell>
          <table:table-cell table:number-matrix-columns-spanned="1" table:number-matrix-rows-spanned="1" table:formula="of:=SUM([.BI3:.BI3]&lt;[.$HC3:.$HC3])" office:value-type="float" office:value="0">
            <text:p>0</text:p>
          </table:table-cell>
          <table:table-cell table:number-matrix-columns-spanned="1" table:number-matrix-rows-spanned="1" table:formula="of:=SUM([.BJ3:.BJ3]&lt;[.$HD3:.$HD3])" office:value-type="float" office:value="0">
            <text:p>0</text:p>
          </table:table-cell>
          <table:table-cell table:number-matrix-columns-spanned="1" table:number-matrix-rows-spanned="1" table:formula="of:=SUM([.BK3:.BK3]&lt;[.$HE3:.$HE3])" office:value-type="float" office:value="0">
            <text:p>0</text:p>
          </table:table-cell>
          <table:table-cell table:number-matrix-columns-spanned="1" table:number-matrix-rows-spanned="1" table:formula="of:=SUM([.BL3:.BL3]&lt;[.$HF3:.$HF3])" office:value-type="float" office:value="0">
            <text:p>0</text:p>
          </table:table-cell>
          <table:table-cell table:number-matrix-columns-spanned="1" table:number-matrix-rows-spanned="1" table:formula="of:=SUM([.BM3:.BM3]&lt;[.$HG3:.$HG3])" office:value-type="float" office:value="0">
            <text:p>0</text:p>
          </table:table-cell>
          <table:table-cell table:number-matrix-columns-spanned="1" table:number-matrix-rows-spanned="1" table:formula="of:=SUM([.BN3:.BN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BO3:.BO3]&lt;[.$HD3:.$HD3])" office:value-type="float" office:value="1">
            <text:p>1</text:p>
          </table:table-cell>
          <table:table-cell table:number-matrix-columns-spanned="1" table:number-matrix-rows-spanned="1" table:formula="of:=SUM([.BP3:.BP3]&lt;[.$HE3:.$HE3])" office:value-type="float" office:value="1">
            <text:p>1</text:p>
          </table:table-cell>
          <table:table-cell table:number-matrix-columns-spanned="1" table:number-matrix-rows-spanned="1" table:formula="of:=SUM([.BQ3:.BQ3]&lt;[.$HF3:.$HF3])" office:value-type="float" office:value="1">
            <text:p>1</text:p>
          </table:table-cell>
          <table:table-cell table:number-matrix-columns-spanned="1" table:number-matrix-rows-spanned="1" table:formula="of:=SUM([.BR3:.BR3]&lt;[.$HG3:.$HG3])" office:value-type="float" office:value="1">
            <text:p>1</text:p>
          </table:table-cell>
          <table:table-cell table:number-matrix-columns-spanned="1" table:number-matrix-rows-spanned="1" table:formula="of:=SUM([.BS3:.BS3]&lt;[.$HC3:.$HC3])" office:value-type="float" office:value="0">
            <text:p>0</text:p>
          </table:table-cell>
          <table:table-cell table:number-matrix-columns-spanned="1" table:number-matrix-rows-spanned="1" table:formula="of:=SUM([.BT3:.BT3]&lt;[.$HD3:.$HD3])" office:value-type="float" office:value="0">
            <text:p>0</text:p>
          </table:table-cell>
          <table:table-cell table:number-matrix-columns-spanned="1" table:number-matrix-rows-spanned="1" table:formula="of:=SUM([.BU3:.BU3]&lt;[.$HE3:.$HE3])" office:value-type="float" office:value="0">
            <text:p>0</text:p>
          </table:table-cell>
          <table:table-cell table:number-matrix-columns-spanned="1" table:number-matrix-rows-spanned="1" table:formula="of:=SUM([.BV3:.BV3]&lt;[.$HF3:.$HF3])" office:value-type="float" office:value="0">
            <text:p>0</text:p>
          </table:table-cell>
          <table:table-cell table:number-matrix-columns-spanned="1" table:number-matrix-rows-spanned="1" table:formula="of:=SUM([.BW3:.BW3]&lt;[.$HG3:.$HG3])" office:value-type="float" office:value="0">
            <text:p>0</text:p>
          </table:table-cell>
          <table:table-cell table:number-matrix-columns-spanned="1" table:number-matrix-rows-spanned="1" table:formula="of:=SUM([.BX3:.BX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BY3:.BY3]&lt;[.$HD3:.$HD3])" office:value-type="float" office:value="1">
            <text:p>1</text:p>
          </table:table-cell>
          <table:table-cell table:number-matrix-columns-spanned="1" table:number-matrix-rows-spanned="1" table:formula="of:=SUM([.BZ3:.BZ3]&lt;[.$HE3:.$HE3])" office:value-type="float" office:value="1">
            <text:p>1</text:p>
          </table:table-cell>
          <table:table-cell table:number-matrix-columns-spanned="1" table:number-matrix-rows-spanned="1" table:formula="of:=SUM([.CA3:.CA3]&lt;[.$HF3:.$HF3])" office:value-type="float" office:value="1">
            <text:p>1</text:p>
          </table:table-cell>
          <table:table-cell table:number-matrix-columns-spanned="1" table:number-matrix-rows-spanned="1" table:formula="of:=SUM([.CB3:.CB3]&lt;[.$HG3:.$HG3])" office:value-type="float" office:value="1">
            <text:p>1</text:p>
          </table:table-cell>
          <table:table-cell table:number-matrix-columns-spanned="1" table:number-matrix-rows-spanned="1" table:formula="of:=SUM([.CC3:.CC3]&lt;[.$HC3:.$HC3])" office:value-type="float" office:value="0">
            <text:p>0</text:p>
          </table:table-cell>
          <table:table-cell table:number-matrix-columns-spanned="1" table:number-matrix-rows-spanned="1" table:formula="of:=SUM([.CD3:.CD3]&lt;[.$HD3:.$HD3])" office:value-type="float" office:value="0">
            <text:p>0</text:p>
          </table:table-cell>
          <table:table-cell table:number-matrix-columns-spanned="1" table:number-matrix-rows-spanned="1" table:formula="of:=SUM([.CE3:.CE3]&lt;[.$HE3:.$HE3])" office:value-type="float" office:value="0">
            <text:p>0</text:p>
          </table:table-cell>
          <table:table-cell table:number-matrix-columns-spanned="1" table:number-matrix-rows-spanned="1" table:formula="of:=SUM([.CF3:.CF3]&lt;[.$HF3:.$HF3])" office:value-type="float" office:value="1">
            <text:p>1</text:p>
          </table:table-cell>
          <table:table-cell table:number-matrix-columns-spanned="1" table:number-matrix-rows-spanned="1" table:formula="of:=SUM([.CG3:.CG3]&lt;[.$HG3:.$HG3])" office:value-type="float" office:value="0">
            <text:p>0</text:p>
          </table:table-cell>
          <table:table-cell table:number-matrix-columns-spanned="1" table:number-matrix-rows-spanned="1" table:formula="of:=SUM([.CH3:.CH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CI3:.CI3]&lt;[.$HD3:.$HD3])" office:value-type="float" office:value="1">
            <text:p>1</text:p>
          </table:table-cell>
          <table:table-cell table:number-matrix-columns-spanned="1" table:number-matrix-rows-spanned="1" table:formula="of:=SUM([.CJ3:.CJ3]&lt;[.$HE3:.$HE3])" office:value-type="float" office:value="1">
            <text:p>1</text:p>
          </table:table-cell>
          <table:table-cell table:number-matrix-columns-spanned="1" table:number-matrix-rows-spanned="1" table:formula="of:=SUM([.CK3:.CK3]&lt;[.$HF3:.$HF3])" office:value-type="float" office:value="1">
            <text:p>1</text:p>
          </table:table-cell>
          <table:table-cell table:number-matrix-columns-spanned="1" table:number-matrix-rows-spanned="1" table:formula="of:=SUM([.CL3:.CL3]&lt;[.$HG3:.$HG3])" office:value-type="float" office:value="1">
            <text:p>1</text:p>
          </table:table-cell>
          <table:table-cell table:number-matrix-columns-spanned="1" table:number-matrix-rows-spanned="1" table:formula="of:=SUM([.CM3:.CM3]&lt;[.$HC3:.$HC3])" office:value-type="float" office:value="0">
            <text:p>0</text:p>
          </table:table-cell>
          <table:table-cell table:number-matrix-columns-spanned="1" table:number-matrix-rows-spanned="1" table:formula="of:=SUM([.CN3:.CN3]&lt;[.$HD3:.$HD3])" office:value-type="float" office:value="0">
            <text:p>0</text:p>
          </table:table-cell>
          <table:table-cell table:number-matrix-columns-spanned="1" table:number-matrix-rows-spanned="1" table:formula="of:=SUM([.CO3:.CO3]&lt;[.$HE3:.$HE3])" office:value-type="float" office:value="0">
            <text:p>0</text:p>
          </table:table-cell>
          <table:table-cell table:number-matrix-columns-spanned="1" table:number-matrix-rows-spanned="1" table:formula="of:=SUM([.CP3:.CP3]&lt;[.$HF3:.$HF3])" office:value-type="float" office:value="0">
            <text:p>0</text:p>
          </table:table-cell>
          <table:table-cell table:number-matrix-columns-spanned="1" table:number-matrix-rows-spanned="1" table:formula="of:=SUM([.CQ3:.CQ3]&lt;[.$HG3:.$HG3])" office:value-type="float" office:value="0">
            <text:p>0</text:p>
          </table:table-cell>
          <table:table-cell table:number-matrix-columns-spanned="1" table:number-matrix-rows-spanned="1" table:formula="of:=SUM([.CR3:.CR3]&lt;[.$HC3:.$HC3])" office:value-type="float" office:value="0">
            <text:p>0</text:p>
          </table:table-cell>
          <table:table-cell table:number-matrix-columns-spanned="1" table:number-matrix-rows-spanned="1" table:formula="of:=SUM([.CS3:.CS3]&lt;[.$HD3:.$HD3])" office:value-type="float" office:value="0">
            <text:p>0</text:p>
          </table:table-cell>
          <table:table-cell table:number-matrix-columns-spanned="1" table:number-matrix-rows-spanned="1" table:formula="of:=SUM([.CT3:.CT3]&lt;[.$HE3:.$HE3])" office:value-type="float" office:value="0">
            <text:p>0</text:p>
          </table:table-cell>
          <table:table-cell table:number-matrix-columns-spanned="1" table:number-matrix-rows-spanned="1" table:formula="of:=SUM([.CU3:.CU3]&lt;[.$HF3:.$HF3])" office:value-type="float" office:value="0">
            <text:p>0</text:p>
          </table:table-cell>
          <table:table-cell table:number-matrix-columns-spanned="1" table:number-matrix-rows-spanned="1" table:formula="of:=SUM([.CV3:.CV3]&lt;[.$HG3:.$HG3])" office:value-type="float" office:value="0">
            <text:p>0</text:p>
          </table:table-cell>
          <table:table-cell table:number-matrix-columns-spanned="1" table:number-matrix-rows-spanned="1" table:formula="of:=SUM([.CW3:.CW3]&lt;[.$HC3:.$HC3])" office:value-type="float" office:value="1">
            <text:p>1</text:p>
          </table:table-cell>
          <table:table-cell table:number-matrix-columns-spanned="1" table:number-matrix-rows-spanned="1" table:formula="of:=SUM([.CX3:.CX3]&lt;[.$HD3:.$HD3])" office:value-type="float" office:value="0">
            <text:p>0</text:p>
          </table:table-cell>
          <table:table-cell table:number-matrix-columns-spanned="1" table:number-matrix-rows-spanned="1" table:formula="of:=SUM([.CY3:.CY3]&lt;[.$HE3:.$HE3])" office:value-type="float" office:value="1">
            <text:p>1</text:p>
          </table:table-cell>
          <table:table-cell table:number-matrix-columns-spanned="1" table:number-matrix-rows-spanned="1" table:formula="of:=SUM([.CZ3:.CZ3]&lt;[.$HF3:.$HF3])" office:value-type="float" office:value="1">
            <text:p>1</text:p>
          </table:table-cell>
          <table:table-cell table:number-matrix-columns-spanned="1" table:number-matrix-rows-spanned="1" table:formula="of:=SUM([.DA3:.DA3]&lt;[.$HG3:.$HG3])" office:value-type="float" office:value="1">
            <text:p>1</text:p>
          </table:table-cell>
          <table:table-cell table:number-matrix-columns-spanned="1" table:number-matrix-rows-spanned="1" table:formula="of:=SUM([.DB3:.DB3]&lt;[.$HC3:.$HC3])" office:value-type="float" office:value="0">
            <text:p>0</text:p>
          </table:table-cell>
          <table:table-cell table:number-matrix-columns-spanned="1" table:number-matrix-rows-spanned="1" table:formula="of:=SUM([.DC3:.DC3]&lt;[.$HD3:.$HD3])" office:value-type="float" office:value="0">
            <text:p>0</text:p>
          </table:table-cell>
          <table:table-cell table:number-matrix-columns-spanned="1" table:number-matrix-rows-spanned="1" table:formula="of:=SUM([.DD3:.DD3]&lt;[.$HE3:.$HE3])" office:value-type="float" office:value="0">
            <text:p>0</text:p>
          </table:table-cell>
          <table:table-cell table:number-matrix-columns-spanned="1" table:number-matrix-rows-spanned="1" table:formula="of:=SUM([.DE3:.DE3]&lt;[.$HF3:.$HF3])" office:value-type="float" office:value="0">
            <text:p>0</text:p>
          </table:table-cell>
          <table:table-cell table:number-matrix-columns-spanned="1" table:number-matrix-rows-spanned="1" table:formula="of:=SUM([.DF3:.DF3]&lt;[.$HG3:.$HG3])" office:value-type="float" office:value="0">
            <text:p>0</text:p>
          </table:table-cell>
          <table:table-cell table:number-matrix-columns-spanned="1" table:number-matrix-rows-spanned="1" table:formula="of:=SUM([.DG3:.DG3]&lt;[.$HC3:.$HC3])" office:value-type="float" office:value="0">
            <text:p>0</text:p>
          </table:table-cell>
          <table:table-cell table:number-matrix-columns-spanned="1" table:number-matrix-rows-spanned="1" table:formula="of:=SUM([.DH3:.DH3]&lt;[.$HD3:.$HD3])" office:value-type="float" office:value="0">
            <text:p>0</text:p>
          </table:table-cell>
          <table:table-cell table:number-matrix-columns-spanned="1" table:number-matrix-rows-spanned="1" table:formula="of:=SUM([.DI3:.DI3]&lt;[.$HE3:.$HE3])" office:value-type="float" office:value="0">
            <text:p>0</text:p>
          </table:table-cell>
          <table:table-cell table:number-matrix-columns-spanned="1" table:number-matrix-rows-spanned="1" table:formula="of:=SUM([.DJ3:.DJ3]&lt;[.$HF3:.$HF3])" office:value-type="float" office:value="0">
            <text:p>0</text:p>
          </table:table-cell>
          <table:table-cell table:number-matrix-columns-spanned="1" table:number-matrix-rows-spanned="1" table:formula="of:=SUM([.DK3:.DK3]&lt;[.$HG3:.$HG3])" office:value-type="float" office:value="1">
            <text:p>1</text:p>
          </table:table-cell>
          <table:table-cell table:number-matrix-columns-spanned="1" table:number-matrix-rows-spanned="1" table:formula="of:=SUM([.DL3:.DL3]&lt;[.$HC3:.$HC3])" office:value-type="float" office:value="1">
            <text:p>1</text:p>
          </table:table-cell>
          <table:table-cell table:number-matrix-columns-spanned="1" table:number-matrix-rows-spanned="1" table:formula="of:=SUM([.DM3:.DM3]&lt;[.$HD3:.$HD3])" office:value-type="float" office:value="0">
            <text:p>0</text:p>
          </table:table-cell>
          <table:table-cell table:number-matrix-columns-spanned="1" table:number-matrix-rows-spanned="1" table:formula="of:=SUM([.DN3:.DN3]&lt;[.$HE3:.$HE3])" office:value-type="float" office:value="1">
            <text:p>1</text:p>
          </table:table-cell>
          <table:table-cell table:number-matrix-columns-spanned="1" table:number-matrix-rows-spanned="1" table:formula="of:=SUM([.DO3:.DO3]&lt;[.$HF3:.$HF3])" office:value-type="float" office:value="1">
            <text:p>1</text:p>
          </table:table-cell>
          <table:table-cell table:number-matrix-columns-spanned="1" table:number-matrix-rows-spanned="1" table:formula="of:=SUM([.DP3:.DP3]&lt;[.$HG3:.$HG3])" office:value-type="float" office:value="1">
            <text:p>1</text:p>
          </table:table-cell>
          <table:table-cell table:number-matrix-columns-spanned="1" table:number-matrix-rows-spanned="1" table:formula="of:=SUM([.DQ3:.DQ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DR3:.DR3]&lt;[.$HD3:.$HD3])" office:value-type="float" office:value="1">
            <text:p>1</text:p>
          </table:table-cell>
          <table:table-cell table:number-matrix-columns-spanned="1" table:number-matrix-rows-spanned="1" table:formula="of:=SUM([.DS3:.DS3]&lt;[.$HE3:.$HE3])" office:value-type="float" office:value="1">
            <text:p>1</text:p>
          </table:table-cell>
          <table:table-cell table:number-matrix-columns-spanned="1" table:number-matrix-rows-spanned="1" table:formula="of:=SUM([.DT3:.DT3]&lt;[.$HF3:.$HF3])" office:value-type="float" office:value="1">
            <text:p>1</text:p>
          </table:table-cell>
          <table:table-cell table:number-matrix-columns-spanned="1" table:number-matrix-rows-spanned="1" table:formula="of:=SUM([.DU3:.DU3]&lt;[.$HG3:.$HG3])" office:value-type="float" office:value="1">
            <text:p>1</text:p>
          </table:table-cell>
          <table:table-cell table:number-matrix-columns-spanned="1" table:number-matrix-rows-spanned="1" table:formula="of:=SUM([.DV3:.DV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DW3:.DW3]&lt;[.$HD3:.$HD3])" office:value-type="float" office:value="1">
            <text:p>1</text:p>
          </table:table-cell>
          <table:table-cell table:number-matrix-columns-spanned="1" table:number-matrix-rows-spanned="1" table:formula="of:=SUM([.DX3:.DX3]&lt;[.$HE3:.$HE3])" office:value-type="float" office:value="1">
            <text:p>1</text:p>
          </table:table-cell>
          <table:table-cell table:number-matrix-columns-spanned="1" table:number-matrix-rows-spanned="1" table:formula="of:=SUM([.DY3:.DY3]&lt;[.$HF3:.$HF3])" office:value-type="float" office:value="1">
            <text:p>1</text:p>
          </table:table-cell>
          <table:table-cell table:number-matrix-columns-spanned="1" table:number-matrix-rows-spanned="1" table:formula="of:=SUM([.DZ3:.DZ3]&lt;[.$HG3:.$HG3])" office:value-type="float" office:value="0">
            <text:p>0</text:p>
          </table:table-cell>
          <table:table-cell table:number-matrix-columns-spanned="1" table:number-matrix-rows-spanned="1" table:formula="of:=SUM([.EA3:.EA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EB3:.EB3]&lt;[.$HD3:.$HD3])" office:value-type="float" office:value="1">
            <text:p>1</text:p>
          </table:table-cell>
          <table:table-cell table:number-matrix-columns-spanned="1" table:number-matrix-rows-spanned="1" table:formula="of:=SUM([.EC3:.EC3]&lt;[.$HE3:.$HE3])" office:value-type="float" office:value="1">
            <text:p>1</text:p>
          </table:table-cell>
          <table:table-cell table:number-matrix-columns-spanned="1" table:number-matrix-rows-spanned="1" table:formula="of:=SUM([.ED3:.ED3]&lt;[.$HF3:.$HF3])" office:value-type="float" office:value="1">
            <text:p>1</text:p>
          </table:table-cell>
          <table:table-cell table:number-matrix-columns-spanned="1" table:number-matrix-rows-spanned="1" table:formula="of:=SUM([.EE3:.EE3]&lt;[.$HG3:.$HG3])" office:value-type="float" office:value="0">
            <text:p>0</text:p>
          </table:table-cell>
          <table:table-cell table:number-matrix-columns-spanned="1" table:number-matrix-rows-spanned="1" table:formula="of:=SUM([.EF3:.EF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EG3:.EG3]&lt;[.$HD3:.$HD3])" office:value-type="float" office:value="1">
            <text:p>1</text:p>
          </table:table-cell>
          <table:table-cell table:number-matrix-columns-spanned="1" table:number-matrix-rows-spanned="1" table:formula="of:=SUM([.EH3:.EH3]&lt;[.$HE3:.$HE3])" office:value-type="float" office:value="1">
            <text:p>1</text:p>
          </table:table-cell>
          <table:table-cell table:number-matrix-columns-spanned="1" table:number-matrix-rows-spanned="1" table:formula="of:=SUM([.EI3:.EI3]&lt;[.$HF3:.$HF3])" office:value-type="float" office:value="1">
            <text:p>1</text:p>
          </table:table-cell>
          <table:table-cell table:number-matrix-columns-spanned="1" table:number-matrix-rows-spanned="1" table:formula="of:=SUM([.EJ3:.EJ3]&lt;[.$HG3:.$HG3])" office:value-type="float" office:value="0">
            <text:p>0</text:p>
          </table:table-cell>
          <table:table-cell table:number-matrix-columns-spanned="1" table:number-matrix-rows-spanned="1" table:formula="of:=SUM([.EK3:.EK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EL3:.EL3]&lt;[.$HD3:.$HD3])" office:value-type="float" office:value="1">
            <text:p>1</text:p>
          </table:table-cell>
          <table:table-cell table:number-matrix-columns-spanned="1" table:number-matrix-rows-spanned="1" table:formula="of:=SUM([.EM3:.EM3]&lt;[.$HE3:.$HE3])" office:value-type="float" office:value="1">
            <text:p>1</text:p>
          </table:table-cell>
          <table:table-cell table:number-matrix-columns-spanned="1" table:number-matrix-rows-spanned="1" table:formula="of:=SUM([.EN3:.EN3]&lt;[.$HF3:.$HF3])" office:value-type="float" office:value="1">
            <text:p>1</text:p>
          </table:table-cell>
          <table:table-cell table:number-matrix-columns-spanned="1" table:number-matrix-rows-spanned="1" table:formula="of:=SUM([.EO3:.EO3]&lt;[.$HG3:.$HG3])" office:value-type="float" office:value="0">
            <text:p>0</text:p>
          </table:table-cell>
          <table:table-cell table:number-matrix-columns-spanned="1" table:number-matrix-rows-spanned="1" table:formula="of:=SUM([.EP3:.EP3]&lt;[.$HC3:.$HC3])" office:value-type="float" office:value="0">
            <text:p>0</text:p>
          </table:table-cell>
          <table:table-cell table:number-matrix-columns-spanned="1" table:number-matrix-rows-spanned="1" table:formula="of:=SUM([.EQ3:.EQ3]&lt;[.$HD3:.$HD3])" office:value-type="float" office:value="0">
            <text:p>0</text:p>
          </table:table-cell>
          <table:table-cell table:number-matrix-columns-spanned="1" table:number-matrix-rows-spanned="1" table:formula="of:=SUM([.ER3:.ER3]&lt;[.$HE3:.$HE3])" office:value-type="float" office:value="0">
            <text:p>0</text:p>
          </table:table-cell>
          <table:table-cell table:number-matrix-columns-spanned="1" table:number-matrix-rows-spanned="1" table:formula="of:=SUM([.ES3:.ES3]&lt;[.$HF3:.$HF3])" office:value-type="float" office:value="0">
            <text:p>0</text:p>
          </table:table-cell>
          <table:table-cell table:number-matrix-columns-spanned="1" table:number-matrix-rows-spanned="1" table:formula="of:=SUM([.ET3:.ET3]&lt;[.$HG3:.$HG3])" office:value-type="float" office:value="1">
            <text:p>1</text:p>
          </table:table-cell>
          <table:table-cell table:number-matrix-columns-spanned="1" table:number-matrix-rows-spanned="1" table:formula="of:=SUM([.EU3:.EU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EV3:.EV3]&lt;[.$HD3:.$HD3])" office:value-type="float" office:value="1">
            <text:p>1</text:p>
          </table:table-cell>
          <table:table-cell table:number-matrix-columns-spanned="1" table:number-matrix-rows-spanned="1" table:formula="of:=SUM([.EW3:.EW3]&lt;[.$HE3:.$HE3])" office:value-type="float" office:value="1">
            <text:p>1</text:p>
          </table:table-cell>
          <table:table-cell table:number-matrix-columns-spanned="1" table:number-matrix-rows-spanned="1" table:formula="of:=SUM([.EX3:.EX3]&lt;[.$HF3:.$HF3])" office:value-type="float" office:value="1">
            <text:p>1</text:p>
          </table:table-cell>
          <table:table-cell table:number-matrix-columns-spanned="1" table:number-matrix-rows-spanned="1" table:formula="of:=SUM([.EY3:.EY3]&lt;[.$HG3:.$HG3])" office:value-type="float" office:value="1">
            <text:p>1</text:p>
          </table:table-cell>
          <table:table-cell table:number-matrix-columns-spanned="1" table:number-matrix-rows-spanned="1" table:formula="of:=SUM([.EZ3:.EZ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FA3:.FA3]&lt;[.$HD3:.$HD3])" office:value-type="float" office:value="1">
            <text:p>1</text:p>
          </table:table-cell>
          <table:table-cell table:number-matrix-columns-spanned="1" table:number-matrix-rows-spanned="1" table:formula="of:=SUM([.FB3:.FB3]&lt;[.$HE3:.$HE3])" office:value-type="float" office:value="1">
            <text:p>1</text:p>
          </table:table-cell>
          <table:table-cell table:number-matrix-columns-spanned="1" table:number-matrix-rows-spanned="1" table:formula="of:=SUM([.FC3:.FC3]&lt;[.$HF3:.$HF3])" office:value-type="float" office:value="1">
            <text:p>1</text:p>
          </table:table-cell>
          <table:table-cell table:number-matrix-columns-spanned="1" table:number-matrix-rows-spanned="1" table:formula="of:=SUM([.FD3:.FD3]&lt;[.$HG3:.$HG3])" office:value-type="float" office:value="1">
            <text:p>1</text:p>
          </table:table-cell>
          <table:table-cell table:number-matrix-columns-spanned="1" table:number-matrix-rows-spanned="1" table:formula="of:=SUM([.FE3:.FE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FF3:.FF3]&lt;[.$HD3:.$HD3])" office:value-type="float" office:value="1">
            <text:p>1</text:p>
          </table:table-cell>
          <table:table-cell table:number-matrix-columns-spanned="1" table:number-matrix-rows-spanned="1" table:formula="of:=SUM([.FG3:.FG3]&lt;[.$HE3:.$HE3])" office:value-type="float" office:value="1">
            <text:p>1</text:p>
          </table:table-cell>
          <table:table-cell table:number-matrix-columns-spanned="1" table:number-matrix-rows-spanned="1" table:formula="of:=SUM([.FH3:.FH3]&lt;[.$HF3:.$HF3])" office:value-type="float" office:value="0">
            <text:p>0</text:p>
          </table:table-cell>
          <table:table-cell table:number-matrix-columns-spanned="1" table:number-matrix-rows-spanned="1" table:formula="of:=SUM([.FI3:.FI3]&lt;[.$HG3:.$HG3])" office:value-type="float" office:value="1">
            <text:p>1</text:p>
          </table:table-cell>
          <table:table-cell table:number-matrix-columns-spanned="1" table:number-matrix-rows-spanned="1" table:formula="of:=SUM([.FJ3:.FJ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FK3:.FK3]&lt;[.$HD3:.$HD3])" office:value-type="float" office:value="1">
            <text:p>1</text:p>
          </table:table-cell>
          <table:table-cell table:number-matrix-columns-spanned="1" table:number-matrix-rows-spanned="1" table:formula="of:=SUM([.FL3:.FL3]&lt;[.$HE3:.$HE3])" office:value-type="float" office:value="1">
            <text:p>1</text:p>
          </table:table-cell>
          <table:table-cell table:number-matrix-columns-spanned="1" table:number-matrix-rows-spanned="1" table:formula="of:=SUM([.FM3:.FM3]&lt;[.$HF3:.$HF3])" office:value-type="float" office:value="1">
            <text:p>1</text:p>
          </table:table-cell>
          <table:table-cell table:number-matrix-columns-spanned="1" table:number-matrix-rows-spanned="1" table:formula="of:=SUM([.FN3:.FN3]&lt;[.$HG3:.$HG3])" office:value-type="float" office:value="0">
            <text:p>0</text:p>
          </table:table-cell>
          <table:table-cell table:number-matrix-columns-spanned="1" table:number-matrix-rows-spanned="1" table:formula="of:=SUM([.FO3:.FO3]&lt;[.$HC3:.$HC3])" office:value-type="float" office:value="0">
            <text:p>0</text:p>
          </table:table-cell>
          <table:table-cell table:number-matrix-columns-spanned="1" table:number-matrix-rows-spanned="1" table:formula="of:=SUM([.FP3:.FP3]&lt;[.$HD3:.$HD3])" office:value-type="float" office:value="0">
            <text:p>0</text:p>
          </table:table-cell>
          <table:table-cell table:number-matrix-columns-spanned="1" table:number-matrix-rows-spanned="1" table:formula="of:=SUM([.FQ3:.FQ3]&lt;[.$HE3:.$HE3])" office:value-type="float" office:value="0">
            <text:p>0</text:p>
          </table:table-cell>
          <table:table-cell table:number-matrix-columns-spanned="1" table:number-matrix-rows-spanned="1" table:formula="of:=SUM([.FR3:.FR3]&lt;[.$HF3:.$HF3])" office:value-type="float" office:value="0">
            <text:p>0</text:p>
          </table:table-cell>
          <table:table-cell table:number-matrix-columns-spanned="1" table:number-matrix-rows-spanned="1" table:formula="of:=SUM([.FS3:.FS3]&lt;[.$HG3:.$HG3])" office:value-type="float" office:value="1">
            <text:p>1</text:p>
          </table:table-cell>
          <table:table-cell table:number-matrix-columns-spanned="1" table:number-matrix-rows-spanned="1" table:formula="of:=SUM([.FT3:.FT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FU3:.FU3]&lt;[.$HD3:.$HD3])" office:value-type="float" office:value="1">
            <text:p>1</text:p>
          </table:table-cell>
          <table:table-cell table:number-matrix-columns-spanned="1" table:number-matrix-rows-spanned="1" table:formula="of:=SUM([.FV3:.FV3]&lt;[.$HE3:.$HE3])" office:value-type="float" office:value="1">
            <text:p>1</text:p>
          </table:table-cell>
          <table:table-cell table:number-matrix-columns-spanned="1" table:number-matrix-rows-spanned="1" table:formula="of:=SUM([.FW3:.FW3]&lt;[.$HF3:.$HF3])" office:value-type="float" office:value="1">
            <text:p>1</text:p>
          </table:table-cell>
          <table:table-cell table:number-matrix-columns-spanned="1" table:number-matrix-rows-spanned="1" table:formula="of:=SUM([.FX3:.FX3]&lt;[.$HG3:.$HG3])" office:value-type="float" office:value="0">
            <text:p>0</text:p>
          </table:table-cell>
          <table:table-cell table:number-matrix-columns-spanned="1" table:number-matrix-rows-spanned="1" table:formula="of:=SUM([.FY3:.FY3]&lt;[.$HC3:.$HC3])" office:value-type="float" office:value="0">
            <text:p>0</text:p>
          </table:table-cell>
          <table:table-cell table:number-matrix-columns-spanned="1" table:number-matrix-rows-spanned="1" table:formula="of:=SUM([.FZ3:.FZ3]&lt;[.$HD3:.$HD3])" office:value-type="float" office:value="0">
            <text:p>0</text:p>
          </table:table-cell>
          <table:table-cell table:number-matrix-columns-spanned="1" table:number-matrix-rows-spanned="1" table:formula="of:=SUM([.GA3:.GA3]&lt;[.$HE3:.$HE3])" office:value-type="float" office:value="0">
            <text:p>0</text:p>
          </table:table-cell>
          <table:table-cell table:number-matrix-columns-spanned="1" table:number-matrix-rows-spanned="1" table:formula="of:=SUM([.GB3:.GB3]&lt;[.$HF3:.$HF3])" office:value-type="float" office:value="0">
            <text:p>0</text:p>
          </table:table-cell>
          <table:table-cell table:number-matrix-columns-spanned="1" table:number-matrix-rows-spanned="1" table:formula="of:=SUM([.GC3:.GC3]&lt;[.$HG3:.$HG3])" office:value-type="float" office:value="1">
            <text:p>1</text:p>
          </table:table-cell>
          <table:table-cell table:number-matrix-columns-spanned="1" table:number-matrix-rows-spanned="1" table:formula="of:=SUM([.GD3:.GD3]&lt;[.$HC3:.$HC3])" office:value-type="float" office:value="0">
            <text:p>0</text:p>
          </table:table-cell>
          <table:table-cell table:number-matrix-columns-spanned="1" table:number-matrix-rows-spanned="1" table:formula="of:=SUM([.GE3:.GE3]&lt;[.$HD3:.$HD3])" office:value-type="float" office:value="0">
            <text:p>0</text:p>
          </table:table-cell>
          <table:table-cell table:number-matrix-columns-spanned="1" table:number-matrix-rows-spanned="1" table:formula="of:=SUM([.GF3:.GF3]&lt;[.$HE3:.$HE3])" office:value-type="float" office:value="0">
            <text:p>0</text:p>
          </table:table-cell>
          <table:table-cell table:number-matrix-columns-spanned="1" table:number-matrix-rows-spanned="1" table:formula="of:=SUM([.GG3:.GG3]&lt;[.$HF3:.$HF3])" office:value-type="float" office:value="0">
            <text:p>0</text:p>
          </table:table-cell>
          <table:table-cell table:number-matrix-columns-spanned="1" table:number-matrix-rows-spanned="1" table:formula="of:=SUM([.GH3:.GH3]&lt;[.$HG3:.$HG3])" office:value-type="float" office:value="0">
            <text:p>0</text:p>
          </table:table-cell>
          <table:table-cell table:number-matrix-columns-spanned="1" table:number-matrix-rows-spanned="1" table:formula="of:=SUM([.GI3:.GI3]&lt;[.$HC3:.$HC3])" office:value-type="float" office:value="1">
            <text:p>1</text:p>
          </table:table-cell>
          <table:table-cell table:style-name="ce9" table:number-matrix-columns-spanned="1" table:number-matrix-rows-spanned="1" table:formula="of:=SUM([.GJ3:.GJ3]&lt;[.$HD3:.$HD3])" office:value-type="float" office:value="1">
            <text:p>1</text:p>
          </table:table-cell>
          <table:table-cell table:number-matrix-columns-spanned="1" table:number-matrix-rows-spanned="1" table:formula="of:=SUM([.GK3:.GK3]&lt;[.$HE3:.$HE3])" office:value-type="float" office:value="1">
            <text:p>1</text:p>
          </table:table-cell>
          <table:table-cell table:number-matrix-columns-spanned="1" table:number-matrix-rows-spanned="1" table:formula="of:=SUM([.GL3:.GL3]&lt;[.$HF3:.$HF3])" office:value-type="float" office:value="1">
            <text:p>1</text:p>
          </table:table-cell>
          <table:table-cell table:number-matrix-columns-spanned="1" table:number-matrix-rows-spanned="1" table:formula="of:=SUM([.GM3:.GM3]&lt;[.$HG3:.$HG3])" office:value-type="float" office:value="0">
            <text:p>0</text:p>
          </table:table-cell>
          <table:table-cell table:number-matrix-columns-spanned="1" table:number-matrix-rows-spanned="1" table:formula="of:=SUM([.GN3:.GN3]&lt;[.$HC3:.$HC3])" office:value-type="float" office:value="1">
            <text:p>1</text:p>
          </table:table-cell>
          <table:table-cell table:number-matrix-columns-spanned="1" table:number-matrix-rows-spanned="1" table:formula="of:=SUM([.GO3:.GO3]&lt;[.$HD3:.$HD3])" office:value-type="float" office:value="0">
            <text:p>0</text:p>
          </table:table-cell>
          <table:table-cell table:number-matrix-columns-spanned="1" table:number-matrix-rows-spanned="1" table:formula="of:=SUM([.GP3:.GP3]&lt;[.$HE3:.$HE3])" office:value-type="float" office:value="0">
            <text:p>0</text:p>
          </table:table-cell>
          <table:table-cell table:number-matrix-columns-spanned="1" table:number-matrix-rows-spanned="1" table:formula="of:=SUM([.GQ3:.GQ3]&lt;[.$HF3:.$HF3])" office:value-type="float" office:value="1">
            <text:p>1</text:p>
          </table:table-cell>
          <table:table-cell table:number-matrix-columns-spanned="1" table:number-matrix-rows-spanned="1" table:formula="of:=SUM([.GR3:.GR3]&lt;[.$HG3:.$HG3])" office:value-type="float" office:value="1">
            <text:p>1</text:p>
          </table:table-cell>
          <table:table-cell table:number-matrix-columns-spanned="1" table:number-matrix-rows-spanned="1" table:formula="of:=SUM([.GS3:.GS3]&lt;[.$HC3:.$HC3])" office:value-type="float" office:value="0">
            <text:p>0</text:p>
          </table:table-cell>
          <table:table-cell table:number-matrix-columns-spanned="1" table:number-matrix-rows-spanned="1" table:formula="of:=SUM([.GT3:.GT3]&lt;[.$HD3:.$HD3])" office:value-type="float" office:value="0">
            <text:p>0</text:p>
          </table:table-cell>
          <table:table-cell table:number-matrix-columns-spanned="1" table:number-matrix-rows-spanned="1" table:formula="of:=SUM([.GU3:.GU3]&lt;[.$HE3:.$HE3])" office:value-type="float" office:value="0">
            <text:p>0</text:p>
          </table:table-cell>
          <table:table-cell table:number-matrix-columns-spanned="1" table:number-matrix-rows-spanned="1" table:formula="of:=SUM([.GV3:.GV3]&lt;[.$HF3:.$HF3])" office:value-type="float" office:value="0">
            <text:p>0</text:p>
          </table:table-cell>
          <table:table-cell table:number-matrix-columns-spanned="1" table:number-matrix-rows-spanned="1" table:formula="of:=SUM([.GW3:.GW3]&lt;[.$HG3:.$HG3])" office:value-type="float" office:value="0">
            <text:p>0</text:p>
          </table:table-cell>
          <table:table-cell table:number-columns-repeated="819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HC3:.$HC3])" office:value-type="float" office:value="1">
            <text:p>1</text:p>
          </table:table-cell>
          <table:table-cell table:number-matrix-columns-spanned="1" table:number-matrix-rows-spanned="1" table:formula="of:=SUM([.C3:.C3]&gt;[.$HD3:.$HD3])" office:value-type="float" office:value="0">
            <text:p>0</text:p>
          </table:table-cell>
          <table:table-cell table:number-matrix-columns-spanned="1" table:number-matrix-rows-spanned="1" table:formula="of:=SUM([.D3:.D3]&gt;[.$HE3:.$HE3])" office:value-type="float" office:value="1">
            <text:p>1</text:p>
          </table:table-cell>
          <table:table-cell table:number-matrix-columns-spanned="1" table:number-matrix-rows-spanned="1" table:formula="of:=SUM([.E3:.E3]&gt;[.$HF3:.$HF3])" office:value-type="float" office:value="1">
            <text:p>1</text:p>
          </table:table-cell>
          <table:table-cell table:number-matrix-columns-spanned="1" table:number-matrix-rows-spanned="1" table:formula="of:=SUM([.F3:.F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G3:.G3]&gt;[.$HD3:.$HD3])" office:value-type="float" office:value="1">
            <text:p>1</text:p>
          </table:table-cell>
          <table:table-cell table:number-matrix-columns-spanned="1" table:number-matrix-rows-spanned="1" table:formula="of:=SUM([.H3:.H3]&gt;[.$HE3:.$HE3])" office:value-type="float" office:value="1">
            <text:p>1</text:p>
          </table:table-cell>
          <table:table-cell table:number-matrix-columns-spanned="1" table:number-matrix-rows-spanned="1" table:formula="of:=SUM([.I3:.I3]&gt;[.$HF3:.$HF3])" office:value-type="float" office:value="1">
            <text:p>1</text:p>
          </table:table-cell>
          <table:table-cell table:number-matrix-columns-spanned="1" table:number-matrix-rows-spanned="1" table:formula="of:=SUM([.J3:.J3]&gt;[.$HG3:.$HG3])" office:value-type="float" office:value="0">
            <text:p>0</text:p>
          </table:table-cell>
          <table:table-cell table:number-matrix-columns-spanned="1" table:number-matrix-rows-spanned="1" table:formula="of:=SUM([.K3:.K3]&gt;[.$HC3:.$HC3])" office:value-type="float" office:value="1">
            <text:p>1</text:p>
          </table:table-cell>
          <table:table-cell table:number-matrix-columns-spanned="1" table:number-matrix-rows-spanned="1" table:formula="of:=SUM([.L3:.L3]&gt;[.$HD3:.$HD3])" office:value-type="float" office:value="0">
            <text:p>0</text:p>
          </table:table-cell>
          <table:table-cell table:number-matrix-columns-spanned="1" table:number-matrix-rows-spanned="1" table:formula="of:=SUM([.M3:.M3]&gt;[.$HE3:.$HE3])" office:value-type="float" office:value="1">
            <text:p>1</text:p>
          </table:table-cell>
          <table:table-cell table:number-matrix-columns-spanned="1" table:number-matrix-rows-spanned="1" table:formula="of:=SUM([.N3:.N3]&gt;[.$HF3:.$HF3])" office:value-type="float" office:value="1">
            <text:p>1</text:p>
          </table:table-cell>
          <table:table-cell table:number-matrix-columns-spanned="1" table:number-matrix-rows-spanned="1" table:formula="of:=SUM([.O3:.O3]&gt;[.$HG3:.$HG3])" office:value-type="float" office:value="0">
            <text:p>0</text:p>
          </table:table-cell>
          <table:table-cell table:number-matrix-columns-spanned="1" table:number-matrix-rows-spanned="1" table:formula="of:=SUM([.P3:.P3]&gt;[.$HC3:.$HC3])" office:value-type="float" office:value="1">
            <text:p>1</text:p>
          </table:table-cell>
          <table:table-cell table:number-matrix-columns-spanned="1" table:number-matrix-rows-spanned="1" table:formula="of:=SUM([.Q3:.Q3]&gt;[.$HD3:.$HD3])" office:value-type="float" office:value="0">
            <text:p>0</text:p>
          </table:table-cell>
          <table:table-cell table:number-matrix-columns-spanned="1" table:number-matrix-rows-spanned="1" table:formula="of:=SUM([.R3:.R3]&gt;[.$HE3:.$HE3])" office:value-type="float" office:value="1">
            <text:p>1</text:p>
          </table:table-cell>
          <table:table-cell table:number-matrix-columns-spanned="1" table:number-matrix-rows-spanned="1" table:formula="of:=SUM([.S3:.S3]&gt;[.$HF3:.$HF3])" office:value-type="float" office:value="1">
            <text:p>1</text:p>
          </table:table-cell>
          <table:table-cell table:number-matrix-columns-spanned="1" table:number-matrix-rows-spanned="1" table:formula="of:=SUM([.T3:.T3]&gt;[.$HG3:.$HG3])" office:value-type="float" office:value="0">
            <text:p>0</text:p>
          </table:table-cell>
          <table:table-cell table:number-matrix-columns-spanned="1" table:number-matrix-rows-spanned="1" table:formula="of:=SUM([.U3:.U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V3:.V3]&gt;[.$HD3:.$HD3])" office:value-type="float" office:value="1">
            <text:p>1</text:p>
          </table:table-cell>
          <table:table-cell table:number-matrix-columns-spanned="1" table:number-matrix-rows-spanned="1" table:formula="of:=SUM([.W3:.W3]&gt;[.$HE3:.$HE3])" office:value-type="float" office:value="0">
            <text:p>0</text:p>
          </table:table-cell>
          <table:table-cell table:number-matrix-columns-spanned="1" table:number-matrix-rows-spanned="1" table:formula="of:=SUM([.X3:.X3]&gt;[.$HF3:.$HF3])" office:value-type="float" office:value="1">
            <text:p>1</text:p>
          </table:table-cell>
          <table:table-cell table:number-matrix-columns-spanned="1" table:number-matrix-rows-spanned="1" table:formula="of:=SUM([.Y3:.Y3]&gt;[.$HG3:.$HG3])" office:value-type="float" office:value="1">
            <text:p>1</text:p>
          </table:table-cell>
          <table:table-cell table:number-matrix-columns-spanned="1" table:number-matrix-rows-spanned="1" table:formula="of:=SUM([.Z3:.Z3]&gt;[.$HC3:.$HC3])" office:value-type="float" office:value="0">
            <text:p>0</text:p>
          </table:table-cell>
          <table:table-cell table:number-matrix-columns-spanned="1" table:number-matrix-rows-spanned="1" table:formula="of:=SUM([.AA3:.AA3]&gt;[.$HD3:.$HD3])" office:value-type="float" office:value="0">
            <text:p>0</text:p>
          </table:table-cell>
          <table:table-cell table:number-matrix-columns-spanned="1" table:number-matrix-rows-spanned="1" table:formula="of:=SUM([.AB3:.AB3]&gt;[.$HE3:.$HE3])" office:value-type="float" office:value="0">
            <text:p>0</text:p>
          </table:table-cell>
          <table:table-cell table:number-matrix-columns-spanned="1" table:number-matrix-rows-spanned="1" table:formula="of:=SUM([.AC3:.AC3]&gt;[.$HF3:.$HF3])" office:value-type="float" office:value="0">
            <text:p>0</text:p>
          </table:table-cell>
          <table:table-cell table:number-matrix-columns-spanned="1" table:number-matrix-rows-spanned="1" table:formula="of:=SUM([.AD3:.AD3]&gt;[.$HG3:.$HG3])" office:value-type="float" office:value="0">
            <text:p>0</text:p>
          </table:table-cell>
          <table:table-cell table:number-matrix-columns-spanned="1" table:number-matrix-rows-spanned="1" table:formula="of:=SUM([.AE3:.AE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AF3:.AF3]&gt;[.$HD3:.$HD3])" office:value-type="float" office:value="1">
            <text:p>1</text:p>
          </table:table-cell>
          <table:table-cell table:number-matrix-columns-spanned="1" table:number-matrix-rows-spanned="1" table:formula="of:=SUM([.AG3:.AG3]&gt;[.$HE3:.$HE3])" office:value-type="float" office:value="1">
            <text:p>1</text:p>
          </table:table-cell>
          <table:table-cell table:number-matrix-columns-spanned="1" table:number-matrix-rows-spanned="1" table:formula="of:=SUM([.AH3:.AH3]&gt;[.$HF3:.$HF3])" office:value-type="float" office:value="1">
            <text:p>1</text:p>
          </table:table-cell>
          <table:table-cell table:number-matrix-columns-spanned="1" table:number-matrix-rows-spanned="1" table:formula="of:=SUM([.AI3:.AI3]&gt;[.$HG3:.$HG3])" office:value-type="float" office:value="1">
            <text:p>1</text:p>
          </table:table-cell>
          <table:table-cell table:number-matrix-columns-spanned="1" table:number-matrix-rows-spanned="1" table:formula="of:=SUM([.AJ3:.AJ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AK3:.AK3]&gt;[.$HD3:.$HD3])" office:value-type="float" office:value="1">
            <text:p>1</text:p>
          </table:table-cell>
          <table:table-cell table:number-matrix-columns-spanned="1" table:number-matrix-rows-spanned="1" table:formula="of:=SUM([.AL3:.AL3]&gt;[.$HE3:.$HE3])" office:value-type="float" office:value="1">
            <text:p>1</text:p>
          </table:table-cell>
          <table:table-cell table:number-matrix-columns-spanned="1" table:number-matrix-rows-spanned="1" table:formula="of:=SUM([.AM3:.AM3]&gt;[.$HF3:.$HF3])" office:value-type="float" office:value="1">
            <text:p>1</text:p>
          </table:table-cell>
          <table:table-cell table:number-matrix-columns-spanned="1" table:number-matrix-rows-spanned="1" table:formula="of:=SUM([.AN3:.AN3]&gt;[.$HG3:.$HG3])" office:value-type="float" office:value="1">
            <text:p>1</text:p>
          </table:table-cell>
          <table:table-cell table:number-matrix-columns-spanned="1" table:number-matrix-rows-spanned="1" table:formula="of:=SUM([.AO3:.AO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AP3:.AP3]&gt;[.$HD3:.$HD3])" office:value-type="float" office:value="1">
            <text:p>1</text:p>
          </table:table-cell>
          <table:table-cell table:number-matrix-columns-spanned="1" table:number-matrix-rows-spanned="1" table:formula="of:=SUM([.AQ3:.AQ3]&gt;[.$HE3:.$HE3])" office:value-type="float" office:value="1">
            <text:p>1</text:p>
          </table:table-cell>
          <table:table-cell table:number-matrix-columns-spanned="1" table:number-matrix-rows-spanned="1" table:formula="of:=SUM([.AR3:.AR3]&gt;[.$HF3:.$HF3])" office:value-type="float" office:value="1">
            <text:p>1</text:p>
          </table:table-cell>
          <table:table-cell table:number-matrix-columns-spanned="1" table:number-matrix-rows-spanned="1" table:formula="of:=SUM([.AS3:.AS3]&gt;[.$HG3:.$HG3])" office:value-type="float" office:value="1">
            <text:p>1</text:p>
          </table:table-cell>
          <table:table-cell table:number-matrix-columns-spanned="1" table:number-matrix-rows-spanned="1" table:formula="of:=SUM([.AT3:.AT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AU3:.AU3]&gt;[.$HD3:.$HD3])" office:value-type="float" office:value="1">
            <text:p>1</text:p>
          </table:table-cell>
          <table:table-cell table:number-matrix-columns-spanned="1" table:number-matrix-rows-spanned="1" table:formula="of:=SUM([.AV3:.AV3]&gt;[.$HE3:.$HE3])" office:value-type="float" office:value="1">
            <text:p>1</text:p>
          </table:table-cell>
          <table:table-cell table:number-matrix-columns-spanned="1" table:number-matrix-rows-spanned="1" table:formula="of:=SUM([.AW3:.AW3]&gt;[.$HF3:.$HF3])" office:value-type="float" office:value="1">
            <text:p>1</text:p>
          </table:table-cell>
          <table:table-cell table:number-matrix-columns-spanned="1" table:number-matrix-rows-spanned="1" table:formula="of:=SUM([.AX3:.AX3]&gt;[.$HG3:.$HG3])" office:value-type="float" office:value="1">
            <text:p>1</text:p>
          </table:table-cell>
          <table:table-cell table:number-matrix-columns-spanned="1" table:number-matrix-rows-spanned="1" table:formula="of:=SUM([.AY3:.AY3]&gt;[.$HC3:.$HC3])" office:value-type="float" office:value="0">
            <text:p>0</text:p>
          </table:table-cell>
          <table:table-cell table:number-matrix-columns-spanned="1" table:number-matrix-rows-spanned="1" table:formula="of:=SUM([.AZ3:.AZ3]&gt;[.$HD3:.$HD3])" office:value-type="float" office:value="0">
            <text:p>0</text:p>
          </table:table-cell>
          <table:table-cell table:number-matrix-columns-spanned="1" table:number-matrix-rows-spanned="1" table:formula="of:=SUM([.BA3:.BA3]&gt;[.$HE3:.$HE3])" office:value-type="float" office:value="0">
            <text:p>0</text:p>
          </table:table-cell>
          <table:table-cell table:number-matrix-columns-spanned="1" table:number-matrix-rows-spanned="1" table:formula="of:=SUM([.BB3:.BB3]&gt;[.$HF3:.$HF3])" office:value-type="float" office:value="0">
            <text:p>0</text:p>
          </table:table-cell>
          <table:table-cell table:number-matrix-columns-spanned="1" table:number-matrix-rows-spanned="1" table:formula="of:=SUM([.BC3:.BC3]&gt;[.$HG3:.$HG3])" office:value-type="float" office:value="0">
            <text:p>0</text:p>
          </table:table-cell>
          <table:table-cell table:number-matrix-columns-spanned="1" table:number-matrix-rows-spanned="1" table:formula="of:=SUM([.BD3:.BD3]&gt;[.$HC3:.$HC3])" office:value-type="float" office:value="0">
            <text:p>0</text:p>
          </table:table-cell>
          <table:table-cell table:number-matrix-columns-spanned="1" table:number-matrix-rows-spanned="1" table:formula="of:=SUM([.BE3:.BE3]&gt;[.$HD3:.$HD3])" office:value-type="float" office:value="0">
            <text:p>0</text:p>
          </table:table-cell>
          <table:table-cell table:number-matrix-columns-spanned="1" table:number-matrix-rows-spanned="1" table:formula="of:=SUM([.BF3:.BF3]&gt;[.$HE3:.$HE3])" office:value-type="float" office:value="0">
            <text:p>0</text:p>
          </table:table-cell>
          <table:table-cell table:number-matrix-columns-spanned="1" table:number-matrix-rows-spanned="1" table:formula="of:=SUM([.BG3:.BG3]&gt;[.$HF3:.$HF3])" office:value-type="float" office:value="0">
            <text:p>0</text:p>
          </table:table-cell>
          <table:table-cell table:number-matrix-columns-spanned="1" table:number-matrix-rows-spanned="1" table:formula="of:=SUM([.BH3:.BH3]&gt;[.$HG3:.$HG3])" office:value-type="float" office:value="0">
            <text:p>0</text:p>
          </table:table-cell>
          <table:table-cell table:number-matrix-columns-spanned="1" table:number-matrix-rows-spanned="1" table:formula="of:=SUM([.BI3:.BI3]&gt;[.$HC3:.$HC3])" office:value-type="float" office:value="0">
            <text:p>0</text:p>
          </table:table-cell>
          <table:table-cell table:style-name="ce8" table:number-matrix-columns-spanned="1" table:number-matrix-rows-spanned="1" table:formula="of:=SUM([.BJ3:.BJ3]&gt;[.$HD3:.$HD3])" office:value-type="float" office:value="1">
            <text:p>1</text:p>
          </table:table-cell>
          <table:table-cell table:number-matrix-columns-spanned="1" table:number-matrix-rows-spanned="1" table:formula="of:=SUM([.BK3:.BK3]&gt;[.$HE3:.$HE3])" office:value-type="float" office:value="1">
            <text:p>1</text:p>
          </table:table-cell>
          <table:table-cell table:number-matrix-columns-spanned="1" table:number-matrix-rows-spanned="1" table:formula="of:=SUM([.BL3:.BL3]&gt;[.$HF3:.$HF3])" office:value-type="float" office:value="1">
            <text:p>1</text:p>
          </table:table-cell>
          <table:table-cell table:number-matrix-columns-spanned="1" table:number-matrix-rows-spanned="1" table:formula="of:=SUM([.BM3:.BM3]&gt;[.$HG3:.$HG3])" office:value-type="float" office:value="1">
            <text:p>1</text:p>
          </table:table-cell>
          <table:table-cell table:number-matrix-columns-spanned="1" table:number-matrix-rows-spanned="1" table:formula="of:=SUM([.BN3:.BN3]&gt;[.$HC3:.$HC3])" office:value-type="float" office:value="0">
            <text:p>0</text:p>
          </table:table-cell>
          <table:table-cell table:number-matrix-columns-spanned="1" table:number-matrix-rows-spanned="1" table:formula="of:=SUM([.BO3:.BO3]&gt;[.$HD3:.$HD3])" office:value-type="float" office:value="0">
            <text:p>0</text:p>
          </table:table-cell>
          <table:table-cell table:number-matrix-columns-spanned="1" table:number-matrix-rows-spanned="1" table:formula="of:=SUM([.BP3:.BP3]&gt;[.$HE3:.$HE3])" office:value-type="float" office:value="0">
            <text:p>0</text:p>
          </table:table-cell>
          <table:table-cell table:number-matrix-columns-spanned="1" table:number-matrix-rows-spanned="1" table:formula="of:=SUM([.BQ3:.BQ3]&gt;[.$HF3:.$HF3])" office:value-type="float" office:value="0">
            <text:p>0</text:p>
          </table:table-cell>
          <table:table-cell table:number-matrix-columns-spanned="1" table:number-matrix-rows-spanned="1" table:formula="of:=SUM([.BR3:.BR3]&gt;[.$HG3:.$HG3])" office:value-type="float" office:value="0">
            <text:p>0</text:p>
          </table:table-cell>
          <table:table-cell table:number-matrix-columns-spanned="1" table:number-matrix-rows-spanned="1" table:formula="of:=SUM([.BS3:.BS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BT3:.BT3]&gt;[.$HD3:.$HD3])" office:value-type="float" office:value="1">
            <text:p>1</text:p>
          </table:table-cell>
          <table:table-cell table:number-matrix-columns-spanned="1" table:number-matrix-rows-spanned="1" table:formula="of:=SUM([.BU3:.BU3]&gt;[.$HE3:.$HE3])" office:value-type="float" office:value="1">
            <text:p>1</text:p>
          </table:table-cell>
          <table:table-cell table:number-matrix-columns-spanned="1" table:number-matrix-rows-spanned="1" table:formula="of:=SUM([.BV3:.BV3]&gt;[.$HF3:.$HF3])" office:value-type="float" office:value="1">
            <text:p>1</text:p>
          </table:table-cell>
          <table:table-cell table:number-matrix-columns-spanned="1" table:number-matrix-rows-spanned="1" table:formula="of:=SUM([.BW3:.BW3]&gt;[.$HG3:.$HG3])" office:value-type="float" office:value="1">
            <text:p>1</text:p>
          </table:table-cell>
          <table:table-cell table:number-matrix-columns-spanned="1" table:number-matrix-rows-spanned="1" table:formula="of:=SUM([.BX3:.BX3]&gt;[.$HC3:.$HC3])" office:value-type="float" office:value="0">
            <text:p>0</text:p>
          </table:table-cell>
          <table:table-cell table:number-matrix-columns-spanned="1" table:number-matrix-rows-spanned="1" table:formula="of:=SUM([.BY3:.BY3]&gt;[.$HD3:.$HD3])" office:value-type="float" office:value="0">
            <text:p>0</text:p>
          </table:table-cell>
          <table:table-cell table:number-matrix-columns-spanned="1" table:number-matrix-rows-spanned="1" table:formula="of:=SUM([.BZ3:.BZ3]&gt;[.$HE3:.$HE3])" office:value-type="float" office:value="0">
            <text:p>0</text:p>
          </table:table-cell>
          <table:table-cell table:number-matrix-columns-spanned="1" table:number-matrix-rows-spanned="1" table:formula="of:=SUM([.CA3:.CA3]&gt;[.$HF3:.$HF3])" office:value-type="float" office:value="0">
            <text:p>0</text:p>
          </table:table-cell>
          <table:table-cell table:number-matrix-columns-spanned="1" table:number-matrix-rows-spanned="1" table:formula="of:=SUM([.CB3:.CB3]&gt;[.$HG3:.$HG3])" office:value-type="float" office:value="0">
            <text:p>0</text:p>
          </table:table-cell>
          <table:table-cell table:number-matrix-columns-spanned="1" table:number-matrix-rows-spanned="1" table:formula="of:=SUM([.CC3:.CC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CD3:.CD3]&gt;[.$HD3:.$HD3])" office:value-type="float" office:value="1">
            <text:p>1</text:p>
          </table:table-cell>
          <table:table-cell table:number-matrix-columns-spanned="1" table:number-matrix-rows-spanned="1" table:formula="of:=SUM([.CE3:.CE3]&gt;[.$HE3:.$HE3])" office:value-type="float" office:value="1">
            <text:p>1</text:p>
          </table:table-cell>
          <table:table-cell table:number-matrix-columns-spanned="1" table:number-matrix-rows-spanned="1" table:formula="of:=SUM([.CF3:.CF3]&gt;[.$HF3:.$HF3])" office:value-type="float" office:value="0">
            <text:p>0</text:p>
          </table:table-cell>
          <table:table-cell table:number-matrix-columns-spanned="1" table:number-matrix-rows-spanned="1" table:formula="of:=SUM([.CG3:.CG3]&gt;[.$HG3:.$HG3])" office:value-type="float" office:value="1">
            <text:p>1</text:p>
          </table:table-cell>
          <table:table-cell table:number-matrix-columns-spanned="1" table:number-matrix-rows-spanned="1" table:formula="of:=SUM([.CH3:.CH3]&gt;[.$HC3:.$HC3])" office:value-type="float" office:value="0">
            <text:p>0</text:p>
          </table:table-cell>
          <table:table-cell table:number-matrix-columns-spanned="1" table:number-matrix-rows-spanned="1" table:formula="of:=SUM([.CI3:.CI3]&gt;[.$HD3:.$HD3])" office:value-type="float" office:value="0">
            <text:p>0</text:p>
          </table:table-cell>
          <table:table-cell table:number-matrix-columns-spanned="1" table:number-matrix-rows-spanned="1" table:formula="of:=SUM([.CJ3:.CJ3]&gt;[.$HE3:.$HE3])" office:value-type="float" office:value="0">
            <text:p>0</text:p>
          </table:table-cell>
          <table:table-cell table:number-matrix-columns-spanned="1" table:number-matrix-rows-spanned="1" table:formula="of:=SUM([.CK3:.CK3]&gt;[.$HF3:.$HF3])" office:value-type="float" office:value="0">
            <text:p>0</text:p>
          </table:table-cell>
          <table:table-cell table:number-matrix-columns-spanned="1" table:number-matrix-rows-spanned="1" table:formula="of:=SUM([.CL3:.CL3]&gt;[.$HG3:.$HG3])" office:value-type="float" office:value="0">
            <text:p>0</text:p>
          </table:table-cell>
          <table:table-cell table:number-matrix-columns-spanned="1" table:number-matrix-rows-spanned="1" table:formula="of:=SUM([.CM3:.CM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CN3:.CN3]&gt;[.$HD3:.$HD3])" office:value-type="float" office:value="1">
            <text:p>1</text:p>
          </table:table-cell>
          <table:table-cell table:number-matrix-columns-spanned="1" table:number-matrix-rows-spanned="1" table:formula="of:=SUM([.CO3:.CO3]&gt;[.$HE3:.$HE3])" office:value-type="float" office:value="1">
            <text:p>1</text:p>
          </table:table-cell>
          <table:table-cell table:number-matrix-columns-spanned="1" table:number-matrix-rows-spanned="1" table:formula="of:=SUM([.CP3:.CP3]&gt;[.$HF3:.$HF3])" office:value-type="float" office:value="1">
            <text:p>1</text:p>
          </table:table-cell>
          <table:table-cell table:number-matrix-columns-spanned="1" table:number-matrix-rows-spanned="1" table:formula="of:=SUM([.CQ3:.CQ3]&gt;[.$HG3:.$HG3])" office:value-type="float" office:value="1">
            <text:p>1</text:p>
          </table:table-cell>
          <table:table-cell table:number-matrix-columns-spanned="1" table:number-matrix-rows-spanned="1" table:formula="of:=SUM([.CR3:.CR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CS3:.CS3]&gt;[.$HD3:.$HD3])" office:value-type="float" office:value="1">
            <text:p>1</text:p>
          </table:table-cell>
          <table:table-cell table:number-matrix-columns-spanned="1" table:number-matrix-rows-spanned="1" table:formula="of:=SUM([.CT3:.CT3]&gt;[.$HE3:.$HE3])" office:value-type="float" office:value="1">
            <text:p>1</text:p>
          </table:table-cell>
          <table:table-cell table:number-matrix-columns-spanned="1" table:number-matrix-rows-spanned="1" table:formula="of:=SUM([.CU3:.CU3]&gt;[.$HF3:.$HF3])" office:value-type="float" office:value="1">
            <text:p>1</text:p>
          </table:table-cell>
          <table:table-cell table:number-matrix-columns-spanned="1" table:number-matrix-rows-spanned="1" table:formula="of:=SUM([.CV3:.CV3]&gt;[.$HG3:.$HG3])" office:value-type="float" office:value="1">
            <text:p>1</text:p>
          </table:table-cell>
          <table:table-cell table:number-matrix-columns-spanned="1" table:number-matrix-rows-spanned="1" table:formula="of:=SUM([.CW3:.CW3]&gt;[.$HC3:.$HC3])" office:value-type="float" office:value="0">
            <text:p>0</text:p>
          </table:table-cell>
          <table:table-cell table:style-name="ce8" table:number-matrix-columns-spanned="1" table:number-matrix-rows-spanned="1" table:formula="of:=SUM([.CX3:.CX3]&gt;[.$HD3:.$HD3])" office:value-type="float" office:value="1">
            <text:p>1</text:p>
          </table:table-cell>
          <table:table-cell table:number-matrix-columns-spanned="1" table:number-matrix-rows-spanned="1" table:formula="of:=SUM([.CY3:.CY3]&gt;[.$HE3:.$HE3])" office:value-type="float" office:value="0">
            <text:p>0</text:p>
          </table:table-cell>
          <table:table-cell table:number-matrix-columns-spanned="1" table:number-matrix-rows-spanned="1" table:formula="of:=SUM([.CZ3:.CZ3]&gt;[.$HF3:.$HF3])" office:value-type="float" office:value="0">
            <text:p>0</text:p>
          </table:table-cell>
          <table:table-cell table:number-matrix-columns-spanned="1" table:number-matrix-rows-spanned="1" table:formula="of:=SUM([.DA3:.DA3]&gt;[.$HG3:.$HG3])" office:value-type="float" office:value="0">
            <text:p>0</text:p>
          </table:table-cell>
          <table:table-cell table:number-matrix-columns-spanned="1" table:number-matrix-rows-spanned="1" table:formula="of:=SUM([.DB3:.DB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DC3:.DC3]&gt;[.$HD3:.$HD3])" office:value-type="float" office:value="1">
            <text:p>1</text:p>
          </table:table-cell>
          <table:table-cell table:number-matrix-columns-spanned="1" table:number-matrix-rows-spanned="1" table:formula="of:=SUM([.DD3:.DD3]&gt;[.$HE3:.$HE3])" office:value-type="float" office:value="1">
            <text:p>1</text:p>
          </table:table-cell>
          <table:table-cell table:number-matrix-columns-spanned="1" table:number-matrix-rows-spanned="1" table:formula="of:=SUM([.DE3:.DE3]&gt;[.$HF3:.$HF3])" office:value-type="float" office:value="1">
            <text:p>1</text:p>
          </table:table-cell>
          <table:table-cell table:number-matrix-columns-spanned="1" table:number-matrix-rows-spanned="1" table:formula="of:=SUM([.DF3:.DF3]&gt;[.$HG3:.$HG3])" office:value-type="float" office:value="1">
            <text:p>1</text:p>
          </table:table-cell>
          <table:table-cell table:number-matrix-columns-spanned="1" table:number-matrix-rows-spanned="1" table:formula="of:=SUM([.DG3:.DG3]&gt;[.$HC3:.$HC3])" office:value-type="float" office:value="1">
            <text:p>1</text:p>
          </table:table-cell>
          <table:table-cell table:number-matrix-columns-spanned="1" table:number-matrix-rows-spanned="1" table:formula="of:=SUM([.DH3:.DH3]&gt;[.$HD3:.$HD3])" office:value-type="float" office:value="0">
            <text:p>0</text:p>
          </table:table-cell>
          <table:table-cell table:number-matrix-columns-spanned="1" table:number-matrix-rows-spanned="1" table:formula="of:=SUM([.DI3:.DI3]&gt;[.$HE3:.$HE3])" office:value-type="float" office:value="1">
            <text:p>1</text:p>
          </table:table-cell>
          <table:table-cell table:number-matrix-columns-spanned="1" table:number-matrix-rows-spanned="1" table:formula="of:=SUM([.DJ3:.DJ3]&gt;[.$HF3:.$HF3])" office:value-type="float" office:value="0">
            <text:p>0</text:p>
          </table:table-cell>
          <table:table-cell table:number-matrix-columns-spanned="1" table:number-matrix-rows-spanned="1" table:formula="of:=SUM([.DK3:.DK3]&gt;[.$HG3:.$HG3])" office:value-type="float" office:value="0">
            <text:p>0</text:p>
          </table:table-cell>
          <table:table-cell table:number-matrix-columns-spanned="1" table:number-matrix-rows-spanned="1" table:formula="of:=SUM([.DL3:.DL3]&gt;[.$HC3:.$HC3])" office:value-type="float" office:value="0">
            <text:p>0</text:p>
          </table:table-cell>
          <table:table-cell table:style-name="ce8" table:number-matrix-columns-spanned="1" table:number-matrix-rows-spanned="1" table:formula="of:=SUM([.DM3:.DM3]&gt;[.$HD3:.$HD3])" office:value-type="float" office:value="1">
            <text:p>1</text:p>
          </table:table-cell>
          <table:table-cell table:number-matrix-columns-spanned="1" table:number-matrix-rows-spanned="1" table:formula="of:=SUM([.DN3:.DN3]&gt;[.$HE3:.$HE3])" office:value-type="float" office:value="0">
            <text:p>0</text:p>
          </table:table-cell>
          <table:table-cell table:number-matrix-columns-spanned="1" table:number-matrix-rows-spanned="1" table:formula="of:=SUM([.DO3:.DO3]&gt;[.$HF3:.$HF3])" office:value-type="float" office:value="0">
            <text:p>0</text:p>
          </table:table-cell>
          <table:table-cell table:number-matrix-columns-spanned="1" table:number-matrix-rows-spanned="1" table:formula="of:=SUM([.DP3:.DP3]&gt;[.$HG3:.$HG3])" office:value-type="float" office:value="0">
            <text:p>0</text:p>
          </table:table-cell>
          <table:table-cell table:number-matrix-columns-spanned="1" table:number-matrix-rows-spanned="1" table:formula="of:=SUM([.DQ3:.DQ3]&gt;[.$HC3:.$HC3])" office:value-type="float" office:value="0">
            <text:p>0</text:p>
          </table:table-cell>
          <table:table-cell table:number-matrix-columns-spanned="1" table:number-matrix-rows-spanned="1" table:formula="of:=SUM([.DR3:.DR3]&gt;[.$HD3:.$HD3])" office:value-type="float" office:value="0">
            <text:p>0</text:p>
          </table:table-cell>
          <table:table-cell table:number-matrix-columns-spanned="1" table:number-matrix-rows-spanned="1" table:formula="of:=SUM([.DS3:.DS3]&gt;[.$HE3:.$HE3])" office:value-type="float" office:value="0">
            <text:p>0</text:p>
          </table:table-cell>
          <table:table-cell table:number-matrix-columns-spanned="1" table:number-matrix-rows-spanned="1" table:formula="of:=SUM([.DT3:.DT3]&gt;[.$HF3:.$HF3])" office:value-type="float" office:value="0">
            <text:p>0</text:p>
          </table:table-cell>
          <table:table-cell table:number-matrix-columns-spanned="1" table:number-matrix-rows-spanned="1" table:formula="of:=SUM([.DU3:.DU3]&gt;[.$HG3:.$HG3])" office:value-type="float" office:value="0">
            <text:p>0</text:p>
          </table:table-cell>
          <table:table-cell table:number-matrix-columns-spanned="1" table:number-matrix-rows-spanned="1" table:formula="of:=SUM([.DV3:.DV3]&gt;[.$HC3:.$HC3])" office:value-type="float" office:value="0">
            <text:p>0</text:p>
          </table:table-cell>
          <table:table-cell table:number-matrix-columns-spanned="1" table:number-matrix-rows-spanned="1" table:formula="of:=SUM([.DW3:.DW3]&gt;[.$HD3:.$HD3])" office:value-type="float" office:value="0">
            <text:p>0</text:p>
          </table:table-cell>
          <table:table-cell table:number-matrix-columns-spanned="1" table:number-matrix-rows-spanned="1" table:formula="of:=SUM([.DX3:.DX3]&gt;[.$HE3:.$HE3])" office:value-type="float" office:value="0">
            <text:p>0</text:p>
          </table:table-cell>
          <table:table-cell table:number-matrix-columns-spanned="1" table:number-matrix-rows-spanned="1" table:formula="of:=SUM([.DY3:.DY3]&gt;[.$HF3:.$HF3])" office:value-type="float" office:value="0">
            <text:p>0</text:p>
          </table:table-cell>
          <table:table-cell table:number-matrix-columns-spanned="1" table:number-matrix-rows-spanned="1" table:formula="of:=SUM([.DZ3:.DZ3]&gt;[.$HG3:.$HG3])" office:value-type="float" office:value="1">
            <text:p>1</text:p>
          </table:table-cell>
          <table:table-cell table:number-matrix-columns-spanned="1" table:number-matrix-rows-spanned="1" table:formula="of:=SUM([.EA3:.EA3]&gt;[.$HC3:.$HC3])" office:value-type="float" office:value="0">
            <text:p>0</text:p>
          </table:table-cell>
          <table:table-cell table:number-matrix-columns-spanned="1" table:number-matrix-rows-spanned="1" table:formula="of:=SUM([.EB3:.EB3]&gt;[.$HD3:.$HD3])" office:value-type="float" office:value="0">
            <text:p>0</text:p>
          </table:table-cell>
          <table:table-cell table:number-matrix-columns-spanned="1" table:number-matrix-rows-spanned="1" table:formula="of:=SUM([.EC3:.EC3]&gt;[.$HE3:.$HE3])" office:value-type="float" office:value="0">
            <text:p>0</text:p>
          </table:table-cell>
          <table:table-cell table:number-matrix-columns-spanned="1" table:number-matrix-rows-spanned="1" table:formula="of:=SUM([.ED3:.ED3]&gt;[.$HF3:.$HF3])" office:value-type="float" office:value="0">
            <text:p>0</text:p>
          </table:table-cell>
          <table:table-cell table:number-matrix-columns-spanned="1" table:number-matrix-rows-spanned="1" table:formula="of:=SUM([.EE3:.EE3]&gt;[.$HG3:.$HG3])" office:value-type="float" office:value="1">
            <text:p>1</text:p>
          </table:table-cell>
          <table:table-cell table:number-matrix-columns-spanned="1" table:number-matrix-rows-spanned="1" table:formula="of:=SUM([.EF3:.EF3]&gt;[.$HC3:.$HC3])" office:value-type="float" office:value="0">
            <text:p>0</text:p>
          </table:table-cell>
          <table:table-cell table:number-matrix-columns-spanned="1" table:number-matrix-rows-spanned="1" table:formula="of:=SUM([.EG3:.EG3]&gt;[.$HD3:.$HD3])" office:value-type="float" office:value="0">
            <text:p>0</text:p>
          </table:table-cell>
          <table:table-cell table:number-matrix-columns-spanned="1" table:number-matrix-rows-spanned="1" table:formula="of:=SUM([.EH3:.EH3]&gt;[.$HE3:.$HE3])" office:value-type="float" office:value="0">
            <text:p>0</text:p>
          </table:table-cell>
          <table:table-cell table:number-matrix-columns-spanned="1" table:number-matrix-rows-spanned="1" table:formula="of:=SUM([.EI3:.EI3]&gt;[.$HF3:.$HF3])" office:value-type="float" office:value="0">
            <text:p>0</text:p>
          </table:table-cell>
          <table:table-cell table:number-matrix-columns-spanned="1" table:number-matrix-rows-spanned="1" table:formula="of:=SUM([.EJ3:.EJ3]&gt;[.$HG3:.$HG3])" office:value-type="float" office:value="1">
            <text:p>1</text:p>
          </table:table-cell>
          <table:table-cell table:number-matrix-columns-spanned="1" table:number-matrix-rows-spanned="1" table:formula="of:=SUM([.EK3:.EK3]&gt;[.$HC3:.$HC3])" office:value-type="float" office:value="0">
            <text:p>0</text:p>
          </table:table-cell>
          <table:table-cell table:number-matrix-columns-spanned="1" table:number-matrix-rows-spanned="1" table:formula="of:=SUM([.EL3:.EL3]&gt;[.$HD3:.$HD3])" office:value-type="float" office:value="0">
            <text:p>0</text:p>
          </table:table-cell>
          <table:table-cell table:number-matrix-columns-spanned="1" table:number-matrix-rows-spanned="1" table:formula="of:=SUM([.EM3:.EM3]&gt;[.$HE3:.$HE3])" office:value-type="float" office:value="0">
            <text:p>0</text:p>
          </table:table-cell>
          <table:table-cell table:number-matrix-columns-spanned="1" table:number-matrix-rows-spanned="1" table:formula="of:=SUM([.EN3:.EN3]&gt;[.$HF3:.$HF3])" office:value-type="float" office:value="0">
            <text:p>0</text:p>
          </table:table-cell>
          <table:table-cell table:number-matrix-columns-spanned="1" table:number-matrix-rows-spanned="1" table:formula="of:=SUM([.EO3:.EO3]&gt;[.$HG3:.$HG3])" office:value-type="float" office:value="1">
            <text:p>1</text:p>
          </table:table-cell>
          <table:table-cell table:number-matrix-columns-spanned="1" table:number-matrix-rows-spanned="1" table:formula="of:=SUM([.EP3:.EP3]&gt;[.$HC3:.$HC3])" office:value-type="float" office:value="1">
            <text:p>1</text:p>
          </table:table-cell>
          <table:table-cell table:number-matrix-columns-spanned="1" table:number-matrix-rows-spanned="1" table:formula="of:=SUM([.EQ3:.EQ3]&gt;[.$HD3:.$HD3])" office:value-type="float" office:value="0">
            <text:p>0</text:p>
          </table:table-cell>
          <table:table-cell table:number-matrix-columns-spanned="1" table:number-matrix-rows-spanned="1" table:formula="of:=SUM([.ER3:.ER3]&gt;[.$HE3:.$HE3])" office:value-type="float" office:value="1">
            <text:p>1</text:p>
          </table:table-cell>
          <table:table-cell table:number-matrix-columns-spanned="1" table:number-matrix-rows-spanned="1" table:formula="of:=SUM([.ES3:.ES3]&gt;[.$HF3:.$HF3])" office:value-type="float" office:value="1">
            <text:p>1</text:p>
          </table:table-cell>
          <table:table-cell table:number-matrix-columns-spanned="1" table:number-matrix-rows-spanned="1" table:formula="of:=SUM([.ET3:.ET3]&gt;[.$HG3:.$HG3])" office:value-type="float" office:value="0">
            <text:p>0</text:p>
          </table:table-cell>
          <table:table-cell table:number-matrix-columns-spanned="1" table:number-matrix-rows-spanned="1" table:formula="of:=SUM([.EU3:.EU3]&gt;[.$HC3:.$HC3])" office:value-type="float" office:value="0">
            <text:p>0</text:p>
          </table:table-cell>
          <table:table-cell table:number-matrix-columns-spanned="1" table:number-matrix-rows-spanned="1" table:formula="of:=SUM([.EV3:.EV3]&gt;[.$HD3:.$HD3])" office:value-type="float" office:value="0">
            <text:p>0</text:p>
          </table:table-cell>
          <table:table-cell table:number-matrix-columns-spanned="1" table:number-matrix-rows-spanned="1" table:formula="of:=SUM([.EW3:.EW3]&gt;[.$HE3:.$HE3])" office:value-type="float" office:value="0">
            <text:p>0</text:p>
          </table:table-cell>
          <table:table-cell table:number-matrix-columns-spanned="1" table:number-matrix-rows-spanned="1" table:formula="of:=SUM([.EX3:.EX3]&gt;[.$HF3:.$HF3])" office:value-type="float" office:value="0">
            <text:p>0</text:p>
          </table:table-cell>
          <table:table-cell table:number-matrix-columns-spanned="1" table:number-matrix-rows-spanned="1" table:formula="of:=SUM([.EY3:.EY3]&gt;[.$HG3:.$HG3])" office:value-type="float" office:value="0">
            <text:p>0</text:p>
          </table:table-cell>
          <table:table-cell table:number-matrix-columns-spanned="1" table:number-matrix-rows-spanned="1" table:formula="of:=SUM([.EZ3:.EZ3]&gt;[.$HC3:.$HC3])" office:value-type="float" office:value="0">
            <text:p>0</text:p>
          </table:table-cell>
          <table:table-cell table:number-matrix-columns-spanned="1" table:number-matrix-rows-spanned="1" table:formula="of:=SUM([.FA3:.FA3]&gt;[.$HD3:.$HD3])" office:value-type="float" office:value="0">
            <text:p>0</text:p>
          </table:table-cell>
          <table:table-cell table:number-matrix-columns-spanned="1" table:number-matrix-rows-spanned="1" table:formula="of:=SUM([.FB3:.FB3]&gt;[.$HE3:.$HE3])" office:value-type="float" office:value="0">
            <text:p>0</text:p>
          </table:table-cell>
          <table:table-cell table:number-matrix-columns-spanned="1" table:number-matrix-rows-spanned="1" table:formula="of:=SUM([.FC3:.FC3]&gt;[.$HF3:.$HF3])" office:value-type="float" office:value="0">
            <text:p>0</text:p>
          </table:table-cell>
          <table:table-cell table:number-matrix-columns-spanned="1" table:number-matrix-rows-spanned="1" table:formula="of:=SUM([.FD3:.FD3]&gt;[.$HG3:.$HG3])" office:value-type="float" office:value="0">
            <text:p>0</text:p>
          </table:table-cell>
          <table:table-cell table:number-matrix-columns-spanned="1" table:number-matrix-rows-spanned="1" table:formula="of:=SUM([.FE3:.FE3]&gt;[.$HC3:.$HC3])" office:value-type="float" office:value="0">
            <text:p>0</text:p>
          </table:table-cell>
          <table:table-cell table:number-matrix-columns-spanned="1" table:number-matrix-rows-spanned="1" table:formula="of:=SUM([.FF3:.FF3]&gt;[.$HD3:.$HD3])" office:value-type="float" office:value="0">
            <text:p>0</text:p>
          </table:table-cell>
          <table:table-cell table:number-matrix-columns-spanned="1" table:number-matrix-rows-spanned="1" table:formula="of:=SUM([.FG3:.FG3]&gt;[.$HE3:.$HE3])" office:value-type="float" office:value="0">
            <text:p>0</text:p>
          </table:table-cell>
          <table:table-cell table:number-matrix-columns-spanned="1" table:number-matrix-rows-spanned="1" table:formula="of:=SUM([.FH3:.FH3]&gt;[.$HF3:.$HF3])" office:value-type="float" office:value="1">
            <text:p>1</text:p>
          </table:table-cell>
          <table:table-cell table:number-matrix-columns-spanned="1" table:number-matrix-rows-spanned="1" table:formula="of:=SUM([.FI3:.FI3]&gt;[.$HG3:.$HG3])" office:value-type="float" office:value="0">
            <text:p>0</text:p>
          </table:table-cell>
          <table:table-cell table:number-matrix-columns-spanned="1" table:number-matrix-rows-spanned="1" table:formula="of:=SUM([.FJ3:.FJ3]&gt;[.$HC3:.$HC3])" office:value-type="float" office:value="0">
            <text:p>0</text:p>
          </table:table-cell>
          <table:table-cell table:number-matrix-columns-spanned="1" table:number-matrix-rows-spanned="1" table:formula="of:=SUM([.FK3:.FK3]&gt;[.$HD3:.$HD3])" office:value-type="float" office:value="0">
            <text:p>0</text:p>
          </table:table-cell>
          <table:table-cell table:number-matrix-columns-spanned="1" table:number-matrix-rows-spanned="1" table:formula="of:=SUM([.FL3:.FL3]&gt;[.$HE3:.$HE3])" office:value-type="float" office:value="0">
            <text:p>0</text:p>
          </table:table-cell>
          <table:table-cell table:number-matrix-columns-spanned="1" table:number-matrix-rows-spanned="1" table:formula="of:=SUM([.FM3:.FM3]&gt;[.$HF3:.$HF3])" office:value-type="float" office:value="0">
            <text:p>0</text:p>
          </table:table-cell>
          <table:table-cell table:number-matrix-columns-spanned="1" table:number-matrix-rows-spanned="1" table:formula="of:=SUM([.FN3:.FN3]&gt;[.$HG3:.$HG3])" office:value-type="float" office:value="1">
            <text:p>1</text:p>
          </table:table-cell>
          <table:table-cell table:number-matrix-columns-spanned="1" table:number-matrix-rows-spanned="1" table:formula="of:=SUM([.FO3:.FO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FP3:.FP3]&gt;[.$HD3:.$HD3])" office:value-type="float" office:value="1">
            <text:p>1</text:p>
          </table:table-cell>
          <table:table-cell table:number-matrix-columns-spanned="1" table:number-matrix-rows-spanned="1" table:formula="of:=SUM([.FQ3:.FQ3]&gt;[.$HE3:.$HE3])" office:value-type="float" office:value="1">
            <text:p>1</text:p>
          </table:table-cell>
          <table:table-cell table:number-matrix-columns-spanned="1" table:number-matrix-rows-spanned="1" table:formula="of:=SUM([.FR3:.FR3]&gt;[.$HF3:.$HF3])" office:value-type="float" office:value="1">
            <text:p>1</text:p>
          </table:table-cell>
          <table:table-cell table:number-matrix-columns-spanned="1" table:number-matrix-rows-spanned="1" table:formula="of:=SUM([.FS3:.FS3]&gt;[.$HG3:.$HG3])" office:value-type="float" office:value="0">
            <text:p>0</text:p>
          </table:table-cell>
          <table:table-cell table:number-matrix-columns-spanned="1" table:number-matrix-rows-spanned="1" table:formula="of:=SUM([.FT3:.FT3]&gt;[.$HC3:.$HC3])" office:value-type="float" office:value="0">
            <text:p>0</text:p>
          </table:table-cell>
          <table:table-cell table:number-matrix-columns-spanned="1" table:number-matrix-rows-spanned="1" table:formula="of:=SUM([.FU3:.FU3]&gt;[.$HD3:.$HD3])" office:value-type="float" office:value="0">
            <text:p>0</text:p>
          </table:table-cell>
          <table:table-cell table:number-matrix-columns-spanned="1" table:number-matrix-rows-spanned="1" table:formula="of:=SUM([.FV3:.FV3]&gt;[.$HE3:.$HE3])" office:value-type="float" office:value="0">
            <text:p>0</text:p>
          </table:table-cell>
          <table:table-cell table:number-matrix-columns-spanned="1" table:number-matrix-rows-spanned="1" table:formula="of:=SUM([.FW3:.FW3]&gt;[.$HF3:.$HF3])" office:value-type="float" office:value="0">
            <text:p>0</text:p>
          </table:table-cell>
          <table:table-cell table:number-matrix-columns-spanned="1" table:number-matrix-rows-spanned="1" table:formula="of:=SUM([.FX3:.FX3]&gt;[.$HG3:.$HG3])" office:value-type="float" office:value="1">
            <text:p>1</text:p>
          </table:table-cell>
          <table:table-cell table:number-matrix-columns-spanned="1" table:number-matrix-rows-spanned="1" table:formula="of:=SUM([.FY3:.FY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FZ3:.FZ3]&gt;[.$HD3:.$HD3])" office:value-type="float" office:value="1">
            <text:p>1</text:p>
          </table:table-cell>
          <table:table-cell table:number-matrix-columns-spanned="1" table:number-matrix-rows-spanned="1" table:formula="of:=SUM([.GA3:.GA3]&gt;[.$HE3:.$HE3])" office:value-type="float" office:value="1">
            <text:p>1</text:p>
          </table:table-cell>
          <table:table-cell table:number-matrix-columns-spanned="1" table:number-matrix-rows-spanned="1" table:formula="of:=SUM([.GB3:.GB3]&gt;[.$HF3:.$HF3])" office:value-type="float" office:value="1">
            <text:p>1</text:p>
          </table:table-cell>
          <table:table-cell table:number-matrix-columns-spanned="1" table:number-matrix-rows-spanned="1" table:formula="of:=SUM([.GC3:.GC3]&gt;[.$HG3:.$HG3])" office:value-type="float" office:value="0">
            <text:p>0</text:p>
          </table:table-cell>
          <table:table-cell table:number-matrix-columns-spanned="1" table:number-matrix-rows-spanned="1" table:formula="of:=SUM([.GD3:.GD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GE3:.GE3]&gt;[.$HD3:.$HD3])" office:value-type="float" office:value="1">
            <text:p>1</text:p>
          </table:table-cell>
          <table:table-cell table:number-matrix-columns-spanned="1" table:number-matrix-rows-spanned="1" table:formula="of:=SUM([.GF3:.GF3]&gt;[.$HE3:.$HE3])" office:value-type="float" office:value="0">
            <text:p>0</text:p>
          </table:table-cell>
          <table:table-cell table:number-matrix-columns-spanned="1" table:number-matrix-rows-spanned="1" table:formula="of:=SUM([.GG3:.GG3]&gt;[.$HF3:.$HF3])" office:value-type="float" office:value="1">
            <text:p>1</text:p>
          </table:table-cell>
          <table:table-cell table:number-matrix-columns-spanned="1" table:number-matrix-rows-spanned="1" table:formula="of:=SUM([.GH3:.GH3]&gt;[.$HG3:.$HG3])" office:value-type="float" office:value="1">
            <text:p>1</text:p>
          </table:table-cell>
          <table:table-cell table:number-matrix-columns-spanned="1" table:number-matrix-rows-spanned="1" table:formula="of:=SUM([.GI3:.GI3]&gt;[.$HC3:.$HC3])" office:value-type="float" office:value="0">
            <text:p>0</text:p>
          </table:table-cell>
          <table:table-cell table:number-matrix-columns-spanned="1" table:number-matrix-rows-spanned="1" table:formula="of:=SUM([.GJ3:.GJ3]&gt;[.$HD3:.$HD3])" office:value-type="float" office:value="0">
            <text:p>0</text:p>
          </table:table-cell>
          <table:table-cell table:number-matrix-columns-spanned="1" table:number-matrix-rows-spanned="1" table:formula="of:=SUM([.GK3:.GK3]&gt;[.$HE3:.$HE3])" office:value-type="float" office:value="0">
            <text:p>0</text:p>
          </table:table-cell>
          <table:table-cell table:number-matrix-columns-spanned="1" table:number-matrix-rows-spanned="1" table:formula="of:=SUM([.GL3:.GL3]&gt;[.$HF3:.$HF3])" office:value-type="float" office:value="0">
            <text:p>0</text:p>
          </table:table-cell>
          <table:table-cell table:number-matrix-columns-spanned="1" table:number-matrix-rows-spanned="1" table:formula="of:=SUM([.GM3:.GM3]&gt;[.$HG3:.$HG3])" office:value-type="float" office:value="1">
            <text:p>1</text:p>
          </table:table-cell>
          <table:table-cell table:number-matrix-columns-spanned="1" table:number-matrix-rows-spanned="1" table:formula="of:=SUM([.GN3:.GN3]&gt;[.$HC3:.$HC3])" office:value-type="float" office:value="0">
            <text:p>0</text:p>
          </table:table-cell>
          <table:table-cell table:number-matrix-columns-spanned="1" table:number-matrix-rows-spanned="1" table:formula="of:=SUM([.GO3:.GO3]&gt;[.$HD3:.$HD3])" office:value-type="float" office:value="0">
            <text:p>0</text:p>
          </table:table-cell>
          <table:table-cell table:number-matrix-columns-spanned="1" table:number-matrix-rows-spanned="1" table:formula="of:=SUM([.GP3:.GP3]&gt;[.$HE3:.$HE3])" office:value-type="float" office:value="1">
            <text:p>1</text:p>
          </table:table-cell>
          <table:table-cell table:number-matrix-columns-spanned="1" table:number-matrix-rows-spanned="1" table:formula="of:=SUM([.GQ3:.GQ3]&gt;[.$HF3:.$HF3])" office:value-type="float" office:value="0">
            <text:p>0</text:p>
          </table:table-cell>
          <table:table-cell table:number-matrix-columns-spanned="1" table:number-matrix-rows-spanned="1" table:formula="of:=SUM([.GR3:.GR3]&gt;[.$HG3:.$HG3])" office:value-type="float" office:value="0">
            <text:p>0</text:p>
          </table:table-cell>
          <table:table-cell table:number-matrix-columns-spanned="1" table:number-matrix-rows-spanned="1" table:formula="of:=SUM([.GS3:.GS3]&gt;[.$HC3:.$HC3])" office:value-type="float" office:value="1">
            <text:p>1</text:p>
          </table:table-cell>
          <table:table-cell table:style-name="ce8" table:number-matrix-columns-spanned="1" table:number-matrix-rows-spanned="1" table:formula="of:=SUM([.GT3:.GT3]&gt;[.$HD3:.$HD3])" office:value-type="float" office:value="1">
            <text:p>1</text:p>
          </table:table-cell>
          <table:table-cell table:number-matrix-columns-spanned="1" table:number-matrix-rows-spanned="1" table:formula="of:=SUM([.GU3:.GU3]&gt;[.$HE3:.$HE3])" office:value-type="float" office:value="1">
            <text:p>1</text:p>
          </table:table-cell>
          <table:table-cell table:number-matrix-columns-spanned="1" table:number-matrix-rows-spanned="1" table:formula="of:=SUM([.GV3:.GV3]&gt;[.$HF3:.$HF3])" office:value-type="float" office:value="1">
            <text:p>1</text:p>
          </table:table-cell>
          <table:table-cell table:number-matrix-columns-spanned="1" table:number-matrix-rows-spanned="1" table:formula="of:=SUM([.GW3:.GW3]&gt;[.$HG3:.$HG3])" office:value-type="float" office:value="1">
            <text:p>1</text:p>
          </table:table-cell>
          <table:table-cell table:number-columns-repeated="819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H3:.$HH3])" office:value-type="float" office:value="0">
            <text:p>0</text:p>
          </table:table-cell>
          <table:table-cell table:number-matrix-columns-spanned="1" table:number-matrix-rows-spanned="1" table:formula="of:=SUM([.C3:.C3]=[.$HI3:.$HI3])" office:value-type="float" office:value="0">
            <text:p>0</text:p>
          </table:table-cell>
          <table:table-cell table:number-matrix-columns-spanned="1" table:number-matrix-rows-spanned="1" table:formula="of:=SUM([.D3:.D3]=[.$HJ3:.$HJ3])" office:value-type="float" office:value="0">
            <text:p>0</text:p>
          </table:table-cell>
          <table:table-cell table:number-matrix-columns-spanned="1" table:number-matrix-rows-spanned="1" table:formula="of:=SUM([.E3:.E3]=[.$HK3:.$HK3])" office:value-type="float" office:value="0">
            <text:p>0</text:p>
          </table:table-cell>
          <table:table-cell table:number-matrix-columns-spanned="1" table:number-matrix-rows-spanned="1" table:formula="of:=SUM([.F3:.F3]=[.$HH3:.$HH3])" office:value-type="float" office:value="0">
            <text:p>0</text:p>
          </table:table-cell>
          <table:table-cell table:number-matrix-columns-spanned="1" table:number-matrix-rows-spanned="1" table:formula="of:=SUM([.G3:.G3]=[.$HI3:.$HI3])" office:value-type="float" office:value="0">
            <text:p>0</text:p>
          </table:table-cell>
          <table:table-cell table:number-matrix-columns-spanned="1" table:number-matrix-rows-spanned="1" table:formula="of:=SUM([.H3:.H3]=[.$HJ3:.$HJ3])" office:value-type="float" office:value="0">
            <text:p>0</text:p>
          </table:table-cell>
          <table:table-cell table:number-matrix-columns-spanned="1" table:number-matrix-rows-spanned="1" table:formula="of:=SUM([.I3:.I3]=[.$HK3:.$HK3])" office:value-type="float" office:value="0">
            <text:p>0</text:p>
          </table:table-cell>
          <table:table-cell table:number-matrix-columns-spanned="1" table:number-matrix-rows-spanned="1" table:formula="of:=SUM([.J3:.J3]=[.$HL3:.$HL3])" office:value-type="float" office:value="0">
            <text:p>0</text:p>
          </table:table-cell>
          <table:table-cell table:number-matrix-columns-spanned="1" table:number-matrix-rows-spanned="1" table:formula="of:=SUM([.K3:.K3]=[.$HH3:.$HH3])" office:value-type="float" office:value="0">
            <text:p>0</text:p>
          </table:table-cell>
          <table:table-cell table:number-matrix-columns-spanned="1" table:number-matrix-rows-spanned="1" table:formula="of:=SUM([.L3:.L3]=[.$HI3:.$HI3])" office:value-type="float" office:value="0">
            <text:p>0</text:p>
          </table:table-cell>
          <table:table-cell table:number-matrix-columns-spanned="1" table:number-matrix-rows-spanned="1" table:formula="of:=SUM([.M3:.M3]=[.$HJ3:.$HJ3])" office:value-type="float" office:value="0">
            <text:p>0</text:p>
          </table:table-cell>
          <table:table-cell table:number-matrix-columns-spanned="1" table:number-matrix-rows-spanned="1" table:formula="of:=SUM([.N3:.N3]=[.$HK3:.$HK3])" office:value-type="float" office:value="0">
            <text:p>0</text:p>
          </table:table-cell>
          <table:table-cell table:number-matrix-columns-spanned="1" table:number-matrix-rows-spanned="1" table:formula="of:=SUM([.O3:.O3]=[.$HL3:.$HL3])" office:value-type="float" office:value="0">
            <text:p>0</text:p>
          </table:table-cell>
          <table:table-cell table:number-matrix-columns-spanned="1" table:number-matrix-rows-spanned="1" table:formula="of:=SUM([.P3:.P3]=[.$HH3:.$HH3])" office:value-type="float" office:value="0">
            <text:p>0</text:p>
          </table:table-cell>
          <table:table-cell table:number-matrix-columns-spanned="1" table:number-matrix-rows-spanned="1" table:formula="of:=SUM([.Q3:.Q3]=[.$HI3:.$HI3])" office:value-type="float" office:value="0">
            <text:p>0</text:p>
          </table:table-cell>
          <table:table-cell table:number-matrix-columns-spanned="1" table:number-matrix-rows-spanned="1" table:formula="of:=SUM([.R3:.R3]=[.$HJ3:.$HJ3])" office:value-type="float" office:value="0">
            <text:p>0</text:p>
          </table:table-cell>
          <table:table-cell table:number-matrix-columns-spanned="1" table:number-matrix-rows-spanned="1" table:formula="of:=SUM([.S3:.S3]=[.$HK3:.$HK3])" office:value-type="float" office:value="0">
            <text:p>0</text:p>
          </table:table-cell>
          <table:table-cell table:number-matrix-columns-spanned="1" table:number-matrix-rows-spanned="1" table:formula="of:=SUM([.T3:.T3]=[.$HL3:.$HL3])" office:value-type="float" office:value="0">
            <text:p>0</text:p>
          </table:table-cell>
          <table:table-cell table:number-matrix-columns-spanned="1" table:number-matrix-rows-spanned="1" table:formula="of:=SUM([.U3:.U3]=[.$HH3:.$HH3])" office:value-type="float" office:value="0">
            <text:p>0</text:p>
          </table:table-cell>
          <table:table-cell table:number-matrix-columns-spanned="1" table:number-matrix-rows-spanned="1" table:formula="of:=SUM([.V3:.V3]=[.$HI3:.$HI3])" office:value-type="float" office:value="0">
            <text:p>0</text:p>
          </table:table-cell>
          <table:table-cell table:number-matrix-columns-spanned="1" table:number-matrix-rows-spanned="1" table:formula="of:=SUM([.W3:.W3]=[.$HJ3:.$HJ3])" office:value-type="float" office:value="0">
            <text:p>0</text:p>
          </table:table-cell>
          <table:table-cell table:number-matrix-columns-spanned="1" table:number-matrix-rows-spanned="1" table:formula="of:=SUM([.X3:.X3]=[.$HK3:.$HK3])" office:value-type="float" office:value="0">
            <text:p>0</text:p>
          </table:table-cell>
          <table:table-cell table:number-matrix-columns-spanned="1" table:number-matrix-rows-spanned="1" table:formula="of:=SUM([.Y3:.Y3]=[.$HL3:.$HL3])" office:value-type="float" office:value="0">
            <text:p>0</text:p>
          </table:table-cell>
          <table:table-cell table:number-matrix-columns-spanned="1" table:number-matrix-rows-spanned="1" table:formula="of:=SUM([.Z3:.Z3]=[.$HH3:.$HH3])" office:value-type="float" office:value="0">
            <text:p>0</text:p>
          </table:table-cell>
          <table:table-cell table:number-matrix-columns-spanned="1" table:number-matrix-rows-spanned="1" table:formula="of:=SUM([.AA3:.AA3]=[.$HI3:.$HI3])" office:value-type="float" office:value="0">
            <text:p>0</text:p>
          </table:table-cell>
          <table:table-cell table:number-matrix-columns-spanned="1" table:number-matrix-rows-spanned="1" table:formula="of:=SUM([.AB3:.AB3]=[.$HJ3:.$HJ3])" office:value-type="float" office:value="0">
            <text:p>0</text:p>
          </table:table-cell>
          <table:table-cell table:number-matrix-columns-spanned="1" table:number-matrix-rows-spanned="1" table:formula="of:=SUM([.AC3:.AC3]=[.$HK3:.$HK3])" office:value-type="float" office:value="0">
            <text:p>0</text:p>
          </table:table-cell>
          <table:table-cell table:number-matrix-columns-spanned="1" table:number-matrix-rows-spanned="1" table:formula="of:=SUM([.AD3:.AD3]=[.$HL3:.$HL3])" office:value-type="float" office:value="0">
            <text:p>0</text:p>
          </table:table-cell>
          <table:table-cell table:number-matrix-columns-spanned="1" table:number-matrix-rows-spanned="1" table:formula="of:=SUM([.AE3:.AE3]=[.$HH3:.$HH3])" office:value-type="float" office:value="0">
            <text:p>0</text:p>
          </table:table-cell>
          <table:table-cell table:number-matrix-columns-spanned="1" table:number-matrix-rows-spanned="1" table:formula="of:=SUM([.AF3:.AF3]=[.$HI3:.$HI3])" office:value-type="float" office:value="0">
            <text:p>0</text:p>
          </table:table-cell>
          <table:table-cell table:number-matrix-columns-spanned="1" table:number-matrix-rows-spanned="1" table:formula="of:=SUM([.AG3:.AG3]=[.$HJ3:.$HJ3])" office:value-type="float" office:value="0">
            <text:p>0</text:p>
          </table:table-cell>
          <table:table-cell table:number-matrix-columns-spanned="1" table:number-matrix-rows-spanned="1" table:formula="of:=SUM([.AH3:.AH3]=[.$HK3:.$HK3])" office:value-type="float" office:value="0">
            <text:p>0</text:p>
          </table:table-cell>
          <table:table-cell table:number-matrix-columns-spanned="1" table:number-matrix-rows-spanned="1" table:formula="of:=SUM([.AI3:.AI3]=[.$HL3:.$HL3])" office:value-type="float" office:value="0">
            <text:p>0</text:p>
          </table:table-cell>
          <table:table-cell table:number-matrix-columns-spanned="1" table:number-matrix-rows-spanned="1" table:formula="of:=SUM([.AJ3:.AJ3]=[.$HH3:.$HH3])" office:value-type="float" office:value="0">
            <text:p>0</text:p>
          </table:table-cell>
          <table:table-cell table:number-matrix-columns-spanned="1" table:number-matrix-rows-spanned="1" table:formula="of:=SUM([.AK3:.AK3]=[.$HI3:.$HI3])" office:value-type="float" office:value="0">
            <text:p>0</text:p>
          </table:table-cell>
          <table:table-cell table:number-matrix-columns-spanned="1" table:number-matrix-rows-spanned="1" table:formula="of:=SUM([.AL3:.AL3]=[.$HJ3:.$HJ3])" office:value-type="float" office:value="0">
            <text:p>0</text:p>
          </table:table-cell>
          <table:table-cell table:number-matrix-columns-spanned="1" table:number-matrix-rows-spanned="1" table:formula="of:=SUM([.AM3:.AM3]=[.$HK3:.$HK3])" office:value-type="float" office:value="0">
            <text:p>0</text:p>
          </table:table-cell>
          <table:table-cell table:number-matrix-columns-spanned="1" table:number-matrix-rows-spanned="1" table:formula="of:=SUM([.AN3:.AN3]=[.$HL3:.$HL3])" office:value-type="float" office:value="0">
            <text:p>0</text:p>
          </table:table-cell>
          <table:table-cell table:number-matrix-columns-spanned="1" table:number-matrix-rows-spanned="1" table:formula="of:=SUM([.AO3:.AO3]=[.$HH3:.$HH3])" office:value-type="float" office:value="0">
            <text:p>0</text:p>
          </table:table-cell>
          <table:table-cell table:number-matrix-columns-spanned="1" table:number-matrix-rows-spanned="1" table:formula="of:=SUM([.AP3:.AP3]=[.$HI3:.$HI3])" office:value-type="float" office:value="0">
            <text:p>0</text:p>
          </table:table-cell>
          <table:table-cell table:number-matrix-columns-spanned="1" table:number-matrix-rows-spanned="1" table:formula="of:=SUM([.AQ3:.AQ3]=[.$HJ3:.$HJ3])" office:value-type="float" office:value="0">
            <text:p>0</text:p>
          </table:table-cell>
          <table:table-cell table:number-matrix-columns-spanned="1" table:number-matrix-rows-spanned="1" table:formula="of:=SUM([.AR3:.AR3]=[.$HK3:.$HK3])" office:value-type="float" office:value="0">
            <text:p>0</text:p>
          </table:table-cell>
          <table:table-cell table:number-matrix-columns-spanned="1" table:number-matrix-rows-spanned="1" table:formula="of:=SUM([.AS3:.AS3]=[.$HL3:.$HL3])" office:value-type="float" office:value="0">
            <text:p>0</text:p>
          </table:table-cell>
          <table:table-cell table:number-matrix-columns-spanned="1" table:number-matrix-rows-spanned="1" table:formula="of:=SUM([.AT3:.AT3]=[.$HH3:.$HH3])" office:value-type="float" office:value="0">
            <text:p>0</text:p>
          </table:table-cell>
          <table:table-cell table:number-matrix-columns-spanned="1" table:number-matrix-rows-spanned="1" table:formula="of:=SUM([.AU3:.AU3]=[.$HI3:.$HI3])" office:value-type="float" office:value="0">
            <text:p>0</text:p>
          </table:table-cell>
          <table:table-cell table:number-matrix-columns-spanned="1" table:number-matrix-rows-spanned="1" table:formula="of:=SUM([.AV3:.AV3]=[.$HJ3:.$HJ3])" office:value-type="float" office:value="0">
            <text:p>0</text:p>
          </table:table-cell>
          <table:table-cell table:number-matrix-columns-spanned="1" table:number-matrix-rows-spanned="1" table:formula="of:=SUM([.AW3:.AW3]=[.$HK3:.$HK3])" office:value-type="float" office:value="0">
            <text:p>0</text:p>
          </table:table-cell>
          <table:table-cell table:number-matrix-columns-spanned="1" table:number-matrix-rows-spanned="1" table:formula="of:=SUM([.AX3:.AX3]=[.$HL3:.$HL3])" office:value-type="float" office:value="0">
            <text:p>0</text:p>
          </table:table-cell>
          <table:table-cell table:number-matrix-columns-spanned="1" table:number-matrix-rows-spanned="1" table:formula="of:=SUM([.AY3:.AY3]=[.$HH3:.$HH3])" office:value-type="float" office:value="0">
            <text:p>0</text:p>
          </table:table-cell>
          <table:table-cell table:number-matrix-columns-spanned="1" table:number-matrix-rows-spanned="1" table:formula="of:=SUM([.AZ3:.AZ3]=[.$HI3:.$HI3])" office:value-type="float" office:value="0">
            <text:p>0</text:p>
          </table:table-cell>
          <table:table-cell table:number-matrix-columns-spanned="1" table:number-matrix-rows-spanned="1" table:formula="of:=SUM([.BA3:.BA3]=[.$HJ3:.$HJ3])" office:value-type="float" office:value="0">
            <text:p>0</text:p>
          </table:table-cell>
          <table:table-cell table:number-matrix-columns-spanned="1" table:number-matrix-rows-spanned="1" table:formula="of:=SUM([.BB3:.BB3]=[.$HK3:.$HK3])" office:value-type="float" office:value="0">
            <text:p>0</text:p>
          </table:table-cell>
          <table:table-cell table:number-matrix-columns-spanned="1" table:number-matrix-rows-spanned="1" table:formula="of:=SUM([.BC3:.BC3]=[.$HL3:.$HL3])" office:value-type="float" office:value="0">
            <text:p>0</text:p>
          </table:table-cell>
          <table:table-cell table:number-matrix-columns-spanned="1" table:number-matrix-rows-spanned="1" table:formula="of:=SUM([.BD3:.BD3]=[.$HH3:.$HH3])" office:value-type="float" office:value="0">
            <text:p>0</text:p>
          </table:table-cell>
          <table:table-cell table:number-matrix-columns-spanned="1" table:number-matrix-rows-spanned="1" table:formula="of:=SUM([.BE3:.BE3]=[.$HI3:.$HI3])" office:value-type="float" office:value="0">
            <text:p>0</text:p>
          </table:table-cell>
          <table:table-cell table:number-matrix-columns-spanned="1" table:number-matrix-rows-spanned="1" table:formula="of:=SUM([.BF3:.BF3]=[.$HJ3:.$HJ3])" office:value-type="float" office:value="0">
            <text:p>0</text:p>
          </table:table-cell>
          <table:table-cell table:number-matrix-columns-spanned="1" table:number-matrix-rows-spanned="1" table:formula="of:=SUM([.BG3:.BG3]=[.$HK3:.$HK3])" office:value-type="float" office:value="0">
            <text:p>0</text:p>
          </table:table-cell>
          <table:table-cell table:number-matrix-columns-spanned="1" table:number-matrix-rows-spanned="1" table:formula="of:=SUM([.BH3:.BH3]=[.$HL3:.$HL3])" office:value-type="float" office:value="0">
            <text:p>0</text:p>
          </table:table-cell>
          <table:table-cell table:number-matrix-columns-spanned="1" table:number-matrix-rows-spanned="1" table:formula="of:=SUM([.BI3:.BI3]=[.$HH3:.$HH3])" office:value-type="float" office:value="0">
            <text:p>0</text:p>
          </table:table-cell>
          <table:table-cell table:number-matrix-columns-spanned="1" table:number-matrix-rows-spanned="1" table:formula="of:=SUM([.BJ3:.BJ3]=[.$HI3:.$HI3])" office:value-type="float" office:value="0">
            <text:p>0</text:p>
          </table:table-cell>
          <table:table-cell table:number-matrix-columns-spanned="1" table:number-matrix-rows-spanned="1" table:formula="of:=SUM([.BK3:.BK3]=[.$HJ3:.$HJ3])" office:value-type="float" office:value="0">
            <text:p>0</text:p>
          </table:table-cell>
          <table:table-cell table:number-matrix-columns-spanned="1" table:number-matrix-rows-spanned="1" table:formula="of:=SUM([.BL3:.BL3]=[.$HK3:.$HK3])" office:value-type="float" office:value="0">
            <text:p>0</text:p>
          </table:table-cell>
          <table:table-cell table:number-matrix-columns-spanned="1" table:number-matrix-rows-spanned="1" table:formula="of:=SUM([.BM3:.BM3]=[.$HL3:.$HL3])" office:value-type="float" office:value="0">
            <text:p>0</text:p>
          </table:table-cell>
          <table:table-cell table:number-matrix-columns-spanned="1" table:number-matrix-rows-spanned="1" table:formula="of:=SUM([.BN3:.BN3]=[.$HH3:.$HH3])" office:value-type="float" office:value="0">
            <text:p>0</text:p>
          </table:table-cell>
          <table:table-cell table:number-matrix-columns-spanned="1" table:number-matrix-rows-spanned="1" table:formula="of:=SUM([.BO3:.BO3]=[.$HI3:.$HI3])" office:value-type="float" office:value="0">
            <text:p>0</text:p>
          </table:table-cell>
          <table:table-cell table:number-matrix-columns-spanned="1" table:number-matrix-rows-spanned="1" table:formula="of:=SUM([.BP3:.BP3]=[.$HJ3:.$HJ3])" office:value-type="float" office:value="0">
            <text:p>0</text:p>
          </table:table-cell>
          <table:table-cell table:number-matrix-columns-spanned="1" table:number-matrix-rows-spanned="1" table:formula="of:=SUM([.BQ3:.BQ3]=[.$HK3:.$HK3])" office:value-type="float" office:value="0">
            <text:p>0</text:p>
          </table:table-cell>
          <table:table-cell table:number-matrix-columns-spanned="1" table:number-matrix-rows-spanned="1" table:formula="of:=SUM([.BR3:.BR3]=[.$HL3:.$HL3])" office:value-type="float" office:value="0">
            <text:p>0</text:p>
          </table:table-cell>
          <table:table-cell table:number-matrix-columns-spanned="1" table:number-matrix-rows-spanned="1" table:formula="of:=SUM([.BS3:.BS3]=[.$HH3:.$HH3])" office:value-type="float" office:value="0">
            <text:p>0</text:p>
          </table:table-cell>
          <table:table-cell table:number-matrix-columns-spanned="1" table:number-matrix-rows-spanned="1" table:formula="of:=SUM([.BT3:.BT3]=[.$HI3:.$HI3])" office:value-type="float" office:value="0">
            <text:p>0</text:p>
          </table:table-cell>
          <table:table-cell table:number-matrix-columns-spanned="1" table:number-matrix-rows-spanned="1" table:formula="of:=SUM([.BU3:.BU3]=[.$HJ3:.$HJ3])" office:value-type="float" office:value="0">
            <text:p>0</text:p>
          </table:table-cell>
          <table:table-cell table:number-matrix-columns-spanned="1" table:number-matrix-rows-spanned="1" table:formula="of:=SUM([.BV3:.BV3]=[.$HK3:.$HK3])" office:value-type="float" office:value="0">
            <text:p>0</text:p>
          </table:table-cell>
          <table:table-cell table:number-matrix-columns-spanned="1" table:number-matrix-rows-spanned="1" table:formula="of:=SUM([.BW3:.BW3]=[.$HL3:.$HL3])" office:value-type="float" office:value="0">
            <text:p>0</text:p>
          </table:table-cell>
          <table:table-cell table:number-matrix-columns-spanned="1" table:number-matrix-rows-spanned="1" table:formula="of:=SUM([.BX3:.BX3]=[.$HH3:.$HH3])" office:value-type="float" office:value="0">
            <text:p>0</text:p>
          </table:table-cell>
          <table:table-cell table:number-matrix-columns-spanned="1" table:number-matrix-rows-spanned="1" table:formula="of:=SUM([.BY3:.BY3]=[.$HI3:.$HI3])" office:value-type="float" office:value="0">
            <text:p>0</text:p>
          </table:table-cell>
          <table:table-cell table:number-matrix-columns-spanned="1" table:number-matrix-rows-spanned="1" table:formula="of:=SUM([.BZ3:.BZ3]=[.$HJ3:.$HJ3])" office:value-type="float" office:value="0">
            <text:p>0</text:p>
          </table:table-cell>
          <table:table-cell table:number-matrix-columns-spanned="1" table:number-matrix-rows-spanned="1" table:formula="of:=SUM([.CA3:.CA3]=[.$HK3:.$HK3])" office:value-type="float" office:value="0">
            <text:p>0</text:p>
          </table:table-cell>
          <table:table-cell table:number-matrix-columns-spanned="1" table:number-matrix-rows-spanned="1" table:formula="of:=SUM([.CB3:.CB3]=[.$HL3:.$HL3])" office:value-type="float" office:value="0">
            <text:p>0</text:p>
          </table:table-cell>
          <table:table-cell table:number-matrix-columns-spanned="1" table:number-matrix-rows-spanned="1" table:formula="of:=SUM([.CC3:.CC3]=[.$HH3:.$HH3])" office:value-type="float" office:value="0">
            <text:p>0</text:p>
          </table:table-cell>
          <table:table-cell table:number-matrix-columns-spanned="1" table:number-matrix-rows-spanned="1" table:formula="of:=SUM([.CD3:.CD3]=[.$HI3:.$HI3])" office:value-type="float" office:value="0">
            <text:p>0</text:p>
          </table:table-cell>
          <table:table-cell table:number-matrix-columns-spanned="1" table:number-matrix-rows-spanned="1" table:formula="of:=SUM([.CE3:.CE3]=[.$HJ3:.$HJ3])" office:value-type="float" office:value="0">
            <text:p>0</text:p>
          </table:table-cell>
          <table:table-cell table:number-matrix-columns-spanned="1" table:number-matrix-rows-spanned="1" table:formula="of:=SUM([.CF3:.CF3]=[.$HK3:.$HK3])" office:value-type="float" office:value="0">
            <text:p>0</text:p>
          </table:table-cell>
          <table:table-cell table:number-matrix-columns-spanned="1" table:number-matrix-rows-spanned="1" table:formula="of:=SUM([.CG3:.CG3]=[.$HL3:.$HL3])" office:value-type="float" office:value="0">
            <text:p>0</text:p>
          </table:table-cell>
          <table:table-cell table:number-matrix-columns-spanned="1" table:number-matrix-rows-spanned="1" table:formula="of:=SUM([.CH3:.CH3]=[.$HH3:.$HH3])" office:value-type="float" office:value="0">
            <text:p>0</text:p>
          </table:table-cell>
          <table:table-cell table:number-matrix-columns-spanned="1" table:number-matrix-rows-spanned="1" table:formula="of:=SUM([.CI3:.CI3]=[.$HI3:.$HI3])" office:value-type="float" office:value="0">
            <text:p>0</text:p>
          </table:table-cell>
          <table:table-cell table:number-matrix-columns-spanned="1" table:number-matrix-rows-spanned="1" table:formula="of:=SUM([.CJ3:.CJ3]=[.$HJ3:.$HJ3])" office:value-type="float" office:value="0">
            <text:p>0</text:p>
          </table:table-cell>
          <table:table-cell table:number-matrix-columns-spanned="1" table:number-matrix-rows-spanned="1" table:formula="of:=SUM([.CK3:.CK3]=[.$HK3:.$HK3])" office:value-type="float" office:value="0">
            <text:p>0</text:p>
          </table:table-cell>
          <table:table-cell table:number-matrix-columns-spanned="1" table:number-matrix-rows-spanned="1" table:formula="of:=SUM([.CL3:.CL3]=[.$HL3:.$HL3])" office:value-type="float" office:value="0">
            <text:p>0</text:p>
          </table:table-cell>
          <table:table-cell table:number-matrix-columns-spanned="1" table:number-matrix-rows-spanned="1" table:formula="of:=SUM([.CM3:.CM3]=[.$HH3:.$HH3])" office:value-type="float" office:value="1">
            <text:p>1</text:p>
          </table:table-cell>
          <table:table-cell table:style-name="ce8" table:number-matrix-columns-spanned="1" table:number-matrix-rows-spanned="1" table:formula="of:=SUM([.CN3:.CN3]=[.$HI3:.$HI3])" office:value-type="float" office:value="1">
            <text:p>1</text:p>
          </table:table-cell>
          <table:table-cell table:number-matrix-columns-spanned="1" table:number-matrix-rows-spanned="1" table:formula="of:=SUM([.CO3:.CO3]=[.$HJ3:.$HJ3])" office:value-type="float" office:value="0">
            <text:p>0</text:p>
          </table:table-cell>
          <table:table-cell table:number-matrix-columns-spanned="1" table:number-matrix-rows-spanned="1" table:formula="of:=SUM([.CP3:.CP3]=[.$HK3:.$HK3])" office:value-type="float" office:value="0">
            <text:p>0</text:p>
          </table:table-cell>
          <table:table-cell table:number-matrix-columns-spanned="1" table:number-matrix-rows-spanned="1" table:formula="of:=SUM([.CQ3:.CQ3]=[.$HL3:.$HL3])" office:value-type="float" office:value="0">
            <text:p>0</text:p>
          </table:table-cell>
          <table:table-cell table:number-matrix-columns-spanned="1" table:number-matrix-rows-spanned="1" table:formula="of:=SUM([.CR3:.CR3]=[.$HH3:.$HH3])" office:value-type="float" office:value="0">
            <text:p>0</text:p>
          </table:table-cell>
          <table:table-cell table:number-matrix-columns-spanned="1" table:number-matrix-rows-spanned="1" table:formula="of:=SUM([.CS3:.CS3]=[.$HI3:.$HI3])" office:value-type="float" office:value="0">
            <text:p>0</text:p>
          </table:table-cell>
          <table:table-cell table:number-matrix-columns-spanned="1" table:number-matrix-rows-spanned="1" table:formula="of:=SUM([.CT3:.CT3]=[.$HJ3:.$HJ3])" office:value-type="float" office:value="0">
            <text:p>0</text:p>
          </table:table-cell>
          <table:table-cell table:number-matrix-columns-spanned="1" table:number-matrix-rows-spanned="1" table:formula="of:=SUM([.CU3:.CU3]=[.$HK3:.$HK3])" office:value-type="float" office:value="0">
            <text:p>0</text:p>
          </table:table-cell>
          <table:table-cell table:number-matrix-columns-spanned="1" table:number-matrix-rows-spanned="1" table:formula="of:=SUM([.CV3:.CV3]=[.$HL3:.$HL3])" office:value-type="float" office:value="0">
            <text:p>0</text:p>
          </table:table-cell>
          <table:table-cell table:number-matrix-columns-spanned="1" table:number-matrix-rows-spanned="1" table:formula="of:=SUM([.CW3:.CW3]=[.$HH3:.$HH3])" office:value-type="float" office:value="0">
            <text:p>0</text:p>
          </table:table-cell>
          <table:table-cell table:number-matrix-columns-spanned="1" table:number-matrix-rows-spanned="1" table:formula="of:=SUM([.CX3:.CX3]=[.$HI3:.$HI3])" office:value-type="float" office:value="0">
            <text:p>0</text:p>
          </table:table-cell>
          <table:table-cell table:number-matrix-columns-spanned="1" table:number-matrix-rows-spanned="1" table:formula="of:=SUM([.CY3:.CY3]=[.$HJ3:.$HJ3])" office:value-type="float" office:value="0">
            <text:p>0</text:p>
          </table:table-cell>
          <table:table-cell table:number-matrix-columns-spanned="1" table:number-matrix-rows-spanned="1" table:formula="of:=SUM([.CZ3:.CZ3]=[.$HK3:.$HK3])" office:value-type="float" office:value="0">
            <text:p>0</text:p>
          </table:table-cell>
          <table:table-cell table:number-matrix-columns-spanned="1" table:number-matrix-rows-spanned="1" table:formula="of:=SUM([.DA3:.DA3]=[.$HL3:.$HL3])" office:value-type="float" office:value="0">
            <text:p>0</text:p>
          </table:table-cell>
          <table:table-cell table:number-matrix-columns-spanned="1" table:number-matrix-rows-spanned="1" table:formula="of:=SUM([.DB3:.DB3]=[.$HH3:.$HH3])" office:value-type="float" office:value="0">
            <text:p>0</text:p>
          </table:table-cell>
          <table:table-cell table:number-matrix-columns-spanned="1" table:number-matrix-rows-spanned="1" table:formula="of:=SUM([.DC3:.DC3]=[.$HI3:.$HI3])" office:value-type="float" office:value="0">
            <text:p>0</text:p>
          </table:table-cell>
          <table:table-cell table:number-matrix-columns-spanned="1" table:number-matrix-rows-spanned="1" table:formula="of:=SUM([.DD3:.DD3]=[.$HJ3:.$HJ3])" office:value-type="float" office:value="1">
            <text:p>1</text:p>
          </table:table-cell>
          <table:table-cell table:number-matrix-columns-spanned="1" table:number-matrix-rows-spanned="1" table:formula="of:=SUM([.DE3:.DE3]=[.$HK3:.$HK3])" office:value-type="float" office:value="0">
            <text:p>0</text:p>
          </table:table-cell>
          <table:table-cell table:number-matrix-columns-spanned="1" table:number-matrix-rows-spanned="1" table:formula="of:=SUM([.DF3:.DF3]=[.$HL3:.$HL3])" office:value-type="float" office:value="0">
            <text:p>0</text:p>
          </table:table-cell>
          <table:table-cell table:number-matrix-columns-spanned="1" table:number-matrix-rows-spanned="1" table:formula="of:=SUM([.DG3:.DG3]=[.$HH3:.$HH3])" office:value-type="float" office:value="0">
            <text:p>0</text:p>
          </table:table-cell>
          <table:table-cell table:number-matrix-columns-spanned="1" table:number-matrix-rows-spanned="1" table:formula="of:=SUM([.DH3:.DH3]=[.$HI3:.$HI3])" office:value-type="float" office:value="0">
            <text:p>0</text:p>
          </table:table-cell>
          <table:table-cell table:number-matrix-columns-spanned="1" table:number-matrix-rows-spanned="1" table:formula="of:=SUM([.DI3:.DI3]=[.$HJ3:.$HJ3])" office:value-type="float" office:value="0">
            <text:p>0</text:p>
          </table:table-cell>
          <table:table-cell table:number-matrix-columns-spanned="1" table:number-matrix-rows-spanned="1" table:formula="of:=SUM([.DJ3:.DJ3]=[.$HK3:.$HK3])" office:value-type="float" office:value="0">
            <text:p>0</text:p>
          </table:table-cell>
          <table:table-cell table:number-matrix-columns-spanned="1" table:number-matrix-rows-spanned="1" table:formula="of:=SUM([.DK3:.DK3]=[.$HL3:.$HL3])" office:value-type="float" office:value="0">
            <text:p>0</text:p>
          </table:table-cell>
          <table:table-cell table:number-matrix-columns-spanned="1" table:number-matrix-rows-spanned="1" table:formula="of:=SUM([.DL3:.DL3]=[.$HH3:.$HH3])" office:value-type="float" office:value="0">
            <text:p>0</text:p>
          </table:table-cell>
          <table:table-cell table:number-matrix-columns-spanned="1" table:number-matrix-rows-spanned="1" table:formula="of:=SUM([.DM3:.DM3]=[.$HI3:.$HI3])" office:value-type="float" office:value="0">
            <text:p>0</text:p>
          </table:table-cell>
          <table:table-cell table:number-matrix-columns-spanned="1" table:number-matrix-rows-spanned="1" table:formula="of:=SUM([.DN3:.DN3]=[.$HJ3:.$HJ3])" office:value-type="float" office:value="0">
            <text:p>0</text:p>
          </table:table-cell>
          <table:table-cell table:number-matrix-columns-spanned="1" table:number-matrix-rows-spanned="1" table:formula="of:=SUM([.DO3:.DO3]=[.$HK3:.$HK3])" office:value-type="float" office:value="0">
            <text:p>0</text:p>
          </table:table-cell>
          <table:table-cell table:number-matrix-columns-spanned="1" table:number-matrix-rows-spanned="1" table:formula="of:=SUM([.DP3:.DP3]=[.$HL3:.$HL3])" office:value-type="float" office:value="0">
            <text:p>0</text:p>
          </table:table-cell>
          <table:table-cell table:number-matrix-columns-spanned="1" table:number-matrix-rows-spanned="1" table:formula="of:=SUM([.DQ3:.DQ3]=[.$HH3:.$HH3])" office:value-type="float" office:value="0">
            <text:p>0</text:p>
          </table:table-cell>
          <table:table-cell table:number-matrix-columns-spanned="1" table:number-matrix-rows-spanned="1" table:formula="of:=SUM([.DR3:.DR3]=[.$HI3:.$HI3])" office:value-type="float" office:value="0">
            <text:p>0</text:p>
          </table:table-cell>
          <table:table-cell table:number-matrix-columns-spanned="1" table:number-matrix-rows-spanned="1" table:formula="of:=SUM([.DS3:.DS3]=[.$HJ3:.$HJ3])" office:value-type="float" office:value="0">
            <text:p>0</text:p>
          </table:table-cell>
          <table:table-cell table:number-matrix-columns-spanned="1" table:number-matrix-rows-spanned="1" table:formula="of:=SUM([.DT3:.DT3]=[.$HK3:.$HK3])" office:value-type="float" office:value="0">
            <text:p>0</text:p>
          </table:table-cell>
          <table:table-cell table:number-matrix-columns-spanned="1" table:number-matrix-rows-spanned="1" table:formula="of:=SUM([.DU3:.DU3]=[.$HL3:.$HL3])" office:value-type="float" office:value="0">
            <text:p>0</text:p>
          </table:table-cell>
          <table:table-cell table:number-matrix-columns-spanned="1" table:number-matrix-rows-spanned="1" table:formula="of:=SUM([.DV3:.DV3]=[.$HH3:.$HH3])" office:value-type="float" office:value="0">
            <text:p>0</text:p>
          </table:table-cell>
          <table:table-cell table:number-matrix-columns-spanned="1" table:number-matrix-rows-spanned="1" table:formula="of:=SUM([.DW3:.DW3]=[.$HI3:.$HI3])" office:value-type="float" office:value="0">
            <text:p>0</text:p>
          </table:table-cell>
          <table:table-cell table:number-matrix-columns-spanned="1" table:number-matrix-rows-spanned="1" table:formula="of:=SUM([.DX3:.DX3]=[.$HJ3:.$HJ3])" office:value-type="float" office:value="0">
            <text:p>0</text:p>
          </table:table-cell>
          <table:table-cell table:number-matrix-columns-spanned="1" table:number-matrix-rows-spanned="1" table:formula="of:=SUM([.DY3:.DY3]=[.$HK3:.$HK3])" office:value-type="float" office:value="0">
            <text:p>0</text:p>
          </table:table-cell>
          <table:table-cell table:number-matrix-columns-spanned="1" table:number-matrix-rows-spanned="1" table:formula="of:=SUM([.DZ3:.DZ3]=[.$HL3:.$HL3])" office:value-type="float" office:value="0">
            <text:p>0</text:p>
          </table:table-cell>
          <table:table-cell table:number-matrix-columns-spanned="1" table:number-matrix-rows-spanned="1" table:formula="of:=SUM([.EA3:.EA3]=[.$HH3:.$HH3])" office:value-type="float" office:value="0">
            <text:p>0</text:p>
          </table:table-cell>
          <table:table-cell table:number-matrix-columns-spanned="1" table:number-matrix-rows-spanned="1" table:formula="of:=SUM([.EB3:.EB3]=[.$HI3:.$HI3])" office:value-type="float" office:value="0">
            <text:p>0</text:p>
          </table:table-cell>
          <table:table-cell table:number-matrix-columns-spanned="1" table:number-matrix-rows-spanned="1" table:formula="of:=SUM([.EC3:.EC3]=[.$HJ3:.$HJ3])" office:value-type="float" office:value="0">
            <text:p>0</text:p>
          </table:table-cell>
          <table:table-cell table:number-matrix-columns-spanned="1" table:number-matrix-rows-spanned="1" table:formula="of:=SUM([.ED3:.ED3]=[.$HK3:.$HK3])" office:value-type="float" office:value="0">
            <text:p>0</text:p>
          </table:table-cell>
          <table:table-cell table:number-matrix-columns-spanned="1" table:number-matrix-rows-spanned="1" table:formula="of:=SUM([.EE3:.EE3]=[.$HL3:.$HL3])" office:value-type="float" office:value="0">
            <text:p>0</text:p>
          </table:table-cell>
          <table:table-cell table:number-matrix-columns-spanned="1" table:number-matrix-rows-spanned="1" table:formula="of:=SUM([.EF3:.EF3]=[.$HH3:.$HH3])" office:value-type="float" office:value="0">
            <text:p>0</text:p>
          </table:table-cell>
          <table:table-cell table:number-matrix-columns-spanned="1" table:number-matrix-rows-spanned="1" table:formula="of:=SUM([.EG3:.EG3]=[.$HI3:.$HI3])" office:value-type="float" office:value="0">
            <text:p>0</text:p>
          </table:table-cell>
          <table:table-cell table:number-matrix-columns-spanned="1" table:number-matrix-rows-spanned="1" table:formula="of:=SUM([.EH3:.EH3]=[.$HJ3:.$HJ3])" office:value-type="float" office:value="0">
            <text:p>0</text:p>
          </table:table-cell>
          <table:table-cell table:number-matrix-columns-spanned="1" table:number-matrix-rows-spanned="1" table:formula="of:=SUM([.EI3:.EI3]=[.$HK3:.$HK3])" office:value-type="float" office:value="0">
            <text:p>0</text:p>
          </table:table-cell>
          <table:table-cell table:number-matrix-columns-spanned="1" table:number-matrix-rows-spanned="1" table:formula="of:=SUM([.EJ3:.EJ3]=[.$HL3:.$HL3])" office:value-type="float" office:value="0">
            <text:p>0</text:p>
          </table:table-cell>
          <table:table-cell table:number-matrix-columns-spanned="1" table:number-matrix-rows-spanned="1" table:formula="of:=SUM([.EK3:.EK3]=[.$HH3:.$HH3])" office:value-type="float" office:value="0">
            <text:p>0</text:p>
          </table:table-cell>
          <table:table-cell table:number-matrix-columns-spanned="1" table:number-matrix-rows-spanned="1" table:formula="of:=SUM([.EL3:.EL3]=[.$HI3:.$HI3])" office:value-type="float" office:value="0">
            <text:p>0</text:p>
          </table:table-cell>
          <table:table-cell table:number-matrix-columns-spanned="1" table:number-matrix-rows-spanned="1" table:formula="of:=SUM([.EM3:.EM3]=[.$HJ3:.$HJ3])" office:value-type="float" office:value="0">
            <text:p>0</text:p>
          </table:table-cell>
          <table:table-cell table:number-matrix-columns-spanned="1" table:number-matrix-rows-spanned="1" table:formula="of:=SUM([.EN3:.EN3]=[.$HK3:.$HK3])" office:value-type="float" office:value="0">
            <text:p>0</text:p>
          </table:table-cell>
          <table:table-cell table:number-matrix-columns-spanned="1" table:number-matrix-rows-spanned="1" table:formula="of:=SUM([.EO3:.EO3]=[.$HL3:.$HL3])" office:value-type="float" office:value="0">
            <text:p>0</text:p>
          </table:table-cell>
          <table:table-cell table:number-matrix-columns-spanned="1" table:number-matrix-rows-spanned="1" table:formula="of:=SUM([.EP3:.EP3]=[.$HH3:.$HH3])" office:value-type="float" office:value="0">
            <text:p>0</text:p>
          </table:table-cell>
          <table:table-cell table:number-matrix-columns-spanned="1" table:number-matrix-rows-spanned="1" table:formula="of:=SUM([.EQ3:.EQ3]=[.$HI3:.$HI3])" office:value-type="float" office:value="0">
            <text:p>0</text:p>
          </table:table-cell>
          <table:table-cell table:number-matrix-columns-spanned="1" table:number-matrix-rows-spanned="1" table:formula="of:=SUM([.ER3:.ER3]=[.$HJ3:.$HJ3])" office:value-type="float" office:value="0">
            <text:p>0</text:p>
          </table:table-cell>
          <table:table-cell table:number-matrix-columns-spanned="1" table:number-matrix-rows-spanned="1" table:formula="of:=SUM([.ES3:.ES3]=[.$HK3:.$HK3])" office:value-type="float" office:value="0">
            <text:p>0</text:p>
          </table:table-cell>
          <table:table-cell table:number-matrix-columns-spanned="1" table:number-matrix-rows-spanned="1" table:formula="of:=SUM([.ET3:.ET3]=[.$HL3:.$HL3])" office:value-type="float" office:value="0">
            <text:p>0</text:p>
          </table:table-cell>
          <table:table-cell table:number-matrix-columns-spanned="1" table:number-matrix-rows-spanned="1" table:formula="of:=SUM([.EU3:.EU3]=[.$HH3:.$HH3])" office:value-type="float" office:value="0">
            <text:p>0</text:p>
          </table:table-cell>
          <table:table-cell table:number-matrix-columns-spanned="1" table:number-matrix-rows-spanned="1" table:formula="of:=SUM([.EV3:.EV3]=[.$HI3:.$HI3])" office:value-type="float" office:value="0">
            <text:p>0</text:p>
          </table:table-cell>
          <table:table-cell table:number-matrix-columns-spanned="1" table:number-matrix-rows-spanned="1" table:formula="of:=SUM([.EW3:.EW3]=[.$HJ3:.$HJ3])" office:value-type="float" office:value="0">
            <text:p>0</text:p>
          </table:table-cell>
          <table:table-cell table:number-matrix-columns-spanned="1" table:number-matrix-rows-spanned="1" table:formula="of:=SUM([.EX3:.EX3]=[.$HK3:.$HK3])" office:value-type="float" office:value="0">
            <text:p>0</text:p>
          </table:table-cell>
          <table:table-cell table:number-matrix-columns-spanned="1" table:number-matrix-rows-spanned="1" table:formula="of:=SUM([.EY3:.EY3]=[.$HL3:.$HL3])" office:value-type="float" office:value="0">
            <text:p>0</text:p>
          </table:table-cell>
          <table:table-cell table:number-matrix-columns-spanned="1" table:number-matrix-rows-spanned="1" table:formula="of:=SUM([.EZ3:.EZ3]=[.$HH3:.$HH3])" office:value-type="float" office:value="0">
            <text:p>0</text:p>
          </table:table-cell>
          <table:table-cell table:number-matrix-columns-spanned="1" table:number-matrix-rows-spanned="1" table:formula="of:=SUM([.FA3:.FA3]=[.$HI3:.$HI3])" office:value-type="float" office:value="0">
            <text:p>0</text:p>
          </table:table-cell>
          <table:table-cell table:number-matrix-columns-spanned="1" table:number-matrix-rows-spanned="1" table:formula="of:=SUM([.FB3:.FB3]=[.$HJ3:.$HJ3])" office:value-type="float" office:value="0">
            <text:p>0</text:p>
          </table:table-cell>
          <table:table-cell table:number-matrix-columns-spanned="1" table:number-matrix-rows-spanned="1" table:formula="of:=SUM([.FC3:.FC3]=[.$HK3:.$HK3])" office:value-type="float" office:value="0">
            <text:p>0</text:p>
          </table:table-cell>
          <table:table-cell table:number-matrix-columns-spanned="1" table:number-matrix-rows-spanned="1" table:formula="of:=SUM([.FD3:.FD3]=[.$HL3:.$HL3])" office:value-type="float" office:value="0">
            <text:p>0</text:p>
          </table:table-cell>
          <table:table-cell table:number-matrix-columns-spanned="1" table:number-matrix-rows-spanned="1" table:formula="of:=SUM([.FE3:.FE3]=[.$HH3:.$HH3])" office:value-type="float" office:value="0">
            <text:p>0</text:p>
          </table:table-cell>
          <table:table-cell table:number-matrix-columns-spanned="1" table:number-matrix-rows-spanned="1" table:formula="of:=SUM([.FF3:.FF3]=[.$HI3:.$HI3])" office:value-type="float" office:value="0">
            <text:p>0</text:p>
          </table:table-cell>
          <table:table-cell table:number-matrix-columns-spanned="1" table:number-matrix-rows-spanned="1" table:formula="of:=SUM([.FG3:.FG3]=[.$HJ3:.$HJ3])" office:value-type="float" office:value="0">
            <text:p>0</text:p>
          </table:table-cell>
          <table:table-cell table:number-matrix-columns-spanned="1" table:number-matrix-rows-spanned="1" table:formula="of:=SUM([.FH3:.FH3]=[.$HK3:.$HK3])" office:value-type="float" office:value="0">
            <text:p>0</text:p>
          </table:table-cell>
          <table:table-cell table:number-matrix-columns-spanned="1" table:number-matrix-rows-spanned="1" table:formula="of:=SUM([.FI3:.FI3]=[.$HL3:.$HL3])" office:value-type="float" office:value="0">
            <text:p>0</text:p>
          </table:table-cell>
          <table:table-cell table:number-matrix-columns-spanned="1" table:number-matrix-rows-spanned="1" table:formula="of:=SUM([.FJ3:.FJ3]=[.$HH3:.$HH3])" office:value-type="float" office:value="0">
            <text:p>0</text:p>
          </table:table-cell>
          <table:table-cell table:number-matrix-columns-spanned="1" table:number-matrix-rows-spanned="1" table:formula="of:=SUM([.FK3:.FK3]=[.$HI3:.$HI3])" office:value-type="float" office:value="0">
            <text:p>0</text:p>
          </table:table-cell>
          <table:table-cell table:number-matrix-columns-spanned="1" table:number-matrix-rows-spanned="1" table:formula="of:=SUM([.FL3:.FL3]=[.$HJ3:.$HJ3])" office:value-type="float" office:value="0">
            <text:p>0</text:p>
          </table:table-cell>
          <table:table-cell table:number-matrix-columns-spanned="1" table:number-matrix-rows-spanned="1" table:formula="of:=SUM([.FM3:.FM3]=[.$HK3:.$HK3])" office:value-type="float" office:value="0">
            <text:p>0</text:p>
          </table:table-cell>
          <table:table-cell table:number-matrix-columns-spanned="1" table:number-matrix-rows-spanned="1" table:formula="of:=SUM([.FN3:.FN3]=[.$HL3:.$HL3])" office:value-type="float" office:value="0">
            <text:p>0</text:p>
          </table:table-cell>
          <table:table-cell table:number-matrix-columns-spanned="1" table:number-matrix-rows-spanned="1" table:formula="of:=SUM([.FO3:.FO3]=[.$HH3:.$HH3])" office:value-type="float" office:value="0">
            <text:p>0</text:p>
          </table:table-cell>
          <table:table-cell table:number-matrix-columns-spanned="1" table:number-matrix-rows-spanned="1" table:formula="of:=SUM([.FP3:.FP3]=[.$HI3:.$HI3])" office:value-type="float" office:value="0">
            <text:p>0</text:p>
          </table:table-cell>
          <table:table-cell table:number-matrix-columns-spanned="1" table:number-matrix-rows-spanned="1" table:formula="of:=SUM([.FQ3:.FQ3]=[.$HJ3:.$HJ3])" office:value-type="float" office:value="0">
            <text:p>0</text:p>
          </table:table-cell>
          <table:table-cell table:number-matrix-columns-spanned="1" table:number-matrix-rows-spanned="1" table:formula="of:=SUM([.FR3:.FR3]=[.$HK3:.$HK3])" office:value-type="float" office:value="0">
            <text:p>0</text:p>
          </table:table-cell>
          <table:table-cell table:number-matrix-columns-spanned="1" table:number-matrix-rows-spanned="1" table:formula="of:=SUM([.FS3:.FS3]=[.$HL3:.$HL3])" office:value-type="float" office:value="0">
            <text:p>0</text:p>
          </table:table-cell>
          <table:table-cell table:number-matrix-columns-spanned="1" table:number-matrix-rows-spanned="1" table:formula="of:=SUM([.FT3:.FT3]=[.$HH3:.$HH3])" office:value-type="float" office:value="0">
            <text:p>0</text:p>
          </table:table-cell>
          <table:table-cell table:number-matrix-columns-spanned="1" table:number-matrix-rows-spanned="1" table:formula="of:=SUM([.FU3:.FU3]=[.$HI3:.$HI3])" office:value-type="float" office:value="0">
            <text:p>0</text:p>
          </table:table-cell>
          <table:table-cell table:number-matrix-columns-spanned="1" table:number-matrix-rows-spanned="1" table:formula="of:=SUM([.FV3:.FV3]=[.$HJ3:.$HJ3])" office:value-type="float" office:value="0">
            <text:p>0</text:p>
          </table:table-cell>
          <table:table-cell table:number-matrix-columns-spanned="1" table:number-matrix-rows-spanned="1" table:formula="of:=SUM([.FW3:.FW3]=[.$HK3:.$HK3])" office:value-type="float" office:value="0">
            <text:p>0</text:p>
          </table:table-cell>
          <table:table-cell table:number-matrix-columns-spanned="1" table:number-matrix-rows-spanned="1" table:formula="of:=SUM([.FX3:.FX3]=[.$HL3:.$HL3])" office:value-type="float" office:value="0">
            <text:p>0</text:p>
          </table:table-cell>
          <table:table-cell table:number-matrix-columns-spanned="1" table:number-matrix-rows-spanned="1" table:formula="of:=SUM([.FY3:.FY3]=[.$HH3:.$HH3])" office:value-type="float" office:value="0">
            <text:p>0</text:p>
          </table:table-cell>
          <table:table-cell table:number-matrix-columns-spanned="1" table:number-matrix-rows-spanned="1" table:formula="of:=SUM([.FZ3:.FZ3]=[.$HI3:.$HI3])" office:value-type="float" office:value="0">
            <text:p>0</text:p>
          </table:table-cell>
          <table:table-cell table:number-matrix-columns-spanned="1" table:number-matrix-rows-spanned="1" table:formula="of:=SUM([.GA3:.GA3]=[.$HJ3:.$HJ3])" office:value-type="float" office:value="0">
            <text:p>0</text:p>
          </table:table-cell>
          <table:table-cell table:number-matrix-columns-spanned="1" table:number-matrix-rows-spanned="1" table:formula="of:=SUM([.GB3:.GB3]=[.$HK3:.$HK3])" office:value-type="float" office:value="0">
            <text:p>0</text:p>
          </table:table-cell>
          <table:table-cell table:number-matrix-columns-spanned="1" table:number-matrix-rows-spanned="1" table:formula="of:=SUM([.GC3:.GC3]=[.$HL3:.$HL3])" office:value-type="float" office:value="0">
            <text:p>0</text:p>
          </table:table-cell>
          <table:table-cell table:number-matrix-columns-spanned="1" table:number-matrix-rows-spanned="1" table:formula="of:=SUM([.GD3:.GD3]=[.$HH3:.$HH3])" office:value-type="float" office:value="1">
            <text:p>1</text:p>
          </table:table-cell>
          <table:table-cell table:style-name="ce8" table:number-matrix-columns-spanned="1" table:number-matrix-rows-spanned="1" table:formula="of:=SUM([.GE3:.GE3]=[.$HI3:.$HI3])" office:value-type="float" office:value="1">
            <text:p>1</text:p>
          </table:table-cell>
          <table:table-cell table:number-matrix-columns-spanned="1" table:number-matrix-rows-spanned="1" table:formula="of:=SUM([.GF3:.GF3]=[.$HJ3:.$HJ3])" office:value-type="float" office:value="0">
            <text:p>0</text:p>
          </table:table-cell>
          <table:table-cell table:number-matrix-columns-spanned="1" table:number-matrix-rows-spanned="1" table:formula="of:=SUM([.GG3:.GG3]=[.$HK3:.$HK3])" office:value-type="float" office:value="1">
            <text:p>1</text:p>
          </table:table-cell>
          <table:table-cell table:number-matrix-columns-spanned="1" table:number-matrix-rows-spanned="1" table:formula="of:=SUM([.GH3:.GH3]=[.$HL3:.$HL3])" office:value-type="float" office:value="1">
            <text:p>1</text:p>
          </table:table-cell>
          <table:table-cell table:number-matrix-columns-spanned="1" table:number-matrix-rows-spanned="1" table:formula="of:=SUM([.GI3:.GI3]=[.$HH3:.$HH3])" office:value-type="float" office:value="0">
            <text:p>0</text:p>
          </table:table-cell>
          <table:table-cell table:number-matrix-columns-spanned="1" table:number-matrix-rows-spanned="1" table:formula="of:=SUM([.GJ3:.GJ3]=[.$HI3:.$HI3])" office:value-type="float" office:value="0">
            <text:p>0</text:p>
          </table:table-cell>
          <table:table-cell table:number-matrix-columns-spanned="1" table:number-matrix-rows-spanned="1" table:formula="of:=SUM([.GK3:.GK3]=[.$HJ3:.$HJ3])" office:value-type="float" office:value="0">
            <text:p>0</text:p>
          </table:table-cell>
          <table:table-cell table:number-matrix-columns-spanned="1" table:number-matrix-rows-spanned="1" table:formula="of:=SUM([.GL3:.GL3]=[.$HK3:.$HK3])" office:value-type="float" office:value="0">
            <text:p>0</text:p>
          </table:table-cell>
          <table:table-cell table:number-matrix-columns-spanned="1" table:number-matrix-rows-spanned="1" table:formula="of:=SUM([.GM3:.GM3]=[.$HL3:.$HL3])" office:value-type="float" office:value="0">
            <text:p>0</text:p>
          </table:table-cell>
          <table:table-cell table:number-matrix-columns-spanned="1" table:number-matrix-rows-spanned="1" table:formula="of:=SUM([.GN3:.GN3]=[.$HH3:.$HH3])" office:value-type="float" office:value="0">
            <text:p>0</text:p>
          </table:table-cell>
          <table:table-cell table:number-matrix-columns-spanned="1" table:number-matrix-rows-spanned="1" table:formula="of:=SUM([.GO3:.GO3]=[.$HI3:.$HI3])" office:value-type="float" office:value="0">
            <text:p>0</text:p>
          </table:table-cell>
          <table:table-cell table:number-matrix-columns-spanned="1" table:number-matrix-rows-spanned="1" table:formula="of:=SUM([.GP3:.GP3]=[.$HJ3:.$HJ3])" office:value-type="float" office:value="0">
            <text:p>0</text:p>
          </table:table-cell>
          <table:table-cell table:number-matrix-columns-spanned="1" table:number-matrix-rows-spanned="1" table:formula="of:=SUM([.GQ3:.GQ3]=[.$HK3:.$HK3])" office:value-type="float" office:value="0">
            <text:p>0</text:p>
          </table:table-cell>
          <table:table-cell table:number-matrix-columns-spanned="1" table:number-matrix-rows-spanned="1" table:formula="of:=SUM([.GR3:.GR3]=[.$HL3:.$HL3])" office:value-type="float" office:value="0">
            <text:p>0</text:p>
          </table:table-cell>
          <table:table-cell table:number-matrix-columns-spanned="1" table:number-matrix-rows-spanned="1" table:formula="of:=SUM([.GS3:.GS3]=[.$HH3:.$HH3])" office:value-type="float" office:value="0">
            <text:p>0</text:p>
          </table:table-cell>
          <table:table-cell table:number-matrix-columns-spanned="1" table:number-matrix-rows-spanned="1" table:formula="of:=SUM([.GT3:.GT3]=[.$HI3:.$HI3])" office:value-type="float" office:value="0">
            <text:p>0</text:p>
          </table:table-cell>
          <table:table-cell table:number-matrix-columns-spanned="1" table:number-matrix-rows-spanned="1" table:formula="of:=SUM([.GU3:.GU3]=[.$HJ3:.$HJ3])" office:value-type="float" office:value="0">
            <text:p>0</text:p>
          </table:table-cell>
          <table:table-cell table:number-matrix-columns-spanned="1" table:number-matrix-rows-spanned="1" table:formula="of:=SUM([.GV3:.GV3]=[.$HK3:.$HK3])" office:value-type="float" office:value="0">
            <text:p>0</text:p>
          </table:table-cell>
          <table:table-cell table:number-matrix-columns-spanned="1" table:number-matrix-rows-spanned="1" table:formula="of:=SUM([.GW3:.GW3]=[.$HL3:.$HL3])" office:value-type="float" office:value="0">
            <text:p>0</text:p>
          </table:table-cell>
          <table:table-cell table:number-columns-repeated="8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7"/>
          <table:table-cell table:style-name="ce11" table:formula="of:=[.GZ5]/[.D5]" office:value-type="float" office:value="0.567876491399357">
            <text:p>0.5678764914</text:p>
          </table:table-cell>
          <table:table-cell table:style-name="ce11" table:formula="of:=[.HA5]/[.E5]" office:value-type="float" office:value="0.685153745242424">
            <text:p>0.6851537452</text:p>
          </table:table-cell>
          <table:table-cell table:number-columns-repeated="8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1/09/2013</text:date>, <text:time>13:1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09T13:15:26</dc:date>
    <meta:editing-duration>PT06H19M19S</meta:editing-duration>
    <meta:editing-cycles>10</meta:editing-cycles>
    <meta:generator>OpenOffice.org/3.2$Unix OpenOffice.org_project/320m19$Build-9505</meta:generator>
    <meta:document-statistic meta:table-count="2" meta:cell-count="10733" meta:object-count="0"/>
  </office:meta>
</office:document-meta>
</file>